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57.6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11.62mm"/>
    </style:style>
    <style:style style:name="co7" style:family="table-column">
      <style:table-column-properties fo:break-before="auto" style:column-width="14.61mm"/>
    </style:style>
    <style:style style:name="co8" style:family="table-column">
      <style:table-column-properties fo:break-before="auto" style:column-width="39.49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9.4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47.2mm"/>
    </style:style>
    <style:style style:name="co14" style:family="table-column">
      <style:table-column-properties fo:break-before="auto" style:column-width="34.13mm"/>
    </style:style>
    <style:style style:name="co15" style:family="table-column">
      <style:table-column-properties fo:break-before="auto" style:column-width="44.93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2.09mm"/>
    </style:style>
    <style:style style:name="co18" style:family="table-column">
      <style:table-column-properties fo:break-before="auto" style:column-width="44.66mm"/>
    </style:style>
    <style:style style:name="co19" style:family="table-column">
      <style:table-column-properties fo:break-before="auto" style:column-width="54.82mm"/>
    </style:style>
    <style:style style:name="co20" style:family="table-column">
      <style:table-column-properties fo:break-before="auto" style:column-width="42.58mm"/>
    </style:style>
    <style:style style:name="co21" style:family="table-column">
      <style:table-column-properties fo:break-before="auto" style:column-width="53.6mm"/>
    </style:style>
    <style:style style:name="co22" style:family="table-column">
      <style:table-column-properties fo:break-before="auto" style:column-width="33.9mm"/>
    </style:style>
    <style:style style:name="co23" style:family="table-column">
      <style:table-column-properties fo:break-before="auto" style:column-width="34.4mm"/>
    </style:style>
    <style:style style:name="co24" style:family="table-column">
      <style:table-column-properties fo:break-before="auto" style:column-width="49.74mm"/>
    </style:style>
    <style:style style:name="co25" style:family="table-column">
      <style:table-column-properties fo:break-before="auto" style:column-width="50.99mm"/>
    </style:style>
    <style:style style:name="co26" style:family="table-column">
      <style:table-column-properties fo:break-before="auto" style:column-width="59.04mm"/>
    </style:style>
    <style:style style:name="co27" style:family="table-column">
      <style:table-column-properties fo:break-before="auto" style:column-width="33.25mm"/>
    </style:style>
    <style:style style:name="co28" style:family="table-column">
      <style:table-column-properties fo:break-before="auto" style:column-width="3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1.18mm" svg:height="89.99mm" svg:x="2335.41mm" svg:y="23.64mm">
            <draw:object draw:notify-on-update-of-ranges="Sheet1.G7:Sheet1.G7 Sheet1.G8:Sheet1.G206 Sheet1.W7:Sheet1.W7 Sheet1.W8:Sheet1.W206 Sheet1.AL7:Sheet1.AL7 Sheet1.AL8:Sheet1.AL206 Sheet1.AZ7:Sheet1.AZ7 Sheet1.AZ8:Sheet1.AZ206 Sheet1.BP7:Sheet1.BP7 Sheet1.BP8:Sheet1.BP206 Sheet1.CF7:Sheet1.CF7 Sheet1.CF8:Sheet1.CF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1.18mm" svg:height="89.99mm" svg:x="2333.81mm" svg:y="114.32mm">
            <draw:object draw:notify-on-update-of-ranges="Sheet1.G7:Sheet1.G7 Sheet1.G8:Sheet1.G206 Sheet1.W7:Sheet1.W7 Sheet1.W8:Sheet1.W206 Sheet1.AL7:Sheet1.AL7 Sheet1.AL8:Sheet1.AL206 Sheet1.AZ7:Sheet1.AZ7 Sheet1.AZ8:Sheet1.AZ206 Sheet1.BP7:Sheet1.BP7 Sheet1.BP8:Sheet1.BP206 Sheet1.CF7:Sheet1.CF7 Sheet1.CF8:Sheet1.CF2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80.62mm" svg:y="376.48mm">
            <draw:object draw:notify-on-update-of-ranges="Sheet1.CR50:Sheet1.CR50 Sheet1.CQ51:Sheet1.CQ51 Sheet1.CR51:Sheet1.CR51 Sheet1.CQ52:Sheet1.CQ52 Sheet1.CR52:Sheet1.CR52 Sheet1.CQ53:Sheet1.CQ53 Sheet1.CR53:Sheet1.CR53 Sheet1.CQ54:Sheet1.CQ54 Sheet1.CR54:Sheet1.CR54 Sheet1.CQ55:Sheet1.CQ55 Sheet1.CR55:Sheet1.CR55 Sheet1.CQ56:Sheet1.CQ56 Sheet1.CR56:Sheet1.CR56 Sheet1.CQ57:Sheet1.CQ57 Sheet1.CR57:Sheet1.CR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538.17mm" svg:y="274.39mm">
            <draw:object draw:notify-on-update-of-ranges="Sheet1.CS50:Sheet1.CS50 Sheet1.CQ51:Sheet1.CQ51 Sheet1.CS51:Sheet1.CS51 Sheet1.CQ52:Sheet1.CQ52 Sheet1.CS52:Sheet1.CS52 Sheet1.CQ53:Sheet1.CQ53 Sheet1.CS53:Sheet1.CS53 Sheet1.CQ54:Sheet1.CQ54 Sheet1.CS54:Sheet1.CS54 Sheet1.CQ55:Sheet1.CQ55 Sheet1.CS55:Sheet1.CS55 Sheet1.CQ56:Sheet1.CQ56 Sheet1.CS56:Sheet1.CS56 Sheet1.CQ57:Sheet1.CQ57 Sheet1.CS57:Sheet1.CS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700.39mm" svg:y="272.34mm">
            <draw:object draw:notify-on-update-of-ranges="Sheet1.CT50:Sheet1.CT50 Sheet1.CQ51:Sheet1.CQ51 Sheet1.CT51:Sheet1.CT51 Sheet1.CQ52:Sheet1.CQ52 Sheet1.CT52:Sheet1.CT52 Sheet1.CQ53:Sheet1.CQ53 Sheet1.CT53:Sheet1.CT53 Sheet1.CQ54:Sheet1.CQ54 Sheet1.CT54:Sheet1.CT54 Sheet1.CQ55:Sheet1.CQ55 Sheet1.CT55:Sheet1.CT55 Sheet1.CQ56:Sheet1.CQ56 Sheet1.CT56:Sheet1.CT56 Sheet1.CQ57:Sheet1.CQ57 Sheet1.CT57:Sheet1.CT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2.52mm" svg:height="89.99mm" svg:x="2766.69mm" svg:y="377.43mm">
            <draw:object draw:notify-on-update-of-ranges="Sheet1.CU50:Sheet1.CU50 Sheet1.CQ51:Sheet1.CQ51 Sheet1.CU51:Sheet1.CU51 Sheet1.CQ52:Sheet1.CQ52 Sheet1.CU52:Sheet1.CU52 Sheet1.CQ53:Sheet1.CQ53 Sheet1.CU53:Sheet1.CU53 Sheet1.CQ54:Sheet1.CQ54 Sheet1.CU54:Sheet1.CU54 Sheet1.CQ55:Sheet1.CQ55 Sheet1.CU55:Sheet1.CU55 Sheet1.CQ56:Sheet1.CQ56 Sheet1.CU56:Sheet1.CU56 Sheet1.CQ57:Sheet1.CQ57 Sheet1.CU57:Sheet1.CU5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01mm" svg:height="90.31mm" svg:x="2406.95mm" svg:y="380.13mm">
            <draw:object draw:notify-on-update-of-ranges="Sheet1.CQ52:Sheet1.CQ57 Sheet1.CS52:Sheet1.CS57 Sheet1.CT50:Sheet1.CT50 Sheet1.CT52:Sheet1.CT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2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number-columns-repeated="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9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1" table:number-columns-repeated="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927" table:default-cell-style-name="ce1"/>
        <table:table-row table:style-name="ro1">
          <table:table-cell table:number-columns-repeated="3"/>
          <table:table-cell office:value-type="string" calcext:value-type="string">
            <text:p>RVL</text:p>
          </table:table-cell>
          <table:table-cell table:number-columns-repeated="15"/>
          <table:table-cell office:value-type="string" calcext:value-type="string">
            <text:p>RVL_Q</text:p>
          </table:table-cell>
          <table:table-cell table:number-columns-repeated="14"/>
          <table:table-cell office:value-type="string" calcext:value-type="string">
            <text:p>RVL_Zstd</text:p>
          </table:table-cell>
          <table:table-cell table:number-columns-repeated="13"/>
          <table:table-cell office:value-type="string" calcext:value-type="string">
            <text:p>RVL_QUANTIZE_ZSTD</text:p>
          </table:table-cell>
          <table:table-cell table:number-columns-repeated="15"/>
          <table:table-cell office:value-type="string" calcext:value-type="string">
            <text:p>ZDEPTH_KEY_FRAME</text:p>
          </table:table-cell>
          <table:table-cell table:number-columns-repeated="15"/>
          <table:table-cell office:value-type="string" calcext:value-type="string">
            <text:p>ZDEPTH_NO_KEY_FRAME</text:p>
          </table:table-cell>
          <table:table-cell table:number-columns-repeated="94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2" office:value-type="string" calcext:value-type="string">
            <text:p>Ratio RVL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2" office:value-type="string" calcext:value-type="string">
            <text:p>Perf RVL</text:p>
          </table:table-cell>
          <table:table-cell table:number-columns-repeated="3"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2" office:value-type="string" calcext:value-type="string">
            <text:p>Ratio RVL+Q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2" office:value-type="string" calcext:value-type="string">
            <text:p>Perf RVL+Q</text:p>
          </table:table-cell>
          <table:table-cell table:number-columns-repeated="2"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3" office:value-type="string" calcext:value-type="string">
            <text:p>Ratio RVL+Zstd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erf RVL+Zstd</text:p>
          </table:table-cell>
          <table:table-cell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3" office:value-type="string" calcext:value-type="string">
            <text:p>Ratio RVL+Q+Zstd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erf RVL+Q+Zstd</text:p>
          </table:table-cell>
          <table:table-cell table:number-columns-repeated="3"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3" office:value-type="string" calcext:value-type="string">
            <text:p>Ratio: Zdepth KeyFrame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erf: Zdepth KeyFrame</text:p>
          </table:table-cell>
          <table:table-cell table:number-columns-repeated="3"/>
          <table:table-cell table:style-name="ce3" office:value-type="string" calcext:value-type="string">
            <text:p>Uncomp MB</text:p>
          </table:table-cell>
          <table:table-cell table:style-name="ce3" office:value-type="string" calcext:value-type="string">
            <text:p>Comp MB</text:p>
          </table:table-cell>
          <table:table-cell table:style-name="ce3" office:value-type="string" calcext:value-type="string">
            <text:p>Ratio: Zdepth NO KeyFrame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erf: Zdepth NO KeyFrame</text:p>
          </table:table-cell>
          <table:table-cell table:number-columns-repeated="930"/>
        </table:table-row>
        <table:table-row table:style-name="ro1">
          <table:table-cell table:number-columns-repeated="4"/>
          <table:table-cell table:style-name="ce4" table:formula="of:=SUM([.E8:.E206])/1024/1024" office:value-type="float" office:value="116.6015625" calcext:value-type="float">
            <text:p>116.60</text:p>
          </table:table-cell>
          <table:table-cell table:style-name="ce4" table:formula="of:=SUM([.F8:.F206])/1024/1024" office:value-type="float" office:value="19.4013214111328" calcext:value-type="float">
            <text:p>19.40</text:p>
          </table:table-cell>
          <table:table-cell table:style-name="ce4" table:formula="of:=AVERAGE([.G8:.G206])" office:value-type="float" office:value="6.0188008040201" calcext:value-type="float">
            <text:p>6.02</text:p>
          </table:table-cell>
          <table:table-cell table:style-name="ce4" table:formula="of:=AVERAGE([.H8:.H206])" office:value-type="float" office:value="0" calcext:value-type="float">
            <text:p>0.00</text:p>
          </table:table-cell>
          <table:table-cell table:style-name="ce4" table:formula="of:=AVERAGE([.I8:.I206])" office:value-type="float" office:value="0" calcext:value-type="float">
            <text:p>0.00</text:p>
          </table:table-cell>
          <table:table-cell table:style-name="ce4" table:formula="of:=AVERAGE([.J8:.J206])" office:value-type="float" office:value="0" calcext:value-type="float">
            <text:p>0.00</text:p>
          </table:table-cell>
          <table:table-cell table:style-name="ce4" table:formula="of:=AVERAGE([.K8:.K206])" office:value-type="float" office:value="0" calcext:value-type="float">
            <text:p>0.00</text:p>
          </table:table-cell>
          <table:table-cell table:style-name="ce4" table:formula="of:=AVERAGE([.L8:.L206])" office:value-type="float" office:value="0.641939698492463" calcext:value-type="float">
            <text:p>0.64</text:p>
          </table:table-cell>
          <table:table-cell table:style-name="ce4" table:formula="of:=AVERAGE([.M8:.M206])" office:value-type="float" office:value="0.28829648241206" calcext:value-type="float">
            <text:p>0.29</text:p>
          </table:table-cell>
          <table:table-cell table:style-name="ce4" table:formula="of:=AVERAGE([.N8:.N206])" office:value-type="float" office:value="0" calcext:value-type="float">
            <text:p>0.00</text:p>
          </table:table-cell>
          <table:table-cell table:style-name="ce4" table:formula="of:=AVERAGE([.O8:.O206])" office:value-type="float" office:value="0" calcext:value-type="float">
            <text:p>0.00</text:p>
          </table:table-cell>
          <table:table-cell table:style-name="ce4" table:formula="of:=AVERAGE([.P8:.P206])" office:value-type="float" office:value="1.28387939698493" calcext:value-type="float">
            <text:p>1.28</text:p>
          </table:table-cell>
          <table:table-cell table:style-name="ce4" table:formula="of:=[.G5]/[.P5]" office:value-type="float" office:value="4.68797989760932" calcext:value-type="float">
            <text:p>4.69</text:p>
          </table:table-cell>
          <table:table-cell table:number-columns-repeated="3"/>
          <table:table-cell table:style-name="ce4" table:formula="of:=SUM([.U8:.U206])/1024/1024" office:value-type="float" office:value="116.6015625" calcext:value-type="float">
            <text:p>116.60</text:p>
          </table:table-cell>
          <table:table-cell table:style-name="ce4" table:formula="of:=SUM([.V8:.V206])/1024/1024" office:value-type="float" office:value="11.6144104003906" calcext:value-type="float">
            <text:p>11.61</text:p>
          </table:table-cell>
          <table:table-cell table:style-name="ce4" table:formula="of:=AVERAGE([.W8:.W206])" office:value-type="float" office:value="10.299788040201" calcext:value-type="float">
            <text:p>10.30</text:p>
          </table:table-cell>
          <table:table-cell table:style-name="ce4" table:formula="of:=AVERAGE([.X8:.X206])" office:value-type="float" office:value="0" calcext:value-type="float">
            <text:p>0.00</text:p>
          </table:table-cell>
          <table:table-cell table:style-name="ce4" table:formula="of:=AVERAGE([.Y8:.Y206])" office:value-type="float" office:value="0" calcext:value-type="float">
            <text:p>0.00</text:p>
          </table:table-cell>
          <table:table-cell table:style-name="ce4" table:formula="of:=AVERAGE([.Z8:.Z206])" office:value-type="float" office:value="0.590603015075377" calcext:value-type="float">
            <text:p>0.59</text:p>
          </table:table-cell>
          <table:table-cell table:style-name="ce4" table:formula="of:=AVERAGE([.AA8:.AA206])" office:value-type="float" office:value="0.110070351758794" calcext:value-type="float">
            <text:p>0.11</text:p>
          </table:table-cell>
          <table:table-cell table:style-name="ce4" table:formula="of:=AVERAGE([.AB8:.AB206])" office:value-type="float" office:value="0.598964824120603" calcext:value-type="float">
            <text:p>0.60</text:p>
          </table:table-cell>
          <table:table-cell table:style-name="ce4" table:formula="of:=AVERAGE([.AC8:.AC206])" office:value-type="float" office:value="0.193678391959799" calcext:value-type="float">
            <text:p>0.19</text:p>
          </table:table-cell>
          <table:table-cell table:style-name="ce4" table:formula="of:=AVERAGE([.AD8:.AD206])" office:value-type="float" office:value="0" calcext:value-type="float">
            <text:p>0.00</text:p>
          </table:table-cell>
          <table:table-cell table:style-name="ce4" table:formula="of:=AVERAGE([.AE8:.AE206])" office:value-type="float" office:value="0" calcext:value-type="float">
            <text:p>0.00</text:p>
          </table:table-cell>
          <table:table-cell table:style-name="ce4" table:formula="of:=AVERAGE([.AF8:.AF206])" office:value-type="float" office:value="2.37913567839196" calcext:value-type="float">
            <text:p>2.38</text:p>
          </table:table-cell>
          <table:table-cell table:style-name="ce4" table:formula="of:=[.W5]/[.AF5]" office:value-type="float" office:value="4.32921423260844" calcext:value-type="float">
            <text:p>4.33</text:p>
          </table:table-cell>
          <table:table-cell table:number-columns-repeated="2"/>
          <table:table-cell table:style-name="ce4" table:formula="of:=SUM([.AJ8:.AJ206])/1024/1024" office:value-type="float" office:value="116.6015625" calcext:value-type="float">
            <text:p>116.60</text:p>
          </table:table-cell>
          <table:table-cell table:style-name="ce4" table:formula="of:=SUM([.AK8:.AK206])/1024/1024" office:value-type="float" office:value="7.91941165924072" calcext:value-type="float">
            <text:p>7.92</text:p>
          </table:table-cell>
          <table:table-cell table:style-name="ce4" table:formula="of:=AVERAGE([.AL8:.AL206])" office:value-type="float" office:value="16.198851758794" calcext:value-type="float">
            <text:p>16.20</text:p>
          </table:table-cell>
          <table:table-cell table:style-name="ce4" table:formula="of:=AVERAGE([.AM8:.AM206])" office:value-type="float" office:value="0" calcext:value-type="float">
            <text:p>0.00</text:p>
          </table:table-cell>
          <table:table-cell table:style-name="ce4" table:formula="of:=AVERAGE([.AN8:.AN206])" office:value-type="float" office:value="0" calcext:value-type="float">
            <text:p>0.00</text:p>
          </table:table-cell>
          <table:table-cell table:style-name="ce4" table:formula="of:=AVERAGE([.AO8:.AO206])" office:value-type="float" office:value="0" calcext:value-type="float">
            <text:p>0.00</text:p>
          </table:table-cell>
          <table:table-cell table:style-name="ce4" table:formula="of:=AVERAGE([.AP8:.AP206])" office:value-type="float" office:value="0" calcext:value-type="float">
            <text:p>0.00</text:p>
          </table:table-cell>
          <table:table-cell table:style-name="ce4" table:formula="of:=AVERAGE([.AQ8:.AQ206])" office:value-type="float" office:value="0.670979899497487" calcext:value-type="float">
            <text:p>0.67</text:p>
          </table:table-cell>
          <table:table-cell table:style-name="ce4" table:formula="of:=AVERAGE([.AR8:.AR206])" office:value-type="float" office:value="0.304040201005025" calcext:value-type="float">
            <text:p>0.30</text:p>
          </table:table-cell>
          <table:table-cell table:style-name="ce4" table:formula="of:=AVERAGE([.AS8:.AS206])" office:value-type="float" office:value="0.43486432160804" calcext:value-type="float">
            <text:p>0.43</text:p>
          </table:table-cell>
          <table:table-cell table:style-name="ce4" table:formula="of:=AVERAGE([.AT8:.AT206])" office:value-type="float" office:value="0.149537688442211" calcext:value-type="float">
            <text:p>0.15</text:p>
          </table:table-cell>
          <table:table-cell table:style-name="ce4" table:formula="of:=AVERAGE([.AU8:.AU206])" office:value-type="float" office:value="2.21168844221106" calcext:value-type="float">
            <text:p>2.21</text:p>
          </table:table-cell>
          <table:table-cell table:style-name="ce4" table:formula="of:=[.AL5]/[.AU5]" office:value-type="float" office:value="7.32420147866747" calcext:value-type="float">
            <text:p>7.32</text:p>
          </table:table-cell>
          <table:table-cell/>
          <table:table-cell table:style-name="ce4" table:formula="of:=SUM([.AX8:.AX206])/1024/1024" office:value-type="float" office:value="116.6015625" calcext:value-type="float">
            <text:p>116.60</text:p>
          </table:table-cell>
          <table:table-cell table:style-name="ce4" table:formula="of:=SUM([.AY8:.AY206])/1024/1024" office:value-type="float" office:value="5.12457942962647" calcext:value-type="float">
            <text:p>5.12</text:p>
          </table:table-cell>
          <table:table-cell table:style-name="ce4" table:formula="of:=AVERAGE([.AZ8:.AZ206])" office:value-type="float" office:value="24.3681889447236" calcext:value-type="float">
            <text:p>24.37</text:p>
          </table:table-cell>
          <table:table-cell table:style-name="ce4" table:formula="of:=AVERAGE([.BA8:.BA206])" office:value-type="float" office:value="0" calcext:value-type="float">
            <text:p>0.00</text:p>
          </table:table-cell>
          <table:table-cell table:style-name="ce4" table:formula="of:=AVERAGE([.BB8:.BB206])" office:value-type="float" office:value="0" calcext:value-type="float">
            <text:p>0.00</text:p>
          </table:table-cell>
          <table:table-cell table:style-name="ce4" table:formula="of:=AVERAGE([.BC8:.BC206])" office:value-type="float" office:value="0.595849246231156" calcext:value-type="float">
            <text:p>0.60</text:p>
          </table:table-cell>
          <table:table-cell table:style-name="ce4" table:formula="of:=AVERAGE([.BD8:.BD206])" office:value-type="float" office:value="0.11027135678392" calcext:value-type="float">
            <text:p>0.11</text:p>
          </table:table-cell>
          <table:table-cell table:style-name="ce4" table:formula="of:=AVERAGE([.BE8:.BE206])" office:value-type="float" office:value="0.599994974874373" calcext:value-type="float">
            <text:p>0.60</text:p>
          </table:table-cell>
          <table:table-cell table:style-name="ce4" table:formula="of:=AVERAGE([.BF8:.BF206])" office:value-type="float" office:value="0.194412060301508" calcext:value-type="float">
            <text:p>0.19</text:p>
          </table:table-cell>
          <table:table-cell table:style-name="ce4" table:formula="of:=AVERAGE([.BG8:.BG206])" office:value-type="float" office:value="0.282381909547739" calcext:value-type="float">
            <text:p>0.28</text:p>
          </table:table-cell>
          <table:table-cell table:style-name="ce4" table:formula="of:=AVERAGE([.BH8:.BH206])" office:value-type="float" office:value="0.090889447236181" calcext:value-type="float">
            <text:p>0.09</text:p>
          </table:table-cell>
          <table:table-cell table:style-name="ce4" table:formula="of:=AVERAGE([.BI8:.BI206])" office:value-type="float" office:value="2.95645226130653" calcext:value-type="float">
            <text:p>2.96</text:p>
          </table:table-cell>
          <table:table-cell table:style-name="ce4" table:formula="of:=[.AZ5]/[.BI5]" office:value-type="float" office:value="8.24237524943315" calcext:value-type="float">
            <text:p>8.24</text:p>
          </table:table-cell>
          <table:table-cell table:number-columns-repeated="3"/>
          <table:table-cell table:style-name="ce4" table:formula="of:=SUM([.BN8:.BN206])/1024/1024" office:value-type="float" office:value="116.6015625" calcext:value-type="float">
            <text:p>116.60</text:p>
          </table:table-cell>
          <table:table-cell table:style-name="ce4" table:formula="of:=SUM([.BO8:.BO206])/1024/1024" office:value-type="float" office:value="2.8574800491333" calcext:value-type="float">
            <text:p>2.86</text:p>
          </table:table-cell>
          <table:table-cell table:style-name="ce4" table:formula="of:=AVERAGE([.BP8:.BP206])" office:value-type="float" office:value="43.4089889447237" calcext:value-type="float">
            <text:p>43.41</text:p>
          </table:table-cell>
          <table:table-cell table:style-name="ce4" table:formula="of:=AVERAGE([.BQ8:.BQ206])" office:value-type="float" office:value="2.35282412060301" calcext:value-type="float">
            <text:p>2.35</text:p>
          </table:table-cell>
          <table:table-cell table:style-name="ce4" table:formula="of:=AVERAGE([.BR8:.BR206])" office:value-type="float" office:value="1.14292462311558" calcext:value-type="float">
            <text:p>1.14</text:p>
          </table:table-cell>
          <table:table-cell table:style-name="ce4" table:formula="of:=AVERAGE([.BS8:.BS206])" office:value-type="float" office:value="0" calcext:value-type="float">
            <text:p>0.00</text:p>
          </table:table-cell>
          <table:table-cell table:style-name="ce4" table:formula="of:=AVERAGE([.BT8:.BT206])" office:value-type="float" office:value="0" calcext:value-type="float">
            <text:p>0.00</text:p>
          </table:table-cell>
          <table:table-cell table:style-name="ce4" table:formula="of:=AVERAGE([.BU8:.BU206])" office:value-type="float" office:value="0" calcext:value-type="float">
            <text:p>0.00</text:p>
          </table:table-cell>
          <table:table-cell table:style-name="ce4" table:formula="of:=AVERAGE([.BV8:.BV206])" office:value-type="float" office:value="0" calcext:value-type="float">
            <text:p>0.00</text:p>
          </table:table-cell>
          <table:table-cell table:style-name="ce4" table:formula="of:=AVERAGE([.BW8:.BW206])" office:value-type="float" office:value="0" calcext:value-type="float">
            <text:p>0.00</text:p>
          </table:table-cell>
          <table:table-cell table:style-name="ce4" table:formula="of:=AVERAGE([.BX8:.BX206])" office:value-type="float" office:value="0" calcext:value-type="float">
            <text:p>0.00</text:p>
          </table:table-cell>
          <table:table-cell table:style-name="ce4" table:formula="of:=AVERAGE([.BY8:.BY206])" office:value-type="float" office:value="3.49574874371859" calcext:value-type="float">
            <text:p>3.50</text:p>
          </table:table-cell>
          <table:table-cell table:style-name="ce4" table:formula="of:=[.BP5]/[.BY5]" office:value-type="float" office:value="12.4176513036653" calcext:value-type="float">
            <text:p>12.42</text:p>
          </table:table-cell>
          <table:table-cell table:number-columns-repeated="3"/>
          <table:table-cell table:style-name="ce4" table:formula="of:=SUM([.CD8:.CD206])/1024/1024" office:value-type="float" office:value="116.6015625" calcext:value-type="float">
            <text:p>116.60</text:p>
          </table:table-cell>
          <table:table-cell table:style-name="ce4" table:formula="of:=SUM([.CE8:.CE206])/1024/1024" office:value-type="float" office:value="2.39496994018555" calcext:value-type="float">
            <text:p>2.39</text:p>
          </table:table-cell>
          <table:table-cell table:style-name="ce4" table:formula="of:=AVERAGE([.CF8:.CF206])" office:value-type="float" office:value="65.6233542713567" calcext:value-type="float">
            <text:p>65.62</text:p>
          </table:table-cell>
          <table:table-cell table:style-name="ce4" table:formula="of:=AVERAGE([.CG8:.CG206])" office:value-type="float" office:value="2.40721105527638" calcext:value-type="float">
            <text:p>2.41</text:p>
          </table:table-cell>
          <table:table-cell table:style-name="ce4" table:formula="of:=AVERAGE([.CH8:.CH206])" office:value-type="float" office:value="1.14492964824121" calcext:value-type="float">
            <text:p>1.14</text:p>
          </table:table-cell>
          <table:table-cell table:style-name="ce4" table:formula="of:=AVERAGE([.CI8:.CI206])" office:value-type="float" office:value="0" calcext:value-type="float">
            <text:p>0.00</text:p>
          </table:table-cell>
          <table:table-cell table:style-name="ce4" table:formula="of:=AVERAGE([.CJ8:.CJ206])" office:value-type="float" office:value="0" calcext:value-type="float">
            <text:p>0.00</text:p>
          </table:table-cell>
          <table:table-cell table:style-name="ce4" table:formula="of:=AVERAGE([.CK8:.CK206])" office:value-type="float" office:value="0" calcext:value-type="float">
            <text:p>0.00</text:p>
          </table:table-cell>
          <table:table-cell table:style-name="ce4" table:formula="of:=AVERAGE([.CL8:.CL206])" office:value-type="float" office:value="0" calcext:value-type="float">
            <text:p>0.00</text:p>
          </table:table-cell>
          <table:table-cell table:style-name="ce4" table:formula="of:=AVERAGE([.CM8:.CM206])" office:value-type="float" office:value="0" calcext:value-type="float">
            <text:p>0.00</text:p>
          </table:table-cell>
          <table:table-cell table:style-name="ce4" table:formula="of:=AVERAGE([.CN8:.CN206])" office:value-type="float" office:value="0" calcext:value-type="float">
            <text:p>0.00</text:p>
          </table:table-cell>
          <table:table-cell table:style-name="ce4" table:formula="of:=AVERAGE([.CO8:.CO206])" office:value-type="float" office:value="3.55214070351759" calcext:value-type="float">
            <text:p>3.55</text:p>
          </table:table-cell>
          <table:table-cell table:style-name="ce4" table:formula="of:=[.CF5]/[.CO5]" office:value-type="float" office:value="18.474311619011" calcext:value-type="float">
            <text:p>18.47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Frame_name</text:p>
          </table:table-cell>
          <table:table-cell table:style-name="ce2" office:value-type="string" calcext:value-type="string">
            <text:p>Raw_size</text:p>
          </table:table-cell>
          <table:table-cell table:style-name="ce2" office:value-type="string" calcext:value-type="string">
            <text:p>Comp_size</text:p>
          </table:table-cell>
          <table:table-cell table:style-name="ce2" office:value-type="string" calcext:value-type="string">
            <text:p>Ratio RVL</text:p>
          </table:table-cell>
          <table:table-cell table:style-name="ce2" office:value-type="string" calcext:value-type="string">
            <text:p>Zdepth_C</text:p>
          </table:table-cell>
          <table:table-cell table:style-name="ce2" office:value-type="string" calcext:value-type="string">
            <text:p>Zdepth_D</text:p>
          </table:table-cell>
          <table:table-cell table:style-name="ce2" office:value-type="string" calcext:value-type="string">
            <text:p>Quantize_C</text:p>
          </table:table-cell>
          <table:table-cell table:style-name="ce2" office:value-type="string" calcext:value-type="string">
            <text:p>Quantize_D</text:p>
          </table:table-cell>
          <table:table-cell table:style-name="ce2" office:value-type="string" calcext:value-type="string">
            <text:p>RVL_C</text:p>
          </table:table-cell>
          <table:table-cell table:style-name="ce2" office:value-type="string" calcext:value-type="string">
            <text:p>RVL_D</text:p>
          </table:table-cell>
          <table:table-cell table:style-name="ce2" office:value-type="string" calcext:value-type="string">
            <text:p>Zstd_C</text:p>
          </table:table-cell>
          <table:table-cell table:style-name="ce2" office:value-type="string" calcext:value-type="string">
            <text:p>Zstd_D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ce2" office:value-type="string" calcext:value-type="string">
            <text:p>Frame_name</text:p>
          </table:table-cell>
          <table:table-cell table:style-name="ce2" office:value-type="string" calcext:value-type="string">
            <text:p>Raw_size</text:p>
          </table:table-cell>
          <table:table-cell table:style-name="ce2" office:value-type="string" calcext:value-type="string">
            <text:p>Comp_size</text:p>
          </table:table-cell>
          <table:table-cell table:style-name="ce2" office:value-type="string" calcext:value-type="string">
            <text:p>Ratio RVL+Q</text:p>
          </table:table-cell>
          <table:table-cell table:style-name="ce2" office:value-type="string" calcext:value-type="string">
            <text:p>Zdepth_C</text:p>
          </table:table-cell>
          <table:table-cell table:style-name="ce2" office:value-type="string" calcext:value-type="string">
            <text:p>Zdepth_D</text:p>
          </table:table-cell>
          <table:table-cell table:style-name="ce2" office:value-type="string" calcext:value-type="string">
            <text:p>Quantize_C</text:p>
          </table:table-cell>
          <table:table-cell table:style-name="ce2" office:value-type="string" calcext:value-type="string">
            <text:p>Quantize_D</text:p>
          </table:table-cell>
          <table:table-cell table:style-name="ce2" office:value-type="string" calcext:value-type="string">
            <text:p>RVL_C</text:p>
          </table:table-cell>
          <table:table-cell table:style-name="ce2" office:value-type="string" calcext:value-type="string">
            <text:p>RVL_D</text:p>
          </table:table-cell>
          <table:table-cell table:style-name="ce2" office:value-type="string" calcext:value-type="string">
            <text:p>Zstd_C</text:p>
          </table:table-cell>
          <table:table-cell table:style-name="ce2" office:value-type="string" calcext:value-type="string">
            <text:p>Zstd_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3" office:value-type="string" calcext:value-type="string">
            <text:p>Frame_name</text:p>
          </table:table-cell>
          <table:table-cell table:style-name="ce3" office:value-type="string" calcext:value-type="string">
            <text:p>Raw_size</text:p>
          </table:table-cell>
          <table:table-cell table:style-name="ce3" office:value-type="string" calcext:value-type="string">
            <text:p>Comp_size</text:p>
          </table:table-cell>
          <table:table-cell table:style-name="ce3" office:value-type="string" calcext:value-type="string">
            <text:p>Ratio RVL+Zstd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Frame_name</text:p>
          </table:table-cell>
          <table:table-cell table:style-name="ce3" office:value-type="string" calcext:value-type="string">
            <text:p>Raw_size</text:p>
          </table:table-cell>
          <table:table-cell table:style-name="ce3" office:value-type="string" calcext:value-type="string">
            <text:p>Comp_size</text:p>
          </table:table-cell>
          <table:table-cell table:style-name="ce3" office:value-type="string" calcext:value-type="string">
            <text:p>Ratio RVL+Q+Zstd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number-columns-repeated="3"/>
          <table:table-cell table:style-name="ce3" office:value-type="string" calcext:value-type="string">
            <text:p>Frame_name</text:p>
          </table:table-cell>
          <table:table-cell table:style-name="ce3" office:value-type="string" calcext:value-type="string">
            <text:p>Raw_size</text:p>
          </table:table-cell>
          <table:table-cell table:style-name="ce3" office:value-type="string" calcext:value-type="string">
            <text:p>Comp_size</text:p>
          </table:table-cell>
          <table:table-cell table:style-name="ce3" office:value-type="string" calcext:value-type="string">
            <text:p>Ratio: Zdepth KeyFrame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number-columns-repeated="3"/>
          <table:table-cell table:style-name="ce3" office:value-type="string" calcext:value-type="string">
            <text:p>Frame_name</text:p>
          </table:table-cell>
          <table:table-cell table:style-name="ce3" office:value-type="string" calcext:value-type="string">
            <text:p>Raw_size</text:p>
          </table:table-cell>
          <table:table-cell table:style-name="ce3" office:value-type="string" calcext:value-type="string">
            <text:p>Comp_size</text:p>
          </table:table-cell>
          <table:table-cell table:style-name="ce3" office:value-type="string" calcext:value-type="string">
            <text:p>Ratio: Zdepth NO KeyFrame</text:p>
          </table:table-cell>
          <table:table-cell table:style-name="ce3" office:value-type="string" calcext:value-type="string">
            <text:p>Zdepth_C</text:p>
          </table:table-cell>
          <table:table-cell table:style-name="ce3" office:value-type="string" calcext:value-type="string">
            <text:p>Zdepth_D</text:p>
          </table:table-cell>
          <table:table-cell table:style-name="ce3" office:value-type="string" calcext:value-type="string">
            <text:p>Quantize_C</text:p>
          </table:table-cell>
          <table:table-cell table:style-name="ce3" office:value-type="string" calcext:value-type="string">
            <text:p>Quantize_D</text:p>
          </table:table-cell>
          <table:table-cell table:style-name="ce3" office:value-type="string" calcext:value-type="string">
            <text:p>RVL_C</text:p>
          </table:table-cell>
          <table:table-cell table:style-name="ce3" office:value-type="string" calcext:value-type="string">
            <text:p>RVL_D</text:p>
          </table:table-cell>
          <table:table-cell table:style-name="ce3" office:value-type="string" calcext:value-type="string">
            <text:p>Zstd_C</text:p>
          </table:table-cell>
          <table:table-cell table:style-name="ce3" office:value-type="string" calcext:value-type="string">
            <text:p>Zstd_D</text:p>
          </table:table-cell>
          <table:table-cell table:style-name="ce3" office:value-type="string" calcext:value-type="string">
            <text:p>Total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52" calcext:value-type="float">
            <text:p>102652</text:p>
          </table:table-cell>
          <table:table-cell table:style-name="ce3" office:value-type="float" office:value="5.98527" calcext:value-type="float">
            <text:p>5.985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3"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508" calcext:value-type="float">
            <text:p>51508</text:p>
          </table:table-cell>
          <table:table-cell table:style-name="ce3" office:value-type="float" office:value="11.9282" calcext:value-type="float">
            <text:p>11.9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03" calcext:value-type="float">
            <text:p>0.2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2" calcext:value-type="float">
            <text:p>2.262</text:p>
          </table:table-cell>
          <table:table-cell table:number-columns-repeated="2"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14" calcext:value-type="float">
            <text:p>22514</text:p>
          </table:table-cell>
          <table:table-cell table:style-name="ce3" office:value-type="float" office:value="27.2897" calcext:value-type="float">
            <text:p>27.289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3" calcext:value-type="float">
            <text:p>0.74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95" calcext:value-type="float">
            <text:p>0.395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2.276" calcext:value-type="float">
            <text:p>2.276</text:p>
          </table:table-cell>
          <table:table-cell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04" calcext:value-type="float">
            <text:p>17404</text:p>
          </table:table-cell>
          <table:table-cell table:style-name="ce3" office:value-type="float" office:value="35.3022" calcext:value-type="float">
            <text:p>35.30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3" calcext:value-type="float">
            <text:p>0.52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167" calcext:value-type="float">
            <text:p>0.167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3"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29" calcext:value-type="float">
            <text:p>11129</text:p>
          </table:table-cell>
          <table:table-cell table:style-name="ce3" office:value-type="float" office:value="55.2071" calcext:value-type="float">
            <text:p>55.2071</text:p>
          </table:table-cell>
          <table:table-cell table:style-name="ce3" office:value-type="float" office:value="2.956" calcext:value-type="float">
            <text:p>2.956</text:p>
          </table:table-cell>
          <table:table-cell table:style-name="ce3" office:value-type="float" office:value="1.326" calcext:value-type="float">
            <text:p>1.3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282" calcext:value-type="float">
            <text:p>4.282</text:p>
          </table:table-cell>
          <table:table-cell table:number-columns-repeated="3"/>
          <table:table-cell table:style-name="ce3" office:value-type="string" calcext:value-type="string">
            <text:p>43698149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29" calcext:value-type="float">
            <text:p>11129</text:p>
          </table:table-cell>
          <table:table-cell table:style-name="ce3" office:value-type="float" office:value="55.2071" calcext:value-type="float">
            <text:p>55.207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.346" calcext:value-type="float">
            <text:p>1.34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46" calcext:value-type="float">
            <text:p>3.94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52" calcext:value-type="float">
            <text:p>102652</text:p>
          </table:table-cell>
          <table:table-cell table:style-name="ce3" office:value-type="float" office:value="5.98527" calcext:value-type="float">
            <text:p>5.985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14" calcext:value-type="float">
            <text:p>1.414</text:p>
          </table:table-cell>
          <table:table-cell table:number-columns-repeated="3"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520" calcext:value-type="float">
            <text:p>51520</text:p>
          </table:table-cell>
          <table:table-cell table:style-name="ce3" office:value-type="float" office:value="11.9255" calcext:value-type="float">
            <text:p>11.92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07" calcext:value-type="float">
            <text:p>0.50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02" calcext:value-type="float">
            <text:p>2.102</text:p>
          </table:table-cell>
          <table:table-cell table:number-columns-repeated="2"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49" calcext:value-type="float">
            <text:p>22549</text:p>
          </table:table-cell>
          <table:table-cell table:style-name="ce3" office:value-type="float" office:value="27.2473" calcext:value-type="float">
            <text:p>27.24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0.369" calcext:value-type="float">
            <text:p>0.369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2.042" calcext:value-type="float">
            <text:p>2.042</text:p>
          </table:table-cell>
          <table:table-cell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54" calcext:value-type="float">
            <text:p>17454</text:p>
          </table:table-cell>
          <table:table-cell table:style-name="ce3" office:value-type="float" office:value="35.2011" calcext:value-type="float">
            <text:p>35.20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4" calcext:value-type="float">
            <text:p>0.554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3"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31" calcext:value-type="float">
            <text:p>11131</text:p>
          </table:table-cell>
          <table:table-cell table:style-name="ce3" office:value-type="float" office:value="55.1972" calcext:value-type="float">
            <text:p>55.1972</text:p>
          </table:table-cell>
          <table:table-cell table:style-name="ce3" office:value-type="float" office:value="2.595" calcext:value-type="float">
            <text:p>2.595</text:p>
          </table:table-cell>
          <table:table-cell table:style-name="ce3" office:value-type="float" office:value="1.34" calcext:value-type="float">
            <text:p>1.3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35" calcext:value-type="float">
            <text:p>3.935</text:p>
          </table:table-cell>
          <table:table-cell table:number-columns-repeated="3"/>
          <table:table-cell table:style-name="ce3" office:value-type="string" calcext:value-type="string">
            <text:p>4369815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73" calcext:value-type="float">
            <text:p>3473</text:p>
          </table:table-cell>
          <table:table-cell table:style-name="ce3" office:value-type="float" office:value="176.908" calcext:value-type="float">
            <text:p>176.908</text:p>
          </table:table-cell>
          <table:table-cell table:style-name="ce3" office:value-type="float" office:value="2.627" calcext:value-type="float">
            <text:p>2.627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81" calcext:value-type="float">
            <text:p>3.88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52" calcext:value-type="float">
            <text:p>102652</text:p>
          </table:table-cell>
          <table:table-cell table:style-name="ce3" office:value-type="float" office:value="5.98527" calcext:value-type="float">
            <text:p>5.985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319" calcext:value-type="float">
            <text:p>0.3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94" calcext:value-type="float">
            <text:p>1.694</text:p>
          </table:table-cell>
          <table:table-cell table:number-columns-repeated="3"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532" calcext:value-type="float">
            <text:p>51532</text:p>
          </table:table-cell>
          <table:table-cell table:style-name="ce3" office:value-type="float" office:value="11.9227" calcext:value-type="float">
            <text:p>11.92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194" calcext:value-type="float">
            <text:p>0.194</text:p>
          </table:table-cell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72" calcext:value-type="float">
            <text:p>2.672</text:p>
          </table:table-cell>
          <table:table-cell table:number-columns-repeated="2"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52" calcext:value-type="float">
            <text:p>22552</text:p>
          </table:table-cell>
          <table:table-cell table:style-name="ce3" office:value-type="float" office:value="27.2437" calcext:value-type="float">
            <text:p>27.243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1.966" calcext:value-type="float">
            <text:p>1.966</text:p>
          </table:table-cell>
          <table:table-cell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26" calcext:value-type="float">
            <text:p>17426</text:p>
          </table:table-cell>
          <table:table-cell table:style-name="ce3" office:value-type="float" office:value="35.2577" calcext:value-type="float">
            <text:p>35.25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702" calcext:value-type="float">
            <text:p>0.702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3"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15" calcext:value-type="float">
            <text:p>11215</text:p>
          </table:table-cell>
          <table:table-cell table:style-name="ce3" office:value-type="float" office:value="54.7838" calcext:value-type="float">
            <text:p>54.7838</text:p>
          </table:table-cell>
          <table:table-cell table:style-name="ce3" office:value-type="float" office:value="2.341" calcext:value-type="float">
            <text:p>2.341</text:p>
          </table:table-cell>
          <table:table-cell table:style-name="ce3" office:value-type="float" office:value="1.083" calcext:value-type="float">
            <text:p>1.0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24" calcext:value-type="float">
            <text:p>3.424</text:p>
          </table:table-cell>
          <table:table-cell table:number-columns-repeated="3"/>
          <table:table-cell table:style-name="ce3" office:value-type="string" calcext:value-type="string">
            <text:p>4369815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64" calcext:value-type="float">
            <text:p>3464</text:p>
          </table:table-cell>
          <table:table-cell table:style-name="ce3" office:value-type="float" office:value="177.367" calcext:value-type="float">
            <text:p>177.367</text:p>
          </table:table-cell>
          <table:table-cell table:style-name="ce3" office:value-type="float" office:value="2.173" calcext:value-type="float">
            <text:p>2.173</text:p>
          </table:table-cell>
          <table:table-cell table:style-name="ce3" office:value-type="float" office:value="0.983" calcext:value-type="float">
            <text:p>0.9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6" calcext:value-type="float">
            <text:p>3.15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48" calcext:value-type="float">
            <text:p>102648</text:p>
          </table:table-cell>
          <table:table-cell table:style-name="ce3" office:value-type="float" office:value="5.9855" calcext:value-type="float">
            <text:p>5.98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8" calcext:value-type="float">
            <text:p>1.298</text:p>
          </table:table-cell>
          <table:table-cell table:number-columns-repeated="3"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556" calcext:value-type="float">
            <text:p>51556</text:p>
          </table:table-cell>
          <table:table-cell table:style-name="ce3" office:value-type="float" office:value="11.9171" calcext:value-type="float">
            <text:p>11.91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92" calcext:value-type="float">
            <text:p>2.092</text:p>
          </table:table-cell>
          <table:table-cell table:number-columns-repeated="2"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62" calcext:value-type="float">
            <text:p>22562</text:p>
          </table:table-cell>
          <table:table-cell table:style-name="ce3" office:value-type="float" office:value="27.2316" calcext:value-type="float">
            <text:p>27.23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7" calcext:value-type="float">
            <text:p>0.717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2.166" calcext:value-type="float">
            <text:p>2.166</text:p>
          </table:table-cell>
          <table:table-cell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11" calcext:value-type="float">
            <text:p>17411</text:p>
          </table:table-cell>
          <table:table-cell table:style-name="ce3" office:value-type="float" office:value="35.288" calcext:value-type="float">
            <text:p>35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888" calcext:value-type="float">
            <text:p>2.888</text:p>
          </table:table-cell>
          <table:table-cell table:number-columns-repeated="3"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85" calcext:value-type="float">
            <text:p>11185</text:p>
          </table:table-cell>
          <table:table-cell table:style-name="ce3" office:value-type="float" office:value="54.9307" calcext:value-type="float">
            <text:p>54.9307</text:p>
          </table:table-cell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1.005" calcext:value-type="float">
            <text:p>1.0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75" calcext:value-type="float">
            <text:p>3.075</text:p>
          </table:table-cell>
          <table:table-cell table:number-columns-repeated="3"/>
          <table:table-cell table:style-name="ce3" office:value-type="string" calcext:value-type="string">
            <text:p>4369815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57" calcext:value-type="float">
            <text:p>3557</text:p>
          </table:table-cell>
          <table:table-cell table:style-name="ce3" office:value-type="float" office:value="172.73" calcext:value-type="float">
            <text:p>172.73</text:p>
          </table:table-cell>
          <table:table-cell table:style-name="ce3" office:value-type="float" office:value="2.184" calcext:value-type="float">
            <text:p>2.184</text:p>
          </table:table-cell>
          <table:table-cell table:style-name="ce3" office:value-type="float" office:value="0.983" calcext:value-type="float">
            <text:p>0.9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7" calcext:value-type="float">
            <text:p>3.16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56" calcext:value-type="float">
            <text:p>102656</text:p>
          </table:table-cell>
          <table:table-cell table:style-name="ce3" office:value-type="float" office:value="5.98504" calcext:value-type="float">
            <text:p>5.9850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8" calcext:value-type="float">
            <text:p>1.358</text:p>
          </table:table-cell>
          <table:table-cell table:number-columns-repeated="3"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588" calcext:value-type="float">
            <text:p>51588</text:p>
          </table:table-cell>
          <table:table-cell table:style-name="ce3" office:value-type="float" office:value="11.9097" calcext:value-type="float">
            <text:p>11.90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97" calcext:value-type="float">
            <text:p>0.697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3" calcext:value-type="float">
            <text:p>2.43</text:p>
          </table:table-cell>
          <table:table-cell table:number-columns-repeated="2"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27" calcext:value-type="float">
            <text:p>22727</text:p>
          </table:table-cell>
          <table:table-cell table:style-name="ce3" office:value-type="float" office:value="27.0339" calcext:value-type="float">
            <text:p>27.03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1.892" calcext:value-type="float">
            <text:p>1.892</text:p>
          </table:table-cell>
          <table:table-cell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26" calcext:value-type="float">
            <text:p>17526</text:p>
          </table:table-cell>
          <table:table-cell table:style-name="ce3" office:value-type="float" office:value="35.0565" calcext:value-type="float">
            <text:p>35.05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856" calcext:value-type="float">
            <text:p>2.856</text:p>
          </table:table-cell>
          <table:table-cell table:number-columns-repeated="3"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70" calcext:value-type="float">
            <text:p>11270</text:p>
          </table:table-cell>
          <table:table-cell table:style-name="ce3" office:value-type="float" office:value="54.5164" calcext:value-type="float">
            <text:p>54.5164</text:p>
          </table:table-cell>
          <table:table-cell table:style-name="ce3" office:value-type="float" office:value="2.449" calcext:value-type="float">
            <text:p>2.449</text:p>
          </table:table-cell>
          <table:table-cell table:style-name="ce3" office:value-type="float" office:value="1.045" calcext:value-type="float">
            <text:p>1.0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94" calcext:value-type="float">
            <text:p>3.494</text:p>
          </table:table-cell>
          <table:table-cell table:number-columns-repeated="3"/>
          <table:table-cell table:style-name="ce3" office:value-type="string" calcext:value-type="string">
            <text:p>4369816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72" calcext:value-type="float">
            <text:p>3872</text:p>
          </table:table-cell>
          <table:table-cell table:style-name="ce3" office:value-type="float" office:value="158.678" calcext:value-type="float">
            <text:p>158.678</text:p>
          </table:table-cell>
          <table:table-cell table:style-name="ce3" office:value-type="float" office:value="2.041" calcext:value-type="float">
            <text:p>2.041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91" calcext:value-type="float">
            <text:p>3.19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0" calcext:value-type="float">
            <text:p>102660</text:p>
          </table:table-cell>
          <table:table-cell table:style-name="ce3" office:value-type="float" office:value="5.9848" calcext:value-type="float">
            <text:p>5.98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8" calcext:value-type="float">
            <text:p>1.278</text:p>
          </table:table-cell>
          <table:table-cell table:number-columns-repeated="3"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04" calcext:value-type="float">
            <text:p>51604</text:p>
          </table:table-cell>
          <table:table-cell table:style-name="ce3" office:value-type="float" office:value="11.9061" calcext:value-type="float">
            <text:p>11.90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157" calcext:value-type="float">
            <text:p>0.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6" calcext:value-type="float">
            <text:p>2.086</text:p>
          </table:table-cell>
          <table:table-cell table:number-columns-repeated="2"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45" calcext:value-type="float">
            <text:p>22645</text:p>
          </table:table-cell>
          <table:table-cell table:style-name="ce3" office:value-type="float" office:value="27.1318" calcext:value-type="float">
            <text:p>27.13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1.834" calcext:value-type="float">
            <text:p>1.834</text:p>
          </table:table-cell>
          <table:table-cell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63" calcext:value-type="float">
            <text:p>17563</text:p>
          </table:table-cell>
          <table:table-cell table:style-name="ce3" office:value-type="float" office:value="34.9826" calcext:value-type="float">
            <text:p>34.98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2.842" calcext:value-type="float">
            <text:p>2.842</text:p>
          </table:table-cell>
          <table:table-cell table:number-columns-repeated="3"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0" calcext:value-type="float">
            <text:p>11250</text:p>
          </table:table-cell>
          <table:table-cell table:style-name="ce3" office:value-type="float" office:value="54.6133" calcext:value-type="float">
            <text:p>54.6133</text:p>
          </table:table-cell>
          <table:table-cell table:style-name="ce3" office:value-type="float" office:value="2.302" calcext:value-type="float">
            <text:p>2.302</text:p>
          </table:table-cell>
          <table:table-cell table:style-name="ce3" office:value-type="float" office:value="1.031" calcext:value-type="float">
            <text:p>1.03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33" calcext:value-type="float">
            <text:p>3.333</text:p>
          </table:table-cell>
          <table:table-cell table:number-columns-repeated="3"/>
          <table:table-cell table:style-name="ce3" office:value-type="string" calcext:value-type="string">
            <text:p>43698164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10" calcext:value-type="float">
            <text:p>3710</text:p>
          </table:table-cell>
          <table:table-cell table:style-name="ce3" office:value-type="float" office:value="165.606" calcext:value-type="float">
            <text:p>165.606</text:p>
          </table:table-cell>
          <table:table-cell table:style-name="ce3" office:value-type="float" office:value="2.164" calcext:value-type="float">
            <text:p>2.164</text:p>
          </table:table-cell>
          <table:table-cell table:style-name="ce3" office:value-type="float" office:value="1.098" calcext:value-type="float">
            <text:p>1.0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62" calcext:value-type="float">
            <text:p>3.26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4" calcext:value-type="float">
            <text:p>102664</text:p>
          </table:table-cell>
          <table:table-cell table:style-name="ce3" office:value-type="float" office:value="5.98457" calcext:value-type="float">
            <text:p>5.984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2" calcext:value-type="float">
            <text:p>1.292</text:p>
          </table:table-cell>
          <table:table-cell table:number-columns-repeated="3"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16" calcext:value-type="float">
            <text:p>51616</text:p>
          </table:table-cell>
          <table:table-cell table:style-name="ce3" office:value-type="float" office:value="11.9033" calcext:value-type="float">
            <text:p>11.90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532" calcext:value-type="float">
            <text:p>0.532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2"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29" calcext:value-type="float">
            <text:p>22729</text:p>
          </table:table-cell>
          <table:table-cell table:style-name="ce3" office:value-type="float" office:value="27.0315" calcext:value-type="float">
            <text:p>27.03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04" calcext:value-type="float">
            <text:p>0.304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1.964" calcext:value-type="float">
            <text:p>1.964</text:p>
          </table:table-cell>
          <table:table-cell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08" calcext:value-type="float">
            <text:p>17508</text:p>
          </table:table-cell>
          <table:table-cell table:style-name="ce3" office:value-type="float" office:value="35.0925" calcext:value-type="float">
            <text:p>35.09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2.866" calcext:value-type="float">
            <text:p>2.866</text:p>
          </table:table-cell>
          <table:table-cell table:number-columns-repeated="3"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27" calcext:value-type="float">
            <text:p>11227</text:p>
          </table:table-cell>
          <table:table-cell table:style-name="ce3" office:value-type="float" office:value="54.7252" calcext:value-type="float">
            <text:p>54.7252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1.009" calcext:value-type="float">
            <text:p>1.00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1" calcext:value-type="float">
            <text:p>3.161</text:p>
          </table:table-cell>
          <table:table-cell table:number-columns-repeated="3"/>
          <table:table-cell table:style-name="ce3" office:value-type="string" calcext:value-type="string">
            <text:p>4369816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60" calcext:value-type="float">
            <text:p>3660</text:p>
          </table:table-cell>
          <table:table-cell table:style-name="ce3" office:value-type="float" office:value="167.869" calcext:value-type="float">
            <text:p>167.869</text:p>
          </table:table-cell>
          <table:table-cell table:style-name="ce3" office:value-type="float" office:value="2.092" calcext:value-type="float">
            <text:p>2.092</text:p>
          </table:table-cell>
          <table:table-cell table:style-name="ce3" office:value-type="float" office:value="1.021" calcext:value-type="float">
            <text:p>1.02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13" calcext:value-type="float">
            <text:p>3.11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4" calcext:value-type="float">
            <text:p>102664</text:p>
          </table:table-cell>
          <table:table-cell table:style-name="ce3" office:value-type="float" office:value="5.98457" calcext:value-type="float">
            <text:p>5.984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8" calcext:value-type="float">
            <text:p>1.278</text:p>
          </table:table-cell>
          <table:table-cell table:number-columns-repeated="3"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28" calcext:value-type="float">
            <text:p>51628</text:p>
          </table:table-cell>
          <table:table-cell table:style-name="ce3" office:value-type="float" office:value="11.9005" calcext:value-type="float">
            <text:p>11.90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8" calcext:value-type="float">
            <text:p>2.088</text:p>
          </table:table-cell>
          <table:table-cell table:number-columns-repeated="2"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23" calcext:value-type="float">
            <text:p>22723</text:p>
          </table:table-cell>
          <table:table-cell table:style-name="ce3" office:value-type="float" office:value="27.0387" calcext:value-type="float">
            <text:p>27.03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32" calcext:value-type="float">
            <text:p>0.832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2.614" calcext:value-type="float">
            <text:p>2.614</text:p>
          </table:table-cell>
          <table:table-cell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88" calcext:value-type="float">
            <text:p>17488</text:p>
          </table:table-cell>
          <table:table-cell table:style-name="ce3" office:value-type="float" office:value="35.1327" calcext:value-type="float">
            <text:p>35.13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2.846" calcext:value-type="float">
            <text:p>2.846</text:p>
          </table:table-cell>
          <table:table-cell table:number-columns-repeated="3"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2" calcext:value-type="float">
            <text:p>11252</text:p>
          </table:table-cell>
          <table:table-cell table:style-name="ce3" office:value-type="float" office:value="54.6036" calcext:value-type="float">
            <text:p>54.6036</text:p>
          </table:table-cell>
          <table:table-cell table:style-name="ce3" office:value-type="float" office:value="2.011" calcext:value-type="float">
            <text:p>2.011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58" calcext:value-type="float">
            <text:p>3.058</text:p>
          </table:table-cell>
          <table:table-cell table:number-columns-repeated="3"/>
          <table:table-cell table:style-name="ce3" office:value-type="string" calcext:value-type="string">
            <text:p>4369817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34" calcext:value-type="float">
            <text:p>3634</text:p>
          </table:table-cell>
          <table:table-cell table:style-name="ce3" office:value-type="float" office:value="169.07" calcext:value-type="float">
            <text:p>169.07</text:p>
          </table:table-cell>
          <table:table-cell table:style-name="ce3" office:value-type="float" office:value="2.117" calcext:value-type="float">
            <text:p>2.117</text:p>
          </table:table-cell>
          <table:table-cell table:style-name="ce3" office:value-type="float" office:value="1.006" calcext:value-type="float">
            <text:p>1.00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23" calcext:value-type="float">
            <text:p>3.12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4" calcext:value-type="float">
            <text:p>102664</text:p>
          </table:table-cell>
          <table:table-cell table:style-name="ce3" office:value-type="float" office:value="5.98457" calcext:value-type="float">
            <text:p>5.984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6" calcext:value-type="float">
            <text:p>1.276</text:p>
          </table:table-cell>
          <table:table-cell table:number-columns-repeated="3"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40" calcext:value-type="float">
            <text:p>51640</text:p>
          </table:table-cell>
          <table:table-cell table:style-name="ce3" office:value-type="float" office:value="11.8978" calcext:value-type="float">
            <text:p>11.89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9" calcext:value-type="float">
            <text:p>0.569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157" calcext:value-type="float">
            <text:p>0.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4" calcext:value-type="float">
            <text:p>2.264</text:p>
          </table:table-cell>
          <table:table-cell table:number-columns-repeated="2"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35" calcext:value-type="float">
            <text:p>22635</text:p>
          </table:table-cell>
          <table:table-cell table:style-name="ce3" office:value-type="float" office:value="27.1438" calcext:value-type="float">
            <text:p>27.14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2" calcext:value-type="float">
            <text:p>0.722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2.044" calcext:value-type="float">
            <text:p>2.044</text:p>
          </table:table-cell>
          <table:table-cell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13" calcext:value-type="float">
            <text:p>17513</text:p>
          </table:table-cell>
          <table:table-cell table:style-name="ce3" office:value-type="float" office:value="35.0825" calcext:value-type="float">
            <text:p>35.08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2.862" calcext:value-type="float">
            <text:p>2.862</text:p>
          </table:table-cell>
          <table:table-cell table:number-columns-repeated="3"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72" calcext:value-type="float">
            <text:p>11272</text:p>
          </table:table-cell>
          <table:table-cell table:style-name="ce3" office:value-type="float" office:value="54.5067" calcext:value-type="float">
            <text:p>54.5067</text:p>
          </table:table-cell>
          <table:table-cell table:style-name="ce3" office:value-type="float" office:value="2.022" calcext:value-type="float">
            <text:p>2.022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02" calcext:value-type="float">
            <text:p>3.102</text:p>
          </table:table-cell>
          <table:table-cell table:number-columns-repeated="3"/>
          <table:table-cell table:style-name="ce3" office:value-type="string" calcext:value-type="string">
            <text:p>4369817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62" calcext:value-type="float">
            <text:p>3562</text:p>
          </table:table-cell>
          <table:table-cell table:style-name="ce3" office:value-type="float" office:value="172.487" calcext:value-type="float">
            <text:p>172.487</text:p>
          </table:table-cell>
          <table:table-cell table:style-name="ce3" office:value-type="float" office:value="2.081" calcext:value-type="float">
            <text:p>2.081</text:p>
          </table:table-cell>
          <table:table-cell table:style-name="ce3" office:value-type="float" office:value="1.001" calcext:value-type="float">
            <text:p>1.0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82" calcext:value-type="float">
            <text:p>3.08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4" calcext:value-type="float">
            <text:p>102664</text:p>
          </table:table-cell>
          <table:table-cell table:style-name="ce3" office:value-type="float" office:value="5.98457" calcext:value-type="float">
            <text:p>5.984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91" calcext:value-type="float">
            <text:p>0.2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8" calcext:value-type="float">
            <text:p>1.278</text:p>
          </table:table-cell>
          <table:table-cell table:number-columns-repeated="3"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48" calcext:value-type="float">
            <text:p>51648</text:p>
          </table:table-cell>
          <table:table-cell table:style-name="ce3" office:value-type="float" office:value="11.8959" calcext:value-type="float">
            <text:p>11.89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69" calcext:value-type="float">
            <text:p>0.569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98" calcext:value-type="float">
            <text:p>2.498</text:p>
          </table:table-cell>
          <table:table-cell table:number-columns-repeated="2"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95" calcext:value-type="float">
            <text:p>22695</text:p>
          </table:table-cell>
          <table:table-cell table:style-name="ce3" office:value-type="float" office:value="27.072" calcext:value-type="float">
            <text:p>27.0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54" calcext:value-type="float">
            <text:p>0.854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356" calcext:value-type="float">
            <text:p>0.35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2.42" calcext:value-type="float">
            <text:p>2.42</text:p>
          </table:table-cell>
          <table:table-cell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22" calcext:value-type="float">
            <text:p>17622</text:p>
          </table:table-cell>
          <table:table-cell table:style-name="ce3" office:value-type="float" office:value="34.8655" calcext:value-type="float">
            <text:p>34.86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844" calcext:value-type="float">
            <text:p>2.844</text:p>
          </table:table-cell>
          <table:table-cell table:number-columns-repeated="3"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66" calcext:value-type="float">
            <text:p>11266</text:p>
          </table:table-cell>
          <table:table-cell table:style-name="ce3" office:value-type="float" office:value="54.5358" calcext:value-type="float">
            <text:p>54.5358</text:p>
          </table:table-cell>
          <table:table-cell table:style-name="ce3" office:value-type="float" office:value="2.143" calcext:value-type="float">
            <text:p>2.143</text:p>
          </table:table-cell>
          <table:table-cell table:style-name="ce3" office:value-type="float" office:value="1.007" calcext:value-type="float">
            <text:p>1.0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3"/>
          <table:table-cell table:style-name="ce3" office:value-type="string" calcext:value-type="string">
            <text:p>4369817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76" calcext:value-type="float">
            <text:p>3876</text:p>
          </table:table-cell>
          <table:table-cell table:style-name="ce3" office:value-type="float" office:value="158.514" calcext:value-type="float">
            <text:p>158.514</text:p>
          </table:table-cell>
          <table:table-cell table:style-name="ce3" office:value-type="float" office:value="2.096" calcext:value-type="float">
            <text:p>2.096</text:p>
          </table:table-cell>
          <table:table-cell table:style-name="ce3" office:value-type="float" office:value="0.984" calcext:value-type="float">
            <text:p>0.98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8" calcext:value-type="float">
            <text:p>3.0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68" calcext:value-type="float">
            <text:p>102668</text:p>
          </table:table-cell>
          <table:table-cell table:style-name="ce3" office:value-type="float" office:value="5.98434" calcext:value-type="float">
            <text:p>5.984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3"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64" calcext:value-type="float">
            <text:p>51664</text:p>
          </table:table-cell>
          <table:table-cell table:style-name="ce3" office:value-type="float" office:value="11.8922" calcext:value-type="float">
            <text:p>11.89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66" calcext:value-type="float">
            <text:p>2.166</text:p>
          </table:table-cell>
          <table:table-cell table:number-columns-repeated="2"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45" calcext:value-type="float">
            <text:p>22645</text:p>
          </table:table-cell>
          <table:table-cell table:style-name="ce3" office:value-type="float" office:value="27.1318" calcext:value-type="float">
            <text:p>27.13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284" calcext:value-type="float">
            <text:p>0.284</text:p>
          </table:table-cell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876" calcext:value-type="float">
            <text:p>1.876</text:p>
          </table:table-cell>
          <table:table-cell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70" calcext:value-type="float">
            <text:p>17570</text:p>
          </table:table-cell>
          <table:table-cell table:style-name="ce3" office:value-type="float" office:value="34.9687" calcext:value-type="float">
            <text:p>34.96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2.852" calcext:value-type="float">
            <text:p>2.852</text:p>
          </table:table-cell>
          <table:table-cell table:number-columns-repeated="3"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67" calcext:value-type="float">
            <text:p>11267</text:p>
          </table:table-cell>
          <table:table-cell table:style-name="ce3" office:value-type="float" office:value="54.5309" calcext:value-type="float">
            <text:p>54.5309</text:p>
          </table:table-cell>
          <table:table-cell table:style-name="ce3" office:value-type="float" office:value="2.369" calcext:value-type="float">
            <text:p>2.369</text:p>
          </table:table-cell>
          <table:table-cell table:style-name="ce3" office:value-type="float" office:value="1.157" calcext:value-type="float">
            <text:p>1.15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6" calcext:value-type="float">
            <text:p>3.526</text:p>
          </table:table-cell>
          <table:table-cell table:number-columns-repeated="3"/>
          <table:table-cell table:style-name="ce3" office:value-type="string" calcext:value-type="string">
            <text:p>4369818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157.619" calcext:value-type="float">
            <text:p>157.619</text:p>
          </table:table-cell>
          <table:table-cell table:style-name="ce3" office:value-type="float" office:value="2.063" calcext:value-type="float">
            <text:p>2.063</text:p>
          </table:table-cell>
          <table:table-cell table:style-name="ce3" office:value-type="float" office:value="1.086" calcext:value-type="float">
            <text:p>1.0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49" calcext:value-type="float">
            <text:p>3.14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2" calcext:value-type="float">
            <text:p>102672</text:p>
          </table:table-cell>
          <table:table-cell table:style-name="ce3" office:value-type="float" office:value="5.9841" calcext:value-type="float">
            <text:p>5.98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2" calcext:value-type="float">
            <text:p>1.312</text:p>
          </table:table-cell>
          <table:table-cell table:number-columns-repeated="3"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80" calcext:value-type="float">
            <text:p>51680</text:p>
          </table:table-cell>
          <table:table-cell table:style-name="ce3" office:value-type="float" office:value="11.8885" calcext:value-type="float">
            <text:p>11.88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58" calcext:value-type="float">
            <text:p>0.558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52" calcext:value-type="float">
            <text:p>2.152</text:p>
          </table:table-cell>
          <table:table-cell table:number-columns-repeated="2"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95" calcext:value-type="float">
            <text:p>22595</text:p>
          </table:table-cell>
          <table:table-cell table:style-name="ce3" office:value-type="float" office:value="27.1919" calcext:value-type="float">
            <text:p>27.19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1.876" calcext:value-type="float">
            <text:p>1.876</text:p>
          </table:table-cell>
          <table:table-cell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99" calcext:value-type="float">
            <text:p>17599</text:p>
          </table:table-cell>
          <table:table-cell table:style-name="ce3" office:value-type="float" office:value="34.9111" calcext:value-type="float">
            <text:p>34.9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2.846" calcext:value-type="float">
            <text:p>2.846</text:p>
          </table:table-cell>
          <table:table-cell table:number-columns-repeated="3"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36" calcext:value-type="float">
            <text:p>11336</text:p>
          </table:table-cell>
          <table:table-cell table:style-name="ce3" office:value-type="float" office:value="54.199" calcext:value-type="float">
            <text:p>54.199</text:p>
          </table:table-cell>
          <table:table-cell table:style-name="ce3" office:value-type="float" office:value="2.069" calcext:value-type="float">
            <text:p>2.069</text:p>
          </table:table-cell>
          <table:table-cell table:style-name="ce3" office:value-type="float" office:value="1.008" calcext:value-type="float">
            <text:p>1.00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77" calcext:value-type="float">
            <text:p>3.077</text:p>
          </table:table-cell>
          <table:table-cell table:number-columns-repeated="3"/>
          <table:table-cell table:style-name="ce3" office:value-type="string" calcext:value-type="string">
            <text:p>4369818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22" calcext:value-type="float">
            <text:p>3922</text:p>
          </table:table-cell>
          <table:table-cell table:style-name="ce3" office:value-type="float" office:value="156.655" calcext:value-type="float">
            <text:p>156.655</text:p>
          </table:table-cell>
          <table:table-cell table:style-name="ce3" office:value-type="float" office:value="2.144" calcext:value-type="float">
            <text:p>2.144</text:p>
          </table:table-cell>
          <table:table-cell table:style-name="ce3" office:value-type="float" office:value="1.086" calcext:value-type="float">
            <text:p>1.0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" calcext:value-type="float">
            <text:p>3.2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6" calcext:value-type="float">
            <text:p>102676</text:p>
          </table:table-cell>
          <table:table-cell table:style-name="ce3" office:value-type="float" office:value="5.98387" calcext:value-type="float">
            <text:p>5.983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82" calcext:value-type="float">
            <text:p>1.382</text:p>
          </table:table-cell>
          <table:table-cell table:number-columns-repeated="3"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96" calcext:value-type="float">
            <text:p>51696</text:p>
          </table:table-cell>
          <table:table-cell table:style-name="ce3" office:value-type="float" office:value="11.8849" calcext:value-type="float">
            <text:p>11.88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18" calcext:value-type="float">
            <text:p>2.218</text:p>
          </table:table-cell>
          <table:table-cell table:number-columns-repeated="2"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54" calcext:value-type="float">
            <text:p>22554</text:p>
          </table:table-cell>
          <table:table-cell table:style-name="ce3" office:value-type="float" office:value="27.2413" calcext:value-type="float">
            <text:p>27.24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.008" calcext:value-type="float">
            <text:p>2.008</text:p>
          </table:table-cell>
          <table:table-cell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71" calcext:value-type="float">
            <text:p>17571</text:p>
          </table:table-cell>
          <table:table-cell table:style-name="ce3" office:value-type="float" office:value="34.9667" calcext:value-type="float">
            <text:p>34.96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844" calcext:value-type="float">
            <text:p>2.844</text:p>
          </table:table-cell>
          <table:table-cell table:number-columns-repeated="3"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13" calcext:value-type="float">
            <text:p>11313</text:p>
          </table:table-cell>
          <table:table-cell table:style-name="ce3" office:value-type="float" office:value="54.3092" calcext:value-type="float">
            <text:p>54.3092</text:p>
          </table:table-cell>
          <table:table-cell table:style-name="ce3" office:value-type="float" office:value="2.183" calcext:value-type="float">
            <text:p>2.183</text:p>
          </table:table-cell>
          <table:table-cell table:style-name="ce3" office:value-type="float" office:value="1.075" calcext:value-type="float">
            <text:p>1.07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8" calcext:value-type="float">
            <text:p>3.258</text:p>
          </table:table-cell>
          <table:table-cell table:number-columns-repeated="3"/>
          <table:table-cell table:style-name="ce3" office:value-type="string" calcext:value-type="string">
            <text:p>4369818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85" calcext:value-type="float">
            <text:p>3985</text:p>
          </table:table-cell>
          <table:table-cell table:style-name="ce3" office:value-type="float" office:value="154.178" calcext:value-type="float">
            <text:p>154.178</text:p>
          </table:table-cell>
          <table:table-cell table:style-name="ce3" office:value-type="float" office:value="2.087" calcext:value-type="float">
            <text:p>2.087</text:p>
          </table:table-cell>
          <table:table-cell table:style-name="ce3" office:value-type="float" office:value="1.005" calcext:value-type="float">
            <text:p>1.0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92" calcext:value-type="float">
            <text:p>3.09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6" calcext:value-type="float">
            <text:p>102676</text:p>
          </table:table-cell>
          <table:table-cell table:style-name="ce3" office:value-type="float" office:value="5.98387" calcext:value-type="float">
            <text:p>5.983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4" calcext:value-type="float">
            <text:p>1.284</text:p>
          </table:table-cell>
          <table:table-cell table:number-columns-repeated="3"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08" calcext:value-type="float">
            <text:p>51708</text:p>
          </table:table-cell>
          <table:table-cell table:style-name="ce3" office:value-type="float" office:value="11.8821" calcext:value-type="float">
            <text:p>11.88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" calcext:value-type="float">
            <text:p>2.39</text:p>
          </table:table-cell>
          <table:table-cell table:number-columns-repeated="2"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62" calcext:value-type="float">
            <text:p>22562</text:p>
          </table:table-cell>
          <table:table-cell table:style-name="ce3" office:value-type="float" office:value="27.2316" calcext:value-type="float">
            <text:p>27.23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308" calcext:value-type="float">
            <text:p>0.30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1.878" calcext:value-type="float">
            <text:p>1.878</text:p>
          </table:table-cell>
          <table:table-cell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81" calcext:value-type="float">
            <text:p>17581</text:p>
          </table:table-cell>
          <table:table-cell table:style-name="ce3" office:value-type="float" office:value="34.9468" calcext:value-type="float">
            <text:p>34.94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842" calcext:value-type="float">
            <text:p>2.842</text:p>
          </table:table-cell>
          <table:table-cell table:number-columns-repeated="3"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94" calcext:value-type="float">
            <text:p>11294</text:p>
          </table:table-cell>
          <table:table-cell table:style-name="ce3" office:value-type="float" office:value="54.4006" calcext:value-type="float">
            <text:p>54.4006</text:p>
          </table:table-cell>
          <table:table-cell table:style-name="ce3" office:value-type="float" office:value="2.118" calcext:value-type="float">
            <text:p>2.118</text:p>
          </table:table-cell>
          <table:table-cell table:style-name="ce3" office:value-type="float" office:value="1.103" calcext:value-type="float">
            <text:p>1.1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1" calcext:value-type="float">
            <text:p>3.221</text:p>
          </table:table-cell>
          <table:table-cell table:number-columns-repeated="3"/>
          <table:table-cell table:style-name="ce3" office:value-type="string" calcext:value-type="string">
            <text:p>43698189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13" calcext:value-type="float">
            <text:p>3813</text:p>
          </table:table-cell>
          <table:table-cell table:style-name="ce3" office:value-type="float" office:value="161.133" calcext:value-type="float">
            <text:p>161.133</text:p>
          </table:table-cell>
          <table:table-cell table:style-name="ce3" office:value-type="float" office:value="2.12" calcext:value-type="float">
            <text:p>2.12</text:p>
          </table:table-cell>
          <table:table-cell table:style-name="ce3" office:value-type="float" office:value="1.023" calcext:value-type="float">
            <text:p>1.0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43" calcext:value-type="float">
            <text:p>3.14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6" calcext:value-type="float">
            <text:p>102676</text:p>
          </table:table-cell>
          <table:table-cell table:style-name="ce3" office:value-type="float" office:value="5.98387" calcext:value-type="float">
            <text:p>5.983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8" calcext:value-type="float">
            <text:p>1.278</text:p>
          </table:table-cell>
          <table:table-cell table:number-columns-repeated="3"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20" calcext:value-type="float">
            <text:p>51720</text:p>
          </table:table-cell>
          <table:table-cell table:style-name="ce3" office:value-type="float" office:value="11.8794" calcext:value-type="float">
            <text:p>11.87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96" calcext:value-type="float">
            <text:p>2.096</text:p>
          </table:table-cell>
          <table:table-cell table:number-columns-repeated="2"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52" calcext:value-type="float">
            <text:p>22752</text:p>
          </table:table-cell>
          <table:table-cell table:style-name="ce3" office:value-type="float" office:value="27.0042" calcext:value-type="float">
            <text:p>27.00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363" calcext:value-type="float">
            <text:p>0.36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1.996" calcext:value-type="float">
            <text:p>1.996</text:p>
          </table:table-cell>
          <table:table-cell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86" calcext:value-type="float">
            <text:p>17586</text:p>
          </table:table-cell>
          <table:table-cell table:style-name="ce3" office:value-type="float" office:value="34.9369" calcext:value-type="float">
            <text:p>34.93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2.858" calcext:value-type="float">
            <text:p>2.858</text:p>
          </table:table-cell>
          <table:table-cell table:number-columns-repeated="3"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43" calcext:value-type="float">
            <text:p>11243</text:p>
          </table:table-cell>
          <table:table-cell table:style-name="ce3" office:value-type="float" office:value="54.6473" calcext:value-type="float">
            <text:p>54.6473</text:p>
          </table:table-cell>
          <table:table-cell table:style-name="ce3" office:value-type="float" office:value="2.037" calcext:value-type="float">
            <text:p>2.037</text:p>
          </table:table-cell>
          <table:table-cell table:style-name="ce3" office:value-type="float" office:value="1.045" calcext:value-type="float">
            <text:p>1.0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082" calcext:value-type="float">
            <text:p>3.082</text:p>
          </table:table-cell>
          <table:table-cell table:number-columns-repeated="3"/>
          <table:table-cell table:style-name="ce3" office:value-type="string" calcext:value-type="string">
            <text:p>4369819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79" calcext:value-type="float">
            <text:p>4179</text:p>
          </table:table-cell>
          <table:table-cell table:style-name="ce3" office:value-type="float" office:value="147.021" calcext:value-type="float">
            <text:p>147.021</text:p>
          </table:table-cell>
          <table:table-cell table:style-name="ce3" office:value-type="float" office:value="2.074" calcext:value-type="float">
            <text:p>2.074</text:p>
          </table:table-cell>
          <table:table-cell table:style-name="ce3" office:value-type="float" office:value="1.033" calcext:value-type="float">
            <text:p>1.03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07" calcext:value-type="float">
            <text:p>3.10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0" calcext:value-type="float">
            <text:p>102680</text:p>
          </table:table-cell>
          <table:table-cell table:style-name="ce3" office:value-type="float" office:value="5.98364" calcext:value-type="float">
            <text:p>5.983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4" calcext:value-type="float">
            <text:p>1.274</text:p>
          </table:table-cell>
          <table:table-cell table:number-columns-repeated="3"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36" calcext:value-type="float">
            <text:p>51736</text:p>
          </table:table-cell>
          <table:table-cell table:style-name="ce3" office:value-type="float" office:value="11.8757" calcext:value-type="float">
            <text:p>11.87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6" calcext:value-type="float">
            <text:p>2.276</text:p>
          </table:table-cell>
          <table:table-cell table:number-columns-repeated="2"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61" calcext:value-type="float">
            <text:p>22661</text:p>
          </table:table-cell>
          <table:table-cell table:style-name="ce3" office:value-type="float" office:value="27.1127" calcext:value-type="float">
            <text:p>27.11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55" calcext:value-type="float">
            <text:p>0.755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2.11" calcext:value-type="float">
            <text:p>2.11</text:p>
          </table:table-cell>
          <table:table-cell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12" calcext:value-type="float">
            <text:p>17612</text:p>
          </table:table-cell>
          <table:table-cell table:style-name="ce3" office:value-type="float" office:value="34.8853" calcext:value-type="float">
            <text:p>34.88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2.592" calcext:value-type="float">
            <text:p>2.592</text:p>
          </table:table-cell>
          <table:table-cell table:number-columns-repeated="3"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91" calcext:value-type="float">
            <text:p>11291</text:p>
          </table:table-cell>
          <table:table-cell table:style-name="ce3" office:value-type="float" office:value="54.415" calcext:value-type="float">
            <text:p>54.415</text:p>
          </table:table-cell>
          <table:table-cell table:style-name="ce3" office:value-type="float" office:value="2.039" calcext:value-type="float">
            <text:p>2.039</text:p>
          </table:table-cell>
          <table:table-cell table:style-name="ce3" office:value-type="float" office:value="1.071" calcext:value-type="float">
            <text:p>1.0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1" calcext:value-type="float">
            <text:p>3.11</text:p>
          </table:table-cell>
          <table:table-cell table:number-columns-repeated="3"/>
          <table:table-cell table:style-name="ce3" office:value-type="string" calcext:value-type="string">
            <text:p>43698196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04" calcext:value-type="float">
            <text:p>3904</text:p>
          </table:table-cell>
          <table:table-cell table:style-name="ce3" office:value-type="float" office:value="157.377" calcext:value-type="float">
            <text:p>157.377</text:p>
          </table:table-cell>
          <table:table-cell table:style-name="ce3" office:value-type="float" office:value="2.056" calcext:value-type="float">
            <text:p>2.056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06" calcext:value-type="float">
            <text:p>3.10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2" calcext:value-type="float">
            <text:p>102672</text:p>
          </table:table-cell>
          <table:table-cell table:style-name="ce3" office:value-type="float" office:value="5.9841" calcext:value-type="float">
            <text:p>5.98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4" calcext:value-type="float">
            <text:p>1.354</text:p>
          </table:table-cell>
          <table:table-cell table:number-columns-repeated="3"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40" calcext:value-type="float">
            <text:p>51740</text:p>
          </table:table-cell>
          <table:table-cell table:style-name="ce3" office:value-type="float" office:value="11.8748" calcext:value-type="float">
            <text:p>11.87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8" calcext:value-type="float">
            <text:p>2.088</text:p>
          </table:table-cell>
          <table:table-cell table:number-columns-repeated="2"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12" calcext:value-type="float">
            <text:p>22712</text:p>
          </table:table-cell>
          <table:table-cell table:style-name="ce3" office:value-type="float" office:value="27.0518" calcext:value-type="float">
            <text:p>27.05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1.992" calcext:value-type="float">
            <text:p>1.992</text:p>
          </table:table-cell>
          <table:table-cell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04" calcext:value-type="float">
            <text:p>17604</text:p>
          </table:table-cell>
          <table:table-cell table:style-name="ce3" office:value-type="float" office:value="34.9012" calcext:value-type="float">
            <text:p>34.90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2.592" calcext:value-type="float">
            <text:p>2.592</text:p>
          </table:table-cell>
          <table:table-cell table:number-columns-repeated="3"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80" calcext:value-type="float">
            <text:p>11280</text:p>
          </table:table-cell>
          <table:table-cell table:style-name="ce3" office:value-type="float" office:value="54.4681" calcext:value-type="float">
            <text:p>54.4681</text:p>
          </table:table-cell>
          <table:table-cell table:style-name="ce3" office:value-type="float" office:value="2.612" calcext:value-type="float">
            <text:p>2.612</text:p>
          </table:table-cell>
          <table:table-cell table:style-name="ce3" office:value-type="float" office:value="1.031" calcext:value-type="float">
            <text:p>1.03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3" calcext:value-type="float">
            <text:p>3.643</text:p>
          </table:table-cell>
          <table:table-cell table:number-columns-repeated="3"/>
          <table:table-cell table:style-name="ce3" office:value-type="string" calcext:value-type="string">
            <text:p>43698199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24" calcext:value-type="float">
            <text:p>3724</text:p>
          </table:table-cell>
          <table:table-cell table:style-name="ce3" office:value-type="float" office:value="164.984" calcext:value-type="float">
            <text:p>164.984</text:p>
          </table:table-cell>
          <table:table-cell table:style-name="ce3" office:value-type="float" office:value="2.121" calcext:value-type="float">
            <text:p>2.121</text:p>
          </table:table-cell>
          <table:table-cell table:style-name="ce3" office:value-type="float" office:value="1.024" calcext:value-type="float">
            <text:p>1.0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45" calcext:value-type="float">
            <text:p>3.14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2" calcext:value-type="float">
            <text:p>102672</text:p>
          </table:table-cell>
          <table:table-cell table:style-name="ce3" office:value-type="float" office:value="5.9841" calcext:value-type="float">
            <text:p>5.98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26" calcext:value-type="float">
            <text:p>1.326</text:p>
          </table:table-cell>
          <table:table-cell table:number-columns-repeated="3"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52" calcext:value-type="float">
            <text:p>51752</text:p>
          </table:table-cell>
          <table:table-cell table:style-name="ce3" office:value-type="float" office:value="11.872" calcext:value-type="float">
            <text:p>11.8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6" calcext:value-type="float">
            <text:p>2.086</text:p>
          </table:table-cell>
          <table:table-cell table:number-columns-repeated="2"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28" calcext:value-type="float">
            <text:p>22728</text:p>
          </table:table-cell>
          <table:table-cell table:style-name="ce3" office:value-type="float" office:value="27.0327" calcext:value-type="float">
            <text:p>27.03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1.834" calcext:value-type="float">
            <text:p>1.834</text:p>
          </table:table-cell>
          <table:table-cell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69" calcext:value-type="float">
            <text:p>17569</text:p>
          </table:table-cell>
          <table:table-cell table:style-name="ce3" office:value-type="float" office:value="34.9707" calcext:value-type="float">
            <text:p>34.97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2.622" calcext:value-type="float">
            <text:p>2.622</text:p>
          </table:table-cell>
          <table:table-cell table:number-columns-repeated="3"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01" calcext:value-type="float">
            <text:p>11301</text:p>
          </table:table-cell>
          <table:table-cell table:style-name="ce3" office:value-type="float" office:value="54.3669" calcext:value-type="float">
            <text:p>54.3669</text:p>
          </table:table-cell>
          <table:table-cell table:style-name="ce3" office:value-type="float" office:value="2.089" calcext:value-type="float">
            <text:p>2.089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19" calcext:value-type="float">
            <text:p>3.119</text:p>
          </table:table-cell>
          <table:table-cell table:number-columns-repeated="3"/>
          <table:table-cell table:style-name="ce3" office:value-type="string" calcext:value-type="string">
            <text:p>4369820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48" calcext:value-type="float">
            <text:p>3748</text:p>
          </table:table-cell>
          <table:table-cell table:style-name="ce3" office:value-type="float" office:value="163.927" calcext:value-type="float">
            <text:p>163.927</text:p>
          </table:table-cell>
          <table:table-cell table:style-name="ce3" office:value-type="float" office:value="2.072" calcext:value-type="float">
            <text:p>2.072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4" calcext:value-type="float">
            <text:p>102684</text:p>
          </table:table-cell>
          <table:table-cell table:style-name="ce3" office:value-type="float" office:value="5.98341" calcext:value-type="float">
            <text:p>5.983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8" calcext:value-type="float">
            <text:p>1.278</text:p>
          </table:table-cell>
          <table:table-cell table:number-columns-repeated="3"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76" calcext:value-type="float">
            <text:p>51776</text:p>
          </table:table-cell>
          <table:table-cell table:style-name="ce3" office:value-type="float" office:value="11.8665" calcext:value-type="float">
            <text:p>11.86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2"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87" calcext:value-type="float">
            <text:p>22687</text:p>
          </table:table-cell>
          <table:table-cell table:style-name="ce3" office:value-type="float" office:value="27.0816" calcext:value-type="float">
            <text:p>27.08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342" calcext:value-type="float">
            <text:p>2.342</text:p>
          </table:table-cell>
          <table:table-cell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26" calcext:value-type="float">
            <text:p>17526</text:p>
          </table:table-cell>
          <table:table-cell table:style-name="ce3" office:value-type="float" office:value="35.0565" calcext:value-type="float">
            <text:p>35.05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834" calcext:value-type="float">
            <text:p>2.834</text:p>
          </table:table-cell>
          <table:table-cell table:number-columns-repeated="3"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63" calcext:value-type="float">
            <text:p>11263</text:p>
          </table:table-cell>
          <table:table-cell table:style-name="ce3" office:value-type="float" office:value="54.5503" calcext:value-type="float">
            <text:p>54.5503</text:p>
          </table:table-cell>
          <table:table-cell table:style-name="ce3" office:value-type="float" office:value="2.092" calcext:value-type="float">
            <text:p>2.092</text:p>
          </table:table-cell>
          <table:table-cell table:style-name="ce3" office:value-type="float" office:value="1.029" calcext:value-type="float">
            <text:p>1.02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21" calcext:value-type="float">
            <text:p>3.121</text:p>
          </table:table-cell>
          <table:table-cell table:number-columns-repeated="3"/>
          <table:table-cell table:style-name="ce3" office:value-type="string" calcext:value-type="string">
            <text:p>4369820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06" calcext:value-type="float">
            <text:p>3906</text:p>
          </table:table-cell>
          <table:table-cell table:style-name="ce3" office:value-type="float" office:value="157.296" calcext:value-type="float">
            <text:p>157.296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1.024" calcext:value-type="float">
            <text:p>1.0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76" calcext:value-type="float">
            <text:p>3.17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4" calcext:value-type="float">
            <text:p>102684</text:p>
          </table:table-cell>
          <table:table-cell table:style-name="ce3" office:value-type="float" office:value="5.98341" calcext:value-type="float">
            <text:p>5.983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" calcext:value-type="float">
            <text:p>1.31</text:p>
          </table:table-cell>
          <table:table-cell table:number-columns-repeated="3"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20" calcext:value-type="float">
            <text:p>51820</text:p>
          </table:table-cell>
          <table:table-cell table:style-name="ce3" office:value-type="float" office:value="11.8564" calcext:value-type="float">
            <text:p>11.85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02" calcext:value-type="float">
            <text:p>2.102</text:p>
          </table:table-cell>
          <table:table-cell table:number-columns-repeated="2"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99" calcext:value-type="float">
            <text:p>22699</text:p>
          </table:table-cell>
          <table:table-cell table:style-name="ce3" office:value-type="float" office:value="27.0673" calcext:value-type="float">
            <text:p>27.06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2.224" calcext:value-type="float">
            <text:p>2.224</text:p>
          </table:table-cell>
          <table:table-cell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12" calcext:value-type="float">
            <text:p>17612</text:p>
          </table:table-cell>
          <table:table-cell table:style-name="ce3" office:value-type="float" office:value="34.8853" calcext:value-type="float">
            <text:p>34.88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96" calcext:value-type="float">
            <text:p>0.196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2.538" calcext:value-type="float">
            <text:p>2.538</text:p>
          </table:table-cell>
          <table:table-cell table:number-columns-repeated="3"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4.7398" calcext:value-type="float">
            <text:p>54.7398</text:p>
          </table:table-cell>
          <table:table-cell table:style-name="ce3" office:value-type="float" office:value="2.105" calcext:value-type="float">
            <text:p>2.105</text:p>
          </table:table-cell>
          <table:table-cell table:style-name="ce3" office:value-type="float" office:value="1.058" calcext:value-type="float">
            <text:p>1.05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3" calcext:value-type="float">
            <text:p>3.163</text:p>
          </table:table-cell>
          <table:table-cell table:number-columns-repeated="3"/>
          <table:table-cell table:style-name="ce3" office:value-type="string" calcext:value-type="string">
            <text:p>43698209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27" calcext:value-type="float">
            <text:p>3727</text:p>
          </table:table-cell>
          <table:table-cell table:style-name="ce3" office:value-type="float" office:value="164.851" calcext:value-type="float">
            <text:p>164.851</text:p>
          </table:table-cell>
          <table:table-cell table:style-name="ce3" office:value-type="float" office:value="2.106" calcext:value-type="float">
            <text:p>2.106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3" calcext:value-type="float">
            <text:p>3.15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4" calcext:value-type="float">
            <text:p>102684</text:p>
          </table:table-cell>
          <table:table-cell table:style-name="ce3" office:value-type="float" office:value="5.98341" calcext:value-type="float">
            <text:p>5.983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32" calcext:value-type="float">
            <text:p>51832</text:p>
          </table:table-cell>
          <table:table-cell table:style-name="ce3" office:value-type="float" office:value="11.8537" calcext:value-type="float">
            <text:p>11.85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744" calcext:value-type="float">
            <text:p>0.744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88" calcext:value-type="float">
            <text:p>2.788</text:p>
          </table:table-cell>
          <table:table-cell table:number-columns-repeated="2"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95" calcext:value-type="float">
            <text:p>22695</text:p>
          </table:table-cell>
          <table:table-cell table:style-name="ce3" office:value-type="float" office:value="27.072" calcext:value-type="float">
            <text:p>27.0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34.8616" calcext:value-type="float">
            <text:p>34.86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2.692" calcext:value-type="float">
            <text:p>2.692</text:p>
          </table:table-cell>
          <table:table-cell table:number-columns-repeated="3"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2" calcext:value-type="float">
            <text:p>11252</text:p>
          </table:table-cell>
          <table:table-cell table:style-name="ce3" office:value-type="float" office:value="54.6036" calcext:value-type="float">
            <text:p>54.6036</text:p>
          </table:table-cell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1.035" calcext:value-type="float">
            <text:p>1.03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05" calcext:value-type="float">
            <text:p>3.105</text:p>
          </table:table-cell>
          <table:table-cell table:number-columns-repeated="3"/>
          <table:table-cell table:style-name="ce3" office:value-type="string" calcext:value-type="string">
            <text:p>43698212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89" calcext:value-type="float">
            <text:p>3489</text:p>
          </table:table-cell>
          <table:table-cell table:style-name="ce3" office:value-type="float" office:value="176.096" calcext:value-type="float">
            <text:p>176.096</text:p>
          </table:table-cell>
          <table:table-cell table:style-name="ce3" office:value-type="float" office:value="2.067" calcext:value-type="float">
            <text:p>2.067</text:p>
          </table:table-cell>
          <table:table-cell table:style-name="ce3" office:value-type="float" office:value="1.098" calcext:value-type="float">
            <text:p>1.0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5" calcext:value-type="float">
            <text:p>3.16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0" calcext:value-type="float">
            <text:p>102680</text:p>
          </table:table-cell>
          <table:table-cell table:style-name="ce3" office:value-type="float" office:value="5.98364" calcext:value-type="float">
            <text:p>5.983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40" calcext:value-type="float">
            <text:p>51840</text:p>
          </table:table-cell>
          <table:table-cell table:style-name="ce3" office:value-type="float" office:value="11.8519" calcext:value-type="float">
            <text:p>11.85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9" calcext:value-type="float">
            <text:p>2.09</text:p>
          </table:table-cell>
          <table:table-cell table:number-columns-repeated="2"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75" calcext:value-type="float">
            <text:p>22775</text:p>
          </table:table-cell>
          <table:table-cell table:style-name="ce3" office:value-type="float" office:value="26.9769" calcext:value-type="float">
            <text:p>26.97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91" calcext:value-type="float">
            <text:p>0.39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2.086" calcext:value-type="float">
            <text:p>2.086</text:p>
          </table:table-cell>
          <table:table-cell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51" calcext:value-type="float">
            <text:p>17551</text:p>
          </table:table-cell>
          <table:table-cell table:style-name="ce3" office:value-type="float" office:value="35.0066" calcext:value-type="float">
            <text:p>35.00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2.654" calcext:value-type="float">
            <text:p>2.654</text:p>
          </table:table-cell>
          <table:table-cell table:number-columns-repeated="3"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7" calcext:value-type="float">
            <text:p>11257</text:p>
          </table:table-cell>
          <table:table-cell table:style-name="ce3" office:value-type="float" office:value="54.5794" calcext:value-type="float">
            <text:p>54.5794</text:p>
          </table:table-cell>
          <table:table-cell table:style-name="ce3" office:value-type="float" office:value="2.096" calcext:value-type="float">
            <text:p>2.096</text:p>
          </table:table-cell>
          <table:table-cell table:style-name="ce3" office:value-type="float" office:value="1.075" calcext:value-type="float">
            <text:p>1.07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71" calcext:value-type="float">
            <text:p>3.171</text:p>
          </table:table-cell>
          <table:table-cell table:number-columns-repeated="3"/>
          <table:table-cell table:style-name="ce3" office:value-type="string" calcext:value-type="string">
            <text:p>4369821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94" calcext:value-type="float">
            <text:p>3794</text:p>
          </table:table-cell>
          <table:table-cell table:style-name="ce3" office:value-type="float" office:value="161.94" calcext:value-type="float">
            <text:p>161.94</text:p>
          </table:table-cell>
          <table:table-cell table:style-name="ce3" office:value-type="float" office:value="2.092" calcext:value-type="float">
            <text:p>2.092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7" calcext:value-type="float">
            <text:p>3.1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4" calcext:value-type="float">
            <text:p>102684</text:p>
          </table:table-cell>
          <table:table-cell table:style-name="ce3" office:value-type="float" office:value="5.98341" calcext:value-type="float">
            <text:p>5.983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4" calcext:value-type="float">
            <text:p>0.2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56" calcext:value-type="float">
            <text:p>51856</text:p>
          </table:table-cell>
          <table:table-cell table:style-name="ce3" office:value-type="float" office:value="11.8482" calcext:value-type="float">
            <text:p>11.84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7" calcext:value-type="float">
            <text:p>0.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48" calcext:value-type="float">
            <text:p>2.248</text:p>
          </table:table-cell>
          <table:table-cell table:number-columns-repeated="2"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812" calcext:value-type="float">
            <text:p>22812</text:p>
          </table:table-cell>
          <table:table-cell table:style-name="ce3" office:value-type="float" office:value="26.9332" calcext:value-type="float">
            <text:p>26.93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1.836" calcext:value-type="float">
            <text:p>1.836</text:p>
          </table:table-cell>
          <table:table-cell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86" calcext:value-type="float">
            <text:p>17586</text:p>
          </table:table-cell>
          <table:table-cell table:style-name="ce3" office:value-type="float" office:value="34.9369" calcext:value-type="float">
            <text:p>34.93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612" calcext:value-type="float">
            <text:p>2.612</text:p>
          </table:table-cell>
          <table:table-cell table:number-columns-repeated="3"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43" calcext:value-type="float">
            <text:p>11243</text:p>
          </table:table-cell>
          <table:table-cell table:style-name="ce3" office:value-type="float" office:value="54.6473" calcext:value-type="float">
            <text:p>54.6473</text:p>
          </table:table-cell>
          <table:table-cell table:style-name="ce3" office:value-type="float" office:value="2.091" calcext:value-type="float">
            <text:p>2.091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71" calcext:value-type="float">
            <text:p>3.171</text:p>
          </table:table-cell>
          <table:table-cell table:number-columns-repeated="3"/>
          <table:table-cell table:style-name="ce3" office:value-type="string" calcext:value-type="string">
            <text:p>43698218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25" calcext:value-type="float">
            <text:p>3625</text:p>
          </table:table-cell>
          <table:table-cell table:style-name="ce3" office:value-type="float" office:value="169.49" calcext:value-type="float">
            <text:p>169.49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1.022" calcext:value-type="float">
            <text:p>1.0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32" calcext:value-type="float">
            <text:p>3.13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8" calcext:value-type="float">
            <text:p>102688</text:p>
          </table:table-cell>
          <table:table-cell table:style-name="ce3" office:value-type="float" office:value="5.98317" calcext:value-type="float">
            <text:p>5.98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14" calcext:value-type="float">
            <text:p>1.414</text:p>
          </table:table-cell>
          <table:table-cell table:number-columns-repeated="3"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68" calcext:value-type="float">
            <text:p>51868</text:p>
          </table:table-cell>
          <table:table-cell table:style-name="ce3" office:value-type="float" office:value="11.8455" calcext:value-type="float">
            <text:p>11.84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8" calcext:value-type="float">
            <text:p>2.088</text:p>
          </table:table-cell>
          <table:table-cell table:number-columns-repeated="2"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87" calcext:value-type="float">
            <text:p>22687</text:p>
          </table:table-cell>
          <table:table-cell table:style-name="ce3" office:value-type="float" office:value="27.0816" calcext:value-type="float">
            <text:p>27.08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1.834" calcext:value-type="float">
            <text:p>1.834</text:p>
          </table:table-cell>
          <table:table-cell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48" calcext:value-type="float">
            <text:p>17648</text:p>
          </table:table-cell>
          <table:table-cell table:style-name="ce3" office:value-type="float" office:value="34.8141" calcext:value-type="float">
            <text:p>34.8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674" calcext:value-type="float">
            <text:p>2.674</text:p>
          </table:table-cell>
          <table:table-cell table:number-columns-repeated="3"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21" calcext:value-type="float">
            <text:p>11321</text:p>
          </table:table-cell>
          <table:table-cell table:style-name="ce3" office:value-type="float" office:value="54.2708" calcext:value-type="float">
            <text:p>54.2708</text:p>
          </table:table-cell>
          <table:table-cell table:style-name="ce3" office:value-type="float" office:value="2.149" calcext:value-type="float">
            <text:p>2.149</text:p>
          </table:table-cell>
          <table:table-cell table:style-name="ce3" office:value-type="float" office:value="1.054" calcext:value-type="float">
            <text:p>1.0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03" calcext:value-type="float">
            <text:p>3.203</text:p>
          </table:table-cell>
          <table:table-cell table:number-columns-repeated="3"/>
          <table:table-cell table:style-name="ce3" office:value-type="string" calcext:value-type="string">
            <text:p>4369822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57" calcext:value-type="float">
            <text:p>3757</text:p>
          </table:table-cell>
          <table:table-cell table:style-name="ce3" office:value-type="float" office:value="163.535" calcext:value-type="float">
            <text:p>163.53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47" calcext:value-type="float">
            <text:p>3.14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88" calcext:value-type="float">
            <text:p>102688</text:p>
          </table:table-cell>
          <table:table-cell table:style-name="ce3" office:value-type="float" office:value="5.98317" calcext:value-type="float">
            <text:p>5.98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84" calcext:value-type="float">
            <text:p>51884</text:p>
          </table:table-cell>
          <table:table-cell table:style-name="ce3" office:value-type="float" office:value="11.8418" calcext:value-type="float">
            <text:p>11.84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54" calcext:value-type="float">
            <text:p>0.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26" calcext:value-type="float">
            <text:p>2.226</text:p>
          </table:table-cell>
          <table:table-cell table:number-columns-repeated="2"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15" calcext:value-type="float">
            <text:p>22715</text:p>
          </table:table-cell>
          <table:table-cell table:style-name="ce3" office:value-type="float" office:value="27.0482" calcext:value-type="float">
            <text:p>27.048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466" calcext:value-type="float">
            <text:p>0.466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1.832" calcext:value-type="float">
            <text:p>1.832</text:p>
          </table:table-cell>
          <table:table-cell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609" calcext:value-type="float">
            <text:p>17609</text:p>
          </table:table-cell>
          <table:table-cell table:style-name="ce3" office:value-type="float" office:value="34.8913" calcext:value-type="float">
            <text:p>34.89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708" calcext:value-type="float">
            <text:p>2.708</text:p>
          </table:table-cell>
          <table:table-cell table:number-columns-repeated="3"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1" calcext:value-type="float">
            <text:p>11251</text:p>
          </table:table-cell>
          <table:table-cell table:style-name="ce3" office:value-type="float" office:value="54.6085" calcext:value-type="float">
            <text:p>54.6085</text:p>
          </table:table-cell>
          <table:table-cell table:style-name="ce3" office:value-type="float" office:value="2.123" calcext:value-type="float">
            <text:p>2.123</text:p>
          </table:table-cell>
          <table:table-cell table:style-name="ce3" office:value-type="float" office:value="1.058" calcext:value-type="float">
            <text:p>1.05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81" calcext:value-type="float">
            <text:p>3.181</text:p>
          </table:table-cell>
          <table:table-cell table:number-columns-repeated="3"/>
          <table:table-cell table:style-name="ce3" office:value-type="string" calcext:value-type="string">
            <text:p>4369822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16" calcext:value-type="float">
            <text:p>3716</text:p>
          </table:table-cell>
          <table:table-cell table:style-name="ce3" office:value-type="float" office:value="165.339" calcext:value-type="float">
            <text:p>165.339</text:p>
          </table:table-cell>
          <table:table-cell table:style-name="ce3" office:value-type="float" office:value="2.145" calcext:value-type="float">
            <text:p>2.145</text:p>
          </table:table-cell>
          <table:table-cell table:style-name="ce3" office:value-type="float" office:value="1.021" calcext:value-type="float">
            <text:p>1.02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6" calcext:value-type="float">
            <text:p>3.16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96" calcext:value-type="float">
            <text:p>102696</text:p>
          </table:table-cell>
          <table:table-cell table:style-name="ce3" office:value-type="float" office:value="5.98271" calcext:value-type="float">
            <text:p>5.982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" calcext:value-type="float">
            <text:p>1.29</text:p>
          </table:table-cell>
          <table:table-cell table:number-columns-repeated="3"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900" calcext:value-type="float">
            <text:p>51900</text:p>
          </table:table-cell>
          <table:table-cell table:style-name="ce3" office:value-type="float" office:value="11.8382" calcext:value-type="float">
            <text:p>11.83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7" calcext:value-type="float">
            <text:p>0.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88" calcext:value-type="float">
            <text:p>2.088</text:p>
          </table:table-cell>
          <table:table-cell table:number-columns-repeated="2"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686" calcext:value-type="float">
            <text:p>22686</text:p>
          </table:table-cell>
          <table:table-cell table:style-name="ce3" office:value-type="float" office:value="27.0828" calcext:value-type="float">
            <text:p>27.08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72" calcext:value-type="float">
            <text:p>0.772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2.144" calcext:value-type="float">
            <text:p>2.144</text:p>
          </table:table-cell>
          <table:table-cell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44" calcext:value-type="float">
            <text:p>17544</text:p>
          </table:table-cell>
          <table:table-cell table:style-name="ce3" office:value-type="float" office:value="35.0205" calcext:value-type="float">
            <text:p>35.0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538" calcext:value-type="float">
            <text:p>2.538</text:p>
          </table:table-cell>
          <table:table-cell table:number-columns-repeated="3"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72" calcext:value-type="float">
            <text:p>11172</text:p>
          </table:table-cell>
          <table:table-cell table:style-name="ce3" office:value-type="float" office:value="54.9946" calcext:value-type="float">
            <text:p>54.9946</text:p>
          </table:table-cell>
          <table:table-cell table:style-name="ce3" office:value-type="float" office:value="2.127" calcext:value-type="float">
            <text:p>2.127</text:p>
          </table:table-cell>
          <table:table-cell table:style-name="ce3" office:value-type="float" office:value="1.056" calcext:value-type="float">
            <text:p>1.0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83" calcext:value-type="float">
            <text:p>3.183</text:p>
          </table:table-cell>
          <table:table-cell table:number-columns-repeated="3"/>
          <table:table-cell table:style-name="ce3" office:value-type="string" calcext:value-type="string">
            <text:p>4369822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94" calcext:value-type="float">
            <text:p>3694</text:p>
          </table:table-cell>
          <table:table-cell table:style-name="ce3" office:value-type="float" office:value="166.324" calcext:value-type="float">
            <text:p>166.324</text:p>
          </table:table-cell>
          <table:table-cell table:style-name="ce3" office:value-type="float" office:value="2.211" calcext:value-type="float">
            <text:p>2.211</text:p>
          </table:table-cell>
          <table:table-cell table:style-name="ce3" office:value-type="float" office:value="1.023" calcext:value-type="float">
            <text:p>1.0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4" calcext:value-type="float">
            <text:p>3.23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92" calcext:value-type="float">
            <text:p>102692</text:p>
          </table:table-cell>
          <table:table-cell table:style-name="ce3" office:value-type="float" office:value="5.98294" calcext:value-type="float">
            <text:p>5.982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333" calcext:value-type="float">
            <text:p>0.3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908" calcext:value-type="float">
            <text:p>51908</text:p>
          </table:table-cell>
          <table:table-cell table:style-name="ce3" office:value-type="float" office:value="11.8363" calcext:value-type="float">
            <text:p>11.83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2"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91" calcext:value-type="float">
            <text:p>22591</text:p>
          </table:table-cell>
          <table:table-cell table:style-name="ce3" office:value-type="float" office:value="27.1967" calcext:value-type="float">
            <text:p>27.19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1.834" calcext:value-type="float">
            <text:p>1.834</text:p>
          </table:table-cell>
          <table:table-cell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69" calcext:value-type="float">
            <text:p>17569</text:p>
          </table:table-cell>
          <table:table-cell table:style-name="ce3" office:value-type="float" office:value="34.9707" calcext:value-type="float">
            <text:p>34.97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3"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64" calcext:value-type="float">
            <text:p>11264</text:p>
          </table:table-cell>
          <table:table-cell table:style-name="ce3" office:value-type="float" office:value="54.5455" calcext:value-type="float">
            <text:p>54.5455</text:p>
          </table:table-cell>
          <table:table-cell table:style-name="ce3" office:value-type="float" office:value="2.103" calcext:value-type="float">
            <text:p>2.103</text:p>
          </table:table-cell>
          <table:table-cell table:style-name="ce3" office:value-type="float" office:value="1.066" calcext:value-type="float">
            <text:p>1.0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9" calcext:value-type="float">
            <text:p>3.169</text:p>
          </table:table-cell>
          <table:table-cell table:number-columns-repeated="3"/>
          <table:table-cell table:style-name="ce3" office:value-type="string" calcext:value-type="string">
            <text:p>4369823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09" calcext:value-type="float">
            <text:p>3809</text:p>
          </table:table-cell>
          <table:table-cell table:style-name="ce3" office:value-type="float" office:value="161.302" calcext:value-type="float">
            <text:p>161.302</text:p>
          </table:table-cell>
          <table:table-cell table:style-name="ce3" office:value-type="float" office:value="2.096" calcext:value-type="float">
            <text:p>2.096</text:p>
          </table:table-cell>
          <table:table-cell table:style-name="ce3" office:value-type="float" office:value="1.054" calcext:value-type="float">
            <text:p>1.0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" calcext:value-type="float">
            <text:p>3.1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268" calcext:value-type="float">
            <text:p>103268</text:p>
          </table:table-cell>
          <table:table-cell table:style-name="ce3" office:value-type="float" office:value="5.94957" calcext:value-type="float">
            <text:p>5.949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293" calcext:value-type="float">
            <text:p>0.2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4" calcext:value-type="float">
            <text:p>1.244</text:p>
          </table:table-cell>
          <table:table-cell table:number-columns-repeated="3"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9748" calcext:value-type="float">
            <text:p>59748</text:p>
          </table:table-cell>
          <table:table-cell table:style-name="ce3" office:value-type="float" office:value="10.2832" calcext:value-type="float">
            <text:p>10.28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58" calcext:value-type="float">
            <text:p>0.558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52" calcext:value-type="float">
            <text:p>2.152</text:p>
          </table:table-cell>
          <table:table-cell table:number-columns-repeated="2"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347" calcext:value-type="float">
            <text:p>27347</text:p>
          </table:table-cell>
          <table:table-cell table:style-name="ce3" office:value-type="float" office:value="22.4668" calcext:value-type="float">
            <text:p>22.46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59" calcext:value-type="float">
            <text:p>0.759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498" calcext:value-type="float">
            <text:p>0.498</text:p>
          </table:table-cell>
          <table:table-cell table:style-name="ce3" office:value-type="float" office:value="0.189" calcext:value-type="float">
            <text:p>0.189</text:p>
          </table:table-cell>
          <table:table-cell table:style-name="ce3" office:value-type="float" office:value="2.514" calcext:value-type="float">
            <text:p>2.514</text:p>
          </table:table-cell>
          <table:table-cell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29" calcext:value-type="float">
            <text:p>19029</text:p>
          </table:table-cell>
          <table:table-cell table:style-name="ce3" office:value-type="float" office:value="32.2876" calcext:value-type="float">
            <text:p>32.28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81" calcext:value-type="float">
            <text:p>0.181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2.642" calcext:value-type="float">
            <text:p>2.642</text:p>
          </table:table-cell>
          <table:table-cell table:number-columns-repeated="3"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882" calcext:value-type="float">
            <text:p>12882</text:p>
          </table:table-cell>
          <table:table-cell table:style-name="ce3" office:value-type="float" office:value="47.6945" calcext:value-type="float">
            <text:p>47.6945</text:p>
          </table:table-cell>
          <table:table-cell table:style-name="ce3" office:value-type="float" office:value="2.262" calcext:value-type="float">
            <text:p>2.262</text:p>
          </table:table-cell>
          <table:table-cell table:style-name="ce3" office:value-type="float" office:value="1.189" calcext:value-type="float">
            <text:p>1.1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51" calcext:value-type="float">
            <text:p>3.451</text:p>
          </table:table-cell>
          <table:table-cell table:number-columns-repeated="3"/>
          <table:table-cell table:style-name="ce3" office:value-type="string" calcext:value-type="string">
            <text:p>436982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61" calcext:value-type="float">
            <text:p>10061</text:p>
          </table:table-cell>
          <table:table-cell table:style-name="ce3" office:value-type="float" office:value="61.0675" calcext:value-type="float">
            <text:p>61.0675</text:p>
          </table:table-cell>
          <table:table-cell table:style-name="ce3" office:value-type="float" office:value="2.329" calcext:value-type="float">
            <text:p>2.329</text:p>
          </table:table-cell>
          <table:table-cell table:style-name="ce3" office:value-type="float" office:value="1.132" calcext:value-type="float">
            <text:p>1.1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61" calcext:value-type="float">
            <text:p>3.46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736" calcext:value-type="float">
            <text:p>104736</text:p>
          </table:table-cell>
          <table:table-cell table:style-name="ce3" office:value-type="float" office:value="5.86618" calcext:value-type="float">
            <text:p>5.866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87" calcext:value-type="float">
            <text:p>0.987</text:p>
          </table:table-cell>
          <table:table-cell table:style-name="ce3" office:value-type="float" office:value="0.382" calcext:value-type="float">
            <text:p>0.3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74" calcext:value-type="float">
            <text:p>1.974</text:p>
          </table:table-cell>
          <table:table-cell table:number-columns-repeated="3"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976" calcext:value-type="float">
            <text:p>70976</text:p>
          </table:table-cell>
          <table:table-cell table:style-name="ce3" office:value-type="float" office:value="8.65645" calcext:value-type="float">
            <text:p>8.656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213" calcext:value-type="float">
            <text:p>0.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34" calcext:value-type="float">
            <text:p>2.234</text:p>
          </table:table-cell>
          <table:table-cell table:number-columns-repeated="2"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043" calcext:value-type="float">
            <text:p>31043</text:p>
          </table:table-cell>
          <table:table-cell table:style-name="ce3" office:value-type="float" office:value="19.7919" calcext:value-type="float">
            <text:p>19.79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038" calcext:value-type="float">
            <text:p>2.038</text:p>
          </table:table-cell>
          <table:table-cell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679" calcext:value-type="float">
            <text:p>21679</text:p>
          </table:table-cell>
          <table:table-cell table:style-name="ce3" office:value-type="float" office:value="28.3408" calcext:value-type="float">
            <text:p>28.34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936" calcext:value-type="float">
            <text:p>2.936</text:p>
          </table:table-cell>
          <table:table-cell table:number-columns-repeated="3"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43" calcext:value-type="float">
            <text:p>13943</text:p>
          </table:table-cell>
          <table:table-cell table:style-name="ce3" office:value-type="float" office:value="44.0651" calcext:value-type="float">
            <text:p>44.0651</text:p>
          </table:table-cell>
          <table:table-cell table:style-name="ce3" office:value-type="float" office:value="2.531" calcext:value-type="float">
            <text:p>2.531</text:p>
          </table:table-cell>
          <table:table-cell table:style-name="ce3" office:value-type="float" office:value="1.245" calcext:value-type="float">
            <text:p>1.2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76" calcext:value-type="float">
            <text:p>3.776</text:p>
          </table:table-cell>
          <table:table-cell table:number-columns-repeated="3"/>
          <table:table-cell table:style-name="ce3" office:value-type="string" calcext:value-type="string">
            <text:p>43698237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22" calcext:value-type="float">
            <text:p>10822</text:p>
          </table:table-cell>
          <table:table-cell table:style-name="ce3" office:value-type="float" office:value="56.7732" calcext:value-type="float">
            <text:p>56.7732</text:p>
          </table:table-cell>
          <table:table-cell table:style-name="ce3" office:value-type="float" office:value="2.502" calcext:value-type="float">
            <text:p>2.502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4" calcext:value-type="float">
            <text:p>3.69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244" calcext:value-type="float">
            <text:p>105244</text:p>
          </table:table-cell>
          <table:table-cell table:style-name="ce3" office:value-type="float" office:value="5.83786" calcext:value-type="float">
            <text:p>5.837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356" calcext:value-type="float">
            <text:p>0.3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2" calcext:value-type="float">
            <text:p>1.262</text:p>
          </table:table-cell>
          <table:table-cell table:number-columns-repeated="3"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728" calcext:value-type="float">
            <text:p>72728</text:p>
          </table:table-cell>
          <table:table-cell table:style-name="ce3" office:value-type="float" office:value="8.44792" calcext:value-type="float">
            <text:p>8.447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822" calcext:value-type="float">
            <text:p>0.82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248" calcext:value-type="float">
            <text:p>0.2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294" calcext:value-type="float">
            <text:p>3.294</text:p>
          </table:table-cell>
          <table:table-cell table:number-columns-repeated="2"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759" calcext:value-type="float">
            <text:p>32759</text:p>
          </table:table-cell>
          <table:table-cell table:style-name="ce3" office:value-type="float" office:value="18.7552" calcext:value-type="float">
            <text:p>18.75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8" calcext:value-type="float">
            <text:p>0.748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296" calcext:value-type="float">
            <text:p>2.296</text:p>
          </table:table-cell>
          <table:table-cell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186" calcext:value-type="float">
            <text:p>22186</text:p>
          </table:table-cell>
          <table:table-cell table:style-name="ce3" office:value-type="float" office:value="27.6931" calcext:value-type="float">
            <text:p>27.69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2.812" calcext:value-type="float">
            <text:p>2.812</text:p>
          </table:table-cell>
          <table:table-cell table:number-columns-repeated="3"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69" calcext:value-type="float">
            <text:p>14169</text:p>
          </table:table-cell>
          <table:table-cell table:style-name="ce3" office:value-type="float" office:value="43.3623" calcext:value-type="float">
            <text:p>43.3623</text:p>
          </table:table-cell>
          <table:table-cell table:style-name="ce3" office:value-type="float" office:value="2.532" calcext:value-type="float">
            <text:p>2.532</text:p>
          </table:table-cell>
          <table:table-cell table:style-name="ce3" office:value-type="float" office:value="1.182" calcext:value-type="float">
            <text:p>1.18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14" calcext:value-type="float">
            <text:p>3.714</text:p>
          </table:table-cell>
          <table:table-cell table:number-columns-repeated="3"/>
          <table:table-cell table:style-name="ce3" office:value-type="string" calcext:value-type="string">
            <text:p>43698240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61" calcext:value-type="float">
            <text:p>10361</text:p>
          </table:table-cell>
          <table:table-cell table:style-name="ce3" office:value-type="float" office:value="59.2993" calcext:value-type="float">
            <text:p>59.2993</text:p>
          </table:table-cell>
          <table:table-cell table:style-name="ce3" office:value-type="float" office:value="2.601" calcext:value-type="float">
            <text:p>2.601</text:p>
          </table:table-cell>
          <table:table-cell table:style-name="ce3" office:value-type="float" office:value="1.171" calcext:value-type="float">
            <text:p>1.1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72" calcext:value-type="float">
            <text:p>3.77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952" calcext:value-type="float">
            <text:p>105952</text:p>
          </table:table-cell>
          <table:table-cell table:style-name="ce3" office:value-type="float" office:value="5.79885" calcext:value-type="float">
            <text:p>5.7988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334" calcext:value-type="float">
            <text:p>0.3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4" calcext:value-type="float">
            <text:p>1.264</text:p>
          </table:table-cell>
          <table:table-cell table:number-columns-repeated="3"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4684" calcext:value-type="float">
            <text:p>74684</text:p>
          </table:table-cell>
          <table:table-cell table:style-name="ce3" office:value-type="float" office:value="8.22666" calcext:value-type="float">
            <text:p>8.226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25" calcext:value-type="float">
            <text:p>0.2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26" calcext:value-type="float">
            <text:p>2.326</text:p>
          </table:table-cell>
          <table:table-cell table:number-columns-repeated="2"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876" calcext:value-type="float">
            <text:p>33876</text:p>
          </table:table-cell>
          <table:table-cell table:style-name="ce3" office:value-type="float" office:value="18.1367" calcext:value-type="float">
            <text:p>18.13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457" calcext:value-type="float">
            <text:p>0.457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2.192" calcext:value-type="float">
            <text:p>2.192</text:p>
          </table:table-cell>
          <table:table-cell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21" calcext:value-type="float">
            <text:p>22521</text:p>
          </table:table-cell>
          <table:table-cell table:style-name="ce3" office:value-type="float" office:value="27.2812" calcext:value-type="float">
            <text:p>27.28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2.984" calcext:value-type="float">
            <text:p>2.984</text:p>
          </table:table-cell>
          <table:table-cell table:number-columns-repeated="3"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276" calcext:value-type="float">
            <text:p>14276</text:p>
          </table:table-cell>
          <table:table-cell table:style-name="ce3" office:value-type="float" office:value="43.0373" calcext:value-type="float">
            <text:p>43.0373</text:p>
          </table:table-cell>
          <table:table-cell table:style-name="ce3" office:value-type="float" office:value="2.661" calcext:value-type="float">
            <text:p>2.661</text:p>
          </table:table-cell>
          <table:table-cell table:style-name="ce3" office:value-type="float" office:value="1.154" calcext:value-type="float">
            <text:p>1.1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15" calcext:value-type="float">
            <text:p>3.815</text:p>
          </table:table-cell>
          <table:table-cell table:number-columns-repeated="3"/>
          <table:table-cell table:style-name="ce3" office:value-type="string" calcext:value-type="string">
            <text:p>4369824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16" calcext:value-type="float">
            <text:p>9716</text:p>
          </table:table-cell>
          <table:table-cell table:style-name="ce3" office:value-type="float" office:value="63.2359" calcext:value-type="float">
            <text:p>63.2359</text:p>
          </table:table-cell>
          <table:table-cell table:style-name="ce3" office:value-type="float" office:value="2.695" calcext:value-type="float">
            <text:p>2.695</text:p>
          </table:table-cell>
          <table:table-cell table:style-name="ce3" office:value-type="float" office:value="1.221" calcext:value-type="float">
            <text:p>1.22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16" calcext:value-type="float">
            <text:p>3.91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088" calcext:value-type="float">
            <text:p>106088</text:p>
          </table:table-cell>
          <table:table-cell table:style-name="ce3" office:value-type="float" office:value="5.79142" calcext:value-type="float">
            <text:p>5.791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28" calcext:value-type="float">
            <text:p>0.3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3"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5524" calcext:value-type="float">
            <text:p>75524</text:p>
          </table:table-cell>
          <table:table-cell table:style-name="ce3" office:value-type="float" office:value="8.13516" calcext:value-type="float">
            <text:p>8.135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27" calcext:value-type="float">
            <text:p>0.2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8" calcext:value-type="float">
            <text:p>2.268</text:p>
          </table:table-cell>
          <table:table-cell table:number-columns-repeated="2"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438" calcext:value-type="float">
            <text:p>33438</text:p>
          </table:table-cell>
          <table:table-cell table:style-name="ce3" office:value-type="float" office:value="18.3743" calcext:value-type="float">
            <text:p>18.374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406" calcext:value-type="float">
            <text:p>0.406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2.292" calcext:value-type="float">
            <text:p>2.292</text:p>
          </table:table-cell>
          <table:table-cell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27" calcext:value-type="float">
            <text:p>22727</text:p>
          </table:table-cell>
          <table:table-cell table:style-name="ce3" office:value-type="float" office:value="27.0339" calcext:value-type="float">
            <text:p>27.03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2.862" calcext:value-type="float">
            <text:p>2.862</text:p>
          </table:table-cell>
          <table:table-cell table:number-columns-repeated="3"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28" calcext:value-type="float">
            <text:p>14328</text:p>
          </table:table-cell>
          <table:table-cell table:style-name="ce3" office:value-type="float" office:value="42.8811" calcext:value-type="float">
            <text:p>42.8811</text:p>
          </table:table-cell>
          <table:table-cell table:style-name="ce3" office:value-type="float" office:value="2.544" calcext:value-type="float">
            <text:p>2.544</text:p>
          </table:table-cell>
          <table:table-cell table:style-name="ce3" office:value-type="float" office:value="1.196" calcext:value-type="float">
            <text:p>1.19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" calcext:value-type="float">
            <text:p>3.74</text:p>
          </table:table-cell>
          <table:table-cell table:number-columns-repeated="3"/>
          <table:table-cell table:style-name="ce3" office:value-type="string" calcext:value-type="string">
            <text:p>43698246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807" calcext:value-type="float">
            <text:p>8807</text:p>
          </table:table-cell>
          <table:table-cell table:style-name="ce3" office:value-type="float" office:value="69.7627" calcext:value-type="float">
            <text:p>69.7627</text:p>
          </table:table-cell>
          <table:table-cell table:style-name="ce3" office:value-type="float" office:value="2.566" calcext:value-type="float">
            <text:p>2.566</text:p>
          </table:table-cell>
          <table:table-cell table:style-name="ce3" office:value-type="float" office:value="1.173" calcext:value-type="float">
            <text:p>1.1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39" calcext:value-type="float">
            <text:p>3.73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892" calcext:value-type="float">
            <text:p>105892</text:p>
          </table:table-cell>
          <table:table-cell table:style-name="ce3" office:value-type="float" office:value="5.80214" calcext:value-type="float">
            <text:p>5.802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294" calcext:value-type="float">
            <text:p>0.2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2" calcext:value-type="float">
            <text:p>1.262</text:p>
          </table:table-cell>
          <table:table-cell table:number-columns-repeated="3"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6168" calcext:value-type="float">
            <text:p>76168</text:p>
          </table:table-cell>
          <table:table-cell table:style-name="ce3" office:value-type="float" office:value="8.06638" calcext:value-type="float">
            <text:p>8.066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0.231" calcext:value-type="float">
            <text:p>0.2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68" calcext:value-type="float">
            <text:p>2.568</text:p>
          </table:table-cell>
          <table:table-cell table:number-columns-repeated="2"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262" calcext:value-type="float">
            <text:p>33262</text:p>
          </table:table-cell>
          <table:table-cell table:style-name="ce3" office:value-type="float" office:value="18.4715" calcext:value-type="float">
            <text:p>18.47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403" calcext:value-type="float">
            <text:p>0.40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078" calcext:value-type="float">
            <text:p>2.078</text:p>
          </table:table-cell>
          <table:table-cell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450" calcext:value-type="float">
            <text:p>23450</text:p>
          </table:table-cell>
          <table:table-cell table:style-name="ce3" office:value-type="float" office:value="26.2004" calcext:value-type="float">
            <text:p>26.20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3.062" calcext:value-type="float">
            <text:p>3.062</text:p>
          </table:table-cell>
          <table:table-cell table:number-columns-repeated="3"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216" calcext:value-type="float">
            <text:p>14216</text:p>
          </table:table-cell>
          <table:table-cell table:style-name="ce3" office:value-type="float" office:value="43.2189" calcext:value-type="float">
            <text:p>43.2189</text:p>
          </table:table-cell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1.158" calcext:value-type="float">
            <text:p>1.15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38" calcext:value-type="float">
            <text:p>3.738</text:p>
          </table:table-cell>
          <table:table-cell table:number-columns-repeated="3"/>
          <table:table-cell table:style-name="ce3" office:value-type="string" calcext:value-type="string">
            <text:p>4369824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697" calcext:value-type="float">
            <text:p>8697</text:p>
          </table:table-cell>
          <table:table-cell table:style-name="ce3" office:value-type="float" office:value="70.6451" calcext:value-type="float">
            <text:p>70.6451</text:p>
          </table:table-cell>
          <table:table-cell table:style-name="ce3" office:value-type="float" office:value="2.588" calcext:value-type="float">
            <text:p>2.588</text:p>
          </table:table-cell>
          <table:table-cell table:style-name="ce3" office:value-type="float" office:value="1.193" calcext:value-type="float">
            <text:p>1.1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81" calcext:value-type="float">
            <text:p>3.78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764" calcext:value-type="float">
            <text:p>105764</text:p>
          </table:table-cell>
          <table:table-cell table:style-name="ce3" office:value-type="float" office:value="5.80916" calcext:value-type="float">
            <text:p>5.809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295" calcext:value-type="float">
            <text:p>0.2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4" calcext:value-type="float">
            <text:p>1.274</text:p>
          </table:table-cell>
          <table:table-cell table:number-columns-repeated="3"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8008" calcext:value-type="float">
            <text:p>78008</text:p>
          </table:table-cell>
          <table:table-cell table:style-name="ce3" office:value-type="float" office:value="7.87612" calcext:value-type="float">
            <text:p>7.876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38" calcext:value-type="float">
            <text:p>0.2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6" calcext:value-type="float">
            <text:p>2.286</text:p>
          </table:table-cell>
          <table:table-cell table:number-columns-repeated="2"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745" calcext:value-type="float">
            <text:p>32745</text:p>
          </table:table-cell>
          <table:table-cell table:style-name="ce3" office:value-type="float" office:value="18.7632" calcext:value-type="float">
            <text:p>18.76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399" calcext:value-type="float">
            <text:p>0.399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262" calcext:value-type="float">
            <text:p>2.262</text:p>
          </table:table-cell>
          <table:table-cell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825" calcext:value-type="float">
            <text:p>23825</text:p>
          </table:table-cell>
          <table:table-cell table:style-name="ce3" office:value-type="float" office:value="25.788" calcext:value-type="float">
            <text:p>25.7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2.876" calcext:value-type="float">
            <text:p>2.876</text:p>
          </table:table-cell>
          <table:table-cell table:number-columns-repeated="3"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476" calcext:value-type="float">
            <text:p>15476</text:p>
          </table:table-cell>
          <table:table-cell table:style-name="ce3" office:value-type="float" office:value="39.7002" calcext:value-type="float">
            <text:p>39.7002</text:p>
          </table:table-cell>
          <table:table-cell table:style-name="ce3" office:value-type="float" office:value="2.545" calcext:value-type="float">
            <text:p>2.545</text:p>
          </table:table-cell>
          <table:table-cell table:style-name="ce3" office:value-type="float" office:value="1.223" calcext:value-type="float">
            <text:p>1.2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8" calcext:value-type="float">
            <text:p>3.768</text:p>
          </table:table-cell>
          <table:table-cell table:number-columns-repeated="3"/>
          <table:table-cell table:style-name="ce3" office:value-type="string" calcext:value-type="string">
            <text:p>4369825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29" calcext:value-type="float">
            <text:p>9929</text:p>
          </table:table-cell>
          <table:table-cell table:style-name="ce3" office:value-type="float" office:value="61.8793" calcext:value-type="float">
            <text:p>61.8793</text:p>
          </table:table-cell>
          <table:table-cell table:style-name="ce3" office:value-type="float" office:value="2.592" calcext:value-type="float">
            <text:p>2.592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12" calcext:value-type="float">
            <text:p>3.81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596" calcext:value-type="float">
            <text:p>105596</text:p>
          </table:table-cell>
          <table:table-cell table:style-name="ce3" office:value-type="float" office:value="5.8184" calcext:value-type="float">
            <text:p>5.818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95" calcext:value-type="float">
            <text:p>0.2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3"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7788" calcext:value-type="float">
            <text:p>77788</text:p>
          </table:table-cell>
          <table:table-cell table:style-name="ce3" office:value-type="float" office:value="7.89839" calcext:value-type="float">
            <text:p>7.898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9" calcext:value-type="float">
            <text:p>0.51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37" calcext:value-type="float">
            <text:p>0.2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2"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672" calcext:value-type="float">
            <text:p>32672</text:p>
          </table:table-cell>
          <table:table-cell table:style-name="ce3" office:value-type="float" office:value="18.8051" calcext:value-type="float">
            <text:p>18.80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398" calcext:value-type="float">
            <text:p>0.398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2.06" calcext:value-type="float">
            <text:p>2.06</text:p>
          </table:table-cell>
          <table:table-cell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277" calcext:value-type="float">
            <text:p>24277</text:p>
          </table:table-cell>
          <table:table-cell table:style-name="ce3" office:value-type="float" office:value="25.3079" calcext:value-type="float">
            <text:p>25.30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54" calcext:value-type="float">
            <text:p>0.754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946" calcext:value-type="float">
            <text:p>0.946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3.998" calcext:value-type="float">
            <text:p>3.998</text:p>
          </table:table-cell>
          <table:table-cell table:number-columns-repeated="3"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758" calcext:value-type="float">
            <text:p>14758</text:p>
          </table:table-cell>
          <table:table-cell table:style-name="ce3" office:value-type="float" office:value="41.6317" calcext:value-type="float">
            <text:p>41.6317</text:p>
          </table:table-cell>
          <table:table-cell table:style-name="ce3" office:value-type="float" office:value="2.565" calcext:value-type="float">
            <text:p>2.565</text:p>
          </table:table-cell>
          <table:table-cell table:style-name="ce3" office:value-type="float" office:value="1.203" calcext:value-type="float">
            <text:p>1.2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8" calcext:value-type="float">
            <text:p>3.768</text:p>
          </table:table-cell>
          <table:table-cell table:number-columns-repeated="3"/>
          <table:table-cell table:style-name="ce3" office:value-type="string" calcext:value-type="string">
            <text:p>43698256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837" calcext:value-type="float">
            <text:p>8837</text:p>
          </table:table-cell>
          <table:table-cell table:style-name="ce3" office:value-type="float" office:value="69.5259" calcext:value-type="float">
            <text:p>69.5259</text:p>
          </table:table-cell>
          <table:table-cell table:style-name="ce3" office:value-type="float" office:value="2.652" calcext:value-type="float">
            <text:p>2.652</text:p>
          </table:table-cell>
          <table:table-cell table:style-name="ce3" office:value-type="float" office:value="1.202" calcext:value-type="float">
            <text:p>1.20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54" calcext:value-type="float">
            <text:p>3.85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284" calcext:value-type="float">
            <text:p>105284</text:p>
          </table:table-cell>
          <table:table-cell table:style-name="ce3" office:value-type="float" office:value="5.83564" calcext:value-type="float">
            <text:p>5.835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4" calcext:value-type="float">
            <text:p>1.314</text:p>
          </table:table-cell>
          <table:table-cell table:number-columns-repeated="3"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7600" calcext:value-type="float">
            <text:p>77600</text:p>
          </table:table-cell>
          <table:table-cell table:style-name="ce3" office:value-type="float" office:value="7.91753" calcext:value-type="float">
            <text:p>7.917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1" calcext:value-type="float">
            <text:p>0.52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35" calcext:value-type="float">
            <text:p>0.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2"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789" calcext:value-type="float">
            <text:p>32789</text:p>
          </table:table-cell>
          <table:table-cell table:style-name="ce3" office:value-type="float" office:value="18.738" calcext:value-type="float">
            <text:p>18.7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53" calcext:value-type="float">
            <text:p>0.753</text:p>
          </table:table-cell>
          <table:table-cell table:style-name="ce3" office:value-type="float" office:value="0.292" calcext:value-type="float">
            <text:p>0.292</text:p>
          </table:table-cell>
          <table:table-cell table:style-name="ce3" office:value-type="float" office:value="0.471" calcext:value-type="float">
            <text:p>0.471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2.448" calcext:value-type="float">
            <text:p>2.448</text:p>
          </table:table-cell>
          <table:table-cell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026" calcext:value-type="float">
            <text:p>24026</text:p>
          </table:table-cell>
          <table:table-cell table:style-name="ce3" office:value-type="float" office:value="25.5723" calcext:value-type="float">
            <text:p>25.57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948" calcext:value-type="float">
            <text:p>2.948</text:p>
          </table:table-cell>
          <table:table-cell table:number-columns-repeated="3"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428" calcext:value-type="float">
            <text:p>14428</text:p>
          </table:table-cell>
          <table:table-cell table:style-name="ce3" office:value-type="float" office:value="42.5839" calcext:value-type="float">
            <text:p>42.5839</text:p>
          </table:table-cell>
          <table:table-cell table:style-name="ce3" office:value-type="float" office:value="2.445" calcext:value-type="float">
            <text:p>2.445</text:p>
          </table:table-cell>
          <table:table-cell table:style-name="ce3" office:value-type="float" office:value="1.191" calcext:value-type="float">
            <text:p>1.1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6" calcext:value-type="float">
            <text:p>3.636</text:p>
          </table:table-cell>
          <table:table-cell table:number-columns-repeated="3"/>
          <table:table-cell table:style-name="ce3" office:value-type="string" calcext:value-type="string">
            <text:p>43698259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98" calcext:value-type="float">
            <text:p>10098</text:p>
          </table:table-cell>
          <table:table-cell table:style-name="ce3" office:value-type="float" office:value="60.8437" calcext:value-type="float">
            <text:p>60.8437</text:p>
          </table:table-cell>
          <table:table-cell table:style-name="ce3" office:value-type="float" office:value="2.577" calcext:value-type="float">
            <text:p>2.577</text:p>
          </table:table-cell>
          <table:table-cell table:style-name="ce3" office:value-type="float" office:value="1.174" calcext:value-type="float">
            <text:p>1.17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51" calcext:value-type="float">
            <text:p>3.75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268" calcext:value-type="float">
            <text:p>105268</text:p>
          </table:table-cell>
          <table:table-cell table:style-name="ce3" office:value-type="float" office:value="5.83653" calcext:value-type="float">
            <text:p>5.836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291" calcext:value-type="float">
            <text:p>0.2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3" calcext:value-type="float">
            <text:p>1.43</text:p>
          </table:table-cell>
          <table:table-cell table:number-columns-repeated="3"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7644" calcext:value-type="float">
            <text:p>77644</text:p>
          </table:table-cell>
          <table:table-cell table:style-name="ce3" office:value-type="float" office:value="7.91304" calcext:value-type="float">
            <text:p>7.913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35" calcext:value-type="float">
            <text:p>0.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02" calcext:value-type="float">
            <text:p>2.302</text:p>
          </table:table-cell>
          <table:table-cell table:number-columns-repeated="2"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251" calcext:value-type="float">
            <text:p>32251</text:p>
          </table:table-cell>
          <table:table-cell table:style-name="ce3" office:value-type="float" office:value="19.0506" calcext:value-type="float">
            <text:p>19.050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418" calcext:value-type="float">
            <text:p>0.418</text:p>
          </table:table-cell>
          <table:table-cell table:style-name="ce3" office:value-type="float" office:value="0.387" calcext:value-type="float">
            <text:p>0.387</text:p>
          </table:table-cell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2.08" calcext:value-type="float">
            <text:p>2.08</text:p>
          </table:table-cell>
          <table:table-cell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026" calcext:value-type="float">
            <text:p>24026</text:p>
          </table:table-cell>
          <table:table-cell table:style-name="ce3" office:value-type="float" office:value="25.5723" calcext:value-type="float">
            <text:p>25.57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2.874" calcext:value-type="float">
            <text:p>2.874</text:p>
          </table:table-cell>
          <table:table-cell table:number-columns-repeated="3"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807" calcext:value-type="float">
            <text:p>14807</text:p>
          </table:table-cell>
          <table:table-cell table:style-name="ce3" office:value-type="float" office:value="41.4939" calcext:value-type="float">
            <text:p>41.4939</text:p>
          </table:table-cell>
          <table:table-cell table:style-name="ce3" office:value-type="float" office:value="2.452" calcext:value-type="float">
            <text:p>2.452</text:p>
          </table:table-cell>
          <table:table-cell table:style-name="ce3" office:value-type="float" office:value="1.199" calcext:value-type="float">
            <text:p>1.19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51" calcext:value-type="float">
            <text:p>3.651</text:p>
          </table:table-cell>
          <table:table-cell table:number-columns-repeated="3"/>
          <table:table-cell table:style-name="ce3" office:value-type="string" calcext:value-type="string">
            <text:p>43698263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7" calcext:value-type="float">
            <text:p>10267</text:p>
          </table:table-cell>
          <table:table-cell table:style-name="ce3" office:value-type="float" office:value="59.8422" calcext:value-type="float">
            <text:p>59.8422</text:p>
          </table:table-cell>
          <table:table-cell table:style-name="ce3" office:value-type="float" office:value="2.578" calcext:value-type="float">
            <text:p>2.578</text:p>
          </table:table-cell>
          <table:table-cell table:style-name="ce3" office:value-type="float" office:value="1.188" calcext:value-type="float">
            <text:p>1.18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6" calcext:value-type="float">
            <text:p>3.76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884" calcext:value-type="float">
            <text:p>112884</text:p>
          </table:table-cell>
          <table:table-cell table:style-name="ce3" office:value-type="float" office:value="5.44276" calcext:value-type="float">
            <text:p>5.442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0.335" calcext:value-type="float">
            <text:p>0.3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46" calcext:value-type="float">
            <text:p>1.346</text:p>
          </table:table-cell>
          <table:table-cell table:number-columns-repeated="3"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072" calcext:value-type="float">
            <text:p>71072</text:p>
          </table:table-cell>
          <table:table-cell table:style-name="ce3" office:value-type="float" office:value="8.64475" calcext:value-type="float">
            <text:p>8.644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8" calcext:value-type="float">
            <text:p>0.58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45" calcext:value-type="float">
            <text:p>0.2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56" calcext:value-type="float">
            <text:p>2.456</text:p>
          </table:table-cell>
          <table:table-cell table:number-columns-repeated="2"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538" calcext:value-type="float">
            <text:p>55538</text:p>
          </table:table-cell>
          <table:table-cell table:style-name="ce3" office:value-type="float" office:value="11.0627" calcext:value-type="float">
            <text:p>11.06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1" calcext:value-type="float">
            <text:p>0.741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2.65" calcext:value-type="float">
            <text:p>2.65</text:p>
          </table:table-cell>
          <table:table-cell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180" calcext:value-type="float">
            <text:p>37180</text:p>
          </table:table-cell>
          <table:table-cell table:style-name="ce3" office:value-type="float" office:value="16.525" calcext:value-type="float">
            <text:p>16.5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3.092" calcext:value-type="float">
            <text:p>3.092</text:p>
          </table:table-cell>
          <table:table-cell table:number-columns-repeated="3"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235" calcext:value-type="float">
            <text:p>27235</text:p>
          </table:table-cell>
          <table:table-cell table:style-name="ce3" office:value-type="float" office:value="22.5592" calcext:value-type="float">
            <text:p>22.5592</text:p>
          </table:table-cell>
          <table:table-cell table:style-name="ce3" office:value-type="float" office:value="2.561" calcext:value-type="float">
            <text:p>2.561</text:p>
          </table:table-cell>
          <table:table-cell table:style-name="ce3" office:value-type="float" office:value="1.199" calcext:value-type="float">
            <text:p>1.19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" calcext:value-type="float">
            <text:p>3.76</text:p>
          </table:table-cell>
          <table:table-cell table:number-columns-repeated="3"/>
          <table:table-cell table:style-name="ce3" office:value-type="string" calcext:value-type="string">
            <text:p>43698266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254" calcext:value-type="float">
            <text:p>27254</text:p>
          </table:table-cell>
          <table:table-cell table:style-name="ce3" office:value-type="float" office:value="22.5435" calcext:value-type="float">
            <text:p>22.5435</text:p>
          </table:table-cell>
          <table:table-cell table:style-name="ce3" office:value-type="float" office:value="2.717" calcext:value-type="float">
            <text:p>2.717</text:p>
          </table:table-cell>
          <table:table-cell table:style-name="ce3" office:value-type="float" office:value="1.212" calcext:value-type="float">
            <text:p>1.2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29" calcext:value-type="float">
            <text:p>3.92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468" calcext:value-type="float">
            <text:p>111468</text:p>
          </table:table-cell>
          <table:table-cell table:style-name="ce3" office:value-type="float" office:value="5.5119" calcext:value-type="float">
            <text:p>5.51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1" calcext:value-type="float">
            <text:p>0.721</text:p>
          </table:table-cell>
          <table:table-cell table:style-name="ce3" office:value-type="float" office:value="0.453" calcext:value-type="float">
            <text:p>0.4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42" calcext:value-type="float">
            <text:p>1.442</text:p>
          </table:table-cell>
          <table:table-cell table:number-columns-repeated="3"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740" calcext:value-type="float">
            <text:p>68740</text:p>
          </table:table-cell>
          <table:table-cell table:style-name="ce3" office:value-type="float" office:value="8.93803" calcext:value-type="float">
            <text:p>8.938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246" calcext:value-type="float">
            <text:p>0.2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12" calcext:value-type="float">
            <text:p>2.612</text:p>
          </table:table-cell>
          <table:table-cell table:number-columns-repeated="2"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9723" calcext:value-type="float">
            <text:p>59723</text:p>
          </table:table-cell>
          <table:table-cell table:style-name="ce3" office:value-type="float" office:value="10.2875" calcext:value-type="float">
            <text:p>10.28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313" calcext:value-type="float">
            <text:p>0.313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2.236" calcext:value-type="float">
            <text:p>2.236</text:p>
          </table:table-cell>
          <table:table-cell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388" calcext:value-type="float">
            <text:p>37388</text:p>
          </table:table-cell>
          <table:table-cell table:style-name="ce3" office:value-type="float" office:value="16.4331" calcext:value-type="float">
            <text:p>16.43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0.317" calcext:value-type="float">
            <text:p>0.317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07" calcext:value-type="float">
            <text:p>3.07</text:p>
          </table:table-cell>
          <table:table-cell table:number-columns-repeated="3"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646" calcext:value-type="float">
            <text:p>21646</text:p>
          </table:table-cell>
          <table:table-cell table:style-name="ce3" office:value-type="float" office:value="28.384" calcext:value-type="float">
            <text:p>28.384</text:p>
          </table:table-cell>
          <table:table-cell table:style-name="ce3" office:value-type="float" office:value="2.547" calcext:value-type="float">
            <text:p>2.547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6" calcext:value-type="float">
            <text:p>3.686</text:p>
          </table:table-cell>
          <table:table-cell table:number-columns-repeated="3"/>
          <table:table-cell table:style-name="ce3" office:value-type="string" calcext:value-type="string">
            <text:p>4369827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993" calcext:value-type="float">
            <text:p>21993</text:p>
          </table:table-cell>
          <table:table-cell table:style-name="ce3" office:value-type="float" office:value="27.9362" calcext:value-type="float">
            <text:p>27.9362</text:p>
          </table:table-cell>
          <table:table-cell table:style-name="ce3" office:value-type="float" office:value="2.599" calcext:value-type="float">
            <text:p>2.599</text:p>
          </table:table-cell>
          <table:table-cell table:style-name="ce3" office:value-type="float" office:value="1.145" calcext:value-type="float">
            <text:p>1.1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4" calcext:value-type="float">
            <text:p>3.74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4256" calcext:value-type="float">
            <text:p>114256</text:p>
          </table:table-cell>
          <table:table-cell table:style-name="ce3" office:value-type="float" office:value="5.3774" calcext:value-type="float">
            <text:p>5.37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76" calcext:value-type="float">
            <text:p>1.376</text:p>
          </table:table-cell>
          <table:table-cell table:number-columns-repeated="3"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472" calcext:value-type="float">
            <text:p>67472</text:p>
          </table:table-cell>
          <table:table-cell table:style-name="ce3" office:value-type="float" office:value="9.106" calcext:value-type="float">
            <text:p>9.1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47" calcext:value-type="float">
            <text:p>0.2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8" calcext:value-type="float">
            <text:p>2.478</text:p>
          </table:table-cell>
          <table:table-cell table:number-columns-repeated="2"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9226" calcext:value-type="float">
            <text:p>59226</text:p>
          </table:table-cell>
          <table:table-cell table:style-name="ce3" office:value-type="float" office:value="10.3738" calcext:value-type="float">
            <text:p>10.37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292" calcext:value-type="float">
            <text:p>0.292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2.656" calcext:value-type="float">
            <text:p>2.656</text:p>
          </table:table-cell>
          <table:table-cell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970" calcext:value-type="float">
            <text:p>36970</text:p>
          </table:table-cell>
          <table:table-cell table:style-name="ce3" office:value-type="float" office:value="16.6189" calcext:value-type="float">
            <text:p>16.61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49" calcext:value-type="float">
            <text:p>0.24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3.168" calcext:value-type="float">
            <text:p>3.168</text:p>
          </table:table-cell>
          <table:table-cell table:number-columns-repeated="3"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033" calcext:value-type="float">
            <text:p>20033</text:p>
          </table:table-cell>
          <table:table-cell table:style-name="ce3" office:value-type="float" office:value="30.6694" calcext:value-type="float">
            <text:p>30.6694</text:p>
          </table:table-cell>
          <table:table-cell table:style-name="ce3" office:value-type="float" office:value="2.322" calcext:value-type="float">
            <text:p>2.322</text:p>
          </table:table-cell>
          <table:table-cell table:style-name="ce3" office:value-type="float" office:value="1.137" calcext:value-type="float">
            <text:p>1.13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59" calcext:value-type="float">
            <text:p>3.459</text:p>
          </table:table-cell>
          <table:table-cell table:number-columns-repeated="3"/>
          <table:table-cell table:style-name="ce3" office:value-type="string" calcext:value-type="string">
            <text:p>4369827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512" calcext:value-type="float">
            <text:p>19512</text:p>
          </table:table-cell>
          <table:table-cell table:style-name="ce3" office:value-type="float" office:value="31.4883" calcext:value-type="float">
            <text:p>31.4883</text:p>
          </table:table-cell>
          <table:table-cell table:style-name="ce3" office:value-type="float" office:value="2.416" calcext:value-type="float">
            <text:p>2.416</text:p>
          </table:table-cell>
          <table:table-cell table:style-name="ce3" office:value-type="float" office:value="1.164" calcext:value-type="float">
            <text:p>1.1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8" calcext:value-type="float">
            <text:p>3.5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880" calcext:value-type="float">
            <text:p>107880</text:p>
          </table:table-cell>
          <table:table-cell table:style-name="ce3" office:value-type="float" office:value="5.69522" calcext:value-type="float">
            <text:p>5.695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02" calcext:value-type="float">
            <text:p>1.202</text:p>
          </table:table-cell>
          <table:table-cell table:number-columns-repeated="3"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964" calcext:value-type="float">
            <text:p>57964</text:p>
          </table:table-cell>
          <table:table-cell table:style-name="ce3" office:value-type="float" office:value="10.5997" calcext:value-type="float">
            <text:p>10.59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0.195" calcext:value-type="float">
            <text:p>0.1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88" calcext:value-type="float">
            <text:p>2.388</text:p>
          </table:table-cell>
          <table:table-cell table:number-columns-repeated="2"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9943" calcext:value-type="float">
            <text:p>59943</text:p>
          </table:table-cell>
          <table:table-cell table:style-name="ce3" office:value-type="float" office:value="10.2497" calcext:value-type="float">
            <text:p>10.249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438" calcext:value-type="float">
            <text:p>0.43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09" calcext:value-type="float">
            <text:p>2.09</text:p>
          </table:table-cell>
          <table:table-cell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191" calcext:value-type="float">
            <text:p>35191</text:p>
          </table:table-cell>
          <table:table-cell table:style-name="ce3" office:value-type="float" office:value="17.459" calcext:value-type="float">
            <text:p>17.4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6" calcext:value-type="float">
            <text:p>0.566</text:p>
          </table:table-cell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3.04" calcext:value-type="float">
            <text:p>3.04</text:p>
          </table:table-cell>
          <table:table-cell table:number-columns-repeated="3"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553" calcext:value-type="float">
            <text:p>22553</text:p>
          </table:table-cell>
          <table:table-cell table:style-name="ce3" office:value-type="float" office:value="27.2425" calcext:value-type="float">
            <text:p>27.2425</text:p>
          </table:table-cell>
          <table:table-cell table:style-name="ce3" office:value-type="float" office:value="2.309" calcext:value-type="float">
            <text:p>2.309</text:p>
          </table:table-cell>
          <table:table-cell table:style-name="ce3" office:value-type="float" office:value="1.152" calcext:value-type="float">
            <text:p>1.15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61" calcext:value-type="float">
            <text:p>3.461</text:p>
          </table:table-cell>
          <table:table-cell table:number-columns-repeated="3"/>
          <table:table-cell table:style-name="ce3" office:value-type="string" calcext:value-type="string">
            <text:p>43698278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138" calcext:value-type="float">
            <text:p>22138</text:p>
          </table:table-cell>
          <table:table-cell table:style-name="ce3" office:value-type="float" office:value="27.7532" calcext:value-type="float">
            <text:p>27.7532</text:p>
          </table:table-cell>
          <table:table-cell table:style-name="ce3" office:value-type="float" office:value="2.422" calcext:value-type="float">
            <text:p>2.422</text:p>
          </table:table-cell>
          <table:table-cell table:style-name="ce3" office:value-type="float" office:value="1.156" calcext:value-type="float">
            <text:p>1.1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8" calcext:value-type="float">
            <text:p>3.57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764" calcext:value-type="float">
            <text:p>107764</text:p>
          </table:table-cell>
          <table:table-cell table:style-name="ce3" office:value-type="float" office:value="5.70135" calcext:value-type="float">
            <text:p>5.701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302" calcext:value-type="float">
            <text:p>0.3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8" calcext:value-type="float">
            <text:p>1.188</text:p>
          </table:table-cell>
          <table:table-cell table:number-columns-repeated="3"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8112" calcext:value-type="float">
            <text:p>58112</text:p>
          </table:table-cell>
          <table:table-cell table:style-name="ce3" office:value-type="float" office:value="10.5727" calcext:value-type="float">
            <text:p>10.57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18" calcext:value-type="float">
            <text:p>0.2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52" calcext:value-type="float">
            <text:p>2.552</text:p>
          </table:table-cell>
          <table:table-cell table:number-columns-repeated="2"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8851" calcext:value-type="float">
            <text:p>58851</text:p>
          </table:table-cell>
          <table:table-cell table:style-name="ce3" office:value-type="float" office:value="10.4399" calcext:value-type="float">
            <text:p>10.439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71" calcext:value-type="float">
            <text:p>0.271</text:p>
          </table:table-cell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2.176" calcext:value-type="float">
            <text:p>2.176</text:p>
          </table:table-cell>
          <table:table-cell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584" calcext:value-type="float">
            <text:p>34584</text:p>
          </table:table-cell>
          <table:table-cell table:style-name="ce3" office:value-type="float" office:value="17.7654" calcext:value-type="float">
            <text:p>17.76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2.976" calcext:value-type="float">
            <text:p>2.976</text:p>
          </table:table-cell>
          <table:table-cell table:number-columns-repeated="3"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422" calcext:value-type="float">
            <text:p>23422</text:p>
          </table:table-cell>
          <table:table-cell table:style-name="ce3" office:value-type="float" office:value="26.2317" calcext:value-type="float">
            <text:p>26.2317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1.12" calcext:value-type="float">
            <text:p>1.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4" calcext:value-type="float">
            <text:p>3.54</text:p>
          </table:table-cell>
          <table:table-cell table:number-columns-repeated="3"/>
          <table:table-cell table:style-name="ce3" office:value-type="string" calcext:value-type="string">
            <text:p>43698281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508" calcext:value-type="float">
            <text:p>21508</text:p>
          </table:table-cell>
          <table:table-cell table:style-name="ce3" office:value-type="float" office:value="28.5661" calcext:value-type="float">
            <text:p>28.5661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1.146" calcext:value-type="float">
            <text:p>1.14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8" calcext:value-type="float">
            <text:p>3.538</text:p>
          </table:table-cell>
          <table:table-cell table:number-columns-repeated="3"/>
          <table:table-cell table:style-name="ce4"/>
          <table:table-cell table:number-columns-repeated="927"/>
        </table:table-row>
        <table:table-row table:style-name="ro1">
          <table:table-cell table:number-columns-repeated="3"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484" calcext:value-type="float">
            <text:p>108484</text:p>
          </table:table-cell>
          <table:table-cell table:style-name="ce3" office:value-type="float" office:value="5.66351" calcext:value-type="float">
            <text:p>5.663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69" calcext:value-type="float">
            <text:p>0.3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3"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1976" calcext:value-type="float">
            <text:p>61976</text:p>
          </table:table-cell>
          <table:table-cell table:style-name="ce3" office:value-type="float" office:value="9.91352" calcext:value-type="float">
            <text:p>9.913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237" calcext:value-type="float">
            <text:p>0.2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2" calcext:value-type="float">
            <text:p>2.472</text:p>
          </table:table-cell>
          <table:table-cell table:number-columns-repeated="2"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9231" calcext:value-type="float">
            <text:p>59231</text:p>
          </table:table-cell>
          <table:table-cell table:style-name="ce3" office:value-type="float" office:value="10.3729" calcext:value-type="float">
            <text:p>10.37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2.254" calcext:value-type="float">
            <text:p>2.254</text:p>
          </table:table-cell>
          <table:table-cell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336" calcext:value-type="float">
            <text:p>36336</text:p>
          </table:table-cell>
          <table:table-cell table:style-name="ce3" office:value-type="float" office:value="16.9089" calcext:value-type="float">
            <text:p>16.90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3.066" calcext:value-type="float">
            <text:p>3.066</text:p>
          </table:table-cell>
          <table:table-cell table:number-columns-repeated="3"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549" calcext:value-type="float">
            <text:p>23549</text:p>
          </table:table-cell>
          <table:table-cell table:style-name="ce3" office:value-type="float" office:value="26.0903" calcext:value-type="float">
            <text:p>26.0903</text:p>
          </table:table-cell>
          <table:table-cell table:style-name="ce3" office:value-type="float" office:value="2.317" calcext:value-type="float">
            <text:p>2.317</text:p>
          </table:table-cell>
          <table:table-cell table:style-name="ce3" office:value-type="float" office:value="1.144" calcext:value-type="float">
            <text:p>1.1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61" calcext:value-type="float">
            <text:p>3.461</text:p>
          </table:table-cell>
          <table:table-cell table:number-columns-repeated="3"/>
          <table:table-cell table:style-name="ce3" office:value-type="string" calcext:value-type="string">
            <text:p>4369828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830" calcext:value-type="float">
            <text:p>22830</text:p>
          </table:table-cell>
          <table:table-cell table:style-name="ce3" office:value-type="float" office:value="26.912" calcext:value-type="float">
            <text:p>26.912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1.166" calcext:value-type="float">
            <text:p>1.1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86" calcext:value-type="float">
            <text:p>3.586</text:p>
          </table:table-cell>
          <table:table-cell/>
          <table:table-cell table:style-name="ce5" office:value-type="string" calcext:value-type="string">
            <text:p>Algorithm</text:p>
          </table:table-cell>
          <table:table-cell table:style-name="ce6" office:value-type="string" calcext:value-type="string">
            <text:p>File Size MB</text:p>
          </table:table-cell>
          <table:table-cell table:style-name="ce6" office:value-type="string" calcext:value-type="string">
            <text:p>Average Ratio</text:p>
          </table:table-cell>
          <table:table-cell table:style-name="ce5" office:value-type="string" calcext:value-type="string">
            <text:p>C/D time</text:p>
          </table:table-cell>
          <table:table-cell table:style-name="ce5" office:value-type="string" calcext:value-type="string">
            <text:p>Performance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480" calcext:value-type="float">
            <text:p>107480</text:p>
          </table:table-cell>
          <table:table-cell table:style-name="ce3" office:value-type="float" office:value="5.71641" calcext:value-type="float">
            <text:p>5.716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0.284" calcext:value-type="float">
            <text:p>0.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52" calcext:value-type="float">
            <text:p>1.452</text:p>
          </table:table-cell>
          <table:table-cell table:number-columns-repeated="3"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3392" calcext:value-type="float">
            <text:p>63392</text:p>
          </table:table-cell>
          <table:table-cell table:style-name="ce3" office:value-type="float" office:value="9.69207" calcext:value-type="float">
            <text:p>9.69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39" calcext:value-type="float">
            <text:p>0.2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06" calcext:value-type="float">
            <text:p>2.506</text:p>
          </table:table-cell>
          <table:table-cell table:number-columns-repeated="2"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522" calcext:value-type="float">
            <text:p>57522</text:p>
          </table:table-cell>
          <table:table-cell table:style-name="ce3" office:value-type="float" office:value="10.6811" calcext:value-type="float">
            <text:p>10.68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0.473" calcext:value-type="float">
            <text:p>0.473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2.358" calcext:value-type="float">
            <text:p>2.358</text:p>
          </table:table-cell>
          <table:table-cell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924" calcext:value-type="float">
            <text:p>36924</text:p>
          </table:table-cell>
          <table:table-cell table:style-name="ce3" office:value-type="float" office:value="16.6396" calcext:value-type="float">
            <text:p>16.63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3.058" calcext:value-type="float">
            <text:p>3.058</text:p>
          </table:table-cell>
          <table:table-cell table:number-columns-repeated="3"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322" calcext:value-type="float">
            <text:p>22322</text:p>
          </table:table-cell>
          <table:table-cell table:style-name="ce3" office:value-type="float" office:value="27.5244" calcext:value-type="float">
            <text:p>27.5244</text:p>
          </table:table-cell>
          <table:table-cell table:style-name="ce3" office:value-type="float" office:value="2.356" calcext:value-type="float">
            <text:p>2.356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6" calcext:value-type="float">
            <text:p>3.526</text:p>
          </table:table-cell>
          <table:table-cell table:number-columns-repeated="3"/>
          <table:table-cell table:style-name="ce3" office:value-type="string" calcext:value-type="string">
            <text:p>4369828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975" calcext:value-type="float">
            <text:p>20975</text:p>
          </table:table-cell>
          <table:table-cell table:style-name="ce3" office:value-type="float" office:value="29.292" calcext:value-type="float">
            <text:p>29.292</text:p>
          </table:table-cell>
          <table:table-cell table:style-name="ce3" office:value-type="float" office:value="2.456" calcext:value-type="float">
            <text:p>2.456</text:p>
          </table:table-cell>
          <table:table-cell table:style-name="ce3" office:value-type="float" office:value="1.186" calcext:value-type="float">
            <text:p>1.1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2" calcext:value-type="float">
            <text:p>3.642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7" office:value-type="float" office:value="116.6015625" calcext:value-type="float">
            <text:p>116.6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176" calcext:value-type="float">
            <text:p>106176</text:p>
          </table:table-cell>
          <table:table-cell table:style-name="ce3" office:value-type="float" office:value="5.78662" calcext:value-type="float">
            <text:p>5.786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2" calcext:value-type="float">
            <text:p>1.232</text:p>
          </table:table-cell>
          <table:table-cell table:number-columns-repeated="3"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4184" calcext:value-type="float">
            <text:p>64184</text:p>
          </table:table-cell>
          <table:table-cell table:style-name="ce3" office:value-type="float" office:value="9.57248" calcext:value-type="float">
            <text:p>9.572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235" calcext:value-type="float">
            <text:p>0.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52" calcext:value-type="float">
            <text:p>2.552</text:p>
          </table:table-cell>
          <table:table-cell table:number-columns-repeated="2"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6243" calcext:value-type="float">
            <text:p>56243</text:p>
          </table:table-cell>
          <table:table-cell table:style-name="ce3" office:value-type="float" office:value="10.924" calcext:value-type="float">
            <text:p>10.9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384" calcext:value-type="float">
            <text:p>2.384</text:p>
          </table:table-cell>
          <table:table-cell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876" calcext:value-type="float">
            <text:p>36876</text:p>
          </table:table-cell>
          <table:table-cell table:style-name="ce3" office:value-type="float" office:value="16.6612" calcext:value-type="float">
            <text:p>16.66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3.166" calcext:value-type="float">
            <text:p>3.166</text:p>
          </table:table-cell>
          <table:table-cell table:number-columns-repeated="3"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105" calcext:value-type="float">
            <text:p>21105</text:p>
          </table:table-cell>
          <table:table-cell table:style-name="ce3" office:value-type="float" office:value="29.1116" calcext:value-type="float">
            <text:p>29.1116</text:p>
          </table:table-cell>
          <table:table-cell table:style-name="ce3" office:value-type="float" office:value="2.334" calcext:value-type="float">
            <text:p>2.334</text:p>
          </table:table-cell>
          <table:table-cell table:style-name="ce3" office:value-type="float" office:value="1.186" calcext:value-type="float">
            <text:p>1.1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3"/>
          <table:table-cell table:style-name="ce3" office:value-type="string" calcext:value-type="string">
            <text:p>4369829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429" calcext:value-type="float">
            <text:p>19429</text:p>
          </table:table-cell>
          <table:table-cell table:style-name="ce3" office:value-type="float" office:value="31.6228" calcext:value-type="float">
            <text:p>31.6228</text:p>
          </table:table-cell>
          <table:table-cell table:style-name="ce3" office:value-type="float" office:value="2.447" calcext:value-type="float">
            <text:p>2.447</text:p>
          </table:table-cell>
          <table:table-cell table:style-name="ce3" office:value-type="float" office:value="1.149" calcext:value-type="float">
            <text:p>1.1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6" calcext:value-type="float">
            <text:p>3.596</text:p>
          </table:table-cell>
          <table:table-cell/>
          <table:table-cell table:style-name="ce3" office:value-type="string" calcext:value-type="string">
            <text:p>RVL</text:p>
          </table:table-cell>
          <table:table-cell table:style-name="ce7" office:value-type="float" office:value="19.4" calcext:value-type="float">
            <text:p>19.40</text:p>
          </table:table-cell>
          <table:table-cell table:style-name="ce7" office:value-type="float" office:value="6.0188008040201" calcext:value-type="float">
            <text:p>6.02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table:formula="of:=[.CS52]/[.CT52]" office:value-type="float" office:value="4.70218812814071" calcext:value-type="float">
            <text:p>4.70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656" calcext:value-type="float">
            <text:p>101656</text:p>
          </table:table-cell>
          <table:table-cell table:style-name="ce3" office:value-type="float" office:value="6.04391" calcext:value-type="float">
            <text:p>6.043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318" calcext:value-type="float">
            <text:p>0.3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5508" calcext:value-type="float">
            <text:p>65508</text:p>
          </table:table-cell>
          <table:table-cell table:style-name="ce3" office:value-type="float" office:value="9.37901" calcext:value-type="float">
            <text:p>9.379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96" calcext:value-type="float">
            <text:p>2.496</text:p>
          </table:table-cell>
          <table:table-cell table:number-columns-repeated="2"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863" calcext:value-type="float">
            <text:p>54863</text:p>
          </table:table-cell>
          <table:table-cell table:style-name="ce3" office:value-type="float" office:value="11.1988" calcext:value-type="float">
            <text:p>11.19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59" calcext:value-type="float">
            <text:p>0.759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453" calcext:value-type="float">
            <text:p>0.453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424" calcext:value-type="float">
            <text:p>2.424</text:p>
          </table:table-cell>
          <table:table-cell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764" calcext:value-type="float">
            <text:p>36764</text:p>
          </table:table-cell>
          <table:table-cell table:style-name="ce3" office:value-type="float" office:value="16.712" calcext:value-type="float">
            <text:p>16.7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3.214" calcext:value-type="float">
            <text:p>3.214</text:p>
          </table:table-cell>
          <table:table-cell table:number-columns-repeated="3"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256" calcext:value-type="float">
            <text:p>20256</text:p>
          </table:table-cell>
          <table:table-cell table:style-name="ce3" office:value-type="float" office:value="30.3318" calcext:value-type="float">
            <text:p>30.3318</text:p>
          </table:table-cell>
          <table:table-cell table:style-name="ce3" office:value-type="float" office:value="2.474" calcext:value-type="float">
            <text:p>2.474</text:p>
          </table:table-cell>
          <table:table-cell table:style-name="ce3" office:value-type="float" office:value="1.134" calcext:value-type="float">
            <text:p>1.13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08" calcext:value-type="float">
            <text:p>3.608</text:p>
          </table:table-cell>
          <table:table-cell table:number-columns-repeated="3"/>
          <table:table-cell table:style-name="ce3" office:value-type="string" calcext:value-type="string">
            <text:p>4369829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866" calcext:value-type="float">
            <text:p>18866</text:p>
          </table:table-cell>
          <table:table-cell table:style-name="ce3" office:value-type="float" office:value="32.5665" calcext:value-type="float">
            <text:p>32.5665</text:p>
          </table:table-cell>
          <table:table-cell table:style-name="ce3" office:value-type="float" office:value="2.456" calcext:value-type="float">
            <text:p>2.456</text:p>
          </table:table-cell>
          <table:table-cell table:style-name="ce3" office:value-type="float" office:value="1.183" calcext:value-type="float">
            <text:p>1.1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9" calcext:value-type="float">
            <text:p>3.639</text:p>
          </table:table-cell>
          <table:table-cell/>
          <table:table-cell table:style-name="ce3" office:value-type="string" calcext:value-type="string">
            <text:p>RVL_QUANTIZE</text:p>
          </table:table-cell>
          <table:table-cell table:style-name="ce7" office:value-type="float" office:value="11.61" calcext:value-type="float">
            <text:p>11.61</text:p>
          </table:table-cell>
          <table:table-cell table:style-name="ce7" office:value-type="float" office:value="10.3" calcext:value-type="float">
            <text:p>10.30</text:p>
          </table:table-cell>
          <table:table-cell table:style-name="ce7" office:value-type="float" office:value="2.38" calcext:value-type="float">
            <text:p>2.38</text:p>
          </table:table-cell>
          <table:table-cell table:style-name="ce7" table:formula="of:=[.CS53]/[.CT53]" office:value-type="float" office:value="4.32773109243698" calcext:value-type="float">
            <text:p>4.33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08" calcext:value-type="float">
            <text:p>101208</text:p>
          </table:table-cell>
          <table:table-cell table:style-name="ce3" office:value-type="float" office:value="6.07067" calcext:value-type="float">
            <text:p>6.070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208" calcext:value-type="float">
            <text:p>66208</text:p>
          </table:table-cell>
          <table:table-cell table:style-name="ce3" office:value-type="float" office:value="9.27985" calcext:value-type="float">
            <text:p>9.279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12" calcext:value-type="float">
            <text:p>2.412</text:p>
          </table:table-cell>
          <table:table-cell table:number-columns-repeated="2"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781" calcext:value-type="float">
            <text:p>53781</text:p>
          </table:table-cell>
          <table:table-cell table:style-name="ce3" office:value-type="float" office:value="11.4241" calcext:value-type="float">
            <text:p>11.42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284" calcext:value-type="float">
            <text:p>0.284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2.086" calcext:value-type="float">
            <text:p>2.086</text:p>
          </table:table-cell>
          <table:table-cell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398" calcext:value-type="float">
            <text:p>36398</text:p>
          </table:table-cell>
          <table:table-cell table:style-name="ce3" office:value-type="float" office:value="16.88" calcext:value-type="float">
            <text:p>16.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61" calcext:value-type="float">
            <text:p>0.66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04" calcext:value-type="float">
            <text:p>0.304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3.126" calcext:value-type="float">
            <text:p>3.126</text:p>
          </table:table-cell>
          <table:table-cell table:number-columns-repeated="3"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312" calcext:value-type="float">
            <text:p>18312</text:p>
          </table:table-cell>
          <table:table-cell table:style-name="ce3" office:value-type="float" office:value="33.5518" calcext:value-type="float">
            <text:p>33.5518</text:p>
          </table:table-cell>
          <table:table-cell table:style-name="ce3" office:value-type="float" office:value="2.398" calcext:value-type="float">
            <text:p>2.398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68" calcext:value-type="float">
            <text:p>3.568</text:p>
          </table:table-cell>
          <table:table-cell table:number-columns-repeated="3"/>
          <table:table-cell table:style-name="ce3" office:value-type="string" calcext:value-type="string">
            <text:p>4369829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349" calcext:value-type="float">
            <text:p>16349</text:p>
          </table:table-cell>
          <table:table-cell table:style-name="ce3" office:value-type="float" office:value="37.5803" calcext:value-type="float">
            <text:p>37.5803</text:p>
          </table:table-cell>
          <table:table-cell table:style-name="ce3" office:value-type="float" office:value="2.538" calcext:value-type="float">
            <text:p>2.538</text:p>
          </table:table-cell>
          <table:table-cell table:style-name="ce3" office:value-type="float" office:value="1.177" calcext:value-type="float">
            <text:p>1.17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15" calcext:value-type="float">
            <text:p>3.715</text:p>
          </table:table-cell>
          <table:table-cell/>
          <table:table-cell table:style-name="ce3" office:value-type="string" calcext:value-type="string">
            <text:p>RVL_ZSTD</text:p>
          </table:table-cell>
          <table:table-cell table:style-name="ce7" office:value-type="float" office:value="7.92" calcext:value-type="float">
            <text:p>7.92</text:p>
          </table:table-cell>
          <table:table-cell table:style-name="ce7" office:value-type="float" office:value="16.2" calcext:value-type="float">
            <text:p>16.20</text:p>
          </table:table-cell>
          <table:table-cell table:style-name="ce7" office:value-type="float" office:value="2.21" calcext:value-type="float">
            <text:p>2.21</text:p>
          </table:table-cell>
          <table:table-cell table:style-name="ce7" table:formula="of:=[.CS54]/[.CT54]" office:value-type="float" office:value="7.33031674208145" calcext:value-type="float">
            <text:p>7.33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532" calcext:value-type="float">
            <text:p>101532</text:p>
          </table:table-cell>
          <table:table-cell table:style-name="ce3" office:value-type="float" office:value="6.05129" calcext:value-type="float">
            <text:p>6.051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3"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904" calcext:value-type="float">
            <text:p>66904</text:p>
          </table:table-cell>
          <table:table-cell table:style-name="ce3" office:value-type="float" office:value="9.18331" calcext:value-type="float">
            <text:p>9.183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4" calcext:value-type="float">
            <text:p>2.404</text:p>
          </table:table-cell>
          <table:table-cell table:number-columns-repeated="2"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632" calcext:value-type="float">
            <text:p>48632</text:p>
          </table:table-cell>
          <table:table-cell table:style-name="ce3" office:value-type="float" office:value="12.6337" calcext:value-type="float">
            <text:p>12.633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2.144" calcext:value-type="float">
            <text:p>2.144</text:p>
          </table:table-cell>
          <table:table-cell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193" calcext:value-type="float">
            <text:p>33193</text:p>
          </table:table-cell>
          <table:table-cell table:style-name="ce3" office:value-type="float" office:value="18.5099" calcext:value-type="float">
            <text:p>18.50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99" calcext:value-type="float">
            <text:p>2.99</text:p>
          </table:table-cell>
          <table:table-cell table:number-columns-repeated="3"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38" calcext:value-type="float">
            <text:p>14138</text:p>
          </table:table-cell>
          <table:table-cell table:style-name="ce3" office:value-type="float" office:value="43.4573" calcext:value-type="float">
            <text:p>43.4573</text:p>
          </table:table-cell>
          <table:table-cell table:style-name="ce3" office:value-type="float" office:value="2.402" calcext:value-type="float">
            <text:p>2.402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82" calcext:value-type="float">
            <text:p>3.582</text:p>
          </table:table-cell>
          <table:table-cell table:number-columns-repeated="3"/>
          <table:table-cell table:style-name="ce3" office:value-type="string" calcext:value-type="string">
            <text:p>4369830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757" calcext:value-type="float">
            <text:p>12757</text:p>
          </table:table-cell>
          <table:table-cell table:style-name="ce3" office:value-type="float" office:value="48.1618" calcext:value-type="float">
            <text:p>48.1618</text:p>
          </table:table-cell>
          <table:table-cell table:style-name="ce3" office:value-type="float" office:value="2.395" calcext:value-type="float">
            <text:p>2.395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19" calcext:value-type="float">
            <text:p>3.619</text:p>
          </table:table-cell>
          <table:table-cell/>
          <table:table-cell table:style-name="ce3" office:value-type="string" calcext:value-type="string">
            <text:p>RVL_QUANTIZE_ZSTD</text:p>
          </table:table-cell>
          <table:table-cell table:style-name="ce7" office:value-type="float" office:value="5.12" calcext:value-type="float">
            <text:p>5.12</text:p>
          </table:table-cell>
          <table:table-cell table:style-name="ce7" office:value-type="float" office:value="24.37" calcext:value-type="float">
            <text:p>24.37</text:p>
          </table:table-cell>
          <table:table-cell table:style-name="ce7" office:value-type="float" office:value="2.96" calcext:value-type="float">
            <text:p>2.96</text:p>
          </table:table-cell>
          <table:table-cell table:style-name="ce7" table:formula="of:=[.CS55]/[.CT55]" office:value-type="float" office:value="8.23310810810811" calcext:value-type="float">
            <text:p>8.23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00" calcext:value-type="float">
            <text:p>101200</text:p>
          </table:table-cell>
          <table:table-cell table:style-name="ce3" office:value-type="float" office:value="6.07115" calcext:value-type="float">
            <text:p>6.071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524" calcext:value-type="float">
            <text:p>67524</text:p>
          </table:table-cell>
          <table:table-cell table:style-name="ce3" office:value-type="float" office:value="9.09899" calcext:value-type="float">
            <text:p>9.098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26" calcext:value-type="float">
            <text:p>0.2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6" calcext:value-type="float">
            <text:p>2.396</text:p>
          </table:table-cell>
          <table:table-cell table:number-columns-repeated="2"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154" calcext:value-type="float">
            <text:p>49154</text:p>
          </table:table-cell>
          <table:table-cell table:style-name="ce3" office:value-type="float" office:value="12.4995" calcext:value-type="float">
            <text:p>12.49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398" calcext:value-type="float">
            <text:p>2.398</text:p>
          </table:table-cell>
          <table:table-cell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725" calcext:value-type="float">
            <text:p>33725</text:p>
          </table:table-cell>
          <table:table-cell table:style-name="ce3" office:value-type="float" office:value="18.2179" calcext:value-type="float">
            <text:p>18.21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7" calcext:value-type="float">
            <text:p>0.64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106" calcext:value-type="float">
            <text:p>3.106</text:p>
          </table:table-cell>
          <table:table-cell table:number-columns-repeated="3"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986" calcext:value-type="float">
            <text:p>14986</text:p>
          </table:table-cell>
          <table:table-cell table:style-name="ce3" office:value-type="float" office:value="40.9983" calcext:value-type="float">
            <text:p>40.9983</text:p>
          </table:table-cell>
          <table:table-cell table:style-name="ce3" office:value-type="float" office:value="2.489" calcext:value-type="float">
            <text:p>2.489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7" calcext:value-type="float">
            <text:p>3.627</text:p>
          </table:table-cell>
          <table:table-cell table:number-columns-repeated="3"/>
          <table:table-cell table:style-name="ce3" office:value-type="string" calcext:value-type="string">
            <text:p>4369830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062" calcext:value-type="float">
            <text:p>15062</text:p>
          </table:table-cell>
          <table:table-cell table:style-name="ce3" office:value-type="float" office:value="40.7914" calcext:value-type="float">
            <text:p>40.7914</text:p>
          </table:table-cell>
          <table:table-cell table:style-name="ce3" office:value-type="float" office:value="2.599" calcext:value-type="float">
            <text:p>2.599</text:p>
          </table:table-cell>
          <table:table-cell table:style-name="ce3" office:value-type="float" office:value="1.161" calcext:value-type="float">
            <text:p>1.1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" calcext:value-type="float">
            <text:p>3.76</text:p>
          </table:table-cell>
          <table:table-cell/>
          <table:table-cell table:style-name="ce3" office:value-type="string" calcext:value-type="string">
            <text:p>ZDEPTH_KEY_FRAME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43.41" calcext:value-type="float">
            <text:p>43.41</text:p>
          </table:table-cell>
          <table:table-cell table:style-name="ce7" office:value-type="float" office:value="3.5" calcext:value-type="float">
            <text:p>3.50</text:p>
          </table:table-cell>
          <table:table-cell table:style-name="ce7" table:formula="of:=[.CS56]/[.CT56]" office:value-type="float" office:value="12.4028571428571" calcext:value-type="float">
            <text:p>12.40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52" calcext:value-type="float">
            <text:p>101252</text:p>
          </table:table-cell>
          <table:table-cell table:style-name="ce3" office:value-type="float" office:value="6.06803" calcext:value-type="float">
            <text:p>6.068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02" calcext:value-type="float">
            <text:p>0.802</text:p>
          </table:table-cell>
          <table:table-cell table:style-name="ce3" office:value-type="float" office:value="0.382" calcext:value-type="float">
            <text:p>0.3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04" calcext:value-type="float">
            <text:p>1.604</text:p>
          </table:table-cell>
          <table:table-cell table:number-columns-repeated="3"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992" calcext:value-type="float">
            <text:p>66992</text:p>
          </table:table-cell>
          <table:table-cell table:style-name="ce3" office:value-type="float" office:value="9.17124" calcext:value-type="float">
            <text:p>9.17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office:value-type="float" office:value="0.224" calcext:value-type="float">
            <text:p>0.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34" calcext:value-type="float">
            <text:p>2.534</text:p>
          </table:table-cell>
          <table:table-cell table:number-columns-repeated="2"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997" calcext:value-type="float">
            <text:p>47997</text:p>
          </table:table-cell>
          <table:table-cell table:style-name="ce3" office:value-type="float" office:value="12.8008" calcext:value-type="float">
            <text:p>12.800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09" calcext:value-type="float">
            <text:p>0.409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094" calcext:value-type="float">
            <text:p>2.094</text:p>
          </table:table-cell>
          <table:table-cell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831" calcext:value-type="float">
            <text:p>32831</text:p>
          </table:table-cell>
          <table:table-cell table:style-name="ce3" office:value-type="float" office:value="18.714" calcext:value-type="float">
            <text:p>18.7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986" calcext:value-type="float">
            <text:p>2.986</text:p>
          </table:table-cell>
          <table:table-cell table:number-columns-repeated="3"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69" calcext:value-type="float">
            <text:p>14169</text:p>
          </table:table-cell>
          <table:table-cell table:style-name="ce3" office:value-type="float" office:value="43.3623" calcext:value-type="float">
            <text:p>43.3623</text:p>
          </table:table-cell>
          <table:table-cell table:style-name="ce3" office:value-type="float" office:value="2.465" calcext:value-type="float">
            <text:p>2.465</text:p>
          </table:table-cell>
          <table:table-cell table:style-name="ce3" office:value-type="float" office:value="1.131" calcext:value-type="float">
            <text:p>1.13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6" calcext:value-type="float">
            <text:p>3.596</text:p>
          </table:table-cell>
          <table:table-cell table:number-columns-repeated="3"/>
          <table:table-cell table:style-name="ce3" office:value-type="string" calcext:value-type="string">
            <text:p>4369830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006" calcext:value-type="float">
            <text:p>14006</text:p>
          </table:table-cell>
          <table:table-cell table:style-name="ce3" office:value-type="float" office:value="43.8669" calcext:value-type="float">
            <text:p>43.8669</text:p>
          </table:table-cell>
          <table:table-cell table:style-name="ce3" office:value-type="float" office:value="2.391" calcext:value-type="float">
            <text:p>2.391</text:p>
          </table:table-cell>
          <table:table-cell table:style-name="ce3" office:value-type="float" office:value="1.201" calcext:value-type="float">
            <text:p>1.2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2" calcext:value-type="float">
            <text:p>3.592</text:p>
          </table:table-cell>
          <table:table-cell/>
          <table:table-cell table:style-name="ce3" office:value-type="string" calcext:value-type="string">
            <text:p>ZDEPTH_NO_KEY_FRAME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65.6233542713567" calcext:value-type="float">
            <text:p>65.62</text:p>
          </table:table-cell>
          <table:table-cell table:style-name="ce7" office:value-type="float" office:value="3.55214070351759" calcext:value-type="float">
            <text:p>3.55</text:p>
          </table:table-cell>
          <table:table-cell table:style-name="ce7" table:formula="of:=[.CS57]/[.CT57]" office:value-type="float" office:value="18.474311619011" calcext:value-type="float">
            <text:p>18.47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08" calcext:value-type="float">
            <text:p>101208</text:p>
          </table:table-cell>
          <table:table-cell table:style-name="ce3" office:value-type="float" office:value="6.07067" calcext:value-type="float">
            <text:p>6.070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3"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004" calcext:value-type="float">
            <text:p>67004</text:p>
          </table:table-cell>
          <table:table-cell table:style-name="ce3" office:value-type="float" office:value="9.1696" calcext:value-type="float">
            <text:p>9.16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23" calcext:value-type="float">
            <text:p>0.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32" calcext:value-type="float">
            <text:p>2.532</text:p>
          </table:table-cell>
          <table:table-cell table:number-columns-repeated="2"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879" calcext:value-type="float">
            <text:p>46879</text:p>
          </table:table-cell>
          <table:table-cell table:style-name="ce3" office:value-type="float" office:value="13.1061" calcext:value-type="float">
            <text:p>13.10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15" calcext:value-type="float">
            <text:p>2.15</text:p>
          </table:table-cell>
          <table:table-cell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571" calcext:value-type="float">
            <text:p>31571</text:p>
          </table:table-cell>
          <table:table-cell table:style-name="ce3" office:value-type="float" office:value="19.4609" calcext:value-type="float">
            <text:p>19.46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226" calcext:value-type="float">
            <text:p>0.226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146" calcext:value-type="float">
            <text:p>3.146</text:p>
          </table:table-cell>
          <table:table-cell table:number-columns-repeated="3"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26" calcext:value-type="float">
            <text:p>13926</text:p>
          </table:table-cell>
          <table:table-cell table:style-name="ce3" office:value-type="float" office:value="44.1189" calcext:value-type="float">
            <text:p>44.1189</text:p>
          </table:table-cell>
          <table:table-cell table:style-name="ce3" office:value-type="float" office:value="2.308" calcext:value-type="float">
            <text:p>2.308</text:p>
          </table:table-cell>
          <table:table-cell table:style-name="ce3" office:value-type="float" office:value="1.165" calcext:value-type="float">
            <text:p>1.1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73" calcext:value-type="float">
            <text:p>3.473</text:p>
          </table:table-cell>
          <table:table-cell table:number-columns-repeated="3"/>
          <table:table-cell table:style-name="ce3" office:value-type="string" calcext:value-type="string">
            <text:p>43698311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83" calcext:value-type="float">
            <text:p>12483</text:p>
          </table:table-cell>
          <table:table-cell table:style-name="ce3" office:value-type="float" office:value="49.2189" calcext:value-type="float">
            <text:p>49.2189</text:p>
          </table:table-cell>
          <table:table-cell table:style-name="ce3" office:value-type="float" office:value="2.519" calcext:value-type="float">
            <text:p>2.519</text:p>
          </table:table-cell>
          <table:table-cell table:style-name="ce3" office:value-type="float" office:value="1.124" calcext:value-type="float">
            <text:p>1.1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3" calcext:value-type="float">
            <text:p>3.643</text:p>
          </table:table-cell>
          <table:table-cell table:number-columns-repeated="3"/>
          <table:table-cell table:style-name="ce4"/>
          <table:table-cell table:number-columns-repeated="927"/>
        </table:table-row>
        <table:table-row table:style-name="ro1">
          <table:table-cell table:number-columns-repeated="3"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64" calcext:value-type="float">
            <text:p>101264</text:p>
          </table:table-cell>
          <table:table-cell table:style-name="ce3" office:value-type="float" office:value="6.06731" calcext:value-type="float">
            <text:p>6.067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456" calcext:value-type="float">
            <text:p>66456</text:p>
          </table:table-cell>
          <table:table-cell table:style-name="ce3" office:value-type="float" office:value="9.24521" calcext:value-type="float">
            <text:p>9.245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8" calcext:value-type="float">
            <text:p>0.58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22" calcext:value-type="float">
            <text:p>0.2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56" calcext:value-type="float">
            <text:p>2.456</text:p>
          </table:table-cell>
          <table:table-cell table:number-columns-repeated="2"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385" calcext:value-type="float">
            <text:p>44385</text:p>
          </table:table-cell>
          <table:table-cell table:style-name="ce3" office:value-type="float" office:value="13.8425" calcext:value-type="float">
            <text:p>13.84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85" calcext:value-type="float">
            <text:p>0.48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328" calcext:value-type="float">
            <text:p>2.328</text:p>
          </table:table-cell>
          <table:table-cell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323" calcext:value-type="float">
            <text:p>30323</text:p>
          </table:table-cell>
          <table:table-cell table:style-name="ce3" office:value-type="float" office:value="20.2618" calcext:value-type="float">
            <text:p>20.26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285" calcext:value-type="float">
            <text:p>0.285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2.964" calcext:value-type="float">
            <text:p>2.964</text:p>
          </table:table-cell>
          <table:table-cell table:number-columns-repeated="3"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391" calcext:value-type="float">
            <text:p>13391</text:p>
          </table:table-cell>
          <table:table-cell table:style-name="ce3" office:value-type="float" office:value="45.8816" calcext:value-type="float">
            <text:p>45.8816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1.144" calcext:value-type="float">
            <text:p>1.1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54" calcext:value-type="float">
            <text:p>3.554</text:p>
          </table:table-cell>
          <table:table-cell table:number-columns-repeated="3"/>
          <table:table-cell table:style-name="ce3" office:value-type="string" calcext:value-type="string">
            <text:p>43698314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108" calcext:value-type="float">
            <text:p>13108</text:p>
          </table:table-cell>
          <table:table-cell table:style-name="ce3" office:value-type="float" office:value="46.8721" calcext:value-type="float">
            <text:p>46.8721</text:p>
          </table:table-cell>
          <table:table-cell table:style-name="ce3" office:value-type="float" office:value="2.559" calcext:value-type="float">
            <text:p>2.559</text:p>
          </table:table-cell>
          <table:table-cell table:style-name="ce3" office:value-type="float" office:value="1.123" calcext:value-type="float">
            <text:p>1.1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2" calcext:value-type="float">
            <text:p>3.682</text:p>
          </table:table-cell>
          <table:table-cell table:number-columns-repeated="3"/>
          <table:table-cell table:style-name="ce4"/>
          <table:table-cell table:number-columns-repeated="927"/>
        </table:table-row>
        <table:table-row table:style-name="ro1">
          <table:table-cell table:number-columns-repeated="3"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092" calcext:value-type="float">
            <text:p>101092</text:p>
          </table:table-cell>
          <table:table-cell table:style-name="ce3" office:value-type="float" office:value="6.07763" calcext:value-type="float">
            <text:p>6.077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84" calcext:value-type="float">
            <text:p>1.384</text:p>
          </table:table-cell>
          <table:table-cell table:number-columns-repeated="3"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516" calcext:value-type="float">
            <text:p>67516</text:p>
          </table:table-cell>
          <table:table-cell table:style-name="ce3" office:value-type="float" office:value="9.10007" calcext:value-type="float">
            <text:p>9.100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64" calcext:value-type="float">
            <text:p>0.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2" calcext:value-type="float">
            <text:p>2.392</text:p>
          </table:table-cell>
          <table:table-cell table:number-columns-repeated="2"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634" calcext:value-type="float">
            <text:p>46634</text:p>
          </table:table-cell>
          <table:table-cell table:style-name="ce3" office:value-type="float" office:value="13.1749" calcext:value-type="float">
            <text:p>13.17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432" calcext:value-type="float">
            <text:p>0.432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118" calcext:value-type="float">
            <text:p>2.118</text:p>
          </table:table-cell>
          <table:table-cell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774" calcext:value-type="float">
            <text:p>31774</text:p>
          </table:table-cell>
          <table:table-cell table:style-name="ce3" office:value-type="float" office:value="19.3366" calcext:value-type="float">
            <text:p>19.3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2.978" calcext:value-type="float">
            <text:p>2.978</text:p>
          </table:table-cell>
          <table:table-cell table:number-columns-repeated="3"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45" calcext:value-type="float">
            <text:p>13945</text:p>
          </table:table-cell>
          <table:table-cell table:style-name="ce3" office:value-type="float" office:value="44.0588" calcext:value-type="float">
            <text:p>44.0588</text:p>
          </table:table-cell>
          <table:table-cell table:style-name="ce3" office:value-type="float" office:value="2.359" calcext:value-type="float">
            <text:p>2.359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98" calcext:value-type="float">
            <text:p>3.498</text:p>
          </table:table-cell>
          <table:table-cell table:number-columns-repeated="3"/>
          <table:table-cell table:style-name="ce3" office:value-type="string" calcext:value-type="string">
            <text:p>4369831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88" calcext:value-type="float">
            <text:p>10488</text:p>
          </table:table-cell>
          <table:table-cell table:style-name="ce3" office:value-type="float" office:value="58.5812" calcext:value-type="float">
            <text:p>58.5812</text:p>
          </table:table-cell>
          <table:table-cell table:style-name="ce3" office:value-type="float" office:value="2.575" calcext:value-type="float">
            <text:p>2.575</text:p>
          </table:table-cell>
          <table:table-cell table:style-name="ce3" office:value-type="float" office:value="1.195" calcext:value-type="float">
            <text:p>1.19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7" calcext:value-type="float">
            <text:p>3.77</text:p>
          </table:table-cell>
          <table:table-cell table:number-columns-repeated="3"/>
          <table:table-cell table:style-name="ce4"/>
          <table:table-cell table:number-columns-repeated="927"/>
        </table:table-row>
        <table:table-row table:style-name="ro1">
          <table:table-cell table:number-columns-repeated="3"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084" calcext:value-type="float">
            <text:p>101084</text:p>
          </table:table-cell>
          <table:table-cell table:style-name="ce3" office:value-type="float" office:value="6.07811" calcext:value-type="float">
            <text:p>6.078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776" calcext:value-type="float">
            <text:p>66776</text:p>
          </table:table-cell>
          <table:table-cell table:style-name="ce3" office:value-type="float" office:value="9.20091" calcext:value-type="float">
            <text:p>9.200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221" calcext:value-type="float">
            <text:p>0.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72" calcext:value-type="float">
            <text:p>2.672</text:p>
          </table:table-cell>
          <table:table-cell table:number-columns-repeated="2"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760" calcext:value-type="float">
            <text:p>45760</text:p>
          </table:table-cell>
          <table:table-cell table:style-name="ce3" office:value-type="float" office:value="13.4266" calcext:value-type="float">
            <text:p>13.42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968" calcext:value-type="float">
            <text:p>30968</text:p>
          </table:table-cell>
          <table:table-cell table:style-name="ce3" office:value-type="float" office:value="19.8398" calcext:value-type="float">
            <text:p>19.83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93" calcext:value-type="float">
            <text:p>0.693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256" calcext:value-type="float">
            <text:p>3.256</text:p>
          </table:table-cell>
          <table:table-cell table:number-columns-repeated="3"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30" calcext:value-type="float">
            <text:p>13430</text:p>
          </table:table-cell>
          <table:table-cell table:style-name="ce3" office:value-type="float" office:value="45.7483" calcext:value-type="float">
            <text:p>45.7483</text:p>
          </table:table-cell>
          <table:table-cell table:style-name="ce3" office:value-type="float" office:value="2.346" calcext:value-type="float">
            <text:p>2.346</text:p>
          </table:table-cell>
          <table:table-cell table:style-name="ce3" office:value-type="float" office:value="1.115" calcext:value-type="float">
            <text:p>1.11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61" calcext:value-type="float">
            <text:p>3.461</text:p>
          </table:table-cell>
          <table:table-cell table:number-columns-repeated="3"/>
          <table:table-cell table:style-name="ce3" office:value-type="string" calcext:value-type="string">
            <text:p>43698321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337" calcext:value-type="float">
            <text:p>9337</text:p>
          </table:table-cell>
          <table:table-cell table:style-name="ce3" office:value-type="float" office:value="65.8027" calcext:value-type="float">
            <text:p>65.8027</text:p>
          </table:table-cell>
          <table:table-cell table:style-name="ce3" office:value-type="float" office:value="2.497" calcext:value-type="float">
            <text:p>2.497</text:p>
          </table:table-cell>
          <table:table-cell table:style-name="ce3" office:value-type="float" office:value="1.142" calcext:value-type="float">
            <text:p>1.14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9" calcext:value-type="float">
            <text:p>3.63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028" calcext:value-type="float">
            <text:p>101028</text:p>
          </table:table-cell>
          <table:table-cell table:style-name="ce3" office:value-type="float" office:value="6.08148" calcext:value-type="float">
            <text:p>6.081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8" calcext:value-type="float">
            <text:p>1.258</text:p>
          </table:table-cell>
          <table:table-cell table:number-columns-repeated="3"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032" calcext:value-type="float">
            <text:p>67032</text:p>
          </table:table-cell>
          <table:table-cell table:style-name="ce3" office:value-type="float" office:value="9.16577" calcext:value-type="float">
            <text:p>9.165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65" calcext:value-type="float">
            <text:p>0.2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4" calcext:value-type="float">
            <text:p>2.404</text:p>
          </table:table-cell>
          <table:table-cell table:number-columns-repeated="2"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642" calcext:value-type="float">
            <text:p>45642</text:p>
          </table:table-cell>
          <table:table-cell table:style-name="ce3" office:value-type="float" office:value="13.4613" calcext:value-type="float">
            <text:p>13.46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358" calcext:value-type="float">
            <text:p>2.358</text:p>
          </table:table-cell>
          <table:table-cell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838" calcext:value-type="float">
            <text:p>30838</text:p>
          </table:table-cell>
          <table:table-cell table:style-name="ce3" office:value-type="float" office:value="19.9235" calcext:value-type="float">
            <text:p>19.9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3.074" calcext:value-type="float">
            <text:p>3.074</text:p>
          </table:table-cell>
          <table:table-cell table:number-columns-repeated="3"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33" calcext:value-type="float">
            <text:p>13433</text:p>
          </table:table-cell>
          <table:table-cell table:style-name="ce3" office:value-type="float" office:value="45.7381" calcext:value-type="float">
            <text:p>45.7381</text:p>
          </table:table-cell>
          <table:table-cell table:style-name="ce3" office:value-type="float" office:value="2.456" calcext:value-type="float">
            <text:p>2.456</text:p>
          </table:table-cell>
          <table:table-cell table:style-name="ce3" office:value-type="float" office:value="1.112" calcext:value-type="float">
            <text:p>1.1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68" calcext:value-type="float">
            <text:p>3.568</text:p>
          </table:table-cell>
          <table:table-cell table:number-columns-repeated="3"/>
          <table:table-cell table:style-name="ce3" office:value-type="string" calcext:value-type="string">
            <text:p>43698324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15" calcext:value-type="float">
            <text:p>10915</text:p>
          </table:table-cell>
          <table:table-cell table:style-name="ce3" office:value-type="float" office:value="56.2895" calcext:value-type="float">
            <text:p>56.2895</text:p>
          </table:table-cell>
          <table:table-cell table:style-name="ce3" office:value-type="float" office:value="2.428" calcext:value-type="float">
            <text:p>2.428</text:p>
          </table:table-cell>
          <table:table-cell table:style-name="ce3" office:value-type="float" office:value="1.143" calcext:value-type="float">
            <text:p>1.14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1" calcext:value-type="float">
            <text:p>3.57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824" calcext:value-type="float">
            <text:p>100824</text:p>
          </table:table-cell>
          <table:table-cell table:style-name="ce3" office:value-type="float" office:value="6.09379" calcext:value-type="float">
            <text:p>6.093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2" calcext:value-type="float">
            <text:p>1.252</text:p>
          </table:table-cell>
          <table:table-cell table:number-columns-repeated="3"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352" calcext:value-type="float">
            <text:p>67352</text:p>
          </table:table-cell>
          <table:table-cell table:style-name="ce3" office:value-type="float" office:value="9.12222" calcext:value-type="float">
            <text:p>9.122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224" calcext:value-type="float">
            <text:p>0.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94" calcext:value-type="float">
            <text:p>2.594</text:p>
          </table:table-cell>
          <table:table-cell table:number-columns-repeated="2"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974" calcext:value-type="float">
            <text:p>44974</text:p>
          </table:table-cell>
          <table:table-cell table:style-name="ce3" office:value-type="float" office:value="13.6612" calcext:value-type="float">
            <text:p>13.66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86" calcext:value-type="float">
            <text:p>0.486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348" calcext:value-type="float">
            <text:p>2.348</text:p>
          </table:table-cell>
          <table:table-cell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401" calcext:value-type="float">
            <text:p>30401</text:p>
          </table:table-cell>
          <table:table-cell table:style-name="ce3" office:value-type="float" office:value="20.2099" calcext:value-type="float">
            <text:p>20.20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39" calcext:value-type="float">
            <text:p>0.639</text:p>
          </table:table-cell>
          <table:table-cell table:number-columns-repeated="2" table:style-name="ce3" office:value-type="float" office:value="0.287" calcext:value-type="float">
            <text:p>0.287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3.114" calcext:value-type="float">
            <text:p>3.114</text:p>
          </table:table-cell>
          <table:table-cell table:number-columns-repeated="3"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46" calcext:value-type="float">
            <text:p>13546</text:p>
          </table:table-cell>
          <table:table-cell table:style-name="ce3" office:value-type="float" office:value="45.3566" calcext:value-type="float">
            <text:p>45.3566</text:p>
          </table:table-cell>
          <table:table-cell table:style-name="ce3" office:value-type="float" office:value="2.369" calcext:value-type="float">
            <text:p>2.369</text:p>
          </table:table-cell>
          <table:table-cell table:style-name="ce3" office:value-type="float" office:value="1.168" calcext:value-type="float">
            <text:p>1.16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7" calcext:value-type="float">
            <text:p>3.537</text:p>
          </table:table-cell>
          <table:table-cell table:number-columns-repeated="3"/>
          <table:table-cell table:style-name="ce3" office:value-type="string" calcext:value-type="string">
            <text:p>43698328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44" calcext:value-type="float">
            <text:p>10244</text:p>
          </table:table-cell>
          <table:table-cell table:style-name="ce3" office:value-type="float" office:value="59.9766" calcext:value-type="float">
            <text:p>59.9766</text:p>
          </table:table-cell>
          <table:table-cell table:style-name="ce3" office:value-type="float" office:value="2.476" calcext:value-type="float">
            <text:p>2.476</text:p>
          </table:table-cell>
          <table:table-cell table:style-name="ce3" office:value-type="float" office:value="1.156" calcext:value-type="float">
            <text:p>1.1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2" calcext:value-type="float">
            <text:p>3.63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736" calcext:value-type="float">
            <text:p>100736</text:p>
          </table:table-cell>
          <table:table-cell table:style-name="ce3" office:value-type="float" office:value="6.09911" calcext:value-type="float">
            <text:p>6.099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152" calcext:value-type="float">
            <text:p>67152</text:p>
          </table:table-cell>
          <table:table-cell table:style-name="ce3" office:value-type="float" office:value="9.14939" calcext:value-type="float">
            <text:p>9.149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09" calcext:value-type="float">
            <text:p>0.70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2" calcext:value-type="float">
            <text:p>2.62</text:p>
          </table:table-cell>
          <table:table-cell table:number-columns-repeated="2"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358" calcext:value-type="float">
            <text:p>45358</text:p>
          </table:table-cell>
          <table:table-cell table:style-name="ce3" office:value-type="float" office:value="13.5456" calcext:value-type="float">
            <text:p>13.54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058" calcext:value-type="float">
            <text:p>2.058</text:p>
          </table:table-cell>
          <table:table-cell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548" calcext:value-type="float">
            <text:p>30548</text:p>
          </table:table-cell>
          <table:table-cell table:style-name="ce3" office:value-type="float" office:value="20.1126" calcext:value-type="float">
            <text:p>20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102" calcext:value-type="float">
            <text:p>3.102</text:p>
          </table:table-cell>
          <table:table-cell table:number-columns-repeated="3"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68" calcext:value-type="float">
            <text:p>13768</text:p>
          </table:table-cell>
          <table:table-cell table:style-name="ce3" office:value-type="float" office:value="44.6252" calcext:value-type="float">
            <text:p>44.6252</text:p>
          </table:table-cell>
          <table:table-cell table:style-name="ce3" office:value-type="float" office:value="2.445" calcext:value-type="float">
            <text:p>2.445</text:p>
          </table:table-cell>
          <table:table-cell table:style-name="ce3" office:value-type="float" office:value="1.114" calcext:value-type="float">
            <text:p>1.1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59" calcext:value-type="float">
            <text:p>3.559</text:p>
          </table:table-cell>
          <table:table-cell table:number-columns-repeated="3"/>
          <table:table-cell table:style-name="ce3" office:value-type="string" calcext:value-type="string">
            <text:p>4369833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909" calcext:value-type="float">
            <text:p>12909</text:p>
          </table:table-cell>
          <table:table-cell table:style-name="ce3" office:value-type="float" office:value="47.5947" calcext:value-type="float">
            <text:p>47.5947</text:p>
          </table:table-cell>
          <table:table-cell table:style-name="ce3" office:value-type="float" office:value="2.518" calcext:value-type="float">
            <text:p>2.518</text:p>
          </table:table-cell>
          <table:table-cell table:style-name="ce3" office:value-type="float" office:value="1.203" calcext:value-type="float">
            <text:p>1.2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1" calcext:value-type="float">
            <text:p>3.72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572" calcext:value-type="float">
            <text:p>100572</text:p>
          </table:table-cell>
          <table:table-cell table:style-name="ce3" office:value-type="float" office:value="6.10906" calcext:value-type="float">
            <text:p>6.1090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2" calcext:value-type="float">
            <text:p>1.252</text:p>
          </table:table-cell>
          <table:table-cell table:number-columns-repeated="3"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296" calcext:value-type="float">
            <text:p>67296</text:p>
          </table:table-cell>
          <table:table-cell table:style-name="ce3" office:value-type="float" office:value="9.12981" calcext:value-type="float">
            <text:p>9.129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24" calcext:value-type="float">
            <text:p>0.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34" calcext:value-type="float">
            <text:p>2.534</text:p>
          </table:table-cell>
          <table:table-cell table:number-columns-repeated="2"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080" calcext:value-type="float">
            <text:p>44080</text:p>
          </table:table-cell>
          <table:table-cell table:style-name="ce3" office:value-type="float" office:value="13.9383" calcext:value-type="float">
            <text:p>13.938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458" calcext:value-type="float">
            <text:p>0.458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2.226" calcext:value-type="float">
            <text:p>2.226</text:p>
          </table:table-cell>
          <table:table-cell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799" calcext:value-type="float">
            <text:p>29799</text:p>
          </table:table-cell>
          <table:table-cell table:style-name="ce3" office:value-type="float" office:value="20.6181" calcext:value-type="float">
            <text:p>20.6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3"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18" calcext:value-type="float">
            <text:p>13718</text:p>
          </table:table-cell>
          <table:table-cell table:style-name="ce3" office:value-type="float" office:value="44.7879" calcext:value-type="float">
            <text:p>44.7879</text:p>
          </table:table-cell>
          <table:table-cell table:style-name="ce3" office:value-type="float" office:value="2.421" calcext:value-type="float">
            <text:p>2.421</text:p>
          </table:table-cell>
          <table:table-cell table:style-name="ce3" office:value-type="float" office:value="1.201" calcext:value-type="float">
            <text:p>1.2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2" calcext:value-type="float">
            <text:p>3.622</text:p>
          </table:table-cell>
          <table:table-cell table:number-columns-repeated="3"/>
          <table:table-cell table:style-name="ce3" office:value-type="string" calcext:value-type="string">
            <text:p>43698335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051" calcext:value-type="float">
            <text:p>12051</text:p>
          </table:table-cell>
          <table:table-cell table:style-name="ce3" office:value-type="float" office:value="50.9833" calcext:value-type="float">
            <text:p>50.9833</text:p>
          </table:table-cell>
          <table:table-cell table:style-name="ce3" office:value-type="float" office:value="2.562" calcext:value-type="float">
            <text:p>2.562</text:p>
          </table:table-cell>
          <table:table-cell table:style-name="ce3" office:value-type="float" office:value="1.153" calcext:value-type="float">
            <text:p>1.1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15" calcext:value-type="float">
            <text:p>3.71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368" calcext:value-type="float">
            <text:p>100368</text:p>
          </table:table-cell>
          <table:table-cell table:style-name="ce3" office:value-type="float" office:value="6.12147" calcext:value-type="float">
            <text:p>6.121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278" calcext:value-type="float">
            <text:p>0.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2" calcext:value-type="float">
            <text:p>1.302</text:p>
          </table:table-cell>
          <table:table-cell table:number-columns-repeated="3"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420" calcext:value-type="float">
            <text:p>67420</text:p>
          </table:table-cell>
          <table:table-cell table:style-name="ce3" office:value-type="float" office:value="9.11302" calcext:value-type="float">
            <text:p>9.113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4" calcext:value-type="float">
            <text:p>2.404</text:p>
          </table:table-cell>
          <table:table-cell table:number-columns-repeated="2"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686" calcext:value-type="float">
            <text:p>43686</text:p>
          </table:table-cell>
          <table:table-cell table:style-name="ce3" office:value-type="float" office:value="14.064" calcext:value-type="float">
            <text:p>14.0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79" calcext:value-type="float">
            <text:p>0.279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19" calcext:value-type="float">
            <text:p>2.19</text:p>
          </table:table-cell>
          <table:table-cell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699" calcext:value-type="float">
            <text:p>29699</text:p>
          </table:table-cell>
          <table:table-cell table:style-name="ce3" office:value-type="float" office:value="20.6876" calcext:value-type="float">
            <text:p>20.68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968" calcext:value-type="float">
            <text:p>2.968</text:p>
          </table:table-cell>
          <table:table-cell table:number-columns-repeated="3"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604" calcext:value-type="float">
            <text:p>13604</text:p>
          </table:table-cell>
          <table:table-cell table:style-name="ce3" office:value-type="float" office:value="45.1632" calcext:value-type="float">
            <text:p>45.1632</text:p>
          </table:table-cell>
          <table:table-cell table:style-name="ce3" office:value-type="float" office:value="2.43" calcext:value-type="float">
            <text:p>2.43</text:p>
          </table:table-cell>
          <table:table-cell table:style-name="ce3" office:value-type="float" office:value="1.169" calcext:value-type="float">
            <text:p>1.16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9" calcext:value-type="float">
            <text:p>3.599</text:p>
          </table:table-cell>
          <table:table-cell table:number-columns-repeated="3"/>
          <table:table-cell table:style-name="ce3" office:value-type="string" calcext:value-type="string">
            <text:p>4369833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41" calcext:value-type="float">
            <text:p>10041</text:p>
          </table:table-cell>
          <table:table-cell table:style-name="ce3" office:value-type="float" office:value="61.1891" calcext:value-type="float">
            <text:p>61.1891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146" calcext:value-type="float">
            <text:p>1.14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16" calcext:value-type="float">
            <text:p>3.61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172" calcext:value-type="float">
            <text:p>100172</text:p>
          </table:table-cell>
          <table:table-cell table:style-name="ce3" office:value-type="float" office:value="6.13345" calcext:value-type="float">
            <text:p>6.133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4" calcext:value-type="float">
            <text:p>1.304</text:p>
          </table:table-cell>
          <table:table-cell table:number-columns-repeated="3"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576" calcext:value-type="float">
            <text:p>67576</text:p>
          </table:table-cell>
          <table:table-cell table:style-name="ce3" office:value-type="float" office:value="9.09199" calcext:value-type="float">
            <text:p>9.091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217" calcext:value-type="float">
            <text:p>0.2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2"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078" calcext:value-type="float">
            <text:p>43078</text:p>
          </table:table-cell>
          <table:table-cell table:style-name="ce3" office:value-type="float" office:value="14.2625" calcext:value-type="float">
            <text:p>14.26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122" calcext:value-type="float">
            <text:p>2.122</text:p>
          </table:table-cell>
          <table:table-cell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123" calcext:value-type="float">
            <text:p>29123</text:p>
          </table:table-cell>
          <table:table-cell table:style-name="ce3" office:value-type="float" office:value="21.0967" calcext:value-type="float">
            <text:p>21.09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2.966" calcext:value-type="float">
            <text:p>2.966</text:p>
          </table:table-cell>
          <table:table-cell table:number-columns-repeated="3"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64" calcext:value-type="float">
            <text:p>13564</text:p>
          </table:table-cell>
          <table:table-cell table:style-name="ce3" office:value-type="float" office:value="45.2964" calcext:value-type="float">
            <text:p>45.2964</text:p>
          </table:table-cell>
          <table:table-cell table:style-name="ce3" office:value-type="float" office:value="2.535" calcext:value-type="float">
            <text:p>2.535</text:p>
          </table:table-cell>
          <table:table-cell table:style-name="ce3" office:value-type="float" office:value="1.166" calcext:value-type="float">
            <text:p>1.1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01" calcext:value-type="float">
            <text:p>3.701</text:p>
          </table:table-cell>
          <table:table-cell table:number-columns-repeated="3"/>
          <table:table-cell table:style-name="ce3" office:value-type="string" calcext:value-type="string">
            <text:p>43698341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398" calcext:value-type="float">
            <text:p>9398</text:p>
          </table:table-cell>
          <table:table-cell table:style-name="ce3" office:value-type="float" office:value="65.3756" calcext:value-type="float">
            <text:p>65.3756</text:p>
          </table:table-cell>
          <table:table-cell table:style-name="ce3" office:value-type="float" office:value="2.511" calcext:value-type="float">
            <text:p>2.511</text:p>
          </table:table-cell>
          <table:table-cell table:style-name="ce3" office:value-type="float" office:value="1.117" calcext:value-type="float">
            <text:p>1.1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8" calcext:value-type="float">
            <text:p>3.62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888" calcext:value-type="float">
            <text:p>99888</text:p>
          </table:table-cell>
          <table:table-cell table:style-name="ce3" office:value-type="float" office:value="6.15089" calcext:value-type="float">
            <text:p>6.150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660" calcext:value-type="float">
            <text:p>67660</text:p>
          </table:table-cell>
          <table:table-cell table:style-name="ce3" office:value-type="float" office:value="9.0807" calcext:value-type="float">
            <text:p>9.08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15" calcext:value-type="float">
            <text:p>0.2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48" calcext:value-type="float">
            <text:p>2.548</text:p>
          </table:table-cell>
          <table:table-cell table:number-columns-repeated="2"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807" calcext:value-type="float">
            <text:p>42807</text:p>
          </table:table-cell>
          <table:table-cell table:style-name="ce3" office:value-type="float" office:value="14.3528" calcext:value-type="float">
            <text:p>14.35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84" calcext:value-type="float">
            <text:p>0.284</text:p>
          </table:table-cell>
          <table:table-cell table:style-name="ce3" office:value-type="float" office:value="0.505" calcext:value-type="float">
            <text:p>0.505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2.24" calcext:value-type="float">
            <text:p>2.24</text:p>
          </table:table-cell>
          <table:table-cell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982" calcext:value-type="float">
            <text:p>28982</text:p>
          </table:table-cell>
          <table:table-cell table:style-name="ce3" office:value-type="float" office:value="21.1994" calcext:value-type="float">
            <text:p>21.19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0.342" calcext:value-type="float">
            <text:p>0.342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44" calcext:value-type="float">
            <text:p>13544</text:p>
          </table:table-cell>
          <table:table-cell table:style-name="ce3" office:value-type="float" office:value="45.3633" calcext:value-type="float">
            <text:p>45.3633</text:p>
          </table:table-cell>
          <table:table-cell table:style-name="ce3" office:value-type="float" office:value="2.419" calcext:value-type="float">
            <text:p>2.419</text:p>
          </table:table-cell>
          <table:table-cell table:style-name="ce3" office:value-type="float" office:value="1.158" calcext:value-type="float">
            <text:p>1.15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7" calcext:value-type="float">
            <text:p>3.577</text:p>
          </table:table-cell>
          <table:table-cell table:number-columns-repeated="3"/>
          <table:table-cell table:style-name="ce3" office:value-type="string" calcext:value-type="string">
            <text:p>43698345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130" calcext:value-type="float">
            <text:p>9130</text:p>
          </table:table-cell>
          <table:table-cell table:style-name="ce3" office:value-type="float" office:value="67.2946" calcext:value-type="float">
            <text:p>67.2946</text:p>
          </table:table-cell>
          <table:table-cell table:style-name="ce3" office:value-type="float" office:value="2.422" calcext:value-type="float">
            <text:p>2.422</text:p>
          </table:table-cell>
          <table:table-cell table:style-name="ce3" office:value-type="float" office:value="1.191" calcext:value-type="float">
            <text:p>1.1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13" calcext:value-type="float">
            <text:p>3.61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580" calcext:value-type="float">
            <text:p>99580</text:p>
          </table:table-cell>
          <table:table-cell table:style-name="ce3" office:value-type="float" office:value="6.16991" calcext:value-type="float">
            <text:p>6.169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8" calcext:value-type="float">
            <text:p>1.248</text:p>
          </table:table-cell>
          <table:table-cell table:number-columns-repeated="3"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784" calcext:value-type="float">
            <text:p>67784</text:p>
          </table:table-cell>
          <table:table-cell table:style-name="ce3" office:value-type="float" office:value="9.06409" calcext:value-type="float">
            <text:p>9.064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284" calcext:value-type="float">
            <text:p>0.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86" calcext:value-type="float">
            <text:p>2.686</text:p>
          </table:table-cell>
          <table:table-cell table:number-columns-repeated="2"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365" calcext:value-type="float">
            <text:p>42365</text:p>
          </table:table-cell>
          <table:table-cell table:style-name="ce3" office:value-type="float" office:value="14.5025" calcext:value-type="float">
            <text:p>14.50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21" calcext:value-type="float">
            <text:p>2.21</text:p>
          </table:table-cell>
          <table:table-cell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550" calcext:value-type="float">
            <text:p>28550</text:p>
          </table:table-cell>
          <table:table-cell table:style-name="ce3" office:value-type="float" office:value="21.5201" calcext:value-type="float">
            <text:p>21.52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996" calcext:value-type="float">
            <text:p>2.996</text:p>
          </table:table-cell>
          <table:table-cell table:number-columns-repeated="3"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812" calcext:value-type="float">
            <text:p>13812</text:p>
          </table:table-cell>
          <table:table-cell table:style-name="ce3" office:value-type="float" office:value="44.4831" calcext:value-type="float">
            <text:p>44.4831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119" calcext:value-type="float">
            <text:p>1.11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6" calcext:value-type="float">
            <text:p>3.766</text:p>
          </table:table-cell>
          <table:table-cell table:number-columns-repeated="3"/>
          <table:table-cell table:style-name="ce3" office:value-type="string" calcext:value-type="string">
            <text:p>436983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27" calcext:value-type="float">
            <text:p>11127</text:p>
          </table:table-cell>
          <table:table-cell table:style-name="ce3" office:value-type="float" office:value="55.217" calcext:value-type="float">
            <text:p>55.217</text:p>
          </table:table-cell>
          <table:table-cell table:style-name="ce3" office:value-type="float" office:value="2.569" calcext:value-type="float">
            <text:p>2.569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97" calcext:value-type="float">
            <text:p>3.79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248" calcext:value-type="float">
            <text:p>99248</text:p>
          </table:table-cell>
          <table:table-cell table:style-name="ce3" office:value-type="float" office:value="6.19055" calcext:value-type="float">
            <text:p>6.190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020" calcext:value-type="float">
            <text:p>68020</text:p>
          </table:table-cell>
          <table:table-cell table:style-name="ce3" office:value-type="float" office:value="9.03264" calcext:value-type="float">
            <text:p>9.03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2" calcext:value-type="float">
            <text:p>0.60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1" calcext:value-type="float">
            <text:p>2.41</text:p>
          </table:table-cell>
          <table:table-cell table:number-columns-repeated="2"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974" calcext:value-type="float">
            <text:p>41974</text:p>
          </table:table-cell>
          <table:table-cell table:style-name="ce3" office:value-type="float" office:value="14.6376" calcext:value-type="float">
            <text:p>14.63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409" calcext:value-type="float">
            <text:p>0.4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092" calcext:value-type="float">
            <text:p>2.092</text:p>
          </table:table-cell>
          <table:table-cell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101" calcext:value-type="float">
            <text:p>29101</text:p>
          </table:table-cell>
          <table:table-cell table:style-name="ce3" office:value-type="float" office:value="21.1127" calcext:value-type="float">
            <text:p>21.1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228" calcext:value-type="float">
            <text:p>3.228</text:p>
          </table:table-cell>
          <table:table-cell table:number-columns-repeated="3"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07" calcext:value-type="float">
            <text:p>13907</text:p>
          </table:table-cell>
          <table:table-cell table:style-name="ce3" office:value-type="float" office:value="44.1792" calcext:value-type="float">
            <text:p>44.1792</text:p>
          </table:table-cell>
          <table:table-cell table:style-name="ce3" office:value-type="float" office:value="2.548" calcext:value-type="float">
            <text:p>2.548</text:p>
          </table:table-cell>
          <table:table-cell table:style-name="ce3" office:value-type="float" office:value="1.164" calcext:value-type="float">
            <text:p>1.1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12" calcext:value-type="float">
            <text:p>3.712</text:p>
          </table:table-cell>
          <table:table-cell table:number-columns-repeated="3"/>
          <table:table-cell table:style-name="ce3" office:value-type="string" calcext:value-type="string">
            <text:p>4369835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66" calcext:value-type="float">
            <text:p>10866</text:p>
          </table:table-cell>
          <table:table-cell table:style-name="ce3" office:value-type="float" office:value="56.5433" calcext:value-type="float">
            <text:p>56.5433</text:p>
          </table:table-cell>
          <table:table-cell table:style-name="ce3" office:value-type="float" office:value="2.622" calcext:value-type="float">
            <text:p>2.622</text:p>
          </table:table-cell>
          <table:table-cell table:style-name="ce3" office:value-type="float" office:value="1.126" calcext:value-type="float">
            <text:p>1.1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8" calcext:value-type="float">
            <text:p>3.74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24" calcext:value-type="float">
            <text:p>99024</text:p>
          </table:table-cell>
          <table:table-cell table:style-name="ce3" office:value-type="float" office:value="6.20456" calcext:value-type="float">
            <text:p>6.204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4" calcext:value-type="float">
            <text:p>1.234</text:p>
          </table:table-cell>
          <table:table-cell table:number-columns-repeated="3"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424" calcext:value-type="float">
            <text:p>68424</text:p>
          </table:table-cell>
          <table:table-cell table:style-name="ce3" office:value-type="float" office:value="8.97931" calcext:value-type="float">
            <text:p>8.979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58" calcext:value-type="float">
            <text:p>2.758</text:p>
          </table:table-cell>
          <table:table-cell table:number-columns-repeated="2"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072" calcext:value-type="float">
            <text:p>41072</text:p>
          </table:table-cell>
          <table:table-cell table:style-name="ce3" office:value-type="float" office:value="14.9591" calcext:value-type="float">
            <text:p>14.95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328" calcext:value-type="float">
            <text:p>2.328</text:p>
          </table:table-cell>
          <table:table-cell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37" calcext:value-type="float">
            <text:p>27837</text:p>
          </table:table-cell>
          <table:table-cell table:style-name="ce3" office:value-type="float" office:value="22.0713" calcext:value-type="float">
            <text:p>22.07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3.034" calcext:value-type="float">
            <text:p>3.034</text:p>
          </table:table-cell>
          <table:table-cell table:number-columns-repeated="3"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79" calcext:value-type="float">
            <text:p>13779</text:p>
          </table:table-cell>
          <table:table-cell table:style-name="ce3" office:value-type="float" office:value="44.5896" calcext:value-type="float">
            <text:p>44.5896</text:p>
          </table:table-cell>
          <table:table-cell table:style-name="ce3" office:value-type="float" office:value="2.477" calcext:value-type="float">
            <text:p>2.477</text:p>
          </table:table-cell>
          <table:table-cell table:style-name="ce3" office:value-type="float" office:value="1.169" calcext:value-type="float">
            <text:p>1.16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6" calcext:value-type="float">
            <text:p>3.646</text:p>
          </table:table-cell>
          <table:table-cell table:number-columns-repeated="3"/>
          <table:table-cell table:style-name="ce3" office:value-type="string" calcext:value-type="string">
            <text:p>43698355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911" calcext:value-type="float">
            <text:p>8911</text:p>
          </table:table-cell>
          <table:table-cell table:style-name="ce3" office:value-type="float" office:value="68.9485" calcext:value-type="float">
            <text:p>68.9485</text:p>
          </table:table-cell>
          <table:table-cell table:style-name="ce3" office:value-type="float" office:value="2.517" calcext:value-type="float">
            <text:p>2.517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39" calcext:value-type="float">
            <text:p>3.73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904" calcext:value-type="float">
            <text:p>98904</text:p>
          </table:table-cell>
          <table:table-cell table:style-name="ce3" office:value-type="float" office:value="6.21208" calcext:value-type="float">
            <text:p>6.2120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864" calcext:value-type="float">
            <text:p>68864</text:p>
          </table:table-cell>
          <table:table-cell table:style-name="ce3" office:value-type="float" office:value="8.92193" calcext:value-type="float">
            <text:p>8.921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76" calcext:value-type="float">
            <text:p>2.676</text:p>
          </table:table-cell>
          <table:table-cell table:number-columns-repeated="2"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064" calcext:value-type="float">
            <text:p>40064</text:p>
          </table:table-cell>
          <table:table-cell table:style-name="ce3" office:value-type="float" office:value="15.3355" calcext:value-type="float">
            <text:p>15.33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05" calcext:value-type="float">
            <text:p>0.405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058" calcext:value-type="float">
            <text:p>2.058</text:p>
          </table:table-cell>
          <table:table-cell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389" calcext:value-type="float">
            <text:p>27389</text:p>
          </table:table-cell>
          <table:table-cell table:style-name="ce3" office:value-type="float" office:value="22.4324" calcext:value-type="float">
            <text:p>22.43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3.16" calcext:value-type="float">
            <text:p>3.16</text:p>
          </table:table-cell>
          <table:table-cell table:number-columns-repeated="3"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523" calcext:value-type="float">
            <text:p>14523</text:p>
          </table:table-cell>
          <table:table-cell table:style-name="ce3" office:value-type="float" office:value="42.3053" calcext:value-type="float">
            <text:p>42.3053</text:p>
          </table:table-cell>
          <table:table-cell table:style-name="ce3" office:value-type="float" office:value="2.532" calcext:value-type="float">
            <text:p>2.532</text:p>
          </table:table-cell>
          <table:table-cell table:style-name="ce3" office:value-type="float" office:value="1.149" calcext:value-type="float">
            <text:p>1.1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1" calcext:value-type="float">
            <text:p>3.681</text:p>
          </table:table-cell>
          <table:table-cell table:number-columns-repeated="3"/>
          <table:table-cell table:style-name="ce3" office:value-type="string" calcext:value-type="string">
            <text:p>43698358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83" calcext:value-type="float">
            <text:p>11283</text:p>
          </table:table-cell>
          <table:table-cell table:style-name="ce3" office:value-type="float" office:value="54.4536" calcext:value-type="float">
            <text:p>54.4536</text:p>
          </table:table-cell>
          <table:table-cell table:style-name="ce3" office:value-type="float" office:value="2.589" calcext:value-type="float">
            <text:p>2.589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8" calcext:value-type="float">
            <text:p>3.72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6.20606" calcext:value-type="float">
            <text:p>6.2060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440" calcext:value-type="float">
            <text:p>69440</text:p>
          </table:table-cell>
          <table:table-cell table:style-name="ce3" office:value-type="float" office:value="8.84793" calcext:value-type="float">
            <text:p>8.847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212" calcext:value-type="float">
            <text:p>0.2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2"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683" calcext:value-type="float">
            <text:p>40683</text:p>
          </table:table-cell>
          <table:table-cell table:style-name="ce3" office:value-type="float" office:value="15.1021" calcext:value-type="float">
            <text:p>15.10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76" calcext:value-type="float">
            <text:p>0.476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254" calcext:value-type="float">
            <text:p>2.254</text:p>
          </table:table-cell>
          <table:table-cell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616" calcext:value-type="float">
            <text:p>27616</text:p>
          </table:table-cell>
          <table:table-cell table:style-name="ce3" office:value-type="float" office:value="22.248" calcext:value-type="float">
            <text:p>22.2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9" calcext:value-type="float">
            <text:p>0.579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.966" calcext:value-type="float">
            <text:p>2.966</text:p>
          </table:table-cell>
          <table:table-cell table:number-columns-repeated="3"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663" calcext:value-type="float">
            <text:p>14663</text:p>
          </table:table-cell>
          <table:table-cell table:style-name="ce3" office:value-type="float" office:value="41.9014" calcext:value-type="float">
            <text:p>41.9014</text:p>
          </table:table-cell>
          <table:table-cell table:style-name="ce3" office:value-type="float" office:value="2.464" calcext:value-type="float">
            <text:p>2.464</text:p>
          </table:table-cell>
          <table:table-cell table:style-name="ce3" office:value-type="float" office:value="1.162" calcext:value-type="float">
            <text:p>1.16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6" calcext:value-type="float">
            <text:p>3.626</text:p>
          </table:table-cell>
          <table:table-cell table:number-columns-repeated="3"/>
          <table:table-cell table:style-name="ce3" office:value-type="string" calcext:value-type="string">
            <text:p>4369836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035" calcext:value-type="float">
            <text:p>12035</text:p>
          </table:table-cell>
          <table:table-cell table:style-name="ce3" office:value-type="float" office:value="51.0511" calcext:value-type="float">
            <text:p>51.0511</text:p>
          </table:table-cell>
          <table:table-cell table:style-name="ce3" office:value-type="float" office:value="2.57" calcext:value-type="float">
            <text:p>2.57</text:p>
          </table:table-cell>
          <table:table-cell table:style-name="ce3" office:value-type="float" office:value="1.198" calcext:value-type="float">
            <text:p>1.1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8" calcext:value-type="float">
            <text:p>3.76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288" calcext:value-type="float">
            <text:p>99288</text:p>
          </table:table-cell>
          <table:table-cell table:style-name="ce3" office:value-type="float" office:value="6.18806" calcext:value-type="float">
            <text:p>6.1880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052" calcext:value-type="float">
            <text:p>70052</text:p>
          </table:table-cell>
          <table:table-cell table:style-name="ce3" office:value-type="float" office:value="8.77063" calcext:value-type="float">
            <text:p>8.770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14" calcext:value-type="float">
            <text:p>0.2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28" calcext:value-type="float">
            <text:p>2.328</text:p>
          </table:table-cell>
          <table:table-cell table:number-columns-repeated="2"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230" calcext:value-type="float">
            <text:p>40230</text:p>
          </table:table-cell>
          <table:table-cell table:style-name="ce3" office:value-type="float" office:value="15.2722" calcext:value-type="float">
            <text:p>15.27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2.32" calcext:value-type="float">
            <text:p>2.32</text:p>
          </table:table-cell>
          <table:table-cell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679" calcext:value-type="float">
            <text:p>27679</text:p>
          </table:table-cell>
          <table:table-cell table:style-name="ce3" office:value-type="float" office:value="22.1973" calcext:value-type="float">
            <text:p>22.19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3.072" calcext:value-type="float">
            <text:p>3.072</text:p>
          </table:table-cell>
          <table:table-cell table:number-columns-repeated="3"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926" calcext:value-type="float">
            <text:p>14926</text:p>
          </table:table-cell>
          <table:table-cell table:style-name="ce3" office:value-type="float" office:value="41.1631" calcext:value-type="float">
            <text:p>41.1631</text:p>
          </table:table-cell>
          <table:table-cell table:style-name="ce3" office:value-type="float" office:value="2.459" calcext:value-type="float">
            <text:p>2.459</text:p>
          </table:table-cell>
          <table:table-cell table:style-name="ce3" office:value-type="float" office:value="1.167" calcext:value-type="float">
            <text:p>1.16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6" calcext:value-type="float">
            <text:p>3.626</text:p>
          </table:table-cell>
          <table:table-cell table:number-columns-repeated="3"/>
          <table:table-cell table:style-name="ce3" office:value-type="string" calcext:value-type="string">
            <text:p>43698365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885" calcext:value-type="float">
            <text:p>11885</text:p>
          </table:table-cell>
          <table:table-cell table:style-name="ce3" office:value-type="float" office:value="51.6954" calcext:value-type="float">
            <text:p>51.6954</text:p>
          </table:table-cell>
          <table:table-cell table:style-name="ce3" office:value-type="float" office:value="2.653" calcext:value-type="float">
            <text:p>2.653</text:p>
          </table:table-cell>
          <table:table-cell table:style-name="ce3" office:value-type="float" office:value="1.23" calcext:value-type="float">
            <text:p>1.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83" calcext:value-type="float">
            <text:p>3.88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768" calcext:value-type="float">
            <text:p>99768</text:p>
          </table:table-cell>
          <table:table-cell table:style-name="ce3" office:value-type="float" office:value="6.15829" calcext:value-type="float">
            <text:p>6.158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78" calcext:value-type="float">
            <text:p>0.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8" calcext:value-type="float">
            <text:p>1.258</text:p>
          </table:table-cell>
          <table:table-cell table:number-columns-repeated="3"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748" calcext:value-type="float">
            <text:p>70748</text:p>
          </table:table-cell>
          <table:table-cell table:style-name="ce3" office:value-type="float" office:value="8.68434" calcext:value-type="float">
            <text:p>8.684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752" calcext:value-type="float">
            <text:p>0.752</text:p>
          </table:table-cell>
          <table:table-cell table:style-name="ce3" office:value-type="float" office:value="0.221" calcext:value-type="float">
            <text:p>0.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32" calcext:value-type="float">
            <text:p>2.732</text:p>
          </table:table-cell>
          <table:table-cell table:number-columns-repeated="2"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121" calcext:value-type="float">
            <text:p>39121</text:p>
          </table:table-cell>
          <table:table-cell table:style-name="ce3" office:value-type="float" office:value="15.7051" calcext:value-type="float">
            <text:p>15.70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279" calcext:value-type="float">
            <text:p>0.27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2.31" calcext:value-type="float">
            <text:p>2.31</text:p>
          </table:table-cell>
          <table:table-cell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682" calcext:value-type="float">
            <text:p>27682</text:p>
          </table:table-cell>
          <table:table-cell table:style-name="ce3" office:value-type="float" office:value="22.1949" calcext:value-type="float">
            <text:p>22.19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2.952" calcext:value-type="float">
            <text:p>2.952</text:p>
          </table:table-cell>
          <table:table-cell table:number-columns-repeated="3"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010" calcext:value-type="float">
            <text:p>15010</text:p>
          </table:table-cell>
          <table:table-cell table:style-name="ce3" office:value-type="float" office:value="40.9327" calcext:value-type="float">
            <text:p>40.9327</text:p>
          </table:table-cell>
          <table:table-cell table:style-name="ce3" office:value-type="float" office:value="2.577" calcext:value-type="float">
            <text:p>2.577</text:p>
          </table:table-cell>
          <table:table-cell table:style-name="ce3" office:value-type="float" office:value="1.165" calcext:value-type="float">
            <text:p>1.1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2" calcext:value-type="float">
            <text:p>3.742</text:p>
          </table:table-cell>
          <table:table-cell table:number-columns-repeated="3"/>
          <table:table-cell table:style-name="ce3" office:value-type="string" calcext:value-type="string">
            <text:p>43698368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31" calcext:value-type="float">
            <text:p>10531</text:p>
          </table:table-cell>
          <table:table-cell table:style-name="ce3" office:value-type="float" office:value="58.342" calcext:value-type="float">
            <text:p>58.342</text:p>
          </table:table-cell>
          <table:table-cell table:style-name="ce3" office:value-type="float" office:value="2.601" calcext:value-type="float">
            <text:p>2.601</text:p>
          </table:table-cell>
          <table:table-cell table:style-name="ce3" office:value-type="float" office:value="1.16" calcext:value-type="float">
            <text:p>1.1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1" calcext:value-type="float">
            <text:p>3.76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356" calcext:value-type="float">
            <text:p>100356</text:p>
          </table:table-cell>
          <table:table-cell table:style-name="ce3" office:value-type="float" office:value="6.1222" calcext:value-type="float">
            <text:p>6.12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278" calcext:value-type="float">
            <text:p>0.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32" calcext:value-type="float">
            <text:p>1.332</text:p>
          </table:table-cell>
          <table:table-cell table:number-columns-repeated="3"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420" calcext:value-type="float">
            <text:p>71420</text:p>
          </table:table-cell>
          <table:table-cell table:style-name="ce3" office:value-type="float" office:value="8.60263" calcext:value-type="float">
            <text:p>8.602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22" calcext:value-type="float">
            <text:p>0.2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3" calcext:value-type="float">
            <text:p>2.33</text:p>
          </table:table-cell>
          <table:table-cell table:number-columns-repeated="2"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282" calcext:value-type="float">
            <text:p>38282</text:p>
          </table:table-cell>
          <table:table-cell table:style-name="ce3" office:value-type="float" office:value="16.0493" calcext:value-type="float">
            <text:p>16.049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279" calcext:value-type="float">
            <text:p>0.279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2.224" calcext:value-type="float">
            <text:p>2.224</text:p>
          </table:table-cell>
          <table:table-cell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578" calcext:value-type="float">
            <text:p>27578</text:p>
          </table:table-cell>
          <table:table-cell table:style-name="ce3" office:value-type="float" office:value="22.2786" calcext:value-type="float">
            <text:p>22.27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06" calcext:value-type="float">
            <text:p>0.30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2.944" calcext:value-type="float">
            <text:p>2.944</text:p>
          </table:table-cell>
          <table:table-cell table:number-columns-repeated="3"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403" calcext:value-type="float">
            <text:p>15403</text:p>
          </table:table-cell>
          <table:table-cell table:style-name="ce3" office:value-type="float" office:value="39.8883" calcext:value-type="float">
            <text:p>39.8883</text:p>
          </table:table-cell>
          <table:table-cell table:style-name="ce3" office:value-type="float" office:value="2.468" calcext:value-type="float">
            <text:p>2.468</text:p>
          </table:table-cell>
          <table:table-cell table:style-name="ce3" office:value-type="float" office:value="1.214" calcext:value-type="float">
            <text:p>1.2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2" calcext:value-type="float">
            <text:p>3.682</text:p>
          </table:table-cell>
          <table:table-cell table:number-columns-repeated="3"/>
          <table:table-cell table:style-name="ce3" office:value-type="string" calcext:value-type="string">
            <text:p>43698371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63" calcext:value-type="float">
            <text:p>10463</text:p>
          </table:table-cell>
          <table:table-cell table:style-name="ce3" office:value-type="float" office:value="58.7212" calcext:value-type="float">
            <text:p>58.7212</text:p>
          </table:table-cell>
          <table:table-cell table:style-name="ce3" office:value-type="float" office:value="2.567" calcext:value-type="float">
            <text:p>2.567</text:p>
          </table:table-cell>
          <table:table-cell table:style-name="ce3" office:value-type="float" office:value="1.191" calcext:value-type="float">
            <text:p>1.1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58" calcext:value-type="float">
            <text:p>3.75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48" calcext:value-type="float">
            <text:p>101148</text:p>
          </table:table-cell>
          <table:table-cell table:style-name="ce3" office:value-type="float" office:value="6.07427" calcext:value-type="float">
            <text:p>6.074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8" calcext:value-type="float">
            <text:p>1.238</text:p>
          </table:table-cell>
          <table:table-cell table:number-columns-repeated="3"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196" calcext:value-type="float">
            <text:p>72196</text:p>
          </table:table-cell>
          <table:table-cell table:style-name="ce3" office:value-type="float" office:value="8.51017" calcext:value-type="float">
            <text:p>8.51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227" calcext:value-type="float">
            <text:p>0.2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48" calcext:value-type="float">
            <text:p>2.448</text:p>
          </table:table-cell>
          <table:table-cell table:number-columns-repeated="2"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568" calcext:value-type="float">
            <text:p>38568</text:p>
          </table:table-cell>
          <table:table-cell table:style-name="ce3" office:value-type="float" office:value="15.9303" calcext:value-type="float">
            <text:p>15.93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83" calcext:value-type="float">
            <text:p>0.48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2.21" calcext:value-type="float">
            <text:p>2.21</text:p>
          </table:table-cell>
          <table:table-cell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324" calcext:value-type="float">
            <text:p>28324</text:p>
          </table:table-cell>
          <table:table-cell table:style-name="ce3" office:value-type="float" office:value="21.6919" calcext:value-type="float">
            <text:p>21.69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952" calcext:value-type="float">
            <text:p>2.952</text:p>
          </table:table-cell>
          <table:table-cell table:number-columns-repeated="3"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590" calcext:value-type="float">
            <text:p>15590</text:p>
          </table:table-cell>
          <table:table-cell table:style-name="ce3" office:value-type="float" office:value="39.4099" calcext:value-type="float">
            <text:p>39.4099</text:p>
          </table:table-cell>
          <table:table-cell table:style-name="ce3" office:value-type="float" office:value="2.487" calcext:value-type="float">
            <text:p>2.487</text:p>
          </table:table-cell>
          <table:table-cell table:style-name="ce3" office:value-type="float" office:value="1.185" calcext:value-type="float">
            <text:p>1.18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72" calcext:value-type="float">
            <text:p>3.672</text:p>
          </table:table-cell>
          <table:table-cell table:number-columns-repeated="3"/>
          <table:table-cell table:style-name="ce3" office:value-type="string" calcext:value-type="string">
            <text:p>4369837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019" calcext:value-type="float">
            <text:p>13019</text:p>
          </table:table-cell>
          <table:table-cell table:style-name="ce3" office:value-type="float" office:value="47.1926" calcext:value-type="float">
            <text:p>47.1926</text:p>
          </table:table-cell>
          <table:table-cell table:style-name="ce3" office:value-type="float" office:value="2.578" calcext:value-type="float">
            <text:p>2.578</text:p>
          </table:table-cell>
          <table:table-cell table:style-name="ce3" office:value-type="float" office:value="1.197" calcext:value-type="float">
            <text:p>1.19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75" calcext:value-type="float">
            <text:p>3.77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96" calcext:value-type="float">
            <text:p>101896</text:p>
          </table:table-cell>
          <table:table-cell table:style-name="ce3" office:value-type="float" office:value="6.02968" calcext:value-type="float">
            <text:p>6.029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283" calcext:value-type="float">
            <text:p>0.2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2" calcext:value-type="float">
            <text:p>1.282</text:p>
          </table:table-cell>
          <table:table-cell table:number-columns-repeated="3"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956" calcext:value-type="float">
            <text:p>72956</text:p>
          </table:table-cell>
          <table:table-cell table:style-name="ce3" office:value-type="float" office:value="8.42151" calcext:value-type="float">
            <text:p>8.42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64" calcext:value-type="float">
            <text:p>0.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2" calcext:value-type="float">
            <text:p>2.272</text:p>
          </table:table-cell>
          <table:table-cell table:number-columns-repeated="2"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874" calcext:value-type="float">
            <text:p>38874</text:p>
          </table:table-cell>
          <table:table-cell table:style-name="ce3" office:value-type="float" office:value="15.8049" calcext:value-type="float">
            <text:p>15.80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2.146" calcext:value-type="float">
            <text:p>2.146</text:p>
          </table:table-cell>
          <table:table-cell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508" calcext:value-type="float">
            <text:p>28508</text:p>
          </table:table-cell>
          <table:table-cell table:style-name="ce3" office:value-type="float" office:value="21.5518" calcext:value-type="float">
            <text:p>21.55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315" calcext:value-type="float">
            <text:p>0.315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2.98" calcext:value-type="float">
            <text:p>2.98</text:p>
          </table:table-cell>
          <table:table-cell table:number-columns-repeated="3"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142" calcext:value-type="float">
            <text:p>16142</text:p>
          </table:table-cell>
          <table:table-cell table:style-name="ce3" office:value-type="float" office:value="38.0622" calcext:value-type="float">
            <text:p>38.0622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1.212" calcext:value-type="float">
            <text:p>1.2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32" calcext:value-type="float">
            <text:p>3.732</text:p>
          </table:table-cell>
          <table:table-cell table:number-columns-repeated="3"/>
          <table:table-cell table:style-name="ce3" office:value-type="string" calcext:value-type="string">
            <text:p>43698377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883" calcext:value-type="float">
            <text:p>13883</text:p>
          </table:table-cell>
          <table:table-cell table:style-name="ce3" office:value-type="float" office:value="44.2556" calcext:value-type="float">
            <text:p>44.2556</text:p>
          </table:table-cell>
          <table:table-cell table:style-name="ce3" office:value-type="float" office:value="2.609" calcext:value-type="float">
            <text:p>2.609</text:p>
          </table:table-cell>
          <table:table-cell table:style-name="ce3" office:value-type="float" office:value="1.219" calcext:value-type="float">
            <text:p>1.21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28" calcext:value-type="float">
            <text:p>3.82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620" calcext:value-type="float">
            <text:p>102620</text:p>
          </table:table-cell>
          <table:table-cell table:style-name="ce3" office:value-type="float" office:value="5.98714" calcext:value-type="float">
            <text:p>5.987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8" calcext:value-type="float">
            <text:p>1.248</text:p>
          </table:table-cell>
          <table:table-cell table:number-columns-repeated="3"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4012" calcext:value-type="float">
            <text:p>74012</text:p>
          </table:table-cell>
          <table:table-cell table:style-name="ce3" office:value-type="float" office:value="8.30136" calcext:value-type="float">
            <text:p>8.30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224" calcext:value-type="float">
            <text:p>0.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34" calcext:value-type="float">
            <text:p>2.434</text:p>
          </table:table-cell>
          <table:table-cell table:number-columns-repeated="2"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730" calcext:value-type="float">
            <text:p>37730</text:p>
          </table:table-cell>
          <table:table-cell table:style-name="ce3" office:value-type="float" office:value="16.2841" calcext:value-type="float">
            <text:p>16.28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292" calcext:value-type="float">
            <text:p>0.292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2.154" calcext:value-type="float">
            <text:p>2.154</text:p>
          </table:table-cell>
          <table:table-cell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028" calcext:value-type="float">
            <text:p>28028</text:p>
          </table:table-cell>
          <table:table-cell table:style-name="ce3" office:value-type="float" office:value="21.9209" calcext:value-type="float">
            <text:p>21.92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2.954" calcext:value-type="float">
            <text:p>2.954</text:p>
          </table:table-cell>
          <table:table-cell table:number-columns-repeated="3"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318" calcext:value-type="float">
            <text:p>16318</text:p>
          </table:table-cell>
          <table:table-cell table:style-name="ce3" office:value-type="float" office:value="37.6517" calcext:value-type="float">
            <text:p>37.6517</text:p>
          </table:table-cell>
          <table:table-cell table:style-name="ce3" office:value-type="float" office:value="2.528" calcext:value-type="float">
            <text:p>2.528</text:p>
          </table:table-cell>
          <table:table-cell table:style-name="ce3" office:value-type="float" office:value="1.194" calcext:value-type="float">
            <text:p>1.1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2" calcext:value-type="float">
            <text:p>3.722</text:p>
          </table:table-cell>
          <table:table-cell table:number-columns-repeated="3"/>
          <table:table-cell table:style-name="ce3" office:value-type="string" calcext:value-type="string">
            <text:p>43698381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83" calcext:value-type="float">
            <text:p>13983</text:p>
          </table:table-cell>
          <table:table-cell table:style-name="ce3" office:value-type="float" office:value="43.9391" calcext:value-type="float">
            <text:p>43.9391</text:p>
          </table:table-cell>
          <table:table-cell table:style-name="ce3" office:value-type="float" office:value="2.625" calcext:value-type="float">
            <text:p>2.625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47" calcext:value-type="float">
            <text:p>3.84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108" calcext:value-type="float">
            <text:p>103108</text:p>
          </table:table-cell>
          <table:table-cell table:style-name="ce3" office:value-type="float" office:value="5.9588" calcext:value-type="float">
            <text:p>5.95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291" calcext:value-type="float">
            <text:p>0.2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8" calcext:value-type="float">
            <text:p>1.288</text:p>
          </table:table-cell>
          <table:table-cell table:number-columns-repeated="3"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5156" calcext:value-type="float">
            <text:p>75156</text:p>
          </table:table-cell>
          <table:table-cell table:style-name="ce3" office:value-type="float" office:value="8.175" calcext:value-type="float">
            <text:p>8.1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26" calcext:value-type="float">
            <text:p>0.2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58" calcext:value-type="float">
            <text:p>2.258</text:p>
          </table:table-cell>
          <table:table-cell table:number-columns-repeated="2"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861" calcext:value-type="float">
            <text:p>36861</text:p>
          </table:table-cell>
          <table:table-cell table:style-name="ce3" office:value-type="float" office:value="16.668" calcext:value-type="float">
            <text:p>16.6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1" calcext:value-type="float">
            <text:p>0.661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198" calcext:value-type="float">
            <text:p>0.198</text:p>
          </table:table-cell>
          <table:table-cell table:style-name="ce3" office:value-type="float" office:value="2.216" calcext:value-type="float">
            <text:p>2.216</text:p>
          </table:table-cell>
          <table:table-cell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963" calcext:value-type="float">
            <text:p>26963</text:p>
          </table:table-cell>
          <table:table-cell table:style-name="ce3" office:value-type="float" office:value="22.7868" calcext:value-type="float">
            <text:p>22.78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4" calcext:value-type="float">
            <text:p>0.55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3.072" calcext:value-type="float">
            <text:p>3.072</text:p>
          </table:table-cell>
          <table:table-cell table:number-columns-repeated="3"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350" calcext:value-type="float">
            <text:p>16350</text:p>
          </table:table-cell>
          <table:table-cell table:style-name="ce3" office:value-type="float" office:value="37.578" calcext:value-type="float">
            <text:p>37.578</text:p>
          </table:table-cell>
          <table:table-cell table:style-name="ce3" office:value-type="float" office:value="2.593" calcext:value-type="float">
            <text:p>2.593</text:p>
          </table:table-cell>
          <table:table-cell table:style-name="ce3" office:value-type="float" office:value="1.273" calcext:value-type="float">
            <text:p>1.2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66" calcext:value-type="float">
            <text:p>3.866</text:p>
          </table:table-cell>
          <table:table-cell table:number-columns-repeated="3"/>
          <table:table-cell table:style-name="ce3" office:value-type="string" calcext:value-type="string">
            <text:p>43698384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050" calcext:value-type="float">
            <text:p>13050</text:p>
          </table:table-cell>
          <table:table-cell table:style-name="ce3" office:value-type="float" office:value="47.0805" calcext:value-type="float">
            <text:p>47.0805</text:p>
          </table:table-cell>
          <table:table-cell table:style-name="ce3" office:value-type="float" office:value="2.673" calcext:value-type="float">
            <text:p>2.673</text:p>
          </table:table-cell>
          <table:table-cell table:style-name="ce3" office:value-type="float" office:value="1.225" calcext:value-type="float">
            <text:p>1.2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98" calcext:value-type="float">
            <text:p>3.89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844" calcext:value-type="float">
            <text:p>102844</text:p>
          </table:table-cell>
          <table:table-cell table:style-name="ce3" office:value-type="float" office:value="5.9741" calcext:value-type="float">
            <text:p>5.97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6" calcext:value-type="float">
            <text:p>1.266</text:p>
          </table:table-cell>
          <table:table-cell table:number-columns-repeated="3"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5516" calcext:value-type="float">
            <text:p>75516</text:p>
          </table:table-cell>
          <table:table-cell table:style-name="ce3" office:value-type="float" office:value="8.13602" calcext:value-type="float">
            <text:p>8.136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0.226" calcext:value-type="float">
            <text:p>0.2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4" calcext:value-type="float">
            <text:p>2.474</text:p>
          </table:table-cell>
          <table:table-cell table:number-columns-repeated="2"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396" calcext:value-type="float">
            <text:p>35396</text:p>
          </table:table-cell>
          <table:table-cell table:style-name="ce3" office:value-type="float" office:value="17.3579" calcext:value-type="float">
            <text:p>17.35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501" calcext:value-type="float">
            <text:p>0.5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37" calcext:value-type="float">
            <text:p>2.37</text:p>
          </table:table-cell>
          <table:table-cell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513" calcext:value-type="float">
            <text:p>26513</text:p>
          </table:table-cell>
          <table:table-cell table:style-name="ce3" office:value-type="float" office:value="23.1735" calcext:value-type="float">
            <text:p>23.17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3.062" calcext:value-type="float">
            <text:p>3.062</text:p>
          </table:table-cell>
          <table:table-cell table:number-columns-repeated="3"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381" calcext:value-type="float">
            <text:p>17381</text:p>
          </table:table-cell>
          <table:table-cell table:style-name="ce3" office:value-type="float" office:value="35.3489" calcext:value-type="float">
            <text:p>35.3489</text:p>
          </table:table-cell>
          <table:table-cell table:style-name="ce3" office:value-type="float" office:value="2.652" calcext:value-type="float">
            <text:p>2.652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88" calcext:value-type="float">
            <text:p>3.888</text:p>
          </table:table-cell>
          <table:table-cell table:number-columns-repeated="3"/>
          <table:table-cell table:style-name="ce3" office:value-type="string" calcext:value-type="string">
            <text:p>4369838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249" calcext:value-type="float">
            <text:p>15249</text:p>
          </table:table-cell>
          <table:table-cell table:style-name="ce3" office:value-type="float" office:value="40.2912" calcext:value-type="float">
            <text:p>40.2912</text:p>
          </table:table-cell>
          <table:table-cell table:style-name="ce3" office:value-type="float" office:value="2.717" calcext:value-type="float">
            <text:p>2.717</text:p>
          </table:table-cell>
          <table:table-cell table:style-name="ce3" office:value-type="float" office:value="1.248" calcext:value-type="float">
            <text:p>1.24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5" calcext:value-type="float">
            <text:p>3.96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72" calcext:value-type="float">
            <text:p>101172</text:p>
          </table:table-cell>
          <table:table-cell table:style-name="ce3" office:value-type="float" office:value="6.07283" calcext:value-type="float">
            <text:p>6.0728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3"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4332" calcext:value-type="float">
            <text:p>74332</text:p>
          </table:table-cell>
          <table:table-cell table:style-name="ce3" office:value-type="float" office:value="8.26562" calcext:value-type="float">
            <text:p>8.265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15" calcext:value-type="float">
            <text:p>0.2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2"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968" calcext:value-type="float">
            <text:p>32968</text:p>
          </table:table-cell>
          <table:table-cell table:style-name="ce3" office:value-type="float" office:value="18.6363" calcext:value-type="float">
            <text:p>18.63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407" calcext:value-type="float">
            <text:p>0.407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2.09" calcext:value-type="float">
            <text:p>2.09</text:p>
          </table:table-cell>
          <table:table-cell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417" calcext:value-type="float">
            <text:p>25417</text:p>
          </table:table-cell>
          <table:table-cell table:style-name="ce3" office:value-type="float" office:value="24.1728" calcext:value-type="float">
            <text:p>24.17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office:value-type="float" office:value="0.323" calcext:value-type="float">
            <text:p>0.323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2.976" calcext:value-type="float">
            <text:p>2.976</text:p>
          </table:table-cell>
          <table:table-cell table:number-columns-repeated="3"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418" calcext:value-type="float">
            <text:p>17418</text:p>
          </table:table-cell>
          <table:table-cell table:style-name="ce3" office:value-type="float" office:value="35.2739" calcext:value-type="float">
            <text:p>35.2739</text:p>
          </table:table-cell>
          <table:table-cell table:style-name="ce3" office:value-type="float" office:value="2.599" calcext:value-type="float">
            <text:p>2.599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27" calcext:value-type="float">
            <text:p>3.827</text:p>
          </table:table-cell>
          <table:table-cell table:number-columns-repeated="3"/>
          <table:table-cell table:style-name="ce3" office:value-type="string" calcext:value-type="string">
            <text:p>4369839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813" calcext:value-type="float">
            <text:p>15813</text:p>
          </table:table-cell>
          <table:table-cell table:style-name="ce3" office:value-type="float" office:value="38.8541" calcext:value-type="float">
            <text:p>38.8541</text:p>
          </table:table-cell>
          <table:table-cell table:style-name="ce3" office:value-type="float" office:value="2.704" calcext:value-type="float">
            <text:p>2.704</text:p>
          </table:table-cell>
          <table:table-cell table:style-name="ce3" office:value-type="float" office:value="1.265" calcext:value-type="float">
            <text:p>1.2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9" calcext:value-type="float">
            <text:p>3.96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736" calcext:value-type="float">
            <text:p>99736</text:p>
          </table:table-cell>
          <table:table-cell table:style-name="ce3" office:value-type="float" office:value="6.16026" calcext:value-type="float">
            <text:p>6.160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8" calcext:value-type="float">
            <text:p>1.218</text:p>
          </table:table-cell>
          <table:table-cell table:number-columns-repeated="3"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3084" calcext:value-type="float">
            <text:p>73084</text:p>
          </table:table-cell>
          <table:table-cell table:style-name="ce3" office:value-type="float" office:value="8.40676" calcext:value-type="float">
            <text:p>8.406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84" calcext:value-type="float">
            <text:p>0.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8" calcext:value-type="float">
            <text:p>2.268</text:p>
          </table:table-cell>
          <table:table-cell table:number-columns-repeated="2"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549" calcext:value-type="float">
            <text:p>29549</text:p>
          </table:table-cell>
          <table:table-cell table:style-name="ce3" office:value-type="float" office:value="20.7926" calcext:value-type="float">
            <text:p>20.79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.11" calcext:value-type="float">
            <text:p>2.11</text:p>
          </table:table-cell>
          <table:table-cell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937" calcext:value-type="float">
            <text:p>22937</text:p>
          </table:table-cell>
          <table:table-cell table:style-name="ce3" office:value-type="float" office:value="26.7864" calcext:value-type="float">
            <text:p>26.78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.938" calcext:value-type="float">
            <text:p>2.938</text:p>
          </table:table-cell>
          <table:table-cell table:number-columns-repeated="3"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10" calcext:value-type="float">
            <text:p>17110</text:p>
          </table:table-cell>
          <table:table-cell table:style-name="ce3" office:value-type="float" office:value="35.9088" calcext:value-type="float">
            <text:p>35.9088</text:p>
          </table:table-cell>
          <table:table-cell table:style-name="ce3" office:value-type="float" office:value="2.613" calcext:value-type="float">
            <text:p>2.613</text:p>
          </table:table-cell>
          <table:table-cell table:style-name="ce3" office:value-type="float" office:value="1.259" calcext:value-type="float">
            <text:p>1.25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72" calcext:value-type="float">
            <text:p>3.872</text:p>
          </table:table-cell>
          <table:table-cell table:number-columns-repeated="3"/>
          <table:table-cell table:style-name="ce3" office:value-type="string" calcext:value-type="string">
            <text:p>43698394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577" calcext:value-type="float">
            <text:p>15577</text:p>
          </table:table-cell>
          <table:table-cell table:style-name="ce3" office:value-type="float" office:value="39.4428" calcext:value-type="float">
            <text:p>39.4428</text:p>
          </table:table-cell>
          <table:table-cell table:style-name="ce3" office:value-type="float" office:value="2.724" calcext:value-type="float">
            <text:p>2.724</text:p>
          </table:table-cell>
          <table:table-cell table:style-name="ce3" office:value-type="float" office:value="1.276" calcext:value-type="float">
            <text:p>1.27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668" calcext:value-type="float">
            <text:p>98668</text:p>
          </table:table-cell>
          <table:table-cell table:style-name="ce3" office:value-type="float" office:value="6.22694" calcext:value-type="float">
            <text:p>6.226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58" calcext:value-type="float">
            <text:p>0.2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3"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012" calcext:value-type="float">
            <text:p>72012</text:p>
          </table:table-cell>
          <table:table-cell table:style-name="ce3" office:value-type="float" office:value="8.53191" calcext:value-type="float">
            <text:p>8.531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6" calcext:value-type="float">
            <text:p>0.516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189" calcext:value-type="float">
            <text:p>0.1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02" calcext:value-type="float">
            <text:p>2.202</text:p>
          </table:table-cell>
          <table:table-cell table:number-columns-repeated="2"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706" calcext:value-type="float">
            <text:p>24706</text:p>
          </table:table-cell>
          <table:table-cell table:style-name="ce3" office:value-type="float" office:value="24.8685" calcext:value-type="float">
            <text:p>24.868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1.966" calcext:value-type="float">
            <text:p>1.966</text:p>
          </table:table-cell>
          <table:table-cell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184" calcext:value-type="float">
            <text:p>18184</text:p>
          </table:table-cell>
          <table:table-cell table:style-name="ce3" office:value-type="float" office:value="33.7879" calcext:value-type="float">
            <text:p>33.78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93" calcext:value-type="float">
            <text:p>0.193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2.878" calcext:value-type="float">
            <text:p>2.878</text:p>
          </table:table-cell>
          <table:table-cell table:number-columns-repeated="3"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857" calcext:value-type="float">
            <text:p>14857</text:p>
          </table:table-cell>
          <table:table-cell table:style-name="ce3" office:value-type="float" office:value="41.3542" calcext:value-type="float">
            <text:p>41.3542</text:p>
          </table:table-cell>
          <table:table-cell table:style-name="ce3" office:value-type="float" office:value="2.554" calcext:value-type="float">
            <text:p>2.554</text:p>
          </table:table-cell>
          <table:table-cell table:style-name="ce3" office:value-type="float" office:value="1.251" calcext:value-type="float">
            <text:p>1.2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05" calcext:value-type="float">
            <text:p>3.805</text:p>
          </table:table-cell>
          <table:table-cell table:number-columns-repeated="3"/>
          <table:table-cell table:style-name="ce3" office:value-type="string" calcext:value-type="string">
            <text:p>43698397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241" calcext:value-type="float">
            <text:p>13241</text:p>
          </table:table-cell>
          <table:table-cell table:style-name="ce3" office:value-type="float" office:value="46.4013" calcext:value-type="float">
            <text:p>46.4013</text:p>
          </table:table-cell>
          <table:table-cell table:style-name="ce3" office:value-type="float" office:value="2.679" calcext:value-type="float">
            <text:p>2.679</text:p>
          </table:table-cell>
          <table:table-cell table:style-name="ce3" office:value-type="float" office:value="1.238" calcext:value-type="float">
            <text:p>1.23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17" calcext:value-type="float">
            <text:p>3.91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28" calcext:value-type="float">
            <text:p>98128</text:p>
          </table:table-cell>
          <table:table-cell table:style-name="ce3" office:value-type="float" office:value="6.26121" calcext:value-type="float">
            <text:p>6.261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51" calcext:value-type="float">
            <text:p>0.2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84" calcext:value-type="float">
            <text:p>1.184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80" calcext:value-type="float">
            <text:p>68280</text:p>
          </table:table-cell>
          <table:table-cell table:style-name="ce3" office:value-type="float" office:value="8.99824" calcext:value-type="float">
            <text:p>8.99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03" calcext:value-type="float">
            <text:p>19003</text:p>
          </table:table-cell>
          <table:table-cell table:style-name="ce3" office:value-type="float" office:value="32.3317" calcext:value-type="float">
            <text:p>32.33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.862" calcext:value-type="float">
            <text:p>1.862</text:p>
          </table:table-cell>
          <table:table-cell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7" calcext:value-type="float">
            <text:p>12317</text:p>
          </table:table-cell>
          <table:table-cell table:style-name="ce3" office:value-type="float" office:value="49.8823" calcext:value-type="float">
            <text:p>49.88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94" calcext:value-type="float">
            <text:p>11094</text:p>
          </table:table-cell>
          <table:table-cell table:style-name="ce3" office:value-type="float" office:value="55.3813" calcext:value-type="float">
            <text:p>55.381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" calcext:value-type="float">
            <text:p>3.69</text:p>
          </table:table-cell>
          <table:table-cell table:number-columns-repeated="3"/>
          <table:table-cell table:style-name="ce3" office:value-type="string" calcext:value-type="string">
            <text:p>43698401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94" calcext:value-type="float">
            <text:p>10894</text:p>
          </table:table-cell>
          <table:table-cell table:style-name="ce3" office:value-type="float" office:value="56.398" calcext:value-type="float">
            <text:p>56.398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32" calcext:value-type="float">
            <text:p>1.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7" calcext:value-type="float">
            <text:p>3.96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464" calcext:value-type="float">
            <text:p>103464</text:p>
          </table:table-cell>
          <table:table-cell table:style-name="ce3" office:value-type="float" office:value="5.9383" calcext:value-type="float">
            <text:p>5.938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6" calcext:value-type="float">
            <text:p>1.246</text:p>
          </table:table-cell>
          <table:table-cell table:number-columns-repeated="3"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588" calcext:value-type="float">
            <text:p>35588</text:p>
          </table:table-cell>
          <table:table-cell table:style-name="ce3" office:value-type="float" office:value="17.2642" calcext:value-type="float">
            <text:p>17.26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6" calcext:value-type="float">
            <text:p>0.516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11" calcext:value-type="float">
            <text:p>0.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14" calcext:value-type="float">
            <text:p>2.114</text:p>
          </table:table-cell>
          <table:table-cell table:number-columns-repeated="2"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192" calcext:value-type="float">
            <text:p>43192</text:p>
          </table:table-cell>
          <table:table-cell table:style-name="ce3" office:value-type="float" office:value="14.2249" calcext:value-type="float">
            <text:p>14.22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478" calcext:value-type="float">
            <text:p>0.47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26" calcext:value-type="float">
            <text:p>2.26</text:p>
          </table:table-cell>
          <table:table-cell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015" calcext:value-type="float">
            <text:p>22015</text:p>
          </table:table-cell>
          <table:table-cell table:style-name="ce3" office:value-type="float" office:value="27.9082" calcext:value-type="float">
            <text:p>27.90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2.504" calcext:value-type="float">
            <text:p>2.504</text:p>
          </table:table-cell>
          <table:table-cell table:number-columns-repeated="3"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919" calcext:value-type="float">
            <text:p>14919</text:p>
          </table:table-cell>
          <table:table-cell table:style-name="ce3" office:value-type="float" office:value="41.1824" calcext:value-type="float">
            <text:p>41.1824</text:p>
          </table:table-cell>
          <table:table-cell table:style-name="ce3" office:value-type="float" office:value="1.996" calcext:value-type="float">
            <text:p>1.996</text:p>
          </table:table-cell>
          <table:table-cell table:style-name="ce3" office:value-type="float" office:value="0.961" calcext:value-type="float">
            <text:p>0.9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.957" calcext:value-type="float">
            <text:p>2.957</text:p>
          </table:table-cell>
          <table:table-cell table:number-columns-repeated="3"/>
          <table:table-cell table:style-name="ce3" office:value-type="string" calcext:value-type="string">
            <text:p>4369842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919" calcext:value-type="float">
            <text:p>14919</text:p>
          </table:table-cell>
          <table:table-cell table:style-name="ce3" office:value-type="float" office:value="41.1824" calcext:value-type="float">
            <text:p>41.1824</text:p>
          </table:table-cell>
          <table:table-cell table:style-name="ce3" office:value-type="float" office:value="1.915" calcext:value-type="float">
            <text:p>1.915</text:p>
          </table:table-cell>
          <table:table-cell table:style-name="ce3" office:value-type="float" office:value="1.031" calcext:value-type="float">
            <text:p>1.03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.946" calcext:value-type="float">
            <text:p>2.946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064" calcext:value-type="float">
            <text:p>105064</text:p>
          </table:table-cell>
          <table:table-cell table:style-name="ce3" office:value-type="float" office:value="5.84786" calcext:value-type="float">
            <text:p>5.847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44" calcext:value-type="float">
            <text:p>1.344</text:p>
          </table:table-cell>
          <table:table-cell table:number-columns-repeated="3"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404" calcext:value-type="float">
            <text:p>50404</text:p>
          </table:table-cell>
          <table:table-cell table:style-name="ce3" office:value-type="float" office:value="12.1895" calcext:value-type="float">
            <text:p>12.18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19" calcext:value-type="float">
            <text:p>0.519</text:p>
          </table:table-cell>
          <table:table-cell table:style-name="ce3" office:value-type="float" office:value="0.143" calcext:value-type="float">
            <text:p>0.1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096" calcext:value-type="float">
            <text:p>2.096</text:p>
          </table:table-cell>
          <table:table-cell table:number-columns-repeated="2"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405" calcext:value-type="float">
            <text:p>45405</text:p>
          </table:table-cell>
          <table:table-cell table:style-name="ce3" office:value-type="float" office:value="13.5315" calcext:value-type="float">
            <text:p>13.53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476" calcext:value-type="float">
            <text:p>0.476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2.226" calcext:value-type="float">
            <text:p>2.226</text:p>
          </table:table-cell>
          <table:table-cell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592" calcext:value-type="float">
            <text:p>26592</text:p>
          </table:table-cell>
          <table:table-cell table:style-name="ce3" office:value-type="float" office:value="23.1047" calcext:value-type="float">
            <text:p>23.10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2.834" calcext:value-type="float">
            <text:p>2.834</text:p>
          </table:table-cell>
          <table:table-cell table:number-columns-repeated="3"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060" calcext:value-type="float">
            <text:p>18060</text:p>
          </table:table-cell>
          <table:table-cell table:style-name="ce3" office:value-type="float" office:value="34.0199" calcext:value-type="float">
            <text:p>34.0199</text:p>
          </table:table-cell>
          <table:table-cell table:style-name="ce3" office:value-type="float" office:value="2.156" calcext:value-type="float">
            <text:p>2.156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6" calcext:value-type="float">
            <text:p>3.256</text:p>
          </table:table-cell>
          <table:table-cell table:number-columns-repeated="3"/>
          <table:table-cell table:style-name="ce3" office:value-type="string" calcext:value-type="string">
            <text:p>4369842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010" calcext:value-type="float">
            <text:p>18010</text:p>
          </table:table-cell>
          <table:table-cell table:style-name="ce3" office:value-type="float" office:value="34.1144" calcext:value-type="float">
            <text:p>34.1144</text:p>
          </table:table-cell>
          <table:table-cell table:style-name="ce3" office:value-type="float" office:value="2.302" calcext:value-type="float">
            <text:p>2.302</text:p>
          </table:table-cell>
          <table:table-cell table:style-name="ce3" office:value-type="float" office:value="1.101" calcext:value-type="float">
            <text:p>1.1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03" calcext:value-type="float">
            <text:p>3.403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948" calcext:value-type="float">
            <text:p>104948</text:p>
          </table:table-cell>
          <table:table-cell table:style-name="ce3" office:value-type="float" office:value="5.85433" calcext:value-type="float">
            <text:p>5.8543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2" calcext:value-type="float">
            <text:p>1.242</text:p>
          </table:table-cell>
          <table:table-cell table:number-columns-repeated="3"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0152" calcext:value-type="float">
            <text:p>60152</text:p>
          </table:table-cell>
          <table:table-cell table:style-name="ce3" office:value-type="float" office:value="10.2141" calcext:value-type="float">
            <text:p>10.2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588" calcext:value-type="float">
            <text:p>0.588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559" calcext:value-type="float">
            <text:p>43559</text:p>
          </table:table-cell>
          <table:table-cell table:style-name="ce3" office:value-type="float" office:value="14.105" calcext:value-type="float">
            <text:p>14.10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482" calcext:value-type="float">
            <text:p>2.482</text:p>
          </table:table-cell>
          <table:table-cell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15" calcext:value-type="float">
            <text:p>27815</text:p>
          </table:table-cell>
          <table:table-cell table:style-name="ce3" office:value-type="float" office:value="22.0888" calcext:value-type="float">
            <text:p>22.08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2.778" calcext:value-type="float">
            <text:p>2.778</text:p>
          </table:table-cell>
          <table:table-cell table:number-columns-repeated="3"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391" calcext:value-type="float">
            <text:p>19391</text:p>
          </table:table-cell>
          <table:table-cell table:style-name="ce3" office:value-type="float" office:value="31.6848" calcext:value-type="float">
            <text:p>31.6848</text:p>
          </table:table-cell>
          <table:table-cell table:style-name="ce3" office:value-type="float" office:value="2.362" calcext:value-type="float">
            <text:p>2.362</text:p>
          </table:table-cell>
          <table:table-cell table:style-name="ce3" office:value-type="float" office:value="1.159" calcext:value-type="float">
            <text:p>1.15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1" calcext:value-type="float">
            <text:p>3.521</text:p>
          </table:table-cell>
          <table:table-cell table:number-columns-repeated="3"/>
          <table:table-cell table:style-name="ce3" office:value-type="string" calcext:value-type="string">
            <text:p>43698427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325" calcext:value-type="float">
            <text:p>19325</text:p>
          </table:table-cell>
          <table:table-cell table:style-name="ce3" office:value-type="float" office:value="31.793" calcext:value-type="float">
            <text:p>31.793</text:p>
          </table:table-cell>
          <table:table-cell table:style-name="ce3" office:value-type="float" office:value="2.452" calcext:value-type="float">
            <text:p>2.452</text:p>
          </table:table-cell>
          <table:table-cell table:style-name="ce3" office:value-type="float" office:value="1.191" calcext:value-type="float">
            <text:p>1.1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3" calcext:value-type="float">
            <text:p>3.643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324" calcext:value-type="float">
            <text:p>104324</text:p>
          </table:table-cell>
          <table:table-cell table:style-name="ce3" office:value-type="float" office:value="5.88934" calcext:value-type="float">
            <text:p>5.889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" calcext:value-type="float">
            <text:p>1.28</text:p>
          </table:table-cell>
          <table:table-cell table:number-columns-repeated="3"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5288" calcext:value-type="float">
            <text:p>65288</text:p>
          </table:table-cell>
          <table:table-cell table:style-name="ce3" office:value-type="float" office:value="9.41061" calcext:value-type="float">
            <text:p>9.410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82" calcext:value-type="float">
            <text:p>0.1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4" calcext:value-type="float">
            <text:p>2.264</text:p>
          </table:table-cell>
          <table:table-cell table:number-columns-repeated="2"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143" calcext:value-type="float">
            <text:p>38143</text:p>
          </table:table-cell>
          <table:table-cell table:style-name="ce3" office:value-type="float" office:value="16.1078" calcext:value-type="float">
            <text:p>16.10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62" calcext:value-type="float">
            <text:p>0.462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2.236" calcext:value-type="float">
            <text:p>2.236</text:p>
          </table:table-cell>
          <table:table-cell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586" calcext:value-type="float">
            <text:p>25586</text:p>
          </table:table-cell>
          <table:table-cell table:style-name="ce3" office:value-type="float" office:value="24.0131" calcext:value-type="float">
            <text:p>24.01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2.866" calcext:value-type="float">
            <text:p>2.866</text:p>
          </table:table-cell>
          <table:table-cell table:number-columns-repeated="3"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542" calcext:value-type="float">
            <text:p>16542</text:p>
          </table:table-cell>
          <table:table-cell table:style-name="ce3" office:value-type="float" office:value="37.1418" calcext:value-type="float">
            <text:p>37.1418</text:p>
          </table:table-cell>
          <table:table-cell table:style-name="ce3" office:value-type="float" office:value="2.383" calcext:value-type="float">
            <text:p>2.383</text:p>
          </table:table-cell>
          <table:table-cell table:style-name="ce3" office:value-type="float" office:value="1.194" calcext:value-type="float">
            <text:p>1.1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7" calcext:value-type="float">
            <text:p>3.577</text:p>
          </table:table-cell>
          <table:table-cell table:number-columns-repeated="3"/>
          <table:table-cell table:style-name="ce3" office:value-type="string" calcext:value-type="string">
            <text:p>43698430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558" calcext:value-type="float">
            <text:p>16558</text:p>
          </table:table-cell>
          <table:table-cell table:style-name="ce3" office:value-type="float" office:value="37.1059" calcext:value-type="float">
            <text:p>37.1059</text:p>
          </table:table-cell>
          <table:table-cell table:style-name="ce3" office:value-type="float" office:value="2.531" calcext:value-type="float">
            <text:p>2.531</text:p>
          </table:table-cell>
          <table:table-cell table:style-name="ce3" office:value-type="float" office:value="1.253" calcext:value-type="float">
            <text:p>1.2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84" calcext:value-type="float">
            <text:p>3.784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864" calcext:value-type="float">
            <text:p>105864</text:p>
          </table:table-cell>
          <table:table-cell table:style-name="ce3" office:value-type="float" office:value="5.80367" calcext:value-type="float">
            <text:p>5.803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328" calcext:value-type="float">
            <text:p>0.3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74" calcext:value-type="float">
            <text:p>1.374</text:p>
          </table:table-cell>
          <table:table-cell table:number-columns-repeated="3"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336" calcext:value-type="float">
            <text:p>67336</text:p>
          </table:table-cell>
          <table:table-cell table:style-name="ce3" office:value-type="float" office:value="9.12439" calcext:value-type="float">
            <text:p>9.124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07" calcext:value-type="float">
            <text:p>0.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4" calcext:value-type="float">
            <text:p>2.284</text:p>
          </table:table-cell>
          <table:table-cell table:number-columns-repeated="2"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479" calcext:value-type="float">
            <text:p>46479</text:p>
          </table:table-cell>
          <table:table-cell table:style-name="ce3" office:value-type="float" office:value="13.2189" calcext:value-type="float">
            <text:p>13.21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26" calcext:value-type="float">
            <text:p>0.32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46" calcext:value-type="float">
            <text:p>2.46</text:p>
          </table:table-cell>
          <table:table-cell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215" calcext:value-type="float">
            <text:p>32215</text:p>
          </table:table-cell>
          <table:table-cell table:style-name="ce3" office:value-type="float" office:value="19.0719" calcext:value-type="float">
            <text:p>19.07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0.321" calcext:value-type="float">
            <text:p>0.321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2.96" calcext:value-type="float">
            <text:p>2.96</text:p>
          </table:table-cell>
          <table:table-cell table:number-columns-repeated="3"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53" calcext:value-type="float">
            <text:p>22753</text:p>
          </table:table-cell>
          <table:table-cell table:style-name="ce3" office:value-type="float" office:value="27.003" calcext:value-type="float">
            <text:p>27.003</text:p>
          </table:table-cell>
          <table:table-cell table:style-name="ce3" office:value-type="float" office:value="2.479" calcext:value-type="float">
            <text:p>2.479</text:p>
          </table:table-cell>
          <table:table-cell table:style-name="ce3" office:value-type="float" office:value="1.204" calcext:value-type="float">
            <text:p>1.20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3" calcext:value-type="float">
            <text:p>3.683</text:p>
          </table:table-cell>
          <table:table-cell table:number-columns-repeated="3"/>
          <table:table-cell table:style-name="ce3" office:value-type="string" calcext:value-type="string">
            <text:p>4369843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773" calcext:value-type="float">
            <text:p>22773</text:p>
          </table:table-cell>
          <table:table-cell table:style-name="ce3" office:value-type="float" office:value="26.9793" calcext:value-type="float">
            <text:p>26.9793</text:p>
          </table:table-cell>
          <table:table-cell table:style-name="ce3" office:value-type="float" office:value="2.639" calcext:value-type="float">
            <text:p>2.639</text:p>
          </table:table-cell>
          <table:table-cell table:style-name="ce3" office:value-type="float" office:value="1.211" calcext:value-type="float">
            <text:p>1.2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5" calcext:value-type="float">
            <text:p>3.85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592" calcext:value-type="float">
            <text:p>109592</text:p>
          </table:table-cell>
          <table:table-cell table:style-name="ce3" office:value-type="float" office:value="5.60625" calcext:value-type="float">
            <text:p>5.606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374" calcext:value-type="float">
            <text:p>0.3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3"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844" calcext:value-type="float">
            <text:p>71844</text:p>
          </table:table-cell>
          <table:table-cell table:style-name="ce3" office:value-type="float" office:value="8.55186" calcext:value-type="float">
            <text:p>8.551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6" calcext:value-type="float">
            <text:p>2.46</text:p>
          </table:table-cell>
          <table:table-cell table:number-columns-repeated="2"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281" calcext:value-type="float">
            <text:p>54281</text:p>
          </table:table-cell>
          <table:table-cell table:style-name="ce3" office:value-type="float" office:value="11.3189" calcext:value-type="float">
            <text:p>11.31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2.63" calcext:value-type="float">
            <text:p>2.63</text:p>
          </table:table-cell>
          <table:table-cell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808" calcext:value-type="float">
            <text:p>37808</text:p>
          </table:table-cell>
          <table:table-cell table:style-name="ce3" office:value-type="float" office:value="16.2505" calcext:value-type="float">
            <text:p>16.25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341" calcext:value-type="float">
            <text:p>0.341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3.104" calcext:value-type="float">
            <text:p>3.104</text:p>
          </table:table-cell>
          <table:table-cell table:number-columns-repeated="3"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97" calcext:value-type="float">
            <text:p>27897</text:p>
          </table:table-cell>
          <table:table-cell table:style-name="ce3" office:value-type="float" office:value="22.0239" calcext:value-type="float">
            <text:p>22.0239</text:p>
          </table:table-cell>
          <table:table-cell table:style-name="ce3" office:value-type="float" office:value="2.607" calcext:value-type="float">
            <text:p>2.607</text:p>
          </table:table-cell>
          <table:table-cell table:style-name="ce3" office:value-type="float" office:value="1.226" calcext:value-type="float">
            <text:p>1.2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33" calcext:value-type="float">
            <text:p>3.833</text:p>
          </table:table-cell>
          <table:table-cell table:number-columns-repeated="3"/>
          <table:table-cell table:style-name="ce3" office:value-type="string" calcext:value-type="string">
            <text:p>4369843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944" calcext:value-type="float">
            <text:p>27944</text:p>
          </table:table-cell>
          <table:table-cell table:style-name="ce3" office:value-type="float" office:value="21.9868" calcext:value-type="float">
            <text:p>21.9868</text:p>
          </table:table-cell>
          <table:table-cell table:style-name="ce3" office:value-type="float" office:value="2.725" calcext:value-type="float">
            <text:p>2.725</text:p>
          </table:table-cell>
          <table:table-cell table:style-name="ce3" office:value-type="float" office:value="1.259" calcext:value-type="float">
            <text:p>1.25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84" calcext:value-type="float">
            <text:p>3.984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944" calcext:value-type="float">
            <text:p>111944</text:p>
          </table:table-cell>
          <table:table-cell table:style-name="ce3" office:value-type="float" office:value="5.48846" calcext:value-type="float">
            <text:p>5.488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7" calcext:value-type="float">
            <text:p>0.647</text:p>
          </table:table-cell>
          <table:table-cell table:style-name="ce3" office:value-type="float" office:value="0.304" calcext:value-type="float">
            <text:p>0.3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4" calcext:value-type="float">
            <text:p>1.294</text:p>
          </table:table-cell>
          <table:table-cell table:number-columns-repeated="3"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5480" calcext:value-type="float">
            <text:p>75480</text:p>
          </table:table-cell>
          <table:table-cell table:style-name="ce3" office:value-type="float" office:value="8.1399" calcext:value-type="float">
            <text:p>8.13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236" calcext:value-type="float">
            <text:p>0.2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" calcext:value-type="float">
            <text:p>2.39</text:p>
          </table:table-cell>
          <table:table-cell table:number-columns-repeated="2"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725" calcext:value-type="float">
            <text:p>55725</text:p>
          </table:table-cell>
          <table:table-cell table:style-name="ce3" office:value-type="float" office:value="11.0256" calcext:value-type="float">
            <text:p>11.02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2.43" calcext:value-type="float">
            <text:p>2.43</text:p>
          </table:table-cell>
          <table:table-cell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529" calcext:value-type="float">
            <text:p>39529</text:p>
          </table:table-cell>
          <table:table-cell table:style-name="ce3" office:value-type="float" office:value="15.543" calcext:value-type="float">
            <text:p>15.5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0.356" calcext:value-type="float">
            <text:p>0.35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3.156" calcext:value-type="float">
            <text:p>3.156</text:p>
          </table:table-cell>
          <table:table-cell table:number-columns-repeated="3"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045" calcext:value-type="float">
            <text:p>30045</text:p>
          </table:table-cell>
          <table:table-cell table:style-name="ce3" office:value-type="float" office:value="20.4493" calcext:value-type="float">
            <text:p>20.4493</text:p>
          </table:table-cell>
          <table:table-cell table:style-name="ce3" office:value-type="float" office:value="2.645" calcext:value-type="float">
            <text:p>2.645</text:p>
          </table:table-cell>
          <table:table-cell table:style-name="ce3" office:value-type="float" office:value="1.336" calcext:value-type="float">
            <text:p>1.33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81" calcext:value-type="float">
            <text:p>3.981</text:p>
          </table:table-cell>
          <table:table-cell table:number-columns-repeated="3"/>
          <table:table-cell table:style-name="ce3" office:value-type="string" calcext:value-type="string">
            <text:p>4369844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511" calcext:value-type="float">
            <text:p>29511</text:p>
          </table:table-cell>
          <table:table-cell table:style-name="ce3" office:value-type="float" office:value="20.8194" calcext:value-type="float">
            <text:p>20.8194</text:p>
          </table:table-cell>
          <table:table-cell table:style-name="ce3" office:value-type="float" office:value="2.763" calcext:value-type="float">
            <text:p>2.763</text:p>
          </table:table-cell>
          <table:table-cell table:style-name="ce3" office:value-type="float" office:value="1.266" calcext:value-type="float">
            <text:p>1.2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029" calcext:value-type="float">
            <text:p>4.029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384" calcext:value-type="float">
            <text:p>113384</text:p>
          </table:table-cell>
          <table:table-cell table:style-name="ce3" office:value-type="float" office:value="5.41875" calcext:value-type="float">
            <text:p>5.418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" calcext:value-type="float">
            <text:p>1.28</text:p>
          </table:table-cell>
          <table:table-cell table:number-columns-repeated="3"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6068" calcext:value-type="float">
            <text:p>76068</text:p>
          </table:table-cell>
          <table:table-cell table:style-name="ce3" office:value-type="float" office:value="8.07698" calcext:value-type="float">
            <text:p>8.076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221" calcext:value-type="float">
            <text:p>0.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78" calcext:value-type="float">
            <text:p>2.378</text:p>
          </table:table-cell>
          <table:table-cell table:number-columns-repeated="2"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409" calcext:value-type="float">
            <text:p>57409</text:p>
          </table:table-cell>
          <table:table-cell table:style-name="ce3" office:value-type="float" office:value="10.7022" calcext:value-type="float">
            <text:p>10.70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6" calcext:value-type="float">
            <text:p>0.736</text:p>
          </table:table-cell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519" calcext:value-type="float">
            <text:p>0.51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.51" calcext:value-type="float">
            <text:p>2.51</text:p>
          </table:table-cell>
          <table:table-cell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032" calcext:value-type="float">
            <text:p>40032</text:p>
          </table:table-cell>
          <table:table-cell table:style-name="ce3" office:value-type="float" office:value="15.3477" calcext:value-type="float">
            <text:p>15.34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363" calcext:value-type="float">
            <text:p>0.36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3.244" calcext:value-type="float">
            <text:p>3.244</text:p>
          </table:table-cell>
          <table:table-cell table:number-columns-repeated="3"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459" calcext:value-type="float">
            <text:p>27459</text:p>
          </table:table-cell>
          <table:table-cell table:style-name="ce3" office:value-type="float" office:value="22.3752" calcext:value-type="float">
            <text:p>22.3752</text:p>
          </table:table-cell>
          <table:table-cell table:style-name="ce3" office:value-type="float" office:value="2.742" calcext:value-type="float">
            <text:p>2.742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82" calcext:value-type="float">
            <text:p>3.982</text:p>
          </table:table-cell>
          <table:table-cell table:number-columns-repeated="3"/>
          <table:table-cell table:style-name="ce3" office:value-type="string" calcext:value-type="string">
            <text:p>436984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955" calcext:value-type="float">
            <text:p>26955</text:p>
          </table:table-cell>
          <table:table-cell table:style-name="ce3" office:value-type="float" office:value="22.7935" calcext:value-type="float">
            <text:p>22.7935</text:p>
          </table:table-cell>
          <table:table-cell table:style-name="ce3" office:value-type="float" office:value="2.71" calcext:value-type="float">
            <text:p>2.71</text:p>
          </table:table-cell>
          <table:table-cell table:style-name="ce3" office:value-type="float" office:value="1.227" calcext:value-type="float">
            <text:p>1.22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37" calcext:value-type="float">
            <text:p>3.93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084" calcext:value-type="float">
            <text:p>113084</text:p>
          </table:table-cell>
          <table:table-cell table:style-name="ce3" office:value-type="float" office:value="5.43313" calcext:value-type="float">
            <text:p>5.433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297" calcext:value-type="float">
            <text:p>0.2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" calcext:value-type="float">
            <text:p>1.35</text:p>
          </table:table-cell>
          <table:table-cell table:number-columns-repeated="3"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732" calcext:value-type="float">
            <text:p>71732</text:p>
          </table:table-cell>
          <table:table-cell table:style-name="ce3" office:value-type="float" office:value="8.56522" calcext:value-type="float">
            <text:p>8.565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602" calcext:value-type="float">
            <text:p>0.602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56" calcext:value-type="float">
            <text:p>2.356</text:p>
          </table:table-cell>
          <table:table-cell table:number-columns-repeated="2"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995" calcext:value-type="float">
            <text:p>57995</text:p>
          </table:table-cell>
          <table:table-cell table:style-name="ce3" office:value-type="float" office:value="10.594" calcext:value-type="float">
            <text:p>10.5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0.495" calcext:value-type="float">
            <text:p>0.495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2.418" calcext:value-type="float">
            <text:p>2.418</text:p>
          </table:table-cell>
          <table:table-cell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725" calcext:value-type="float">
            <text:p>38725</text:p>
          </table:table-cell>
          <table:table-cell table:style-name="ce3" office:value-type="float" office:value="15.8657" calcext:value-type="float">
            <text:p>15.86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3"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120" calcext:value-type="float">
            <text:p>24120</text:p>
          </table:table-cell>
          <table:table-cell table:style-name="ce3" office:value-type="float" office:value="25.4726" calcext:value-type="float">
            <text:p>25.4726</text:p>
          </table:table-cell>
          <table:table-cell table:style-name="ce3" office:value-type="float" office:value="2.511" calcext:value-type="float">
            <text:p>2.511</text:p>
          </table:table-cell>
          <table:table-cell table:style-name="ce3" office:value-type="float" office:value="1.175" calcext:value-type="float">
            <text:p>1.17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6" calcext:value-type="float">
            <text:p>3.686</text:p>
          </table:table-cell>
          <table:table-cell table:number-columns-repeated="3"/>
          <table:table-cell table:style-name="ce3" office:value-type="string" calcext:value-type="string">
            <text:p>4369844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02" calcext:value-type="float">
            <text:p>24402</text:p>
          </table:table-cell>
          <table:table-cell table:style-name="ce3" office:value-type="float" office:value="25.1783" calcext:value-type="float">
            <text:p>25.1783</text:p>
          </table:table-cell>
          <table:table-cell table:style-name="ce3" office:value-type="float" office:value="2.647" calcext:value-type="float">
            <text:p>2.647</text:p>
          </table:table-cell>
          <table:table-cell table:style-name="ce3" office:value-type="float" office:value="1.214" calcext:value-type="float">
            <text:p>1.2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61" calcext:value-type="float">
            <text:p>3.861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092" calcext:value-type="float">
            <text:p>109092</text:p>
          </table:table-cell>
          <table:table-cell table:style-name="ce3" office:value-type="float" office:value="5.63194" calcext:value-type="float">
            <text:p>5.631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305" calcext:value-type="float">
            <text:p>0.3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6" calcext:value-type="float">
            <text:p>1.296</text:p>
          </table:table-cell>
          <table:table-cell table:number-columns-repeated="3"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7088" calcext:value-type="float">
            <text:p>67088</text:p>
          </table:table-cell>
          <table:table-cell table:style-name="ce3" office:value-type="float" office:value="9.15812" calcext:value-type="float">
            <text:p>9.158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66" calcext:value-type="float">
            <text:p>2.366</text:p>
          </table:table-cell>
          <table:table-cell table:number-columns-repeated="2"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622" calcext:value-type="float">
            <text:p>55622</text:p>
          </table:table-cell>
          <table:table-cell table:style-name="ce3" office:value-type="float" office:value="11.046" calcext:value-type="float">
            <text:p>11.0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3" calcext:value-type="float">
            <text:p>0.743</text:p>
          </table:table-cell>
          <table:table-cell table:style-name="ce3" office:value-type="float" office:value="0.314" calcext:value-type="float">
            <text:p>0.314</text:p>
          </table:table-cell>
          <table:table-cell table:style-name="ce3" office:value-type="float" office:value="0.499" calcext:value-type="float">
            <text:p>0.499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484" calcext:value-type="float">
            <text:p>2.484</text:p>
          </table:table-cell>
          <table:table-cell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898" calcext:value-type="float">
            <text:p>35898</text:p>
          </table:table-cell>
          <table:table-cell table:style-name="ce3" office:value-type="float" office:value="17.1152" calcext:value-type="float">
            <text:p>17.1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588" calcext:value-type="float">
            <text:p>20588</text:p>
          </table:table-cell>
          <table:table-cell table:style-name="ce3" office:value-type="float" office:value="29.8426" calcext:value-type="float">
            <text:p>29.8426</text:p>
          </table:table-cell>
          <table:table-cell table:style-name="ce3" office:value-type="float" office:value="2.367" calcext:value-type="float">
            <text:p>2.367</text:p>
          </table:table-cell>
          <table:table-cell table:style-name="ce3" office:value-type="float" office:value="1.148" calcext:value-type="float">
            <text:p>1.14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15" calcext:value-type="float">
            <text:p>3.515</text:p>
          </table:table-cell>
          <table:table-cell table:number-columns-repeated="3"/>
          <table:table-cell table:style-name="ce3" office:value-type="string" calcext:value-type="string">
            <text:p>4369845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810" calcext:value-type="float">
            <text:p>20810</text:p>
          </table:table-cell>
          <table:table-cell table:style-name="ce3" office:value-type="float" office:value="29.5243" calcext:value-type="float">
            <text:p>29.5243</text:p>
          </table:table-cell>
          <table:table-cell table:style-name="ce3" office:value-type="float" office:value="2.506" calcext:value-type="float">
            <text:p>2.506</text:p>
          </table:table-cell>
          <table:table-cell table:style-name="ce3" office:value-type="float" office:value="1.177" calcext:value-type="float">
            <text:p>1.17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3" calcext:value-type="float">
            <text:p>3.683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84" calcext:value-type="float">
            <text:p>101184</text:p>
          </table:table-cell>
          <table:table-cell table:style-name="ce3" office:value-type="float" office:value="6.07211" calcext:value-type="float">
            <text:p>6.072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84" calcext:value-type="float">
            <text:p>0.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820" calcext:value-type="float">
            <text:p>68820</text:p>
          </table:table-cell>
          <table:table-cell table:style-name="ce3" office:value-type="float" office:value="8.92764" calcext:value-type="float">
            <text:p>8.927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09" calcext:value-type="float">
            <text:p>0.2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8" calcext:value-type="float">
            <text:p>2.408</text:p>
          </table:table-cell>
          <table:table-cell table:number-columns-repeated="2"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503" calcext:value-type="float">
            <text:p>54503</text:p>
          </table:table-cell>
          <table:table-cell table:style-name="ce3" office:value-type="float" office:value="11.2728" calcext:value-type="float">
            <text:p>11.27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92" calcext:value-type="float">
            <text:p>0.292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284" calcext:value-type="float">
            <text:p>2.284</text:p>
          </table:table-cell>
          <table:table-cell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977" calcext:value-type="float">
            <text:p>36977</text:p>
          </table:table-cell>
          <table:table-cell table:style-name="ce3" office:value-type="float" office:value="16.6157" calcext:value-type="float">
            <text:p>16.6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0.349" calcext:value-type="float">
            <text:p>0.34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3.084" calcext:value-type="float">
            <text:p>3.084</text:p>
          </table:table-cell>
          <table:table-cell table:number-columns-repeated="3"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826" calcext:value-type="float">
            <text:p>17826</text:p>
          </table:table-cell>
          <table:table-cell table:style-name="ce3" office:value-type="float" office:value="34.4665" calcext:value-type="float">
            <text:p>34.4665</text:p>
          </table:table-cell>
          <table:table-cell table:style-name="ce3" office:value-type="float" office:value="2.396" calcext:value-type="float">
            <text:p>2.396</text:p>
          </table:table-cell>
          <table:table-cell table:style-name="ce3" office:value-type="float" office:value="1.198" calcext:value-type="float">
            <text:p>1.1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4" calcext:value-type="float">
            <text:p>3.594</text:p>
          </table:table-cell>
          <table:table-cell table:number-columns-repeated="3"/>
          <table:table-cell table:style-name="ce3" office:value-type="string" calcext:value-type="string">
            <text:p>4369845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115" calcext:value-type="float">
            <text:p>18115</text:p>
          </table:table-cell>
          <table:table-cell table:style-name="ce3" office:value-type="float" office:value="33.9166" calcext:value-type="float">
            <text:p>33.9166</text:p>
          </table:table-cell>
          <table:table-cell table:style-name="ce3" office:value-type="float" office:value="2.504" calcext:value-type="float">
            <text:p>2.504</text:p>
          </table:table-cell>
          <table:table-cell table:style-name="ce3" office:value-type="float" office:value="1.223" calcext:value-type="float">
            <text:p>1.2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7" calcext:value-type="float">
            <text:p>3.727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876" calcext:value-type="float">
            <text:p>99876</text:p>
          </table:table-cell>
          <table:table-cell table:style-name="ce3" office:value-type="float" office:value="6.15163" calcext:value-type="float">
            <text:p>6.151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3"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252" calcext:value-type="float">
            <text:p>68252</text:p>
          </table:table-cell>
          <table:table-cell table:style-name="ce3" office:value-type="float" office:value="9.00193" calcext:value-type="float">
            <text:p>9.001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66" calcext:value-type="float">
            <text:p>2.466</text:p>
          </table:table-cell>
          <table:table-cell table:number-columns-repeated="2"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170" calcext:value-type="float">
            <text:p>46170</text:p>
          </table:table-cell>
          <table:table-cell table:style-name="ce3" office:value-type="float" office:value="13.3073" calcext:value-type="float">
            <text:p>13.30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3" calcext:value-type="float">
            <text:p>0.703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54" calcext:value-type="float">
            <text:p>2.254</text:p>
          </table:table-cell>
          <table:table-cell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015" calcext:value-type="float">
            <text:p>31015</text:p>
          </table:table-cell>
          <table:table-cell table:style-name="ce3" office:value-type="float" office:value="19.8098" calcext:value-type="float">
            <text:p>19.80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078" calcext:value-type="float">
            <text:p>3.078</text:p>
          </table:table-cell>
          <table:table-cell table:number-columns-repeated="3"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19" calcext:value-type="float">
            <text:p>13419</text:p>
          </table:table-cell>
          <table:table-cell table:style-name="ce3" office:value-type="float" office:value="45.7858" calcext:value-type="float">
            <text:p>45.7858</text:p>
          </table:table-cell>
          <table:table-cell table:style-name="ce3" office:value-type="float" office:value="2.441" calcext:value-type="float">
            <text:p>2.441</text:p>
          </table:table-cell>
          <table:table-cell table:style-name="ce3" office:value-type="float" office:value="1.155" calcext:value-type="float">
            <text:p>1.15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6" calcext:value-type="float">
            <text:p>3.596</text:p>
          </table:table-cell>
          <table:table-cell table:number-columns-repeated="3"/>
          <table:table-cell table:style-name="ce3" office:value-type="string" calcext:value-type="string">
            <text:p>43698457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54" calcext:value-type="float">
            <text:p>13454</text:p>
          </table:table-cell>
          <table:table-cell table:style-name="ce3" office:value-type="float" office:value="45.6667" calcext:value-type="float">
            <text:p>45.6667</text:p>
          </table:table-cell>
          <table:table-cell table:style-name="ce3" office:value-type="float" office:value="2.463" calcext:value-type="float">
            <text:p>2.463</text:p>
          </table:table-cell>
          <table:table-cell table:style-name="ce3" office:value-type="float" office:value="1.183" calcext:value-type="float">
            <text:p>1.1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6" calcext:value-type="float">
            <text:p>3.646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216" calcext:value-type="float">
            <text:p>100216</text:p>
          </table:table-cell>
          <table:table-cell table:style-name="ce3" office:value-type="float" office:value="6.13076" calcext:value-type="float">
            <text:p>6.130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3"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160" calcext:value-type="float">
            <text:p>68160</text:p>
          </table:table-cell>
          <table:table-cell table:style-name="ce3" office:value-type="float" office:value="9.01408" calcext:value-type="float">
            <text:p>9.014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212" calcext:value-type="float">
            <text:p>0.2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86" calcext:value-type="float">
            <text:p>2.386</text:p>
          </table:table-cell>
          <table:table-cell table:number-columns-repeated="2"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546" calcext:value-type="float">
            <text:p>46546</text:p>
          </table:table-cell>
          <table:table-cell table:style-name="ce3" office:value-type="float" office:value="13.1998" calcext:value-type="float">
            <text:p>13.19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506" calcext:value-type="float">
            <text:p>0.506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31" calcext:value-type="float">
            <text:p>2.31</text:p>
          </table:table-cell>
          <table:table-cell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565" calcext:value-type="float">
            <text:p>32565</text:p>
          </table:table-cell>
          <table:table-cell table:style-name="ce3" office:value-type="float" office:value="18.8669" calcext:value-type="float">
            <text:p>18.86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3.124" calcext:value-type="float">
            <text:p>3.124</text:p>
          </table:table-cell>
          <table:table-cell table:number-columns-repeated="3"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99" calcext:value-type="float">
            <text:p>13499</text:p>
          </table:table-cell>
          <table:table-cell table:style-name="ce3" office:value-type="float" office:value="45.5145" calcext:value-type="float">
            <text:p>45.5145</text:p>
          </table:table-cell>
          <table:table-cell table:style-name="ce3" office:value-type="float" office:value="2.363" calcext:value-type="float">
            <text:p>2.363</text:p>
          </table:table-cell>
          <table:table-cell table:style-name="ce3" office:value-type="float" office:value="1.187" calcext:value-type="float">
            <text:p>1.1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5" calcext:value-type="float">
            <text:p>3.55</text:p>
          </table:table-cell>
          <table:table-cell table:number-columns-repeated="3"/>
          <table:table-cell table:style-name="ce3" office:value-type="string" calcext:value-type="string">
            <text:p>4369846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327" calcext:value-type="float">
            <text:p>13327</text:p>
          </table:table-cell>
          <table:table-cell table:style-name="ce3" office:value-type="float" office:value="46.1019" calcext:value-type="float">
            <text:p>46.1019</text:p>
          </table:table-cell>
          <table:table-cell table:style-name="ce3" office:value-type="float" office:value="2.563" calcext:value-type="float">
            <text:p>2.563</text:p>
          </table:table-cell>
          <table:table-cell table:style-name="ce3" office:value-type="float" office:value="1.189" calcext:value-type="float">
            <text:p>1.1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52" calcext:value-type="float">
            <text:p>3.752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900" calcext:value-type="float">
            <text:p>100900</text:p>
          </table:table-cell>
          <table:table-cell table:style-name="ce3" office:value-type="float" office:value="6.0892" calcext:value-type="float">
            <text:p>6.08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6" calcext:value-type="float">
            <text:p>0.2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3"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8776" calcext:value-type="float">
            <text:p>68776</text:p>
          </table:table-cell>
          <table:table-cell table:style-name="ce3" office:value-type="float" office:value="8.93335" calcext:value-type="float">
            <text:p>8.933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205" calcext:value-type="float">
            <text:p>0.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84" calcext:value-type="float">
            <text:p>2.684</text:p>
          </table:table-cell>
          <table:table-cell table:number-columns-repeated="2"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769" calcext:value-type="float">
            <text:p>44769</text:p>
          </table:table-cell>
          <table:table-cell table:style-name="ce3" office:value-type="float" office:value="13.7238" calcext:value-type="float">
            <text:p>13.72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26" calcext:value-type="float">
            <text:p>2.126</text:p>
          </table:table-cell>
          <table:table-cell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214" calcext:value-type="float">
            <text:p>30214</text:p>
          </table:table-cell>
          <table:table-cell table:style-name="ce3" office:value-type="float" office:value="20.3349" calcext:value-type="float">
            <text:p>20.33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3.044" calcext:value-type="float">
            <text:p>3.044</text:p>
          </table:table-cell>
          <table:table-cell table:number-columns-repeated="3"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839" calcext:value-type="float">
            <text:p>12839</text:p>
          </table:table-cell>
          <table:table-cell table:style-name="ce3" office:value-type="float" office:value="47.8542" calcext:value-type="float">
            <text:p>47.8542</text:p>
          </table:table-cell>
          <table:table-cell table:style-name="ce3" office:value-type="float" office:value="2.357" calcext:value-type="float">
            <text:p>2.357</text:p>
          </table:table-cell>
          <table:table-cell table:style-name="ce3" office:value-type="float" office:value="1.181" calcext:value-type="float">
            <text:p>1.18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8" calcext:value-type="float">
            <text:p>3.538</text:p>
          </table:table-cell>
          <table:table-cell table:number-columns-repeated="3"/>
          <table:table-cell table:style-name="ce3" office:value-type="string" calcext:value-type="string">
            <text:p>4369846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862" calcext:value-type="float">
            <text:p>12862</text:p>
          </table:table-cell>
          <table:table-cell table:style-name="ce3" office:value-type="float" office:value="47.7686" calcext:value-type="float">
            <text:p>47.7686</text:p>
          </table:table-cell>
          <table:table-cell table:style-name="ce3" office:value-type="float" office:value="2.443" calcext:value-type="float">
            <text:p>2.443</text:p>
          </table:table-cell>
          <table:table-cell table:style-name="ce3" office:value-type="float" office:value="1.182" calcext:value-type="float">
            <text:p>1.18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5" calcext:value-type="float">
            <text:p>3.625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428" calcext:value-type="float">
            <text:p>101428</text:p>
          </table:table-cell>
          <table:table-cell table:style-name="ce3" office:value-type="float" office:value="6.0575" calcext:value-type="float">
            <text:p>6.05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3"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040" calcext:value-type="float">
            <text:p>69040</text:p>
          </table:table-cell>
          <table:table-cell table:style-name="ce3" office:value-type="float" office:value="8.89919" calcext:value-type="float">
            <text:p>8.899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213" calcext:value-type="float">
            <text:p>0.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86" calcext:value-type="float">
            <text:p>2.386</text:p>
          </table:table-cell>
          <table:table-cell table:number-columns-repeated="2"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434" calcext:value-type="float">
            <text:p>48434</text:p>
          </table:table-cell>
          <table:table-cell table:style-name="ce3" office:value-type="float" office:value="12.6853" calcext:value-type="float">
            <text:p>12.68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54" calcext:value-type="float">
            <text:p>2.154</text:p>
          </table:table-cell>
          <table:table-cell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946" calcext:value-type="float">
            <text:p>33946</text:p>
          </table:table-cell>
          <table:table-cell table:style-name="ce3" office:value-type="float" office:value="18.0993" calcext:value-type="float">
            <text:p>18.09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3.05" calcext:value-type="float">
            <text:p>3.05</text:p>
          </table:table-cell>
          <table:table-cell table:number-columns-repeated="3"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99" calcext:value-type="float">
            <text:p>14199</text:p>
          </table:table-cell>
          <table:table-cell table:style-name="ce3" office:value-type="float" office:value="43.2707" calcext:value-type="float">
            <text:p>43.2707</text:p>
          </table:table-cell>
          <table:table-cell table:style-name="ce3" office:value-type="float" office:value="2.492" calcext:value-type="float">
            <text:p>2.492</text:p>
          </table:table-cell>
          <table:table-cell table:style-name="ce3" office:value-type="float" office:value="1.165" calcext:value-type="float">
            <text:p>1.1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57" calcext:value-type="float">
            <text:p>3.657</text:p>
          </table:table-cell>
          <table:table-cell table:number-columns-repeated="3"/>
          <table:table-cell table:style-name="ce3" office:value-type="string" calcext:value-type="string">
            <text:p>43698466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313" calcext:value-type="float">
            <text:p>13313</text:p>
          </table:table-cell>
          <table:table-cell table:style-name="ce3" office:value-type="float" office:value="46.1504" calcext:value-type="float">
            <text:p>46.1504</text:p>
          </table:table-cell>
          <table:table-cell table:style-name="ce3" office:value-type="float" office:value="2.466" calcext:value-type="float">
            <text:p>2.466</text:p>
          </table:table-cell>
          <table:table-cell table:style-name="ce3" office:value-type="float" office:value="1.179" calcext:value-type="float">
            <text:p>1.17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5" calcext:value-type="float">
            <text:p>3.645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16" calcext:value-type="float">
            <text:p>101816</text:p>
          </table:table-cell>
          <table:table-cell table:style-name="ce3" office:value-type="float" office:value="6.03442" calcext:value-type="float">
            <text:p>6.034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9" calcext:value-type="float">
            <text:p>0.739</text:p>
          </table:table-cell>
          <table:table-cell table:style-name="ce3" office:value-type="float" office:value="0.283" calcext:value-type="float">
            <text:p>0.2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78" calcext:value-type="float">
            <text:p>1.478</text:p>
          </table:table-cell>
          <table:table-cell table:number-columns-repeated="3"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240" calcext:value-type="float">
            <text:p>69240</text:p>
          </table:table-cell>
          <table:table-cell table:style-name="ce3" office:value-type="float" office:value="8.87348" calcext:value-type="float">
            <text:p>8.873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6" calcext:value-type="float">
            <text:p>2.396</text:p>
          </table:table-cell>
          <table:table-cell table:number-columns-repeated="2"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267" calcext:value-type="float">
            <text:p>48267</text:p>
          </table:table-cell>
          <table:table-cell table:style-name="ce3" office:value-type="float" office:value="12.7292" calcext:value-type="float">
            <text:p>12.72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24" calcext:value-type="float">
            <text:p>2.224</text:p>
          </table:table-cell>
          <table:table-cell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798" calcext:value-type="float">
            <text:p>34798</text:p>
          </table:table-cell>
          <table:table-cell table:style-name="ce3" office:value-type="float" office:value="17.6562" calcext:value-type="float">
            <text:p>17.65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3.118" calcext:value-type="float">
            <text:p>3.118</text:p>
          </table:table-cell>
          <table:table-cell table:number-columns-repeated="3"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11" calcext:value-type="float">
            <text:p>14111</text:p>
          </table:table-cell>
          <table:table-cell table:style-name="ce3" office:value-type="float" office:value="43.5405" calcext:value-type="float">
            <text:p>43.5405</text:p>
          </table:table-cell>
          <table:table-cell table:style-name="ce3" office:value-type="float" office:value="2.464" calcext:value-type="float">
            <text:p>2.464</text:p>
          </table:table-cell>
          <table:table-cell table:style-name="ce3" office:value-type="float" office:value="1.144" calcext:value-type="float">
            <text:p>1.1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08" calcext:value-type="float">
            <text:p>3.608</text:p>
          </table:table-cell>
          <table:table-cell table:number-columns-repeated="3"/>
          <table:table-cell table:style-name="ce3" office:value-type="string" calcext:value-type="string">
            <text:p>436984701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093" calcext:value-type="float">
            <text:p>12093</text:p>
          </table:table-cell>
          <table:table-cell table:style-name="ce3" office:value-type="float" office:value="50.8063" calcext:value-type="float">
            <text:p>50.8063</text:p>
          </table:table-cell>
          <table:table-cell table:style-name="ce3" office:value-type="float" office:value="2.455" calcext:value-type="float">
            <text:p>2.455</text:p>
          </table:table-cell>
          <table:table-cell table:style-name="ce3" office:value-type="float" office:value="1.217" calcext:value-type="float">
            <text:p>1.2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72" calcext:value-type="float">
            <text:p>3.672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056" calcext:value-type="float">
            <text:p>102056</text:p>
          </table:table-cell>
          <table:table-cell table:style-name="ce3" office:value-type="float" office:value="6.02022" calcext:value-type="float">
            <text:p>6.020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81" calcext:value-type="float">
            <text:p>0.2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380" calcext:value-type="float">
            <text:p>69380</text:p>
          </table:table-cell>
          <table:table-cell table:style-name="ce3" office:value-type="float" office:value="8.85558" calcext:value-type="float">
            <text:p>8.855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212" calcext:value-type="float">
            <text:p>0.2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78" calcext:value-type="float">
            <text:p>2.378</text:p>
          </table:table-cell>
          <table:table-cell table:number-columns-repeated="2"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469" calcext:value-type="float">
            <text:p>48469</text:p>
          </table:table-cell>
          <table:table-cell table:style-name="ce3" office:value-type="float" office:value="12.6761" calcext:value-type="float">
            <text:p>12.67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162" calcext:value-type="float">
            <text:p>2.162</text:p>
          </table:table-cell>
          <table:table-cell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092" calcext:value-type="float">
            <text:p>34092</text:p>
          </table:table-cell>
          <table:table-cell table:style-name="ce3" office:value-type="float" office:value="18.0218" calcext:value-type="float">
            <text:p>18.02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192" calcext:value-type="float">
            <text:p>3.192</text:p>
          </table:table-cell>
          <table:table-cell table:number-columns-repeated="3"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032" calcext:value-type="float">
            <text:p>14032</text:p>
          </table:table-cell>
          <table:table-cell table:style-name="ce3" office:value-type="float" office:value="43.7856" calcext:value-type="float">
            <text:p>43.7856</text:p>
          </table:table-cell>
          <table:table-cell table:style-name="ce3" office:value-type="float" office:value="2.394" calcext:value-type="float">
            <text:p>2.394</text:p>
          </table:table-cell>
          <table:table-cell table:style-name="ce3" office:value-type="float" office:value="1.176" calcext:value-type="float">
            <text:p>1.17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" calcext:value-type="float">
            <text:p>3.57</text:p>
          </table:table-cell>
          <table:table-cell table:number-columns-repeated="3"/>
          <table:table-cell table:style-name="ce3" office:value-type="string" calcext:value-type="string">
            <text:p>43698473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779" calcext:value-type="float">
            <text:p>11779</text:p>
          </table:table-cell>
          <table:table-cell table:style-name="ce3" office:value-type="float" office:value="52.1606" calcext:value-type="float">
            <text:p>52.1606</text:p>
          </table:table-cell>
          <table:table-cell table:style-name="ce3" office:value-type="float" office:value="2.527" calcext:value-type="float">
            <text:p>2.527</text:p>
          </table:table-cell>
          <table:table-cell table:style-name="ce3" office:value-type="float" office:value="1.153" calcext:value-type="float">
            <text:p>1.1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" calcext:value-type="float">
            <text:p>3.68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152" calcext:value-type="float">
            <text:p>102152</text:p>
          </table:table-cell>
          <table:table-cell table:style-name="ce3" office:value-type="float" office:value="6.01457" calcext:value-type="float">
            <text:p>6.014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2" calcext:value-type="float">
            <text:p>1.232</text:p>
          </table:table-cell>
          <table:table-cell table:number-columns-repeated="3"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504" calcext:value-type="float">
            <text:p>69504</text:p>
          </table:table-cell>
          <table:table-cell table:style-name="ce3" office:value-type="float" office:value="8.83978" calcext:value-type="float">
            <text:p>8.839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68" calcext:value-type="float">
            <text:p>2.468</text:p>
          </table:table-cell>
          <table:table-cell table:number-columns-repeated="2"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798" calcext:value-type="float">
            <text:p>47798</text:p>
          </table:table-cell>
          <table:table-cell table:style-name="ce3" office:value-type="float" office:value="12.8541" calcext:value-type="float">
            <text:p>12.85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3" calcext:value-type="float">
            <text:p>0.723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312" calcext:value-type="float">
            <text:p>2.312</text:p>
          </table:table-cell>
          <table:table-cell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536" calcext:value-type="float">
            <text:p>33536</text:p>
          </table:table-cell>
          <table:table-cell table:style-name="ce3" office:value-type="float" office:value="18.3206" calcext:value-type="float">
            <text:p>18.3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3"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502" calcext:value-type="float">
            <text:p>14502</text:p>
          </table:table-cell>
          <table:table-cell table:style-name="ce3" office:value-type="float" office:value="42.3666" calcext:value-type="float">
            <text:p>42.3666</text:p>
          </table:table-cell>
          <table:table-cell table:style-name="ce3" office:value-type="float" office:value="2.473" calcext:value-type="float">
            <text:p>2.473</text:p>
          </table:table-cell>
          <table:table-cell table:style-name="ce3" office:value-type="float" office:value="1.147" calcext:value-type="float">
            <text:p>1.1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" calcext:value-type="float">
            <text:p>3.62</text:p>
          </table:table-cell>
          <table:table-cell table:number-columns-repeated="3"/>
          <table:table-cell table:style-name="ce3" office:value-type="string" calcext:value-type="string">
            <text:p>4369847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375" calcext:value-type="float">
            <text:p>11375</text:p>
          </table:table-cell>
          <table:table-cell table:style-name="ce3" office:value-type="float" office:value="54.0132" calcext:value-type="float">
            <text:p>54.0132</text:p>
          </table:table-cell>
          <table:table-cell table:style-name="ce3" office:value-type="float" office:value="2.429" calcext:value-type="float">
            <text:p>2.429</text:p>
          </table:table-cell>
          <table:table-cell table:style-name="ce3" office:value-type="float" office:value="1.182" calcext:value-type="float">
            <text:p>1.18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11" calcext:value-type="float">
            <text:p>3.611</text:p>
          </table:table-cell>
          <table:table-cell/>
          <table:table-cell table:style-name="ce13" table:number-columns-repeated="21"/>
          <table:table-cell table:number-columns-repeated="909"/>
        </table:table-row>
        <table:table-row table:style-name="ro1">
          <table:table-cell table:number-columns-repeated="3"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172" calcext:value-type="float">
            <text:p>102172</text:p>
          </table:table-cell>
          <table:table-cell table:style-name="ce3" office:value-type="float" office:value="6.01339" calcext:value-type="float">
            <text:p>6.013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66" calcext:value-type="float">
            <text:p>1.366</text:p>
          </table:table-cell>
          <table:table-cell table:number-columns-repeated="3"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596" calcext:value-type="float">
            <text:p>69596</text:p>
          </table:table-cell>
          <table:table-cell table:style-name="ce3" office:value-type="float" office:value="8.82809" calcext:value-type="float">
            <text:p>8.82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06" calcext:value-type="float">
            <text:p>0.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8" calcext:value-type="float">
            <text:p>2.478</text:p>
          </table:table-cell>
          <table:table-cell table:number-columns-repeated="2"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080" calcext:value-type="float">
            <text:p>47080</text:p>
          </table:table-cell>
          <table:table-cell table:style-name="ce3" office:value-type="float" office:value="13.0501" calcext:value-type="float">
            <text:p>13.05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432" calcext:value-type="float">
            <text:p>0.432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126" calcext:value-type="float">
            <text:p>2.126</text:p>
          </table:table-cell>
          <table:table-cell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544" calcext:value-type="float">
            <text:p>32544</text:p>
          </table:table-cell>
          <table:table-cell table:style-name="ce3" office:value-type="float" office:value="18.8791" calcext:value-type="float">
            <text:p>18.87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318" calcext:value-type="float">
            <text:p>0.31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3.066" calcext:value-type="float">
            <text:p>3.066</text:p>
          </table:table-cell>
          <table:table-cell table:number-columns-repeated="3"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809" calcext:value-type="float">
            <text:p>13809</text:p>
          </table:table-cell>
          <table:table-cell table:style-name="ce3" office:value-type="float" office:value="44.4927" calcext:value-type="float">
            <text:p>44.4927</text:p>
          </table:table-cell>
          <table:table-cell table:style-name="ce3" office:value-type="float" office:value="2.348" calcext:value-type="float">
            <text:p>2.348</text:p>
          </table:table-cell>
          <table:table-cell table:style-name="ce3" office:value-type="float" office:value="1.151" calcext:value-type="float">
            <text:p>1.1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99" calcext:value-type="float">
            <text:p>3.499</text:p>
          </table:table-cell>
          <table:table-cell table:number-columns-repeated="3"/>
          <table:table-cell table:style-name="ce3" office:value-type="string" calcext:value-type="string">
            <text:p>4369847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40" calcext:value-type="float">
            <text:p>10640</text:p>
          </table:table-cell>
          <table:table-cell table:style-name="ce3" office:value-type="float" office:value="57.7444" calcext:value-type="float">
            <text:p>57.7444</text:p>
          </table:table-cell>
          <table:table-cell table:style-name="ce3" office:value-type="float" office:value="2.442" calcext:value-type="float">
            <text:p>2.442</text:p>
          </table:table-cell>
          <table:table-cell table:style-name="ce3" office:value-type="float" office:value="1.152" calcext:value-type="float">
            <text:p>1.15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94" calcext:value-type="float">
            <text:p>3.59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116" calcext:value-type="float">
            <text:p>102116</text:p>
          </table:table-cell>
          <table:table-cell table:style-name="ce3" office:value-type="float" office:value="6.01669" calcext:value-type="float">
            <text:p>6.016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78" calcext:value-type="float">
            <text:p>0.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" calcext:value-type="float">
            <text:p>1.23</text:p>
          </table:table-cell>
          <table:table-cell table:number-columns-repeated="3"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596" calcext:value-type="float">
            <text:p>69596</text:p>
          </table:table-cell>
          <table:table-cell table:style-name="ce3" office:value-type="float" office:value="8.82809" calcext:value-type="float">
            <text:p>8.828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89" calcext:value-type="float">
            <text:p>0.689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18" calcext:value-type="float">
            <text:p>2.618</text:p>
          </table:table-cell>
          <table:table-cell table:number-columns-repeated="2"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570" calcext:value-type="float">
            <text:p>45570</text:p>
          </table:table-cell>
          <table:table-cell table:style-name="ce3" office:value-type="float" office:value="13.4826" calcext:value-type="float">
            <text:p>13.48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04" calcext:value-type="float">
            <text:p>2.204</text:p>
          </table:table-cell>
          <table:table-cell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960" calcext:value-type="float">
            <text:p>31960</text:p>
          </table:table-cell>
          <table:table-cell table:style-name="ce3" office:value-type="float" office:value="19.224" calcext:value-type="float">
            <text:p>19.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0.359" calcext:value-type="float">
            <text:p>0.35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3.146" calcext:value-type="float">
            <text:p>3.146</text:p>
          </table:table-cell>
          <table:table-cell table:number-columns-repeated="3"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30" calcext:value-type="float">
            <text:p>13530</text:p>
          </table:table-cell>
          <table:table-cell table:style-name="ce3" office:value-type="float" office:value="45.4102" calcext:value-type="float">
            <text:p>45.4102</text:p>
          </table:table-cell>
          <table:table-cell table:style-name="ce3" office:value-type="float" office:value="2.421" calcext:value-type="float">
            <text:p>2.421</text:p>
          </table:table-cell>
          <table:table-cell table:style-name="ce3" office:value-type="float" office:value="1.164" calcext:value-type="float">
            <text:p>1.1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85" calcext:value-type="float">
            <text:p>3.585</text:p>
          </table:table-cell>
          <table:table-cell table:number-columns-repeated="3"/>
          <table:table-cell table:style-name="ce3" office:value-type="string" calcext:value-type="string">
            <text:p>43698482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82" calcext:value-type="float">
            <text:p>10482</text:p>
          </table:table-cell>
          <table:table-cell table:style-name="ce3" office:value-type="float" office:value="58.6148" calcext:value-type="float">
            <text:p>58.6148</text:p>
          </table:table-cell>
          <table:table-cell table:style-name="ce3" office:value-type="float" office:value="2.535" calcext:value-type="float">
            <text:p>2.535</text:p>
          </table:table-cell>
          <table:table-cell table:style-name="ce3" office:value-type="float" office:value="1.146" calcext:value-type="float">
            <text:p>1.14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1" calcext:value-type="float">
            <text:p>3.68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056" calcext:value-type="float">
            <text:p>102056</text:p>
          </table:table-cell>
          <table:table-cell table:style-name="ce3" office:value-type="float" office:value="6.02022" calcext:value-type="float">
            <text:p>6.020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" calcext:value-type="float">
            <text:p>1.23</text:p>
          </table:table-cell>
          <table:table-cell table:number-columns-repeated="3"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720" calcext:value-type="float">
            <text:p>69720</text:p>
          </table:table-cell>
          <table:table-cell table:style-name="ce3" office:value-type="float" office:value="8.81239" calcext:value-type="float">
            <text:p>8.812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205" calcext:value-type="float">
            <text:p>0.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02" calcext:value-type="float">
            <text:p>2.502</text:p>
          </table:table-cell>
          <table:table-cell table:number-columns-repeated="2"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774" calcext:value-type="float">
            <text:p>45774</text:p>
          </table:table-cell>
          <table:table-cell table:style-name="ce3" office:value-type="float" office:value="13.4225" calcext:value-type="float">
            <text:p>13.42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276" calcext:value-type="float">
            <text:p>2.276</text:p>
          </table:table-cell>
          <table:table-cell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841" calcext:value-type="float">
            <text:p>31841</text:p>
          </table:table-cell>
          <table:table-cell table:style-name="ce3" office:value-type="float" office:value="19.2959" calcext:value-type="float">
            <text:p>19.29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306" calcext:value-type="float">
            <text:p>0.30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122" calcext:value-type="float">
            <text:p>3.122</text:p>
          </table:table-cell>
          <table:table-cell table:number-columns-repeated="3"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26" calcext:value-type="float">
            <text:p>13926</text:p>
          </table:table-cell>
          <table:table-cell table:style-name="ce3" office:value-type="float" office:value="44.1189" calcext:value-type="float">
            <text:p>44.1189</text:p>
          </table:table-cell>
          <table:table-cell table:style-name="ce3" office:value-type="float" office:value="2.488" calcext:value-type="float">
            <text:p>2.488</text:p>
          </table:table-cell>
          <table:table-cell table:style-name="ce3" office:value-type="float" office:value="1.126" calcext:value-type="float">
            <text:p>1.1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14" calcext:value-type="float">
            <text:p>3.614</text:p>
          </table:table-cell>
          <table:table-cell table:number-columns-repeated="3"/>
          <table:table-cell table:style-name="ce3" office:value-type="string" calcext:value-type="string">
            <text:p>43698485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620" calcext:value-type="float">
            <text:p>11620</text:p>
          </table:table-cell>
          <table:table-cell table:style-name="ce3" office:value-type="float" office:value="52.8744" calcext:value-type="float">
            <text:p>52.8744</text:p>
          </table:table-cell>
          <table:table-cell table:style-name="ce3" office:value-type="float" office:value="2.538" calcext:value-type="float">
            <text:p>2.538</text:p>
          </table:table-cell>
          <table:table-cell table:style-name="ce3" office:value-type="float" office:value="1.157" calcext:value-type="float">
            <text:p>1.15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5" calcext:value-type="float">
            <text:p>3.69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932" calcext:value-type="float">
            <text:p>101932</text:p>
          </table:table-cell>
          <table:table-cell table:style-name="ce3" office:value-type="float" office:value="6.02755" calcext:value-type="float">
            <text:p>6.027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2" calcext:value-type="float">
            <text:p>1.232</text:p>
          </table:table-cell>
          <table:table-cell table:number-columns-repeated="3"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792" calcext:value-type="float">
            <text:p>69792</text:p>
          </table:table-cell>
          <table:table-cell table:style-name="ce3" office:value-type="float" office:value="8.8033" calcext:value-type="float">
            <text:p>8.80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205" calcext:value-type="float">
            <text:p>0.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52" calcext:value-type="float">
            <text:p>2.552</text:p>
          </table:table-cell>
          <table:table-cell table:number-columns-repeated="2"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538" calcext:value-type="float">
            <text:p>45538</text:p>
          </table:table-cell>
          <table:table-cell table:style-name="ce3" office:value-type="float" office:value="13.492" calcext:value-type="float">
            <text:p>13.4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83" calcext:value-type="float">
            <text:p>0.483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9" calcext:value-type="float">
            <text:p>2.29</text:p>
          </table:table-cell>
          <table:table-cell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006" calcext:value-type="float">
            <text:p>32006</text:p>
          </table:table-cell>
          <table:table-cell table:style-name="ce3" office:value-type="float" office:value="19.1964" calcext:value-type="float">
            <text:p>19.19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3.178" calcext:value-type="float">
            <text:p>3.178</text:p>
          </table:table-cell>
          <table:table-cell table:number-columns-repeated="3"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40" calcext:value-type="float">
            <text:p>14140</text:p>
          </table:table-cell>
          <table:table-cell table:style-name="ce3" office:value-type="float" office:value="43.4512" calcext:value-type="float">
            <text:p>43.4512</text:p>
          </table:table-cell>
          <table:table-cell table:style-name="ce3" office:value-type="float" office:value="2.389" calcext:value-type="float">
            <text:p>2.389</text:p>
          </table:table-cell>
          <table:table-cell table:style-name="ce3" office:value-type="float" office:value="1.136" calcext:value-type="float">
            <text:p>1.13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5" calcext:value-type="float">
            <text:p>3.525</text:p>
          </table:table-cell>
          <table:table-cell table:number-columns-repeated="3"/>
          <table:table-cell table:style-name="ce3" office:value-type="string" calcext:value-type="string">
            <text:p>4369848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20" calcext:value-type="float">
            <text:p>10920</text:p>
          </table:table-cell>
          <table:table-cell table:style-name="ce3" office:value-type="float" office:value="56.2637" calcext:value-type="float">
            <text:p>56.2637</text:p>
          </table:table-cell>
          <table:table-cell table:style-name="ce3" office:value-type="float" office:value="2.481" calcext:value-type="float">
            <text:p>2.481</text:p>
          </table:table-cell>
          <table:table-cell table:style-name="ce3" office:value-type="float" office:value="1.15" calcext:value-type="float">
            <text:p>1.1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1" calcext:value-type="float">
            <text:p>3.63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64" calcext:value-type="float">
            <text:p>101864</text:p>
          </table:table-cell>
          <table:table-cell table:style-name="ce3" office:value-type="float" office:value="6.03157" calcext:value-type="float">
            <text:p>6.031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2" calcext:value-type="float">
            <text:p>1.302</text:p>
          </table:table-cell>
          <table:table-cell table:number-columns-repeated="3"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9936" calcext:value-type="float">
            <text:p>69936</text:p>
          </table:table-cell>
          <table:table-cell table:style-name="ce3" office:value-type="float" office:value="8.78518" calcext:value-type="float">
            <text:p>8.785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207" calcext:value-type="float">
            <text:p>0.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8" calcext:value-type="float">
            <text:p>2.398</text:p>
          </table:table-cell>
          <table:table-cell table:number-columns-repeated="2"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014" calcext:value-type="float">
            <text:p>44014</text:p>
          </table:table-cell>
          <table:table-cell table:style-name="ce3" office:value-type="float" office:value="13.9592" calcext:value-type="float">
            <text:p>13.95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42" calcext:value-type="float">
            <text:p>2.142</text:p>
          </table:table-cell>
          <table:table-cell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260" calcext:value-type="float">
            <text:p>31260</text:p>
          </table:table-cell>
          <table:table-cell table:style-name="ce3" office:value-type="float" office:value="19.6545" calcext:value-type="float">
            <text:p>19.65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0.316" calcext:value-type="float">
            <text:p>0.31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3.062" calcext:value-type="float">
            <text:p>3.062</text:p>
          </table:table-cell>
          <table:table-cell table:number-columns-repeated="3"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18" calcext:value-type="float">
            <text:p>13518</text:p>
          </table:table-cell>
          <table:table-cell table:style-name="ce3" office:value-type="float" office:value="45.4505" calcext:value-type="float">
            <text:p>45.4505</text:p>
          </table:table-cell>
          <table:table-cell table:style-name="ce3" office:value-type="float" office:value="2.399" calcext:value-type="float">
            <text:p>2.399</text:p>
          </table:table-cell>
          <table:table-cell table:style-name="ce3" office:value-type="float" office:value="1.144" calcext:value-type="float">
            <text:p>1.1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43" calcext:value-type="float">
            <text:p>3.543</text:p>
          </table:table-cell>
          <table:table-cell table:number-columns-repeated="3"/>
          <table:table-cell table:style-name="ce3" office:value-type="string" calcext:value-type="string">
            <text:p>43698492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87" calcext:value-type="float">
            <text:p>10387</text:p>
          </table:table-cell>
          <table:table-cell table:style-name="ce3" office:value-type="float" office:value="59.1509" calcext:value-type="float">
            <text:p>59.1509</text:p>
          </table:table-cell>
          <table:table-cell table:style-name="ce3" office:value-type="float" office:value="2.499" calcext:value-type="float">
            <text:p>2.499</text:p>
          </table:table-cell>
          <table:table-cell table:style-name="ce3" office:value-type="float" office:value="1.146" calcext:value-type="float">
            <text:p>1.14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5" calcext:value-type="float">
            <text:p>3.64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20" calcext:value-type="float">
            <text:p>101820</text:p>
          </table:table-cell>
          <table:table-cell table:style-name="ce3" office:value-type="float" office:value="6.03418" calcext:value-type="float">
            <text:p>6.034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281" calcext:value-type="float">
            <text:p>0.2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4" calcext:value-type="float">
            <text:p>1.234</text:p>
          </table:table-cell>
          <table:table-cell table:number-columns-repeated="3"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100" calcext:value-type="float">
            <text:p>70100</text:p>
          </table:table-cell>
          <table:table-cell table:style-name="ce3" office:value-type="float" office:value="8.76462" calcext:value-type="float">
            <text:p>8.764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204" calcext:value-type="float">
            <text:p>0.2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84" calcext:value-type="float">
            <text:p>2.484</text:p>
          </table:table-cell>
          <table:table-cell table:number-columns-repeated="2"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240" calcext:value-type="float">
            <text:p>44240</text:p>
          </table:table-cell>
          <table:table-cell table:style-name="ce3" office:value-type="float" office:value="13.8879" calcext:value-type="float">
            <text:p>13.88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388" calcext:value-type="float">
            <text:p>2.388</text:p>
          </table:table-cell>
          <table:table-cell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871" calcext:value-type="float">
            <text:p>31871</text:p>
          </table:table-cell>
          <table:table-cell table:style-name="ce3" office:value-type="float" office:value="19.2777" calcext:value-type="float">
            <text:p>19.27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296" calcext:value-type="float">
            <text:p>3.296</text:p>
          </table:table-cell>
          <table:table-cell table:number-columns-repeated="3"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22" calcext:value-type="float">
            <text:p>13422</text:p>
          </table:table-cell>
          <table:table-cell table:style-name="ce3" office:value-type="float" office:value="45.7756" calcext:value-type="float">
            <text:p>45.7756</text:p>
          </table:table-cell>
          <table:table-cell table:style-name="ce3" office:value-type="float" office:value="2.519" calcext:value-type="float">
            <text:p>2.519</text:p>
          </table:table-cell>
          <table:table-cell table:style-name="ce3" office:value-type="float" office:value="1.128" calcext:value-type="float">
            <text:p>1.12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47" calcext:value-type="float">
            <text:p>3.647</text:p>
          </table:table-cell>
          <table:table-cell table:number-columns-repeated="3"/>
          <table:table-cell table:style-name="ce3" office:value-type="string" calcext:value-type="string">
            <text:p>436984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263" calcext:value-type="float">
            <text:p>9263</text:p>
          </table:table-cell>
          <table:table-cell table:style-name="ce3" office:value-type="float" office:value="66.3284" calcext:value-type="float">
            <text:p>66.3284</text:p>
          </table:table-cell>
          <table:table-cell table:style-name="ce3" office:value-type="float" office:value="2.567" calcext:value-type="float">
            <text:p>2.567</text:p>
          </table:table-cell>
          <table:table-cell table:style-name="ce3" office:value-type="float" office:value="1.174" calcext:value-type="float">
            <text:p>1.17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1" calcext:value-type="float">
            <text:p>3.74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620" calcext:value-type="float">
            <text:p>101620</text:p>
          </table:table-cell>
          <table:table-cell table:style-name="ce3" office:value-type="float" office:value="6.04605" calcext:value-type="float">
            <text:p>6.0460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81" calcext:value-type="float">
            <text:p>0.2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304" calcext:value-type="float">
            <text:p>70304</text:p>
          </table:table-cell>
          <table:table-cell table:style-name="ce3" office:value-type="float" office:value="8.73919" calcext:value-type="float">
            <text:p>8.739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8" calcext:value-type="float">
            <text:p>2.398</text:p>
          </table:table-cell>
          <table:table-cell table:number-columns-repeated="2"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847" calcext:value-type="float">
            <text:p>43847</text:p>
          </table:table-cell>
          <table:table-cell table:style-name="ce3" office:value-type="float" office:value="14.0124" calcext:value-type="float">
            <text:p>14.01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429" calcext:value-type="float">
            <text:p>0.429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48" calcext:value-type="float">
            <text:p>2.148</text:p>
          </table:table-cell>
          <table:table-cell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869" calcext:value-type="float">
            <text:p>29869</text:p>
          </table:table-cell>
          <table:table-cell table:style-name="ce3" office:value-type="float" office:value="20.5698" calcext:value-type="float">
            <text:p>20.56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93" calcext:value-type="float">
            <text:p>0.69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198" calcext:value-type="float">
            <text:p>0.19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3.34" calcext:value-type="float">
            <text:p>3.34</text:p>
          </table:table-cell>
          <table:table-cell table:number-columns-repeated="3"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652" calcext:value-type="float">
            <text:p>13652</text:p>
          </table:table-cell>
          <table:table-cell table:style-name="ce3" office:value-type="float" office:value="45.0044" calcext:value-type="float">
            <text:p>45.0044</text:p>
          </table:table-cell>
          <table:table-cell table:style-name="ce3" office:value-type="float" office:value="2.404" calcext:value-type="float">
            <text:p>2.404</text:p>
          </table:table-cell>
          <table:table-cell table:style-name="ce3" office:value-type="float" office:value="1.129" calcext:value-type="float">
            <text:p>1.12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3" calcext:value-type="float">
            <text:p>3.533</text:p>
          </table:table-cell>
          <table:table-cell table:number-columns-repeated="3"/>
          <table:table-cell table:style-name="ce3" office:value-type="string" calcext:value-type="string">
            <text:p>43698499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272" calcext:value-type="float">
            <text:p>12272</text:p>
          </table:table-cell>
          <table:table-cell table:style-name="ce3" office:value-type="float" office:value="50.0652" calcext:value-type="float">
            <text:p>50.0652</text:p>
          </table:table-cell>
          <table:table-cell table:style-name="ce3" office:value-type="float" office:value="2.572" calcext:value-type="float">
            <text:p>2.572</text:p>
          </table:table-cell>
          <table:table-cell table:style-name="ce3" office:value-type="float" office:value="1.172" calcext:value-type="float">
            <text:p>1.17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44" calcext:value-type="float">
            <text:p>3.74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468" calcext:value-type="float">
            <text:p>101468</text:p>
          </table:table-cell>
          <table:table-cell table:style-name="ce3" office:value-type="float" office:value="6.05511" calcext:value-type="float">
            <text:p>6.055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" calcext:value-type="float">
            <text:p>1.29</text:p>
          </table:table-cell>
          <table:table-cell table:number-columns-repeated="3"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644" calcext:value-type="float">
            <text:p>70644</text:p>
          </table:table-cell>
          <table:table-cell table:style-name="ce3" office:value-type="float" office:value="8.69713" calcext:value-type="float">
            <text:p>8.697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206" calcext:value-type="float">
            <text:p>0.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4" calcext:value-type="float">
            <text:p>2.474</text:p>
          </table:table-cell>
          <table:table-cell table:number-columns-repeated="2"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848" calcext:value-type="float">
            <text:p>43848</text:p>
          </table:table-cell>
          <table:table-cell table:style-name="ce3" office:value-type="float" office:value="14.012" calcext:value-type="float">
            <text:p>14.0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478" calcext:value-type="float">
            <text:p>0.47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82" calcext:value-type="float">
            <text:p>2.282</text:p>
          </table:table-cell>
          <table:table-cell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001" calcext:value-type="float">
            <text:p>31001</text:p>
          </table:table-cell>
          <table:table-cell table:style-name="ce3" office:value-type="float" office:value="19.8187" calcext:value-type="float">
            <text:p>19.81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office:value-type="float" office:value="0.316" calcext:value-type="float">
            <text:p>0.31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3.022" calcext:value-type="float">
            <text:p>3.022</text:p>
          </table:table-cell>
          <table:table-cell table:number-columns-repeated="3"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12" calcext:value-type="float">
            <text:p>13712</text:p>
          </table:table-cell>
          <table:table-cell table:style-name="ce3" office:value-type="float" office:value="44.8075" calcext:value-type="float">
            <text:p>44.8075</text:p>
          </table:table-cell>
          <table:table-cell table:style-name="ce3" office:value-type="float" office:value="2.467" calcext:value-type="float">
            <text:p>2.467</text:p>
          </table:table-cell>
          <table:table-cell table:style-name="ce3" office:value-type="float" office:value="1.155" calcext:value-type="float">
            <text:p>1.15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22" calcext:value-type="float">
            <text:p>3.622</text:p>
          </table:table-cell>
          <table:table-cell table:number-columns-repeated="3"/>
          <table:table-cell table:style-name="ce3" office:value-type="string" calcext:value-type="string">
            <text:p>43698503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739" calcext:value-type="float">
            <text:p>11739</text:p>
          </table:table-cell>
          <table:table-cell table:style-name="ce3" office:value-type="float" office:value="52.3384" calcext:value-type="float">
            <text:p>52.3384</text:p>
          </table:table-cell>
          <table:table-cell table:style-name="ce3" office:value-type="float" office:value="2.524" calcext:value-type="float">
            <text:p>2.524</text:p>
          </table:table-cell>
          <table:table-cell table:style-name="ce3" office:value-type="float" office:value="1.147" calcext:value-type="float">
            <text:p>1.1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71" calcext:value-type="float">
            <text:p>3.67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320" calcext:value-type="float">
            <text:p>101320</text:p>
          </table:table-cell>
          <table:table-cell table:style-name="ce3" office:value-type="float" office:value="6.06396" calcext:value-type="float">
            <text:p>6.0639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332" calcext:value-type="float">
            <text:p>0.3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2" calcext:value-type="float">
            <text:p>1.242</text:p>
          </table:table-cell>
          <table:table-cell table:number-columns-repeated="3"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124" calcext:value-type="float">
            <text:p>71124</text:p>
          </table:table-cell>
          <table:table-cell table:style-name="ce3" office:value-type="float" office:value="8.63843" calcext:value-type="float">
            <text:p>8.638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02" calcext:value-type="float">
            <text:p>0.2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36" calcext:value-type="float">
            <text:p>2.436</text:p>
          </table:table-cell>
          <table:table-cell table:number-columns-repeated="2"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718" calcext:value-type="float">
            <text:p>42718</text:p>
          </table:table-cell>
          <table:table-cell table:style-name="ce3" office:value-type="float" office:value="14.3827" calcext:value-type="float">
            <text:p>14.38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292" calcext:value-type="float">
            <text:p>0.292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22" calcext:value-type="float">
            <text:p>2.222</text:p>
          </table:table-cell>
          <table:table-cell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201" calcext:value-type="float">
            <text:p>30201</text:p>
          </table:table-cell>
          <table:table-cell table:style-name="ce3" office:value-type="float" office:value="20.3437" calcext:value-type="float">
            <text:p>20.34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56" calcext:value-type="float">
            <text:p>0.35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3"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659" calcext:value-type="float">
            <text:p>13659</text:p>
          </table:table-cell>
          <table:table-cell table:style-name="ce3" office:value-type="float" office:value="44.9813" calcext:value-type="float">
            <text:p>44.9813</text:p>
          </table:table-cell>
          <table:table-cell table:style-name="ce3" office:value-type="float" office:value="2.532" calcext:value-type="float">
            <text:p>2.532</text:p>
          </table:table-cell>
          <table:table-cell table:style-name="ce3" office:value-type="float" office:value="1.132" calcext:value-type="float">
            <text:p>1.13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64" calcext:value-type="float">
            <text:p>3.664</text:p>
          </table:table-cell>
          <table:table-cell table:number-columns-repeated="3"/>
          <table:table-cell table:style-name="ce3" office:value-type="string" calcext:value-type="string">
            <text:p>4369850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67" calcext:value-type="float">
            <text:p>10867</text:p>
          </table:table-cell>
          <table:table-cell table:style-name="ce3" office:value-type="float" office:value="56.5381" calcext:value-type="float">
            <text:p>56.5381</text:p>
          </table:table-cell>
          <table:table-cell table:style-name="ce3" office:value-type="float" office:value="2.508" calcext:value-type="float">
            <text:p>2.508</text:p>
          </table:table-cell>
          <table:table-cell table:style-name="ce3" office:value-type="float" office:value="1.162" calcext:value-type="float">
            <text:p>1.16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7" calcext:value-type="float">
            <text:p>3.6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208" calcext:value-type="float">
            <text:p>101208</text:p>
          </table:table-cell>
          <table:table-cell table:style-name="ce3" office:value-type="float" office:value="6.07067" calcext:value-type="float">
            <text:p>6.070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6" calcext:value-type="float">
            <text:p>1.246</text:p>
          </table:table-cell>
          <table:table-cell table:number-columns-repeated="3"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612" calcext:value-type="float">
            <text:p>71612</text:p>
          </table:table-cell>
          <table:table-cell table:style-name="ce3" office:value-type="float" office:value="8.57957" calcext:value-type="float">
            <text:p>8.579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04" calcext:value-type="float">
            <text:p>0.2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56" calcext:value-type="float">
            <text:p>2.556</text:p>
          </table:table-cell>
          <table:table-cell table:number-columns-repeated="2"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724" calcext:value-type="float">
            <text:p>41724</text:p>
          </table:table-cell>
          <table:table-cell table:style-name="ce3" office:value-type="float" office:value="14.7253" calcext:value-type="float">
            <text:p>14.72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14" calcext:value-type="float">
            <text:p>2.14</text:p>
          </table:table-cell>
          <table:table-cell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639" calcext:value-type="float">
            <text:p>28639</text:p>
          </table:table-cell>
          <table:table-cell table:style-name="ce3" office:value-type="float" office:value="21.4533" calcext:value-type="float">
            <text:p>21.45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3.172" calcext:value-type="float">
            <text:p>3.172</text:p>
          </table:table-cell>
          <table:table-cell table:number-columns-repeated="3"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50" calcext:value-type="float">
            <text:p>13450</text:p>
          </table:table-cell>
          <table:table-cell table:style-name="ce3" office:value-type="float" office:value="45.6803" calcext:value-type="float">
            <text:p>45.6803</text:p>
          </table:table-cell>
          <table:table-cell table:style-name="ce3" office:value-type="float" office:value="2.537" calcext:value-type="float">
            <text:p>2.537</text:p>
          </table:table-cell>
          <table:table-cell table:style-name="ce3" office:value-type="float" office:value="1.187" calcext:value-type="float">
            <text:p>1.1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4" calcext:value-type="float">
            <text:p>3.724</text:p>
          </table:table-cell>
          <table:table-cell table:number-columns-repeated="3"/>
          <table:table-cell table:style-name="ce3" office:value-type="string" calcext:value-type="string">
            <text:p>4369851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03" calcext:value-type="float">
            <text:p>9703</text:p>
          </table:table-cell>
          <table:table-cell table:style-name="ce3" office:value-type="float" office:value="63.3206" calcext:value-type="float">
            <text:p>63.3206</text:p>
          </table:table-cell>
          <table:table-cell table:style-name="ce3" office:value-type="float" office:value="2.602" calcext:value-type="float">
            <text:p>2.602</text:p>
          </table:table-cell>
          <table:table-cell table:style-name="ce3" office:value-type="float" office:value="1.183" calcext:value-type="float">
            <text:p>1.1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85" calcext:value-type="float">
            <text:p>3.78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28" calcext:value-type="float">
            <text:p>101128</text:p>
          </table:table-cell>
          <table:table-cell table:style-name="ce3" office:value-type="float" office:value="6.07547" calcext:value-type="float">
            <text:p>6.075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8" calcext:value-type="float">
            <text:p>1.248</text:p>
          </table:table-cell>
          <table:table-cell table:number-columns-repeated="3"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048" calcext:value-type="float">
            <text:p>72048</text:p>
          </table:table-cell>
          <table:table-cell table:style-name="ce3" office:value-type="float" office:value="8.52765" calcext:value-type="float">
            <text:p>8.527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207" calcext:value-type="float">
            <text:p>0.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8" calcext:value-type="float">
            <text:p>2.408</text:p>
          </table:table-cell>
          <table:table-cell table:number-columns-repeated="2"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437" calcext:value-type="float">
            <text:p>42437</text:p>
          </table:table-cell>
          <table:table-cell table:style-name="ce3" office:value-type="float" office:value="14.4779" calcext:value-type="float">
            <text:p>14.47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2.226" calcext:value-type="float">
            <text:p>2.226</text:p>
          </table:table-cell>
          <table:table-cell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449" calcext:value-type="float">
            <text:p>28449</text:p>
          </table:table-cell>
          <table:table-cell table:style-name="ce3" office:value-type="float" office:value="21.5965" calcext:value-type="float">
            <text:p>21.5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0.314" calcext:value-type="float">
            <text:p>0.31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3.288" calcext:value-type="float">
            <text:p>3.288</text:p>
          </table:table-cell>
          <table:table-cell table:number-columns-repeated="3"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822" calcext:value-type="float">
            <text:p>13822</text:p>
          </table:table-cell>
          <table:table-cell table:style-name="ce3" office:value-type="float" office:value="44.4509" calcext:value-type="float">
            <text:p>44.4509</text:p>
          </table:table-cell>
          <table:table-cell table:style-name="ce3" office:value-type="float" office:value="2.474" calcext:value-type="float">
            <text:p>2.474</text:p>
          </table:table-cell>
          <table:table-cell table:style-name="ce3" office:value-type="float" office:value="1.186" calcext:value-type="float">
            <text:p>1.1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6" calcext:value-type="float">
            <text:p>3.66</text:p>
          </table:table-cell>
          <table:table-cell table:number-columns-repeated="3"/>
          <table:table-cell table:style-name="ce3" office:value-type="string" calcext:value-type="string">
            <text:p>43698513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08" calcext:value-type="float">
            <text:p>11508</text:p>
          </table:table-cell>
          <table:table-cell table:style-name="ce3" office:value-type="float" office:value="53.3889" calcext:value-type="float">
            <text:p>53.3889</text:p>
          </table:table-cell>
          <table:table-cell table:style-name="ce3" office:value-type="float" office:value="2.559" calcext:value-type="float">
            <text:p>2.559</text:p>
          </table:table-cell>
          <table:table-cell table:style-name="ce3" office:value-type="float" office:value="1.164" calcext:value-type="float">
            <text:p>1.1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3" calcext:value-type="float">
            <text:p>3.72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64" calcext:value-type="float">
            <text:p>101164</text:p>
          </table:table-cell>
          <table:table-cell table:style-name="ce3" office:value-type="float" office:value="6.07331" calcext:value-type="float">
            <text:p>6.073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2" calcext:value-type="float">
            <text:p>1.242</text:p>
          </table:table-cell>
          <table:table-cell table:number-columns-repeated="3"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660" calcext:value-type="float">
            <text:p>72660</text:p>
          </table:table-cell>
          <table:table-cell table:style-name="ce3" office:value-type="float" office:value="8.45582" calcext:value-type="float">
            <text:p>8.455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07" calcext:value-type="float">
            <text:p>0.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2"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235" calcext:value-type="float">
            <text:p>41235</text:p>
          </table:table-cell>
          <table:table-cell table:style-name="ce3" office:value-type="float" office:value="14.9" calcext:value-type="float">
            <text:p>14.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3" calcext:value-type="float">
            <text:p>0.703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468" calcext:value-type="float">
            <text:p>0.468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2.342" calcext:value-type="float">
            <text:p>2.342</text:p>
          </table:table-cell>
          <table:table-cell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508" calcext:value-type="float">
            <text:p>29508</text:p>
          </table:table-cell>
          <table:table-cell table:style-name="ce3" office:value-type="float" office:value="20.8215" calcext:value-type="float">
            <text:p>20.82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3.156" calcext:value-type="float">
            <text:p>3.156</text:p>
          </table:table-cell>
          <table:table-cell table:number-columns-repeated="3"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80" calcext:value-type="float">
            <text:p>14180</text:p>
          </table:table-cell>
          <table:table-cell table:style-name="ce3" office:value-type="float" office:value="43.3286" calcext:value-type="float">
            <text:p>43.3286</text:p>
          </table:table-cell>
          <table:table-cell table:style-name="ce3" office:value-type="float" office:value="2.506" calcext:value-type="float">
            <text:p>2.506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6" calcext:value-type="float">
            <text:p>3.726</text:p>
          </table:table-cell>
          <table:table-cell table:number-columns-repeated="3"/>
          <table:table-cell table:style-name="ce3" office:value-type="string" calcext:value-type="string">
            <text:p>43698517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87" calcext:value-type="float">
            <text:p>12387</text:p>
          </table:table-cell>
          <table:table-cell table:style-name="ce3" office:value-type="float" office:value="49.6004" calcext:value-type="float">
            <text:p>49.6004</text:p>
          </table:table-cell>
          <table:table-cell table:style-name="ce3" office:value-type="float" office:value="2.642" calcext:value-type="float">
            <text:p>2.642</text:p>
          </table:table-cell>
          <table:table-cell table:style-name="ce3" office:value-type="float" office:value="1.188" calcext:value-type="float">
            <text:p>1.18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3" calcext:value-type="float">
            <text:p>3.8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364" calcext:value-type="float">
            <text:p>101364</text:p>
          </table:table-cell>
          <table:table-cell table:style-name="ce3" office:value-type="float" office:value="6.06132" calcext:value-type="float">
            <text:p>6.061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88" calcext:value-type="float">
            <text:p>0.2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8" calcext:value-type="float">
            <text:p>1.248</text:p>
          </table:table-cell>
          <table:table-cell table:number-columns-repeated="3"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3276" calcext:value-type="float">
            <text:p>73276</text:p>
          </table:table-cell>
          <table:table-cell table:style-name="ce3" office:value-type="float" office:value="8.38474" calcext:value-type="float">
            <text:p>8.384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2"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433" calcext:value-type="float">
            <text:p>41433</text:p>
          </table:table-cell>
          <table:table-cell table:style-name="ce3" office:value-type="float" office:value="14.8288" calcext:value-type="float">
            <text:p>14.82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429" calcext:value-type="float">
            <text:p>0.429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2.162" calcext:value-type="float">
            <text:p>2.162</text:p>
          </table:table-cell>
          <table:table-cell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629" calcext:value-type="float">
            <text:p>29629</text:p>
          </table:table-cell>
          <table:table-cell table:style-name="ce3" office:value-type="float" office:value="20.7364" calcext:value-type="float">
            <text:p>20.73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55" calcext:value-type="float">
            <text:p>0.75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3.39" calcext:value-type="float">
            <text:p>3.39</text:p>
          </table:table-cell>
          <table:table-cell table:number-columns-repeated="3"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08" calcext:value-type="float">
            <text:p>14308</text:p>
          </table:table-cell>
          <table:table-cell table:style-name="ce3" office:value-type="float" office:value="42.941" calcext:value-type="float">
            <text:p>42.941</text:p>
          </table:table-cell>
          <table:table-cell table:style-name="ce3" office:value-type="float" office:value="2.437" calcext:value-type="float">
            <text:p>2.437</text:p>
          </table:table-cell>
          <table:table-cell table:style-name="ce3" office:value-type="float" office:value="1.165" calcext:value-type="float">
            <text:p>1.1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02" calcext:value-type="float">
            <text:p>3.602</text:p>
          </table:table-cell>
          <table:table-cell table:number-columns-repeated="3"/>
          <table:table-cell table:style-name="ce3" office:value-type="string" calcext:value-type="string">
            <text:p>43698520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88" calcext:value-type="float">
            <text:p>11188</text:p>
          </table:table-cell>
          <table:table-cell table:style-name="ce3" office:value-type="float" office:value="54.916" calcext:value-type="float">
            <text:p>54.916</text:p>
          </table:table-cell>
          <table:table-cell table:style-name="ce3" office:value-type="float" office:value="2.536" calcext:value-type="float">
            <text:p>2.536</text:p>
          </table:table-cell>
          <table:table-cell table:style-name="ce3" office:value-type="float" office:value="1.173" calcext:value-type="float">
            <text:p>1.1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09" calcext:value-type="float">
            <text:p>3.70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00" calcext:value-type="float">
            <text:p>101800</text:p>
          </table:table-cell>
          <table:table-cell table:style-name="ce3" office:value-type="float" office:value="6.03536" calcext:value-type="float">
            <text:p>6.035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0.286" calcext:value-type="float">
            <text:p>0.2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54" calcext:value-type="float">
            <text:p>1.454</text:p>
          </table:table-cell>
          <table:table-cell table:number-columns-repeated="3"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3984" calcext:value-type="float">
            <text:p>73984</text:p>
          </table:table-cell>
          <table:table-cell table:style-name="ce3" office:value-type="float" office:value="8.3045" calcext:value-type="float">
            <text:p>8.30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8" calcext:value-type="float">
            <text:p>0.57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24" calcext:value-type="float">
            <text:p>2.424</text:p>
          </table:table-cell>
          <table:table-cell table:number-columns-repeated="2"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100" calcext:value-type="float">
            <text:p>41100</text:p>
          </table:table-cell>
          <table:table-cell table:style-name="ce3" office:value-type="float" office:value="14.9489" calcext:value-type="float">
            <text:p>14.94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0.187" calcext:value-type="float">
            <text:p>0.187</text:p>
          </table:table-cell>
          <table:table-cell table:style-name="ce3" office:value-type="float" office:value="2.222" calcext:value-type="float">
            <text:p>2.222</text:p>
          </table:table-cell>
          <table:table-cell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678" calcext:value-type="float">
            <text:p>29678</text:p>
          </table:table-cell>
          <table:table-cell table:style-name="ce3" office:value-type="float" office:value="20.7022" calcext:value-type="float">
            <text:p>20.70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0.319" calcext:value-type="float">
            <text:p>0.31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3.202" calcext:value-type="float">
            <text:p>3.202</text:p>
          </table:table-cell>
          <table:table-cell table:number-columns-repeated="3"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676" calcext:value-type="float">
            <text:p>14676</text:p>
          </table:table-cell>
          <table:table-cell table:style-name="ce3" office:value-type="float" office:value="41.8643" calcext:value-type="float">
            <text:p>41.8643</text:p>
          </table:table-cell>
          <table:table-cell table:style-name="ce3" office:value-type="float" office:value="2.506" calcext:value-type="float">
            <text:p>2.506</text:p>
          </table:table-cell>
          <table:table-cell table:style-name="ce3" office:value-type="float" office:value="1.271" calcext:value-type="float">
            <text:p>1.2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77" calcext:value-type="float">
            <text:p>3.777</text:p>
          </table:table-cell>
          <table:table-cell table:number-columns-repeated="3"/>
          <table:table-cell table:style-name="ce3" office:value-type="string" calcext:value-type="string">
            <text:p>4369852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128" calcext:value-type="float">
            <text:p>13128</text:p>
          </table:table-cell>
          <table:table-cell table:style-name="ce3" office:value-type="float" office:value="46.8007" calcext:value-type="float">
            <text:p>46.8007</text:p>
          </table:table-cell>
          <table:table-cell table:style-name="ce3" office:value-type="float" office:value="2.591" calcext:value-type="float">
            <text:p>2.591</text:p>
          </table:table-cell>
          <table:table-cell table:style-name="ce3" office:value-type="float" office:value="1.172" calcext:value-type="float">
            <text:p>1.17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63" calcext:value-type="float">
            <text:p>3.76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448" calcext:value-type="float">
            <text:p>102448</text:p>
          </table:table-cell>
          <table:table-cell table:style-name="ce3" office:value-type="float" office:value="5.99719" calcext:value-type="float">
            <text:p>5.997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287" calcext:value-type="float">
            <text:p>0.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92" calcext:value-type="float">
            <text:p>1.392</text:p>
          </table:table-cell>
          <table:table-cell table:number-columns-repeated="3"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4864" calcext:value-type="float">
            <text:p>74864</text:p>
          </table:table-cell>
          <table:table-cell table:style-name="ce3" office:value-type="float" office:value="8.20688" calcext:value-type="float">
            <text:p>8.206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19" calcext:value-type="float">
            <text:p>0.2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52" calcext:value-type="float">
            <text:p>2.352</text:p>
          </table:table-cell>
          <table:table-cell table:number-columns-repeated="2"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857" calcext:value-type="float">
            <text:p>40857</text:p>
          </table:table-cell>
          <table:table-cell table:style-name="ce3" office:value-type="float" office:value="15.0378" calcext:value-type="float">
            <text:p>15.03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2.224" calcext:value-type="float">
            <text:p>2.224</text:p>
          </table:table-cell>
          <table:table-cell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807" calcext:value-type="float">
            <text:p>29807</text:p>
          </table:table-cell>
          <table:table-cell table:style-name="ce3" office:value-type="float" office:value="20.6126" calcext:value-type="float">
            <text:p>20.6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331" calcext:value-type="float">
            <text:p>0.331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3.09" calcext:value-type="float">
            <text:p>3.09</text:p>
          </table:table-cell>
          <table:table-cell table:number-columns-repeated="3"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335" calcext:value-type="float">
            <text:p>15335</text:p>
          </table:table-cell>
          <table:table-cell table:style-name="ce3" office:value-type="float" office:value="40.0652" calcext:value-type="float">
            <text:p>40.0652</text:p>
          </table:table-cell>
          <table:table-cell table:style-name="ce3" office:value-type="float" office:value="2.663" calcext:value-type="float">
            <text:p>2.663</text:p>
          </table:table-cell>
          <table:table-cell table:style-name="ce3" office:value-type="float" office:value="1.209" calcext:value-type="float">
            <text:p>1.20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72" calcext:value-type="float">
            <text:p>3.872</text:p>
          </table:table-cell>
          <table:table-cell table:number-columns-repeated="3"/>
          <table:table-cell table:style-name="ce3" office:value-type="string" calcext:value-type="string">
            <text:p>43698526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937" calcext:value-type="float">
            <text:p>12937</text:p>
          </table:table-cell>
          <table:table-cell table:style-name="ce3" office:value-type="float" office:value="47.4917" calcext:value-type="float">
            <text:p>47.4917</text:p>
          </table:table-cell>
          <table:table-cell table:style-name="ce3" office:value-type="float" office:value="2.573" calcext:value-type="float">
            <text:p>2.573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93" calcext:value-type="float">
            <text:p>3.79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292" calcext:value-type="float">
            <text:p>103292</text:p>
          </table:table-cell>
          <table:table-cell table:style-name="ce3" office:value-type="float" office:value="5.94819" calcext:value-type="float">
            <text:p>5.948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8" calcext:value-type="float">
            <text:p>1.258</text:p>
          </table:table-cell>
          <table:table-cell table:number-columns-repeated="3"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5808" calcext:value-type="float">
            <text:p>75808</text:p>
          </table:table-cell>
          <table:table-cell table:style-name="ce3" office:value-type="float" office:value="8.10469" calcext:value-type="float">
            <text:p>8.104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78" calcext:value-type="float">
            <text:p>0.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2"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318" calcext:value-type="float">
            <text:p>41318</text:p>
          </table:table-cell>
          <table:table-cell table:style-name="ce3" office:value-type="float" office:value="14.87" calcext:value-type="float">
            <text:p>14.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296" calcext:value-type="float">
            <text:p>0.296</text:p>
          </table:table-cell>
          <table:table-cell table:style-name="ce3" office:value-type="float" office:value="0.436" calcext:value-type="float">
            <text:p>0.43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2.178" calcext:value-type="float">
            <text:p>2.178</text:p>
          </table:table-cell>
          <table:table-cell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025" calcext:value-type="float">
            <text:p>31025</text:p>
          </table:table-cell>
          <table:table-cell table:style-name="ce3" office:value-type="float" office:value="19.8034" calcext:value-type="float">
            <text:p>19.8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7" calcext:value-type="float">
            <text:p>0.547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23" calcext:value-type="float">
            <text:p>0.223</text:p>
          </table:table-cell>
          <table:table-cell table:style-name="ce3" office:value-type="float" office:value="0.379" calcext:value-type="float">
            <text:p>0.379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3"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748" calcext:value-type="float">
            <text:p>15748</text:p>
          </table:table-cell>
          <table:table-cell table:style-name="ce3" office:value-type="float" office:value="39.0145" calcext:value-type="float">
            <text:p>39.0145</text:p>
          </table:table-cell>
          <table:table-cell table:style-name="ce3" office:value-type="float" office:value="2.506" calcext:value-type="float">
            <text:p>2.506</text:p>
          </table:table-cell>
          <table:table-cell table:style-name="ce3" office:value-type="float" office:value="1.185" calcext:value-type="float">
            <text:p>1.18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1" calcext:value-type="float">
            <text:p>3.691</text:p>
          </table:table-cell>
          <table:table-cell table:number-columns-repeated="3"/>
          <table:table-cell table:style-name="ce3" office:value-type="string" calcext:value-type="string">
            <text:p>4369853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904" calcext:value-type="float">
            <text:p>13904</text:p>
          </table:table-cell>
          <table:table-cell table:style-name="ce3" office:value-type="float" office:value="44.1887" calcext:value-type="float">
            <text:p>44.1887</text:p>
          </table:table-cell>
          <table:table-cell table:style-name="ce3" office:value-type="float" office:value="2.584" calcext:value-type="float">
            <text:p>2.584</text:p>
          </table:table-cell>
          <table:table-cell table:style-name="ce3" office:value-type="float" office:value="1.207" calcext:value-type="float">
            <text:p>1.2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91" calcext:value-type="float">
            <text:p>3.79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116" calcext:value-type="float">
            <text:p>104116</text:p>
          </table:table-cell>
          <table:table-cell table:style-name="ce3" office:value-type="float" office:value="5.90111" calcext:value-type="float">
            <text:p>5.901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8" calcext:value-type="float">
            <text:p>1.258</text:p>
          </table:table-cell>
          <table:table-cell table:number-columns-repeated="3"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6680" calcext:value-type="float">
            <text:p>76680</text:p>
          </table:table-cell>
          <table:table-cell table:style-name="ce3" office:value-type="float" office:value="8.01252" calcext:value-type="float">
            <text:p>8.012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12" calcext:value-type="float">
            <text:p>2.412</text:p>
          </table:table-cell>
          <table:table-cell table:number-columns-repeated="2"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264" calcext:value-type="float">
            <text:p>41264</text:p>
          </table:table-cell>
          <table:table-cell table:style-name="ce3" office:value-type="float" office:value="14.8895" calcext:value-type="float">
            <text:p>14.88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1" calcext:value-type="float">
            <text:p>0.661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519" calcext:value-type="float">
            <text:p>0.519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2.36" calcext:value-type="float">
            <text:p>2.36</text:p>
          </table:table-cell>
          <table:table-cell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244" calcext:value-type="float">
            <text:p>31244</text:p>
          </table:table-cell>
          <table:table-cell table:style-name="ce3" office:value-type="float" office:value="19.6646" calcext:value-type="float">
            <text:p>19.66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office:value-type="float" office:value="0.345" calcext:value-type="float">
            <text:p>0.345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3.128" calcext:value-type="float">
            <text:p>3.128</text:p>
          </table:table-cell>
          <table:table-cell table:number-columns-repeated="3"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358" calcext:value-type="float">
            <text:p>16358</text:p>
          </table:table-cell>
          <table:table-cell table:style-name="ce3" office:value-type="float" office:value="37.5596" calcext:value-type="float">
            <text:p>37.5596</text:p>
          </table:table-cell>
          <table:table-cell table:style-name="ce3" office:value-type="float" office:value="2.591" calcext:value-type="float">
            <text:p>2.591</text:p>
          </table:table-cell>
          <table:table-cell table:style-name="ce3" office:value-type="float" office:value="1.253" calcext:value-type="float">
            <text:p>1.2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44" calcext:value-type="float">
            <text:p>3.844</text:p>
          </table:table-cell>
          <table:table-cell table:number-columns-repeated="3"/>
          <table:table-cell table:style-name="ce3" office:value-type="string" calcext:value-type="string">
            <text:p>43698533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696" calcext:value-type="float">
            <text:p>14696</text:p>
          </table:table-cell>
          <table:table-cell table:style-name="ce3" office:value-type="float" office:value="41.8073" calcext:value-type="float">
            <text:p>41.8073</text:p>
          </table:table-cell>
          <table:table-cell table:style-name="ce3" office:value-type="float" office:value="2.639" calcext:value-type="float">
            <text:p>2.639</text:p>
          </table:table-cell>
          <table:table-cell table:style-name="ce3" office:value-type="float" office:value="1.251" calcext:value-type="float">
            <text:p>1.2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9" calcext:value-type="float">
            <text:p>3.8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016" calcext:value-type="float">
            <text:p>105016</text:p>
          </table:table-cell>
          <table:table-cell table:style-name="ce3" office:value-type="float" office:value="5.85054" calcext:value-type="float">
            <text:p>5.8505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3" calcext:value-type="float">
            <text:p>0.693</text:p>
          </table:table-cell>
          <table:table-cell table:style-name="ce3" office:value-type="float" office:value="0.332" calcext:value-type="float">
            <text:p>0.3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86" calcext:value-type="float">
            <text:p>1.386</text:p>
          </table:table-cell>
          <table:table-cell table:number-columns-repeated="3"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7600" calcext:value-type="float">
            <text:p>77600</text:p>
          </table:table-cell>
          <table:table-cell table:style-name="ce3" office:value-type="float" office:value="7.91753" calcext:value-type="float">
            <text:p>7.917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223" calcext:value-type="float">
            <text:p>0.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42" calcext:value-type="float">
            <text:p>2.342</text:p>
          </table:table-cell>
          <table:table-cell table:number-columns-repeated="2"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862" calcext:value-type="float">
            <text:p>40862</text:p>
          </table:table-cell>
          <table:table-cell table:style-name="ce3" office:value-type="float" office:value="15.036" calcext:value-type="float">
            <text:p>15.0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78" calcext:value-type="float">
            <text:p>0.778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0.505" calcext:value-type="float">
            <text:p>0.505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2.566" calcext:value-type="float">
            <text:p>2.566</text:p>
          </table:table-cell>
          <table:table-cell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198" calcext:value-type="float">
            <text:p>30198</text:p>
          </table:table-cell>
          <table:table-cell table:style-name="ce3" office:value-type="float" office:value="20.3457" calcext:value-type="float">
            <text:p>20.34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284" calcext:value-type="float">
            <text:p>0.284</text:p>
          </table:table-cell>
          <table:table-cell table:style-name="ce3" office:value-type="float" office:value="0.326" calcext:value-type="float">
            <text:p>0.32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3.202" calcext:value-type="float">
            <text:p>3.202</text:p>
          </table:table-cell>
          <table:table-cell table:number-columns-repeated="3"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444" calcext:value-type="float">
            <text:p>16444</text:p>
          </table:table-cell>
          <table:table-cell table:style-name="ce3" office:value-type="float" office:value="37.3632" calcext:value-type="float">
            <text:p>37.3632</text:p>
          </table:table-cell>
          <table:table-cell table:style-name="ce3" office:value-type="float" office:value="2.645" calcext:value-type="float">
            <text:p>2.645</text:p>
          </table:table-cell>
          <table:table-cell table:style-name="ce3" office:value-type="float" office:value="1.219" calcext:value-type="float">
            <text:p>1.21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64" calcext:value-type="float">
            <text:p>3.864</text:p>
          </table:table-cell>
          <table:table-cell table:number-columns-repeated="3"/>
          <table:table-cell table:style-name="ce3" office:value-type="string" calcext:value-type="string">
            <text:p>43698537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85" calcext:value-type="float">
            <text:p>13785</text:p>
          </table:table-cell>
          <table:table-cell table:style-name="ce3" office:value-type="float" office:value="44.5702" calcext:value-type="float">
            <text:p>44.5702</text:p>
          </table:table-cell>
          <table:table-cell table:style-name="ce3" office:value-type="float" office:value="2.617" calcext:value-type="float">
            <text:p>2.617</text:p>
          </table:table-cell>
          <table:table-cell table:style-name="ce3" office:value-type="float" office:value="1.217" calcext:value-type="float">
            <text:p>1.2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34" calcext:value-type="float">
            <text:p>3.83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620" calcext:value-type="float">
            <text:p>107620</text:p>
          </table:table-cell>
          <table:table-cell table:style-name="ce3" office:value-type="float" office:value="5.70898" calcext:value-type="float">
            <text:p>5.708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296" calcext:value-type="float">
            <text:p>0.2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2" calcext:value-type="float">
            <text:p>1.282</text:p>
          </table:table-cell>
          <table:table-cell table:number-columns-repeated="3"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6408" calcext:value-type="float">
            <text:p>76408</text:p>
          </table:table-cell>
          <table:table-cell table:style-name="ce3" office:value-type="float" office:value="8.04104" calcext:value-type="float">
            <text:p>8.04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23" calcext:value-type="float">
            <text:p>0.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54" calcext:value-type="float">
            <text:p>2.454</text:p>
          </table:table-cell>
          <table:table-cell table:number-columns-repeated="2"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642" calcext:value-type="float">
            <text:p>38642</text:p>
          </table:table-cell>
          <table:table-cell table:style-name="ce3" office:value-type="float" office:value="15.8998" calcext:value-type="float">
            <text:p>15.89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85" calcext:value-type="float">
            <text:p>0.78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2.44" calcext:value-type="float">
            <text:p>2.44</text:p>
          </table:table-cell>
          <table:table-cell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23" calcext:value-type="float">
            <text:p>27823</text:p>
          </table:table-cell>
          <table:table-cell table:style-name="ce3" office:value-type="float" office:value="22.0824" calcext:value-type="float">
            <text:p>22.08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2.928" calcext:value-type="float">
            <text:p>2.928</text:p>
          </table:table-cell>
          <table:table-cell table:number-columns-repeated="3"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096" calcext:value-type="float">
            <text:p>16096</text:p>
          </table:table-cell>
          <table:table-cell table:style-name="ce3" office:value-type="float" office:value="38.171" calcext:value-type="float">
            <text:p>38.171</text:p>
          </table:table-cell>
          <table:table-cell table:style-name="ce3" office:value-type="float" office:value="2.545" calcext:value-type="float">
            <text:p>2.545</text:p>
          </table:table-cell>
          <table:table-cell table:style-name="ce3" office:value-type="float" office:value="1.268" calcext:value-type="float">
            <text:p>1.26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13" calcext:value-type="float">
            <text:p>3.813</text:p>
          </table:table-cell>
          <table:table-cell table:number-columns-repeated="3"/>
          <table:table-cell table:style-name="ce3" office:value-type="string" calcext:value-type="string">
            <text:p>43698540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328" calcext:value-type="float">
            <text:p>15328</text:p>
          </table:table-cell>
          <table:table-cell table:style-name="ce3" office:value-type="float" office:value="40.0835" calcext:value-type="float">
            <text:p>40.0835</text:p>
          </table:table-cell>
          <table:table-cell table:style-name="ce3" office:value-type="float" office:value="2.678" calcext:value-type="float">
            <text:p>2.678</text:p>
          </table:table-cell>
          <table:table-cell table:style-name="ce3" office:value-type="float" office:value="1.225" calcext:value-type="float">
            <text:p>1.2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03" calcext:value-type="float">
            <text:p>3.90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016" calcext:value-type="float">
            <text:p>106016</text:p>
          </table:table-cell>
          <table:table-cell table:style-name="ce3" office:value-type="float" office:value="5.79535" calcext:value-type="float">
            <text:p>5.795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355" calcext:value-type="float">
            <text:p>0.3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4" calcext:value-type="float">
            <text:p>1.274</text:p>
          </table:table-cell>
          <table:table-cell table:number-columns-repeated="3"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8496" calcext:value-type="float">
            <text:p>78496</text:p>
          </table:table-cell>
          <table:table-cell table:style-name="ce3" office:value-type="float" office:value="7.82715" calcext:value-type="float">
            <text:p>7.827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0.221" calcext:value-type="float">
            <text:p>0.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12" calcext:value-type="float">
            <text:p>2.512</text:p>
          </table:table-cell>
          <table:table-cell table:number-columns-repeated="2"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809" calcext:value-type="float">
            <text:p>41809</text:p>
          </table:table-cell>
          <table:table-cell table:style-name="ce3" office:value-type="float" office:value="14.6954" calcext:value-type="float">
            <text:p>14.695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344" calcext:value-type="float">
            <text:p>0.344</text:p>
          </table:table-cell>
          <table:table-cell table:style-name="ce3" office:value-type="float" office:value="0.495" calcext:value-type="float">
            <text:p>0.495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298" calcext:value-type="float">
            <text:p>2.298</text:p>
          </table:table-cell>
          <table:table-cell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810" calcext:value-type="float">
            <text:p>30810</text:p>
          </table:table-cell>
          <table:table-cell table:style-name="ce3" office:value-type="float" office:value="19.9416" calcext:value-type="float">
            <text:p>19.94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0.363" calcext:value-type="float">
            <text:p>0.363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3.236" calcext:value-type="float">
            <text:p>3.236</text:p>
          </table:table-cell>
          <table:table-cell table:number-columns-repeated="3"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73" calcext:value-type="float">
            <text:p>17173</text:p>
          </table:table-cell>
          <table:table-cell table:style-name="ce3" office:value-type="float" office:value="35.7771" calcext:value-type="float">
            <text:p>35.7771</text:p>
          </table:table-cell>
          <table:table-cell table:style-name="ce3" office:value-type="float" office:value="2.664" calcext:value-type="float">
            <text:p>2.664</text:p>
          </table:table-cell>
          <table:table-cell table:style-name="ce3" office:value-type="float" office:value="1.219" calcext:value-type="float">
            <text:p>1.21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83" calcext:value-type="float">
            <text:p>3.883</text:p>
          </table:table-cell>
          <table:table-cell table:number-columns-repeated="3"/>
          <table:table-cell table:style-name="ce3" office:value-type="string" calcext:value-type="string">
            <text:p>43698543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586" calcext:value-type="float">
            <text:p>16586</text:p>
          </table:table-cell>
          <table:table-cell table:style-name="ce3" office:value-type="float" office:value="37.0433" calcext:value-type="float">
            <text:p>37.0433</text:p>
          </table:table-cell>
          <table:table-cell table:style-name="ce3" office:value-type="float" office:value="2.686" calcext:value-type="float">
            <text:p>2.686</text:p>
          </table:table-cell>
          <table:table-cell table:style-name="ce3" office:value-type="float" office:value="1.26" calcext:value-type="float">
            <text:p>1.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46" calcext:value-type="float">
            <text:p>3.94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660" calcext:value-type="float">
            <text:p>107660</text:p>
          </table:table-cell>
          <table:table-cell table:style-name="ce3" office:value-type="float" office:value="5.70685" calcext:value-type="float">
            <text:p>5.7068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7" calcext:value-type="float">
            <text:p>0.647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4" calcext:value-type="float">
            <text:p>1.294</text:p>
          </table:table-cell>
          <table:table-cell table:number-columns-repeated="3"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360" calcext:value-type="float">
            <text:p>72360</text:p>
          </table:table-cell>
          <table:table-cell table:style-name="ce3" office:value-type="float" office:value="8.49088" calcext:value-type="float">
            <text:p>8.490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06" calcext:value-type="float">
            <text:p>0.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44" calcext:value-type="float">
            <text:p>2.444</text:p>
          </table:table-cell>
          <table:table-cell table:number-columns-repeated="2"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797" calcext:value-type="float">
            <text:p>47797</text:p>
          </table:table-cell>
          <table:table-cell table:style-name="ce3" office:value-type="float" office:value="12.8544" calcext:value-type="float">
            <text:p>12.85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472" calcext:value-type="float">
            <text:p>0.472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2.256" calcext:value-type="float">
            <text:p>2.256</text:p>
          </table:table-cell>
          <table:table-cell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491" calcext:value-type="float">
            <text:p>34491</text:p>
          </table:table-cell>
          <table:table-cell table:style-name="ce3" office:value-type="float" office:value="17.8133" calcext:value-type="float">
            <text:p>17.8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3" calcext:value-type="float">
            <text:p>0.54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348" calcext:value-type="float">
            <text:p>0.34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13" calcext:value-type="float">
            <text:p>3.13</text:p>
          </table:table-cell>
          <table:table-cell table:number-columns-repeated="3"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037" calcext:value-type="float">
            <text:p>22037</text:p>
          </table:table-cell>
          <table:table-cell table:style-name="ce3" office:value-type="float" office:value="27.8804" calcext:value-type="float">
            <text:p>27.8804</text:p>
          </table:table-cell>
          <table:table-cell table:style-name="ce3" office:value-type="float" office:value="2.648" calcext:value-type="float">
            <text:p>2.648</text:p>
          </table:table-cell>
          <table:table-cell table:style-name="ce3" office:value-type="float" office:value="1.189" calcext:value-type="float">
            <text:p>1.1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37" calcext:value-type="float">
            <text:p>3.837</text:p>
          </table:table-cell>
          <table:table-cell table:number-columns-repeated="3"/>
          <table:table-cell table:style-name="ce3" office:value-type="string" calcext:value-type="string">
            <text:p>4369854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041" calcext:value-type="float">
            <text:p>22041</text:p>
          </table:table-cell>
          <table:table-cell table:style-name="ce3" office:value-type="float" office:value="27.8753" calcext:value-type="float">
            <text:p>27.8753</text:p>
          </table:table-cell>
          <table:table-cell table:style-name="ce3" office:value-type="float" office:value="2.721" calcext:value-type="float">
            <text:p>2.721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71" calcext:value-type="float">
            <text:p>3.97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724" calcext:value-type="float">
            <text:p>110724</text:p>
          </table:table-cell>
          <table:table-cell table:style-name="ce3" office:value-type="float" office:value="5.54893" calcext:value-type="float">
            <text:p>5.5489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312" calcext:value-type="float">
            <text:p>0.3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" calcext:value-type="float">
            <text:p>1.31</text:p>
          </table:table-cell>
          <table:table-cell table:number-columns-repeated="3"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4372" calcext:value-type="float">
            <text:p>74372</text:p>
          </table:table-cell>
          <table:table-cell table:style-name="ce3" office:value-type="float" office:value="8.26117" calcext:value-type="float">
            <text:p>8.261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11" calcext:value-type="float">
            <text:p>0.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4" calcext:value-type="float">
            <text:p>2.294</text:p>
          </table:table-cell>
          <table:table-cell table:number-columns-repeated="2"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768" calcext:value-type="float">
            <text:p>55768</text:p>
          </table:table-cell>
          <table:table-cell table:style-name="ce3" office:value-type="float" office:value="11.0171" calcext:value-type="float">
            <text:p>11.01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318" calcext:value-type="float">
            <text:p>0.318</text:p>
          </table:table-cell>
          <table:table-cell table:style-name="ce3" office:value-type="float" office:value="0.495" calcext:value-type="float">
            <text:p>0.495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2.392" calcext:value-type="float">
            <text:p>2.392</text:p>
          </table:table-cell>
          <table:table-cell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0443" calcext:value-type="float">
            <text:p>40443</text:p>
          </table:table-cell>
          <table:table-cell table:style-name="ce3" office:value-type="float" office:value="15.1918" calcext:value-type="float">
            <text:p>15.19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348" calcext:value-type="float">
            <text:p>0.34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.966" calcext:value-type="float">
            <text:p>2.966</text:p>
          </table:table-cell>
          <table:table-cell table:number-columns-repeated="3"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213" calcext:value-type="float">
            <text:p>26213</text:p>
          </table:table-cell>
          <table:table-cell table:style-name="ce3" office:value-type="float" office:value="23.4388" calcext:value-type="float">
            <text:p>23.4388</text:p>
          </table:table-cell>
          <table:table-cell table:style-name="ce3" office:value-type="float" office:value="2.596" calcext:value-type="float">
            <text:p>2.596</text:p>
          </table:table-cell>
          <table:table-cell table:style-name="ce3" office:value-type="float" office:value="1.242" calcext:value-type="float">
            <text:p>1.24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38" calcext:value-type="float">
            <text:p>3.838</text:p>
          </table:table-cell>
          <table:table-cell table:number-columns-repeated="3"/>
          <table:table-cell table:style-name="ce3" office:value-type="string" calcext:value-type="string">
            <text:p>4369855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313" calcext:value-type="float">
            <text:p>26313</text:p>
          </table:table-cell>
          <table:table-cell table:style-name="ce3" office:value-type="float" office:value="23.3497" calcext:value-type="float">
            <text:p>23.3497</text:p>
          </table:table-cell>
          <table:table-cell table:style-name="ce3" office:value-type="float" office:value="2.816" calcext:value-type="float">
            <text:p>2.816</text:p>
          </table:table-cell>
          <table:table-cell table:style-name="ce3" office:value-type="float" office:value="1.198" calcext:value-type="float">
            <text:p>1.1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014" calcext:value-type="float">
            <text:p>4.01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844" calcext:value-type="float">
            <text:p>108844</text:p>
          </table:table-cell>
          <table:table-cell table:style-name="ce3" office:value-type="float" office:value="5.64478" calcext:value-type="float">
            <text:p>5.644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6" calcext:value-type="float">
            <text:p>0.716</text:p>
          </table:table-cell>
          <table:table-cell table:style-name="ce3" office:value-type="float" office:value="0.312" calcext:value-type="float">
            <text:p>0.3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32" calcext:value-type="float">
            <text:p>1.432</text:p>
          </table:table-cell>
          <table:table-cell table:number-columns-repeated="3"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1724" calcext:value-type="float">
            <text:p>71724</text:p>
          </table:table-cell>
          <table:table-cell table:style-name="ce3" office:value-type="float" office:value="8.56617" calcext:value-type="float">
            <text:p>8.566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242" calcext:value-type="float">
            <text:p>0.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2" calcext:value-type="float">
            <text:p>2.42</text:p>
          </table:table-cell>
          <table:table-cell table:number-columns-repeated="2"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438" calcext:value-type="float">
            <text:p>51438</text:p>
          </table:table-cell>
          <table:table-cell table:style-name="ce3" office:value-type="float" office:value="11.9445" calcext:value-type="float">
            <text:p>11.94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0.486" calcext:value-type="float">
            <text:p>0.486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2.334" calcext:value-type="float">
            <text:p>2.334</text:p>
          </table:table-cell>
          <table:table-cell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8409" calcext:value-type="float">
            <text:p>38409</text:p>
          </table:table-cell>
          <table:table-cell table:style-name="ce3" office:value-type="float" office:value="15.9963" calcext:value-type="float">
            <text:p>15.99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219" calcext:value-type="float">
            <text:p>0.219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3.21" calcext:value-type="float">
            <text:p>3.21</text:p>
          </table:table-cell>
          <table:table-cell table:number-columns-repeated="3"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567" calcext:value-type="float">
            <text:p>26567</text:p>
          </table:table-cell>
          <table:table-cell table:style-name="ce3" office:value-type="float" office:value="23.1264" calcext:value-type="float">
            <text:p>23.1264</text:p>
          </table:table-cell>
          <table:table-cell table:style-name="ce3" office:value-type="float" office:value="2.578" calcext:value-type="float">
            <text:p>2.578</text:p>
          </table:table-cell>
          <table:table-cell table:style-name="ce3" office:value-type="float" office:value="1.212" calcext:value-type="float">
            <text:p>1.2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9" calcext:value-type="float">
            <text:p>3.79</text:p>
          </table:table-cell>
          <table:table-cell table:number-columns-repeated="3"/>
          <table:table-cell table:style-name="ce3" office:value-type="string" calcext:value-type="string">
            <text:p>43698554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575" calcext:value-type="float">
            <text:p>26575</text:p>
          </table:table-cell>
          <table:table-cell table:style-name="ce3" office:value-type="float" office:value="23.1195" calcext:value-type="float">
            <text:p>23.119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263" calcext:value-type="float">
            <text:p>1.26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63" calcext:value-type="float">
            <text:p>3.96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580" calcext:value-type="float">
            <text:p>99580</text:p>
          </table:table-cell>
          <table:table-cell table:style-name="ce3" office:value-type="float" office:value="6.16991" calcext:value-type="float">
            <text:p>6.169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3"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248" calcext:value-type="float">
            <text:p>72248</text:p>
          </table:table-cell>
          <table:table-cell table:style-name="ce3" office:value-type="float" office:value="8.50404" calcext:value-type="float">
            <text:p>8.504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83" calcext:value-type="float">
            <text:p>0.2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6" calcext:value-type="float">
            <text:p>2.36</text:p>
          </table:table-cell>
          <table:table-cell table:number-columns-repeated="2"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105" calcext:value-type="float">
            <text:p>37105</text:p>
          </table:table-cell>
          <table:table-cell table:style-name="ce3" office:value-type="float" office:value="16.5584" calcext:value-type="float">
            <text:p>16.558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252" calcext:value-type="float">
            <text:p>2.252</text:p>
          </table:table-cell>
          <table:table-cell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907" calcext:value-type="float">
            <text:p>29907</text:p>
          </table:table-cell>
          <table:table-cell table:style-name="ce3" office:value-type="float" office:value="20.5437" calcext:value-type="float">
            <text:p>20.54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203" calcext:value-type="float">
            <text:p>0.203</text:p>
          </table:table-cell>
          <table:table-cell table:style-name="ce3" office:value-type="float" office:value="0.364" calcext:value-type="float">
            <text:p>0.364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3.188" calcext:value-type="float">
            <text:p>3.188</text:p>
          </table:table-cell>
          <table:table-cell table:number-columns-repeated="3"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159" calcext:value-type="float">
            <text:p>24159</text:p>
          </table:table-cell>
          <table:table-cell table:style-name="ce3" office:value-type="float" office:value="25.4315" calcext:value-type="float">
            <text:p>25.4315</text:p>
          </table:table-cell>
          <table:table-cell table:style-name="ce3" office:value-type="float" office:value="2.728" calcext:value-type="float">
            <text:p>2.728</text:p>
          </table:table-cell>
          <table:table-cell table:style-name="ce3" office:value-type="float" office:value="1.245" calcext:value-type="float">
            <text:p>1.2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73" calcext:value-type="float">
            <text:p>3.973</text:p>
          </table:table-cell>
          <table:table-cell table:number-columns-repeated="3"/>
          <table:table-cell table:style-name="ce3" office:value-type="string" calcext:value-type="string">
            <text:p>43698557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042" calcext:value-type="float">
            <text:p>24042</text:p>
          </table:table-cell>
          <table:table-cell table:style-name="ce3" office:value-type="float" office:value="25.5553" calcext:value-type="float">
            <text:p>25.5553</text:p>
          </table:table-cell>
          <table:table-cell table:style-name="ce3" office:value-type="float" office:value="2.889" calcext:value-type="float">
            <text:p>2.889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189" calcext:value-type="float">
            <text:p>4.18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372" calcext:value-type="float">
            <text:p>98372</text:p>
          </table:table-cell>
          <table:table-cell table:style-name="ce3" office:value-type="float" office:value="6.24568" calcext:value-type="float">
            <text:p>6.245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253" calcext:value-type="float">
            <text:p>0.2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8" calcext:value-type="float">
            <text:p>1.318</text:p>
          </table:table-cell>
          <table:table-cell table:number-columns-repeated="3"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2160" calcext:value-type="float">
            <text:p>72160</text:p>
          </table:table-cell>
          <table:table-cell table:style-name="ce3" office:value-type="float" office:value="8.51441" calcext:value-type="float">
            <text:p>8.514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189" calcext:value-type="float">
            <text:p>0.1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44" calcext:value-type="float">
            <text:p>2.244</text:p>
          </table:table-cell>
          <table:table-cell table:number-columns-repeated="2"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089" calcext:value-type="float">
            <text:p>28089</text:p>
          </table:table-cell>
          <table:table-cell table:style-name="ce3" office:value-type="float" office:value="21.8733" calcext:value-type="float">
            <text:p>21.873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06" calcext:value-type="float">
            <text:p>2.06</text:p>
          </table:table-cell>
          <table:table-cell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693" calcext:value-type="float">
            <text:p>21693</text:p>
          </table:table-cell>
          <table:table-cell table:style-name="ce3" office:value-type="float" office:value="28.3225" calcext:value-type="float">
            <text:p>28.32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89" calcext:value-type="float">
            <text:p>0.189</text:p>
          </table:table-cell>
          <table:table-cell table:style-name="ce3" office:value-type="float" office:value="0.302" calcext:value-type="float">
            <text:p>0.30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2.978" calcext:value-type="float">
            <text:p>2.978</text:p>
          </table:table-cell>
          <table:table-cell table:number-columns-repeated="3"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490" calcext:value-type="float">
            <text:p>19490</text:p>
          </table:table-cell>
          <table:table-cell table:style-name="ce3" office:value-type="float" office:value="31.5239" calcext:value-type="float">
            <text:p>31.5239</text:p>
          </table:table-cell>
          <table:table-cell table:style-name="ce3" office:value-type="float" office:value="2.641" calcext:value-type="float">
            <text:p>2.641</text:p>
          </table:table-cell>
          <table:table-cell table:style-name="ce3" office:value-type="float" office:value="1.334" calcext:value-type="float">
            <text:p>1.33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75" calcext:value-type="float">
            <text:p>3.975</text:p>
          </table:table-cell>
          <table:table-cell table:number-columns-repeated="3"/>
          <table:table-cell table:style-name="ce3" office:value-type="string" calcext:value-type="string">
            <text:p>4369856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469" calcext:value-type="float">
            <text:p>19469</text:p>
          </table:table-cell>
          <table:table-cell table:style-name="ce3" office:value-type="float" office:value="31.5579" calcext:value-type="float">
            <text:p>31.5579</text:p>
          </table:table-cell>
          <table:table-cell table:style-name="ce3" office:value-type="float" office:value="2.849" calcext:value-type="float">
            <text:p>2.849</text:p>
          </table:table-cell>
          <table:table-cell table:style-name="ce3" office:value-type="float" office:value="1.261" calcext:value-type="float">
            <text:p>1.2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11" calcext:value-type="float">
            <text:p>4.1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964" calcext:value-type="float">
            <text:p>100964</text:p>
          </table:table-cell>
          <table:table-cell table:style-name="ce3" office:value-type="float" office:value="6.08534" calcext:value-type="float">
            <text:p>6.085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73" calcext:value-type="float">
            <text:p>0.2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" calcext:value-type="float">
            <text:p>1.23</text:p>
          </table:table-cell>
          <table:table-cell table:number-columns-repeated="3"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5540" calcext:value-type="float">
            <text:p>65540</text:p>
          </table:table-cell>
          <table:table-cell table:style-name="ce3" office:value-type="float" office:value="9.37443" calcext:value-type="float">
            <text:p>9.374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195" calcext:value-type="float">
            <text:p>0.1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42" calcext:value-type="float">
            <text:p>2.342</text:p>
          </table:table-cell>
          <table:table-cell table:number-columns-repeated="2"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7601" calcext:value-type="float">
            <text:p>37601</text:p>
          </table:table-cell>
          <table:table-cell table:style-name="ce3" office:value-type="float" office:value="16.34" calcext:value-type="float">
            <text:p>16.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62" calcext:value-type="float">
            <text:p>0.762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2.374" calcext:value-type="float">
            <text:p>2.374</text:p>
          </table:table-cell>
          <table:table-cell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39" calcext:value-type="float">
            <text:p>27839</text:p>
          </table:table-cell>
          <table:table-cell table:style-name="ce3" office:value-type="float" office:value="22.0698" calcext:value-type="float">
            <text:p>22.06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318" calcext:value-type="float">
            <text:p>0.318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2.972" calcext:value-type="float">
            <text:p>2.972</text:p>
          </table:table-cell>
          <table:table-cell table:number-columns-repeated="3"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564" calcext:value-type="float">
            <text:p>25564</text:p>
          </table:table-cell>
          <table:table-cell table:style-name="ce3" office:value-type="float" office:value="24.0338" calcext:value-type="float">
            <text:p>24.0338</text:p>
          </table:table-cell>
          <table:table-cell table:style-name="ce3" office:value-type="float" office:value="2.625" calcext:value-type="float">
            <text:p>2.625</text:p>
          </table:table-cell>
          <table:table-cell table:style-name="ce3" office:value-type="float" office:value="1.229" calcext:value-type="float">
            <text:p>1.22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54" calcext:value-type="float">
            <text:p>3.854</text:p>
          </table:table-cell>
          <table:table-cell table:number-columns-repeated="3"/>
          <table:table-cell table:style-name="ce3" office:value-type="string" calcext:value-type="string">
            <text:p>4369856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590" calcext:value-type="float">
            <text:p>25590</text:p>
          </table:table-cell>
          <table:table-cell table:style-name="ce3" office:value-type="float" office:value="24.0094" calcext:value-type="float">
            <text:p>24.0094</text:p>
          </table:table-cell>
          <table:table-cell table:style-name="ce3" office:value-type="float" office:value="2.703" calcext:value-type="float">
            <text:p>2.703</text:p>
          </table:table-cell>
          <table:table-cell table:style-name="ce3" office:value-type="float" office:value="1.274" calcext:value-type="float">
            <text:p>1.27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77" calcext:value-type="float">
            <text:p>3.97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576" calcext:value-type="float">
            <text:p>106576</text:p>
          </table:table-cell>
          <table:table-cell table:style-name="ce3" office:value-type="float" office:value="5.7649" calcext:value-type="float">
            <text:p>5.76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296" calcext:value-type="float">
            <text:p>0.2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6" calcext:value-type="float">
            <text:p>1.286</text:p>
          </table:table-cell>
          <table:table-cell table:number-columns-repeated="3"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6928" calcext:value-type="float">
            <text:p>56928</text:p>
          </table:table-cell>
          <table:table-cell table:style-name="ce3" office:value-type="float" office:value="10.7926" calcext:value-type="float">
            <text:p>10.79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8" calcext:value-type="float">
            <text:p>0.58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2" calcext:value-type="float">
            <text:p>2.472</text:p>
          </table:table-cell>
          <table:table-cell table:number-columns-repeated="2"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627" calcext:value-type="float">
            <text:p>47627</text:p>
          </table:table-cell>
          <table:table-cell table:style-name="ce3" office:value-type="float" office:value="12.9002" calcext:value-type="float">
            <text:p>12.90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9" calcext:value-type="float">
            <text:p>0.739</text:p>
          </table:table-cell>
          <table:table-cell table:style-name="ce3" office:value-type="float" office:value="0.304" calcext:value-type="float">
            <text:p>0.304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2.39" calcext:value-type="float">
            <text:p>2.39</text:p>
          </table:table-cell>
          <table:table-cell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2464" calcext:value-type="float">
            <text:p>32464</text:p>
          </table:table-cell>
          <table:table-cell table:style-name="ce3" office:value-type="float" office:value="18.9256" calcext:value-type="float">
            <text:p>18.9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196" calcext:value-type="float">
            <text:p>0.196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2.898" calcext:value-type="float">
            <text:p>2.898</text:p>
          </table:table-cell>
          <table:table-cell table:number-columns-repeated="3"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341" calcext:value-type="float">
            <text:p>26341</text:p>
          </table:table-cell>
          <table:table-cell table:style-name="ce3" office:value-type="float" office:value="23.3249" calcext:value-type="float">
            <text:p>23.3249</text:p>
          </table:table-cell>
          <table:table-cell table:style-name="ce3" office:value-type="float" office:value="2.349" calcext:value-type="float">
            <text:p>2.349</text:p>
          </table:table-cell>
          <table:table-cell table:style-name="ce3" office:value-type="float" office:value="1.187" calcext:value-type="float">
            <text:p>1.1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6" calcext:value-type="float">
            <text:p>3.536</text:p>
          </table:table-cell>
          <table:table-cell table:number-columns-repeated="3"/>
          <table:table-cell table:style-name="ce3" office:value-type="string" calcext:value-type="string">
            <text:p>43698567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390" calcext:value-type="float">
            <text:p>26390</text:p>
          </table:table-cell>
          <table:table-cell table:style-name="ce3" office:value-type="float" office:value="23.2815" calcext:value-type="float">
            <text:p>23.2815</text:p>
          </table:table-cell>
          <table:table-cell table:style-name="ce3" office:value-type="float" office:value="2.462" calcext:value-type="float">
            <text:p>2.462</text:p>
          </table:table-cell>
          <table:table-cell table:style-name="ce3" office:value-type="float" office:value="1.171" calcext:value-type="float">
            <text:p>1.1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33" calcext:value-type="float">
            <text:p>3.63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468" calcext:value-type="float">
            <text:p>110468</text:p>
          </table:table-cell>
          <table:table-cell table:style-name="ce3" office:value-type="float" office:value="5.56179" calcext:value-type="float">
            <text:p>5.561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382" calcext:value-type="float">
            <text:p>0.3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4" calcext:value-type="float">
            <text:p>1.284</text:p>
          </table:table-cell>
          <table:table-cell table:number-columns-repeated="3"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388" calcext:value-type="float">
            <text:p>52388</text:p>
          </table:table-cell>
          <table:table-cell table:style-name="ce3" office:value-type="float" office:value="11.7279" calcext:value-type="float">
            <text:p>11.72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61" calcext:value-type="float">
            <text:p>0.561</text:p>
          </table:table-cell>
          <table:table-cell table:style-name="ce3" office:value-type="float" office:value="0.173" calcext:value-type="float">
            <text:p>0.1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06" calcext:value-type="float">
            <text:p>2.206</text:p>
          </table:table-cell>
          <table:table-cell table:number-columns-repeated="2"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058" calcext:value-type="float">
            <text:p>53058</text:p>
          </table:table-cell>
          <table:table-cell table:style-name="ce3" office:value-type="float" office:value="11.5798" calcext:value-type="float">
            <text:p>11.57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0.304" calcext:value-type="float">
            <text:p>0.304</text:p>
          </table:table-cell>
          <table:table-cell table:style-name="ce3" office:value-type="float" office:value="0.503" calcext:value-type="float">
            <text:p>0.503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2.458" calcext:value-type="float">
            <text:p>2.458</text:p>
          </table:table-cell>
          <table:table-cell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052" calcext:value-type="float">
            <text:p>33052</text:p>
          </table:table-cell>
          <table:table-cell table:style-name="ce3" office:value-type="float" office:value="18.5889" calcext:value-type="float">
            <text:p>18.58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2.868" calcext:value-type="float">
            <text:p>2.868</text:p>
          </table:table-cell>
          <table:table-cell table:number-columns-repeated="3"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140" calcext:value-type="float">
            <text:p>23140</text:p>
          </table:table-cell>
          <table:table-cell table:style-name="ce3" office:value-type="float" office:value="26.5514" calcext:value-type="float">
            <text:p>26.5514</text:p>
          </table:table-cell>
          <table:table-cell table:style-name="ce3" office:value-type="float" office:value="2.241" calcext:value-type="float">
            <text:p>2.241</text:p>
          </table:table-cell>
          <table:table-cell table:style-name="ce3" office:value-type="float" office:value="1.079" calcext:value-type="float">
            <text:p>1.07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2" calcext:value-type="float">
            <text:p>3.32</text:p>
          </table:table-cell>
          <table:table-cell table:number-columns-repeated="3"/>
          <table:table-cell table:style-name="ce3" office:value-type="string" calcext:value-type="string">
            <text:p>4369857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109" calcext:value-type="float">
            <text:p>23109</text:p>
          </table:table-cell>
          <table:table-cell table:style-name="ce3" office:value-type="float" office:value="26.587" calcext:value-type="float">
            <text:p>26.587</text:p>
          </table:table-cell>
          <table:table-cell table:style-name="ce3" office:value-type="float" office:value="2.383" calcext:value-type="float">
            <text:p>2.383</text:p>
          </table:table-cell>
          <table:table-cell table:style-name="ce3" office:value-type="float" office:value="1.124" calcext:value-type="float">
            <text:p>1.1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07" calcext:value-type="float">
            <text:p>3.50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288" calcext:value-type="float">
            <text:p>112288</text:p>
          </table:table-cell>
          <table:table-cell table:style-name="ce3" office:value-type="float" office:value="5.47164" calcext:value-type="float">
            <text:p>5.471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289" calcext:value-type="float">
            <text:p>0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4" calcext:value-type="float">
            <text:p>1.264</text:p>
          </table:table-cell>
          <table:table-cell table:number-columns-repeated="3"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708" calcext:value-type="float">
            <text:p>49708</text:p>
          </table:table-cell>
          <table:table-cell table:style-name="ce3" office:value-type="float" office:value="12.3602" calcext:value-type="float">
            <text:p>12.36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115" calcext:value-type="float">
            <text:p>55115</text:p>
          </table:table-cell>
          <table:table-cell table:style-name="ce3" office:value-type="float" office:value="11.1476" calcext:value-type="float">
            <text:p>11.14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0.304" calcext:value-type="float">
            <text:p>0.30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2.502" calcext:value-type="float">
            <text:p>2.502</text:p>
          </table:table-cell>
          <table:table-cell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649" calcext:value-type="float">
            <text:p>31649</text:p>
          </table:table-cell>
          <table:table-cell table:style-name="ce3" office:value-type="float" office:value="19.4129" calcext:value-type="float">
            <text:p>19.41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59" calcext:value-type="float">
            <text:p>0.559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2.816" calcext:value-type="float">
            <text:p>2.816</text:p>
          </table:table-cell>
          <table:table-cell table:number-columns-repeated="3"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658" calcext:value-type="float">
            <text:p>20658</text:p>
          </table:table-cell>
          <table:table-cell table:style-name="ce3" office:value-type="float" office:value="29.7415" calcext:value-type="float">
            <text:p>29.7415</text:p>
          </table:table-cell>
          <table:table-cell table:style-name="ce3" office:value-type="float" office:value="2.155" calcext:value-type="float">
            <text:p>2.155</text:p>
          </table:table-cell>
          <table:table-cell table:style-name="ce3" office:value-type="float" office:value="1.082" calcext:value-type="float">
            <text:p>1.08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7" calcext:value-type="float">
            <text:p>3.237</text:p>
          </table:table-cell>
          <table:table-cell table:number-columns-repeated="3"/>
          <table:table-cell table:style-name="ce3" office:value-type="string" calcext:value-type="string">
            <text:p>43698574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812" calcext:value-type="float">
            <text:p>20812</text:p>
          </table:table-cell>
          <table:table-cell table:style-name="ce3" office:value-type="float" office:value="29.5214" calcext:value-type="float">
            <text:p>29.5214</text:p>
          </table:table-cell>
          <table:table-cell table:style-name="ce3" office:value-type="float" office:value="2.253" calcext:value-type="float">
            <text:p>2.253</text:p>
          </table:table-cell>
          <table:table-cell table:style-name="ce3" office:value-type="float" office:value="1.09" calcext:value-type="float">
            <text:p>1.0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43" calcext:value-type="float">
            <text:p>3.34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376" calcext:value-type="float">
            <text:p>112376</text:p>
          </table:table-cell>
          <table:table-cell table:style-name="ce3" office:value-type="float" office:value="5.46736" calcext:value-type="float">
            <text:p>5.467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86" calcext:value-type="float">
            <text:p>0.2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8" calcext:value-type="float">
            <text:p>1.258</text:p>
          </table:table-cell>
          <table:table-cell table:number-columns-repeated="3"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684" calcext:value-type="float">
            <text:p>48684</text:p>
          </table:table-cell>
          <table:table-cell table:style-name="ce3" office:value-type="float" office:value="12.6202" calcext:value-type="float">
            <text:p>12.62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142" calcext:value-type="float">
            <text:p>0.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56" calcext:value-type="float">
            <text:p>2.456</text:p>
          </table:table-cell>
          <table:table-cell table:number-columns-repeated="2"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056" calcext:value-type="float">
            <text:p>55056</text:p>
          </table:table-cell>
          <table:table-cell table:style-name="ce3" office:value-type="float" office:value="11.1595" calcext:value-type="float">
            <text:p>11.15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2.612" calcext:value-type="float">
            <text:p>2.612</text:p>
          </table:table-cell>
          <table:table-cell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009" calcext:value-type="float">
            <text:p>30009</text:p>
          </table:table-cell>
          <table:table-cell table:style-name="ce3" office:value-type="float" office:value="20.4739" calcext:value-type="float">
            <text:p>20.47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43" calcext:value-type="float">
            <text:p>0.543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2.772" calcext:value-type="float">
            <text:p>2.772</text:p>
          </table:table-cell>
          <table:table-cell table:number-columns-repeated="3"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781" calcext:value-type="float">
            <text:p>18781</text:p>
          </table:table-cell>
          <table:table-cell table:style-name="ce3" office:value-type="float" office:value="32.7139" calcext:value-type="float">
            <text:p>32.7139</text:p>
          </table:table-cell>
          <table:table-cell table:style-name="ce3" office:value-type="float" office:value="2.114" calcext:value-type="float">
            <text:p>2.114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74" calcext:value-type="float">
            <text:p>3.174</text:p>
          </table:table-cell>
          <table:table-cell table:number-columns-repeated="3"/>
          <table:table-cell table:style-name="ce3" office:value-type="string" calcext:value-type="string">
            <text:p>43698577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925" calcext:value-type="float">
            <text:p>18925</text:p>
          </table:table-cell>
          <table:table-cell table:style-name="ce3" office:value-type="float" office:value="32.465" calcext:value-type="float">
            <text:p>32.465</text:p>
          </table:table-cell>
          <table:table-cell table:style-name="ce3" office:value-type="float" office:value="2.342" calcext:value-type="float">
            <text:p>2.342</text:p>
          </table:table-cell>
          <table:table-cell table:style-name="ce3" office:value-type="float" office:value="1.079" calcext:value-type="float">
            <text:p>1.07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21" calcext:value-type="float">
            <text:p>3.42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064" calcext:value-type="float">
            <text:p>111064</text:p>
          </table:table-cell>
          <table:table-cell table:style-name="ce3" office:value-type="float" office:value="5.53195" calcext:value-type="float">
            <text:p>5.531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7" calcext:value-type="float">
            <text:p>0.647</text:p>
          </table:table-cell>
          <table:table-cell table:style-name="ce3" office:value-type="float" office:value="0.285" calcext:value-type="float">
            <text:p>0.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4" calcext:value-type="float">
            <text:p>1.294</text:p>
          </table:table-cell>
          <table:table-cell table:number-columns-repeated="3"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888" calcext:value-type="float">
            <text:p>48888</text:p>
          </table:table-cell>
          <table:table-cell table:style-name="ce3" office:value-type="float" office:value="12.5675" calcext:value-type="float">
            <text:p>12.56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148" calcext:value-type="float">
            <text:p>0.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38" calcext:value-type="float">
            <text:p>2.438</text:p>
          </table:table-cell>
          <table:table-cell table:number-columns-repeated="2"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147" calcext:value-type="float">
            <text:p>54147</text:p>
          </table:table-cell>
          <table:table-cell table:style-name="ce3" office:value-type="float" office:value="11.3469" calcext:value-type="float">
            <text:p>11.34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5" calcext:value-type="float">
            <text:p>0.705</text:p>
          </table:table-cell>
          <table:table-cell table:style-name="ce3" office:value-type="float" office:value="0.358" calcext:value-type="float">
            <text:p>0.358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2.396" calcext:value-type="float">
            <text:p>2.396</text:p>
          </table:table-cell>
          <table:table-cell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627" calcext:value-type="float">
            <text:p>28627</text:p>
          </table:table-cell>
          <table:table-cell table:style-name="ce3" office:value-type="float" office:value="21.4623" calcext:value-type="float">
            <text:p>21.46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964" calcext:value-type="float">
            <text:p>2.964</text:p>
          </table:table-cell>
          <table:table-cell table:number-columns-repeated="3"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291" calcext:value-type="float">
            <text:p>17291</text:p>
          </table:table-cell>
          <table:table-cell table:style-name="ce3" office:value-type="float" office:value="35.5329" calcext:value-type="float">
            <text:p>35.5329</text:p>
          </table:table-cell>
          <table:table-cell table:style-name="ce3" office:value-type="float" office:value="2.194" calcext:value-type="float">
            <text:p>2.194</text:p>
          </table:table-cell>
          <table:table-cell table:style-name="ce3" office:value-type="float" office:value="1.094" calcext:value-type="float">
            <text:p>1.0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88" calcext:value-type="float">
            <text:p>3.288</text:p>
          </table:table-cell>
          <table:table-cell table:number-columns-repeated="3"/>
          <table:table-cell table:style-name="ce3" office:value-type="string" calcext:value-type="string">
            <text:p>43698581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418" calcext:value-type="float">
            <text:p>16418</text:p>
          </table:table-cell>
          <table:table-cell table:style-name="ce3" office:value-type="float" office:value="37.4223" calcext:value-type="float">
            <text:p>37.4223</text:p>
          </table:table-cell>
          <table:table-cell table:style-name="ce3" office:value-type="float" office:value="2.198" calcext:value-type="float">
            <text:p>2.198</text:p>
          </table:table-cell>
          <table:table-cell table:style-name="ce3" office:value-type="float" office:value="1.104" calcext:value-type="float">
            <text:p>1.10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02" calcext:value-type="float">
            <text:p>3.30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732" calcext:value-type="float">
            <text:p>107732</text:p>
          </table:table-cell>
          <table:table-cell table:style-name="ce3" office:value-type="float" office:value="5.70304" calcext:value-type="float">
            <text:p>5.7030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38" calcext:value-type="float">
            <text:p>1.438</text:p>
          </table:table-cell>
          <table:table-cell table:number-columns-repeated="3"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188" calcext:value-type="float">
            <text:p>50188</text:p>
          </table:table-cell>
          <table:table-cell table:style-name="ce3" office:value-type="float" office:value="12.242" calcext:value-type="float">
            <text:p>12.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47" calcext:value-type="float">
            <text:p>0.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5" calcext:value-type="float">
            <text:p>2.35</text:p>
          </table:table-cell>
          <table:table-cell table:number-columns-repeated="2"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53" calcext:value-type="float">
            <text:p>51653</text:p>
          </table:table-cell>
          <table:table-cell table:style-name="ce3" office:value-type="float" office:value="11.8948" calcext:value-type="float">
            <text:p>11.89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03" calcext:value-type="float">
            <text:p>0.803</text:p>
          </table:table-cell>
          <table:table-cell table:style-name="ce3" office:value-type="float" office:value="0.359" calcext:value-type="float">
            <text:p>0.359</text:p>
          </table:table-cell>
          <table:table-cell table:style-name="ce3" office:value-type="float" office:value="0.465" calcext:value-type="float">
            <text:p>0.465</text:p>
          </table:table-cell>
          <table:table-cell table:style-name="ce3" office:value-type="float" office:value="0.189" calcext:value-type="float">
            <text:p>0.189</text:p>
          </table:table-cell>
          <table:table-cell table:style-name="ce3" office:value-type="float" office:value="2.536" calcext:value-type="float">
            <text:p>2.536</text:p>
          </table:table-cell>
          <table:table-cell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393" calcext:value-type="float">
            <text:p>27393</text:p>
          </table:table-cell>
          <table:table-cell table:style-name="ce3" office:value-type="float" office:value="22.4291" calcext:value-type="float">
            <text:p>22.42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247" calcext:value-type="float">
            <text:p>0.247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824" calcext:value-type="float">
            <text:p>2.824</text:p>
          </table:table-cell>
          <table:table-cell table:number-columns-repeated="3"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296" calcext:value-type="float">
            <text:p>16296</text:p>
          </table:table-cell>
          <table:table-cell table:style-name="ce3" office:value-type="float" office:value="37.7025" calcext:value-type="float">
            <text:p>37.7025</text:p>
          </table:table-cell>
          <table:table-cell table:style-name="ce3" office:value-type="float" office:value="2.191" calcext:value-type="float">
            <text:p>2.191</text:p>
          </table:table-cell>
          <table:table-cell table:style-name="ce3" office:value-type="float" office:value="1.105" calcext:value-type="float">
            <text:p>1.1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96" calcext:value-type="float">
            <text:p>3.296</text:p>
          </table:table-cell>
          <table:table-cell table:number-columns-repeated="3"/>
          <table:table-cell table:style-name="ce3" office:value-type="string" calcext:value-type="string">
            <text:p>43698584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848" calcext:value-type="float">
            <text:p>15848</text:p>
          </table:table-cell>
          <table:table-cell table:style-name="ce3" office:value-type="float" office:value="38.7683" calcext:value-type="float">
            <text:p>38.7683</text:p>
          </table:table-cell>
          <table:table-cell table:style-name="ce3" office:value-type="float" office:value="2.351" calcext:value-type="float">
            <text:p>2.351</text:p>
          </table:table-cell>
          <table:table-cell table:style-name="ce3" office:value-type="float" office:value="1.071" calcext:value-type="float">
            <text:p>1.0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22" calcext:value-type="float">
            <text:p>3.42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020" calcext:value-type="float">
            <text:p>98020</text:p>
          </table:table-cell>
          <table:table-cell table:style-name="ce3" office:value-type="float" office:value="6.26811" calcext:value-type="float">
            <text:p>6.268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2" calcext:value-type="float">
            <text:p>1.292</text:p>
          </table:table-cell>
          <table:table-cell table:number-columns-repeated="3"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872" calcext:value-type="float">
            <text:p>53872</text:p>
          </table:table-cell>
          <table:table-cell table:style-name="ce3" office:value-type="float" office:value="11.4048" calcext:value-type="float">
            <text:p>11.40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73" calcext:value-type="float">
            <text:p>0.1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74" calcext:value-type="float">
            <text:p>2.474</text:p>
          </table:table-cell>
          <table:table-cell table:number-columns-repeated="2"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413" calcext:value-type="float">
            <text:p>50413</text:p>
          </table:table-cell>
          <table:table-cell table:style-name="ce3" office:value-type="float" office:value="12.1873" calcext:value-type="float">
            <text:p>12.18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316" calcext:value-type="float">
            <text:p>0.316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0.178" calcext:value-type="float">
            <text:p>0.178</text:p>
          </table:table-cell>
          <table:table-cell table:style-name="ce3" office:value-type="float" office:value="2.194" calcext:value-type="float">
            <text:p>2.194</text:p>
          </table:table-cell>
          <table:table-cell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840" calcext:value-type="float">
            <text:p>31840</text:p>
          </table:table-cell>
          <table:table-cell table:style-name="ce3" office:value-type="float" office:value="19.2965" calcext:value-type="float">
            <text:p>19.2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2.788" calcext:value-type="float">
            <text:p>2.788</text:p>
          </table:table-cell>
          <table:table-cell table:number-columns-repeated="3"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038" calcext:value-type="float">
            <text:p>14038</text:p>
          </table:table-cell>
          <table:table-cell table:style-name="ce3" office:value-type="float" office:value="43.7669" calcext:value-type="float">
            <text:p>43.7669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1.057" calcext:value-type="float">
            <text:p>1.05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7" calcext:value-type="float">
            <text:p>3.277</text:p>
          </table:table-cell>
          <table:table-cell table:number-columns-repeated="3"/>
          <table:table-cell table:style-name="ce3" office:value-type="string" calcext:value-type="string">
            <text:p>43698588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959" calcext:value-type="float">
            <text:p>12959</text:p>
          </table:table-cell>
          <table:table-cell table:style-name="ce3" office:value-type="float" office:value="47.4111" calcext:value-type="float">
            <text:p>47.4111</text:p>
          </table:table-cell>
          <table:table-cell table:style-name="ce3" office:value-type="float" office:value="2.232" calcext:value-type="float">
            <text:p>2.232</text:p>
          </table:table-cell>
          <table:table-cell table:style-name="ce3" office:value-type="float" office:value="1.085" calcext:value-type="float">
            <text:p>1.08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17" calcext:value-type="float">
            <text:p>3.31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64" calcext:value-type="float">
            <text:p>99064</text:p>
          </table:table-cell>
          <table:table-cell table:style-name="ce3" office:value-type="float" office:value="6.20205" calcext:value-type="float">
            <text:p>6.2020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57" calcext:value-type="float">
            <text:p>0.2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6" calcext:value-type="float">
            <text:p>1.196</text:p>
          </table:table-cell>
          <table:table-cell table:number-columns-repeated="3"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8100" calcext:value-type="float">
            <text:p>58100</text:p>
          </table:table-cell>
          <table:table-cell table:style-name="ce3" office:value-type="float" office:value="10.5749" calcext:value-type="float">
            <text:p>10.57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82" calcext:value-type="float">
            <text:p>0.1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24" calcext:value-type="float">
            <text:p>2.324</text:p>
          </table:table-cell>
          <table:table-cell table:number-columns-repeated="2"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288" calcext:value-type="float">
            <text:p>51288</text:p>
          </table:table-cell>
          <table:table-cell table:style-name="ce3" office:value-type="float" office:value="11.9794" calcext:value-type="float">
            <text:p>11.97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18" calcext:value-type="float">
            <text:p>2.118</text:p>
          </table:table-cell>
          <table:table-cell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3312" calcext:value-type="float">
            <text:p>33312</text:p>
          </table:table-cell>
          <table:table-cell table:style-name="ce3" office:value-type="float" office:value="18.4438" calcext:value-type="float">
            <text:p>18.44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356" calcext:value-type="float">
            <text:p>0.356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3.174" calcext:value-type="float">
            <text:p>3.174</text:p>
          </table:table-cell>
          <table:table-cell table:number-columns-repeated="3"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703" calcext:value-type="float">
            <text:p>15703</text:p>
          </table:table-cell>
          <table:table-cell table:style-name="ce3" office:value-type="float" office:value="39.1263" calcext:value-type="float">
            <text:p>39.126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3" office:value-type="float" office:value="1.096" calcext:value-type="float">
            <text:p>1.09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28" calcext:value-type="float">
            <text:p>3.328</text:p>
          </table:table-cell>
          <table:table-cell table:number-columns-repeated="3"/>
          <table:table-cell table:style-name="ce3" office:value-type="string" calcext:value-type="string">
            <text:p>43698592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840" calcext:value-type="float">
            <text:p>15840</text:p>
          </table:table-cell>
          <table:table-cell table:style-name="ce3" office:value-type="float" office:value="38.7879" calcext:value-type="float">
            <text:p>38.7879</text:p>
          </table:table-cell>
          <table:table-cell table:style-name="ce3" office:value-type="float" office:value="2.457" calcext:value-type="float">
            <text:p>2.457</text:p>
          </table:table-cell>
          <table:table-cell table:style-name="ce3" office:value-type="float" office:value="1.118" calcext:value-type="float">
            <text:p>1.1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5" calcext:value-type="float">
            <text:p>3.57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828" calcext:value-type="float">
            <text:p>98828</text:p>
          </table:table-cell>
          <table:table-cell table:style-name="ce3" office:value-type="float" office:value="6.21686" calcext:value-type="float">
            <text:p>6.216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325" calcext:value-type="float">
            <text:p>0.3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4" calcext:value-type="float">
            <text:p>1.234</text:p>
          </table:table-cell>
          <table:table-cell table:number-columns-repeated="3"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684" calcext:value-type="float">
            <text:p>57684</text:p>
          </table:table-cell>
          <table:table-cell table:style-name="ce3" office:value-type="float" office:value="10.6511" calcext:value-type="float">
            <text:p>10.65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98" calcext:value-type="float">
            <text:p>2.498</text:p>
          </table:table-cell>
          <table:table-cell table:number-columns-repeated="2"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939" calcext:value-type="float">
            <text:p>48939</text:p>
          </table:table-cell>
          <table:table-cell table:style-name="ce3" office:value-type="float" office:value="12.5544" calcext:value-type="float">
            <text:p>12.55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56" calcext:value-type="float">
            <text:p>2.256</text:p>
          </table:table-cell>
          <table:table-cell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172" calcext:value-type="float">
            <text:p>31172</text:p>
          </table:table-cell>
          <table:table-cell table:style-name="ce3" office:value-type="float" office:value="19.71" calcext:value-type="float">
            <text:p>19.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64" calcext:value-type="float">
            <text:p>0.564</text:p>
          </table:table-cell>
          <table:table-cell table:style-name="ce3" office:value-type="float" office:value="0.183" calcext:value-type="float">
            <text:p>0.183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2.992" calcext:value-type="float">
            <text:p>2.992</text:p>
          </table:table-cell>
          <table:table-cell table:number-columns-repeated="3"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582" calcext:value-type="float">
            <text:p>14582</text:p>
          </table:table-cell>
          <table:table-cell table:style-name="ce3" office:value-type="float" office:value="42.1341" calcext:value-type="float">
            <text:p>42.1341</text:p>
          </table:table-cell>
          <table:table-cell table:style-name="ce3" office:value-type="float" office:value="2.246" calcext:value-type="float">
            <text:p>2.246</text:p>
          </table:table-cell>
          <table:table-cell table:style-name="ce3" office:value-type="float" office:value="1.11" calcext:value-type="float">
            <text:p>1.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56" calcext:value-type="float">
            <text:p>3.356</text:p>
          </table:table-cell>
          <table:table-cell table:number-columns-repeated="3"/>
          <table:table-cell table:style-name="ce3" office:value-type="string" calcext:value-type="string">
            <text:p>43698595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639" calcext:value-type="float">
            <text:p>14639</text:p>
          </table:table-cell>
          <table:table-cell table:style-name="ce3" office:value-type="float" office:value="41.9701" calcext:value-type="float">
            <text:p>41.9701</text:p>
          </table:table-cell>
          <table:table-cell table:style-name="ce3" office:value-type="float" office:value="2.482" calcext:value-type="float">
            <text:p>2.482</text:p>
          </table:table-cell>
          <table:table-cell table:style-name="ce3" office:value-type="float" office:value="1.122" calcext:value-type="float">
            <text:p>1.1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04" calcext:value-type="float">
            <text:p>3.60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504" calcext:value-type="float">
            <text:p>98504</text:p>
          </table:table-cell>
          <table:table-cell table:style-name="ce3" office:value-type="float" office:value="6.23731" calcext:value-type="float">
            <text:p>6.237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62" calcext:value-type="float">
            <text:p>0.2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6" calcext:value-type="float">
            <text:p>1.226</text:p>
          </table:table-cell>
          <table:table-cell table:number-columns-repeated="3"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288" calcext:value-type="float">
            <text:p>57288</text:p>
          </table:table-cell>
          <table:table-cell table:style-name="ce3" office:value-type="float" office:value="10.7248" calcext:value-type="float">
            <text:p>10.72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28" calcext:value-type="float">
            <text:p>2.428</text:p>
          </table:table-cell>
          <table:table-cell table:number-columns-repeated="2"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840" calcext:value-type="float">
            <text:p>43840</text:p>
          </table:table-cell>
          <table:table-cell table:style-name="ce3" office:value-type="float" office:value="14.0146" calcext:value-type="float">
            <text:p>14.01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418" calcext:value-type="float">
            <text:p>0.41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06" calcext:value-type="float">
            <text:p>2.06</text:p>
          </table:table-cell>
          <table:table-cell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029" calcext:value-type="float">
            <text:p>28029</text:p>
          </table:table-cell>
          <table:table-cell table:style-name="ce3" office:value-type="float" office:value="21.9202" calcext:value-type="float">
            <text:p>21.92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183" calcext:value-type="float">
            <text:p>0.183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2.998" calcext:value-type="float">
            <text:p>2.998</text:p>
          </table:table-cell>
          <table:table-cell table:number-columns-repeated="3"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29" calcext:value-type="float">
            <text:p>11529</text:p>
          </table:table-cell>
          <table:table-cell table:style-name="ce3" office:value-type="float" office:value="53.2917" calcext:value-type="float">
            <text:p>53.2917</text:p>
          </table:table-cell>
          <table:table-cell table:style-name="ce3" office:value-type="float" office:value="2.255" calcext:value-type="float">
            <text:p>2.255</text:p>
          </table:table-cell>
          <table:table-cell table:style-name="ce3" office:value-type="float" office:value="1.161" calcext:value-type="float">
            <text:p>1.1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16" calcext:value-type="float">
            <text:p>3.416</text:p>
          </table:table-cell>
          <table:table-cell table:number-columns-repeated="3"/>
          <table:table-cell table:style-name="ce3" office:value-type="string" calcext:value-type="string">
            <text:p>43698598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42" calcext:value-type="float">
            <text:p>11542</text:p>
          </table:table-cell>
          <table:table-cell table:style-name="ce3" office:value-type="float" office:value="53.2317" calcext:value-type="float">
            <text:p>53.2317</text:p>
          </table:table-cell>
          <table:table-cell table:style-name="ce3" office:value-type="float" office:value="2.395" calcext:value-type="float">
            <text:p>2.395</text:p>
          </table:table-cell>
          <table:table-cell table:style-name="ce3" office:value-type="float" office:value="1.139" calcext:value-type="float">
            <text:p>1.13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34" calcext:value-type="float">
            <text:p>3.53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288" calcext:value-type="float">
            <text:p>98288</text:p>
          </table:table-cell>
          <table:table-cell table:style-name="ce3" office:value-type="float" office:value="6.25102" calcext:value-type="float">
            <text:p>6.251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64" calcext:value-type="float">
            <text:p>0.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6" calcext:value-type="float">
            <text:p>1.196</text:p>
          </table:table-cell>
          <table:table-cell table:number-columns-repeated="3"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044" calcext:value-type="float">
            <text:p>57044</text:p>
          </table:table-cell>
          <table:table-cell table:style-name="ce3" office:value-type="float" office:value="10.7706" calcext:value-type="float">
            <text:p>10.77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14" calcext:value-type="float">
            <text:p>0.714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201" calcext:value-type="float">
            <text:p>0.2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2"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354" calcext:value-type="float">
            <text:p>42354</text:p>
          </table:table-cell>
          <table:table-cell table:style-name="ce3" office:value-type="float" office:value="14.5063" calcext:value-type="float">
            <text:p>14.50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108" calcext:value-type="float">
            <text:p>2.108</text:p>
          </table:table-cell>
          <table:table-cell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603" calcext:value-type="float">
            <text:p>25603</text:p>
          </table:table-cell>
          <table:table-cell table:style-name="ce3" office:value-type="float" office:value="23.9972" calcext:value-type="float">
            <text:p>23.99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3.108" calcext:value-type="float">
            <text:p>3.108</text:p>
          </table:table-cell>
          <table:table-cell table:number-columns-repeated="3"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56" calcext:value-type="float">
            <text:p>10756</text:p>
          </table:table-cell>
          <table:table-cell table:style-name="ce3" office:value-type="float" office:value="57.1216" calcext:value-type="float">
            <text:p>57.1216</text:p>
          </table:table-cell>
          <table:table-cell table:style-name="ce3" office:value-type="float" office:value="2.272" calcext:value-type="float">
            <text:p>2.272</text:p>
          </table:table-cell>
          <table:table-cell table:style-name="ce3" office:value-type="float" office:value="1.199" calcext:value-type="float">
            <text:p>1.19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71" calcext:value-type="float">
            <text:p>3.471</text:p>
          </table:table-cell>
          <table:table-cell table:number-columns-repeated="3"/>
          <table:table-cell table:style-name="ce3" office:value-type="string" calcext:value-type="string">
            <text:p>43698602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49" calcext:value-type="float">
            <text:p>10049</text:p>
          </table:table-cell>
          <table:table-cell table:style-name="ce3" office:value-type="float" office:value="61.1404" calcext:value-type="float">
            <text:p>61.1404</text:p>
          </table:table-cell>
          <table:table-cell table:style-name="ce3" office:value-type="float" office:value="2.291" calcext:value-type="float">
            <text:p>2.291</text:p>
          </table:table-cell>
          <table:table-cell table:style-name="ce3" office:value-type="float" office:value="1.154" calcext:value-type="float">
            <text:p>1.1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45" calcext:value-type="float">
            <text:p>3.44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136" calcext:value-type="float">
            <text:p>98136</text:p>
          </table:table-cell>
          <table:table-cell table:style-name="ce3" office:value-type="float" office:value="6.2607" calcext:value-type="float">
            <text:p>6.26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24" calcext:value-type="float">
            <text:p>1.324</text:p>
          </table:table-cell>
          <table:table-cell table:number-columns-repeated="3"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6996" calcext:value-type="float">
            <text:p>56996</text:p>
          </table:table-cell>
          <table:table-cell table:style-name="ce3" office:value-type="float" office:value="10.7797" calcext:value-type="float">
            <text:p>10.77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68" calcext:value-type="float">
            <text:p>0.1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62" calcext:value-type="float">
            <text:p>2.262</text:p>
          </table:table-cell>
          <table:table-cell table:number-columns-repeated="2"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454" calcext:value-type="float">
            <text:p>43454</text:p>
          </table:table-cell>
          <table:table-cell table:style-name="ce3" office:value-type="float" office:value="14.1391" calcext:value-type="float">
            <text:p>14.13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63" calcext:value-type="float">
            <text:p>0.763</text:p>
          </table:table-cell>
          <table:table-cell table:style-name="ce3" office:value-type="float" office:value="0.346" calcext:value-type="float">
            <text:p>0.346</text:p>
          </table:table-cell>
          <table:table-cell table:style-name="ce3" office:value-type="float" office:value="0.409" calcext:value-type="float">
            <text:p>0.409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344" calcext:value-type="float">
            <text:p>2.344</text:p>
          </table:table-cell>
          <table:table-cell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061" calcext:value-type="float">
            <text:p>27061</text:p>
          </table:table-cell>
          <table:table-cell table:style-name="ce3" office:value-type="float" office:value="22.7043" calcext:value-type="float">
            <text:p>22.70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193" calcext:value-type="float">
            <text:p>0.193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257" calcext:value-type="float">
            <text:p>0.257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3.01" calcext:value-type="float">
            <text:p>3.01</text:p>
          </table:table-cell>
          <table:table-cell table:number-columns-repeated="3"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790" calcext:value-type="float">
            <text:p>11790</text:p>
          </table:table-cell>
          <table:table-cell table:style-name="ce3" office:value-type="float" office:value="52.112" calcext:value-type="float">
            <text:p>52.112</text:p>
          </table:table-cell>
          <table:table-cell table:style-name="ce3" office:value-type="float" office:value="2.243" calcext:value-type="float">
            <text:p>2.243</text:p>
          </table:table-cell>
          <table:table-cell table:style-name="ce3" office:value-type="float" office:value="1.11" calcext:value-type="float">
            <text:p>1.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53" calcext:value-type="float">
            <text:p>3.353</text:p>
          </table:table-cell>
          <table:table-cell table:number-columns-repeated="3"/>
          <table:table-cell table:style-name="ce3" office:value-type="string" calcext:value-type="string">
            <text:p>43698606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522" calcext:value-type="float">
            <text:p>10522</text:p>
          </table:table-cell>
          <table:table-cell table:style-name="ce3" office:value-type="float" office:value="58.3919" calcext:value-type="float">
            <text:p>58.3919</text:p>
          </table:table-cell>
          <table:table-cell table:style-name="ce3" office:value-type="float" office:value="2.474" calcext:value-type="float">
            <text:p>2.474</text:p>
          </table:table-cell>
          <table:table-cell table:style-name="ce3" office:value-type="float" office:value="1.098" calcext:value-type="float">
            <text:p>1.0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72" calcext:value-type="float">
            <text:p>3.57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064" calcext:value-type="float">
            <text:p>98064</text:p>
          </table:table-cell>
          <table:table-cell table:style-name="ce3" office:value-type="float" office:value="6.2653" calcext:value-type="float">
            <text:p>6.26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3"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108" calcext:value-type="float">
            <text:p>57108</text:p>
          </table:table-cell>
          <table:table-cell table:style-name="ce3" office:value-type="float" office:value="10.7586" calcext:value-type="float">
            <text:p>10.75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4" calcext:value-type="float">
            <text:p>2.394</text:p>
          </table:table-cell>
          <table:table-cell table:number-columns-repeated="2"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1407" calcext:value-type="float">
            <text:p>41407</text:p>
          </table:table-cell>
          <table:table-cell table:style-name="ce3" office:value-type="float" office:value="14.8381" calcext:value-type="float">
            <text:p>14.838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0.414" calcext:value-type="float">
            <text:p>0.414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2.224" calcext:value-type="float">
            <text:p>2.224</text:p>
          </table:table-cell>
          <table:table-cell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583" calcext:value-type="float">
            <text:p>26583</text:p>
          </table:table-cell>
          <table:table-cell table:style-name="ce3" office:value-type="float" office:value="23.1125" calcext:value-type="float">
            <text:p>23.11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254" calcext:value-type="float">
            <text:p>0.254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2.994" calcext:value-type="float">
            <text:p>2.994</text:p>
          </table:table-cell>
          <table:table-cell table:number-columns-repeated="3"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61" calcext:value-type="float">
            <text:p>11261</text:p>
          </table:table-cell>
          <table:table-cell table:style-name="ce3" office:value-type="float" office:value="54.56" calcext:value-type="float">
            <text:p>54.56</text:p>
          </table:table-cell>
          <table:table-cell table:style-name="ce3" office:value-type="float" office:value="2.246" calcext:value-type="float">
            <text:p>2.246</text:p>
          </table:table-cell>
          <table:table-cell table:style-name="ce3" office:value-type="float" office:value="1.079" calcext:value-type="float">
            <text:p>1.07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25" calcext:value-type="float">
            <text:p>3.325</text:p>
          </table:table-cell>
          <table:table-cell table:number-columns-repeated="3"/>
          <table:table-cell table:style-name="ce3" office:value-type="string" calcext:value-type="string">
            <text:p>436986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497" calcext:value-type="float">
            <text:p>9497</text:p>
          </table:table-cell>
          <table:table-cell table:style-name="ce3" office:value-type="float" office:value="64.6941" calcext:value-type="float">
            <text:p>64.6941</text:p>
          </table:table-cell>
          <table:table-cell table:style-name="ce3" office:value-type="float" office:value="2.273" calcext:value-type="float">
            <text:p>2.273</text:p>
          </table:table-cell>
          <table:table-cell table:style-name="ce3" office:value-type="float" office:value="1.101" calcext:value-type="float">
            <text:p>1.1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74" calcext:value-type="float">
            <text:p>3.37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952" calcext:value-type="float">
            <text:p>97952</text:p>
          </table:table-cell>
          <table:table-cell table:style-name="ce3" office:value-type="float" office:value="6.27246" calcext:value-type="float">
            <text:p>6.272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61" calcext:value-type="float">
            <text:p>0.2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3"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208" calcext:value-type="float">
            <text:p>57208</text:p>
          </table:table-cell>
          <table:table-cell table:style-name="ce3" office:value-type="float" office:value="10.7398" calcext:value-type="float">
            <text:p>10.73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59" calcext:value-type="float">
            <text:p>0.559</text:p>
          </table:table-cell>
          <table:table-cell table:style-name="ce3" office:value-type="float" office:value="0.168" calcext:value-type="float">
            <text:p>0.1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2" calcext:value-type="float">
            <text:p>2.32</text:p>
          </table:table-cell>
          <table:table-cell table:number-columns-repeated="2"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819" calcext:value-type="float">
            <text:p>39819</text:p>
          </table:table-cell>
          <table:table-cell table:style-name="ce3" office:value-type="float" office:value="15.4298" calcext:value-type="float">
            <text:p>15.42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22" calcext:value-type="float">
            <text:p>2.122</text:p>
          </table:table-cell>
          <table:table-cell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719" calcext:value-type="float">
            <text:p>24719</text:p>
          </table:table-cell>
          <table:table-cell table:style-name="ce3" office:value-type="float" office:value="24.8554" calcext:value-type="float">
            <text:p>24.85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814" calcext:value-type="float">
            <text:p>2.814</text:p>
          </table:table-cell>
          <table:table-cell table:number-columns-repeated="3"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83" calcext:value-type="float">
            <text:p>10783</text:p>
          </table:table-cell>
          <table:table-cell table:style-name="ce3" office:value-type="float" office:value="56.9786" calcext:value-type="float">
            <text:p>56.9786</text:p>
          </table:table-cell>
          <table:table-cell table:style-name="ce3" office:value-type="float" office:value="2.282" calcext:value-type="float">
            <text:p>2.282</text:p>
          </table:table-cell>
          <table:table-cell table:style-name="ce3" office:value-type="float" office:value="1.102" calcext:value-type="float">
            <text:p>1.10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84" calcext:value-type="float">
            <text:p>3.384</text:p>
          </table:table-cell>
          <table:table-cell table:number-columns-repeated="3"/>
          <table:table-cell table:style-name="ce3" office:value-type="string" calcext:value-type="string">
            <text:p>43698613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55" calcext:value-type="float">
            <text:p>10055</text:p>
          </table:table-cell>
          <table:table-cell table:style-name="ce3" office:value-type="float" office:value="61.1039" calcext:value-type="float">
            <text:p>61.1039</text:p>
          </table:table-cell>
          <table:table-cell table:style-name="ce3" office:value-type="float" office:value="2.431" calcext:value-type="float">
            <text:p>2.431</text:p>
          </table:table-cell>
          <table:table-cell table:style-name="ce3" office:value-type="float" office:value="1.093" calcext:value-type="float">
            <text:p>1.0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4" calcext:value-type="float">
            <text:p>3.52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88" calcext:value-type="float">
            <text:p>97888</text:p>
          </table:table-cell>
          <table:table-cell table:style-name="ce3" office:value-type="float" office:value="6.27656" calcext:value-type="float">
            <text:p>6.276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62" calcext:value-type="float">
            <text:p>0.2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3"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432" calcext:value-type="float">
            <text:p>57432</text:p>
          </table:table-cell>
          <table:table-cell table:style-name="ce3" office:value-type="float" office:value="10.6979" calcext:value-type="float">
            <text:p>10.69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7" calcext:value-type="float">
            <text:p>0.547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4" calcext:value-type="float">
            <text:p>2.294</text:p>
          </table:table-cell>
          <table:table-cell table:number-columns-repeated="2"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975" calcext:value-type="float">
            <text:p>36975</text:p>
          </table:table-cell>
          <table:table-cell table:style-name="ce3" office:value-type="float" office:value="16.6166" calcext:value-type="float">
            <text:p>16.61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56" calcext:value-type="float">
            <text:p>0.756</text:p>
          </table:table-cell>
          <table:table-cell table:style-name="ce3" office:value-type="float" office:value="0.353" calcext:value-type="float">
            <text:p>0.353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2.3" calcext:value-type="float">
            <text:p>2.3</text:p>
          </table:table-cell>
          <table:table-cell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348" calcext:value-type="float">
            <text:p>22348</text:p>
          </table:table-cell>
          <table:table-cell table:style-name="ce3" office:value-type="float" office:value="27.4924" calcext:value-type="float">
            <text:p>27.49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0.241" calcext:value-type="float">
            <text:p>0.241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2.776" calcext:value-type="float">
            <text:p>2.776</text:p>
          </table:table-cell>
          <table:table-cell table:number-columns-repeated="3"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82" calcext:value-type="float">
            <text:p>9982</text:p>
          </table:table-cell>
          <table:table-cell table:style-name="ce3" office:value-type="float" office:value="61.5508" calcext:value-type="float">
            <text:p>61.5508</text:p>
          </table:table-cell>
          <table:table-cell table:style-name="ce3" office:value-type="float" office:value="2.324" calcext:value-type="float">
            <text:p>2.324</text:p>
          </table:table-cell>
          <table:table-cell table:style-name="ce3" office:value-type="float" office:value="1.072" calcext:value-type="float">
            <text:p>1.07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96" calcext:value-type="float">
            <text:p>3.396</text:p>
          </table:table-cell>
          <table:table-cell table:number-columns-repeated="3"/>
          <table:table-cell table:style-name="ce3" office:value-type="string" calcext:value-type="string">
            <text:p>43698617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533" calcext:value-type="float">
            <text:p>8533</text:p>
          </table:table-cell>
          <table:table-cell table:style-name="ce3" office:value-type="float" office:value="72.0028" calcext:value-type="float">
            <text:p>72.0028</text:p>
          </table:table-cell>
          <table:table-cell table:style-name="ce3" office:value-type="float" office:value="2.288" calcext:value-type="float">
            <text:p>2.288</text:p>
          </table:table-cell>
          <table:table-cell table:style-name="ce3" office:value-type="float" office:value="1.093" calcext:value-type="float">
            <text:p>1.0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81" calcext:value-type="float">
            <text:p>3.38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796" calcext:value-type="float">
            <text:p>97796</text:p>
          </table:table-cell>
          <table:table-cell table:style-name="ce3" office:value-type="float" office:value="6.28247" calcext:value-type="float">
            <text:p>6.282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299" calcext:value-type="float">
            <text:p>0.2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6" calcext:value-type="float">
            <text:p>1.196</text:p>
          </table:table-cell>
          <table:table-cell table:number-columns-repeated="3"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712" calcext:value-type="float">
            <text:p>57712</text:p>
          </table:table-cell>
          <table:table-cell table:style-name="ce3" office:value-type="float" office:value="10.646" calcext:value-type="float">
            <text:p>10.6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0.168" calcext:value-type="float">
            <text:p>0.1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62" calcext:value-type="float">
            <text:p>2.362</text:p>
          </table:table-cell>
          <table:table-cell table:number-columns-repeated="2"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832" calcext:value-type="float">
            <text:p>31832</text:p>
          </table:table-cell>
          <table:table-cell table:style-name="ce3" office:value-type="float" office:value="19.3013" calcext:value-type="float">
            <text:p>19.30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2.136" calcext:value-type="float">
            <text:p>2.136</text:p>
          </table:table-cell>
          <table:table-cell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051" calcext:value-type="float">
            <text:p>19051</text:p>
          </table:table-cell>
          <table:table-cell table:style-name="ce3" office:value-type="float" office:value="32.2503" calcext:value-type="float">
            <text:p>32.25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83" calcext:value-type="float">
            <text:p>0.58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2.988" calcext:value-type="float">
            <text:p>2.988</text:p>
          </table:table-cell>
          <table:table-cell table:number-columns-repeated="3"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342" calcext:value-type="float">
            <text:p>9342</text:p>
          </table:table-cell>
          <table:table-cell table:style-name="ce3" office:value-type="float" office:value="65.7675" calcext:value-type="float">
            <text:p>65.7675</text:p>
          </table:table-cell>
          <table:table-cell table:style-name="ce3" office:value-type="float" office:value="2.276" calcext:value-type="float">
            <text:p>2.276</text:p>
          </table:table-cell>
          <table:table-cell table:style-name="ce3" office:value-type="float" office:value="1.18" calcext:value-type="float">
            <text:p>1.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56" calcext:value-type="float">
            <text:p>3.456</text:p>
          </table:table-cell>
          <table:table-cell table:number-columns-repeated="3"/>
          <table:table-cell table:style-name="ce3" office:value-type="string" calcext:value-type="string">
            <text:p>43698620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379" calcext:value-type="float">
            <text:p>8379</text:p>
          </table:table-cell>
          <table:table-cell table:style-name="ce3" office:value-type="float" office:value="73.3262" calcext:value-type="float">
            <text:p>73.3262</text:p>
          </table:table-cell>
          <table:table-cell table:style-name="ce3" office:value-type="float" office:value="2.419" calcext:value-type="float">
            <text:p>2.419</text:p>
          </table:table-cell>
          <table:table-cell table:style-name="ce3" office:value-type="float" office:value="1.123" calcext:value-type="float">
            <text:p>1.12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42" calcext:value-type="float">
            <text:p>3.54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08" calcext:value-type="float">
            <text:p>97808</text:p>
          </table:table-cell>
          <table:table-cell table:style-name="ce3" office:value-type="float" office:value="6.28169" calcext:value-type="float">
            <text:p>6.281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6" calcext:value-type="float">
            <text:p>1.236</text:p>
          </table:table-cell>
          <table:table-cell table:number-columns-repeated="3"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304" calcext:value-type="float">
            <text:p>57304</text:p>
          </table:table-cell>
          <table:table-cell table:style-name="ce3" office:value-type="float" office:value="10.7218" calcext:value-type="float">
            <text:p>10.72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1" calcext:value-type="float">
            <text:p>2.31</text:p>
          </table:table-cell>
          <table:table-cell table:number-columns-repeated="2"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069" calcext:value-type="float">
            <text:p>46069</text:p>
          </table:table-cell>
          <table:table-cell table:style-name="ce3" office:value-type="float" office:value="13.3365" calcext:value-type="float">
            <text:p>13.33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349" calcext:value-type="float">
            <text:p>0.349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238" calcext:value-type="float">
            <text:p>2.238</text:p>
          </table:table-cell>
          <table:table-cell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845" calcext:value-type="float">
            <text:p>27845</text:p>
          </table:table-cell>
          <table:table-cell table:style-name="ce3" office:value-type="float" office:value="22.065" calcext:value-type="float">
            <text:p>22.0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61" calcext:value-type="float">
            <text:p>0.16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972" calcext:value-type="float">
            <text:p>2.972</text:p>
          </table:table-cell>
          <table:table-cell table:number-columns-repeated="3"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664" calcext:value-type="float">
            <text:p>14664</text:p>
          </table:table-cell>
          <table:table-cell table:style-name="ce3" office:value-type="float" office:value="41.8985" calcext:value-type="float">
            <text:p>41.8985</text:p>
          </table:table-cell>
          <table:table-cell table:style-name="ce3" office:value-type="float" office:value="2.285" calcext:value-type="float">
            <text:p>2.285</text:p>
          </table:table-cell>
          <table:table-cell table:style-name="ce3" office:value-type="float" office:value="1.187" calcext:value-type="float">
            <text:p>1.1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72" calcext:value-type="float">
            <text:p>3.472</text:p>
          </table:table-cell>
          <table:table-cell table:number-columns-repeated="3"/>
          <table:table-cell table:style-name="ce3" office:value-type="string" calcext:value-type="string">
            <text:p>43698623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743" calcext:value-type="float">
            <text:p>14743</text:p>
          </table:table-cell>
          <table:table-cell table:style-name="ce3" office:value-type="float" office:value="41.674" calcext:value-type="float">
            <text:p>41.674</text:p>
          </table:table-cell>
          <table:table-cell table:style-name="ce3" office:value-type="float" office:value="2.386" calcext:value-type="float">
            <text:p>2.386</text:p>
          </table:table-cell>
          <table:table-cell table:style-name="ce3" office:value-type="float" office:value="1.125" calcext:value-type="float">
            <text:p>1.1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11" calcext:value-type="float">
            <text:p>3.51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688" calcext:value-type="float">
            <text:p>101688</text:p>
          </table:table-cell>
          <table:table-cell table:style-name="ce3" office:value-type="float" office:value="6.04201" calcext:value-type="float">
            <text:p>6.0420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98" calcext:value-type="float">
            <text:p>1.298</text:p>
          </table:table-cell>
          <table:table-cell table:number-columns-repeated="3"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6104" calcext:value-type="float">
            <text:p>56104</text:p>
          </table:table-cell>
          <table:table-cell table:style-name="ce3" office:value-type="float" office:value="10.9511" calcext:value-type="float">
            <text:p>10.95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4" calcext:value-type="float">
            <text:p>2.394</text:p>
          </table:table-cell>
          <table:table-cell table:number-columns-repeated="2"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94" calcext:value-type="float">
            <text:p>51794</text:p>
          </table:table-cell>
          <table:table-cell table:style-name="ce3" office:value-type="float" office:value="11.8624" calcext:value-type="float">
            <text:p>11.86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9" calcext:value-type="float">
            <text:p>0.739</text:p>
          </table:table-cell>
          <table:table-cell table:style-name="ce3" office:value-type="float" office:value="0.298" calcext:value-type="float">
            <text:p>0.298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372" calcext:value-type="float">
            <text:p>2.372</text:p>
          </table:table-cell>
          <table:table-cell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118" calcext:value-type="float">
            <text:p>30118</text:p>
          </table:table-cell>
          <table:table-cell table:style-name="ce3" office:value-type="float" office:value="20.3998" calcext:value-type="float">
            <text:p>20.3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339" calcext:value-type="float">
            <text:p>0.339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3.054" calcext:value-type="float">
            <text:p>3.054</text:p>
          </table:table-cell>
          <table:table-cell table:number-columns-repeated="3"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21" calcext:value-type="float">
            <text:p>17521</text:p>
          </table:table-cell>
          <table:table-cell table:style-name="ce3" office:value-type="float" office:value="35.0665" calcext:value-type="float">
            <text:p>35.0665</text:p>
          </table:table-cell>
          <table:table-cell table:style-name="ce3" office:value-type="float" office:value="2.284" calcext:value-type="float">
            <text:p>2.284</text:p>
          </table:table-cell>
          <table:table-cell table:style-name="ce3" office:value-type="float" office:value="1.127" calcext:value-type="float">
            <text:p>1.12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11" calcext:value-type="float">
            <text:p>3.411</text:p>
          </table:table-cell>
          <table:table-cell table:number-columns-repeated="3"/>
          <table:table-cell table:style-name="ce3" office:value-type="string" calcext:value-type="string">
            <text:p>43698627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521" calcext:value-type="float">
            <text:p>17521</text:p>
          </table:table-cell>
          <table:table-cell table:style-name="ce3" office:value-type="float" office:value="35.0665" calcext:value-type="float">
            <text:p>35.0665</text:p>
          </table:table-cell>
          <table:table-cell table:style-name="ce3" office:value-type="float" office:value="2.363" calcext:value-type="float">
            <text:p>2.363</text:p>
          </table:table-cell>
          <table:table-cell table:style-name="ce3" office:value-type="float" office:value="1.124" calcext:value-type="float">
            <text:p>1.12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87" calcext:value-type="float">
            <text:p>3.48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3112" calcext:value-type="float">
            <text:p>103112</text:p>
          </table:table-cell>
          <table:table-cell table:style-name="ce3" office:value-type="float" office:value="5.95857" calcext:value-type="float">
            <text:p>5.958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326" calcext:value-type="float">
            <text:p>0.3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7" calcext:value-type="float">
            <text:p>1.37</text:p>
          </table:table-cell>
          <table:table-cell table:number-columns-repeated="3"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664" calcext:value-type="float">
            <text:p>54664</text:p>
          </table:table-cell>
          <table:table-cell table:style-name="ce3" office:value-type="float" office:value="11.2396" calcext:value-type="float">
            <text:p>11.23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152" calcext:value-type="float">
            <text:p>0.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48" calcext:value-type="float">
            <text:p>2.248</text:p>
          </table:table-cell>
          <table:table-cell table:number-columns-repeated="2"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213" calcext:value-type="float">
            <text:p>52213</text:p>
          </table:table-cell>
          <table:table-cell table:style-name="ce3" office:value-type="float" office:value="11.7672" calcext:value-type="float">
            <text:p>11.76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42" calcext:value-type="float">
            <text:p>0.742</text:p>
          </table:table-cell>
          <table:table-cell table:style-name="ce3" office:value-type="float" office:value="0.335" calcext:value-type="float">
            <text:p>0.335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2.388" calcext:value-type="float">
            <text:p>2.388</text:p>
          </table:table-cell>
          <table:table-cell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9481" calcext:value-type="float">
            <text:p>29481</text:p>
          </table:table-cell>
          <table:table-cell table:style-name="ce3" office:value-type="float" office:value="20.8405" calcext:value-type="float">
            <text:p>20.84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559" calcext:value-type="float">
            <text:p>0.559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804" calcext:value-type="float">
            <text:p>2.804</text:p>
          </table:table-cell>
          <table:table-cell table:number-columns-repeated="3"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090" calcext:value-type="float">
            <text:p>17090</text:p>
          </table:table-cell>
          <table:table-cell table:style-name="ce3" office:value-type="float" office:value="35.9508" calcext:value-type="float">
            <text:p>35.9508</text:p>
          </table:table-cell>
          <table:table-cell table:style-name="ce3" office:value-type="float" office:value="2.336" calcext:value-type="float">
            <text:p>2.336</text:p>
          </table:table-cell>
          <table:table-cell table:style-name="ce3" office:value-type="float" office:value="1.094" calcext:value-type="float">
            <text:p>1.0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3" calcext:value-type="float">
            <text:p>3.43</text:p>
          </table:table-cell>
          <table:table-cell table:number-columns-repeated="3"/>
          <table:table-cell table:style-name="ce3" office:value-type="string" calcext:value-type="string">
            <text:p>43698630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613" calcext:value-type="float">
            <text:p>16613</text:p>
          </table:table-cell>
          <table:table-cell table:style-name="ce3" office:value-type="float" office:value="36.9831" calcext:value-type="float">
            <text:p>36.9831</text:p>
          </table:table-cell>
          <table:table-cell table:style-name="ce3" office:value-type="float" office:value="2.347" calcext:value-type="float">
            <text:p>2.347</text:p>
          </table:table-cell>
          <table:table-cell table:style-name="ce3" office:value-type="float" office:value="1.144" calcext:value-type="float">
            <text:p>1.1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91" calcext:value-type="float">
            <text:p>3.49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516" calcext:value-type="float">
            <text:p>102516</text:p>
          </table:table-cell>
          <table:table-cell table:style-name="ce3" office:value-type="float" office:value="5.99321" calcext:value-type="float">
            <text:p>5.993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303" calcext:value-type="float">
            <text:p>0.3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4" calcext:value-type="float">
            <text:p>1.304</text:p>
          </table:table-cell>
          <table:table-cell table:number-columns-repeated="3"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688" calcext:value-type="float">
            <text:p>53688</text:p>
          </table:table-cell>
          <table:table-cell table:style-name="ce3" office:value-type="float" office:value="11.4439" calcext:value-type="float">
            <text:p>11.44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149" calcext:value-type="float">
            <text:p>0.1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9" calcext:value-type="float">
            <text:p>2.49</text:p>
          </table:table-cell>
          <table:table-cell table:number-columns-repeated="2"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956" calcext:value-type="float">
            <text:p>50956</text:p>
          </table:table-cell>
          <table:table-cell table:style-name="ce3" office:value-type="float" office:value="12.0575" calcext:value-type="float">
            <text:p>12.05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453" calcext:value-type="float">
            <text:p>0.453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2.24" calcext:value-type="float">
            <text:p>2.24</text:p>
          </table:table-cell>
          <table:table-cell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266" calcext:value-type="float">
            <text:p>28266</text:p>
          </table:table-cell>
          <table:table-cell table:style-name="ce3" office:value-type="float" office:value="21.7364" calcext:value-type="float">
            <text:p>21.73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9" calcext:value-type="float">
            <text:p>0.579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886" calcext:value-type="float">
            <text:p>2.886</text:p>
          </table:table-cell>
          <table:table-cell table:number-columns-repeated="3"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512" calcext:value-type="float">
            <text:p>16512</text:p>
          </table:table-cell>
          <table:table-cell table:style-name="ce3" office:value-type="float" office:value="37.2093" calcext:value-type="float">
            <text:p>37.2093</text:p>
          </table:table-cell>
          <table:table-cell table:style-name="ce3" office:value-type="float" office:value="2.193" calcext:value-type="float">
            <text:p>2.193</text:p>
          </table:table-cell>
          <table:table-cell table:style-name="ce3" office:value-type="float" office:value="1.095" calcext:value-type="float">
            <text:p>1.09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88" calcext:value-type="float">
            <text:p>3.288</text:p>
          </table:table-cell>
          <table:table-cell table:number-columns-repeated="3"/>
          <table:table-cell table:style-name="ce3" office:value-type="string" calcext:value-type="string">
            <text:p>436986344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736" calcext:value-type="float">
            <text:p>16736</text:p>
          </table:table-cell>
          <table:table-cell table:style-name="ce3" office:value-type="float" office:value="36.7113" calcext:value-type="float">
            <text:p>36.7113</text:p>
          </table:table-cell>
          <table:table-cell table:style-name="ce3" office:value-type="float" office:value="2.306" calcext:value-type="float">
            <text:p>2.306</text:p>
          </table:table-cell>
          <table:table-cell table:style-name="ce3" office:value-type="float" office:value="1.093" calcext:value-type="float">
            <text:p>1.0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99" calcext:value-type="float">
            <text:p>3.39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28" calcext:value-type="float">
            <text:p>101828</text:p>
          </table:table-cell>
          <table:table-cell table:style-name="ce3" office:value-type="float" office:value="6.0337" calcext:value-type="float">
            <text:p>6.033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74" calcext:value-type="float">
            <text:p>0.2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036" calcext:value-type="float">
            <text:p>53036</text:p>
          </table:table-cell>
          <table:table-cell table:style-name="ce3" office:value-type="float" office:value="11.5846" calcext:value-type="float">
            <text:p>11.58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6" calcext:value-type="float">
            <text:p>2.286</text:p>
          </table:table-cell>
          <table:table-cell table:number-columns-repeated="2"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208" calcext:value-type="float">
            <text:p>49208</text:p>
          </table:table-cell>
          <table:table-cell table:style-name="ce3" office:value-type="float" office:value="12.4858" calcext:value-type="float">
            <text:p>12.48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49" calcext:value-type="float">
            <text:p>0.449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2.28" calcext:value-type="float">
            <text:p>2.28</text:p>
          </table:table-cell>
          <table:table-cell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420" calcext:value-type="float">
            <text:p>27420</text:p>
          </table:table-cell>
          <table:table-cell table:style-name="ce3" office:value-type="float" office:value="22.407" calcext:value-type="float">
            <text:p>22.4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3"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894" calcext:value-type="float">
            <text:p>15894</text:p>
          </table:table-cell>
          <table:table-cell table:style-name="ce3" office:value-type="float" office:value="38.6561" calcext:value-type="float">
            <text:p>38.6561</text:p>
          </table:table-cell>
          <table:table-cell table:style-name="ce3" office:value-type="float" office:value="2.226" calcext:value-type="float">
            <text:p>2.226</text:p>
          </table:table-cell>
          <table:table-cell table:style-name="ce3" office:value-type="float" office:value="1.169" calcext:value-type="float">
            <text:p>1.16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95" calcext:value-type="float">
            <text:p>3.395</text:p>
          </table:table-cell>
          <table:table-cell table:number-columns-repeated="3"/>
          <table:table-cell table:style-name="ce3" office:value-type="string" calcext:value-type="string">
            <text:p>4369863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200" calcext:value-type="float">
            <text:p>16200</text:p>
          </table:table-cell>
          <table:table-cell table:style-name="ce3" office:value-type="float" office:value="37.9259" calcext:value-type="float">
            <text:p>37.9259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1.115" calcext:value-type="float">
            <text:p>1.11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85" calcext:value-type="float">
            <text:p>3.38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680" calcext:value-type="float">
            <text:p>101680</text:p>
          </table:table-cell>
          <table:table-cell table:style-name="ce3" office:value-type="float" office:value="6.04249" calcext:value-type="float">
            <text:p>6.042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48" calcext:value-type="float">
            <text:p>1.348</text:p>
          </table:table-cell>
          <table:table-cell table:number-columns-repeated="3"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812" calcext:value-type="float">
            <text:p>52812</text:p>
          </table:table-cell>
          <table:table-cell table:style-name="ce3" office:value-type="float" office:value="11.6337" calcext:value-type="float">
            <text:p>11.63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51" calcext:value-type="float">
            <text:p>0.55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84" calcext:value-type="float">
            <text:p>2.184</text:p>
          </table:table-cell>
          <table:table-cell table:number-columns-repeated="2"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885" calcext:value-type="float">
            <text:p>47885</text:p>
          </table:table-cell>
          <table:table-cell table:style-name="ce3" office:value-type="float" office:value="12.8307" calcext:value-type="float">
            <text:p>12.83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0.458" calcext:value-type="float">
            <text:p>0.458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2.222" calcext:value-type="float">
            <text:p>2.222</text:p>
          </table:table-cell>
          <table:table-cell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228" calcext:value-type="float">
            <text:p>26228</text:p>
          </table:table-cell>
          <table:table-cell table:style-name="ce3" office:value-type="float" office:value="23.4253" calcext:value-type="float">
            <text:p>23.42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794" calcext:value-type="float">
            <text:p>2.794</text:p>
          </table:table-cell>
          <table:table-cell table:number-columns-repeated="3"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357" calcext:value-type="float">
            <text:p>15357</text:p>
          </table:table-cell>
          <table:table-cell table:style-name="ce3" office:value-type="float" office:value="40.0078" calcext:value-type="float">
            <text:p>40.0078</text:p>
          </table:table-cell>
          <table:table-cell table:style-name="ce3" office:value-type="float" office:value="2.165" calcext:value-type="float">
            <text:p>2.165</text:p>
          </table:table-cell>
          <table:table-cell table:style-name="ce3" office:value-type="float" office:value="1.094" calcext:value-type="float">
            <text:p>1.0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9" calcext:value-type="float">
            <text:p>3.259</text:p>
          </table:table-cell>
          <table:table-cell table:number-columns-repeated="3"/>
          <table:table-cell table:style-name="ce3" office:value-type="string" calcext:value-type="string">
            <text:p>43698641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189" calcext:value-type="float">
            <text:p>15189</text:p>
          </table:table-cell>
          <table:table-cell table:style-name="ce3" office:value-type="float" office:value="40.4503" calcext:value-type="float">
            <text:p>40.4503</text:p>
          </table:table-cell>
          <table:table-cell table:style-name="ce3" office:value-type="float" office:value="2.271" calcext:value-type="float">
            <text:p>2.271</text:p>
          </table:table-cell>
          <table:table-cell table:style-name="ce3" office:value-type="float" office:value="1.159" calcext:value-type="float">
            <text:p>1.15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3" calcext:value-type="float">
            <text:p>3.4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4084" calcext:value-type="float">
            <text:p>104084</text:p>
          </table:table-cell>
          <table:table-cell table:style-name="ce3" office:value-type="float" office:value="5.90292" calcext:value-type="float">
            <text:p>5.902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8" calcext:value-type="float">
            <text:p>1.268</text:p>
          </table:table-cell>
          <table:table-cell table:number-columns-repeated="3"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364" calcext:value-type="float">
            <text:p>51364</text:p>
          </table:table-cell>
          <table:table-cell table:style-name="ce3" office:value-type="float" office:value="11.9617" calcext:value-type="float">
            <text:p>11.96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43" calcext:value-type="float">
            <text:p>0.1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98" calcext:value-type="float">
            <text:p>2.198</text:p>
          </table:table-cell>
          <table:table-cell table:number-columns-repeated="2"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723" calcext:value-type="float">
            <text:p>43723</text:p>
          </table:table-cell>
          <table:table-cell table:style-name="ce3" office:value-type="float" office:value="14.0521" calcext:value-type="float">
            <text:p>14.05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2.32" calcext:value-type="float">
            <text:p>2.32</text:p>
          </table:table-cell>
          <table:table-cell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989" calcext:value-type="float">
            <text:p>22989</text:p>
          </table:table-cell>
          <table:table-cell table:style-name="ce3" office:value-type="float" office:value="26.7258" calcext:value-type="float">
            <text:p>26.72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2.77" calcext:value-type="float">
            <text:p>2.77</text:p>
          </table:table-cell>
          <table:table-cell table:number-columns-repeated="3"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55" calcext:value-type="float">
            <text:p>14355</text:p>
          </table:table-cell>
          <table:table-cell table:style-name="ce3" office:value-type="float" office:value="42.8004" calcext:value-type="float">
            <text:p>42.8004</text:p>
          </table:table-cell>
          <table:table-cell table:style-name="ce3" office:value-type="float" office:value="2.164" calcext:value-type="float">
            <text:p>2.164</text:p>
          </table:table-cell>
          <table:table-cell table:style-name="ce3" office:value-type="float" office:value="1.111" calcext:value-type="float">
            <text:p>1.1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5" calcext:value-type="float">
            <text:p>3.275</text:p>
          </table:table-cell>
          <table:table-cell table:number-columns-repeated="3"/>
          <table:table-cell table:style-name="ce3" office:value-type="string" calcext:value-type="string">
            <text:p>4369864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475" calcext:value-type="float">
            <text:p>14475</text:p>
          </table:table-cell>
          <table:table-cell table:style-name="ce3" office:value-type="float" office:value="42.4456" calcext:value-type="float">
            <text:p>42.4456</text:p>
          </table:table-cell>
          <table:table-cell table:style-name="ce3" office:value-type="float" office:value="2.262" calcext:value-type="float">
            <text:p>2.262</text:p>
          </table:table-cell>
          <table:table-cell table:style-name="ce3" office:value-type="float" office:value="1.111" calcext:value-type="float">
            <text:p>1.1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73" calcext:value-type="float">
            <text:p>3.37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468" calcext:value-type="float">
            <text:p>99468</text:p>
          </table:table-cell>
          <table:table-cell table:style-name="ce3" office:value-type="float" office:value="6.17686" calcext:value-type="float">
            <text:p>6.1768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6" calcext:value-type="float">
            <text:p>1.246</text:p>
          </table:table-cell>
          <table:table-cell table:number-columns-repeated="3"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468" calcext:value-type="float">
            <text:p>54468</text:p>
          </table:table-cell>
          <table:table-cell table:style-name="ce3" office:value-type="float" office:value="11.28" calcext:value-type="float">
            <text:p>11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3" calcext:value-type="float">
            <text:p>2.23</text:p>
          </table:table-cell>
          <table:table-cell table:number-columns-repeated="2"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686" calcext:value-type="float">
            <text:p>42686</text:p>
          </table:table-cell>
          <table:table-cell table:style-name="ce3" office:value-type="float" office:value="14.3935" calcext:value-type="float">
            <text:p>14.39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438" calcext:value-type="float">
            <text:p>0.438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2.134" calcext:value-type="float">
            <text:p>2.134</text:p>
          </table:table-cell>
          <table:table-cell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564" calcext:value-type="float">
            <text:p>25564</text:p>
          </table:table-cell>
          <table:table-cell table:style-name="ce3" office:value-type="float" office:value="24.0338" calcext:value-type="float">
            <text:p>24.03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44" calcext:value-type="float">
            <text:p>14344</text:p>
          </table:table-cell>
          <table:table-cell table:style-name="ce3" office:value-type="float" office:value="42.8332" calcext:value-type="float">
            <text:p>42.8332</text:p>
          </table:table-cell>
          <table:table-cell table:style-name="ce3" office:value-type="float" office:value="2.256" calcext:value-type="float">
            <text:p>2.256</text:p>
          </table:table-cell>
          <table:table-cell table:style-name="ce3" office:value-type="float" office:value="1.156" calcext:value-type="float">
            <text:p>1.1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12" calcext:value-type="float">
            <text:p>3.412</text:p>
          </table:table-cell>
          <table:table-cell table:number-columns-repeated="3"/>
          <table:table-cell table:style-name="ce3" office:value-type="string" calcext:value-type="string">
            <text:p>43698648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92" calcext:value-type="float">
            <text:p>14392</text:p>
          </table:table-cell>
          <table:table-cell table:style-name="ce3" office:value-type="float" office:value="42.6904" calcext:value-type="float">
            <text:p>42.6904</text:p>
          </table:table-cell>
          <table:table-cell table:style-name="ce3" office:value-type="float" office:value="2.308" calcext:value-type="float">
            <text:p>2.308</text:p>
          </table:table-cell>
          <table:table-cell table:style-name="ce3" office:value-type="float" office:value="1.113" calcext:value-type="float">
            <text:p>1.11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21" calcext:value-type="float">
            <text:p>3.42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92" calcext:value-type="float">
            <text:p>99092</text:p>
          </table:table-cell>
          <table:table-cell table:style-name="ce3" office:value-type="float" office:value="6.2003" calcext:value-type="float">
            <text:p>6.20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274" calcext:value-type="float">
            <text:p>0.2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2" calcext:value-type="float">
            <text:p>1.212</text:p>
          </table:table-cell>
          <table:table-cell table:number-columns-repeated="3"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188" calcext:value-type="float">
            <text:p>54188</text:p>
          </table:table-cell>
          <table:table-cell table:style-name="ce3" office:value-type="float" office:value="11.3383" calcext:value-type="float">
            <text:p>11.33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53" calcext:value-type="float">
            <text:p>0.1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08" calcext:value-type="float">
            <text:p>2.208</text:p>
          </table:table-cell>
          <table:table-cell table:number-columns-repeated="2"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2685" calcext:value-type="float">
            <text:p>42685</text:p>
          </table:table-cell>
          <table:table-cell table:style-name="ce3" office:value-type="float" office:value="14.3938" calcext:value-type="float">
            <text:p>14.393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277" calcext:value-type="float">
            <text:p>0.277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5" calcext:value-type="float">
            <text:p>2.15</text:p>
          </table:table-cell>
          <table:table-cell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216" calcext:value-type="float">
            <text:p>25216</text:p>
          </table:table-cell>
          <table:table-cell table:style-name="ce3" office:value-type="float" office:value="24.3655" calcext:value-type="float">
            <text:p>24.36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3"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014" calcext:value-type="float">
            <text:p>14014</text:p>
          </table:table-cell>
          <table:table-cell table:style-name="ce3" office:value-type="float" office:value="43.8419" calcext:value-type="float">
            <text:p>43.8419</text:p>
          </table:table-cell>
          <table:table-cell table:style-name="ce3" office:value-type="float" office:value="2.293" calcext:value-type="float">
            <text:p>2.293</text:p>
          </table:table-cell>
          <table:table-cell table:style-name="ce3" office:value-type="float" office:value="1.17" calcext:value-type="float">
            <text:p>1.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63" calcext:value-type="float">
            <text:p>3.463</text:p>
          </table:table-cell>
          <table:table-cell table:number-columns-repeated="3"/>
          <table:table-cell table:style-name="ce3" office:value-type="string" calcext:value-type="string">
            <text:p>43698651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174" calcext:value-type="float">
            <text:p>14174</text:p>
          </table:table-cell>
          <table:table-cell table:style-name="ce3" office:value-type="float" office:value="43.347" calcext:value-type="float">
            <text:p>43.347</text:p>
          </table:table-cell>
          <table:table-cell table:style-name="ce3" office:value-type="float" office:value="2.287" calcext:value-type="float">
            <text:p>2.287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87" calcext:value-type="float">
            <text:p>3.38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896" calcext:value-type="float">
            <text:p>101896</text:p>
          </table:table-cell>
          <table:table-cell table:style-name="ce3" office:value-type="float" office:value="6.02968" calcext:value-type="float">
            <text:p>6.029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6" calcext:value-type="float">
            <text:p>1.246</text:p>
          </table:table-cell>
          <table:table-cell table:number-columns-repeated="3"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400" calcext:value-type="float">
            <text:p>52400</text:p>
          </table:table-cell>
          <table:table-cell table:style-name="ce3" office:value-type="float" office:value="11.7252" calcext:value-type="float">
            <text:p>11.72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office:value-type="float" office:value="0.147" calcext:value-type="float">
            <text:p>0.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46" calcext:value-type="float">
            <text:p>2.146</text:p>
          </table:table-cell>
          <table:table-cell table:number-columns-repeated="2"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980" calcext:value-type="float">
            <text:p>49980</text:p>
          </table:table-cell>
          <table:table-cell table:style-name="ce3" office:value-type="float" office:value="12.2929" calcext:value-type="float">
            <text:p>12.29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59" calcext:value-type="float">
            <text:p>0.459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2.186" calcext:value-type="float">
            <text:p>2.186</text:p>
          </table:table-cell>
          <table:table-cell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199" calcext:value-type="float">
            <text:p>27199</text:p>
          </table:table-cell>
          <table:table-cell table:style-name="ce3" office:value-type="float" office:value="22.5891" calcext:value-type="float">
            <text:p>22.58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47" calcext:value-type="float">
            <text:p>0.54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262" calcext:value-type="float">
            <text:p>0.262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2.818" calcext:value-type="float">
            <text:p>2.818</text:p>
          </table:table-cell>
          <table:table-cell table:number-columns-repeated="3"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86" calcext:value-type="float">
            <text:p>17186</text:p>
          </table:table-cell>
          <table:table-cell table:style-name="ce3" office:value-type="float" office:value="35.75" calcext:value-type="float">
            <text:p>35.75</text:p>
          </table:table-cell>
          <table:table-cell table:style-name="ce3" office:value-type="float" office:value="2.164" calcext:value-type="float">
            <text:p>2.164</text:p>
          </table:table-cell>
          <table:table-cell table:style-name="ce3" office:value-type="float" office:value="1.094" calcext:value-type="float">
            <text:p>1.09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8" calcext:value-type="float">
            <text:p>3.258</text:p>
          </table:table-cell>
          <table:table-cell table:number-columns-repeated="3"/>
          <table:table-cell table:style-name="ce3" office:value-type="string" calcext:value-type="string">
            <text:p>43698654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86" calcext:value-type="float">
            <text:p>17186</text:p>
          </table:table-cell>
          <table:table-cell table:style-name="ce3" office:value-type="float" office:value="35.75" calcext:value-type="float">
            <text:p>35.75</text:p>
          </table:table-cell>
          <table:table-cell table:style-name="ce3" office:value-type="float" office:value="2.308" calcext:value-type="float">
            <text:p>2.308</text:p>
          </table:table-cell>
          <table:table-cell table:style-name="ce3" office:value-type="float" office:value="1.136" calcext:value-type="float">
            <text:p>1.13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44" calcext:value-type="float">
            <text:p>3.44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132" calcext:value-type="float">
            <text:p>99132</text:p>
          </table:table-cell>
          <table:table-cell table:style-name="ce3" office:value-type="float" office:value="6.1978" calcext:value-type="float">
            <text:p>6.197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93" calcext:value-type="float">
            <text:p>0.2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8" calcext:value-type="float">
            <text:p>1.28</text:p>
          </table:table-cell>
          <table:table-cell table:number-columns-repeated="3"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676" calcext:value-type="float">
            <text:p>54676</text:p>
          </table:table-cell>
          <table:table-cell table:style-name="ce3" office:value-type="float" office:value="11.2371" calcext:value-type="float">
            <text:p>11.23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61" calcext:value-type="float">
            <text:p>0.561</text:p>
          </table:table-cell>
          <table:table-cell table:style-name="ce3" office:value-type="float" office:value="0.159" calcext:value-type="float">
            <text:p>0.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46" calcext:value-type="float">
            <text:p>2.346</text:p>
          </table:table-cell>
          <table:table-cell table:number-columns-repeated="2"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601" calcext:value-type="float">
            <text:p>46601</text:p>
          </table:table-cell>
          <table:table-cell table:style-name="ce3" office:value-type="float" office:value="13.1843" calcext:value-type="float">
            <text:p>13.184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0.444" calcext:value-type="float">
            <text:p>0.444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328" calcext:value-type="float">
            <text:p>2.328</text:p>
          </table:table-cell>
          <table:table-cell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611" calcext:value-type="float">
            <text:p>28611</text:p>
          </table:table-cell>
          <table:table-cell table:style-name="ce3" office:value-type="float" office:value="21.4743" calcext:value-type="float">
            <text:p>21.47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918" calcext:value-type="float">
            <text:p>2.918</text:p>
          </table:table-cell>
          <table:table-cell table:number-columns-repeated="3"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18" calcext:value-type="float">
            <text:p>17118</text:p>
          </table:table-cell>
          <table:table-cell table:style-name="ce3" office:value-type="float" office:value="35.892" calcext:value-type="float">
            <text:p>35.892</text:p>
          </table:table-cell>
          <table:table-cell table:style-name="ce3" office:value-type="float" office:value="2.309" calcext:value-type="float">
            <text:p>2.309</text:p>
          </table:table-cell>
          <table:table-cell table:style-name="ce3" office:value-type="float" office:value="1.114" calcext:value-type="float">
            <text:p>1.1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23" calcext:value-type="float">
            <text:p>3.423</text:p>
          </table:table-cell>
          <table:table-cell table:number-columns-repeated="3"/>
          <table:table-cell table:style-name="ce3" office:value-type="string" calcext:value-type="string">
            <text:p>43698658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232" calcext:value-type="float">
            <text:p>17232</text:p>
          </table:table-cell>
          <table:table-cell table:style-name="ce3" office:value-type="float" office:value="35.6546" calcext:value-type="float">
            <text:p>35.6546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1.118" calcext:value-type="float">
            <text:p>1.1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1" calcext:value-type="float">
            <text:p>3.5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300" calcext:value-type="float">
            <text:p>99300</text:p>
          </table:table-cell>
          <table:table-cell table:style-name="ce3" office:value-type="float" office:value="6.18731" calcext:value-type="float">
            <text:p>6.1873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2" calcext:value-type="float">
            <text:p>1.222</text:p>
          </table:table-cell>
          <table:table-cell table:number-columns-repeated="3"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552" calcext:value-type="float">
            <text:p>53552</text:p>
          </table:table-cell>
          <table:table-cell table:style-name="ce3" office:value-type="float" office:value="11.473" calcext:value-type="float">
            <text:p>11.4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4" calcext:value-type="float">
            <text:p>2.274</text:p>
          </table:table-cell>
          <table:table-cell table:number-columns-repeated="2"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448" calcext:value-type="float">
            <text:p>46448</text:p>
          </table:table-cell>
          <table:table-cell table:style-name="ce3" office:value-type="float" office:value="13.2277" calcext:value-type="float">
            <text:p>13.227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3" calcext:value-type="float">
            <text:p>0.713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88" calcext:value-type="float">
            <text:p>2.288</text:p>
          </table:table-cell>
          <table:table-cell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975" calcext:value-type="float">
            <text:p>26975</text:p>
          </table:table-cell>
          <table:table-cell table:style-name="ce3" office:value-type="float" office:value="22.7766" calcext:value-type="float">
            <text:p>22.77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2" calcext:value-type="float">
            <text:p>0.60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3.006" calcext:value-type="float">
            <text:p>3.006</text:p>
          </table:table-cell>
          <table:table-cell table:number-columns-repeated="3"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244" calcext:value-type="float">
            <text:p>16244</text:p>
          </table:table-cell>
          <table:table-cell table:style-name="ce3" office:value-type="float" office:value="37.8232" calcext:value-type="float">
            <text:p>37.8232</text:p>
          </table:table-cell>
          <table:table-cell table:style-name="ce3" office:value-type="float" office:value="2.364" calcext:value-type="float">
            <text:p>2.364</text:p>
          </table:table-cell>
          <table:table-cell table:style-name="ce3" office:value-type="float" office:value="1.109" calcext:value-type="float">
            <text:p>1.10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73" calcext:value-type="float">
            <text:p>3.473</text:p>
          </table:table-cell>
          <table:table-cell table:number-columns-repeated="3"/>
          <table:table-cell table:style-name="ce3" office:value-type="string" calcext:value-type="string">
            <text:p>436986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208" calcext:value-type="float">
            <text:p>16208</text:p>
          </table:table-cell>
          <table:table-cell table:style-name="ce3" office:value-type="float" office:value="37.9072" calcext:value-type="float">
            <text:p>37.9072</text:p>
          </table:table-cell>
          <table:table-cell table:style-name="ce3" office:value-type="float" office:value="2.389" calcext:value-type="float">
            <text:p>2.389</text:p>
          </table:table-cell>
          <table:table-cell table:style-name="ce3" office:value-type="float" office:value="1.116" calcext:value-type="float">
            <text:p>1.11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05" calcext:value-type="float">
            <text:p>3.50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792" calcext:value-type="float">
            <text:p>98792</text:p>
          </table:table-cell>
          <table:table-cell table:style-name="ce3" office:value-type="float" office:value="6.21913" calcext:value-type="float">
            <text:p>6.219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4" calcext:value-type="float">
            <text:p>1.254</text:p>
          </table:table-cell>
          <table:table-cell table:number-columns-repeated="3"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196" calcext:value-type="float">
            <text:p>54196</text:p>
          </table:table-cell>
          <table:table-cell table:style-name="ce3" office:value-type="float" office:value="11.3366" calcext:value-type="float">
            <text:p>11.3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3" calcext:value-type="float">
            <text:p>0.593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159" calcext:value-type="float">
            <text:p>0.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2" calcext:value-type="float">
            <text:p>2.292</text:p>
          </table:table-cell>
          <table:table-cell table:number-columns-repeated="2"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941" calcext:value-type="float">
            <text:p>46941</text:p>
          </table:table-cell>
          <table:table-cell table:style-name="ce3" office:value-type="float" office:value="13.0888" calcext:value-type="float">
            <text:p>13.08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5" calcext:value-type="float">
            <text:p>0.705</text:p>
          </table:table-cell>
          <table:table-cell table:style-name="ce3" office:value-type="float" office:value="0.283" calcext:value-type="float">
            <text:p>0.283</text:p>
          </table:table-cell>
          <table:table-cell table:style-name="ce3" office:value-type="float" office:value="0.432" calcext:value-type="float">
            <text:p>0.432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74" calcext:value-type="float">
            <text:p>2.274</text:p>
          </table:table-cell>
          <table:table-cell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764" calcext:value-type="float">
            <text:p>27764</text:p>
          </table:table-cell>
          <table:table-cell table:style-name="ce3" office:value-type="float" office:value="22.1294" calcext:value-type="float">
            <text:p>22.12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47" calcext:value-type="float">
            <text:p>0.247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2.858" calcext:value-type="float">
            <text:p>2.858</text:p>
          </table:table-cell>
          <table:table-cell table:number-columns-repeated="3"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6973" calcext:value-type="float">
            <text:p>16973</text:p>
          </table:table-cell>
          <table:table-cell table:style-name="ce3" office:value-type="float" office:value="36.1987" calcext:value-type="float">
            <text:p>36.1987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office:value-type="float" office:value="1.125" calcext:value-type="float">
            <text:p>1.1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05" calcext:value-type="float">
            <text:p>3.405</text:p>
          </table:table-cell>
          <table:table-cell table:number-columns-repeated="3"/>
          <table:table-cell table:style-name="ce3" office:value-type="string" calcext:value-type="string">
            <text:p>43698665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7151" calcext:value-type="float">
            <text:p>17151</text:p>
          </table:table-cell>
          <table:table-cell table:style-name="ce3" office:value-type="float" office:value="35.823" calcext:value-type="float">
            <text:p>35.823</text:p>
          </table:table-cell>
          <table:table-cell table:style-name="ce3" office:value-type="float" office:value="2.446" calcext:value-type="float">
            <text:p>2.446</text:p>
          </table:table-cell>
          <table:table-cell table:style-name="ce3" office:value-type="float" office:value="1.101" calcext:value-type="float">
            <text:p>1.1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47" calcext:value-type="float">
            <text:p>3.54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0684" calcext:value-type="float">
            <text:p>110684</text:p>
          </table:table-cell>
          <table:table-cell table:style-name="ce3" office:value-type="float" office:value="5.55094" calcext:value-type="float">
            <text:p>5.550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306" calcext:value-type="float">
            <text:p>0.3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6" calcext:value-type="float">
            <text:p>1.306</text:p>
          </table:table-cell>
          <table:table-cell table:number-columns-repeated="3"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0252" calcext:value-type="float">
            <text:p>60252</text:p>
          </table:table-cell>
          <table:table-cell table:style-name="ce3" office:value-type="float" office:value="10.1972" calcext:value-type="float">
            <text:p>10.19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91" calcext:value-type="float">
            <text:p>0.1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36" calcext:value-type="float">
            <text:p>2.536</text:p>
          </table:table-cell>
          <table:table-cell table:number-columns-repeated="2"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7703" calcext:value-type="float">
            <text:p>57703</text:p>
          </table:table-cell>
          <table:table-cell table:style-name="ce3" office:value-type="float" office:value="10.6476" calcext:value-type="float">
            <text:p>10.64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357" calcext:value-type="float">
            <text:p>0.357</text:p>
          </table:table-cell>
          <table:table-cell table:style-name="ce3" office:value-type="float" office:value="0.466" calcext:value-type="float">
            <text:p>0.466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2.258" calcext:value-type="float">
            <text:p>2.258</text:p>
          </table:table-cell>
          <table:table-cell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5669" calcext:value-type="float">
            <text:p>35669</text:p>
          </table:table-cell>
          <table:table-cell table:style-name="ce3" office:value-type="float" office:value="17.225" calcext:value-type="float">
            <text:p>17.2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3.116" calcext:value-type="float">
            <text:p>3.116</text:p>
          </table:table-cell>
          <table:table-cell table:number-columns-repeated="3"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914" calcext:value-type="float">
            <text:p>22914</text:p>
          </table:table-cell>
          <table:table-cell table:style-name="ce3" office:value-type="float" office:value="26.8133" calcext:value-type="float">
            <text:p>26.8133</text:p>
          </table:table-cell>
          <table:table-cell table:style-name="ce3" office:value-type="float" office:value="2.454" calcext:value-type="float">
            <text:p>2.454</text:p>
          </table:table-cell>
          <table:table-cell table:style-name="ce3" office:value-type="float" office:value="1.215" calcext:value-type="float">
            <text:p>1.21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69" calcext:value-type="float">
            <text:p>3.669</text:p>
          </table:table-cell>
          <table:table-cell table:number-columns-repeated="3"/>
          <table:table-cell table:style-name="ce3" office:value-type="string" calcext:value-type="string">
            <text:p>43698668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501" calcext:value-type="float">
            <text:p>23501</text:p>
          </table:table-cell>
          <table:table-cell table:style-name="ce3" office:value-type="float" office:value="26.1436" calcext:value-type="float">
            <text:p>26.1436</text:p>
          </table:table-cell>
          <table:table-cell table:style-name="ce3" office:value-type="float" office:value="2.526" calcext:value-type="float">
            <text:p>2.526</text:p>
          </table:table-cell>
          <table:table-cell table:style-name="ce3" office:value-type="float" office:value="1.208" calcext:value-type="float">
            <text:p>1.20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34" calcext:value-type="float">
            <text:p>3.73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2524" calcext:value-type="float">
            <text:p>112524</text:p>
          </table:table-cell>
          <table:table-cell table:style-name="ce3" office:value-type="float" office:value="5.46017" calcext:value-type="float">
            <text:p>5.460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334" calcext:value-type="float">
            <text:p>0.3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92" calcext:value-type="float">
            <text:p>1.392</text:p>
          </table:table-cell>
          <table:table-cell table:number-columns-repeated="3"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5132" calcext:value-type="float">
            <text:p>65132</text:p>
          </table:table-cell>
          <table:table-cell table:style-name="ce3" office:value-type="float" office:value="9.43315" calcext:value-type="float">
            <text:p>9.433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29" calcext:value-type="float">
            <text:p>0.729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218" calcext:value-type="float">
            <text:p>0.2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874" calcext:value-type="float">
            <text:p>2.874</text:p>
          </table:table-cell>
          <table:table-cell table:number-columns-repeated="2"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2556" calcext:value-type="float">
            <text:p>62556</text:p>
          </table:table-cell>
          <table:table-cell table:style-name="ce3" office:value-type="float" office:value="9.8216" calcext:value-type="float">
            <text:p>9.82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5" calcext:value-type="float">
            <text:p>0.705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0.484" calcext:value-type="float">
            <text:p>0.484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2.378" calcext:value-type="float">
            <text:p>2.378</text:p>
          </table:table-cell>
          <table:table-cell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4636" calcext:value-type="float">
            <text:p>44636</text:p>
          </table:table-cell>
          <table:table-cell table:style-name="ce3" office:value-type="float" office:value="13.7647" calcext:value-type="float">
            <text:p>13.76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2.882" calcext:value-type="float">
            <text:p>2.882</text:p>
          </table:table-cell>
          <table:table-cell table:number-columns-repeated="3"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921" calcext:value-type="float">
            <text:p>26921</text:p>
          </table:table-cell>
          <table:table-cell table:style-name="ce3" office:value-type="float" office:value="22.8223" calcext:value-type="float">
            <text:p>22.8223</text:p>
          </table:table-cell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1.191" calcext:value-type="float">
            <text:p>1.1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21" calcext:value-type="float">
            <text:p>3.721</text:p>
          </table:table-cell>
          <table:table-cell table:number-columns-repeated="3"/>
          <table:table-cell table:style-name="ce3" office:value-type="string" calcext:value-type="string">
            <text:p>4369867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474" calcext:value-type="float">
            <text:p>27474</text:p>
          </table:table-cell>
          <table:table-cell table:style-name="ce3" office:value-type="float" office:value="22.363" calcext:value-type="float">
            <text:p>22.363</text:p>
          </table:table-cell>
          <table:table-cell table:style-name="ce3" office:value-type="float" office:value="2.687" calcext:value-type="float">
            <text:p>2.687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87" calcext:value-type="float">
            <text:p>3.88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372" calcext:value-type="float">
            <text:p>109372</text:p>
          </table:table-cell>
          <table:table-cell table:style-name="ce3" office:value-type="float" office:value="5.61753" calcext:value-type="float">
            <text:p>5.617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309" calcext:value-type="float">
            <text:p>0.3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6" calcext:value-type="float">
            <text:p>1.306</text:p>
          </table:table-cell>
          <table:table-cell table:number-columns-repeated="3"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2508" calcext:value-type="float">
            <text:p>62508</text:p>
          </table:table-cell>
          <table:table-cell table:style-name="ce3" office:value-type="float" office:value="9.82914" calcext:value-type="float">
            <text:p>9.829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5" calcext:value-type="float">
            <text:p>0.68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241" calcext:value-type="float">
            <text:p>0.2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38" calcext:value-type="float">
            <text:p>2.638</text:p>
          </table:table-cell>
          <table:table-cell table:number-columns-repeated="2"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0188" calcext:value-type="float">
            <text:p>60188</text:p>
          </table:table-cell>
          <table:table-cell table:style-name="ce3" office:value-type="float" office:value="10.208" calcext:value-type="float">
            <text:p>10.20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58" calcext:value-type="float">
            <text:p>0.358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2.462" calcext:value-type="float">
            <text:p>2.462</text:p>
          </table:table-cell>
          <table:table-cell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630" calcext:value-type="float">
            <text:p>36630</text:p>
          </table:table-cell>
          <table:table-cell table:style-name="ce3" office:value-type="float" office:value="16.7731" calcext:value-type="float">
            <text:p>16.77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295" calcext:value-type="float">
            <text:p>0.295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3.23" calcext:value-type="float">
            <text:p>3.23</text:p>
          </table:table-cell>
          <table:table-cell table:number-columns-repeated="3"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092" calcext:value-type="float">
            <text:p>21092</text:p>
          </table:table-cell>
          <table:table-cell table:style-name="ce3" office:value-type="float" office:value="29.1295" calcext:value-type="float">
            <text:p>29.1295</text:p>
          </table:table-cell>
          <table:table-cell table:style-name="ce3" office:value-type="float" office:value="2.503" calcext:value-type="float">
            <text:p>2.503</text:p>
          </table:table-cell>
          <table:table-cell table:style-name="ce3" office:value-type="float" office:value="1.178" calcext:value-type="float">
            <text:p>1.1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81" calcext:value-type="float">
            <text:p>3.681</text:p>
          </table:table-cell>
          <table:table-cell table:number-columns-repeated="3"/>
          <table:table-cell table:style-name="ce3" office:value-type="string" calcext:value-type="string">
            <text:p>4369867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0071" calcext:value-type="float">
            <text:p>20071</text:p>
          </table:table-cell>
          <table:table-cell table:style-name="ce3" office:value-type="float" office:value="30.6113" calcext:value-type="float">
            <text:p>30.6113</text:p>
          </table:table-cell>
          <table:table-cell table:style-name="ce3" office:value-type="float" office:value="2.495" calcext:value-type="float">
            <text:p>2.495</text:p>
          </table:table-cell>
          <table:table-cell table:style-name="ce3" office:value-type="float" office:value="1.203" calcext:value-type="float">
            <text:p>1.2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8" calcext:value-type="float">
            <text:p>3.69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812" calcext:value-type="float">
            <text:p>108812</text:p>
          </table:table-cell>
          <table:table-cell table:style-name="ce3" office:value-type="float" office:value="5.64644" calcext:value-type="float">
            <text:p>5.646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05" calcext:value-type="float">
            <text:p>0.3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3"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6856" calcext:value-type="float">
            <text:p>66856</text:p>
          </table:table-cell>
          <table:table-cell table:style-name="ce3" office:value-type="float" office:value="9.1899" calcext:value-type="float">
            <text:p>9.18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93" calcext:value-type="float">
            <text:p>0.693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14" calcext:value-type="float">
            <text:p>2.714</text:p>
          </table:table-cell>
          <table:table-cell table:number-columns-repeated="2"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671" calcext:value-type="float">
            <text:p>54671</text:p>
          </table:table-cell>
          <table:table-cell table:style-name="ce3" office:value-type="float" office:value="11.2381" calcext:value-type="float">
            <text:p>11.238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357" calcext:value-type="float">
            <text:p>0.357</text:p>
          </table:table-cell>
          <table:table-cell table:style-name="ce3" office:value-type="float" office:value="0.457" calcext:value-type="float">
            <text:p>0.457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2.22" calcext:value-type="float">
            <text:p>2.22</text:p>
          </table:table-cell>
          <table:table-cell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389" calcext:value-type="float">
            <text:p>34389</text:p>
          </table:table-cell>
          <table:table-cell table:style-name="ce3" office:value-type="float" office:value="17.8662" calcext:value-type="float">
            <text:p>17.86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3.334" calcext:value-type="float">
            <text:p>3.334</text:p>
          </table:table-cell>
          <table:table-cell table:number-columns-repeated="3"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4345" calcext:value-type="float">
            <text:p>14345</text:p>
          </table:table-cell>
          <table:table-cell table:style-name="ce3" office:value-type="float" office:value="42.8303" calcext:value-type="float">
            <text:p>42.8303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2.082" calcext:value-type="float">
            <text:p>2.08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.452" calcext:value-type="float">
            <text:p>4.452</text:p>
          </table:table-cell>
          <table:table-cell table:number-columns-repeated="3"/>
          <table:table-cell table:style-name="ce3" office:value-type="string" calcext:value-type="string">
            <text:p>43698679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124" calcext:value-type="float">
            <text:p>13124</text:p>
          </table:table-cell>
          <table:table-cell table:style-name="ce3" office:value-type="float" office:value="46.815" calcext:value-type="float">
            <text:p>46.815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1.287" calcext:value-type="float">
            <text:p>1.2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79" calcext:value-type="float">
            <text:p>3.67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1368" calcext:value-type="float">
            <text:p>111368</text:p>
          </table:table-cell>
          <table:table-cell table:style-name="ce3" office:value-type="float" office:value="5.51685" calcext:value-type="float">
            <text:p>5.5168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272" calcext:value-type="float">
            <text:p>0.2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64" calcext:value-type="float">
            <text:p>1.364</text:p>
          </table:table-cell>
          <table:table-cell table:number-columns-repeated="3"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2564" calcext:value-type="float">
            <text:p>62564</text:p>
          </table:table-cell>
          <table:table-cell table:style-name="ce3" office:value-type="float" office:value="9.82034" calcext:value-type="float">
            <text:p>9.820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61" calcext:value-type="float">
            <text:p>0.2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8" calcext:value-type="float">
            <text:p>2.58</text:p>
          </table:table-cell>
          <table:table-cell table:number-columns-repeated="2"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1380" calcext:value-type="float">
            <text:p>61380</text:p>
          </table:table-cell>
          <table:table-cell table:style-name="ce3" office:value-type="float" office:value="10.0098" calcext:value-type="float">
            <text:p>10.00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0.478" calcext:value-type="float">
            <text:p>0.478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2.214" calcext:value-type="float">
            <text:p>2.214</text:p>
          </table:table-cell>
          <table:table-cell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6350" calcext:value-type="float">
            <text:p>36350</text:p>
          </table:table-cell>
          <table:table-cell table:style-name="ce3" office:value-type="float" office:value="16.9023" calcext:value-type="float">
            <text:p>16.90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3"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2182" calcext:value-type="float">
            <text:p>22182</text:p>
          </table:table-cell>
          <table:table-cell table:style-name="ce3" office:value-type="float" office:value="27.6981" calcext:value-type="float">
            <text:p>27.6981</text:p>
          </table:table-cell>
          <table:table-cell table:style-name="ce3" office:value-type="float" office:value="2.724" calcext:value-type="float">
            <text:p>2.724</text:p>
          </table:table-cell>
          <table:table-cell table:style-name="ce3" office:value-type="float" office:value="1.211" calcext:value-type="float">
            <text:p>1.21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935" calcext:value-type="float">
            <text:p>3.935</text:p>
          </table:table-cell>
          <table:table-cell table:number-columns-repeated="3"/>
          <table:table-cell table:style-name="ce3" office:value-type="string" calcext:value-type="string">
            <text:p>43698682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1162" calcext:value-type="float">
            <text:p>21162</text:p>
          </table:table-cell>
          <table:table-cell table:style-name="ce3" office:value-type="float" office:value="29.0332" calcext:value-type="float">
            <text:p>29.0332</text:p>
          </table:table-cell>
          <table:table-cell table:style-name="ce3" office:value-type="float" office:value="2.635" calcext:value-type="float">
            <text:p>2.635</text:p>
          </table:table-cell>
          <table:table-cell table:style-name="ce3" office:value-type="float" office:value="1.173" calcext:value-type="float">
            <text:p>1.1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808" calcext:value-type="float">
            <text:p>3.80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328" calcext:value-type="float">
            <text:p>109328</text:p>
          </table:table-cell>
          <table:table-cell table:style-name="ce3" office:value-type="float" office:value="5.61979" calcext:value-type="float">
            <text:p>5.619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2" calcext:value-type="float">
            <text:p>0.702</text:p>
          </table:table-cell>
          <table:table-cell table:style-name="ce3" office:value-type="float" office:value="0.293" calcext:value-type="float">
            <text:p>0.2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04" calcext:value-type="float">
            <text:p>1.404</text:p>
          </table:table-cell>
          <table:table-cell table:number-columns-repeated="3"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3156" calcext:value-type="float">
            <text:p>63156</text:p>
          </table:table-cell>
          <table:table-cell table:style-name="ce3" office:value-type="float" office:value="9.72829" calcext:value-type="float">
            <text:p>9.728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221" calcext:value-type="float">
            <text:p>0.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06" calcext:value-type="float">
            <text:p>2.506</text:p>
          </table:table-cell>
          <table:table-cell table:number-columns-repeated="2"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2667" calcext:value-type="float">
            <text:p>62667</text:p>
          </table:table-cell>
          <table:table-cell table:style-name="ce3" office:value-type="float" office:value="9.8042" calcext:value-type="float">
            <text:p>9.80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2.276" calcext:value-type="float">
            <text:p>2.276</text:p>
          </table:table-cell>
          <table:table-cell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9514" calcext:value-type="float">
            <text:p>39514</text:p>
          </table:table-cell>
          <table:table-cell table:style-name="ce3" office:value-type="float" office:value="15.5489" calcext:value-type="float">
            <text:p>15.54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office:value-type="float" office:value="0.286" calcext:value-type="float">
            <text:p>0.286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3.234" calcext:value-type="float">
            <text:p>3.234</text:p>
          </table:table-cell>
          <table:table-cell table:number-columns-repeated="3"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290" calcext:value-type="float">
            <text:p>26290</text:p>
          </table:table-cell>
          <table:table-cell table:style-name="ce3" office:value-type="float" office:value="23.3701" calcext:value-type="float">
            <text:p>23.3701</text:p>
          </table:table-cell>
          <table:table-cell table:style-name="ce3" office:value-type="float" office:value="2.536" calcext:value-type="float">
            <text:p>2.536</text:p>
          </table:table-cell>
          <table:table-cell table:style-name="ce3" office:value-type="float" office:value="1.163" calcext:value-type="float">
            <text:p>1.16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699" calcext:value-type="float">
            <text:p>3.699</text:p>
          </table:table-cell>
          <table:table-cell table:number-columns-repeated="3"/>
          <table:table-cell table:style-name="ce3" office:value-type="string" calcext:value-type="string">
            <text:p>436986857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167" calcext:value-type="float">
            <text:p>2616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2.608" calcext:value-type="float">
            <text:p>2.608</text:p>
          </table:table-cell>
          <table:table-cell table:style-name="ce3" office:value-type="float" office:value="1.189" calcext:value-type="float">
            <text:p>1.1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797" calcext:value-type="float">
            <text:p>3.79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016" calcext:value-type="float">
            <text:p>107016</text:p>
          </table:table-cell>
          <table:table-cell table:style-name="ce3" office:value-type="float" office:value="5.7412" calcext:value-type="float">
            <text:p>5.74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81" calcext:value-type="float">
            <text:p>0.2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6" calcext:value-type="float">
            <text:p>1.246</text:p>
          </table:table-cell>
          <table:table-cell table:number-columns-repeated="3"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132" calcext:value-type="float">
            <text:p>55132</text:p>
          </table:table-cell>
          <table:table-cell table:style-name="ce3" office:value-type="float" office:value="11.1442" calcext:value-type="float">
            <text:p>11.14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88" calcext:value-type="float">
            <text:p>0.1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6" calcext:value-type="float">
            <text:p>2.396</text:p>
          </table:table-cell>
          <table:table-cell table:number-columns-repeated="2"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6317" calcext:value-type="float">
            <text:p>56317</text:p>
          </table:table-cell>
          <table:table-cell table:style-name="ce3" office:value-type="float" office:value="10.9097" calcext:value-type="float">
            <text:p>10.909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282" calcext:value-type="float">
            <text:p>0.282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2.352" calcext:value-type="float">
            <text:p>2.352</text:p>
          </table:table-cell>
          <table:table-cell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4093" calcext:value-type="float">
            <text:p>34093</text:p>
          </table:table-cell>
          <table:table-cell table:style-name="ce3" office:value-type="float" office:value="18.0213" calcext:value-type="float">
            <text:p>18.02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86" calcext:value-type="float">
            <text:p>2.886</text:p>
          </table:table-cell>
          <table:table-cell table:number-columns-repeated="3"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9266" calcext:value-type="float">
            <text:p>19266</text:p>
          </table:table-cell>
          <table:table-cell table:style-name="ce3" office:value-type="float" office:value="31.8904" calcext:value-type="float">
            <text:p>31.8904</text:p>
          </table:table-cell>
          <table:table-cell table:style-name="ce3" office:value-type="float" office:value="2.354" calcext:value-type="float">
            <text:p>2.354</text:p>
          </table:table-cell>
          <table:table-cell table:style-name="ce3" office:value-type="float" office:value="1.159" calcext:value-type="float">
            <text:p>1.15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13" calcext:value-type="float">
            <text:p>3.513</text:p>
          </table:table-cell>
          <table:table-cell table:number-columns-repeated="3"/>
          <table:table-cell table:style-name="ce3" office:value-type="string" calcext:value-type="string">
            <text:p>43698689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8900" calcext:value-type="float">
            <text:p>18900</text:p>
          </table:table-cell>
          <table:table-cell table:style-name="ce3" office:value-type="float" office:value="32.5079" calcext:value-type="float">
            <text:p>32.5079</text:p>
          </table:table-cell>
          <table:table-cell table:style-name="ce3" office:value-type="float" office:value="2.347" calcext:value-type="float">
            <text:p>2.347</text:p>
          </table:table-cell>
          <table:table-cell table:style-name="ce3" office:value-type="float" office:value="1.173" calcext:value-type="float">
            <text:p>1.1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52" calcext:value-type="float">
            <text:p>3.5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340" calcext:value-type="float">
            <text:p>97340</text:p>
          </table:table-cell>
          <table:table-cell table:style-name="ce3" office:value-type="float" office:value="6.3119" calcext:value-type="float">
            <text:p>6.31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64" calcext:value-type="float">
            <text:p>0.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2" calcext:value-type="float">
            <text:p>1.232</text:p>
          </table:table-cell>
          <table:table-cell table:number-columns-repeated="3"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124" calcext:value-type="float">
            <text:p>47124</text:p>
          </table:table-cell>
          <table:table-cell table:style-name="ce3" office:value-type="float" office:value="13.0379" calcext:value-type="float">
            <text:p>13.03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office:value-type="float" office:value="0.545" calcext:value-type="float">
            <text:p>0.545</text:p>
          </table:table-cell>
          <table:table-cell table:style-name="ce3" office:value-type="float" office:value="0.144" calcext:value-type="float">
            <text:p>0.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74" calcext:value-type="float">
            <text:p>2.374</text:p>
          </table:table-cell>
          <table:table-cell table:number-columns-repeated="2"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563" calcext:value-type="float">
            <text:p>47563</text:p>
          </table:table-cell>
          <table:table-cell table:style-name="ce3" office:value-type="float" office:value="12.9176" calcext:value-type="float">
            <text:p>12.917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505" calcext:value-type="float">
            <text:p>0.505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58" calcext:value-type="float">
            <text:p>2.258</text:p>
          </table:table-cell>
          <table:table-cell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624" calcext:value-type="float">
            <text:p>24624</text:p>
          </table:table-cell>
          <table:table-cell table:style-name="ce3" office:value-type="float" office:value="24.9513" calcext:value-type="float">
            <text:p>24.95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3"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154" calcext:value-type="float">
            <text:p>12154</text:p>
          </table:table-cell>
          <table:table-cell table:style-name="ce3" office:value-type="float" office:value="50.5513" calcext:value-type="float">
            <text:p>50.5513</text:p>
          </table:table-cell>
          <table:table-cell table:style-name="ce3" office:value-type="float" office:value="2.169" calcext:value-type="float">
            <text:p>2.169</text:p>
          </table:table-cell>
          <table:table-cell table:style-name="ce3" office:value-type="float" office:value="1.036" calcext:value-type="float">
            <text:p>1.03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05" calcext:value-type="float">
            <text:p>3.205</text:p>
          </table:table-cell>
          <table:table-cell table:number-columns-repeated="3"/>
          <table:table-cell table:style-name="ce3" office:value-type="string" calcext:value-type="string">
            <text:p>4369869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256" calcext:value-type="float">
            <text:p>12256</text:p>
          </table:table-cell>
          <table:table-cell table:style-name="ce3" office:value-type="float" office:value="50.1305" calcext:value-type="float">
            <text:p>50.1305</text:p>
          </table:table-cell>
          <table:table-cell table:style-name="ce3" office:value-type="float" office:value="2.141" calcext:value-type="float">
            <text:p>2.141</text:p>
          </table:table-cell>
          <table:table-cell table:style-name="ce3" office:value-type="float" office:value="1.093" calcext:value-type="float">
            <text:p>1.0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4" calcext:value-type="float">
            <text:p>3.23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944" calcext:value-type="float">
            <text:p>98944</text:p>
          </table:table-cell>
          <table:table-cell table:style-name="ce3" office:value-type="float" office:value="6.20957" calcext:value-type="float">
            <text:p>6.209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3"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592" calcext:value-type="float">
            <text:p>50592</text:p>
          </table:table-cell>
          <table:table-cell table:style-name="ce3" office:value-type="float" office:value="12.1442" calcext:value-type="float">
            <text:p>12.14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156" calcext:value-type="float">
            <text:p>0.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38" calcext:value-type="float">
            <text:p>2.438</text:p>
          </table:table-cell>
          <table:table-cell table:number-columns-repeated="2"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866" calcext:value-type="float">
            <text:p>47866</text:p>
          </table:table-cell>
          <table:table-cell table:style-name="ce3" office:value-type="float" office:value="12.8358" calcext:value-type="float">
            <text:p>12.83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511" calcext:value-type="float">
            <text:p>0.5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378" calcext:value-type="float">
            <text:p>2.378</text:p>
          </table:table-cell>
          <table:table-cell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7758" calcext:value-type="float">
            <text:p>27758</text:p>
          </table:table-cell>
          <table:table-cell table:style-name="ce3" office:value-type="float" office:value="22.1342" calcext:value-type="float">
            <text:p>22.13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257" calcext:value-type="float">
            <text:p>0.257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808" calcext:value-type="float">
            <text:p>2.808</text:p>
          </table:table-cell>
          <table:table-cell table:number-columns-repeated="3"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274" calcext:value-type="float">
            <text:p>12274</text:p>
          </table:table-cell>
          <table:table-cell table:style-name="ce3" office:value-type="float" office:value="50.057" calcext:value-type="float">
            <text:p>50.057</text:p>
          </table:table-cell>
          <table:table-cell table:style-name="ce3" office:value-type="float" office:value="2.086" calcext:value-type="float">
            <text:p>2.086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16" calcext:value-type="float">
            <text:p>3.116</text:p>
          </table:table-cell>
          <table:table-cell table:number-columns-repeated="3"/>
          <table:table-cell table:style-name="ce3" office:value-type="string" calcext:value-type="string">
            <text:p>43698696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18" calcext:value-type="float">
            <text:p>12318</text:p>
          </table:table-cell>
          <table:table-cell table:style-name="ce3" office:value-type="float" office:value="49.8782" calcext:value-type="float">
            <text:p>49.8782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1.061" calcext:value-type="float">
            <text:p>1.0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1" calcext:value-type="float">
            <text:p>3.25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124" calcext:value-type="float">
            <text:p>99124</text:p>
          </table:table-cell>
          <table:table-cell table:style-name="ce3" office:value-type="float" office:value="6.1983" calcext:value-type="float">
            <text:p>6.198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68" calcext:value-type="float">
            <text:p>0.2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6" calcext:value-type="float">
            <text:p>1.216</text:p>
          </table:table-cell>
          <table:table-cell table:number-columns-repeated="3"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544" calcext:value-type="float">
            <text:p>49544</text:p>
          </table:table-cell>
          <table:table-cell table:style-name="ce3" office:value-type="float" office:value="12.4011" calcext:value-type="float">
            <text:p>12.40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65" calcext:value-type="float">
            <text:p>0.1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678" calcext:value-type="float">
            <text:p>2.678</text:p>
          </table:table-cell>
          <table:table-cell table:number-columns-repeated="2"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936" calcext:value-type="float">
            <text:p>46936</text:p>
          </table:table-cell>
          <table:table-cell table:style-name="ce3" office:value-type="float" office:value="13.0902" calcext:value-type="float">
            <text:p>13.09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93" calcext:value-type="float">
            <text:p>0.493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2.216" calcext:value-type="float">
            <text:p>2.216</text:p>
          </table:table-cell>
          <table:table-cell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421" calcext:value-type="float">
            <text:p>26421</text:p>
          </table:table-cell>
          <table:table-cell table:style-name="ce3" office:value-type="float" office:value="23.2542" calcext:value-type="float">
            <text:p>23.25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2.824" calcext:value-type="float">
            <text:p>2.824</text:p>
          </table:table-cell>
          <table:table-cell table:number-columns-repeated="3"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834" calcext:value-type="float">
            <text:p>11834</text:p>
          </table:table-cell>
          <table:table-cell table:style-name="ce3" office:value-type="float" office:value="51.9182" calcext:value-type="float">
            <text:p>51.9182</text:p>
          </table:table-cell>
          <table:table-cell table:style-name="ce3" office:value-type="float" office:value="2.178" calcext:value-type="float">
            <text:p>2.178</text:p>
          </table:table-cell>
          <table:table-cell table:style-name="ce3" office:value-type="float" office:value="1.062" calcext:value-type="float">
            <text:p>1.06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3"/>
          <table:table-cell table:style-name="ce3" office:value-type="string" calcext:value-type="string">
            <text:p>43698699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33" calcext:value-type="float">
            <text:p>11533</text:p>
          </table:table-cell>
          <table:table-cell table:style-name="ce3" office:value-type="float" office:value="53.2732" calcext:value-type="float">
            <text:p>53.2732</text:p>
          </table:table-cell>
          <table:table-cell table:style-name="ce3" office:value-type="float" office:value="2.167" calcext:value-type="float">
            <text:p>2.167</text:p>
          </table:table-cell>
          <table:table-cell table:style-name="ce3" office:value-type="float" office:value="1.054" calcext:value-type="float">
            <text:p>1.0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1" calcext:value-type="float">
            <text:p>3.22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464" calcext:value-type="float">
            <text:p>98464</text:p>
          </table:table-cell>
          <table:table-cell table:style-name="ce3" office:value-type="float" office:value="6.23984" calcext:value-type="float">
            <text:p>6.2398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272" calcext:value-type="float">
            <text:p>0.2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8" calcext:value-type="float">
            <text:p>1.218</text:p>
          </table:table-cell>
          <table:table-cell table:number-columns-repeated="3"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068" calcext:value-type="float">
            <text:p>50068</text:p>
          </table:table-cell>
          <table:table-cell table:style-name="ce3" office:value-type="float" office:value="12.2713" calcext:value-type="float">
            <text:p>12.27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236" calcext:value-type="float">
            <text:p>0.2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2" calcext:value-type="float">
            <text:p>2.32</text:p>
          </table:table-cell>
          <table:table-cell table:number-columns-repeated="2"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412" calcext:value-type="float">
            <text:p>43412</text:p>
          </table:table-cell>
          <table:table-cell table:style-name="ce3" office:value-type="float" office:value="14.1528" calcext:value-type="float">
            <text:p>14.15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.094" calcext:value-type="float">
            <text:p>2.094</text:p>
          </table:table-cell>
          <table:table-cell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853" calcext:value-type="float">
            <text:p>23853</text:p>
          </table:table-cell>
          <table:table-cell table:style-name="ce3" office:value-type="float" office:value="25.7578" calcext:value-type="float">
            <text:p>25.75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243" calcext:value-type="float">
            <text:p>0.243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766" calcext:value-type="float">
            <text:p>2.766</text:p>
          </table:table-cell>
          <table:table-cell table:number-columns-repeated="3"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0" calcext:value-type="float">
            <text:p>9780</text:p>
          </table:table-cell>
          <table:table-cell table:style-name="ce3" office:value-type="float" office:value="62.8221" calcext:value-type="float">
            <text:p>62.8221</text:p>
          </table:table-cell>
          <table:table-cell table:style-name="ce3" office:value-type="float" office:value="2.188" calcext:value-type="float">
            <text:p>2.188</text:p>
          </table:table-cell>
          <table:table-cell table:style-name="ce3" office:value-type="float" office:value="1.051" calcext:value-type="float">
            <text:p>1.0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9" calcext:value-type="float">
            <text:p>3.239</text:p>
          </table:table-cell>
          <table:table-cell table:number-columns-repeated="3"/>
          <table:table-cell table:style-name="ce3" office:value-type="string" calcext:value-type="string">
            <text:p>436987029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54" calcext:value-type="float">
            <text:p>9854</text:p>
          </table:table-cell>
          <table:table-cell table:style-name="ce3" office:value-type="float" office:value="62.3503" calcext:value-type="float">
            <text:p>62.3503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054" calcext:value-type="float">
            <text:p>1.0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69" calcext:value-type="float">
            <text:p>3.26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108" calcext:value-type="float">
            <text:p>97108</text:p>
          </table:table-cell>
          <table:table-cell table:style-name="ce3" office:value-type="float" office:value="6.32698" calcext:value-type="float">
            <text:p>6.326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254" calcext:value-type="float">
            <text:p>0.2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08" calcext:value-type="float">
            <text:p>1.308</text:p>
          </table:table-cell>
          <table:table-cell table:number-columns-repeated="3"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928" calcext:value-type="float">
            <text:p>46928</text:p>
          </table:table-cell>
          <table:table-cell table:style-name="ce3" office:value-type="float" office:value="13.0924" calcext:value-type="float">
            <text:p>13.09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38" calcext:value-type="float">
            <text:p>0.1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56" calcext:value-type="float">
            <text:p>2.356</text:p>
          </table:table-cell>
          <table:table-cell table:number-columns-repeated="2"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436" calcext:value-type="float">
            <text:p>49436</text:p>
          </table:table-cell>
          <table:table-cell table:style-name="ce3" office:value-type="float" office:value="12.4282" calcext:value-type="float">
            <text:p>12.428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2.166" calcext:value-type="float">
            <text:p>2.166</text:p>
          </table:table-cell>
          <table:table-cell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259" calcext:value-type="float">
            <text:p>25259</text:p>
          </table:table-cell>
          <table:table-cell table:style-name="ce3" office:value-type="float" office:value="24.324" calcext:value-type="float">
            <text:p>24.3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243" calcext:value-type="float">
            <text:p>0.243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2.734" calcext:value-type="float">
            <text:p>2.734</text:p>
          </table:table-cell>
          <table:table-cell table:number-columns-repeated="3"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698" calcext:value-type="float">
            <text:p>13698</text:p>
          </table:table-cell>
          <table:table-cell table:style-name="ce3" office:value-type="float" office:value="44.8533" calcext:value-type="float">
            <text:p>44.8533</text:p>
          </table:table-cell>
          <table:table-cell table:style-name="ce3" office:value-type="float" office:value="2.155" calcext:value-type="float">
            <text:p>2.155</text:p>
          </table:table-cell>
          <table:table-cell table:style-name="ce3" office:value-type="float" office:value="1.122" calcext:value-type="float">
            <text:p>1.1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7" calcext:value-type="float">
            <text:p>3.277</text:p>
          </table:table-cell>
          <table:table-cell table:number-columns-repeated="3"/>
          <table:table-cell table:style-name="ce3" office:value-type="string" calcext:value-type="string">
            <text:p>43698706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788" calcext:value-type="float">
            <text:p>13788</text:p>
          </table:table-cell>
          <table:table-cell table:style-name="ce3" office:value-type="float" office:value="44.5605" calcext:value-type="float">
            <text:p>44.5605</text:p>
          </table:table-cell>
          <table:table-cell table:style-name="ce3" office:value-type="float" office:value="2.174" calcext:value-type="float">
            <text:p>2.174</text:p>
          </table:table-cell>
          <table:table-cell table:style-name="ce3" office:value-type="float" office:value="1.053" calcext:value-type="float">
            <text:p>1.0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7" calcext:value-type="float">
            <text:p>3.22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676" calcext:value-type="float">
            <text:p>98676</text:p>
          </table:table-cell>
          <table:table-cell table:style-name="ce3" office:value-type="float" office:value="6.22644" calcext:value-type="float">
            <text:p>6.226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262" calcext:value-type="float">
            <text:p>0.2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84" calcext:value-type="float">
            <text:p>1.384</text:p>
          </table:table-cell>
          <table:table-cell table:number-columns-repeated="3"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088" calcext:value-type="float">
            <text:p>50088</text:p>
          </table:table-cell>
          <table:table-cell table:style-name="ce3" office:value-type="float" office:value="12.2664" calcext:value-type="float">
            <text:p>12.26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46" calcext:value-type="float">
            <text:p>2.246</text:p>
          </table:table-cell>
          <table:table-cell table:number-columns-repeated="2"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107" calcext:value-type="float">
            <text:p>45107</text:p>
          </table:table-cell>
          <table:table-cell table:style-name="ce3" office:value-type="float" office:value="13.6209" calcext:value-type="float">
            <text:p>13.620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2.138" calcext:value-type="float">
            <text:p>2.138</text:p>
          </table:table-cell>
          <table:table-cell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474" calcext:value-type="float">
            <text:p>25474</text:p>
          </table:table-cell>
          <table:table-cell table:style-name="ce3" office:value-type="float" office:value="24.1187" calcext:value-type="float">
            <text:p>24.11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776" calcext:value-type="float">
            <text:p>2.776</text:p>
          </table:table-cell>
          <table:table-cell table:number-columns-repeated="3"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19" calcext:value-type="float">
            <text:p>10719</text:p>
          </table:table-cell>
          <table:table-cell table:style-name="ce3" office:value-type="float" office:value="57.3188" calcext:value-type="float">
            <text:p>57.3188</text:p>
          </table:table-cell>
          <table:table-cell table:style-name="ce3" office:value-type="float" office:value="2.098" calcext:value-type="float">
            <text:p>2.098</text:p>
          </table:table-cell>
          <table:table-cell table:style-name="ce3" office:value-type="float" office:value="1.041" calcext:value-type="float">
            <text:p>1.04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39" calcext:value-type="float">
            <text:p>3.139</text:p>
          </table:table-cell>
          <table:table-cell table:number-columns-repeated="3"/>
          <table:table-cell table:style-name="ce3" office:value-type="string" calcext:value-type="string">
            <text:p>43698710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53" calcext:value-type="float">
            <text:p>10853</text:p>
          </table:table-cell>
          <table:table-cell table:style-name="ce3" office:value-type="float" office:value="56.6111" calcext:value-type="float">
            <text:p>56.6111</text:p>
          </table:table-cell>
          <table:table-cell table:style-name="ce3" office:value-type="float" office:value="2.17" calcext:value-type="float">
            <text:p>2.17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" calcext:value-type="float">
            <text:p>3.2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640" calcext:value-type="float">
            <text:p>98640</text:p>
          </table:table-cell>
          <table:table-cell table:style-name="ce3" office:value-type="float" office:value="6.22871" calcext:value-type="float">
            <text:p>6.228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275" calcext:value-type="float">
            <text:p>0.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7" calcext:value-type="float">
            <text:p>1.27</text:p>
          </table:table-cell>
          <table:table-cell table:number-columns-repeated="3"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256" calcext:value-type="float">
            <text:p>50256</text:p>
          </table:table-cell>
          <table:table-cell table:style-name="ce3" office:value-type="float" office:value="12.2254" calcext:value-type="float">
            <text:p>12.22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53" calcext:value-type="float">
            <text:p>0.553</text:p>
          </table:table-cell>
          <table:table-cell table:style-name="ce3" office:value-type="float" office:value="0.225" calcext:value-type="float">
            <text:p>0.2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06" calcext:value-type="float">
            <text:p>2.306</text:p>
          </table:table-cell>
          <table:table-cell table:number-columns-repeated="2"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080" calcext:value-type="float">
            <text:p>45080</text:p>
          </table:table-cell>
          <table:table-cell table:style-name="ce3" office:value-type="float" office:value="13.6291" calcext:value-type="float">
            <text:p>13.62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334" calcext:value-type="float">
            <text:p>0.334</text:p>
          </table:table-cell>
          <table:table-cell table:style-name="ce3" office:value-type="float" office:value="0.436" calcext:value-type="float">
            <text:p>0.436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5" calcext:value-type="float">
            <text:p>2.15</text:p>
          </table:table-cell>
          <table:table-cell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242" calcext:value-type="float">
            <text:p>25242</text:p>
          </table:table-cell>
          <table:table-cell table:style-name="ce3" office:value-type="float" office:value="24.3404" calcext:value-type="float">
            <text:p>24.34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.92" calcext:value-type="float">
            <text:p>2.92</text:p>
          </table:table-cell>
          <table:table-cell table:number-columns-repeated="3"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15" calcext:value-type="float">
            <text:p>10715</text:p>
          </table:table-cell>
          <table:table-cell table:style-name="ce3" office:value-type="float" office:value="57.3402" calcext:value-type="float">
            <text:p>57.3402</text:p>
          </table:table-cell>
          <table:table-cell table:style-name="ce3" office:value-type="float" office:value="2.12" calcext:value-type="float">
            <text:p>2.12</text:p>
          </table:table-cell>
          <table:table-cell table:style-name="ce3" office:value-type="float" office:value="1.095" calcext:value-type="float">
            <text:p>1.09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5" calcext:value-type="float">
            <text:p>3.215</text:p>
          </table:table-cell>
          <table:table-cell table:number-columns-repeated="3"/>
          <table:table-cell table:style-name="ce3" office:value-type="string" calcext:value-type="string">
            <text:p>43698713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14" calcext:value-type="float">
            <text:p>10614</text:p>
          </table:table-cell>
          <table:table-cell table:style-name="ce3" office:value-type="float" office:value="57.8858" calcext:value-type="float">
            <text:p>57.8858</text:p>
          </table:table-cell>
          <table:table-cell table:style-name="ce3" office:value-type="float" office:value="2.174" calcext:value-type="float">
            <text:p>2.174</text:p>
          </table:table-cell>
          <table:table-cell table:style-name="ce3" office:value-type="float" office:value="1.061" calcext:value-type="float">
            <text:p>1.0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5" calcext:value-type="float">
            <text:p>3.23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576" calcext:value-type="float">
            <text:p>97576</text:p>
          </table:table-cell>
          <table:table-cell table:style-name="ce3" office:value-type="float" office:value="6.29663" calcext:value-type="float">
            <text:p>6.296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266" calcext:value-type="float">
            <text:p>0.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2" calcext:value-type="float">
            <text:p>1.232</text:p>
          </table:table-cell>
          <table:table-cell table:number-columns-repeated="3"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968" calcext:value-type="float">
            <text:p>47968</text:p>
          </table:table-cell>
          <table:table-cell table:style-name="ce3" office:value-type="float" office:value="12.8085" calcext:value-type="float">
            <text:p>12.80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42" calcext:value-type="float">
            <text:p>0.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6" calcext:value-type="float">
            <text:p>2.276</text:p>
          </table:table-cell>
          <table:table-cell table:number-columns-repeated="2"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211" calcext:value-type="float">
            <text:p>46211</text:p>
          </table:table-cell>
          <table:table-cell table:style-name="ce3" office:value-type="float" office:value="13.2955" calcext:value-type="float">
            <text:p>13.29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441" calcext:value-type="float">
            <text:p>0.441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2.156" calcext:value-type="float">
            <text:p>2.156</text:p>
          </table:table-cell>
          <table:table-cell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81" calcext:value-type="float">
            <text:p>24381</text:p>
          </table:table-cell>
          <table:table-cell table:style-name="ce3" office:value-type="float" office:value="25.2" calcext:value-type="float">
            <text:p>25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2.68" calcext:value-type="float">
            <text:p>2.68</text:p>
          </table:table-cell>
          <table:table-cell table:number-columns-repeated="3"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66" calcext:value-type="float">
            <text:p>12366</text:p>
          </table:table-cell>
          <table:table-cell table:style-name="ce3" office:value-type="float" office:value="49.6846" calcext:value-type="float">
            <text:p>49.6846</text:p>
          </table:table-cell>
          <table:table-cell table:style-name="ce3" office:value-type="float" office:value="2.141" calcext:value-type="float">
            <text:p>2.141</text:p>
          </table:table-cell>
          <table:table-cell table:style-name="ce3" office:value-type="float" office:value="1.13" calcext:value-type="float">
            <text:p>1.1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1" calcext:value-type="float">
            <text:p>3.271</text:p>
          </table:table-cell>
          <table:table-cell table:number-columns-repeated="3"/>
          <table:table-cell table:style-name="ce3" office:value-type="string" calcext:value-type="string">
            <text:p>43698716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44" calcext:value-type="float">
            <text:p>12544</text:p>
          </table:table-cell>
          <table:table-cell table:style-name="ce3" office:value-type="float" office:value="48.9796" calcext:value-type="float">
            <text:p>48.9796</text:p>
          </table:table-cell>
          <table:table-cell table:style-name="ce3" office:value-type="float" office:value="2.179" calcext:value-type="float">
            <text:p>2.179</text:p>
          </table:table-cell>
          <table:table-cell table:style-name="ce3" office:value-type="float" office:value="1.053" calcext:value-type="float">
            <text:p>1.0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2" calcext:value-type="float">
            <text:p>3.23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748" calcext:value-type="float">
            <text:p>97748</text:p>
          </table:table-cell>
          <table:table-cell table:style-name="ce3" office:value-type="float" office:value="6.28555" calcext:value-type="float">
            <text:p>6.285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66" calcext:value-type="float">
            <text:p>0.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6" calcext:value-type="float">
            <text:p>1.216</text:p>
          </table:table-cell>
          <table:table-cell table:number-columns-repeated="3"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368" calcext:value-type="float">
            <text:p>48368</text:p>
          </table:table-cell>
          <table:table-cell table:style-name="ce3" office:value-type="float" office:value="12.7026" calcext:value-type="float">
            <text:p>12.7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148" calcext:value-type="float">
            <text:p>0.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8" calcext:value-type="float">
            <text:p>2.278</text:p>
          </table:table-cell>
          <table:table-cell table:number-columns-repeated="2"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389" calcext:value-type="float">
            <text:p>45389</text:p>
          </table:table-cell>
          <table:table-cell table:style-name="ce3" office:value-type="float" office:value="13.5363" calcext:value-type="float">
            <text:p>13.53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2.31" calcext:value-type="float">
            <text:p>2.31</text:p>
          </table:table-cell>
          <table:table-cell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962" calcext:value-type="float">
            <text:p>23962</text:p>
          </table:table-cell>
          <table:table-cell table:style-name="ce3" office:value-type="float" office:value="25.6406" calcext:value-type="float">
            <text:p>25.64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2.884" calcext:value-type="float">
            <text:p>2.884</text:p>
          </table:table-cell>
          <table:table-cell table:number-columns-repeated="3"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65" calcext:value-type="float">
            <text:p>11565</text:p>
          </table:table-cell>
          <table:table-cell table:style-name="ce3" office:value-type="float" office:value="53.1258" calcext:value-type="float">
            <text:p>53.1258</text:p>
          </table:table-cell>
          <table:table-cell table:style-name="ce3" office:value-type="float" office:value="2.055" calcext:value-type="float">
            <text:p>2.055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02" calcext:value-type="float">
            <text:p>3.102</text:p>
          </table:table-cell>
          <table:table-cell table:number-columns-repeated="3"/>
          <table:table-cell table:style-name="ce3" office:value-type="string" calcext:value-type="string">
            <text:p>43698720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629" calcext:value-type="float">
            <text:p>11629</text:p>
          </table:table-cell>
          <table:table-cell table:style-name="ce3" office:value-type="float" office:value="52.8334" calcext:value-type="float">
            <text:p>52.8334</text:p>
          </table:table-cell>
          <table:table-cell table:style-name="ce3" office:value-type="float" office:value="2.169" calcext:value-type="float">
            <text:p>2.169</text:p>
          </table:table-cell>
          <table:table-cell table:style-name="ce3" office:value-type="float" office:value="1.055" calcext:value-type="float">
            <text:p>1.05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4" calcext:value-type="float">
            <text:p>3.224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2088" calcext:value-type="float">
            <text:p>102088</text:p>
          </table:table-cell>
          <table:table-cell table:style-name="ce3" office:value-type="float" office:value="6.01834" calcext:value-type="float">
            <text:p>6.018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322" calcext:value-type="float">
            <text:p>0.3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3" calcext:value-type="float">
            <text:p>1.43</text:p>
          </table:table-cell>
          <table:table-cell table:number-columns-repeated="3"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572" calcext:value-type="float">
            <text:p>53572</text:p>
          </table:table-cell>
          <table:table-cell table:style-name="ce3" office:value-type="float" office:value="11.4687" calcext:value-type="float">
            <text:p>11.46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43" calcext:value-type="float">
            <text:p>0.543</text:p>
          </table:table-cell>
          <table:table-cell table:style-name="ce3" office:value-type="float" office:value="0.168" calcext:value-type="float">
            <text:p>0.1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28" calcext:value-type="float">
            <text:p>2.428</text:p>
          </table:table-cell>
          <table:table-cell table:number-columns-repeated="2"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644" calcext:value-type="float">
            <text:p>52644</text:p>
          </table:table-cell>
          <table:table-cell table:style-name="ce3" office:value-type="float" office:value="11.6708" calcext:value-type="float">
            <text:p>11.670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286" calcext:value-type="float">
            <text:p>2.286</text:p>
          </table:table-cell>
          <table:table-cell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1220" calcext:value-type="float">
            <text:p>31220</text:p>
          </table:table-cell>
          <table:table-cell table:style-name="ce3" office:value-type="float" office:value="19.6797" calcext:value-type="float">
            <text:p>19.67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69" calcext:value-type="float">
            <text:p>0.169</text:p>
          </table:table-cell>
          <table:table-cell table:style-name="ce3" office:value-type="float" office:value="0.255" calcext:value-type="float">
            <text:p>0.255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962" calcext:value-type="float">
            <text:p>2.962</text:p>
          </table:table-cell>
          <table:table-cell table:number-columns-repeated="3"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527" calcext:value-type="float">
            <text:p>15527</text:p>
          </table:table-cell>
          <table:table-cell table:style-name="ce3" office:value-type="float" office:value="39.5698" calcext:value-type="float">
            <text:p>39.5698</text:p>
          </table:table-cell>
          <table:table-cell table:style-name="ce3" office:value-type="float" office:value="2.332" calcext:value-type="float">
            <text:p>2.332</text:p>
          </table:table-cell>
          <table:table-cell table:style-name="ce3" office:value-type="float" office:value="1.121" calcext:value-type="float">
            <text:p>1.12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53" calcext:value-type="float">
            <text:p>3.453</text:p>
          </table:table-cell>
          <table:table-cell table:number-columns-repeated="3"/>
          <table:table-cell table:style-name="ce3" office:value-type="string" calcext:value-type="string">
            <text:p>436987238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707" calcext:value-type="float">
            <text:p>15707</text:p>
          </table:table-cell>
          <table:table-cell table:style-name="ce3" office:value-type="float" office:value="39.1163" calcext:value-type="float">
            <text:p>39.1163</text:p>
          </table:table-cell>
          <table:table-cell table:style-name="ce3" office:value-type="float" office:value="2.281" calcext:value-type="float">
            <text:p>2.281</text:p>
          </table:table-cell>
          <table:table-cell table:style-name="ce3" office:value-type="float" office:value="1.091" calcext:value-type="float">
            <text:p>1.09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72" calcext:value-type="float">
            <text:p>3.37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0920" calcext:value-type="float">
            <text:p>100920</text:p>
          </table:table-cell>
          <table:table-cell table:style-name="ce3" office:value-type="float" office:value="6.08799" calcext:value-type="float">
            <text:p>6.0879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333" calcext:value-type="float">
            <text:p>0.3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6" calcext:value-type="float">
            <text:p>1.216</text:p>
          </table:table-cell>
          <table:table-cell table:number-columns-repeated="3"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3548" calcext:value-type="float">
            <text:p>53548</text:p>
          </table:table-cell>
          <table:table-cell table:style-name="ce3" office:value-type="float" office:value="11.4738" calcext:value-type="float">
            <text:p>11.47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31" calcext:value-type="float">
            <text:p>0.73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54" calcext:value-type="float">
            <text:p>0.554</text:p>
          </table:table-cell>
          <table:table-cell table:style-name="ce3" office:value-type="float" office:value="0.169" calcext:value-type="float">
            <text:p>0.1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7" calcext:value-type="float">
            <text:p>2.57</text:p>
          </table:table-cell>
          <table:table-cell table:number-columns-repeated="2"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762" calcext:value-type="float">
            <text:p>51762</text:p>
          </table:table-cell>
          <table:table-cell table:style-name="ce3" office:value-type="float" office:value="11.8697" calcext:value-type="float">
            <text:p>11.869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458" calcext:value-type="float">
            <text:p>0.458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office:value-type="float" office:value="2.218" calcext:value-type="float">
            <text:p>2.218</text:p>
          </table:table-cell>
          <table:table-cell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30961" calcext:value-type="float">
            <text:p>30961</text:p>
          </table:table-cell>
          <table:table-cell table:style-name="ce3" office:value-type="float" office:value="19.8443" calcext:value-type="float">
            <text:p>19.84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26" calcext:value-type="float">
            <text:p>2.826</text:p>
          </table:table-cell>
          <table:table-cell table:number-columns-repeated="3"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031" calcext:value-type="float">
            <text:p>15031</text:p>
          </table:table-cell>
          <table:table-cell table:style-name="ce3" office:value-type="float" office:value="40.8755" calcext:value-type="float">
            <text:p>40.8755</text:p>
          </table:table-cell>
          <table:table-cell table:style-name="ce3" office:value-type="float" office:value="2.346" calcext:value-type="float">
            <text:p>2.346</text:p>
          </table:table-cell>
          <table:table-cell table:style-name="ce3" office:value-type="float" office:value="1.066" calcext:value-type="float">
            <text:p>1.0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12" calcext:value-type="float">
            <text:p>3.412</text:p>
          </table:table-cell>
          <table:table-cell table:number-columns-repeated="3"/>
          <table:table-cell table:style-name="ce3" office:value-type="string" calcext:value-type="string">
            <text:p>43698727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172" calcext:value-type="float">
            <text:p>15172</text:p>
          </table:table-cell>
          <table:table-cell table:style-name="ce3" office:value-type="float" office:value="40.4957" calcext:value-type="float">
            <text:p>40.4957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48" calcext:value-type="float">
            <text:p>3.34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64" calcext:value-type="float">
            <text:p>99064</text:p>
          </table:table-cell>
          <table:table-cell table:style-name="ce3" office:value-type="float" office:value="6.20205" calcext:value-type="float">
            <text:p>6.2020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265" calcext:value-type="float">
            <text:p>0.2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14" calcext:value-type="float">
            <text:p>1.314</text:p>
          </table:table-cell>
          <table:table-cell table:number-columns-repeated="3"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624" calcext:value-type="float">
            <text:p>51624</text:p>
          </table:table-cell>
          <table:table-cell table:style-name="ce3" office:value-type="float" office:value="11.9014" calcext:value-type="float">
            <text:p>11.90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62" calcext:value-type="float">
            <text:p>0.1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18" calcext:value-type="float">
            <text:p>2.318</text:p>
          </table:table-cell>
          <table:table-cell table:number-columns-repeated="2"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267" calcext:value-type="float">
            <text:p>46267</text:p>
          </table:table-cell>
          <table:table-cell table:style-name="ce3" office:value-type="float" office:value="13.2794" calcext:value-type="float">
            <text:p>13.279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0.521" calcext:value-type="float">
            <text:p>0.5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354" calcext:value-type="float">
            <text:p>2.354</text:p>
          </table:table-cell>
          <table:table-cell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6876" calcext:value-type="float">
            <text:p>26876</text:p>
          </table:table-cell>
          <table:table-cell table:style-name="ce3" office:value-type="float" office:value="22.8605" calcext:value-type="float">
            <text:p>22.86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162" calcext:value-type="float">
            <text:p>0.162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7" calcext:value-type="float">
            <text:p>2.87</text:p>
          </table:table-cell>
          <table:table-cell table:number-columns-repeated="3"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758" calcext:value-type="float">
            <text:p>11758</text:p>
          </table:table-cell>
          <table:table-cell table:style-name="ce3" office:value-type="float" office:value="52.2538" calcext:value-type="float">
            <text:p>52.2538</text:p>
          </table:table-cell>
          <table:table-cell table:style-name="ce3" office:value-type="float" office:value="2.125" calcext:value-type="float">
            <text:p>2.125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95" calcext:value-type="float">
            <text:p>3.195</text:p>
          </table:table-cell>
          <table:table-cell table:number-columns-repeated="3"/>
          <table:table-cell table:style-name="ce3" office:value-type="string" calcext:value-type="string">
            <text:p>43698730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750" calcext:value-type="float">
            <text:p>11750</text:p>
          </table:table-cell>
          <table:table-cell table:style-name="ce3" office:value-type="float" office:value="52.2894" calcext:value-type="float">
            <text:p>52.2894</text:p>
          </table:table-cell>
          <table:table-cell table:style-name="ce3" office:value-type="float" office:value="2.224" calcext:value-type="float">
            <text:p>2.224</text:p>
          </table:table-cell>
          <table:table-cell table:style-name="ce3" office:value-type="float" office:value="1.068" calcext:value-type="float">
            <text:p>1.06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92" calcext:value-type="float">
            <text:p>3.29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472" calcext:value-type="float">
            <text:p>98472</text:p>
          </table:table-cell>
          <table:table-cell table:style-name="ce3" office:value-type="float" office:value="6.23934" calcext:value-type="float">
            <text:p>6.239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38" calcext:value-type="float">
            <text:p>1.238</text:p>
          </table:table-cell>
          <table:table-cell table:number-columns-repeated="3"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820" calcext:value-type="float">
            <text:p>47820</text:p>
          </table:table-cell>
          <table:table-cell table:style-name="ce3" office:value-type="float" office:value="12.8482" calcext:value-type="float">
            <text:p>12.84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0.143" calcext:value-type="float">
            <text:p>0.1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54" calcext:value-type="float">
            <text:p>2.254</text:p>
          </table:table-cell>
          <table:table-cell table:number-columns-repeated="2"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679" calcext:value-type="float">
            <text:p>48679</text:p>
          </table:table-cell>
          <table:table-cell table:style-name="ce3" office:value-type="float" office:value="12.6215" calcext:value-type="float">
            <text:p>12.62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36" calcext:value-type="float">
            <text:p>0.436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168" calcext:value-type="float">
            <text:p>2.168</text:p>
          </table:table-cell>
          <table:table-cell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08" calcext:value-type="float">
            <text:p>24408</text:p>
          </table:table-cell>
          <table:table-cell table:style-name="ce3" office:value-type="float" office:value="25.1721" calcext:value-type="float">
            <text:p>25.17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241" calcext:value-type="float">
            <text:p>0.241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812" calcext:value-type="float">
            <text:p>2.812</text:p>
          </table:table-cell>
          <table:table-cell table:number-columns-repeated="3"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17" calcext:value-type="float">
            <text:p>13417</text:p>
          </table:table-cell>
          <table:table-cell table:style-name="ce3" office:value-type="float" office:value="45.7927" calcext:value-type="float">
            <text:p>45.7927</text:p>
          </table:table-cell>
          <table:table-cell table:style-name="ce3" office:value-type="float" office:value="2.131" calcext:value-type="float">
            <text:p>2.131</text:p>
          </table:table-cell>
          <table:table-cell table:style-name="ce3" office:value-type="float" office:value="1.086" calcext:value-type="float">
            <text:p>1.08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7" calcext:value-type="float">
            <text:p>3.217</text:p>
          </table:table-cell>
          <table:table-cell table:number-columns-repeated="3"/>
          <table:table-cell table:style-name="ce3" office:value-type="string" calcext:value-type="string">
            <text:p>436987344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65" calcext:value-type="float">
            <text:p>13465</text:p>
          </table:table-cell>
          <table:table-cell table:style-name="ce3" office:value-type="float" office:value="45.6294" calcext:value-type="float">
            <text:p>45.6294</text:p>
          </table:table-cell>
          <table:table-cell table:style-name="ce3" office:value-type="float" office:value="2.172" calcext:value-type="float">
            <text:p>2.172</text:p>
          </table:table-cell>
          <table:table-cell table:style-name="ce3" office:value-type="float" office:value="1.089" calcext:value-type="float">
            <text:p>1.0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61" calcext:value-type="float">
            <text:p>3.26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424" calcext:value-type="float">
            <text:p>97424</text:p>
          </table:table-cell>
          <table:table-cell table:style-name="ce3" office:value-type="float" office:value="6.30645" calcext:value-type="float">
            <text:p>6.306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65" calcext:value-type="float">
            <text:p>0.2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6" calcext:value-type="float">
            <text:p>1.216</text:p>
          </table:table-cell>
          <table:table-cell table:number-columns-repeated="3"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172" calcext:value-type="float">
            <text:p>49172</text:p>
          </table:table-cell>
          <table:table-cell table:style-name="ce3" office:value-type="float" office:value="12.4949" calcext:value-type="float">
            <text:p>12.49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47" calcext:value-type="float">
            <text:p>0.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8" calcext:value-type="float">
            <text:p>2.398</text:p>
          </table:table-cell>
          <table:table-cell table:number-columns-repeated="2"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6812" calcext:value-type="float">
            <text:p>46812</text:p>
          </table:table-cell>
          <table:table-cell table:style-name="ce3" office:value-type="float" office:value="13.1248" calcext:value-type="float">
            <text:p>13.12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466" calcext:value-type="float">
            <text:p>0.466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2.178" calcext:value-type="float">
            <text:p>2.178</text:p>
          </table:table-cell>
          <table:table-cell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737" calcext:value-type="float">
            <text:p>24737</text:p>
          </table:table-cell>
          <table:table-cell table:style-name="ce3" office:value-type="float" office:value="24.8373" calcext:value-type="float">
            <text:p>24.83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529" calcext:value-type="float">
            <text:p>0.529</text:p>
          </table:table-cell>
          <table:table-cell table:style-name="ce3" office:value-type="float" office:value="0.148" calcext:value-type="float">
            <text:p>0.148</text:p>
          </table:table-cell>
          <table:table-cell table:style-name="ce3" office:value-type="float" office:value="0.248" calcext:value-type="float">
            <text:p>0.248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2.76" calcext:value-type="float">
            <text:p>2.76</text:p>
          </table:table-cell>
          <table:table-cell table:number-columns-repeated="3"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822" calcext:value-type="float">
            <text:p>12822</text:p>
          </table:table-cell>
          <table:table-cell table:style-name="ce3" office:value-type="float" office:value="47.9176" calcext:value-type="float">
            <text:p>47.9176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7" calcext:value-type="float">
            <text:p>3.237</text:p>
          </table:table-cell>
          <table:table-cell table:number-columns-repeated="3"/>
          <table:table-cell table:style-name="ce3" office:value-type="string" calcext:value-type="string">
            <text:p>43698737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296" calcext:value-type="float">
            <text:p>12296</text:p>
          </table:table-cell>
          <table:table-cell table:style-name="ce3" office:value-type="float" office:value="49.9675" calcext:value-type="float">
            <text:p>49.9675</text:p>
          </table:table-cell>
          <table:table-cell table:style-name="ce3" office:value-type="float" office:value="2.181" calcext:value-type="float">
            <text:p>2.181</text:p>
          </table:table-cell>
          <table:table-cell table:style-name="ce3" office:value-type="float" office:value="1.08" calcext:value-type="float">
            <text:p>1.0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61" calcext:value-type="float">
            <text:p>3.26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428" calcext:value-type="float">
            <text:p>99428</text:p>
          </table:table-cell>
          <table:table-cell table:style-name="ce3" office:value-type="float" office:value="6.17935" calcext:value-type="float">
            <text:p>6.179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72" calcext:value-type="float">
            <text:p>0.2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3"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976" calcext:value-type="float">
            <text:p>52976</text:p>
          </table:table-cell>
          <table:table-cell table:style-name="ce3" office:value-type="float" office:value="11.5977" calcext:value-type="float">
            <text:p>11.59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66" calcext:value-type="float">
            <text:p>0.1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14" calcext:value-type="float">
            <text:p>2.314</text:p>
          </table:table-cell>
          <table:table-cell table:number-columns-repeated="2"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8441" calcext:value-type="float">
            <text:p>48441</text:p>
          </table:table-cell>
          <table:table-cell table:style-name="ce3" office:value-type="float" office:value="12.6835" calcext:value-type="float">
            <text:p>12.683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316" calcext:value-type="float">
            <text:p>0.316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2.104" calcext:value-type="float">
            <text:p>2.104</text:p>
          </table:table-cell>
          <table:table-cell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8737" calcext:value-type="float">
            <text:p>28737</text:p>
          </table:table-cell>
          <table:table-cell table:style-name="ce3" office:value-type="float" office:value="21.3801" calcext:value-type="float">
            <text:p>21.38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257" calcext:value-type="float">
            <text:p>0.257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878" calcext:value-type="float">
            <text:p>2.878</text:p>
          </table:table-cell>
          <table:table-cell table:number-columns-repeated="3"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401" calcext:value-type="float">
            <text:p>13401</text:p>
          </table:table-cell>
          <table:table-cell table:style-name="ce3" office:value-type="float" office:value="45.8473" calcext:value-type="float">
            <text:p>45.8473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1.092" calcext:value-type="float">
            <text:p>1.09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4" calcext:value-type="float">
            <text:p>3.244</text:p>
          </table:table-cell>
          <table:table-cell table:number-columns-repeated="3"/>
          <table:table-cell table:style-name="ce3" office:value-type="string" calcext:value-type="string">
            <text:p>436987412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3503" calcext:value-type="float">
            <text:p>13503</text:p>
          </table:table-cell>
          <table:table-cell table:style-name="ce3" office:value-type="float" office:value="45.501" calcext:value-type="float">
            <text:p>45.501</text:p>
          </table:table-cell>
          <table:table-cell table:style-name="ce3" office:value-type="float" office:value="2.246" calcext:value-type="float">
            <text:p>2.246</text:p>
          </table:table-cell>
          <table:table-cell table:style-name="ce3" office:value-type="float" office:value="1.126" calcext:value-type="float">
            <text:p>1.12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72" calcext:value-type="float">
            <text:p>3.37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9020" calcext:value-type="float">
            <text:p>99020</text:p>
          </table:table-cell>
          <table:table-cell table:style-name="ce3" office:value-type="float" office:value="6.20481" calcext:value-type="float">
            <text:p>6.2048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71" calcext:value-type="float">
            <text:p>0.2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3"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52" calcext:value-type="float">
            <text:p>51852</text:p>
          </table:table-cell>
          <table:table-cell table:style-name="ce3" office:value-type="float" office:value="11.8491" calcext:value-type="float">
            <text:p>11.84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58" calcext:value-type="float">
            <text:p>0.558</text:p>
          </table:table-cell>
          <table:table-cell table:style-name="ce3" office:value-type="float" office:value="0.159" calcext:value-type="float">
            <text:p>0.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88" calcext:value-type="float">
            <text:p>2.388</text:p>
          </table:table-cell>
          <table:table-cell table:number-columns-repeated="2"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048" calcext:value-type="float">
            <text:p>45048</text:p>
          </table:table-cell>
          <table:table-cell table:style-name="ce3" office:value-type="float" office:value="13.6388" calcext:value-type="float">
            <text:p>13.63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451" calcext:value-type="float">
            <text:p>0.451</text:p>
          </table:table-cell>
          <table:table-cell table:style-name="ce3" office:value-type="float" office:value="0.161" calcext:value-type="float">
            <text:p>0.161</text:p>
          </table:table-cell>
          <table:table-cell table:style-name="ce3" office:value-type="float" office:value="2.238" calcext:value-type="float">
            <text:p>2.238</text:p>
          </table:table-cell>
          <table:table-cell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870" calcext:value-type="float">
            <text:p>25870</text:p>
          </table:table-cell>
          <table:table-cell table:style-name="ce3" office:value-type="float" office:value="23.7495" calcext:value-type="float">
            <text:p>23.749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738" calcext:value-type="float">
            <text:p>2.738</text:p>
          </table:table-cell>
          <table:table-cell table:number-columns-repeated="3"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17" calcext:value-type="float">
            <text:p>11517</text:p>
          </table:table-cell>
          <table:table-cell table:style-name="ce3" office:value-type="float" office:value="53.3472" calcext:value-type="float">
            <text:p>53.3472</text:p>
          </table:table-cell>
          <table:table-cell table:style-name="ce3" office:value-type="float" office:value="2.123" calcext:value-type="float">
            <text:p>2.123</text:p>
          </table:table-cell>
          <table:table-cell table:style-name="ce3" office:value-type="float" office:value="1.061" calcext:value-type="float">
            <text:p>1.06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84" calcext:value-type="float">
            <text:p>3.184</text:p>
          </table:table-cell>
          <table:table-cell table:number-columns-repeated="3"/>
          <table:table-cell table:style-name="ce3" office:value-type="string" calcext:value-type="string">
            <text:p>43698744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598" calcext:value-type="float">
            <text:p>11598</text:p>
          </table:table-cell>
          <table:table-cell table:style-name="ce3" office:value-type="float" office:value="52.9747" calcext:value-type="float">
            <text:p>52.9747</text:p>
          </table:table-cell>
          <table:table-cell table:style-name="ce3" office:value-type="float" office:value="2.226" calcext:value-type="float">
            <text:p>2.226</text:p>
          </table:table-cell>
          <table:table-cell table:style-name="ce3" office:value-type="float" office:value="1.074" calcext:value-type="float">
            <text:p>1.07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668" calcext:value-type="float">
            <text:p>97668</text:p>
          </table:table-cell>
          <table:table-cell table:style-name="ce3" office:value-type="float" office:value="6.2907" calcext:value-type="float">
            <text:p>6.29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66" calcext:value-type="float">
            <text:p>0.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8" calcext:value-type="float">
            <text:p>1.228</text:p>
          </table:table-cell>
          <table:table-cell table:number-columns-repeated="3"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996" calcext:value-type="float">
            <text:p>49996</text:p>
          </table:table-cell>
          <table:table-cell table:style-name="ce3" office:value-type="float" office:value="12.289" calcext:value-type="float">
            <text:p>12.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76" calcext:value-type="float">
            <text:p>2.276</text:p>
          </table:table-cell>
          <table:table-cell table:number-columns-repeated="2"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980" calcext:value-type="float">
            <text:p>45980</text:p>
          </table:table-cell>
          <table:table-cell table:style-name="ce3" office:value-type="float" office:value="13.3623" calcext:value-type="float">
            <text:p>13.36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309" calcext:value-type="float">
            <text:p>0.309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2.196" calcext:value-type="float">
            <text:p>2.196</text:p>
          </table:table-cell>
          <table:table-cell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879" calcext:value-type="float">
            <text:p>24879</text:p>
          </table:table-cell>
          <table:table-cell table:style-name="ce3" office:value-type="float" office:value="24.6955" calcext:value-type="float">
            <text:p>24.69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962" calcext:value-type="float">
            <text:p>2.962</text:p>
          </table:table-cell>
          <table:table-cell table:number-columns-repeated="3"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75" calcext:value-type="float">
            <text:p>12575</text:p>
          </table:table-cell>
          <table:table-cell table:style-name="ce3" office:value-type="float" office:value="48.8588" calcext:value-type="float">
            <text:p>48.8588</text:p>
          </table:table-cell>
          <table:table-cell table:style-name="ce3" office:value-type="float" office:value="2.167" calcext:value-type="float">
            <text:p>2.167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7" calcext:value-type="float">
            <text:p>3.237</text:p>
          </table:table-cell>
          <table:table-cell table:number-columns-repeated="3"/>
          <table:table-cell table:style-name="ce3" office:value-type="string" calcext:value-type="string">
            <text:p>436987480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644" calcext:value-type="float">
            <text:p>12644</text:p>
          </table:table-cell>
          <table:table-cell table:style-name="ce3" office:value-type="float" office:value="48.5922" calcext:value-type="float">
            <text:p>48.5922</text:p>
          </table:table-cell>
          <table:table-cell table:style-name="ce3" office:value-type="float" office:value="2.265" calcext:value-type="float">
            <text:p>2.265</text:p>
          </table:table-cell>
          <table:table-cell table:style-name="ce3" office:value-type="float" office:value="1.093" calcext:value-type="float">
            <text:p>1.09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58" calcext:value-type="float">
            <text:p>3.35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1192" calcext:value-type="float">
            <text:p>101192</text:p>
          </table:table-cell>
          <table:table-cell table:style-name="ce3" office:value-type="float" office:value="6.07163" calcext:value-type="float">
            <text:p>6.071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337" calcext:value-type="float">
            <text:p>0.3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72" calcext:value-type="float">
            <text:p>1.372</text:p>
          </table:table-cell>
          <table:table-cell table:number-columns-repeated="3"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7624" calcext:value-type="float">
            <text:p>47624</text:p>
          </table:table-cell>
          <table:table-cell table:style-name="ce3" office:value-type="float" office:value="12.9011" calcext:value-type="float">
            <text:p>12.90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136" calcext:value-type="float">
            <text:p>0.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58" calcext:value-type="float">
            <text:p>2.458</text:p>
          </table:table-cell>
          <table:table-cell table:number-columns-repeated="2"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919" calcext:value-type="float">
            <text:p>52919</text:p>
          </table:table-cell>
          <table:table-cell table:style-name="ce3" office:value-type="float" office:value="11.6102" calcext:value-type="float">
            <text:p>11.610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4" calcext:value-type="float">
            <text:p>0.644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454" calcext:value-type="float">
            <text:p>0.454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2.196" calcext:value-type="float">
            <text:p>2.196</text:p>
          </table:table-cell>
          <table:table-cell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5603" calcext:value-type="float">
            <text:p>25603</text:p>
          </table:table-cell>
          <table:table-cell table:style-name="ce3" office:value-type="float" office:value="23.9972" calcext:value-type="float">
            <text:p>23.99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23" calcext:value-type="float">
            <text:p>0.52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255" calcext:value-type="float">
            <text:p>0.255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762" calcext:value-type="float">
            <text:p>2.762</text:p>
          </table:table-cell>
          <table:table-cell table:number-columns-repeated="3"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694" calcext:value-type="float">
            <text:p>15694</text:p>
          </table:table-cell>
          <table:table-cell table:style-name="ce3" office:value-type="float" office:value="39.1487" calcext:value-type="float">
            <text:p>39.1487</text:p>
          </table:table-cell>
          <table:table-cell table:style-name="ce3" office:value-type="float" office:value="2.26" calcext:value-type="float">
            <text:p>2.26</text:p>
          </table:table-cell>
          <table:table-cell table:style-name="ce3" office:value-type="float" office:value="1.049" calcext:value-type="float">
            <text:p>1.0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09" calcext:value-type="float">
            <text:p>3.309</text:p>
          </table:table-cell>
          <table:table-cell table:number-columns-repeated="3"/>
          <table:table-cell table:style-name="ce3" office:value-type="string" calcext:value-type="string">
            <text:p>436987515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5694" calcext:value-type="float">
            <text:p>15694</text:p>
          </table:table-cell>
          <table:table-cell table:style-name="ce3" office:value-type="float" office:value="39.1487" calcext:value-type="float">
            <text:p>39.1487</text:p>
          </table:table-cell>
          <table:table-cell table:style-name="ce3" office:value-type="float" office:value="2.187" calcext:value-type="float">
            <text:p>2.187</text:p>
          </table:table-cell>
          <table:table-cell table:style-name="ce3" office:value-type="float" office:value="1.062" calcext:value-type="float">
            <text:p>1.06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9" calcext:value-type="float">
            <text:p>3.24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300" calcext:value-type="float">
            <text:p>98300</text:p>
          </table:table-cell>
          <table:table-cell table:style-name="ce3" office:value-type="float" office:value="6.25025" calcext:value-type="float">
            <text:p>6.250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264" calcext:value-type="float">
            <text:p>0.2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4" calcext:value-type="float">
            <text:p>1.354</text:p>
          </table:table-cell>
          <table:table-cell table:number-columns-repeated="3"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332" calcext:value-type="float">
            <text:p>50332</text:p>
          </table:table-cell>
          <table:table-cell table:style-name="ce3" office:value-type="float" office:value="12.2069" calcext:value-type="float">
            <text:p>12.20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02" calcext:value-type="float">
            <text:p>2.402</text:p>
          </table:table-cell>
          <table:table-cell table:number-columns-repeated="2"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522" calcext:value-type="float">
            <text:p>43522</text:p>
          </table:table-cell>
          <table:table-cell table:style-name="ce3" office:value-type="float" office:value="14.117" calcext:value-type="float">
            <text:p>14.11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448" calcext:value-type="float">
            <text:p>0.448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2.24" calcext:value-type="float">
            <text:p>2.24</text:p>
          </table:table-cell>
          <table:table-cell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3173" calcext:value-type="float">
            <text:p>23173</text:p>
          </table:table-cell>
          <table:table-cell table:style-name="ce3" office:value-type="float" office:value="26.5136" calcext:value-type="float">
            <text:p>26.5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0.241" calcext:value-type="float">
            <text:p>0.241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854" calcext:value-type="float">
            <text:p>2.854</text:p>
          </table:table-cell>
          <table:table-cell table:number-columns-repeated="3"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674" calcext:value-type="float">
            <text:p>10674</text:p>
          </table:table-cell>
          <table:table-cell table:style-name="ce3" office:value-type="float" office:value="57.5604" calcext:value-type="float">
            <text:p>57.5604</text:p>
          </table:table-cell>
          <table:table-cell table:style-name="ce3" office:value-type="float" office:value="2.096" calcext:value-type="float">
            <text:p>2.096</text:p>
          </table:table-cell>
          <table:table-cell table:style-name="ce3" office:value-type="float" office:value="1.03" calcext:value-type="float">
            <text:p>1.0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26" calcext:value-type="float">
            <text:p>3.126</text:p>
          </table:table-cell>
          <table:table-cell table:number-columns-repeated="3"/>
          <table:table-cell table:style-name="ce3" office:value-type="string" calcext:value-type="string">
            <text:p>43698755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715" calcext:value-type="float">
            <text:p>10715</text:p>
          </table:table-cell>
          <table:table-cell table:style-name="ce3" office:value-type="float" office:value="57.3402" calcext:value-type="float">
            <text:p>57.3402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1.07" calcext:value-type="float">
            <text:p>1.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" calcext:value-type="float">
            <text:p>3.25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8916" calcext:value-type="float">
            <text:p>98916</text:p>
          </table:table-cell>
          <table:table-cell table:style-name="ce3" office:value-type="float" office:value="6.21133" calcext:value-type="float">
            <text:p>6.2113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73" calcext:value-type="float">
            <text:p>0.2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2" calcext:value-type="float">
            <text:p>1.252</text:p>
          </table:table-cell>
          <table:table-cell table:number-columns-repeated="3"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104" calcext:value-type="float">
            <text:p>52104</text:p>
          </table:table-cell>
          <table:table-cell table:style-name="ce3" office:value-type="float" office:value="11.7918" calcext:value-type="float">
            <text:p>11.79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14" calcext:value-type="float">
            <text:p>2.314</text:p>
          </table:table-cell>
          <table:table-cell table:number-columns-repeated="2"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3722" calcext:value-type="float">
            <text:p>43722</text:p>
          </table:table-cell>
          <table:table-cell table:style-name="ce3" office:value-type="float" office:value="14.0524" calcext:value-type="float">
            <text:p>14.05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293" calcext:value-type="float">
            <text:p>0.293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2.164" calcext:value-type="float">
            <text:p>2.164</text:p>
          </table:table-cell>
          <table:table-cell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05" calcext:value-type="float">
            <text:p>24305</text:p>
          </table:table-cell>
          <table:table-cell table:style-name="ce3" office:value-type="float" office:value="25.2787" calcext:value-type="float">
            <text:p>25.27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31" calcext:value-type="float">
            <text:p>0.531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872" calcext:value-type="float">
            <text:p>2.872</text:p>
          </table:table-cell>
          <table:table-cell table:number-columns-repeated="3"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22" calcext:value-type="float">
            <text:p>10822</text:p>
          </table:table-cell>
          <table:table-cell table:style-name="ce3" office:value-type="float" office:value="56.7732" calcext:value-type="float">
            <text:p>56.7732</text:p>
          </table:table-cell>
          <table:table-cell table:style-name="ce3" office:value-type="float" office:value="2.174" calcext:value-type="float">
            <text:p>2.174</text:p>
          </table:table-cell>
          <table:table-cell table:style-name="ce3" office:value-type="float" office:value="1.127" calcext:value-type="float">
            <text:p>1.12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01" calcext:value-type="float">
            <text:p>3.301</text:p>
          </table:table-cell>
          <table:table-cell table:number-columns-repeated="3"/>
          <table:table-cell table:style-name="ce3" office:value-type="string" calcext:value-type="string">
            <text:p>43698758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849" calcext:value-type="float">
            <text:p>10849</text:p>
          </table:table-cell>
          <table:table-cell table:style-name="ce3" office:value-type="float" office:value="56.6319" calcext:value-type="float">
            <text:p>56.6319</text:p>
          </table:table-cell>
          <table:table-cell table:style-name="ce3" office:value-type="float" office:value="2.277" calcext:value-type="float">
            <text:p>2.277</text:p>
          </table:table-cell>
          <table:table-cell table:style-name="ce3" office:value-type="float" office:value="1.142" calcext:value-type="float">
            <text:p>1.14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419" calcext:value-type="float">
            <text:p>3.41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972" calcext:value-type="float">
            <text:p>97972</text:p>
          </table:table-cell>
          <table:table-cell table:style-name="ce3" office:value-type="float" office:value="6.27118" calcext:value-type="float">
            <text:p>6.27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" calcext:value-type="float">
            <text:p>1.24</text:p>
          </table:table-cell>
          <table:table-cell table:number-columns-repeated="3"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292" calcext:value-type="float">
            <text:p>50292</text:p>
          </table:table-cell>
          <table:table-cell table:style-name="ce3" office:value-type="float" office:value="12.2167" calcext:value-type="float">
            <text:p>12.21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1" calcext:value-type="float">
            <text:p>0.541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6" calcext:value-type="float">
            <text:p>2.296</text:p>
          </table:table-cell>
          <table:table-cell table:number-columns-repeated="2"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510" calcext:value-type="float">
            <text:p>45510</text:p>
          </table:table-cell>
          <table:table-cell table:style-name="ce3" office:value-type="float" office:value="13.5003" calcext:value-type="float">
            <text:p>13.50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28" calcext:value-type="float">
            <text:p>2.128</text:p>
          </table:table-cell>
          <table:table-cell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512" calcext:value-type="float">
            <text:p>24512</text:p>
          </table:table-cell>
          <table:table-cell table:style-name="ce3" office:value-type="float" office:value="25.0653" calcext:value-type="float">
            <text:p>25.06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314" calcext:value-type="float">
            <text:p>0.31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3.072" calcext:value-type="float">
            <text:p>3.072</text:p>
          </table:table-cell>
          <table:table-cell table:number-columns-repeated="3"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352" calcext:value-type="float">
            <text:p>12352</text:p>
          </table:table-cell>
          <table:table-cell table:style-name="ce3" office:value-type="float" office:value="49.7409" calcext:value-type="float">
            <text:p>49.7409</text:p>
          </table:table-cell>
          <table:table-cell table:style-name="ce3" office:value-type="float" office:value="2.153" calcext:value-type="float">
            <text:p>2.153</text:p>
          </table:table-cell>
          <table:table-cell table:style-name="ce3" office:value-type="float" office:value="1.064" calcext:value-type="float">
            <text:p>1.0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7" calcext:value-type="float">
            <text:p>3.217</text:p>
          </table:table-cell>
          <table:table-cell table:number-columns-repeated="3"/>
          <table:table-cell table:style-name="ce3" office:value-type="string" calcext:value-type="string">
            <text:p>436987621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59" calcext:value-type="float">
            <text:p>12459</text:p>
          </table:table-cell>
          <table:table-cell table:style-name="ce3" office:value-type="float" office:value="49.3137" calcext:value-type="float">
            <text:p>49.3137</text:p>
          </table:table-cell>
          <table:table-cell table:style-name="ce3" office:value-type="float" office:value="2.256" calcext:value-type="float">
            <text:p>2.256</text:p>
          </table:table-cell>
          <table:table-cell table:style-name="ce3" office:value-type="float" office:value="1.075" calcext:value-type="float">
            <text:p>1.07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31" calcext:value-type="float">
            <text:p>3.33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76" calcext:value-type="float">
            <text:p>97876</text:p>
          </table:table-cell>
          <table:table-cell table:style-name="ce3" office:value-type="float" office:value="6.27733" calcext:value-type="float">
            <text:p>6.2773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282" calcext:value-type="float">
            <text:p>0.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6" calcext:value-type="float">
            <text:p>1.266</text:p>
          </table:table-cell>
          <table:table-cell table:number-columns-repeated="3"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504" calcext:value-type="float">
            <text:p>50504</text:p>
          </table:table-cell>
          <table:table-cell table:style-name="ce3" office:value-type="float" office:value="12.1654" calcext:value-type="float">
            <text:p>12.16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3" calcext:value-type="float">
            <text:p>0.533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2" calcext:value-type="float">
            <text:p>2.282</text:p>
          </table:table-cell>
          <table:table-cell table:number-columns-repeated="2"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367" calcext:value-type="float">
            <text:p>45367</text:p>
          </table:table-cell>
          <table:table-cell table:style-name="ce3" office:value-type="float" office:value="13.5429" calcext:value-type="float">
            <text:p>13.542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32" calcext:value-type="float">
            <text:p>2.132</text:p>
          </table:table-cell>
          <table:table-cell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500" calcext:value-type="float">
            <text:p>24500</text:p>
          </table:table-cell>
          <table:table-cell table:style-name="ce3" office:value-type="float" office:value="25.0776" calcext:value-type="float">
            <text:p>25.07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848" calcext:value-type="float">
            <text:p>2.848</text:p>
          </table:table-cell>
          <table:table-cell table:number-columns-repeated="3"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18" calcext:value-type="float">
            <text:p>12418</text:p>
          </table:table-cell>
          <table:table-cell table:style-name="ce3" office:value-type="float" office:value="49.4766" calcext:value-type="float">
            <text:p>49.4766</text:p>
          </table:table-cell>
          <table:table-cell table:style-name="ce3" office:value-type="float" office:value="2.151" calcext:value-type="float">
            <text:p>2.151</text:p>
          </table:table-cell>
          <table:table-cell table:style-name="ce3" office:value-type="float" office:value="1.089" calcext:value-type="float">
            <text:p>1.08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" calcext:value-type="float">
            <text:p>3.24</text:p>
          </table:table-cell>
          <table:table-cell table:number-columns-repeated="3"/>
          <table:table-cell table:style-name="ce3" office:value-type="string" calcext:value-type="string">
            <text:p>436987657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0916" calcext:value-type="float">
            <text:p>10916</text:p>
          </table:table-cell>
          <table:table-cell table:style-name="ce3" office:value-type="float" office:value="56.2844" calcext:value-type="float">
            <text:p>56.2844</text:p>
          </table:table-cell>
          <table:table-cell table:style-name="ce3" office:value-type="float" office:value="2.206" calcext:value-type="float">
            <text:p>2.206</text:p>
          </table:table-cell>
          <table:table-cell table:style-name="ce3" office:value-type="float" office:value="1.064" calcext:value-type="float">
            <text:p>1.0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04" calcext:value-type="float">
            <text:p>97804</text:p>
          </table:table-cell>
          <table:table-cell table:style-name="ce3" office:value-type="float" office:value="6.28195" calcext:value-type="float">
            <text:p>6.281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66" calcext:value-type="float">
            <text:p>0.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3"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32" calcext:value-type="float">
            <text:p>50732</text:p>
          </table:table-cell>
          <table:table-cell table:style-name="ce3" office:value-type="float" office:value="12.1107" calcext:value-type="float">
            <text:p>12.1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23" calcext:value-type="float">
            <text:p>0.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90" calcext:value-type="float">
            <text:p>45290</text:p>
          </table:table-cell>
          <table:table-cell table:style-name="ce3" office:value-type="float" office:value="13.5659" calcext:value-type="float">
            <text:p>13.56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12" calcext:value-type="float">
            <text:p>0.712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419" calcext:value-type="float">
            <text:p>0.419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2.262" calcext:value-type="float">
            <text:p>2.262</text:p>
          </table:table-cell>
          <table:table-cell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91" calcext:value-type="float">
            <text:p>24491</text:p>
          </table:table-cell>
          <table:table-cell table:style-name="ce3" office:value-type="float" office:value="25.0868" calcext:value-type="float">
            <text:p>25.08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3"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04" calcext:value-type="float">
            <text:p>12404</text:p>
          </table:table-cell>
          <table:table-cell table:style-name="ce3" office:value-type="float" office:value="49.5324" calcext:value-type="float">
            <text:p>49.5324</text:p>
          </table:table-cell>
          <table:table-cell table:style-name="ce3" office:value-type="float" office:value="2.206" calcext:value-type="float">
            <text:p>2.206</text:p>
          </table:table-cell>
          <table:table-cell table:style-name="ce3" office:value-type="float" office:value="1.047" calcext:value-type="float">
            <text:p>1.0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3" calcext:value-type="float">
            <text:p>3.253</text:p>
          </table:table-cell>
          <table:table-cell table:number-columns-repeated="3"/>
          <table:table-cell table:style-name="ce3" office:value-type="string" calcext:value-type="string">
            <text:p>43698769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1831" calcext:value-type="float">
            <text:p>11831</text:p>
          </table:table-cell>
          <table:table-cell table:style-name="ce3" office:value-type="float" office:value="51.9314" calcext:value-type="float">
            <text:p>51.9314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068" calcext:value-type="float">
            <text:p>1.06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68" calcext:value-type="float">
            <text:p>3.268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00" calcext:value-type="float">
            <text:p>97800</text:p>
          </table:table-cell>
          <table:table-cell table:style-name="ce3" office:value-type="float" office:value="6.28221" calcext:value-type="float">
            <text:p>6.282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6" calcext:value-type="float">
            <text:p>1.216</text:p>
          </table:table-cell>
          <table:table-cell table:number-columns-repeated="3"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.145" calcext:value-type="float">
            <text:p>0.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86" calcext:value-type="float">
            <text:p>2.186</text:p>
          </table:table-cell>
          <table:table-cell table:number-columns-repeated="2"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57" calcext:value-type="float">
            <text:p>45257</text:p>
          </table:table-cell>
          <table:table-cell table:style-name="ce3" office:value-type="float" office:value="13.5758" calcext:value-type="float">
            <text:p>13.57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32" calcext:value-type="float">
            <text:p>0.732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2.308" calcext:value-type="float">
            <text:p>2.308</text:p>
          </table:table-cell>
          <table:table-cell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53" calcext:value-type="float">
            <text:p>24353</text:p>
          </table:table-cell>
          <table:table-cell table:style-name="ce3" office:value-type="float" office:value="25.2289" calcext:value-type="float">
            <text:p>25.22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3"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12" calcext:value-type="float">
            <text:p>12412</text:p>
          </table:table-cell>
          <table:table-cell table:style-name="ce3" office:value-type="float" office:value="49.5005" calcext:value-type="float">
            <text:p>49.5005</text:p>
          </table:table-cell>
          <table:table-cell table:style-name="ce3" office:value-type="float" office:value="2.13" calcext:value-type="float">
            <text:p>2.13</text:p>
          </table:table-cell>
          <table:table-cell table:style-name="ce3" office:value-type="float" office:value="1.038" calcext:value-type="float">
            <text:p>1.03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68" calcext:value-type="float">
            <text:p>3.168</text:p>
          </table:table-cell>
          <table:table-cell table:number-columns-repeated="3"/>
          <table:table-cell table:style-name="ce3" office:value-type="string" calcext:value-type="string">
            <text:p>436987725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8956" calcext:value-type="float">
            <text:p>8956</text:p>
          </table:table-cell>
          <table:table-cell table:style-name="ce3" office:value-type="float" office:value="68.6021" calcext:value-type="float">
            <text:p>68.6021</text:p>
          </table:table-cell>
          <table:table-cell table:style-name="ce3" office:value-type="float" office:value="2.239" calcext:value-type="float">
            <text:p>2.239</text:p>
          </table:table-cell>
          <table:table-cell table:style-name="ce3" office:value-type="float" office:value="1.098" calcext:value-type="float">
            <text:p>1.09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37" calcext:value-type="float">
            <text:p>3.33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796" calcext:value-type="float">
            <text:p>97796</text:p>
          </table:table-cell>
          <table:table-cell table:style-name="ce3" office:value-type="float" office:value="6.28247" calcext:value-type="float">
            <text:p>6.282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0.299" calcext:value-type="float">
            <text:p>0.2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76" calcext:value-type="float">
            <text:p>1.376</text:p>
          </table:table-cell>
          <table:table-cell table:number-columns-repeated="3"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0" calcext:value-type="float">
            <text:p>50720</text:p>
          </table:table-cell>
          <table:table-cell table:style-name="ce3" office:value-type="float" office:value="12.1136" calcext:value-type="float">
            <text:p>12.1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84" calcext:value-type="float">
            <text:p>2.384</text:p>
          </table:table-cell>
          <table:table-cell table:number-columns-repeated="2"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170" calcext:value-type="float">
            <text:p>45170</text:p>
          </table:table-cell>
          <table:table-cell table:style-name="ce3" office:value-type="float" office:value="13.6019" calcext:value-type="float">
            <text:p>13.601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438" calcext:value-type="float">
            <text:p>0.43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54" calcext:value-type="float">
            <text:p>2.154</text:p>
          </table:table-cell>
          <table:table-cell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61" calcext:value-type="float">
            <text:p>24361</text:p>
          </table:table-cell>
          <table:table-cell table:style-name="ce3" office:value-type="float" office:value="25.2206" calcext:value-type="float">
            <text:p>25.2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874" calcext:value-type="float">
            <text:p>2.874</text:p>
          </table:table-cell>
          <table:table-cell table:number-columns-repeated="3"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35" calcext:value-type="float">
            <text:p>12535</text:p>
          </table:table-cell>
          <table:table-cell table:style-name="ce3" office:value-type="float" office:value="49.0148" calcext:value-type="float">
            <text:p>49.0148</text:p>
          </table:table-cell>
          <table:table-cell table:style-name="ce3" office:value-type="float" office:value="2.176" calcext:value-type="float">
            <text:p>2.176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54" calcext:value-type="float">
            <text:p>3.254</text:p>
          </table:table-cell>
          <table:table-cell table:number-columns-repeated="3"/>
          <table:table-cell table:style-name="ce3" office:value-type="string" calcext:value-type="string">
            <text:p>436987760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7062" calcext:value-type="float">
            <text:p>7062</text:p>
          </table:table-cell>
          <table:table-cell table:style-name="ce3" office:value-type="float" office:value="87.0008" calcext:value-type="float">
            <text:p>87.0008</text:p>
          </table:table-cell>
          <table:table-cell table:style-name="ce3" office:value-type="float" office:value="2.263" calcext:value-type="float">
            <text:p>2.263</text:p>
          </table:table-cell>
          <table:table-cell table:style-name="ce3" office:value-type="float" office:value="1.053" calcext:value-type="float">
            <text:p>1.0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16" calcext:value-type="float">
            <text:p>3.31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792" calcext:value-type="float">
            <text:p>97792</text:p>
          </table:table-cell>
          <table:table-cell table:style-name="ce3" office:value-type="float" office:value="6.28272" calcext:value-type="float">
            <text:p>6.282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326" calcext:value-type="float">
            <text:p>0.3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" calcext:value-type="float">
            <text:p>1.19</text:p>
          </table:table-cell>
          <table:table-cell table:number-columns-repeated="3"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08" calcext:value-type="float">
            <text:p>50708</text:p>
          </table:table-cell>
          <table:table-cell table:style-name="ce3" office:value-type="float" office:value="12.1164" calcext:value-type="float">
            <text:p>12.11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2" calcext:value-type="float">
            <text:p>2.292</text:p>
          </table:table-cell>
          <table:table-cell table:number-columns-repeated="2"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78" calcext:value-type="float">
            <text:p>45278</text:p>
          </table:table-cell>
          <table:table-cell table:style-name="ce3" office:value-type="float" office:value="13.5695" calcext:value-type="float">
            <text:p>13.569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203" calcext:value-type="float">
            <text:p>0.203</text:p>
          </table:table-cell>
          <table:table-cell table:style-name="ce3" office:value-type="float" office:value="2.226" calcext:value-type="float">
            <text:p>2.226</text:p>
          </table:table-cell>
          <table:table-cell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096" calcext:value-type="float">
            <text:p>24096</text:p>
          </table:table-cell>
          <table:table-cell table:style-name="ce3" office:value-type="float" office:value="25.498" calcext:value-type="float">
            <text:p>25.4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788" calcext:value-type="float">
            <text:p>2.788</text:p>
          </table:table-cell>
          <table:table-cell table:number-columns-repeated="3"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10" calcext:value-type="float">
            <text:p>12510</text:p>
          </table:table-cell>
          <table:table-cell table:style-name="ce3" office:value-type="float" office:value="49.1127" calcext:value-type="float">
            <text:p>49.1127</text:p>
          </table:table-cell>
          <table:table-cell table:style-name="ce3" office:value-type="float" office:value="2.239" calcext:value-type="float">
            <text:p>2.239</text:p>
          </table:table-cell>
          <table:table-cell table:style-name="ce3" office:value-type="float" office:value="1.043" calcext:value-type="float">
            <text:p>1.04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82" calcext:value-type="float">
            <text:p>3.282</text:p>
          </table:table-cell>
          <table:table-cell table:number-columns-repeated="3"/>
          <table:table-cell table:style-name="ce3" office:value-type="string" calcext:value-type="string">
            <text:p>436987796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6277" calcext:value-type="float">
            <text:p>6277</text:p>
          </table:table-cell>
          <table:table-cell table:style-name="ce3" office:value-type="float" office:value="97.8812" calcext:value-type="float">
            <text:p>97.8812</text:p>
          </table:table-cell>
          <table:table-cell table:style-name="ce3" office:value-type="float" office:value="2.133" calcext:value-type="float">
            <text:p>2.133</text:p>
          </table:table-cell>
          <table:table-cell table:style-name="ce3" office:value-type="float" office:value="1.113" calcext:value-type="float">
            <text:p>1.11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6" calcext:value-type="float">
            <text:p>3.24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796" calcext:value-type="float">
            <text:p>97796</text:p>
          </table:table-cell>
          <table:table-cell table:style-name="ce3" office:value-type="float" office:value="6.28247" calcext:value-type="float">
            <text:p>6.282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61" calcext:value-type="float">
            <text:p>0.2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3"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12" calcext:value-type="float">
            <text:p>50712</text:p>
          </table:table-cell>
          <table:table-cell table:style-name="ce3" office:value-type="float" office:value="12.1155" calcext:value-type="float">
            <text:p>12.1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53" calcext:value-type="float">
            <text:p>0.1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392" calcext:value-type="float">
            <text:p>2.392</text:p>
          </table:table-cell>
          <table:table-cell table:number-columns-repeated="2"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446" calcext:value-type="float">
            <text:p>45446</text:p>
          </table:table-cell>
          <table:table-cell table:style-name="ce3" office:value-type="float" office:value="13.5193" calcext:value-type="float">
            <text:p>13.519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317" calcext:value-type="float">
            <text:p>0.317</text:p>
          </table:table-cell>
          <table:table-cell table:style-name="ce3" office:value-type="float" office:value="0.441" calcext:value-type="float">
            <text:p>0.441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6" calcext:value-type="float">
            <text:p>2.16</text:p>
          </table:table-cell>
          <table:table-cell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282" calcext:value-type="float">
            <text:p>24282</text:p>
          </table:table-cell>
          <table:table-cell table:style-name="ce3" office:value-type="float" office:value="25.3027" calcext:value-type="float">
            <text:p>25.30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908" calcext:value-type="float">
            <text:p>2.908</text:p>
          </table:table-cell>
          <table:table-cell table:number-columns-repeated="3"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40" calcext:value-type="float">
            <text:p>12440</text:p>
          </table:table-cell>
          <table:table-cell table:style-name="ce3" office:value-type="float" office:value="49.3891" calcext:value-type="float">
            <text:p>49.3891</text:p>
          </table:table-cell>
          <table:table-cell table:style-name="ce3" office:value-type="float" office:value="2.142" calcext:value-type="float">
            <text:p>2.142</text:p>
          </table:table-cell>
          <table:table-cell table:style-name="ce3" office:value-type="float" office:value="1.064" calcext:value-type="float">
            <text:p>1.0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06" calcext:value-type="float">
            <text:p>3.206</text:p>
          </table:table-cell>
          <table:table-cell table:number-columns-repeated="3"/>
          <table:table-cell table:style-name="ce3" office:value-type="string" calcext:value-type="string">
            <text:p>436987829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89" calcext:value-type="float">
            <text:p>5589</text:p>
          </table:table-cell>
          <table:table-cell table:style-name="ce3" office:value-type="float" office:value="109.93" calcext:value-type="float">
            <text:p>109.93</text:p>
          </table:table-cell>
          <table:table-cell table:style-name="ce3" office:value-type="float" office:value="2.131" calcext:value-type="float">
            <text:p>2.131</text:p>
          </table:table-cell>
          <table:table-cell table:style-name="ce3" office:value-type="float" office:value="1.05" calcext:value-type="float">
            <text:p>1.0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81" calcext:value-type="float">
            <text:p>3.18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08" calcext:value-type="float">
            <text:p>97808</text:p>
          </table:table-cell>
          <table:table-cell table:style-name="ce3" office:value-type="float" office:value="6.28169" calcext:value-type="float">
            <text:p>6.281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276" calcext:value-type="float">
            <text:p>0.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92" calcext:value-type="float">
            <text:p>1.192</text:p>
          </table:table-cell>
          <table:table-cell table:number-columns-repeated="3"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12" calcext:value-type="float">
            <text:p>50712</text:p>
          </table:table-cell>
          <table:table-cell table:style-name="ce3" office:value-type="float" office:value="12.1155" calcext:value-type="float">
            <text:p>12.1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4" calcext:value-type="float">
            <text:p>2.284</text:p>
          </table:table-cell>
          <table:table-cell table:number-columns-repeated="2"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417" calcext:value-type="float">
            <text:p>45417</text:p>
          </table:table-cell>
          <table:table-cell table:style-name="ce3" office:value-type="float" office:value="13.528" calcext:value-type="float">
            <text:p>13.5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2.136" calcext:value-type="float">
            <text:p>2.136</text:p>
          </table:table-cell>
          <table:table-cell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93" calcext:value-type="float">
            <text:p>24393</text:p>
          </table:table-cell>
          <table:table-cell table:style-name="ce3" office:value-type="float" office:value="25.1876" calcext:value-type="float">
            <text:p>25.18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79" calcext:value-type="float">
            <text:p>2.79</text:p>
          </table:table-cell>
          <table:table-cell table:number-columns-repeated="3"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31" calcext:value-type="float">
            <text:p>12431</text:p>
          </table:table-cell>
          <table:table-cell table:style-name="ce3" office:value-type="float" office:value="49.4248" calcext:value-type="float">
            <text:p>49.4248</text:p>
          </table:table-cell>
          <table:table-cell table:style-name="ce3" office:value-type="float" office:value="2.186" calcext:value-type="float">
            <text:p>2.186</text:p>
          </table:table-cell>
          <table:table-cell table:style-name="ce3" office:value-type="float" office:value="1.117" calcext:value-type="float">
            <text:p>1.1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03" calcext:value-type="float">
            <text:p>3.303</text:p>
          </table:table-cell>
          <table:table-cell table:number-columns-repeated="3"/>
          <table:table-cell table:style-name="ce3" office:value-type="string" calcext:value-type="string">
            <text:p>43698786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15" calcext:value-type="float">
            <text:p>5515</text:p>
          </table:table-cell>
          <table:table-cell table:style-name="ce3" office:value-type="float" office:value="111.405" calcext:value-type="float">
            <text:p>111.405</text:p>
          </table:table-cell>
          <table:table-cell table:style-name="ce3" office:value-type="float" office:value="2.232" calcext:value-type="float">
            <text:p>2.232</text:p>
          </table:table-cell>
          <table:table-cell table:style-name="ce3" office:value-type="float" office:value="1.065" calcext:value-type="float">
            <text:p>1.06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97" calcext:value-type="float">
            <text:p>3.29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16" calcext:value-type="float">
            <text:p>97816</text:p>
          </table:table-cell>
          <table:table-cell table:style-name="ce3" office:value-type="float" office:value="6.28118" calcext:value-type="float">
            <text:p>6.28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283" calcext:value-type="float">
            <text:p>0.2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3"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3" calcext:value-type="float">
            <text:p>2.73</text:p>
          </table:table-cell>
          <table:table-cell table:number-columns-repeated="2"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548" calcext:value-type="float">
            <text:p>45548</text:p>
          </table:table-cell>
          <table:table-cell table:style-name="ce3" office:value-type="float" office:value="13.4891" calcext:value-type="float">
            <text:p>13.489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351" calcext:value-type="float">
            <text:p>0.351</text:p>
          </table:table-cell>
          <table:table-cell table:style-name="ce3" office:value-type="float" office:value="0.421" calcext:value-type="float">
            <text:p>0.421</text:p>
          </table:table-cell>
          <table:table-cell table:style-name="ce3" office:value-type="float" office:value="0.137" calcext:value-type="float">
            <text:p>0.137</text:p>
          </table:table-cell>
          <table:table-cell table:style-name="ce3" office:value-type="float" office:value="2.198" calcext:value-type="float">
            <text:p>2.198</text:p>
          </table:table-cell>
          <table:table-cell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11" calcext:value-type="float">
            <text:p>24411</text:p>
          </table:table-cell>
          <table:table-cell table:style-name="ce3" office:value-type="float" office:value="25.169" calcext:value-type="float">
            <text:p>25.1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3"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26" calcext:value-type="float">
            <text:p>12526</text:p>
          </table:table-cell>
          <table:table-cell table:style-name="ce3" office:value-type="float" office:value="49.05" calcext:value-type="float">
            <text:p>49.05</text:p>
          </table:table-cell>
          <table:table-cell table:style-name="ce3" office:value-type="float" office:value="2.143" calcext:value-type="float">
            <text:p>2.143</text:p>
          </table:table-cell>
          <table:table-cell table:style-name="ce3" office:value-type="float" office:value="1.073" calcext:value-type="float">
            <text:p>1.07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6" calcext:value-type="float">
            <text:p>3.216</text:p>
          </table:table-cell>
          <table:table-cell table:number-columns-repeated="3"/>
          <table:table-cell table:style-name="ce3" office:value-type="string" calcext:value-type="string">
            <text:p>43698789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37" calcext:value-type="float">
            <text:p>5237</text:p>
          </table:table-cell>
          <table:table-cell table:style-name="ce3" office:value-type="float" office:value="117.319" calcext:value-type="float">
            <text:p>117.319</text:p>
          </table:table-cell>
          <table:table-cell table:style-name="ce3" office:value-type="float" office:value="2.113" calcext:value-type="float">
            <text:p>2.113</text:p>
          </table:table-cell>
          <table:table-cell table:style-name="ce3" office:value-type="float" office:value="1.044" calcext:value-type="float">
            <text:p>1.04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57" calcext:value-type="float">
            <text:p>3.15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20" calcext:value-type="float">
            <text:p>97820</text:p>
          </table:table-cell>
          <table:table-cell table:style-name="ce3" office:value-type="float" office:value="6.28092" calcext:value-type="float">
            <text:p>6.280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266" calcext:value-type="float">
            <text:p>0.2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42" calcext:value-type="float">
            <text:p>1.242</text:p>
          </table:table-cell>
          <table:table-cell table:number-columns-repeated="3"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81" calcext:value-type="float">
            <text:p>0.581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19" calcext:value-type="float">
            <text:p>0.519</text:p>
          </table:table-cell>
          <table:table-cell table:style-name="ce3" office:value-type="float" office:value="0.203" calcext:value-type="float">
            <text:p>0.2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2"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760" calcext:value-type="float">
            <text:p>45760</text:p>
          </table:table-cell>
          <table:table-cell table:style-name="ce3" office:value-type="float" office:value="13.4266" calcext:value-type="float">
            <text:p>13.42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326" calcext:value-type="float">
            <text:p>0.326</text:p>
          </table:table-cell>
          <table:table-cell table:style-name="ce3" office:value-type="float" office:value="0.441" calcext:value-type="float">
            <text:p>0.441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212" calcext:value-type="float">
            <text:p>2.212</text:p>
          </table:table-cell>
          <table:table-cell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46" calcext:value-type="float">
            <text:p>24346</text:p>
          </table:table-cell>
          <table:table-cell table:style-name="ce3" office:value-type="float" office:value="25.2362" calcext:value-type="float">
            <text:p>25.23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2.85" calcext:value-type="float">
            <text:p>2.85</text:p>
          </table:table-cell>
          <table:table-cell table:number-columns-repeated="3"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70" calcext:value-type="float">
            <text:p>12470</text:p>
          </table:table-cell>
          <table:table-cell table:style-name="ce3" office:value-type="float" office:value="49.2702" calcext:value-type="float">
            <text:p>49.2702</text:p>
          </table:table-cell>
          <table:table-cell table:style-name="ce3" office:value-type="float" office:value="2.157" calcext:value-type="float">
            <text:p>2.157</text:p>
          </table:table-cell>
          <table:table-cell table:style-name="ce3" office:value-type="float" office:value="1.06" calcext:value-type="float">
            <text:p>1.0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7" calcext:value-type="float">
            <text:p>3.217</text:p>
          </table:table-cell>
          <table:table-cell table:number-columns-repeated="3"/>
          <table:table-cell table:style-name="ce3" office:value-type="string" calcext:value-type="string">
            <text:p>436987933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410" calcext:value-type="float">
            <text:p>5410</text:p>
          </table:table-cell>
          <table:table-cell table:style-name="ce3" office:value-type="float" office:value="113.567" calcext:value-type="float">
            <text:p>113.567</text:p>
          </table:table-cell>
          <table:table-cell table:style-name="ce3" office:value-type="float" office:value="2.129" calcext:value-type="float">
            <text:p>2.129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07" calcext:value-type="float">
            <text:p>3.207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16" calcext:value-type="float">
            <text:p>97816</text:p>
          </table:table-cell>
          <table:table-cell table:style-name="ce3" office:value-type="float" office:value="6.28118" calcext:value-type="float">
            <text:p>6.28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58" calcext:value-type="float">
            <text:p>1.358</text:p>
          </table:table-cell>
          <table:table-cell table:number-columns-repeated="3"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148" calcext:value-type="float">
            <text:p>0.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69" calcext:value-type="float">
            <text:p>45269</text:p>
          </table:table-cell>
          <table:table-cell table:style-name="ce3" office:value-type="float" office:value="13.5722" calcext:value-type="float">
            <text:p>13.57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428" calcext:value-type="float">
            <text:p>0.428</text:p>
          </table:table-cell>
          <table:table-cell table:style-name="ce3" office:value-type="float" office:value="0.167" calcext:value-type="float">
            <text:p>0.167</text:p>
          </table:table-cell>
          <table:table-cell table:style-name="ce3" office:value-type="float" office:value="2.236" calcext:value-type="float">
            <text:p>2.236</text:p>
          </table:table-cell>
          <table:table-cell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74" calcext:value-type="float">
            <text:p>24474</text:p>
          </table:table-cell>
          <table:table-cell table:style-name="ce3" office:value-type="float" office:value="25.1042" calcext:value-type="float">
            <text:p>25.10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548" calcext:value-type="float">
            <text:p>0.548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3.002" calcext:value-type="float">
            <text:p>3.002</text:p>
          </table:table-cell>
          <table:table-cell table:number-columns-repeated="3"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612" calcext:value-type="float">
            <text:p>12612</text:p>
          </table:table-cell>
          <table:table-cell table:style-name="ce3" office:value-type="float" office:value="48.7155" calcext:value-type="float">
            <text:p>48.7155</text:p>
          </table:table-cell>
          <table:table-cell table:style-name="ce3" office:value-type="float" office:value="2.237" calcext:value-type="float">
            <text:p>2.237</text:p>
          </table:table-cell>
          <table:table-cell table:style-name="ce3" office:value-type="float" office:value="1.051" calcext:value-type="float">
            <text:p>1.0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88" calcext:value-type="float">
            <text:p>3.288</text:p>
          </table:table-cell>
          <table:table-cell table:number-columns-repeated="3"/>
          <table:table-cell table:style-name="ce3" office:value-type="string" calcext:value-type="string">
            <text:p>43698796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21" calcext:value-type="float">
            <text:p>5221</text:p>
          </table:table-cell>
          <table:table-cell table:style-name="ce3" office:value-type="float" office:value="117.679" calcext:value-type="float">
            <text:p>117.679</text:p>
          </table:table-cell>
          <table:table-cell table:style-name="ce3" office:value-type="float" office:value="2.128" calcext:value-type="float">
            <text:p>2.128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06" calcext:value-type="float">
            <text:p>3.206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16" calcext:value-type="float">
            <text:p>97816</text:p>
          </table:table-cell>
          <table:table-cell table:style-name="ce3" office:value-type="float" office:value="6.28118" calcext:value-type="float">
            <text:p>6.28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366" calcext:value-type="float">
            <text:p>1.366</text:p>
          </table:table-cell>
          <table:table-cell table:number-columns-repeated="3"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0" calcext:value-type="float">
            <text:p>50720</text:p>
          </table:table-cell>
          <table:table-cell table:style-name="ce3" office:value-type="float" office:value="12.1136" calcext:value-type="float">
            <text:p>12.1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0.148" calcext:value-type="float">
            <text:p>0.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36" calcext:value-type="float">
            <text:p>2.236</text:p>
          </table:table-cell>
          <table:table-cell table:number-columns-repeated="2"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84" calcext:value-type="float">
            <text:p>45284</text:p>
          </table:table-cell>
          <table:table-cell table:style-name="ce3" office:value-type="float" office:value="13.5677" calcext:value-type="float">
            <text:p>13.567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4" calcext:value-type="float">
            <text:p>0.704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office:value-type="float" office:value="2.256" calcext:value-type="float">
            <text:p>2.256</text:p>
          </table:table-cell>
          <table:table-cell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303" calcext:value-type="float">
            <text:p>24303</text:p>
          </table:table-cell>
          <table:table-cell table:style-name="ce3" office:value-type="float" office:value="25.2808" calcext:value-type="float">
            <text:p>25.28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2.788" calcext:value-type="float">
            <text:p>2.788</text:p>
          </table:table-cell>
          <table:table-cell table:number-columns-repeated="3"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82" calcext:value-type="float">
            <text:p>12582</text:p>
          </table:table-cell>
          <table:table-cell table:style-name="ce3" office:value-type="float" office:value="48.8317" calcext:value-type="float">
            <text:p>48.8317</text:p>
          </table:table-cell>
          <table:table-cell table:style-name="ce3" office:value-type="float" office:value="2.167" calcext:value-type="float">
            <text:p>2.167</text:p>
          </table:table-cell>
          <table:table-cell table:style-name="ce3" office:value-type="float" office:value="1.125" calcext:value-type="float">
            <text:p>1.12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92" calcext:value-type="float">
            <text:p>3.292</text:p>
          </table:table-cell>
          <table:table-cell table:number-columns-repeated="3"/>
          <table:table-cell table:style-name="ce3" office:value-type="string" calcext:value-type="string">
            <text:p>436988002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518" calcext:value-type="float">
            <text:p>5518</text:p>
          </table:table-cell>
          <table:table-cell table:style-name="ce3" office:value-type="float" office:value="111.345" calcext:value-type="float">
            <text:p>111.345</text:p>
          </table:table-cell>
          <table:table-cell table:style-name="ce3" office:value-type="float" office:value="2.129" calcext:value-type="float">
            <text:p>2.129</text:p>
          </table:table-cell>
          <table:table-cell table:style-name="ce3" office:value-type="float" office:value="1.053" calcext:value-type="float">
            <text:p>1.0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82" calcext:value-type="float">
            <text:p>3.182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16" calcext:value-type="float">
            <text:p>97816</text:p>
          </table:table-cell>
          <table:table-cell table:style-name="ce3" office:value-type="float" office:value="6.28118" calcext:value-type="float">
            <text:p>6.28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274" calcext:value-type="float">
            <text:p>0.2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64" calcext:value-type="float">
            <text:p>1.264</text:p>
          </table:table-cell>
          <table:table-cell table:number-columns-repeated="3"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0" calcext:value-type="float">
            <text:p>50720</text:p>
          </table:table-cell>
          <table:table-cell table:style-name="ce3" office:value-type="float" office:value="12.1136" calcext:value-type="float">
            <text:p>12.1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55" calcext:value-type="float">
            <text:p>0.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4" calcext:value-type="float">
            <text:p>2.284</text:p>
          </table:table-cell>
          <table:table-cell table:number-columns-repeated="2"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63" calcext:value-type="float">
            <text:p>45263</text:p>
          </table:table-cell>
          <table:table-cell table:style-name="ce3" office:value-type="float" office:value="13.574" calcext:value-type="float">
            <text:p>13.5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317" calcext:value-type="float">
            <text:p>0.317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183" calcext:value-type="float">
            <text:p>0.183</text:p>
          </table:table-cell>
          <table:table-cell table:style-name="ce3" office:value-type="float" office:value="2.19" calcext:value-type="float">
            <text:p>2.19</text:p>
          </table:table-cell>
          <table:table-cell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22" calcext:value-type="float">
            <text:p>24422</text:p>
          </table:table-cell>
          <table:table-cell table:style-name="ce3" office:value-type="float" office:value="25.1576" calcext:value-type="float">
            <text:p>25.15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.794" calcext:value-type="float">
            <text:p>2.794</text:p>
          </table:table-cell>
          <table:table-cell table:number-columns-repeated="3"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90" calcext:value-type="float">
            <text:p>12590</text:p>
          </table:table-cell>
          <table:table-cell table:style-name="ce3" office:value-type="float" office:value="48.8006" calcext:value-type="float">
            <text:p>48.8006</text:p>
          </table:table-cell>
          <table:table-cell table:style-name="ce3" office:value-type="float" office:value="2.153" calcext:value-type="float">
            <text:p>2.153</text:p>
          </table:table-cell>
          <table:table-cell table:style-name="ce3" office:value-type="float" office:value="1.083" calcext:value-type="float">
            <text:p>1.08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36" calcext:value-type="float">
            <text:p>3.236</text:p>
          </table:table-cell>
          <table:table-cell table:number-columns-repeated="3"/>
          <table:table-cell table:style-name="ce3" office:value-type="string" calcext:value-type="string">
            <text:p>436988038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272" calcext:value-type="float">
            <text:p>5272</text:p>
          </table:table-cell>
          <table:table-cell table:style-name="ce3" office:value-type="float" office:value="116.54" calcext:value-type="float">
            <text:p>116.54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1.051" calcext:value-type="float">
            <text:p>1.0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1" calcext:value-type="float">
            <text:p>3.27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16" calcext:value-type="float">
            <text:p>97816</text:p>
          </table:table-cell>
          <table:table-cell table:style-name="ce3" office:value-type="float" office:value="6.28118" calcext:value-type="float">
            <text:p>6.281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8" calcext:value-type="float">
            <text:p>1.218</text:p>
          </table:table-cell>
          <table:table-cell table:number-columns-repeated="3"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16" calcext:value-type="float">
            <text:p>50716</text:p>
          </table:table-cell>
          <table:table-cell table:style-name="ce3" office:value-type="float" office:value="12.1145" calcext:value-type="float">
            <text:p>12.1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52" calcext:value-type="float">
            <text:p>0.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4" calcext:value-type="float">
            <text:p>2.284</text:p>
          </table:table-cell>
          <table:table-cell table:number-columns-repeated="2"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169" calcext:value-type="float">
            <text:p>45169</text:p>
          </table:table-cell>
          <table:table-cell table:style-name="ce3" office:value-type="float" office:value="13.6022" calcext:value-type="float">
            <text:p>13.60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.19" calcext:value-type="float">
            <text:p>2.19</text:p>
          </table:table-cell>
          <table:table-cell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533" calcext:value-type="float">
            <text:p>24533</text:p>
          </table:table-cell>
          <table:table-cell table:style-name="ce3" office:value-type="float" office:value="25.0438" calcext:value-type="float">
            <text:p>25.04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253" calcext:value-type="float">
            <text:p>0.253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82" calcext:value-type="float">
            <text:p>2.82</text:p>
          </table:table-cell>
          <table:table-cell table:number-columns-repeated="3"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29" calcext:value-type="float">
            <text:p>12529</text:p>
          </table:table-cell>
          <table:table-cell table:style-name="ce3" office:value-type="float" office:value="49.0382" calcext:value-type="float">
            <text:p>49.0382</text:p>
          </table:table-cell>
          <table:table-cell table:style-name="ce3" office:value-type="float" office:value="2.109" calcext:value-type="float">
            <text:p>2.109</text:p>
          </table:table-cell>
          <table:table-cell table:style-name="ce3" office:value-type="float" office:value="1.087" calcext:value-type="float">
            <text:p>1.08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196" calcext:value-type="float">
            <text:p>3.196</text:p>
          </table:table-cell>
          <table:table-cell table:number-columns-repeated="3"/>
          <table:table-cell table:style-name="ce3" office:value-type="string" calcext:value-type="string">
            <text:p>4369880732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94" calcext:value-type="float">
            <text:p>5194</text:p>
          </table:table-cell>
          <table:table-cell table:style-name="ce3" office:value-type="float" office:value="118.29" calcext:value-type="float">
            <text:p>118.29</text:p>
          </table:table-cell>
          <table:table-cell table:style-name="ce3" office:value-type="float" office:value="2.144" calcext:value-type="float">
            <text:p>2.144</text:p>
          </table:table-cell>
          <table:table-cell table:style-name="ce3" office:value-type="float" office:value="1.075" calcext:value-type="float">
            <text:p>1.07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19" calcext:value-type="float">
            <text:p>3.219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20" calcext:value-type="float">
            <text:p>97820</text:p>
          </table:table-cell>
          <table:table-cell table:style-name="ce3" office:value-type="float" office:value="6.28092" calcext:value-type="float">
            <text:p>6.280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268" calcext:value-type="float">
            <text:p>0.2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18" calcext:value-type="float">
            <text:p>1.218</text:p>
          </table:table-cell>
          <table:table-cell table:number-columns-repeated="3"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152" calcext:value-type="float">
            <text:p>0.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98" calcext:value-type="float">
            <text:p>2.298</text:p>
          </table:table-cell>
          <table:table-cell table:number-columns-repeated="2"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224" calcext:value-type="float">
            <text:p>45224</text:p>
          </table:table-cell>
          <table:table-cell table:style-name="ce3" office:value-type="float" office:value="13.5857" calcext:value-type="float">
            <text:p>13.58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346" calcext:value-type="float">
            <text:p>0.346</text:p>
          </table:table-cell>
          <table:table-cell table:style-name="ce3" office:value-type="float" office:value="0.422" calcext:value-type="float">
            <text:p>0.422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2.26" calcext:value-type="float">
            <text:p>2.26</text:p>
          </table:table-cell>
          <table:table-cell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267" calcext:value-type="float">
            <text:p>24267</text:p>
          </table:table-cell>
          <table:table-cell table:style-name="ce3" office:value-type="float" office:value="25.3183" calcext:value-type="float">
            <text:p>25.31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2.828" calcext:value-type="float">
            <text:p>2.828</text:p>
          </table:table-cell>
          <table:table-cell table:number-columns-repeated="3"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452" calcext:value-type="float">
            <text:p>12452</text:p>
          </table:table-cell>
          <table:table-cell table:style-name="ce3" office:value-type="float" office:value="49.3415" calcext:value-type="float">
            <text:p>49.3415</text:p>
          </table:table-cell>
          <table:table-cell table:style-name="ce3" office:value-type="float" office:value="2.167" calcext:value-type="float">
            <text:p>2.167</text:p>
          </table:table-cell>
          <table:table-cell table:style-name="ce3" office:value-type="float" office:value="1.077" calcext:value-type="float">
            <text:p>1.07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44" calcext:value-type="float">
            <text:p>3.244</text:p>
          </table:table-cell>
          <table:table-cell table:number-columns-repeated="3"/>
          <table:table-cell table:style-name="ce3" office:value-type="string" calcext:value-type="string">
            <text:p>43698810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185" calcext:value-type="float">
            <text:p>5185</text:p>
          </table:table-cell>
          <table:table-cell table:style-name="ce3" office:value-type="float" office:value="118.496" calcext:value-type="float">
            <text:p>118.496</text:p>
          </table:table-cell>
          <table:table-cell table:style-name="ce3" office:value-type="float" office:value="2.114" calcext:value-type="float">
            <text:p>2.114</text:p>
          </table:table-cell>
          <table:table-cell table:style-name="ce3" office:value-type="float" office:value="1.107" calcext:value-type="float">
            <text:p>1.10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1" calcext:value-type="float">
            <text:p>3.221</text:p>
          </table:table-cell>
          <table:table-cell table:number-columns-repeated="931"/>
        </table:table-row>
        <table:table-row table:style-name="ro1">
          <table:table-cell table:number-columns-repeated="3"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97824" calcext:value-type="float">
            <text:p>97824</text:p>
          </table:table-cell>
          <table:table-cell table:style-name="ce3" office:value-type="float" office:value="6.28067" calcext:value-type="float">
            <text:p>6.280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12" calcext:value-type="float">
            <text:p>0.612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24" calcext:value-type="float">
            <text:p>1.224</text:p>
          </table:table-cell>
          <table:table-cell table:number-columns-repeated="3"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50724" calcext:value-type="float">
            <text:p>50724</text:p>
          </table:table-cell>
          <table:table-cell table:style-name="ce3" office:value-type="float" office:value="12.1126" calcext:value-type="float">
            <text:p>12.1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536" calcext:value-type="float">
            <text:p>0.536</text:p>
          </table:table-cell>
          <table:table-cell table:style-name="ce3" office:value-type="float" office:value="0.152" calcext:value-type="float">
            <text:p>0.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286" calcext:value-type="float">
            <text:p>2.286</text:p>
          </table:table-cell>
          <table:table-cell table:number-columns-repeated="2"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5018" calcext:value-type="float">
            <text:p>45018</text:p>
          </table:table-cell>
          <table:table-cell table:style-name="ce3" office:value-type="float" office:value="13.6479" calcext:value-type="float">
            <text:p>13.647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294" calcext:value-type="float">
            <text:p>0.294</text:p>
          </table:table-cell>
          <table:table-cell table:style-name="ce3" office:value-type="float" office:value="0.431" calcext:value-type="float">
            <text:p>0.431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2.108" calcext:value-type="float">
            <text:p>2.108</text:p>
          </table:table-cell>
          <table:table-cell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24436" calcext:value-type="float">
            <text:p>24436</text:p>
          </table:table-cell>
          <table:table-cell table:style-name="ce3" office:value-type="float" office:value="25.1432" calcext:value-type="float">
            <text:p>25.14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151" calcext:value-type="float">
            <text:p>0.151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2.95" calcext:value-type="float">
            <text:p>2.95</text:p>
          </table:table-cell>
          <table:table-cell table:number-columns-repeated="3"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12535" calcext:value-type="float">
            <text:p>12535</text:p>
          </table:table-cell>
          <table:table-cell table:style-name="ce3" office:value-type="float" office:value="49.0148" calcext:value-type="float">
            <text:p>49.0148</text:p>
          </table:table-cell>
          <table:table-cell table:style-name="ce3" office:value-type="float" office:value="2.235" calcext:value-type="float">
            <text:p>2.235</text:p>
          </table:table-cell>
          <table:table-cell table:style-name="ce3" office:value-type="float" office:value="1.04" calcext:value-type="float">
            <text:p>1.0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75" calcext:value-type="float">
            <text:p>3.275</text:p>
          </table:table-cell>
          <table:table-cell table:number-columns-repeated="3"/>
          <table:table-cell table:style-name="ce3" office:value-type="string" calcext:value-type="string">
            <text:p>4369881367902.png</text:p>
          </table:table-cell>
          <table:table-cell table:style-name="ce3" office:value-type="float" office:value="614400" calcext:value-type="float">
            <text:p>614400</text:p>
          </table:table-cell>
          <table:table-cell table:style-name="ce3" office:value-type="float" office:value="4968" calcext:value-type="float">
            <text:p>4968</text:p>
          </table:table-cell>
          <table:table-cell table:style-name="ce3" office:value-type="float" office:value="123.672" calcext:value-type="float">
            <text:p>123.672</text:p>
          </table:table-cell>
          <table:table-cell table:style-name="ce3" office:value-type="float" office:value="2.128" calcext:value-type="float">
            <text:p>2.128</text:p>
          </table:table-cell>
          <table:table-cell table:style-name="ce3" office:value-type="float" office:value="1.101" calcext:value-type="float">
            <text:p>1.10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229" calcext:value-type="float">
            <text:p>3.229</text:p>
          </table:table-cell>
          <table:table-cell table:number-columns-repeated="931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6:07:10.91026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7:02:56.099881039</meta:creation-date>
    <dc:date>2022-04-25T18:52:39.391313770</dc:date>
    <meta:editing-duration>PT55M43S</meta:editing-duration>
    <meta:editing-cycles>5</meta:editing-cycles>
    <meta:generator>LibreOffice/6.0.7.3$Linux_X86_64 LibreOffice_project/00m0$Build-3</meta:generator>
    <meta:document-statistic meta:table-count="1" meta:cell-count="1580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119cm" svg:height="9cm" xlink:href=".." xlink:type="simple" chart:class="chart:line" chart:style-name="ch1">
        <chart:title svg:x="5.663cm" svg:y="0.316cm" chart:style-name="ch2">
          <text:p>Compression ratio</text:p>
        </chart:title>
        <chart:subtitle svg:x="5.412cm" svg:y="1.275cm" chart:style-name="ch3">
          <text:p>Simulated depth sensor </text:p>
        </chart:subtitle>
        <chart:legend chart:legend-position="end" svg:x="9.409cm" svg:y="2.956cm" style:legend-expansion="high" chart:style-name="ch4"/>
        <chart:plot-area chart:style-name="ch5" table:cell-range-address="Sheet1.G7:Sheet1.G206 Sheet1.W7:Sheet1.W206 Sheet1.AL7:Sheet1.AL206 Sheet1.AZ7:Sheet1.AZ206 Sheet1.BP7:Sheet1.BP206 Sheet1.CF7:Sheet1.CF206" chart:data-source-has-labels="row" svg:x="1.313cm" svg:y="2.138cm" svg:width="7.794cm" svg:height="5.701cm">
          <chartooo:coordinate-region svg:x="2.12cm" svg:y="2.259cm" svg:width="6.987cm" svg:height="4.578cm"/>
          <chart:axis chart:dimension="x" chart:name="primary-x" chart:style-name="ch6">
            <chart:title svg:x="4.69cm" svg:y="8.019cm" chart:style-name="ch7">
              <text:p>Frame</text:p>
            </chart:title>
          </chart:axis>
          <chart:axis chart:dimension="y" chart:name="primary-y" chart:style-name="ch6">
            <chart:title svg:x="0.451cm" svg:y="5.482cm" chart:style-name="ch8">
              <text:p>Times</text:p>
            </chart:title>
            <chart:grid chart:style-name="ch9" chart:class="major"/>
          </chart:axis>
          <chart:series chart:style-name="ch10" chart:values-cell-range-address="Sheet1.G8:Sheet1.G206" chart:label-cell-address="Sheet1.G7:Sheet1.G7" chart:class="chart:line">
            <chart:data-point chart:repeated="199"/>
          </chart:series>
          <chart:series chart:style-name="ch11" chart:values-cell-range-address="Sheet1.W8:Sheet1.W206" chart:label-cell-address="Sheet1.W7:Sheet1.W7" chart:class="chart:line">
            <chart:data-point chart:repeated="199"/>
          </chart:series>
          <chart:series chart:style-name="ch12" chart:values-cell-range-address="Sheet1.AL8:Sheet1.AL206" chart:label-cell-address="Sheet1.AL7:Sheet1.AL7" chart:class="chart:line">
            <chart:data-point chart:repeated="199"/>
          </chart:series>
          <chart:series chart:style-name="ch13" chart:values-cell-range-address="Sheet1.AZ8:Sheet1.AZ206" chart:label-cell-address="Sheet1.AZ7:Sheet1.AZ7" chart:class="chart:line">
            <chart:data-point chart:repeated="199"/>
          </chart:series>
          <chart:series chart:style-name="ch14" chart:values-cell-range-address="Sheet1.BP8:Sheet1.BP206" chart:label-cell-address="Sheet1.BP7:Sheet1.BP7" chart:class="chart:line">
            <chart:data-point chart:repeated="199"/>
          </chart:series>
          <chart:series chart:style-name="ch15" chart:values-cell-range-address="Sheet1.CF8:Sheet1.CF206" chart:label-cell-address="Sheet1.CF7:Sheet1.CF7" chart:class="chart:line">
            <chart:data-point chart:repeated="19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RVL</text:p>
                <draw:g>
                  <svg:desc>Sheet1.G7:Sheet1.G7</svg:desc>
                </draw:g>
              </table:table-cell>
              <table:table-cell office:value-type="string">
                <text:p>Ratio RVL+Q</text:p>
                <draw:g>
                  <svg:desc>Sheet1.W7:Sheet1.W7</svg:desc>
                </draw:g>
              </table:table-cell>
              <table:table-cell office:value-type="string">
                <text:p>Ratio RVL+Zstd</text:p>
                <draw:g>
                  <svg:desc>Sheet1.AL7:Sheet1.AL7</svg:desc>
                </draw:g>
              </table:table-cell>
              <table:table-cell office:value-type="string">
                <text:p>Ratio RVL+Q+Zstd</text:p>
                <draw:g>
                  <svg:desc>Sheet1.AZ7:Sheet1.AZ7</svg:desc>
                </draw:g>
              </table:table-cell>
              <table:table-cell office:value-type="string">
                <text:p>Ratio: Zdepth KeyFrame</text:p>
                <draw:g>
                  <svg:desc>Sheet1.BP7:Sheet1.BP7</svg:desc>
                </draw:g>
              </table:table-cell>
              <table:table-cell office:value-type="string">
                <text:p>Ratio: Zdepth NO KeyFrame</text:p>
                <draw:g>
                  <svg:desc>Sheet1.CF7:Sheet1.C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527">
                <text:p>5.98527</text:p>
                <draw:g>
                  <svg:desc>Sheet1.G8:Sheet1.G206</svg:desc>
                </draw:g>
              </table:table-cell>
              <table:table-cell office:value-type="float" office:value="11.9282">
                <text:p>11.9282</text:p>
                <draw:g>
                  <svg:desc>Sheet1.W8:Sheet1.W206</svg:desc>
                </draw:g>
              </table:table-cell>
              <table:table-cell office:value-type="float" office:value="27.2897">
                <text:p>27.2897</text:p>
                <draw:g>
                  <svg:desc>Sheet1.AL8:Sheet1.AL206</svg:desc>
                </draw:g>
              </table:table-cell>
              <table:table-cell office:value-type="float" office:value="35.3022">
                <text:p>35.3022</text:p>
                <draw:g>
                  <svg:desc>Sheet1.AZ8:Sheet1.AZ206</svg:desc>
                </draw:g>
              </table:table-cell>
              <table:table-cell office:value-type="float" office:value="55.2071">
                <text:p>55.2071</text:p>
                <draw:g>
                  <svg:desc>Sheet1.BP8:Sheet1.BP206</svg:desc>
                </draw:g>
              </table:table-cell>
              <table:table-cell office:value-type="float" office:value="55.2071">
                <text:p>55.2071</text:p>
                <draw:g>
                  <svg:desc>Sheet1.CF8:Sheet1.CF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8527">
                <text:p>5.98527</text:p>
              </table:table-cell>
              <table:table-cell office:value-type="float" office:value="11.9255">
                <text:p>11.9255</text:p>
              </table:table-cell>
              <table:table-cell office:value-type="float" office:value="27.2473">
                <text:p>27.2473</text:p>
              </table:table-cell>
              <table:table-cell office:value-type="float" office:value="35.2011">
                <text:p>35.2011</text:p>
              </table:table-cell>
              <table:table-cell office:value-type="float" office:value="55.1972">
                <text:p>55.1972</text:p>
              </table:table-cell>
              <table:table-cell office:value-type="float" office:value="176.908">
                <text:p>176.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8527">
                <text:p>5.98527</text:p>
              </table:table-cell>
              <table:table-cell office:value-type="float" office:value="11.9227">
                <text:p>11.9227</text:p>
              </table:table-cell>
              <table:table-cell office:value-type="float" office:value="27.2437">
                <text:p>27.2437</text:p>
              </table:table-cell>
              <table:table-cell office:value-type="float" office:value="35.2577">
                <text:p>35.2577</text:p>
              </table:table-cell>
              <table:table-cell office:value-type="float" office:value="54.7838">
                <text:p>54.7838</text:p>
              </table:table-cell>
              <table:table-cell office:value-type="float" office:value="177.367">
                <text:p>177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855">
                <text:p>5.9855</text:p>
              </table:table-cell>
              <table:table-cell office:value-type="float" office:value="11.9171">
                <text:p>11.9171</text:p>
              </table:table-cell>
              <table:table-cell office:value-type="float" office:value="27.2316">
                <text:p>27.2316</text:p>
              </table:table-cell>
              <table:table-cell office:value-type="float" office:value="35.288">
                <text:p>35.288</text:p>
              </table:table-cell>
              <table:table-cell office:value-type="float" office:value="54.9307">
                <text:p>54.9307</text:p>
              </table:table-cell>
              <table:table-cell office:value-type="float" office:value="172.73">
                <text:p>172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8504">
                <text:p>5.98504</text:p>
              </table:table-cell>
              <table:table-cell office:value-type="float" office:value="11.9097">
                <text:p>11.9097</text:p>
              </table:table-cell>
              <table:table-cell office:value-type="float" office:value="27.0339">
                <text:p>27.0339</text:p>
              </table:table-cell>
              <table:table-cell office:value-type="float" office:value="35.0565">
                <text:p>35.0565</text:p>
              </table:table-cell>
              <table:table-cell office:value-type="float" office:value="54.5164">
                <text:p>54.5164</text:p>
              </table:table-cell>
              <table:table-cell office:value-type="float" office:value="158.678">
                <text:p>158.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48">
                <text:p>5.9848</text:p>
              </table:table-cell>
              <table:table-cell office:value-type="float" office:value="11.9061">
                <text:p>11.9061</text:p>
              </table:table-cell>
              <table:table-cell office:value-type="float" office:value="27.1318">
                <text:p>27.1318</text:p>
              </table:table-cell>
              <table:table-cell office:value-type="float" office:value="34.9826">
                <text:p>34.9826</text:p>
              </table:table-cell>
              <table:table-cell office:value-type="float" office:value="54.6133">
                <text:p>54.6133</text:p>
              </table:table-cell>
              <table:table-cell office:value-type="float" office:value="165.606">
                <text:p>165.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457">
                <text:p>5.98457</text:p>
              </table:table-cell>
              <table:table-cell office:value-type="float" office:value="11.9033">
                <text:p>11.9033</text:p>
              </table:table-cell>
              <table:table-cell office:value-type="float" office:value="27.0315">
                <text:p>27.0315</text:p>
              </table:table-cell>
              <table:table-cell office:value-type="float" office:value="35.0925">
                <text:p>35.0925</text:p>
              </table:table-cell>
              <table:table-cell office:value-type="float" office:value="54.7252">
                <text:p>54.7252</text:p>
              </table:table-cell>
              <table:table-cell office:value-type="float" office:value="167.869">
                <text:p>167.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8457">
                <text:p>5.98457</text:p>
              </table:table-cell>
              <table:table-cell office:value-type="float" office:value="11.9005">
                <text:p>11.9005</text:p>
              </table:table-cell>
              <table:table-cell office:value-type="float" office:value="27.0387">
                <text:p>27.0387</text:p>
              </table:table-cell>
              <table:table-cell office:value-type="float" office:value="35.1327">
                <text:p>35.1327</text:p>
              </table:table-cell>
              <table:table-cell office:value-type="float" office:value="54.6036">
                <text:p>54.6036</text:p>
              </table:table-cell>
              <table:table-cell office:value-type="float" office:value="169.07">
                <text:p>169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457">
                <text:p>5.98457</text:p>
              </table:table-cell>
              <table:table-cell office:value-type="float" office:value="11.8978">
                <text:p>11.8978</text:p>
              </table:table-cell>
              <table:table-cell office:value-type="float" office:value="27.1438">
                <text:p>27.1438</text:p>
              </table:table-cell>
              <table:table-cell office:value-type="float" office:value="35.0825">
                <text:p>35.0825</text:p>
              </table:table-cell>
              <table:table-cell office:value-type="float" office:value="54.5067">
                <text:p>54.5067</text:p>
              </table:table-cell>
              <table:table-cell office:value-type="float" office:value="172.487">
                <text:p>172.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8457">
                <text:p>5.98457</text:p>
              </table:table-cell>
              <table:table-cell office:value-type="float" office:value="11.8959">
                <text:p>11.8959</text:p>
              </table:table-cell>
              <table:table-cell office:value-type="float" office:value="27.072">
                <text:p>27.072</text:p>
              </table:table-cell>
              <table:table-cell office:value-type="float" office:value="34.8655">
                <text:p>34.8655</text:p>
              </table:table-cell>
              <table:table-cell office:value-type="float" office:value="54.5358">
                <text:p>54.5358</text:p>
              </table:table-cell>
              <table:table-cell office:value-type="float" office:value="158.514">
                <text:p>158.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8434">
                <text:p>5.98434</text:p>
              </table:table-cell>
              <table:table-cell office:value-type="float" office:value="11.8922">
                <text:p>11.8922</text:p>
              </table:table-cell>
              <table:table-cell office:value-type="float" office:value="27.1318">
                <text:p>27.1318</text:p>
              </table:table-cell>
              <table:table-cell office:value-type="float" office:value="34.9687">
                <text:p>34.9687</text:p>
              </table:table-cell>
              <table:table-cell office:value-type="float" office:value="54.5309">
                <text:p>54.5309</text:p>
              </table:table-cell>
              <table:table-cell office:value-type="float" office:value="157.619">
                <text:p>157.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841">
                <text:p>5.9841</text:p>
              </table:table-cell>
              <table:table-cell office:value-type="float" office:value="11.8885">
                <text:p>11.8885</text:p>
              </table:table-cell>
              <table:table-cell office:value-type="float" office:value="27.1919">
                <text:p>27.1919</text:p>
              </table:table-cell>
              <table:table-cell office:value-type="float" office:value="34.9111">
                <text:p>34.9111</text:p>
              </table:table-cell>
              <table:table-cell office:value-type="float" office:value="54.199">
                <text:p>54.199</text:p>
              </table:table-cell>
              <table:table-cell office:value-type="float" office:value="156.655">
                <text:p>156.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387">
                <text:p>5.98387</text:p>
              </table:table-cell>
              <table:table-cell office:value-type="float" office:value="11.8849">
                <text:p>11.8849</text:p>
              </table:table-cell>
              <table:table-cell office:value-type="float" office:value="27.2413">
                <text:p>27.2413</text:p>
              </table:table-cell>
              <table:table-cell office:value-type="float" office:value="34.9667">
                <text:p>34.9667</text:p>
              </table:table-cell>
              <table:table-cell office:value-type="float" office:value="54.3092">
                <text:p>54.3092</text:p>
              </table:table-cell>
              <table:table-cell office:value-type="float" office:value="154.178">
                <text:p>154.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387">
                <text:p>5.98387</text:p>
              </table:table-cell>
              <table:table-cell office:value-type="float" office:value="11.8821">
                <text:p>11.8821</text:p>
              </table:table-cell>
              <table:table-cell office:value-type="float" office:value="27.2316">
                <text:p>27.2316</text:p>
              </table:table-cell>
              <table:table-cell office:value-type="float" office:value="34.9468">
                <text:p>34.9468</text:p>
              </table:table-cell>
              <table:table-cell office:value-type="float" office:value="54.4006">
                <text:p>54.4006</text:p>
              </table:table-cell>
              <table:table-cell office:value-type="float" office:value="161.133">
                <text:p>161.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387">
                <text:p>5.98387</text:p>
              </table:table-cell>
              <table:table-cell office:value-type="float" office:value="11.8794">
                <text:p>11.8794</text:p>
              </table:table-cell>
              <table:table-cell office:value-type="float" office:value="27.0042">
                <text:p>27.0042</text:p>
              </table:table-cell>
              <table:table-cell office:value-type="float" office:value="34.9369">
                <text:p>34.9369</text:p>
              </table:table-cell>
              <table:table-cell office:value-type="float" office:value="54.6473">
                <text:p>54.6473</text:p>
              </table:table-cell>
              <table:table-cell office:value-type="float" office:value="147.021">
                <text:p>147.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8364">
                <text:p>5.98364</text:p>
              </table:table-cell>
              <table:table-cell office:value-type="float" office:value="11.8757">
                <text:p>11.8757</text:p>
              </table:table-cell>
              <table:table-cell office:value-type="float" office:value="27.1127">
                <text:p>27.1127</text:p>
              </table:table-cell>
              <table:table-cell office:value-type="float" office:value="34.8853">
                <text:p>34.8853</text:p>
              </table:table-cell>
              <table:table-cell office:value-type="float" office:value="54.415">
                <text:p>54.415</text:p>
              </table:table-cell>
              <table:table-cell office:value-type="float" office:value="157.377">
                <text:p>157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841">
                <text:p>5.9841</text:p>
              </table:table-cell>
              <table:table-cell office:value-type="float" office:value="11.8748">
                <text:p>11.8748</text:p>
              </table:table-cell>
              <table:table-cell office:value-type="float" office:value="27.0518">
                <text:p>27.0518</text:p>
              </table:table-cell>
              <table:table-cell office:value-type="float" office:value="34.9012">
                <text:p>34.9012</text:p>
              </table:table-cell>
              <table:table-cell office:value-type="float" office:value="54.4681">
                <text:p>54.4681</text:p>
              </table:table-cell>
              <table:table-cell office:value-type="float" office:value="164.984">
                <text:p>164.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841">
                <text:p>5.9841</text:p>
              </table:table-cell>
              <table:table-cell office:value-type="float" office:value="11.872">
                <text:p>11.872</text:p>
              </table:table-cell>
              <table:table-cell office:value-type="float" office:value="27.0327">
                <text:p>27.0327</text:p>
              </table:table-cell>
              <table:table-cell office:value-type="float" office:value="34.9707">
                <text:p>34.9707</text:p>
              </table:table-cell>
              <table:table-cell office:value-type="float" office:value="54.3669">
                <text:p>54.3669</text:p>
              </table:table-cell>
              <table:table-cell office:value-type="float" office:value="163.927">
                <text:p>163.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8341">
                <text:p>5.98341</text:p>
              </table:table-cell>
              <table:table-cell office:value-type="float" office:value="11.8665">
                <text:p>11.8665</text:p>
              </table:table-cell>
              <table:table-cell office:value-type="float" office:value="27.0816">
                <text:p>27.0816</text:p>
              </table:table-cell>
              <table:table-cell office:value-type="float" office:value="35.0565">
                <text:p>35.0565</text:p>
              </table:table-cell>
              <table:table-cell office:value-type="float" office:value="54.5503">
                <text:p>54.5503</text:p>
              </table:table-cell>
              <table:table-cell office:value-type="float" office:value="157.296">
                <text:p>157.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8341">
                <text:p>5.98341</text:p>
              </table:table-cell>
              <table:table-cell office:value-type="float" office:value="11.8564">
                <text:p>11.8564</text:p>
              </table:table-cell>
              <table:table-cell office:value-type="float" office:value="27.0673">
                <text:p>27.0673</text:p>
              </table:table-cell>
              <table:table-cell office:value-type="float" office:value="34.8853">
                <text:p>34.8853</text:p>
              </table:table-cell>
              <table:table-cell office:value-type="float" office:value="54.7398">
                <text:p>54.7398</text:p>
              </table:table-cell>
              <table:table-cell office:value-type="float" office:value="164.851">
                <text:p>164.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8341">
                <text:p>5.98341</text:p>
              </table:table-cell>
              <table:table-cell office:value-type="float" office:value="11.8537">
                <text:p>11.8537</text:p>
              </table:table-cell>
              <table:table-cell office:value-type="float" office:value="27.072">
                <text:p>27.072</text:p>
              </table:table-cell>
              <table:table-cell office:value-type="float" office:value="34.8616">
                <text:p>34.8616</text:p>
              </table:table-cell>
              <table:table-cell office:value-type="float" office:value="54.6036">
                <text:p>54.6036</text:p>
              </table:table-cell>
              <table:table-cell office:value-type="float" office:value="176.096">
                <text:p>176.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8364">
                <text:p>5.98364</text:p>
              </table:table-cell>
              <table:table-cell office:value-type="float" office:value="11.8519">
                <text:p>11.8519</text:p>
              </table:table-cell>
              <table:table-cell office:value-type="float" office:value="26.9769">
                <text:p>26.9769</text:p>
              </table:table-cell>
              <table:table-cell office:value-type="float" office:value="35.0066">
                <text:p>35.0066</text:p>
              </table:table-cell>
              <table:table-cell office:value-type="float" office:value="54.5794">
                <text:p>54.5794</text:p>
              </table:table-cell>
              <table:table-cell office:value-type="float" office:value="161.94">
                <text:p>16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8341">
                <text:p>5.98341</text:p>
              </table:table-cell>
              <table:table-cell office:value-type="float" office:value="11.8482">
                <text:p>11.8482</text:p>
              </table:table-cell>
              <table:table-cell office:value-type="float" office:value="26.9332">
                <text:p>26.9332</text:p>
              </table:table-cell>
              <table:table-cell office:value-type="float" office:value="34.9369">
                <text:p>34.9369</text:p>
              </table:table-cell>
              <table:table-cell office:value-type="float" office:value="54.6473">
                <text:p>54.6473</text:p>
              </table:table-cell>
              <table:table-cell office:value-type="float" office:value="169.49">
                <text:p>169.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8317">
                <text:p>5.98317</text:p>
              </table:table-cell>
              <table:table-cell office:value-type="float" office:value="11.8455">
                <text:p>11.8455</text:p>
              </table:table-cell>
              <table:table-cell office:value-type="float" office:value="27.0816">
                <text:p>27.0816</text:p>
              </table:table-cell>
              <table:table-cell office:value-type="float" office:value="34.8141">
                <text:p>34.8141</text:p>
              </table:table-cell>
              <table:table-cell office:value-type="float" office:value="54.2708">
                <text:p>54.2708</text:p>
              </table:table-cell>
              <table:table-cell office:value-type="float" office:value="163.535">
                <text:p>163.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8317">
                <text:p>5.98317</text:p>
              </table:table-cell>
              <table:table-cell office:value-type="float" office:value="11.8418">
                <text:p>11.8418</text:p>
              </table:table-cell>
              <table:table-cell office:value-type="float" office:value="27.0482">
                <text:p>27.0482</text:p>
              </table:table-cell>
              <table:table-cell office:value-type="float" office:value="34.8913">
                <text:p>34.8913</text:p>
              </table:table-cell>
              <table:table-cell office:value-type="float" office:value="54.6085">
                <text:p>54.6085</text:p>
              </table:table-cell>
              <table:table-cell office:value-type="float" office:value="165.339">
                <text:p>165.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8271">
                <text:p>5.98271</text:p>
              </table:table-cell>
              <table:table-cell office:value-type="float" office:value="11.8382">
                <text:p>11.8382</text:p>
              </table:table-cell>
              <table:table-cell office:value-type="float" office:value="27.0828">
                <text:p>27.0828</text:p>
              </table:table-cell>
              <table:table-cell office:value-type="float" office:value="35.0205">
                <text:p>35.0205</text:p>
              </table:table-cell>
              <table:table-cell office:value-type="float" office:value="54.9946">
                <text:p>54.9946</text:p>
              </table:table-cell>
              <table:table-cell office:value-type="float" office:value="166.324">
                <text:p>166.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8294">
                <text:p>5.98294</text:p>
              </table:table-cell>
              <table:table-cell office:value-type="float" office:value="11.8363">
                <text:p>11.8363</text:p>
              </table:table-cell>
              <table:table-cell office:value-type="float" office:value="27.1967">
                <text:p>27.1967</text:p>
              </table:table-cell>
              <table:table-cell office:value-type="float" office:value="34.9707">
                <text:p>34.9707</text:p>
              </table:table-cell>
              <table:table-cell office:value-type="float" office:value="54.5455">
                <text:p>54.5455</text:p>
              </table:table-cell>
              <table:table-cell office:value-type="float" office:value="161.302">
                <text:p>161.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4957">
                <text:p>5.94957</text:p>
              </table:table-cell>
              <table:table-cell office:value-type="float" office:value="10.2832">
                <text:p>10.2832</text:p>
              </table:table-cell>
              <table:table-cell office:value-type="float" office:value="22.4668">
                <text:p>22.4668</text:p>
              </table:table-cell>
              <table:table-cell office:value-type="float" office:value="32.2876">
                <text:p>32.2876</text:p>
              </table:table-cell>
              <table:table-cell office:value-type="float" office:value="47.6945">
                <text:p>47.6945</text:p>
              </table:table-cell>
              <table:table-cell office:value-type="float" office:value="61.0675">
                <text:p>61.0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6618">
                <text:p>5.86618</text:p>
              </table:table-cell>
              <table:table-cell office:value-type="float" office:value="8.65645">
                <text:p>8.65645</text:p>
              </table:table-cell>
              <table:table-cell office:value-type="float" office:value="19.7919">
                <text:p>19.7919</text:p>
              </table:table-cell>
              <table:table-cell office:value-type="float" office:value="28.3408">
                <text:p>28.3408</text:p>
              </table:table-cell>
              <table:table-cell office:value-type="float" office:value="44.0651">
                <text:p>44.0651</text:p>
              </table:table-cell>
              <table:table-cell office:value-type="float" office:value="56.7732">
                <text:p>56.7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3786">
                <text:p>5.83786</text:p>
              </table:table-cell>
              <table:table-cell office:value-type="float" office:value="8.44792">
                <text:p>8.44792</text:p>
              </table:table-cell>
              <table:table-cell office:value-type="float" office:value="18.7552">
                <text:p>18.7552</text:p>
              </table:table-cell>
              <table:table-cell office:value-type="float" office:value="27.6931">
                <text:p>27.6931</text:p>
              </table:table-cell>
              <table:table-cell office:value-type="float" office:value="43.3623">
                <text:p>43.3623</text:p>
              </table:table-cell>
              <table:table-cell office:value-type="float" office:value="59.2993">
                <text:p>59.2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9885">
                <text:p>5.79885</text:p>
              </table:table-cell>
              <table:table-cell office:value-type="float" office:value="8.22666">
                <text:p>8.22666</text:p>
              </table:table-cell>
              <table:table-cell office:value-type="float" office:value="18.1367">
                <text:p>18.1367</text:p>
              </table:table-cell>
              <table:table-cell office:value-type="float" office:value="27.2812">
                <text:p>27.2812</text:p>
              </table:table-cell>
              <table:table-cell office:value-type="float" office:value="43.0373">
                <text:p>43.0373</text:p>
              </table:table-cell>
              <table:table-cell office:value-type="float" office:value="63.2359">
                <text:p>63.2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9142">
                <text:p>5.79142</text:p>
              </table:table-cell>
              <table:table-cell office:value-type="float" office:value="8.13516">
                <text:p>8.13516</text:p>
              </table:table-cell>
              <table:table-cell office:value-type="float" office:value="18.3743">
                <text:p>18.3743</text:p>
              </table:table-cell>
              <table:table-cell office:value-type="float" office:value="27.0339">
                <text:p>27.0339</text:p>
              </table:table-cell>
              <table:table-cell office:value-type="float" office:value="42.8811">
                <text:p>42.8811</text:p>
              </table:table-cell>
              <table:table-cell office:value-type="float" office:value="69.7627">
                <text:p>69.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0214">
                <text:p>5.80214</text:p>
              </table:table-cell>
              <table:table-cell office:value-type="float" office:value="8.06638">
                <text:p>8.06638</text:p>
              </table:table-cell>
              <table:table-cell office:value-type="float" office:value="18.4715">
                <text:p>18.4715</text:p>
              </table:table-cell>
              <table:table-cell office:value-type="float" office:value="26.2004">
                <text:p>26.2004</text:p>
              </table:table-cell>
              <table:table-cell office:value-type="float" office:value="43.2189">
                <text:p>43.2189</text:p>
              </table:table-cell>
              <table:table-cell office:value-type="float" office:value="70.6451">
                <text:p>70.6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0916">
                <text:p>5.80916</text:p>
              </table:table-cell>
              <table:table-cell office:value-type="float" office:value="7.87612">
                <text:p>7.87612</text:p>
              </table:table-cell>
              <table:table-cell office:value-type="float" office:value="18.7632">
                <text:p>18.7632</text:p>
              </table:table-cell>
              <table:table-cell office:value-type="float" office:value="25.788">
                <text:p>25.788</text:p>
              </table:table-cell>
              <table:table-cell office:value-type="float" office:value="39.7002">
                <text:p>39.7002</text:p>
              </table:table-cell>
              <table:table-cell office:value-type="float" office:value="61.8793">
                <text:p>61.8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184">
                <text:p>5.8184</text:p>
              </table:table-cell>
              <table:table-cell office:value-type="float" office:value="7.89839">
                <text:p>7.89839</text:p>
              </table:table-cell>
              <table:table-cell office:value-type="float" office:value="18.8051">
                <text:p>18.8051</text:p>
              </table:table-cell>
              <table:table-cell office:value-type="float" office:value="25.3079">
                <text:p>25.3079</text:p>
              </table:table-cell>
              <table:table-cell office:value-type="float" office:value="41.6317">
                <text:p>41.6317</text:p>
              </table:table-cell>
              <table:table-cell office:value-type="float" office:value="69.5259">
                <text:p>69.5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564">
                <text:p>5.83564</text:p>
              </table:table-cell>
              <table:table-cell office:value-type="float" office:value="7.91753">
                <text:p>7.91753</text:p>
              </table:table-cell>
              <table:table-cell office:value-type="float" office:value="18.738">
                <text:p>18.738</text:p>
              </table:table-cell>
              <table:table-cell office:value-type="float" office:value="25.5723">
                <text:p>25.5723</text:p>
              </table:table-cell>
              <table:table-cell office:value-type="float" office:value="42.5839">
                <text:p>42.5839</text:p>
              </table:table-cell>
              <table:table-cell office:value-type="float" office:value="60.8437">
                <text:p>60.8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83653">
                <text:p>5.83653</text:p>
              </table:table-cell>
              <table:table-cell office:value-type="float" office:value="7.91304">
                <text:p>7.91304</text:p>
              </table:table-cell>
              <table:table-cell office:value-type="float" office:value="19.0506">
                <text:p>19.0506</text:p>
              </table:table-cell>
              <table:table-cell office:value-type="float" office:value="25.5723">
                <text:p>25.5723</text:p>
              </table:table-cell>
              <table:table-cell office:value-type="float" office:value="41.4939">
                <text:p>41.4939</text:p>
              </table:table-cell>
              <table:table-cell office:value-type="float" office:value="59.8422">
                <text:p>59.8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4276">
                <text:p>5.44276</text:p>
              </table:table-cell>
              <table:table-cell office:value-type="float" office:value="8.64475">
                <text:p>8.64475</text:p>
              </table:table-cell>
              <table:table-cell office:value-type="float" office:value="11.0627">
                <text:p>11.0627</text:p>
              </table:table-cell>
              <table:table-cell office:value-type="float" office:value="16.525">
                <text:p>16.525</text:p>
              </table:table-cell>
              <table:table-cell office:value-type="float" office:value="22.5592">
                <text:p>22.5592</text:p>
              </table:table-cell>
              <table:table-cell office:value-type="float" office:value="22.5435">
                <text:p>22.5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119">
                <text:p>5.5119</text:p>
              </table:table-cell>
              <table:table-cell office:value-type="float" office:value="8.93803">
                <text:p>8.93803</text:p>
              </table:table-cell>
              <table:table-cell office:value-type="float" office:value="10.2875">
                <text:p>10.2875</text:p>
              </table:table-cell>
              <table:table-cell office:value-type="float" office:value="16.4331">
                <text:p>16.4331</text:p>
              </table:table-cell>
              <table:table-cell office:value-type="float" office:value="28.384">
                <text:p>28.384</text:p>
              </table:table-cell>
              <table:table-cell office:value-type="float" office:value="27.9362">
                <text:p>27.9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774">
                <text:p>5.3774</text:p>
              </table:table-cell>
              <table:table-cell office:value-type="float" office:value="9.106">
                <text:p>9.106</text:p>
              </table:table-cell>
              <table:table-cell office:value-type="float" office:value="10.3738">
                <text:p>10.3738</text:p>
              </table:table-cell>
              <table:table-cell office:value-type="float" office:value="16.6189">
                <text:p>16.6189</text:p>
              </table:table-cell>
              <table:table-cell office:value-type="float" office:value="30.6694">
                <text:p>30.6694</text:p>
              </table:table-cell>
              <table:table-cell office:value-type="float" office:value="31.4883">
                <text:p>31.4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9522">
                <text:p>5.69522</text:p>
              </table:table-cell>
              <table:table-cell office:value-type="float" office:value="10.5997">
                <text:p>10.5997</text:p>
              </table:table-cell>
              <table:table-cell office:value-type="float" office:value="10.2497">
                <text:p>10.2497</text:p>
              </table:table-cell>
              <table:table-cell office:value-type="float" office:value="17.459">
                <text:p>17.459</text:p>
              </table:table-cell>
              <table:table-cell office:value-type="float" office:value="27.2425">
                <text:p>27.2425</text:p>
              </table:table-cell>
              <table:table-cell office:value-type="float" office:value="27.7532">
                <text:p>27.7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0135">
                <text:p>5.70135</text:p>
              </table:table-cell>
              <table:table-cell office:value-type="float" office:value="10.5727">
                <text:p>10.5727</text:p>
              </table:table-cell>
              <table:table-cell office:value-type="float" office:value="10.4399">
                <text:p>10.4399</text:p>
              </table:table-cell>
              <table:table-cell office:value-type="float" office:value="17.7654">
                <text:p>17.7654</text:p>
              </table:table-cell>
              <table:table-cell office:value-type="float" office:value="26.2317">
                <text:p>26.2317</text:p>
              </table:table-cell>
              <table:table-cell office:value-type="float" office:value="28.5661">
                <text:p>28.5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351">
                <text:p>5.66351</text:p>
              </table:table-cell>
              <table:table-cell office:value-type="float" office:value="9.91352">
                <text:p>9.91352</text:p>
              </table:table-cell>
              <table:table-cell office:value-type="float" office:value="10.3729">
                <text:p>10.3729</text:p>
              </table:table-cell>
              <table:table-cell office:value-type="float" office:value="16.9089">
                <text:p>16.9089</text:p>
              </table:table-cell>
              <table:table-cell office:value-type="float" office:value="26.0903">
                <text:p>26.0903</text:p>
              </table:table-cell>
              <table:table-cell office:value-type="float" office:value="26.912">
                <text:p>26.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1641">
                <text:p>5.71641</text:p>
              </table:table-cell>
              <table:table-cell office:value-type="float" office:value="9.69207">
                <text:p>9.69207</text:p>
              </table:table-cell>
              <table:table-cell office:value-type="float" office:value="10.6811">
                <text:p>10.6811</text:p>
              </table:table-cell>
              <table:table-cell office:value-type="float" office:value="16.6396">
                <text:p>16.6396</text:p>
              </table:table-cell>
              <table:table-cell office:value-type="float" office:value="27.5244">
                <text:p>27.5244</text:p>
              </table:table-cell>
              <table:table-cell office:value-type="float" office:value="29.292">
                <text:p>29.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8662">
                <text:p>5.78662</text:p>
              </table:table-cell>
              <table:table-cell office:value-type="float" office:value="9.57248">
                <text:p>9.57248</text:p>
              </table:table-cell>
              <table:table-cell office:value-type="float" office:value="10.924">
                <text:p>10.924</text:p>
              </table:table-cell>
              <table:table-cell office:value-type="float" office:value="16.6612">
                <text:p>16.6612</text:p>
              </table:table-cell>
              <table:table-cell office:value-type="float" office:value="29.1116">
                <text:p>29.1116</text:p>
              </table:table-cell>
              <table:table-cell office:value-type="float" office:value="31.6228">
                <text:p>31.6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4391">
                <text:p>6.04391</text:p>
              </table:table-cell>
              <table:table-cell office:value-type="float" office:value="9.37901">
                <text:p>9.37901</text:p>
              </table:table-cell>
              <table:table-cell office:value-type="float" office:value="11.1988">
                <text:p>11.1988</text:p>
              </table:table-cell>
              <table:table-cell office:value-type="float" office:value="16.712">
                <text:p>16.712</text:p>
              </table:table-cell>
              <table:table-cell office:value-type="float" office:value="30.3318">
                <text:p>30.3318</text:p>
              </table:table-cell>
              <table:table-cell office:value-type="float" office:value="32.5665">
                <text:p>32.5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7067">
                <text:p>6.07067</text:p>
              </table:table-cell>
              <table:table-cell office:value-type="float" office:value="9.27985">
                <text:p>9.27985</text:p>
              </table:table-cell>
              <table:table-cell office:value-type="float" office:value="11.4241">
                <text:p>11.4241</text:p>
              </table:table-cell>
              <table:table-cell office:value-type="float" office:value="16.88">
                <text:p>16.88</text:p>
              </table:table-cell>
              <table:table-cell office:value-type="float" office:value="33.5518">
                <text:p>33.5518</text:p>
              </table:table-cell>
              <table:table-cell office:value-type="float" office:value="37.5803">
                <text:p>37.5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5129">
                <text:p>6.05129</text:p>
              </table:table-cell>
              <table:table-cell office:value-type="float" office:value="9.18331">
                <text:p>9.18331</text:p>
              </table:table-cell>
              <table:table-cell office:value-type="float" office:value="12.6337">
                <text:p>12.6337</text:p>
              </table:table-cell>
              <table:table-cell office:value-type="float" office:value="18.5099">
                <text:p>18.5099</text:p>
              </table:table-cell>
              <table:table-cell office:value-type="float" office:value="43.4573">
                <text:p>43.4573</text:p>
              </table:table-cell>
              <table:table-cell office:value-type="float" office:value="48.1618">
                <text:p>48.1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7115">
                <text:p>6.07115</text:p>
              </table:table-cell>
              <table:table-cell office:value-type="float" office:value="9.09899">
                <text:p>9.09899</text:p>
              </table:table-cell>
              <table:table-cell office:value-type="float" office:value="12.4995">
                <text:p>12.4995</text:p>
              </table:table-cell>
              <table:table-cell office:value-type="float" office:value="18.2179">
                <text:p>18.2179</text:p>
              </table:table-cell>
              <table:table-cell office:value-type="float" office:value="40.9983">
                <text:p>40.9983</text:p>
              </table:table-cell>
              <table:table-cell office:value-type="float" office:value="40.7914">
                <text:p>40.7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06803">
                <text:p>6.06803</text:p>
              </table:table-cell>
              <table:table-cell office:value-type="float" office:value="9.17124">
                <text:p>9.17124</text:p>
              </table:table-cell>
              <table:table-cell office:value-type="float" office:value="12.8008">
                <text:p>12.8008</text:p>
              </table:table-cell>
              <table:table-cell office:value-type="float" office:value="18.714">
                <text:p>18.714</text:p>
              </table:table-cell>
              <table:table-cell office:value-type="float" office:value="43.3623">
                <text:p>43.3623</text:p>
              </table:table-cell>
              <table:table-cell office:value-type="float" office:value="43.8669">
                <text:p>43.8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07067">
                <text:p>6.07067</text:p>
              </table:table-cell>
              <table:table-cell office:value-type="float" office:value="9.1696">
                <text:p>9.1696</text:p>
              </table:table-cell>
              <table:table-cell office:value-type="float" office:value="13.1061">
                <text:p>13.1061</text:p>
              </table:table-cell>
              <table:table-cell office:value-type="float" office:value="19.4609">
                <text:p>19.4609</text:p>
              </table:table-cell>
              <table:table-cell office:value-type="float" office:value="44.1189">
                <text:p>44.1189</text:p>
              </table:table-cell>
              <table:table-cell office:value-type="float" office:value="49.2189">
                <text:p>49.2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6731">
                <text:p>6.06731</text:p>
              </table:table-cell>
              <table:table-cell office:value-type="float" office:value="9.24521">
                <text:p>9.24521</text:p>
              </table:table-cell>
              <table:table-cell office:value-type="float" office:value="13.8425">
                <text:p>13.8425</text:p>
              </table:table-cell>
              <table:table-cell office:value-type="float" office:value="20.2618">
                <text:p>20.2618</text:p>
              </table:table-cell>
              <table:table-cell office:value-type="float" office:value="45.8816">
                <text:p>45.8816</text:p>
              </table:table-cell>
              <table:table-cell office:value-type="float" office:value="46.8721">
                <text:p>46.8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7763">
                <text:p>6.07763</text:p>
              </table:table-cell>
              <table:table-cell office:value-type="float" office:value="9.10007">
                <text:p>9.10007</text:p>
              </table:table-cell>
              <table:table-cell office:value-type="float" office:value="13.1749">
                <text:p>13.1749</text:p>
              </table:table-cell>
              <table:table-cell office:value-type="float" office:value="19.3366">
                <text:p>19.3366</text:p>
              </table:table-cell>
              <table:table-cell office:value-type="float" office:value="44.0588">
                <text:p>44.0588</text:p>
              </table:table-cell>
              <table:table-cell office:value-type="float" office:value="58.5812">
                <text:p>58.5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7811">
                <text:p>6.07811</text:p>
              </table:table-cell>
              <table:table-cell office:value-type="float" office:value="9.20091">
                <text:p>9.20091</text:p>
              </table:table-cell>
              <table:table-cell office:value-type="float" office:value="13.4266">
                <text:p>13.4266</text:p>
              </table:table-cell>
              <table:table-cell office:value-type="float" office:value="19.8398">
                <text:p>19.8398</text:p>
              </table:table-cell>
              <table:table-cell office:value-type="float" office:value="45.7483">
                <text:p>45.7483</text:p>
              </table:table-cell>
              <table:table-cell office:value-type="float" office:value="65.8027">
                <text:p>65.8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8148">
                <text:p>6.08148</text:p>
              </table:table-cell>
              <table:table-cell office:value-type="float" office:value="9.16577">
                <text:p>9.16577</text:p>
              </table:table-cell>
              <table:table-cell office:value-type="float" office:value="13.4613">
                <text:p>13.4613</text:p>
              </table:table-cell>
              <table:table-cell office:value-type="float" office:value="19.9235">
                <text:p>19.9235</text:p>
              </table:table-cell>
              <table:table-cell office:value-type="float" office:value="45.7381">
                <text:p>45.7381</text:p>
              </table:table-cell>
              <table:table-cell office:value-type="float" office:value="56.2895">
                <text:p>56.2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379">
                <text:p>6.09379</text:p>
              </table:table-cell>
              <table:table-cell office:value-type="float" office:value="9.12222">
                <text:p>9.12222</text:p>
              </table:table-cell>
              <table:table-cell office:value-type="float" office:value="13.6612">
                <text:p>13.6612</text:p>
              </table:table-cell>
              <table:table-cell office:value-type="float" office:value="20.2099">
                <text:p>20.2099</text:p>
              </table:table-cell>
              <table:table-cell office:value-type="float" office:value="45.3566">
                <text:p>45.3566</text:p>
              </table:table-cell>
              <table:table-cell office:value-type="float" office:value="59.9766">
                <text:p>59.9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9911">
                <text:p>6.09911</text:p>
              </table:table-cell>
              <table:table-cell office:value-type="float" office:value="9.14939">
                <text:p>9.14939</text:p>
              </table:table-cell>
              <table:table-cell office:value-type="float" office:value="13.5456">
                <text:p>13.5456</text:p>
              </table:table-cell>
              <table:table-cell office:value-type="float" office:value="20.1126">
                <text:p>20.1126</text:p>
              </table:table-cell>
              <table:table-cell office:value-type="float" office:value="44.6252">
                <text:p>44.6252</text:p>
              </table:table-cell>
              <table:table-cell office:value-type="float" office:value="47.5947">
                <text:p>47.5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0906">
                <text:p>6.10906</text:p>
              </table:table-cell>
              <table:table-cell office:value-type="float" office:value="9.12981">
                <text:p>9.12981</text:p>
              </table:table-cell>
              <table:table-cell office:value-type="float" office:value="13.9383">
                <text:p>13.9383</text:p>
              </table:table-cell>
              <table:table-cell office:value-type="float" office:value="20.6181">
                <text:p>20.6181</text:p>
              </table:table-cell>
              <table:table-cell office:value-type="float" office:value="44.7879">
                <text:p>44.7879</text:p>
              </table:table-cell>
              <table:table-cell office:value-type="float" office:value="50.9833">
                <text:p>50.9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2147">
                <text:p>6.12147</text:p>
              </table:table-cell>
              <table:table-cell office:value-type="float" office:value="9.11302">
                <text:p>9.11302</text:p>
              </table:table-cell>
              <table:table-cell office:value-type="float" office:value="14.064">
                <text:p>14.064</text:p>
              </table:table-cell>
              <table:table-cell office:value-type="float" office:value="20.6876">
                <text:p>20.6876</text:p>
              </table:table-cell>
              <table:table-cell office:value-type="float" office:value="45.1632">
                <text:p>45.1632</text:p>
              </table:table-cell>
              <table:table-cell office:value-type="float" office:value="61.1891">
                <text:p>61.18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3345">
                <text:p>6.13345</text:p>
              </table:table-cell>
              <table:table-cell office:value-type="float" office:value="9.09199">
                <text:p>9.09199</text:p>
              </table:table-cell>
              <table:table-cell office:value-type="float" office:value="14.2625">
                <text:p>14.2625</text:p>
              </table:table-cell>
              <table:table-cell office:value-type="float" office:value="21.0967">
                <text:p>21.0967</text:p>
              </table:table-cell>
              <table:table-cell office:value-type="float" office:value="45.2964">
                <text:p>45.2964</text:p>
              </table:table-cell>
              <table:table-cell office:value-type="float" office:value="65.3756">
                <text:p>65.3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5089">
                <text:p>6.15089</text:p>
              </table:table-cell>
              <table:table-cell office:value-type="float" office:value="9.0807">
                <text:p>9.0807</text:p>
              </table:table-cell>
              <table:table-cell office:value-type="float" office:value="14.3528">
                <text:p>14.3528</text:p>
              </table:table-cell>
              <table:table-cell office:value-type="float" office:value="21.1994">
                <text:p>21.1994</text:p>
              </table:table-cell>
              <table:table-cell office:value-type="float" office:value="45.3633">
                <text:p>45.3633</text:p>
              </table:table-cell>
              <table:table-cell office:value-type="float" office:value="67.2946">
                <text:p>67.2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6991">
                <text:p>6.16991</text:p>
              </table:table-cell>
              <table:table-cell office:value-type="float" office:value="9.06409">
                <text:p>9.06409</text:p>
              </table:table-cell>
              <table:table-cell office:value-type="float" office:value="14.5025">
                <text:p>14.5025</text:p>
              </table:table-cell>
              <table:table-cell office:value-type="float" office:value="21.5201">
                <text:p>21.5201</text:p>
              </table:table-cell>
              <table:table-cell office:value-type="float" office:value="44.4831">
                <text:p>44.4831</text:p>
              </table:table-cell>
              <table:table-cell office:value-type="float" office:value="55.217">
                <text:p>55.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055">
                <text:p>6.19055</text:p>
              </table:table-cell>
              <table:table-cell office:value-type="float" office:value="9.03264">
                <text:p>9.03264</text:p>
              </table:table-cell>
              <table:table-cell office:value-type="float" office:value="14.6376">
                <text:p>14.6376</text:p>
              </table:table-cell>
              <table:table-cell office:value-type="float" office:value="21.1127">
                <text:p>21.1127</text:p>
              </table:table-cell>
              <table:table-cell office:value-type="float" office:value="44.1792">
                <text:p>44.1792</text:p>
              </table:table-cell>
              <table:table-cell office:value-type="float" office:value="56.5433">
                <text:p>56.5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0456">
                <text:p>6.20456</text:p>
              </table:table-cell>
              <table:table-cell office:value-type="float" office:value="8.97931">
                <text:p>8.97931</text:p>
              </table:table-cell>
              <table:table-cell office:value-type="float" office:value="14.9591">
                <text:p>14.9591</text:p>
              </table:table-cell>
              <table:table-cell office:value-type="float" office:value="22.0713">
                <text:p>22.0713</text:p>
              </table:table-cell>
              <table:table-cell office:value-type="float" office:value="44.5896">
                <text:p>44.5896</text:p>
              </table:table-cell>
              <table:table-cell office:value-type="float" office:value="68.9485">
                <text:p>68.9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1208">
                <text:p>6.21208</text:p>
              </table:table-cell>
              <table:table-cell office:value-type="float" office:value="8.92193">
                <text:p>8.92193</text:p>
              </table:table-cell>
              <table:table-cell office:value-type="float" office:value="15.3355">
                <text:p>15.3355</text:p>
              </table:table-cell>
              <table:table-cell office:value-type="float" office:value="22.4324">
                <text:p>22.4324</text:p>
              </table:table-cell>
              <table:table-cell office:value-type="float" office:value="42.3053">
                <text:p>42.3053</text:p>
              </table:table-cell>
              <table:table-cell office:value-type="float" office:value="54.4536">
                <text:p>54.4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0606">
                <text:p>6.20606</text:p>
              </table:table-cell>
              <table:table-cell office:value-type="float" office:value="8.84793">
                <text:p>8.84793</text:p>
              </table:table-cell>
              <table:table-cell office:value-type="float" office:value="15.1021">
                <text:p>15.1021</text:p>
              </table:table-cell>
              <table:table-cell office:value-type="float" office:value="22.248">
                <text:p>22.248</text:p>
              </table:table-cell>
              <table:table-cell office:value-type="float" office:value="41.9014">
                <text:p>41.9014</text:p>
              </table:table-cell>
              <table:table-cell office:value-type="float" office:value="51.0511">
                <text:p>51.05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8806">
                <text:p>6.18806</text:p>
              </table:table-cell>
              <table:table-cell office:value-type="float" office:value="8.77063">
                <text:p>8.77063</text:p>
              </table:table-cell>
              <table:table-cell office:value-type="float" office:value="15.2722">
                <text:p>15.2722</text:p>
              </table:table-cell>
              <table:table-cell office:value-type="float" office:value="22.1973">
                <text:p>22.1973</text:p>
              </table:table-cell>
              <table:table-cell office:value-type="float" office:value="41.1631">
                <text:p>41.1631</text:p>
              </table:table-cell>
              <table:table-cell office:value-type="float" office:value="51.6954">
                <text:p>51.6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15829">
                <text:p>6.15829</text:p>
              </table:table-cell>
              <table:table-cell office:value-type="float" office:value="8.68434">
                <text:p>8.68434</text:p>
              </table:table-cell>
              <table:table-cell office:value-type="float" office:value="15.7051">
                <text:p>15.7051</text:p>
              </table:table-cell>
              <table:table-cell office:value-type="float" office:value="22.1949">
                <text:p>22.1949</text:p>
              </table:table-cell>
              <table:table-cell office:value-type="float" office:value="40.9327">
                <text:p>40.9327</text:p>
              </table:table-cell>
              <table:table-cell office:value-type="float" office:value="58.342">
                <text:p>58.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222">
                <text:p>6.1222</text:p>
              </table:table-cell>
              <table:table-cell office:value-type="float" office:value="8.60263">
                <text:p>8.60263</text:p>
              </table:table-cell>
              <table:table-cell office:value-type="float" office:value="16.0493">
                <text:p>16.0493</text:p>
              </table:table-cell>
              <table:table-cell office:value-type="float" office:value="22.2786">
                <text:p>22.2786</text:p>
              </table:table-cell>
              <table:table-cell office:value-type="float" office:value="39.8883">
                <text:p>39.8883</text:p>
              </table:table-cell>
              <table:table-cell office:value-type="float" office:value="58.7212">
                <text:p>58.7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7427">
                <text:p>6.07427</text:p>
              </table:table-cell>
              <table:table-cell office:value-type="float" office:value="8.51017">
                <text:p>8.51017</text:p>
              </table:table-cell>
              <table:table-cell office:value-type="float" office:value="15.9303">
                <text:p>15.9303</text:p>
              </table:table-cell>
              <table:table-cell office:value-type="float" office:value="21.6919">
                <text:p>21.6919</text:p>
              </table:table-cell>
              <table:table-cell office:value-type="float" office:value="39.4099">
                <text:p>39.4099</text:p>
              </table:table-cell>
              <table:table-cell office:value-type="float" office:value="47.1926">
                <text:p>47.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2968">
                <text:p>6.02968</text:p>
              </table:table-cell>
              <table:table-cell office:value-type="float" office:value="8.42151">
                <text:p>8.42151</text:p>
              </table:table-cell>
              <table:table-cell office:value-type="float" office:value="15.8049">
                <text:p>15.8049</text:p>
              </table:table-cell>
              <table:table-cell office:value-type="float" office:value="21.5518">
                <text:p>21.5518</text:p>
              </table:table-cell>
              <table:table-cell office:value-type="float" office:value="38.0622">
                <text:p>38.0622</text:p>
              </table:table-cell>
              <table:table-cell office:value-type="float" office:value="44.2556">
                <text:p>44.2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8714">
                <text:p>5.98714</text:p>
              </table:table-cell>
              <table:table-cell office:value-type="float" office:value="8.30136">
                <text:p>8.30136</text:p>
              </table:table-cell>
              <table:table-cell office:value-type="float" office:value="16.2841">
                <text:p>16.2841</text:p>
              </table:table-cell>
              <table:table-cell office:value-type="float" office:value="21.9209">
                <text:p>21.9209</text:p>
              </table:table-cell>
              <table:table-cell office:value-type="float" office:value="37.6517">
                <text:p>37.6517</text:p>
              </table:table-cell>
              <table:table-cell office:value-type="float" office:value="43.9391">
                <text:p>43.93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588">
                <text:p>5.9588</text:p>
              </table:table-cell>
              <table:table-cell office:value-type="float" office:value="8.175">
                <text:p>8.175</text:p>
              </table:table-cell>
              <table:table-cell office:value-type="float" office:value="16.668">
                <text:p>16.668</text:p>
              </table:table-cell>
              <table:table-cell office:value-type="float" office:value="22.7868">
                <text:p>22.7868</text:p>
              </table:table-cell>
              <table:table-cell office:value-type="float" office:value="37.578">
                <text:p>37.578</text:p>
              </table:table-cell>
              <table:table-cell office:value-type="float" office:value="47.0805">
                <text:p>47.0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741">
                <text:p>5.9741</text:p>
              </table:table-cell>
              <table:table-cell office:value-type="float" office:value="8.13602">
                <text:p>8.13602</text:p>
              </table:table-cell>
              <table:table-cell office:value-type="float" office:value="17.3579">
                <text:p>17.3579</text:p>
              </table:table-cell>
              <table:table-cell office:value-type="float" office:value="23.1735">
                <text:p>23.1735</text:p>
              </table:table-cell>
              <table:table-cell office:value-type="float" office:value="35.3489">
                <text:p>35.3489</text:p>
              </table:table-cell>
              <table:table-cell office:value-type="float" office:value="40.2912">
                <text:p>40.2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07283">
                <text:p>6.07283</text:p>
              </table:table-cell>
              <table:table-cell office:value-type="float" office:value="8.26562">
                <text:p>8.26562</text:p>
              </table:table-cell>
              <table:table-cell office:value-type="float" office:value="18.6363">
                <text:p>18.6363</text:p>
              </table:table-cell>
              <table:table-cell office:value-type="float" office:value="24.1728">
                <text:p>24.1728</text:p>
              </table:table-cell>
              <table:table-cell office:value-type="float" office:value="35.2739">
                <text:p>35.2739</text:p>
              </table:table-cell>
              <table:table-cell office:value-type="float" office:value="38.8541">
                <text:p>38.8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6026">
                <text:p>6.16026</text:p>
              </table:table-cell>
              <table:table-cell office:value-type="float" office:value="8.40676">
                <text:p>8.40676</text:p>
              </table:table-cell>
              <table:table-cell office:value-type="float" office:value="20.7926">
                <text:p>20.7926</text:p>
              </table:table-cell>
              <table:table-cell office:value-type="float" office:value="26.7864">
                <text:p>26.7864</text:p>
              </table:table-cell>
              <table:table-cell office:value-type="float" office:value="35.9088">
                <text:p>35.9088</text:p>
              </table:table-cell>
              <table:table-cell office:value-type="float" office:value="39.4428">
                <text:p>39.4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2694">
                <text:p>6.22694</text:p>
              </table:table-cell>
              <table:table-cell office:value-type="float" office:value="8.53191">
                <text:p>8.53191</text:p>
              </table:table-cell>
              <table:table-cell office:value-type="float" office:value="24.8685">
                <text:p>24.8685</text:p>
              </table:table-cell>
              <table:table-cell office:value-type="float" office:value="33.7879">
                <text:p>33.7879</text:p>
              </table:table-cell>
              <table:table-cell office:value-type="float" office:value="41.3542">
                <text:p>41.3542</text:p>
              </table:table-cell>
              <table:table-cell office:value-type="float" office:value="46.4013">
                <text:p>46.4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383">
                <text:p>5.9383</text:p>
              </table:table-cell>
              <table:table-cell office:value-type="float" office:value="17.2642">
                <text:p>17.2642</text:p>
              </table:table-cell>
              <table:table-cell office:value-type="float" office:value="14.2249">
                <text:p>14.2249</text:p>
              </table:table-cell>
              <table:table-cell office:value-type="float" office:value="27.9082">
                <text:p>27.9082</text:p>
              </table:table-cell>
              <table:table-cell office:value-type="float" office:value="41.1824">
                <text:p>41.1824</text:p>
              </table:table-cell>
              <table:table-cell office:value-type="float" office:value="41.1824">
                <text:p>41.1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786">
                <text:p>5.84786</text:p>
              </table:table-cell>
              <table:table-cell office:value-type="float" office:value="12.1895">
                <text:p>12.1895</text:p>
              </table:table-cell>
              <table:table-cell office:value-type="float" office:value="13.5315">
                <text:p>13.5315</text:p>
              </table:table-cell>
              <table:table-cell office:value-type="float" office:value="23.1047">
                <text:p>23.1047</text:p>
              </table:table-cell>
              <table:table-cell office:value-type="float" office:value="34.0199">
                <text:p>34.0199</text:p>
              </table:table-cell>
              <table:table-cell office:value-type="float" office:value="34.1144">
                <text:p>34.1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5433">
                <text:p>5.85433</text:p>
              </table:table-cell>
              <table:table-cell office:value-type="float" office:value="10.2141">
                <text:p>10.2141</text:p>
              </table:table-cell>
              <table:table-cell office:value-type="float" office:value="14.105">
                <text:p>14.105</text:p>
              </table:table-cell>
              <table:table-cell office:value-type="float" office:value="22.0888">
                <text:p>22.0888</text:p>
              </table:table-cell>
              <table:table-cell office:value-type="float" office:value="31.6848">
                <text:p>31.6848</text:p>
              </table:table-cell>
              <table:table-cell office:value-type="float" office:value="31.793">
                <text:p>31.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8934">
                <text:p>5.88934</text:p>
              </table:table-cell>
              <table:table-cell office:value-type="float" office:value="9.41061">
                <text:p>9.41061</text:p>
              </table:table-cell>
              <table:table-cell office:value-type="float" office:value="16.1078">
                <text:p>16.1078</text:p>
              </table:table-cell>
              <table:table-cell office:value-type="float" office:value="24.0131">
                <text:p>24.0131</text:p>
              </table:table-cell>
              <table:table-cell office:value-type="float" office:value="37.1418">
                <text:p>37.1418</text:p>
              </table:table-cell>
              <table:table-cell office:value-type="float" office:value="37.1059">
                <text:p>37.1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0367">
                <text:p>5.80367</text:p>
              </table:table-cell>
              <table:table-cell office:value-type="float" office:value="9.12439">
                <text:p>9.12439</text:p>
              </table:table-cell>
              <table:table-cell office:value-type="float" office:value="13.2189">
                <text:p>13.2189</text:p>
              </table:table-cell>
              <table:table-cell office:value-type="float" office:value="19.0719">
                <text:p>19.0719</text:p>
              </table:table-cell>
              <table:table-cell office:value-type="float" office:value="27.003">
                <text:p>27.003</text:p>
              </table:table-cell>
              <table:table-cell office:value-type="float" office:value="26.9793">
                <text:p>26.9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60625">
                <text:p>5.60625</text:p>
              </table:table-cell>
              <table:table-cell office:value-type="float" office:value="8.55186">
                <text:p>8.55186</text:p>
              </table:table-cell>
              <table:table-cell office:value-type="float" office:value="11.3189">
                <text:p>11.3189</text:p>
              </table:table-cell>
              <table:table-cell office:value-type="float" office:value="16.2505">
                <text:p>16.2505</text:p>
              </table:table-cell>
              <table:table-cell office:value-type="float" office:value="22.0239">
                <text:p>22.0239</text:p>
              </table:table-cell>
              <table:table-cell office:value-type="float" office:value="21.9868">
                <text:p>21.98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8846">
                <text:p>5.48846</text:p>
              </table:table-cell>
              <table:table-cell office:value-type="float" office:value="8.1399">
                <text:p>8.1399</text:p>
              </table:table-cell>
              <table:table-cell office:value-type="float" office:value="11.0256">
                <text:p>11.0256</text:p>
              </table:table-cell>
              <table:table-cell office:value-type="float" office:value="15.543">
                <text:p>15.543</text:p>
              </table:table-cell>
              <table:table-cell office:value-type="float" office:value="20.4493">
                <text:p>20.4493</text:p>
              </table:table-cell>
              <table:table-cell office:value-type="float" office:value="20.8194">
                <text:p>20.8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1875">
                <text:p>5.41875</text:p>
              </table:table-cell>
              <table:table-cell office:value-type="float" office:value="8.07698">
                <text:p>8.07698</text:p>
              </table:table-cell>
              <table:table-cell office:value-type="float" office:value="10.7022">
                <text:p>10.7022</text:p>
              </table:table-cell>
              <table:table-cell office:value-type="float" office:value="15.3477">
                <text:p>15.3477</text:p>
              </table:table-cell>
              <table:table-cell office:value-type="float" office:value="22.3752">
                <text:p>22.3752</text:p>
              </table:table-cell>
              <table:table-cell office:value-type="float" office:value="22.7935">
                <text:p>22.7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3313">
                <text:p>5.43313</text:p>
              </table:table-cell>
              <table:table-cell office:value-type="float" office:value="8.56522">
                <text:p>8.56522</text:p>
              </table:table-cell>
              <table:table-cell office:value-type="float" office:value="10.594">
                <text:p>10.594</text:p>
              </table:table-cell>
              <table:table-cell office:value-type="float" office:value="15.8657">
                <text:p>15.8657</text:p>
              </table:table-cell>
              <table:table-cell office:value-type="float" office:value="25.4726">
                <text:p>25.4726</text:p>
              </table:table-cell>
              <table:table-cell office:value-type="float" office:value="25.1783">
                <text:p>25.1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3194">
                <text:p>5.63194</text:p>
              </table:table-cell>
              <table:table-cell office:value-type="float" office:value="9.15812">
                <text:p>9.15812</text:p>
              </table:table-cell>
              <table:table-cell office:value-type="float" office:value="11.046">
                <text:p>11.046</text:p>
              </table:table-cell>
              <table:table-cell office:value-type="float" office:value="17.1152">
                <text:p>17.1152</text:p>
              </table:table-cell>
              <table:table-cell office:value-type="float" office:value="29.8426">
                <text:p>29.8426</text:p>
              </table:table-cell>
              <table:table-cell office:value-type="float" office:value="29.5243">
                <text:p>29.52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07211">
                <text:p>6.07211</text:p>
              </table:table-cell>
              <table:table-cell office:value-type="float" office:value="8.92764">
                <text:p>8.92764</text:p>
              </table:table-cell>
              <table:table-cell office:value-type="float" office:value="11.2728">
                <text:p>11.2728</text:p>
              </table:table-cell>
              <table:table-cell office:value-type="float" office:value="16.6157">
                <text:p>16.6157</text:p>
              </table:table-cell>
              <table:table-cell office:value-type="float" office:value="34.4665">
                <text:p>34.4665</text:p>
              </table:table-cell>
              <table:table-cell office:value-type="float" office:value="33.9166">
                <text:p>33.9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15163">
                <text:p>6.15163</text:p>
              </table:table-cell>
              <table:table-cell office:value-type="float" office:value="9.00193">
                <text:p>9.00193</text:p>
              </table:table-cell>
              <table:table-cell office:value-type="float" office:value="13.3073">
                <text:p>13.3073</text:p>
              </table:table-cell>
              <table:table-cell office:value-type="float" office:value="19.8098">
                <text:p>19.8098</text:p>
              </table:table-cell>
              <table:table-cell office:value-type="float" office:value="45.7858">
                <text:p>45.7858</text:p>
              </table:table-cell>
              <table:table-cell office:value-type="float" office:value="45.6667">
                <text:p>45.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3076">
                <text:p>6.13076</text:p>
              </table:table-cell>
              <table:table-cell office:value-type="float" office:value="9.01408">
                <text:p>9.01408</text:p>
              </table:table-cell>
              <table:table-cell office:value-type="float" office:value="13.1998">
                <text:p>13.1998</text:p>
              </table:table-cell>
              <table:table-cell office:value-type="float" office:value="18.8669">
                <text:p>18.8669</text:p>
              </table:table-cell>
              <table:table-cell office:value-type="float" office:value="45.5145">
                <text:p>45.5145</text:p>
              </table:table-cell>
              <table:table-cell office:value-type="float" office:value="46.1019">
                <text:p>46.1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892">
                <text:p>6.0892</text:p>
              </table:table-cell>
              <table:table-cell office:value-type="float" office:value="8.93335">
                <text:p>8.93335</text:p>
              </table:table-cell>
              <table:table-cell office:value-type="float" office:value="13.7238">
                <text:p>13.7238</text:p>
              </table:table-cell>
              <table:table-cell office:value-type="float" office:value="20.3349">
                <text:p>20.3349</text:p>
              </table:table-cell>
              <table:table-cell office:value-type="float" office:value="47.8542">
                <text:p>47.8542</text:p>
              </table:table-cell>
              <table:table-cell office:value-type="float" office:value="47.7686">
                <text:p>47.7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575">
                <text:p>6.0575</text:p>
              </table:table-cell>
              <table:table-cell office:value-type="float" office:value="8.89919">
                <text:p>8.89919</text:p>
              </table:table-cell>
              <table:table-cell office:value-type="float" office:value="12.6853">
                <text:p>12.6853</text:p>
              </table:table-cell>
              <table:table-cell office:value-type="float" office:value="18.0993">
                <text:p>18.0993</text:p>
              </table:table-cell>
              <table:table-cell office:value-type="float" office:value="43.2707">
                <text:p>43.2707</text:p>
              </table:table-cell>
              <table:table-cell office:value-type="float" office:value="46.1504">
                <text:p>46.1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3442">
                <text:p>6.03442</text:p>
              </table:table-cell>
              <table:table-cell office:value-type="float" office:value="8.87348">
                <text:p>8.87348</text:p>
              </table:table-cell>
              <table:table-cell office:value-type="float" office:value="12.7292">
                <text:p>12.7292</text:p>
              </table:table-cell>
              <table:table-cell office:value-type="float" office:value="17.6562">
                <text:p>17.6562</text:p>
              </table:table-cell>
              <table:table-cell office:value-type="float" office:value="43.5405">
                <text:p>43.5405</text:p>
              </table:table-cell>
              <table:table-cell office:value-type="float" office:value="50.8063">
                <text:p>50.8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2022">
                <text:p>6.02022</text:p>
              </table:table-cell>
              <table:table-cell office:value-type="float" office:value="8.85558">
                <text:p>8.85558</text:p>
              </table:table-cell>
              <table:table-cell office:value-type="float" office:value="12.6761">
                <text:p>12.6761</text:p>
              </table:table-cell>
              <table:table-cell office:value-type="float" office:value="18.0218">
                <text:p>18.0218</text:p>
              </table:table-cell>
              <table:table-cell office:value-type="float" office:value="43.7856">
                <text:p>43.7856</text:p>
              </table:table-cell>
              <table:table-cell office:value-type="float" office:value="52.1606">
                <text:p>52.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01457">
                <text:p>6.01457</text:p>
              </table:table-cell>
              <table:table-cell office:value-type="float" office:value="8.83978">
                <text:p>8.83978</text:p>
              </table:table-cell>
              <table:table-cell office:value-type="float" office:value="12.8541">
                <text:p>12.8541</text:p>
              </table:table-cell>
              <table:table-cell office:value-type="float" office:value="18.3206">
                <text:p>18.3206</text:p>
              </table:table-cell>
              <table:table-cell office:value-type="float" office:value="42.3666">
                <text:p>42.3666</text:p>
              </table:table-cell>
              <table:table-cell office:value-type="float" office:value="54.0132">
                <text:p>54.0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01339">
                <text:p>6.01339</text:p>
              </table:table-cell>
              <table:table-cell office:value-type="float" office:value="8.82809">
                <text:p>8.82809</text:p>
              </table:table-cell>
              <table:table-cell office:value-type="float" office:value="13.0501">
                <text:p>13.0501</text:p>
              </table:table-cell>
              <table:table-cell office:value-type="float" office:value="18.8791">
                <text:p>18.8791</text:p>
              </table:table-cell>
              <table:table-cell office:value-type="float" office:value="44.4927">
                <text:p>44.4927</text:p>
              </table:table-cell>
              <table:table-cell office:value-type="float" office:value="57.7444">
                <text:p>57.7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1669">
                <text:p>6.01669</text:p>
              </table:table-cell>
              <table:table-cell office:value-type="float" office:value="8.82809">
                <text:p>8.82809</text:p>
              </table:table-cell>
              <table:table-cell office:value-type="float" office:value="13.4826">
                <text:p>13.4826</text:p>
              </table:table-cell>
              <table:table-cell office:value-type="float" office:value="19.224">
                <text:p>19.224</text:p>
              </table:table-cell>
              <table:table-cell office:value-type="float" office:value="45.4102">
                <text:p>45.4102</text:p>
              </table:table-cell>
              <table:table-cell office:value-type="float" office:value="58.6148">
                <text:p>58.6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2022">
                <text:p>6.02022</text:p>
              </table:table-cell>
              <table:table-cell office:value-type="float" office:value="8.81239">
                <text:p>8.81239</text:p>
              </table:table-cell>
              <table:table-cell office:value-type="float" office:value="13.4225">
                <text:p>13.4225</text:p>
              </table:table-cell>
              <table:table-cell office:value-type="float" office:value="19.2959">
                <text:p>19.2959</text:p>
              </table:table-cell>
              <table:table-cell office:value-type="float" office:value="44.1189">
                <text:p>44.1189</text:p>
              </table:table-cell>
              <table:table-cell office:value-type="float" office:value="52.8744">
                <text:p>52.87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2755">
                <text:p>6.02755</text:p>
              </table:table-cell>
              <table:table-cell office:value-type="float" office:value="8.8033">
                <text:p>8.8033</text:p>
              </table:table-cell>
              <table:table-cell office:value-type="float" office:value="13.492">
                <text:p>13.492</text:p>
              </table:table-cell>
              <table:table-cell office:value-type="float" office:value="19.1964">
                <text:p>19.1964</text:p>
              </table:table-cell>
              <table:table-cell office:value-type="float" office:value="43.4512">
                <text:p>43.4512</text:p>
              </table:table-cell>
              <table:table-cell office:value-type="float" office:value="56.2637">
                <text:p>56.2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3157">
                <text:p>6.03157</text:p>
              </table:table-cell>
              <table:table-cell office:value-type="float" office:value="8.78518">
                <text:p>8.78518</text:p>
              </table:table-cell>
              <table:table-cell office:value-type="float" office:value="13.9592">
                <text:p>13.9592</text:p>
              </table:table-cell>
              <table:table-cell office:value-type="float" office:value="19.6545">
                <text:p>19.6545</text:p>
              </table:table-cell>
              <table:table-cell office:value-type="float" office:value="45.4505">
                <text:p>45.4505</text:p>
              </table:table-cell>
              <table:table-cell office:value-type="float" office:value="59.1509">
                <text:p>59.1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3418">
                <text:p>6.03418</text:p>
              </table:table-cell>
              <table:table-cell office:value-type="float" office:value="8.76462">
                <text:p>8.76462</text:p>
              </table:table-cell>
              <table:table-cell office:value-type="float" office:value="13.8879">
                <text:p>13.8879</text:p>
              </table:table-cell>
              <table:table-cell office:value-type="float" office:value="19.2777">
                <text:p>19.2777</text:p>
              </table:table-cell>
              <table:table-cell office:value-type="float" office:value="45.7756">
                <text:p>45.7756</text:p>
              </table:table-cell>
              <table:table-cell office:value-type="float" office:value="66.3284">
                <text:p>66.3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4605">
                <text:p>6.04605</text:p>
              </table:table-cell>
              <table:table-cell office:value-type="float" office:value="8.73919">
                <text:p>8.73919</text:p>
              </table:table-cell>
              <table:table-cell office:value-type="float" office:value="14.0124">
                <text:p>14.0124</text:p>
              </table:table-cell>
              <table:table-cell office:value-type="float" office:value="20.5698">
                <text:p>20.5698</text:p>
              </table:table-cell>
              <table:table-cell office:value-type="float" office:value="45.0044">
                <text:p>45.0044</text:p>
              </table:table-cell>
              <table:table-cell office:value-type="float" office:value="50.0652">
                <text:p>50.0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11">
                <text:p>6.05511</text:p>
              </table:table-cell>
              <table:table-cell office:value-type="float" office:value="8.69713">
                <text:p>8.69713</text:p>
              </table:table-cell>
              <table:table-cell office:value-type="float" office:value="14.012">
                <text:p>14.012</text:p>
              </table:table-cell>
              <table:table-cell office:value-type="float" office:value="19.8187">
                <text:p>19.8187</text:p>
              </table:table-cell>
              <table:table-cell office:value-type="float" office:value="44.8075">
                <text:p>44.8075</text:p>
              </table:table-cell>
              <table:table-cell office:value-type="float" office:value="52.3384">
                <text:p>52.3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6396">
                <text:p>6.06396</text:p>
              </table:table-cell>
              <table:table-cell office:value-type="float" office:value="8.63843">
                <text:p>8.63843</text:p>
              </table:table-cell>
              <table:table-cell office:value-type="float" office:value="14.3827">
                <text:p>14.3827</text:p>
              </table:table-cell>
              <table:table-cell office:value-type="float" office:value="20.3437">
                <text:p>20.3437</text:p>
              </table:table-cell>
              <table:table-cell office:value-type="float" office:value="44.9813">
                <text:p>44.9813</text:p>
              </table:table-cell>
              <table:table-cell office:value-type="float" office:value="56.5381">
                <text:p>56.53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7067">
                <text:p>6.07067</text:p>
              </table:table-cell>
              <table:table-cell office:value-type="float" office:value="8.57957">
                <text:p>8.57957</text:p>
              </table:table-cell>
              <table:table-cell office:value-type="float" office:value="14.7253">
                <text:p>14.7253</text:p>
              </table:table-cell>
              <table:table-cell office:value-type="float" office:value="21.4533">
                <text:p>21.4533</text:p>
              </table:table-cell>
              <table:table-cell office:value-type="float" office:value="45.6803">
                <text:p>45.6803</text:p>
              </table:table-cell>
              <table:table-cell office:value-type="float" office:value="63.3206">
                <text:p>63.32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07547">
                <text:p>6.07547</text:p>
              </table:table-cell>
              <table:table-cell office:value-type="float" office:value="8.52765">
                <text:p>8.52765</text:p>
              </table:table-cell>
              <table:table-cell office:value-type="float" office:value="14.4779">
                <text:p>14.4779</text:p>
              </table:table-cell>
              <table:table-cell office:value-type="float" office:value="21.5965">
                <text:p>21.5965</text:p>
              </table:table-cell>
              <table:table-cell office:value-type="float" office:value="44.4509">
                <text:p>44.4509</text:p>
              </table:table-cell>
              <table:table-cell office:value-type="float" office:value="53.3889">
                <text:p>53.3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07331">
                <text:p>6.07331</text:p>
              </table:table-cell>
              <table:table-cell office:value-type="float" office:value="8.45582">
                <text:p>8.45582</text:p>
              </table:table-cell>
              <table:table-cell office:value-type="float" office:value="14.9">
                <text:p>14.9</text:p>
              </table:table-cell>
              <table:table-cell office:value-type="float" office:value="20.8215">
                <text:p>20.8215</text:p>
              </table:table-cell>
              <table:table-cell office:value-type="float" office:value="43.3286">
                <text:p>43.3286</text:p>
              </table:table-cell>
              <table:table-cell office:value-type="float" office:value="49.6004">
                <text:p>49.6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06132">
                <text:p>6.06132</text:p>
              </table:table-cell>
              <table:table-cell office:value-type="float" office:value="8.38474">
                <text:p>8.38474</text:p>
              </table:table-cell>
              <table:table-cell office:value-type="float" office:value="14.8288">
                <text:p>14.8288</text:p>
              </table:table-cell>
              <table:table-cell office:value-type="float" office:value="20.7364">
                <text:p>20.7364</text:p>
              </table:table-cell>
              <table:table-cell office:value-type="float" office:value="42.941">
                <text:p>42.941</text:p>
              </table:table-cell>
              <table:table-cell office:value-type="float" office:value="54.916">
                <text:p>54.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03536">
                <text:p>6.03536</text:p>
              </table:table-cell>
              <table:table-cell office:value-type="float" office:value="8.3045">
                <text:p>8.3045</text:p>
              </table:table-cell>
              <table:table-cell office:value-type="float" office:value="14.9489">
                <text:p>14.9489</text:p>
              </table:table-cell>
              <table:table-cell office:value-type="float" office:value="20.7022">
                <text:p>20.7022</text:p>
              </table:table-cell>
              <table:table-cell office:value-type="float" office:value="41.8643">
                <text:p>41.8643</text:p>
              </table:table-cell>
              <table:table-cell office:value-type="float" office:value="46.8007">
                <text:p>46.80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9719">
                <text:p>5.99719</text:p>
              </table:table-cell>
              <table:table-cell office:value-type="float" office:value="8.20688">
                <text:p>8.20688</text:p>
              </table:table-cell>
              <table:table-cell office:value-type="float" office:value="15.0378">
                <text:p>15.0378</text:p>
              </table:table-cell>
              <table:table-cell office:value-type="float" office:value="20.6126">
                <text:p>20.6126</text:p>
              </table:table-cell>
              <table:table-cell office:value-type="float" office:value="40.0652">
                <text:p>40.0652</text:p>
              </table:table-cell>
              <table:table-cell office:value-type="float" office:value="47.4917">
                <text:p>47.49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4819">
                <text:p>5.94819</text:p>
              </table:table-cell>
              <table:table-cell office:value-type="float" office:value="8.10469">
                <text:p>8.10469</text:p>
              </table:table-cell>
              <table:table-cell office:value-type="float" office:value="14.87">
                <text:p>14.87</text:p>
              </table:table-cell>
              <table:table-cell office:value-type="float" office:value="19.8034">
                <text:p>19.8034</text:p>
              </table:table-cell>
              <table:table-cell office:value-type="float" office:value="39.0145">
                <text:p>39.0145</text:p>
              </table:table-cell>
              <table:table-cell office:value-type="float" office:value="44.1887">
                <text:p>44.18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0111">
                <text:p>5.90111</text:p>
              </table:table-cell>
              <table:table-cell office:value-type="float" office:value="8.01252">
                <text:p>8.01252</text:p>
              </table:table-cell>
              <table:table-cell office:value-type="float" office:value="14.8895">
                <text:p>14.8895</text:p>
              </table:table-cell>
              <table:table-cell office:value-type="float" office:value="19.6646">
                <text:p>19.6646</text:p>
              </table:table-cell>
              <table:table-cell office:value-type="float" office:value="37.5596">
                <text:p>37.5596</text:p>
              </table:table-cell>
              <table:table-cell office:value-type="float" office:value="41.8073">
                <text:p>41.8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5054">
                <text:p>5.85054</text:p>
              </table:table-cell>
              <table:table-cell office:value-type="float" office:value="7.91753">
                <text:p>7.91753</text:p>
              </table:table-cell>
              <table:table-cell office:value-type="float" office:value="15.036">
                <text:p>15.036</text:p>
              </table:table-cell>
              <table:table-cell office:value-type="float" office:value="20.3457">
                <text:p>20.3457</text:p>
              </table:table-cell>
              <table:table-cell office:value-type="float" office:value="37.3632">
                <text:p>37.3632</text:p>
              </table:table-cell>
              <table:table-cell office:value-type="float" office:value="44.5702">
                <text:p>44.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0898">
                <text:p>5.70898</text:p>
              </table:table-cell>
              <table:table-cell office:value-type="float" office:value="8.04104">
                <text:p>8.04104</text:p>
              </table:table-cell>
              <table:table-cell office:value-type="float" office:value="15.8998">
                <text:p>15.8998</text:p>
              </table:table-cell>
              <table:table-cell office:value-type="float" office:value="22.0824">
                <text:p>22.0824</text:p>
              </table:table-cell>
              <table:table-cell office:value-type="float" office:value="38.171">
                <text:p>38.171</text:p>
              </table:table-cell>
              <table:table-cell office:value-type="float" office:value="40.0835">
                <text:p>40.0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9535">
                <text:p>5.79535</text:p>
              </table:table-cell>
              <table:table-cell office:value-type="float" office:value="7.82715">
                <text:p>7.82715</text:p>
              </table:table-cell>
              <table:table-cell office:value-type="float" office:value="14.6954">
                <text:p>14.6954</text:p>
              </table:table-cell>
              <table:table-cell office:value-type="float" office:value="19.9416">
                <text:p>19.9416</text:p>
              </table:table-cell>
              <table:table-cell office:value-type="float" office:value="35.7771">
                <text:p>35.7771</text:p>
              </table:table-cell>
              <table:table-cell office:value-type="float" office:value="37.0433">
                <text:p>37.04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0685">
                <text:p>5.70685</text:p>
              </table:table-cell>
              <table:table-cell office:value-type="float" office:value="8.49088">
                <text:p>8.49088</text:p>
              </table:table-cell>
              <table:table-cell office:value-type="float" office:value="12.8544">
                <text:p>12.8544</text:p>
              </table:table-cell>
              <table:table-cell office:value-type="float" office:value="17.8133">
                <text:p>17.8133</text:p>
              </table:table-cell>
              <table:table-cell office:value-type="float" office:value="27.8804">
                <text:p>27.8804</text:p>
              </table:table-cell>
              <table:table-cell office:value-type="float" office:value="27.8753">
                <text:p>27.8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4893">
                <text:p>5.54893</text:p>
              </table:table-cell>
              <table:table-cell office:value-type="float" office:value="8.26117">
                <text:p>8.26117</text:p>
              </table:table-cell>
              <table:table-cell office:value-type="float" office:value="11.0171">
                <text:p>11.0171</text:p>
              </table:table-cell>
              <table:table-cell office:value-type="float" office:value="15.1918">
                <text:p>15.1918</text:p>
              </table:table-cell>
              <table:table-cell office:value-type="float" office:value="23.4388">
                <text:p>23.4388</text:p>
              </table:table-cell>
              <table:table-cell office:value-type="float" office:value="23.3497">
                <text:p>23.34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4478">
                <text:p>5.64478</text:p>
              </table:table-cell>
              <table:table-cell office:value-type="float" office:value="8.56617">
                <text:p>8.56617</text:p>
              </table:table-cell>
              <table:table-cell office:value-type="float" office:value="11.9445">
                <text:p>11.9445</text:p>
              </table:table-cell>
              <table:table-cell office:value-type="float" office:value="15.9963">
                <text:p>15.9963</text:p>
              </table:table-cell>
              <table:table-cell office:value-type="float" office:value="23.1264">
                <text:p>23.1264</text:p>
              </table:table-cell>
              <table:table-cell office:value-type="float" office:value="23.1195">
                <text:p>23.1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6991">
                <text:p>6.16991</text:p>
              </table:table-cell>
              <table:table-cell office:value-type="float" office:value="8.50404">
                <text:p>8.50404</text:p>
              </table:table-cell>
              <table:table-cell office:value-type="float" office:value="16.5584">
                <text:p>16.5584</text:p>
              </table:table-cell>
              <table:table-cell office:value-type="float" office:value="20.5437">
                <text:p>20.5437</text:p>
              </table:table-cell>
              <table:table-cell office:value-type="float" office:value="25.4315">
                <text:p>25.4315</text:p>
              </table:table-cell>
              <table:table-cell office:value-type="float" office:value="25.5553">
                <text:p>25.55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568">
                <text:p>6.24568</text:p>
              </table:table-cell>
              <table:table-cell office:value-type="float" office:value="8.51441">
                <text:p>8.51441</text:p>
              </table:table-cell>
              <table:table-cell office:value-type="float" office:value="21.8733">
                <text:p>21.8733</text:p>
              </table:table-cell>
              <table:table-cell office:value-type="float" office:value="28.3225">
                <text:p>28.3225</text:p>
              </table:table-cell>
              <table:table-cell office:value-type="float" office:value="31.5239">
                <text:p>31.5239</text:p>
              </table:table-cell>
              <table:table-cell office:value-type="float" office:value="31.5579">
                <text:p>31.5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8534">
                <text:p>6.08534</text:p>
              </table:table-cell>
              <table:table-cell office:value-type="float" office:value="9.37443">
                <text:p>9.37443</text:p>
              </table:table-cell>
              <table:table-cell office:value-type="float" office:value="16.34">
                <text:p>16.34</text:p>
              </table:table-cell>
              <table:table-cell office:value-type="float" office:value="22.0698">
                <text:p>22.0698</text:p>
              </table:table-cell>
              <table:table-cell office:value-type="float" office:value="24.0338">
                <text:p>24.0338</text:p>
              </table:table-cell>
              <table:table-cell office:value-type="float" office:value="24.0094">
                <text:p>24.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649">
                <text:p>5.7649</text:p>
              </table:table-cell>
              <table:table-cell office:value-type="float" office:value="10.7926">
                <text:p>10.7926</text:p>
              </table:table-cell>
              <table:table-cell office:value-type="float" office:value="12.9002">
                <text:p>12.9002</text:p>
              </table:table-cell>
              <table:table-cell office:value-type="float" office:value="18.9256">
                <text:p>18.9256</text:p>
              </table:table-cell>
              <table:table-cell office:value-type="float" office:value="23.3249">
                <text:p>23.3249</text:p>
              </table:table-cell>
              <table:table-cell office:value-type="float" office:value="23.2815">
                <text:p>23.2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56179">
                <text:p>5.56179</text:p>
              </table:table-cell>
              <table:table-cell office:value-type="float" office:value="11.7279">
                <text:p>11.7279</text:p>
              </table:table-cell>
              <table:table-cell office:value-type="float" office:value="11.5798">
                <text:p>11.5798</text:p>
              </table:table-cell>
              <table:table-cell office:value-type="float" office:value="18.5889">
                <text:p>18.5889</text:p>
              </table:table-cell>
              <table:table-cell office:value-type="float" office:value="26.5514">
                <text:p>26.5514</text:p>
              </table:table-cell>
              <table:table-cell office:value-type="float" office:value="26.587">
                <text:p>26.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7164">
                <text:p>5.47164</text:p>
              </table:table-cell>
              <table:table-cell office:value-type="float" office:value="12.3602">
                <text:p>12.3602</text:p>
              </table:table-cell>
              <table:table-cell office:value-type="float" office:value="11.1476">
                <text:p>11.1476</text:p>
              </table:table-cell>
              <table:table-cell office:value-type="float" office:value="19.4129">
                <text:p>19.4129</text:p>
              </table:table-cell>
              <table:table-cell office:value-type="float" office:value="29.7415">
                <text:p>29.7415</text:p>
              </table:table-cell>
              <table:table-cell office:value-type="float" office:value="29.5214">
                <text:p>29.5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6736">
                <text:p>5.46736</text:p>
              </table:table-cell>
              <table:table-cell office:value-type="float" office:value="12.6202">
                <text:p>12.6202</text:p>
              </table:table-cell>
              <table:table-cell office:value-type="float" office:value="11.1595">
                <text:p>11.1595</text:p>
              </table:table-cell>
              <table:table-cell office:value-type="float" office:value="20.4739">
                <text:p>20.4739</text:p>
              </table:table-cell>
              <table:table-cell office:value-type="float" office:value="32.7139">
                <text:p>32.7139</text:p>
              </table:table-cell>
              <table:table-cell office:value-type="float" office:value="32.465">
                <text:p>32.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3195">
                <text:p>5.53195</text:p>
              </table:table-cell>
              <table:table-cell office:value-type="float" office:value="12.5675">
                <text:p>12.5675</text:p>
              </table:table-cell>
              <table:table-cell office:value-type="float" office:value="11.3469">
                <text:p>11.3469</text:p>
              </table:table-cell>
              <table:table-cell office:value-type="float" office:value="21.4623">
                <text:p>21.4623</text:p>
              </table:table-cell>
              <table:table-cell office:value-type="float" office:value="35.5329">
                <text:p>35.5329</text:p>
              </table:table-cell>
              <table:table-cell office:value-type="float" office:value="37.4223">
                <text:p>37.4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70304">
                <text:p>5.70304</text:p>
              </table:table-cell>
              <table:table-cell office:value-type="float" office:value="12.242">
                <text:p>12.242</text:p>
              </table:table-cell>
              <table:table-cell office:value-type="float" office:value="11.8948">
                <text:p>11.8948</text:p>
              </table:table-cell>
              <table:table-cell office:value-type="float" office:value="22.4291">
                <text:p>22.4291</text:p>
              </table:table-cell>
              <table:table-cell office:value-type="float" office:value="37.7025">
                <text:p>37.7025</text:p>
              </table:table-cell>
              <table:table-cell office:value-type="float" office:value="38.7683">
                <text:p>38.76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6811">
                <text:p>6.26811</text:p>
              </table:table-cell>
              <table:table-cell office:value-type="float" office:value="11.4048">
                <text:p>11.4048</text:p>
              </table:table-cell>
              <table:table-cell office:value-type="float" office:value="12.1873">
                <text:p>12.1873</text:p>
              </table:table-cell>
              <table:table-cell office:value-type="float" office:value="19.2965">
                <text:p>19.2965</text:p>
              </table:table-cell>
              <table:table-cell office:value-type="float" office:value="43.7669">
                <text:p>43.7669</text:p>
              </table:table-cell>
              <table:table-cell office:value-type="float" office:value="47.4111">
                <text:p>47.4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0205">
                <text:p>6.20205</text:p>
              </table:table-cell>
              <table:table-cell office:value-type="float" office:value="10.5749">
                <text:p>10.5749</text:p>
              </table:table-cell>
              <table:table-cell office:value-type="float" office:value="11.9794">
                <text:p>11.9794</text:p>
              </table:table-cell>
              <table:table-cell office:value-type="float" office:value="18.4438">
                <text:p>18.4438</text:p>
              </table:table-cell>
              <table:table-cell office:value-type="float" office:value="39.1263">
                <text:p>39.1263</text:p>
              </table:table-cell>
              <table:table-cell office:value-type="float" office:value="38.7879">
                <text:p>38.7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1686">
                <text:p>6.21686</text:p>
              </table:table-cell>
              <table:table-cell office:value-type="float" office:value="10.6511">
                <text:p>10.6511</text:p>
              </table:table-cell>
              <table:table-cell office:value-type="float" office:value="12.5544">
                <text:p>12.5544</text:p>
              </table:table-cell>
              <table:table-cell office:value-type="float" office:value="19.71">
                <text:p>19.71</text:p>
              </table:table-cell>
              <table:table-cell office:value-type="float" office:value="42.1341">
                <text:p>42.1341</text:p>
              </table:table-cell>
              <table:table-cell office:value-type="float" office:value="41.9701">
                <text:p>41.9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3731">
                <text:p>6.23731</text:p>
              </table:table-cell>
              <table:table-cell office:value-type="float" office:value="10.7248">
                <text:p>10.7248</text:p>
              </table:table-cell>
              <table:table-cell office:value-type="float" office:value="14.0146">
                <text:p>14.0146</text:p>
              </table:table-cell>
              <table:table-cell office:value-type="float" office:value="21.9202">
                <text:p>21.9202</text:p>
              </table:table-cell>
              <table:table-cell office:value-type="float" office:value="53.2917">
                <text:p>53.2917</text:p>
              </table:table-cell>
              <table:table-cell office:value-type="float" office:value="53.2317">
                <text:p>53.23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5102">
                <text:p>6.25102</text:p>
              </table:table-cell>
              <table:table-cell office:value-type="float" office:value="10.7706">
                <text:p>10.7706</text:p>
              </table:table-cell>
              <table:table-cell office:value-type="float" office:value="14.5063">
                <text:p>14.5063</text:p>
              </table:table-cell>
              <table:table-cell office:value-type="float" office:value="23.9972">
                <text:p>23.9972</text:p>
              </table:table-cell>
              <table:table-cell office:value-type="float" office:value="57.1216">
                <text:p>57.1216</text:p>
              </table:table-cell>
              <table:table-cell office:value-type="float" office:value="61.1404">
                <text:p>61.14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607">
                <text:p>6.2607</text:p>
              </table:table-cell>
              <table:table-cell office:value-type="float" office:value="10.7797">
                <text:p>10.7797</text:p>
              </table:table-cell>
              <table:table-cell office:value-type="float" office:value="14.1391">
                <text:p>14.1391</text:p>
              </table:table-cell>
              <table:table-cell office:value-type="float" office:value="22.7043">
                <text:p>22.7043</text:p>
              </table:table-cell>
              <table:table-cell office:value-type="float" office:value="52.112">
                <text:p>52.112</text:p>
              </table:table-cell>
              <table:table-cell office:value-type="float" office:value="58.3919">
                <text:p>58.39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53">
                <text:p>6.2653</text:p>
              </table:table-cell>
              <table:table-cell office:value-type="float" office:value="10.7586">
                <text:p>10.7586</text:p>
              </table:table-cell>
              <table:table-cell office:value-type="float" office:value="14.8381">
                <text:p>14.8381</text:p>
              </table:table-cell>
              <table:table-cell office:value-type="float" office:value="23.1125">
                <text:p>23.1125</text:p>
              </table:table-cell>
              <table:table-cell office:value-type="float" office:value="54.56">
                <text:p>54.56</text:p>
              </table:table-cell>
              <table:table-cell office:value-type="float" office:value="64.6941">
                <text:p>64.6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7246">
                <text:p>6.27246</text:p>
              </table:table-cell>
              <table:table-cell office:value-type="float" office:value="10.7398">
                <text:p>10.7398</text:p>
              </table:table-cell>
              <table:table-cell office:value-type="float" office:value="15.4298">
                <text:p>15.4298</text:p>
              </table:table-cell>
              <table:table-cell office:value-type="float" office:value="24.8554">
                <text:p>24.8554</text:p>
              </table:table-cell>
              <table:table-cell office:value-type="float" office:value="56.9786">
                <text:p>56.9786</text:p>
              </table:table-cell>
              <table:table-cell office:value-type="float" office:value="61.1039">
                <text:p>61.1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7656">
                <text:p>6.27656</text:p>
              </table:table-cell>
              <table:table-cell office:value-type="float" office:value="10.6979">
                <text:p>10.6979</text:p>
              </table:table-cell>
              <table:table-cell office:value-type="float" office:value="16.6166">
                <text:p>16.6166</text:p>
              </table:table-cell>
              <table:table-cell office:value-type="float" office:value="27.4924">
                <text:p>27.4924</text:p>
              </table:table-cell>
              <table:table-cell office:value-type="float" office:value="61.5508">
                <text:p>61.5508</text:p>
              </table:table-cell>
              <table:table-cell office:value-type="float" office:value="72.0028">
                <text:p>72.0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8247">
                <text:p>6.28247</text:p>
              </table:table-cell>
              <table:table-cell office:value-type="float" office:value="10.646">
                <text:p>10.646</text:p>
              </table:table-cell>
              <table:table-cell office:value-type="float" office:value="19.3013">
                <text:p>19.3013</text:p>
              </table:table-cell>
              <table:table-cell office:value-type="float" office:value="32.2503">
                <text:p>32.2503</text:p>
              </table:table-cell>
              <table:table-cell office:value-type="float" office:value="65.7675">
                <text:p>65.7675</text:p>
              </table:table-cell>
              <table:table-cell office:value-type="float" office:value="73.3262">
                <text:p>73.3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8169">
                <text:p>6.28169</text:p>
              </table:table-cell>
              <table:table-cell office:value-type="float" office:value="10.7218">
                <text:p>10.7218</text:p>
              </table:table-cell>
              <table:table-cell office:value-type="float" office:value="13.3365">
                <text:p>13.3365</text:p>
              </table:table-cell>
              <table:table-cell office:value-type="float" office:value="22.065">
                <text:p>22.065</text:p>
              </table:table-cell>
              <table:table-cell office:value-type="float" office:value="41.8985">
                <text:p>41.8985</text:p>
              </table:table-cell>
              <table:table-cell office:value-type="float" office:value="41.674">
                <text:p>41.6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4201">
                <text:p>6.04201</text:p>
              </table:table-cell>
              <table:table-cell office:value-type="float" office:value="10.9511">
                <text:p>10.9511</text:p>
              </table:table-cell>
              <table:table-cell office:value-type="float" office:value="11.8624">
                <text:p>11.8624</text:p>
              </table:table-cell>
              <table:table-cell office:value-type="float" office:value="20.3998">
                <text:p>20.3998</text:p>
              </table:table-cell>
              <table:table-cell office:value-type="float" office:value="35.0665">
                <text:p>35.0665</text:p>
              </table:table-cell>
              <table:table-cell office:value-type="float" office:value="35.0665">
                <text:p>35.06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5857">
                <text:p>5.95857</text:p>
              </table:table-cell>
              <table:table-cell office:value-type="float" office:value="11.2396">
                <text:p>11.2396</text:p>
              </table:table-cell>
              <table:table-cell office:value-type="float" office:value="11.7672">
                <text:p>11.7672</text:p>
              </table:table-cell>
              <table:table-cell office:value-type="float" office:value="20.8405">
                <text:p>20.8405</text:p>
              </table:table-cell>
              <table:table-cell office:value-type="float" office:value="35.9508">
                <text:p>35.9508</text:p>
              </table:table-cell>
              <table:table-cell office:value-type="float" office:value="36.9831">
                <text:p>36.9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9321">
                <text:p>5.99321</text:p>
              </table:table-cell>
              <table:table-cell office:value-type="float" office:value="11.4439">
                <text:p>11.4439</text:p>
              </table:table-cell>
              <table:table-cell office:value-type="float" office:value="12.0575">
                <text:p>12.0575</text:p>
              </table:table-cell>
              <table:table-cell office:value-type="float" office:value="21.7364">
                <text:p>21.7364</text:p>
              </table:table-cell>
              <table:table-cell office:value-type="float" office:value="37.2093">
                <text:p>37.2093</text:p>
              </table:table-cell>
              <table:table-cell office:value-type="float" office:value="36.7113">
                <text:p>36.7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337">
                <text:p>6.0337</text:p>
              </table:table-cell>
              <table:table-cell office:value-type="float" office:value="11.5846">
                <text:p>11.5846</text:p>
              </table:table-cell>
              <table:table-cell office:value-type="float" office:value="12.4858">
                <text:p>12.4858</text:p>
              </table:table-cell>
              <table:table-cell office:value-type="float" office:value="22.407">
                <text:p>22.407</text:p>
              </table:table-cell>
              <table:table-cell office:value-type="float" office:value="38.6561">
                <text:p>38.6561</text:p>
              </table:table-cell>
              <table:table-cell office:value-type="float" office:value="37.9259">
                <text:p>37.92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4249">
                <text:p>6.04249</text:p>
              </table:table-cell>
              <table:table-cell office:value-type="float" office:value="11.6337">
                <text:p>11.6337</text:p>
              </table:table-cell>
              <table:table-cell office:value-type="float" office:value="12.8307">
                <text:p>12.8307</text:p>
              </table:table-cell>
              <table:table-cell office:value-type="float" office:value="23.4253">
                <text:p>23.4253</text:p>
              </table:table-cell>
              <table:table-cell office:value-type="float" office:value="40.0078">
                <text:p>40.0078</text:p>
              </table:table-cell>
              <table:table-cell office:value-type="float" office:value="40.4503">
                <text:p>40.4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0292">
                <text:p>5.90292</text:p>
              </table:table-cell>
              <table:table-cell office:value-type="float" office:value="11.9617">
                <text:p>11.9617</text:p>
              </table:table-cell>
              <table:table-cell office:value-type="float" office:value="14.0521">
                <text:p>14.0521</text:p>
              </table:table-cell>
              <table:table-cell office:value-type="float" office:value="26.7258">
                <text:p>26.7258</text:p>
              </table:table-cell>
              <table:table-cell office:value-type="float" office:value="42.8004">
                <text:p>42.8004</text:p>
              </table:table-cell>
              <table:table-cell office:value-type="float" office:value="42.4456">
                <text:p>42.4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7686">
                <text:p>6.17686</text:p>
              </table:table-cell>
              <table:table-cell office:value-type="float" office:value="11.28">
                <text:p>11.28</text:p>
              </table:table-cell>
              <table:table-cell office:value-type="float" office:value="14.3935">
                <text:p>14.3935</text:p>
              </table:table-cell>
              <table:table-cell office:value-type="float" office:value="24.0338">
                <text:p>24.0338</text:p>
              </table:table-cell>
              <table:table-cell office:value-type="float" office:value="42.8332">
                <text:p>42.8332</text:p>
              </table:table-cell>
              <table:table-cell office:value-type="float" office:value="42.6904">
                <text:p>42.6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003">
                <text:p>6.2003</text:p>
              </table:table-cell>
              <table:table-cell office:value-type="float" office:value="11.3383">
                <text:p>11.3383</text:p>
              </table:table-cell>
              <table:table-cell office:value-type="float" office:value="14.3938">
                <text:p>14.3938</text:p>
              </table:table-cell>
              <table:table-cell office:value-type="float" office:value="24.3655">
                <text:p>24.3655</text:p>
              </table:table-cell>
              <table:table-cell office:value-type="float" office:value="43.8419">
                <text:p>43.8419</text:p>
              </table:table-cell>
              <table:table-cell office:value-type="float" office:value="43.347">
                <text:p>43.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2968">
                <text:p>6.02968</text:p>
              </table:table-cell>
              <table:table-cell office:value-type="float" office:value="11.7252">
                <text:p>11.7252</text:p>
              </table:table-cell>
              <table:table-cell office:value-type="float" office:value="12.2929">
                <text:p>12.2929</text:p>
              </table:table-cell>
              <table:table-cell office:value-type="float" office:value="22.5891">
                <text:p>22.5891</text:p>
              </table:table-cell>
              <table:table-cell office:value-type="float" office:value="35.75">
                <text:p>35.7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978">
                <text:p>6.1978</text:p>
              </table:table-cell>
              <table:table-cell office:value-type="float" office:value="11.2371">
                <text:p>11.2371</text:p>
              </table:table-cell>
              <table:table-cell office:value-type="float" office:value="13.1843">
                <text:p>13.1843</text:p>
              </table:table-cell>
              <table:table-cell office:value-type="float" office:value="21.4743">
                <text:p>21.4743</text:p>
              </table:table-cell>
              <table:table-cell office:value-type="float" office:value="35.892">
                <text:p>35.892</text:p>
              </table:table-cell>
              <table:table-cell office:value-type="float" office:value="35.6546">
                <text:p>35.65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8731">
                <text:p>6.18731</text:p>
              </table:table-cell>
              <table:table-cell office:value-type="float" office:value="11.473">
                <text:p>11.473</text:p>
              </table:table-cell>
              <table:table-cell office:value-type="float" office:value="13.2277">
                <text:p>13.2277</text:p>
              </table:table-cell>
              <table:table-cell office:value-type="float" office:value="22.7766">
                <text:p>22.7766</text:p>
              </table:table-cell>
              <table:table-cell office:value-type="float" office:value="37.8232">
                <text:p>37.8232</text:p>
              </table:table-cell>
              <table:table-cell office:value-type="float" office:value="37.9072">
                <text:p>37.90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1913">
                <text:p>6.21913</text:p>
              </table:table-cell>
              <table:table-cell office:value-type="float" office:value="11.3366">
                <text:p>11.3366</text:p>
              </table:table-cell>
              <table:table-cell office:value-type="float" office:value="13.0888">
                <text:p>13.0888</text:p>
              </table:table-cell>
              <table:table-cell office:value-type="float" office:value="22.1294">
                <text:p>22.1294</text:p>
              </table:table-cell>
              <table:table-cell office:value-type="float" office:value="36.1987">
                <text:p>36.1987</text:p>
              </table:table-cell>
              <table:table-cell office:value-type="float" office:value="35.823">
                <text:p>35.8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5094">
                <text:p>5.55094</text:p>
              </table:table-cell>
              <table:table-cell office:value-type="float" office:value="10.1972">
                <text:p>10.1972</text:p>
              </table:table-cell>
              <table:table-cell office:value-type="float" office:value="10.6476">
                <text:p>10.6476</text:p>
              </table:table-cell>
              <table:table-cell office:value-type="float" office:value="17.225">
                <text:p>17.225</text:p>
              </table:table-cell>
              <table:table-cell office:value-type="float" office:value="26.8133">
                <text:p>26.8133</text:p>
              </table:table-cell>
              <table:table-cell office:value-type="float" office:value="26.1436">
                <text:p>26.1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6017">
                <text:p>5.46017</text:p>
              </table:table-cell>
              <table:table-cell office:value-type="float" office:value="9.43315">
                <text:p>9.43315</text:p>
              </table:table-cell>
              <table:table-cell office:value-type="float" office:value="9.8216">
                <text:p>9.8216</text:p>
              </table:table-cell>
              <table:table-cell office:value-type="float" office:value="13.7647">
                <text:p>13.7647</text:p>
              </table:table-cell>
              <table:table-cell office:value-type="float" office:value="22.8223">
                <text:p>22.8223</text:p>
              </table:table-cell>
              <table:table-cell office:value-type="float" office:value="22.363">
                <text:p>22.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1753">
                <text:p>5.61753</text:p>
              </table:table-cell>
              <table:table-cell office:value-type="float" office:value="9.82914">
                <text:p>9.82914</text:p>
              </table:table-cell>
              <table:table-cell office:value-type="float" office:value="10.208">
                <text:p>10.208</text:p>
              </table:table-cell>
              <table:table-cell office:value-type="float" office:value="16.7731">
                <text:p>16.7731</text:p>
              </table:table-cell>
              <table:table-cell office:value-type="float" office:value="29.1295">
                <text:p>29.1295</text:p>
              </table:table-cell>
              <table:table-cell office:value-type="float" office:value="30.6113">
                <text:p>30.6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4644">
                <text:p>5.64644</text:p>
              </table:table-cell>
              <table:table-cell office:value-type="float" office:value="9.1899">
                <text:p>9.1899</text:p>
              </table:table-cell>
              <table:table-cell office:value-type="float" office:value="11.2381">
                <text:p>11.2381</text:p>
              </table:table-cell>
              <table:table-cell office:value-type="float" office:value="17.8662">
                <text:p>17.8662</text:p>
              </table:table-cell>
              <table:table-cell office:value-type="float" office:value="42.8303">
                <text:p>42.8303</text:p>
              </table:table-cell>
              <table:table-cell office:value-type="float" office:value="46.815">
                <text:p>46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1685">
                <text:p>5.51685</text:p>
              </table:table-cell>
              <table:table-cell office:value-type="float" office:value="9.82034">
                <text:p>9.82034</text:p>
              </table:table-cell>
              <table:table-cell office:value-type="float" office:value="10.0098">
                <text:p>10.0098</text:p>
              </table:table-cell>
              <table:table-cell office:value-type="float" office:value="16.9023">
                <text:p>16.9023</text:p>
              </table:table-cell>
              <table:table-cell office:value-type="float" office:value="27.6981">
                <text:p>27.6981</text:p>
              </table:table-cell>
              <table:table-cell office:value-type="float" office:value="29.0332">
                <text:p>29.03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1979">
                <text:p>5.61979</text:p>
              </table:table-cell>
              <table:table-cell office:value-type="float" office:value="9.72829">
                <text:p>9.72829</text:p>
              </table:table-cell>
              <table:table-cell office:value-type="float" office:value="9.8042">
                <text:p>9.8042</text:p>
              </table:table-cell>
              <table:table-cell office:value-type="float" office:value="15.5489">
                <text:p>15.5489</text:p>
              </table:table-cell>
              <table:table-cell office:value-type="float" office:value="23.3701">
                <text:p>23.3701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7412">
                <text:p>5.7412</text:p>
              </table:table-cell>
              <table:table-cell office:value-type="float" office:value="11.1442">
                <text:p>11.1442</text:p>
              </table:table-cell>
              <table:table-cell office:value-type="float" office:value="10.9097">
                <text:p>10.9097</text:p>
              </table:table-cell>
              <table:table-cell office:value-type="float" office:value="18.0213">
                <text:p>18.0213</text:p>
              </table:table-cell>
              <table:table-cell office:value-type="float" office:value="31.8904">
                <text:p>31.8904</text:p>
              </table:table-cell>
              <table:table-cell office:value-type="float" office:value="32.5079">
                <text:p>32.5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119">
                <text:p>6.3119</text:p>
              </table:table-cell>
              <table:table-cell office:value-type="float" office:value="13.0379">
                <text:p>13.0379</text:p>
              </table:table-cell>
              <table:table-cell office:value-type="float" office:value="12.9176">
                <text:p>12.9176</text:p>
              </table:table-cell>
              <table:table-cell office:value-type="float" office:value="24.9513">
                <text:p>24.9513</text:p>
              </table:table-cell>
              <table:table-cell office:value-type="float" office:value="50.5513">
                <text:p>50.5513</text:p>
              </table:table-cell>
              <table:table-cell office:value-type="float" office:value="50.1305">
                <text:p>50.1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20957">
                <text:p>6.20957</text:p>
              </table:table-cell>
              <table:table-cell office:value-type="float" office:value="12.1442">
                <text:p>12.1442</text:p>
              </table:table-cell>
              <table:table-cell office:value-type="float" office:value="12.8358">
                <text:p>12.8358</text:p>
              </table:table-cell>
              <table:table-cell office:value-type="float" office:value="22.1342">
                <text:p>22.1342</text:p>
              </table:table-cell>
              <table:table-cell office:value-type="float" office:value="50.057">
                <text:p>50.057</text:p>
              </table:table-cell>
              <table:table-cell office:value-type="float" office:value="49.8782">
                <text:p>49.8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983">
                <text:p>6.1983</text:p>
              </table:table-cell>
              <table:table-cell office:value-type="float" office:value="12.4011">
                <text:p>12.4011</text:p>
              </table:table-cell>
              <table:table-cell office:value-type="float" office:value="13.0902">
                <text:p>13.0902</text:p>
              </table:table-cell>
              <table:table-cell office:value-type="float" office:value="23.2542">
                <text:p>23.2542</text:p>
              </table:table-cell>
              <table:table-cell office:value-type="float" office:value="51.9182">
                <text:p>51.9182</text:p>
              </table:table-cell>
              <table:table-cell office:value-type="float" office:value="53.2732">
                <text:p>53.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3984">
                <text:p>6.23984</text:p>
              </table:table-cell>
              <table:table-cell office:value-type="float" office:value="12.2713">
                <text:p>12.2713</text:p>
              </table:table-cell>
              <table:table-cell office:value-type="float" office:value="14.1528">
                <text:p>14.1528</text:p>
              </table:table-cell>
              <table:table-cell office:value-type="float" office:value="25.7578">
                <text:p>25.7578</text:p>
              </table:table-cell>
              <table:table-cell office:value-type="float" office:value="62.8221">
                <text:p>62.8221</text:p>
              </table:table-cell>
              <table:table-cell office:value-type="float" office:value="62.3503">
                <text:p>62.35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32698">
                <text:p>6.32698</text:p>
              </table:table-cell>
              <table:table-cell office:value-type="float" office:value="13.0924">
                <text:p>13.0924</text:p>
              </table:table-cell>
              <table:table-cell office:value-type="float" office:value="12.4282">
                <text:p>12.4282</text:p>
              </table:table-cell>
              <table:table-cell office:value-type="float" office:value="24.324">
                <text:p>24.324</text:p>
              </table:table-cell>
              <table:table-cell office:value-type="float" office:value="44.8533">
                <text:p>44.8533</text:p>
              </table:table-cell>
              <table:table-cell office:value-type="float" office:value="44.5605">
                <text:p>44.5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2644">
                <text:p>6.22644</text:p>
              </table:table-cell>
              <table:table-cell office:value-type="float" office:value="12.2664">
                <text:p>12.2664</text:p>
              </table:table-cell>
              <table:table-cell office:value-type="float" office:value="13.6209">
                <text:p>13.6209</text:p>
              </table:table-cell>
              <table:table-cell office:value-type="float" office:value="24.1187">
                <text:p>24.1187</text:p>
              </table:table-cell>
              <table:table-cell office:value-type="float" office:value="57.3188">
                <text:p>57.3188</text:p>
              </table:table-cell>
              <table:table-cell office:value-type="float" office:value="56.6111">
                <text:p>56.6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22871">
                <text:p>6.22871</text:p>
              </table:table-cell>
              <table:table-cell office:value-type="float" office:value="12.2254">
                <text:p>12.2254</text:p>
              </table:table-cell>
              <table:table-cell office:value-type="float" office:value="13.6291">
                <text:p>13.6291</text:p>
              </table:table-cell>
              <table:table-cell office:value-type="float" office:value="24.3404">
                <text:p>24.3404</text:p>
              </table:table-cell>
              <table:table-cell office:value-type="float" office:value="57.3402">
                <text:p>57.3402</text:p>
              </table:table-cell>
              <table:table-cell office:value-type="float" office:value="57.8858">
                <text:p>57.8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9663">
                <text:p>6.29663</text:p>
              </table:table-cell>
              <table:table-cell office:value-type="float" office:value="12.8085">
                <text:p>12.8085</text:p>
              </table:table-cell>
              <table:table-cell office:value-type="float" office:value="13.2955">
                <text:p>13.2955</text:p>
              </table:table-cell>
              <table:table-cell office:value-type="float" office:value="25.2">
                <text:p>25.2</text:p>
              </table:table-cell>
              <table:table-cell office:value-type="float" office:value="49.6846">
                <text:p>49.6846</text:p>
              </table:table-cell>
              <table:table-cell office:value-type="float" office:value="48.9796">
                <text:p>48.9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8555">
                <text:p>6.28555</text:p>
              </table:table-cell>
              <table:table-cell office:value-type="float" office:value="12.7026">
                <text:p>12.7026</text:p>
              </table:table-cell>
              <table:table-cell office:value-type="float" office:value="13.5363">
                <text:p>13.5363</text:p>
              </table:table-cell>
              <table:table-cell office:value-type="float" office:value="25.6406">
                <text:p>25.6406</text:p>
              </table:table-cell>
              <table:table-cell office:value-type="float" office:value="53.1258">
                <text:p>53.1258</text:p>
              </table:table-cell>
              <table:table-cell office:value-type="float" office:value="52.8334">
                <text:p>52.8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01834">
                <text:p>6.01834</text:p>
              </table:table-cell>
              <table:table-cell office:value-type="float" office:value="11.4687">
                <text:p>11.4687</text:p>
              </table:table-cell>
              <table:table-cell office:value-type="float" office:value="11.6708">
                <text:p>11.6708</text:p>
              </table:table-cell>
              <table:table-cell office:value-type="float" office:value="19.6797">
                <text:p>19.6797</text:p>
              </table:table-cell>
              <table:table-cell office:value-type="float" office:value="39.5698">
                <text:p>39.5698</text:p>
              </table:table-cell>
              <table:table-cell office:value-type="float" office:value="39.1163">
                <text:p>39.1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08799">
                <text:p>6.08799</text:p>
              </table:table-cell>
              <table:table-cell office:value-type="float" office:value="11.4738">
                <text:p>11.4738</text:p>
              </table:table-cell>
              <table:table-cell office:value-type="float" office:value="11.8697">
                <text:p>11.8697</text:p>
              </table:table-cell>
              <table:table-cell office:value-type="float" office:value="19.8443">
                <text:p>19.8443</text:p>
              </table:table-cell>
              <table:table-cell office:value-type="float" office:value="40.8755">
                <text:p>40.8755</text:p>
              </table:table-cell>
              <table:table-cell office:value-type="float" office:value="40.4957">
                <text:p>40.4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20205">
                <text:p>6.20205</text:p>
              </table:table-cell>
              <table:table-cell office:value-type="float" office:value="11.9014">
                <text:p>11.9014</text:p>
              </table:table-cell>
              <table:table-cell office:value-type="float" office:value="13.2794">
                <text:p>13.2794</text:p>
              </table:table-cell>
              <table:table-cell office:value-type="float" office:value="22.8605">
                <text:p>22.8605</text:p>
              </table:table-cell>
              <table:table-cell office:value-type="float" office:value="52.2538">
                <text:p>52.2538</text:p>
              </table:table-cell>
              <table:table-cell office:value-type="float" office:value="52.2894">
                <text:p>52.28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3934">
                <text:p>6.23934</text:p>
              </table:table-cell>
              <table:table-cell office:value-type="float" office:value="12.8482">
                <text:p>12.8482</text:p>
              </table:table-cell>
              <table:table-cell office:value-type="float" office:value="12.6215">
                <text:p>12.6215</text:p>
              </table:table-cell>
              <table:table-cell office:value-type="float" office:value="25.1721">
                <text:p>25.1721</text:p>
              </table:table-cell>
              <table:table-cell office:value-type="float" office:value="45.7927">
                <text:p>45.7927</text:p>
              </table:table-cell>
              <table:table-cell office:value-type="float" office:value="45.6294">
                <text:p>45.62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30645">
                <text:p>6.30645</text:p>
              </table:table-cell>
              <table:table-cell office:value-type="float" office:value="12.4949">
                <text:p>12.4949</text:p>
              </table:table-cell>
              <table:table-cell office:value-type="float" office:value="13.1248">
                <text:p>13.1248</text:p>
              </table:table-cell>
              <table:table-cell office:value-type="float" office:value="24.8373">
                <text:p>24.8373</text:p>
              </table:table-cell>
              <table:table-cell office:value-type="float" office:value="47.9176">
                <text:p>47.9176</text:p>
              </table:table-cell>
              <table:table-cell office:value-type="float" office:value="49.9675">
                <text:p>49.96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7935">
                <text:p>6.17935</text:p>
              </table:table-cell>
              <table:table-cell office:value-type="float" office:value="11.5977">
                <text:p>11.5977</text:p>
              </table:table-cell>
              <table:table-cell office:value-type="float" office:value="12.6835">
                <text:p>12.6835</text:p>
              </table:table-cell>
              <table:table-cell office:value-type="float" office:value="21.3801">
                <text:p>21.3801</text:p>
              </table:table-cell>
              <table:table-cell office:value-type="float" office:value="45.8473">
                <text:p>45.8473</text:p>
              </table:table-cell>
              <table:table-cell office:value-type="float" office:value="45.501">
                <text:p>45.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0481">
                <text:p>6.20481</text:p>
              </table:table-cell>
              <table:table-cell office:value-type="float" office:value="11.8491">
                <text:p>11.8491</text:p>
              </table:table-cell>
              <table:table-cell office:value-type="float" office:value="13.6388">
                <text:p>13.6388</text:p>
              </table:table-cell>
              <table:table-cell office:value-type="float" office:value="23.7495">
                <text:p>23.7495</text:p>
              </table:table-cell>
              <table:table-cell office:value-type="float" office:value="53.3472">
                <text:p>53.3472</text:p>
              </table:table-cell>
              <table:table-cell office:value-type="float" office:value="52.9747">
                <text:p>52.97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907">
                <text:p>6.2907</text:p>
              </table:table-cell>
              <table:table-cell office:value-type="float" office:value="12.289">
                <text:p>12.289</text:p>
              </table:table-cell>
              <table:table-cell office:value-type="float" office:value="13.3623">
                <text:p>13.3623</text:p>
              </table:table-cell>
              <table:table-cell office:value-type="float" office:value="24.6955">
                <text:p>24.6955</text:p>
              </table:table-cell>
              <table:table-cell office:value-type="float" office:value="48.8588">
                <text:p>48.8588</text:p>
              </table:table-cell>
              <table:table-cell office:value-type="float" office:value="48.5922">
                <text:p>48.59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7163">
                <text:p>6.07163</text:p>
              </table:table-cell>
              <table:table-cell office:value-type="float" office:value="12.9011">
                <text:p>12.9011</text:p>
              </table:table-cell>
              <table:table-cell office:value-type="float" office:value="11.6102">
                <text:p>11.6102</text:p>
              </table:table-cell>
              <table:table-cell office:value-type="float" office:value="23.9972">
                <text:p>23.9972</text:p>
              </table:table-cell>
              <table:table-cell office:value-type="float" office:value="39.1487">
                <text:p>39.1487</text:p>
              </table:table-cell>
              <table:table-cell office:value-type="float" office:value="39.1487">
                <text:p>39.1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5025">
                <text:p>6.25025</text:p>
              </table:table-cell>
              <table:table-cell office:value-type="float" office:value="12.2069">
                <text:p>12.2069</text:p>
              </table:table-cell>
              <table:table-cell office:value-type="float" office:value="14.117">
                <text:p>14.117</text:p>
              </table:table-cell>
              <table:table-cell office:value-type="float" office:value="26.5136">
                <text:p>26.5136</text:p>
              </table:table-cell>
              <table:table-cell office:value-type="float" office:value="57.5604">
                <text:p>57.5604</text:p>
              </table:table-cell>
              <table:table-cell office:value-type="float" office:value="57.3402">
                <text:p>57.3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1133">
                <text:p>6.21133</text:p>
              </table:table-cell>
              <table:table-cell office:value-type="float" office:value="11.7918">
                <text:p>11.7918</text:p>
              </table:table-cell>
              <table:table-cell office:value-type="float" office:value="14.0524">
                <text:p>14.0524</text:p>
              </table:table-cell>
              <table:table-cell office:value-type="float" office:value="25.2787">
                <text:p>25.2787</text:p>
              </table:table-cell>
              <table:table-cell office:value-type="float" office:value="56.7732">
                <text:p>56.7732</text:p>
              </table:table-cell>
              <table:table-cell office:value-type="float" office:value="56.6319">
                <text:p>56.63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7118">
                <text:p>6.27118</text:p>
              </table:table-cell>
              <table:table-cell office:value-type="float" office:value="12.2167">
                <text:p>12.2167</text:p>
              </table:table-cell>
              <table:table-cell office:value-type="float" office:value="13.5003">
                <text:p>13.5003</text:p>
              </table:table-cell>
              <table:table-cell office:value-type="float" office:value="25.0653">
                <text:p>25.0653</text:p>
              </table:table-cell>
              <table:table-cell office:value-type="float" office:value="49.7409">
                <text:p>49.7409</text:p>
              </table:table-cell>
              <table:table-cell office:value-type="float" office:value="49.3137">
                <text:p>49.3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7733">
                <text:p>6.27733</text:p>
              </table:table-cell>
              <table:table-cell office:value-type="float" office:value="12.1654">
                <text:p>12.1654</text:p>
              </table:table-cell>
              <table:table-cell office:value-type="float" office:value="13.5429">
                <text:p>13.5429</text:p>
              </table:table-cell>
              <table:table-cell office:value-type="float" office:value="25.0776">
                <text:p>25.0776</text:p>
              </table:table-cell>
              <table:table-cell office:value-type="float" office:value="49.4766">
                <text:p>49.4766</text:p>
              </table:table-cell>
              <table:table-cell office:value-type="float" office:value="56.2844">
                <text:p>56.28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8195">
                <text:p>6.28195</text:p>
              </table:table-cell>
              <table:table-cell office:value-type="float" office:value="12.1107">
                <text:p>12.1107</text:p>
              </table:table-cell>
              <table:table-cell office:value-type="float" office:value="13.5659">
                <text:p>13.5659</text:p>
              </table:table-cell>
              <table:table-cell office:value-type="float" office:value="25.0868">
                <text:p>25.0868</text:p>
              </table:table-cell>
              <table:table-cell office:value-type="float" office:value="49.5324">
                <text:p>49.5324</text:p>
              </table:table-cell>
              <table:table-cell office:value-type="float" office:value="51.9314">
                <text:p>51.9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8221">
                <text:p>6.28221</text:p>
              </table:table-cell>
              <table:table-cell office:value-type="float" office:value="12.1126">
                <text:p>12.1126</text:p>
              </table:table-cell>
              <table:table-cell office:value-type="float" office:value="13.5758">
                <text:p>13.5758</text:p>
              </table:table-cell>
              <table:table-cell office:value-type="float" office:value="25.2289">
                <text:p>25.2289</text:p>
              </table:table-cell>
              <table:table-cell office:value-type="float" office:value="49.5005">
                <text:p>49.5005</text:p>
              </table:table-cell>
              <table:table-cell office:value-type="float" office:value="68.6021">
                <text:p>68.6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8247">
                <text:p>6.28247</text:p>
              </table:table-cell>
              <table:table-cell office:value-type="float" office:value="12.1136">
                <text:p>12.1136</text:p>
              </table:table-cell>
              <table:table-cell office:value-type="float" office:value="13.6019">
                <text:p>13.6019</text:p>
              </table:table-cell>
              <table:table-cell office:value-type="float" office:value="25.2206">
                <text:p>25.2206</text:p>
              </table:table-cell>
              <table:table-cell office:value-type="float" office:value="49.0148">
                <text:p>49.0148</text:p>
              </table:table-cell>
              <table:table-cell office:value-type="float" office:value="87.0008">
                <text:p>87.0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8272">
                <text:p>6.28272</text:p>
              </table:table-cell>
              <table:table-cell office:value-type="float" office:value="12.1164">
                <text:p>12.1164</text:p>
              </table:table-cell>
              <table:table-cell office:value-type="float" office:value="13.5695">
                <text:p>13.5695</text:p>
              </table:table-cell>
              <table:table-cell office:value-type="float" office:value="25.498">
                <text:p>25.498</text:p>
              </table:table-cell>
              <table:table-cell office:value-type="float" office:value="49.1127">
                <text:p>49.1127</text:p>
              </table:table-cell>
              <table:table-cell office:value-type="float" office:value="97.8812">
                <text:p>97.8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8247">
                <text:p>6.28247</text:p>
              </table:table-cell>
              <table:table-cell office:value-type="float" office:value="12.1155">
                <text:p>12.1155</text:p>
              </table:table-cell>
              <table:table-cell office:value-type="float" office:value="13.5193">
                <text:p>13.5193</text:p>
              </table:table-cell>
              <table:table-cell office:value-type="float" office:value="25.3027">
                <text:p>25.3027</text:p>
              </table:table-cell>
              <table:table-cell office:value-type="float" office:value="49.3891">
                <text:p>49.3891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8169">
                <text:p>6.28169</text:p>
              </table:table-cell>
              <table:table-cell office:value-type="float" office:value="12.1155">
                <text:p>12.1155</text:p>
              </table:table-cell>
              <table:table-cell office:value-type="float" office:value="13.528">
                <text:p>13.528</text:p>
              </table:table-cell>
              <table:table-cell office:value-type="float" office:value="25.1876">
                <text:p>25.1876</text:p>
              </table:table-cell>
              <table:table-cell office:value-type="float" office:value="49.4248">
                <text:p>49.4248</text:p>
              </table:table-cell>
              <table:table-cell office:value-type="float" office:value="111.405">
                <text:p>111.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8118">
                <text:p>6.28118</text:p>
              </table:table-cell>
              <table:table-cell office:value-type="float" office:value="12.1126">
                <text:p>12.1126</text:p>
              </table:table-cell>
              <table:table-cell office:value-type="float" office:value="13.4891">
                <text:p>13.4891</text:p>
              </table:table-cell>
              <table:table-cell office:value-type="float" office:value="25.169">
                <text:p>25.169</text:p>
              </table:table-cell>
              <table:table-cell office:value-type="float" office:value="49.05">
                <text:p>49.05</text:p>
              </table:table-cell>
              <table:table-cell office:value-type="float" office:value="117.319">
                <text:p>117.3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8092">
                <text:p>6.28092</text:p>
              </table:table-cell>
              <table:table-cell office:value-type="float" office:value="12.1126">
                <text:p>12.1126</text:p>
              </table:table-cell>
              <table:table-cell office:value-type="float" office:value="13.4266">
                <text:p>13.4266</text:p>
              </table:table-cell>
              <table:table-cell office:value-type="float" office:value="25.2362">
                <text:p>25.2362</text:p>
              </table:table-cell>
              <table:table-cell office:value-type="float" office:value="49.2702">
                <text:p>49.2702</text:p>
              </table:table-cell>
              <table:table-cell office:value-type="float" office:value="113.567">
                <text:p>113.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8118">
                <text:p>6.28118</text:p>
              </table:table-cell>
              <table:table-cell office:value-type="float" office:value="12.1126">
                <text:p>12.1126</text:p>
              </table:table-cell>
              <table:table-cell office:value-type="float" office:value="13.5722">
                <text:p>13.5722</text:p>
              </table:table-cell>
              <table:table-cell office:value-type="float" office:value="25.1042">
                <text:p>25.1042</text:p>
              </table:table-cell>
              <table:table-cell office:value-type="float" office:value="48.7155">
                <text:p>48.7155</text:p>
              </table:table-cell>
              <table:table-cell office:value-type="float" office:value="117.679">
                <text:p>117.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8118">
                <text:p>6.28118</text:p>
              </table:table-cell>
              <table:table-cell office:value-type="float" office:value="12.1136">
                <text:p>12.1136</text:p>
              </table:table-cell>
              <table:table-cell office:value-type="float" office:value="13.5677">
                <text:p>13.5677</text:p>
              </table:table-cell>
              <table:table-cell office:value-type="float" office:value="25.2808">
                <text:p>25.2808</text:p>
              </table:table-cell>
              <table:table-cell office:value-type="float" office:value="48.8317">
                <text:p>48.8317</text:p>
              </table:table-cell>
              <table:table-cell office:value-type="float" office:value="111.345">
                <text:p>111.3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8118">
                <text:p>6.28118</text:p>
              </table:table-cell>
              <table:table-cell office:value-type="float" office:value="12.1136">
                <text:p>12.1136</text:p>
              </table:table-cell>
              <table:table-cell office:value-type="float" office:value="13.574">
                <text:p>13.574</text:p>
              </table:table-cell>
              <table:table-cell office:value-type="float" office:value="25.1576">
                <text:p>25.1576</text:p>
              </table:table-cell>
              <table:table-cell office:value-type="float" office:value="48.8006">
                <text:p>48.8006</text:p>
              </table:table-cell>
              <table:table-cell office:value-type="float" office:value="116.54">
                <text:p>116.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8118">
                <text:p>6.28118</text:p>
              </table:table-cell>
              <table:table-cell office:value-type="float" office:value="12.1145">
                <text:p>12.1145</text:p>
              </table:table-cell>
              <table:table-cell office:value-type="float" office:value="13.6022">
                <text:p>13.6022</text:p>
              </table:table-cell>
              <table:table-cell office:value-type="float" office:value="25.0438">
                <text:p>25.0438</text:p>
              </table:table-cell>
              <table:table-cell office:value-type="float" office:value="49.0382">
                <text:p>49.0382</text:p>
              </table:table-cell>
              <table:table-cell office:value-type="float" office:value="118.29">
                <text:p>118.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8092">
                <text:p>6.28092</text:p>
              </table:table-cell>
              <table:table-cell office:value-type="float" office:value="12.1126">
                <text:p>12.1126</text:p>
              </table:table-cell>
              <table:table-cell office:value-type="float" office:value="13.5857">
                <text:p>13.5857</text:p>
              </table:table-cell>
              <table:table-cell office:value-type="float" office:value="25.3183">
                <text:p>25.3183</text:p>
              </table:table-cell>
              <table:table-cell office:value-type="float" office:value="49.3415">
                <text:p>49.3415</text:p>
              </table:table-cell>
              <table:table-cell office:value-type="float" office:value="118.496">
                <text:p>118.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8067">
                <text:p>6.28067</text:p>
              </table:table-cell>
              <table:table-cell office:value-type="float" office:value="12.1126">
                <text:p>12.1126</text:p>
              </table:table-cell>
              <table:table-cell office:value-type="float" office:value="13.6479">
                <text:p>13.6479</text:p>
              </table:table-cell>
              <table:table-cell office:value-type="float" office:value="25.1432">
                <text:p>25.1432</text:p>
              </table:table-cell>
              <table:table-cell office:value-type="float" office:value="49.0148">
                <text:p>49.0148</text:p>
              </table:table-cell>
              <table:table-cell office:value-type="float" office:value="123.672">
                <text:p>123.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119cm" svg:height="9cm" xlink:href=".." xlink:type="simple" chart:class="chart:line" chart:style-name="ch1">
        <chart:title svg:x="5.663cm" svg:y="0.316cm" chart:style-name="ch2">
          <text:p>Compression ratio</text:p>
        </chart:title>
        <chart:subtitle svg:x="5.412cm" svg:y="1.275cm" chart:style-name="ch3">
          <text:p>Simulated depth sensor </text:p>
        </chart:subtitle>
        <chart:legend chart:legend-position="end" svg:x="9.409cm" svg:y="2.956cm" style:legend-expansion="high" chart:style-name="ch4"/>
        <chart:plot-area chart:style-name="ch5" table:cell-range-address="Sheet1.G7:Sheet1.G206 Sheet1.W7:Sheet1.W206 Sheet1.AL7:Sheet1.AL206 Sheet1.AZ7:Sheet1.AZ206 Sheet1.BP7:Sheet1.BP206 Sheet1.CF7:Sheet1.CF206" chart:data-source-has-labels="row" svg:x="1.313cm" svg:y="2.138cm" svg:width="7.794cm" svg:height="5.701cm">
          <chartooo:coordinate-region svg:x="1.934cm" svg:y="2.259cm" svg:width="7.173cm" svg:height="4.578cm"/>
          <chart:axis chart:dimension="x" chart:name="primary-x" chart:style-name="ch6">
            <chart:title svg:x="4.69cm" svg:y="8.019cm" chart:style-name="ch7">
              <text:p>Frame</text:p>
            </chart:title>
          </chart:axis>
          <chart:axis chart:dimension="y" chart:name="primary-y" chart:style-name="ch8">
            <chart:title svg:x="0.451cm" svg:y="5.482cm" chart:style-name="ch9">
              <text:p>Times</text:p>
            </chart:title>
            <chart:grid chart:style-name="ch10" chart:class="major"/>
          </chart:axis>
          <chart:series chart:style-name="ch11" chart:values-cell-range-address="Sheet1.G8:Sheet1.G206" chart:label-cell-address="Sheet1.G7:Sheet1.G7" chart:class="chart:line">
            <chart:data-point chart:repeated="199"/>
          </chart:series>
          <chart:series chart:style-name="ch12" chart:values-cell-range-address="Sheet1.W8:Sheet1.W206" chart:label-cell-address="Sheet1.W7:Sheet1.W7" chart:class="chart:line">
            <chart:data-point chart:repeated="199"/>
          </chart:series>
          <chart:series chart:style-name="ch13" chart:values-cell-range-address="Sheet1.AL8:Sheet1.AL206" chart:label-cell-address="Sheet1.AL7:Sheet1.AL7" chart:class="chart:line">
            <chart:data-point chart:repeated="199"/>
          </chart:series>
          <chart:series chart:style-name="ch14" chart:values-cell-range-address="Sheet1.AZ8:Sheet1.AZ206" chart:label-cell-address="Sheet1.AZ7:Sheet1.AZ7" chart:class="chart:line">
            <chart:data-point chart:repeated="199"/>
          </chart:series>
          <chart:series chart:style-name="ch15" chart:values-cell-range-address="Sheet1.BP8:Sheet1.BP206" chart:label-cell-address="Sheet1.BP7:Sheet1.BP7" chart:class="chart:line">
            <chart:data-point chart:repeated="199"/>
          </chart:series>
          <chart:series chart:style-name="ch16" chart:values-cell-range-address="Sheet1.CF8:Sheet1.CF206" chart:label-cell-address="Sheet1.CF7:Sheet1.CF7" chart:class="chart:line">
            <chart:data-point chart:repeated="1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RVL</text:p>
                <draw:g>
                  <svg:desc>Sheet1.G7:Sheet1.G7</svg:desc>
                </draw:g>
              </table:table-cell>
              <table:table-cell office:value-type="string">
                <text:p>Ratio RVL+Q</text:p>
                <draw:g>
                  <svg:desc>Sheet1.W7:Sheet1.W7</svg:desc>
                </draw:g>
              </table:table-cell>
              <table:table-cell office:value-type="string">
                <text:p>Ratio RVL+Zstd</text:p>
                <draw:g>
                  <svg:desc>Sheet1.AL7:Sheet1.AL7</svg:desc>
                </draw:g>
              </table:table-cell>
              <table:table-cell office:value-type="string">
                <text:p>Ratio RVL+Q+Zstd</text:p>
                <draw:g>
                  <svg:desc>Sheet1.AZ7:Sheet1.AZ7</svg:desc>
                </draw:g>
              </table:table-cell>
              <table:table-cell office:value-type="string">
                <text:p>Ratio: Zdepth KeyFrame</text:p>
                <draw:g>
                  <svg:desc>Sheet1.BP7:Sheet1.BP7</svg:desc>
                </draw:g>
              </table:table-cell>
              <table:table-cell office:value-type="string">
                <text:p>Ratio: Zdepth NO KeyFrame</text:p>
                <draw:g>
                  <svg:desc>Sheet1.CF7:Sheet1.C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8527">
                <text:p>5.98527</text:p>
                <draw:g>
                  <svg:desc>Sheet1.G8:Sheet1.G206</svg:desc>
                </draw:g>
              </table:table-cell>
              <table:table-cell office:value-type="float" office:value="11.9282">
                <text:p>11.9282</text:p>
                <draw:g>
                  <svg:desc>Sheet1.W8:Sheet1.W206</svg:desc>
                </draw:g>
              </table:table-cell>
              <table:table-cell office:value-type="float" office:value="27.2897">
                <text:p>27.2897</text:p>
                <draw:g>
                  <svg:desc>Sheet1.AL8:Sheet1.AL206</svg:desc>
                </draw:g>
              </table:table-cell>
              <table:table-cell office:value-type="float" office:value="35.3022">
                <text:p>35.3022</text:p>
                <draw:g>
                  <svg:desc>Sheet1.AZ8:Sheet1.AZ206</svg:desc>
                </draw:g>
              </table:table-cell>
              <table:table-cell office:value-type="float" office:value="55.2071">
                <text:p>55.2071</text:p>
                <draw:g>
                  <svg:desc>Sheet1.BP8:Sheet1.BP206</svg:desc>
                </draw:g>
              </table:table-cell>
              <table:table-cell office:value-type="float" office:value="55.2071">
                <text:p>55.2071</text:p>
                <draw:g>
                  <svg:desc>Sheet1.CF8:Sheet1.CF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8527">
                <text:p>5.98527</text:p>
              </table:table-cell>
              <table:table-cell office:value-type="float" office:value="11.9255">
                <text:p>11.9255</text:p>
              </table:table-cell>
              <table:table-cell office:value-type="float" office:value="27.2473">
                <text:p>27.2473</text:p>
              </table:table-cell>
              <table:table-cell office:value-type="float" office:value="35.2011">
                <text:p>35.2011</text:p>
              </table:table-cell>
              <table:table-cell office:value-type="float" office:value="55.1972">
                <text:p>55.1972</text:p>
              </table:table-cell>
              <table:table-cell office:value-type="float" office:value="176.908">
                <text:p>176.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8527">
                <text:p>5.98527</text:p>
              </table:table-cell>
              <table:table-cell office:value-type="float" office:value="11.9227">
                <text:p>11.9227</text:p>
              </table:table-cell>
              <table:table-cell office:value-type="float" office:value="27.2437">
                <text:p>27.2437</text:p>
              </table:table-cell>
              <table:table-cell office:value-type="float" office:value="35.2577">
                <text:p>35.2577</text:p>
              </table:table-cell>
              <table:table-cell office:value-type="float" office:value="54.7838">
                <text:p>54.7838</text:p>
              </table:table-cell>
              <table:table-cell office:value-type="float" office:value="177.367">
                <text:p>177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855">
                <text:p>5.9855</text:p>
              </table:table-cell>
              <table:table-cell office:value-type="float" office:value="11.9171">
                <text:p>11.9171</text:p>
              </table:table-cell>
              <table:table-cell office:value-type="float" office:value="27.2316">
                <text:p>27.2316</text:p>
              </table:table-cell>
              <table:table-cell office:value-type="float" office:value="35.288">
                <text:p>35.288</text:p>
              </table:table-cell>
              <table:table-cell office:value-type="float" office:value="54.9307">
                <text:p>54.9307</text:p>
              </table:table-cell>
              <table:table-cell office:value-type="float" office:value="172.73">
                <text:p>172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8504">
                <text:p>5.98504</text:p>
              </table:table-cell>
              <table:table-cell office:value-type="float" office:value="11.9097">
                <text:p>11.9097</text:p>
              </table:table-cell>
              <table:table-cell office:value-type="float" office:value="27.0339">
                <text:p>27.0339</text:p>
              </table:table-cell>
              <table:table-cell office:value-type="float" office:value="35.0565">
                <text:p>35.0565</text:p>
              </table:table-cell>
              <table:table-cell office:value-type="float" office:value="54.5164">
                <text:p>54.5164</text:p>
              </table:table-cell>
              <table:table-cell office:value-type="float" office:value="158.678">
                <text:p>158.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48">
                <text:p>5.9848</text:p>
              </table:table-cell>
              <table:table-cell office:value-type="float" office:value="11.9061">
                <text:p>11.9061</text:p>
              </table:table-cell>
              <table:table-cell office:value-type="float" office:value="27.1318">
                <text:p>27.1318</text:p>
              </table:table-cell>
              <table:table-cell office:value-type="float" office:value="34.9826">
                <text:p>34.9826</text:p>
              </table:table-cell>
              <table:table-cell office:value-type="float" office:value="54.6133">
                <text:p>54.6133</text:p>
              </table:table-cell>
              <table:table-cell office:value-type="float" office:value="165.606">
                <text:p>165.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457">
                <text:p>5.98457</text:p>
              </table:table-cell>
              <table:table-cell office:value-type="float" office:value="11.9033">
                <text:p>11.9033</text:p>
              </table:table-cell>
              <table:table-cell office:value-type="float" office:value="27.0315">
                <text:p>27.0315</text:p>
              </table:table-cell>
              <table:table-cell office:value-type="float" office:value="35.0925">
                <text:p>35.0925</text:p>
              </table:table-cell>
              <table:table-cell office:value-type="float" office:value="54.7252">
                <text:p>54.7252</text:p>
              </table:table-cell>
              <table:table-cell office:value-type="float" office:value="167.869">
                <text:p>167.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8457">
                <text:p>5.98457</text:p>
              </table:table-cell>
              <table:table-cell office:value-type="float" office:value="11.9005">
                <text:p>11.9005</text:p>
              </table:table-cell>
              <table:table-cell office:value-type="float" office:value="27.0387">
                <text:p>27.0387</text:p>
              </table:table-cell>
              <table:table-cell office:value-type="float" office:value="35.1327">
                <text:p>35.1327</text:p>
              </table:table-cell>
              <table:table-cell office:value-type="float" office:value="54.6036">
                <text:p>54.6036</text:p>
              </table:table-cell>
              <table:table-cell office:value-type="float" office:value="169.07">
                <text:p>169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457">
                <text:p>5.98457</text:p>
              </table:table-cell>
              <table:table-cell office:value-type="float" office:value="11.8978">
                <text:p>11.8978</text:p>
              </table:table-cell>
              <table:table-cell office:value-type="float" office:value="27.1438">
                <text:p>27.1438</text:p>
              </table:table-cell>
              <table:table-cell office:value-type="float" office:value="35.0825">
                <text:p>35.0825</text:p>
              </table:table-cell>
              <table:table-cell office:value-type="float" office:value="54.5067">
                <text:p>54.5067</text:p>
              </table:table-cell>
              <table:table-cell office:value-type="float" office:value="172.487">
                <text:p>172.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8457">
                <text:p>5.98457</text:p>
              </table:table-cell>
              <table:table-cell office:value-type="float" office:value="11.8959">
                <text:p>11.8959</text:p>
              </table:table-cell>
              <table:table-cell office:value-type="float" office:value="27.072">
                <text:p>27.072</text:p>
              </table:table-cell>
              <table:table-cell office:value-type="float" office:value="34.8655">
                <text:p>34.8655</text:p>
              </table:table-cell>
              <table:table-cell office:value-type="float" office:value="54.5358">
                <text:p>54.5358</text:p>
              </table:table-cell>
              <table:table-cell office:value-type="float" office:value="158.514">
                <text:p>158.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8434">
                <text:p>5.98434</text:p>
              </table:table-cell>
              <table:table-cell office:value-type="float" office:value="11.8922">
                <text:p>11.8922</text:p>
              </table:table-cell>
              <table:table-cell office:value-type="float" office:value="27.1318">
                <text:p>27.1318</text:p>
              </table:table-cell>
              <table:table-cell office:value-type="float" office:value="34.9687">
                <text:p>34.9687</text:p>
              </table:table-cell>
              <table:table-cell office:value-type="float" office:value="54.5309">
                <text:p>54.5309</text:p>
              </table:table-cell>
              <table:table-cell office:value-type="float" office:value="157.619">
                <text:p>157.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841">
                <text:p>5.9841</text:p>
              </table:table-cell>
              <table:table-cell office:value-type="float" office:value="11.8885">
                <text:p>11.8885</text:p>
              </table:table-cell>
              <table:table-cell office:value-type="float" office:value="27.1919">
                <text:p>27.1919</text:p>
              </table:table-cell>
              <table:table-cell office:value-type="float" office:value="34.9111">
                <text:p>34.9111</text:p>
              </table:table-cell>
              <table:table-cell office:value-type="float" office:value="54.199">
                <text:p>54.199</text:p>
              </table:table-cell>
              <table:table-cell office:value-type="float" office:value="156.655">
                <text:p>156.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387">
                <text:p>5.98387</text:p>
              </table:table-cell>
              <table:table-cell office:value-type="float" office:value="11.8849">
                <text:p>11.8849</text:p>
              </table:table-cell>
              <table:table-cell office:value-type="float" office:value="27.2413">
                <text:p>27.2413</text:p>
              </table:table-cell>
              <table:table-cell office:value-type="float" office:value="34.9667">
                <text:p>34.9667</text:p>
              </table:table-cell>
              <table:table-cell office:value-type="float" office:value="54.3092">
                <text:p>54.3092</text:p>
              </table:table-cell>
              <table:table-cell office:value-type="float" office:value="154.178">
                <text:p>154.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8387">
                <text:p>5.98387</text:p>
              </table:table-cell>
              <table:table-cell office:value-type="float" office:value="11.8821">
                <text:p>11.8821</text:p>
              </table:table-cell>
              <table:table-cell office:value-type="float" office:value="27.2316">
                <text:p>27.2316</text:p>
              </table:table-cell>
              <table:table-cell office:value-type="float" office:value="34.9468">
                <text:p>34.9468</text:p>
              </table:table-cell>
              <table:table-cell office:value-type="float" office:value="54.4006">
                <text:p>54.4006</text:p>
              </table:table-cell>
              <table:table-cell office:value-type="float" office:value="161.133">
                <text:p>161.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387">
                <text:p>5.98387</text:p>
              </table:table-cell>
              <table:table-cell office:value-type="float" office:value="11.8794">
                <text:p>11.8794</text:p>
              </table:table-cell>
              <table:table-cell office:value-type="float" office:value="27.0042">
                <text:p>27.0042</text:p>
              </table:table-cell>
              <table:table-cell office:value-type="float" office:value="34.9369">
                <text:p>34.9369</text:p>
              </table:table-cell>
              <table:table-cell office:value-type="float" office:value="54.6473">
                <text:p>54.6473</text:p>
              </table:table-cell>
              <table:table-cell office:value-type="float" office:value="147.021">
                <text:p>147.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8364">
                <text:p>5.98364</text:p>
              </table:table-cell>
              <table:table-cell office:value-type="float" office:value="11.8757">
                <text:p>11.8757</text:p>
              </table:table-cell>
              <table:table-cell office:value-type="float" office:value="27.1127">
                <text:p>27.1127</text:p>
              </table:table-cell>
              <table:table-cell office:value-type="float" office:value="34.8853">
                <text:p>34.8853</text:p>
              </table:table-cell>
              <table:table-cell office:value-type="float" office:value="54.415">
                <text:p>54.415</text:p>
              </table:table-cell>
              <table:table-cell office:value-type="float" office:value="157.377">
                <text:p>157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841">
                <text:p>5.9841</text:p>
              </table:table-cell>
              <table:table-cell office:value-type="float" office:value="11.8748">
                <text:p>11.8748</text:p>
              </table:table-cell>
              <table:table-cell office:value-type="float" office:value="27.0518">
                <text:p>27.0518</text:p>
              </table:table-cell>
              <table:table-cell office:value-type="float" office:value="34.9012">
                <text:p>34.9012</text:p>
              </table:table-cell>
              <table:table-cell office:value-type="float" office:value="54.4681">
                <text:p>54.4681</text:p>
              </table:table-cell>
              <table:table-cell office:value-type="float" office:value="164.984">
                <text:p>164.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841">
                <text:p>5.9841</text:p>
              </table:table-cell>
              <table:table-cell office:value-type="float" office:value="11.872">
                <text:p>11.872</text:p>
              </table:table-cell>
              <table:table-cell office:value-type="float" office:value="27.0327">
                <text:p>27.0327</text:p>
              </table:table-cell>
              <table:table-cell office:value-type="float" office:value="34.9707">
                <text:p>34.9707</text:p>
              </table:table-cell>
              <table:table-cell office:value-type="float" office:value="54.3669">
                <text:p>54.3669</text:p>
              </table:table-cell>
              <table:table-cell office:value-type="float" office:value="163.927">
                <text:p>163.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8341">
                <text:p>5.98341</text:p>
              </table:table-cell>
              <table:table-cell office:value-type="float" office:value="11.8665">
                <text:p>11.8665</text:p>
              </table:table-cell>
              <table:table-cell office:value-type="float" office:value="27.0816">
                <text:p>27.0816</text:p>
              </table:table-cell>
              <table:table-cell office:value-type="float" office:value="35.0565">
                <text:p>35.0565</text:p>
              </table:table-cell>
              <table:table-cell office:value-type="float" office:value="54.5503">
                <text:p>54.5503</text:p>
              </table:table-cell>
              <table:table-cell office:value-type="float" office:value="157.296">
                <text:p>157.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8341">
                <text:p>5.98341</text:p>
              </table:table-cell>
              <table:table-cell office:value-type="float" office:value="11.8564">
                <text:p>11.8564</text:p>
              </table:table-cell>
              <table:table-cell office:value-type="float" office:value="27.0673">
                <text:p>27.0673</text:p>
              </table:table-cell>
              <table:table-cell office:value-type="float" office:value="34.8853">
                <text:p>34.8853</text:p>
              </table:table-cell>
              <table:table-cell office:value-type="float" office:value="54.7398">
                <text:p>54.7398</text:p>
              </table:table-cell>
              <table:table-cell office:value-type="float" office:value="164.851">
                <text:p>164.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8341">
                <text:p>5.98341</text:p>
              </table:table-cell>
              <table:table-cell office:value-type="float" office:value="11.8537">
                <text:p>11.8537</text:p>
              </table:table-cell>
              <table:table-cell office:value-type="float" office:value="27.072">
                <text:p>27.072</text:p>
              </table:table-cell>
              <table:table-cell office:value-type="float" office:value="34.8616">
                <text:p>34.8616</text:p>
              </table:table-cell>
              <table:table-cell office:value-type="float" office:value="54.6036">
                <text:p>54.6036</text:p>
              </table:table-cell>
              <table:table-cell office:value-type="float" office:value="176.096">
                <text:p>176.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8364">
                <text:p>5.98364</text:p>
              </table:table-cell>
              <table:table-cell office:value-type="float" office:value="11.8519">
                <text:p>11.8519</text:p>
              </table:table-cell>
              <table:table-cell office:value-type="float" office:value="26.9769">
                <text:p>26.9769</text:p>
              </table:table-cell>
              <table:table-cell office:value-type="float" office:value="35.0066">
                <text:p>35.0066</text:p>
              </table:table-cell>
              <table:table-cell office:value-type="float" office:value="54.5794">
                <text:p>54.5794</text:p>
              </table:table-cell>
              <table:table-cell office:value-type="float" office:value="161.94">
                <text:p>16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8341">
                <text:p>5.98341</text:p>
              </table:table-cell>
              <table:table-cell office:value-type="float" office:value="11.8482">
                <text:p>11.8482</text:p>
              </table:table-cell>
              <table:table-cell office:value-type="float" office:value="26.9332">
                <text:p>26.9332</text:p>
              </table:table-cell>
              <table:table-cell office:value-type="float" office:value="34.9369">
                <text:p>34.9369</text:p>
              </table:table-cell>
              <table:table-cell office:value-type="float" office:value="54.6473">
                <text:p>54.6473</text:p>
              </table:table-cell>
              <table:table-cell office:value-type="float" office:value="169.49">
                <text:p>169.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8317">
                <text:p>5.98317</text:p>
              </table:table-cell>
              <table:table-cell office:value-type="float" office:value="11.8455">
                <text:p>11.8455</text:p>
              </table:table-cell>
              <table:table-cell office:value-type="float" office:value="27.0816">
                <text:p>27.0816</text:p>
              </table:table-cell>
              <table:table-cell office:value-type="float" office:value="34.8141">
                <text:p>34.8141</text:p>
              </table:table-cell>
              <table:table-cell office:value-type="float" office:value="54.2708">
                <text:p>54.2708</text:p>
              </table:table-cell>
              <table:table-cell office:value-type="float" office:value="163.535">
                <text:p>163.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8317">
                <text:p>5.98317</text:p>
              </table:table-cell>
              <table:table-cell office:value-type="float" office:value="11.8418">
                <text:p>11.8418</text:p>
              </table:table-cell>
              <table:table-cell office:value-type="float" office:value="27.0482">
                <text:p>27.0482</text:p>
              </table:table-cell>
              <table:table-cell office:value-type="float" office:value="34.8913">
                <text:p>34.8913</text:p>
              </table:table-cell>
              <table:table-cell office:value-type="float" office:value="54.6085">
                <text:p>54.6085</text:p>
              </table:table-cell>
              <table:table-cell office:value-type="float" office:value="165.339">
                <text:p>165.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8271">
                <text:p>5.98271</text:p>
              </table:table-cell>
              <table:table-cell office:value-type="float" office:value="11.8382">
                <text:p>11.8382</text:p>
              </table:table-cell>
              <table:table-cell office:value-type="float" office:value="27.0828">
                <text:p>27.0828</text:p>
              </table:table-cell>
              <table:table-cell office:value-type="float" office:value="35.0205">
                <text:p>35.0205</text:p>
              </table:table-cell>
              <table:table-cell office:value-type="float" office:value="54.9946">
                <text:p>54.9946</text:p>
              </table:table-cell>
              <table:table-cell office:value-type="float" office:value="166.324">
                <text:p>166.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8294">
                <text:p>5.98294</text:p>
              </table:table-cell>
              <table:table-cell office:value-type="float" office:value="11.8363">
                <text:p>11.8363</text:p>
              </table:table-cell>
              <table:table-cell office:value-type="float" office:value="27.1967">
                <text:p>27.1967</text:p>
              </table:table-cell>
              <table:table-cell office:value-type="float" office:value="34.9707">
                <text:p>34.9707</text:p>
              </table:table-cell>
              <table:table-cell office:value-type="float" office:value="54.5455">
                <text:p>54.5455</text:p>
              </table:table-cell>
              <table:table-cell office:value-type="float" office:value="161.302">
                <text:p>161.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4957">
                <text:p>5.94957</text:p>
              </table:table-cell>
              <table:table-cell office:value-type="float" office:value="10.2832">
                <text:p>10.2832</text:p>
              </table:table-cell>
              <table:table-cell office:value-type="float" office:value="22.4668">
                <text:p>22.4668</text:p>
              </table:table-cell>
              <table:table-cell office:value-type="float" office:value="32.2876">
                <text:p>32.2876</text:p>
              </table:table-cell>
              <table:table-cell office:value-type="float" office:value="47.6945">
                <text:p>47.6945</text:p>
              </table:table-cell>
              <table:table-cell office:value-type="float" office:value="61.0675">
                <text:p>61.0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6618">
                <text:p>5.86618</text:p>
              </table:table-cell>
              <table:table-cell office:value-type="float" office:value="8.65645">
                <text:p>8.65645</text:p>
              </table:table-cell>
              <table:table-cell office:value-type="float" office:value="19.7919">
                <text:p>19.7919</text:p>
              </table:table-cell>
              <table:table-cell office:value-type="float" office:value="28.3408">
                <text:p>28.3408</text:p>
              </table:table-cell>
              <table:table-cell office:value-type="float" office:value="44.0651">
                <text:p>44.0651</text:p>
              </table:table-cell>
              <table:table-cell office:value-type="float" office:value="56.7732">
                <text:p>56.7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3786">
                <text:p>5.83786</text:p>
              </table:table-cell>
              <table:table-cell office:value-type="float" office:value="8.44792">
                <text:p>8.44792</text:p>
              </table:table-cell>
              <table:table-cell office:value-type="float" office:value="18.7552">
                <text:p>18.7552</text:p>
              </table:table-cell>
              <table:table-cell office:value-type="float" office:value="27.6931">
                <text:p>27.6931</text:p>
              </table:table-cell>
              <table:table-cell office:value-type="float" office:value="43.3623">
                <text:p>43.3623</text:p>
              </table:table-cell>
              <table:table-cell office:value-type="float" office:value="59.2993">
                <text:p>59.2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9885">
                <text:p>5.79885</text:p>
              </table:table-cell>
              <table:table-cell office:value-type="float" office:value="8.22666">
                <text:p>8.22666</text:p>
              </table:table-cell>
              <table:table-cell office:value-type="float" office:value="18.1367">
                <text:p>18.1367</text:p>
              </table:table-cell>
              <table:table-cell office:value-type="float" office:value="27.2812">
                <text:p>27.2812</text:p>
              </table:table-cell>
              <table:table-cell office:value-type="float" office:value="43.0373">
                <text:p>43.0373</text:p>
              </table:table-cell>
              <table:table-cell office:value-type="float" office:value="63.2359">
                <text:p>63.2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9142">
                <text:p>5.79142</text:p>
              </table:table-cell>
              <table:table-cell office:value-type="float" office:value="8.13516">
                <text:p>8.13516</text:p>
              </table:table-cell>
              <table:table-cell office:value-type="float" office:value="18.3743">
                <text:p>18.3743</text:p>
              </table:table-cell>
              <table:table-cell office:value-type="float" office:value="27.0339">
                <text:p>27.0339</text:p>
              </table:table-cell>
              <table:table-cell office:value-type="float" office:value="42.8811">
                <text:p>42.8811</text:p>
              </table:table-cell>
              <table:table-cell office:value-type="float" office:value="69.7627">
                <text:p>69.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0214">
                <text:p>5.80214</text:p>
              </table:table-cell>
              <table:table-cell office:value-type="float" office:value="8.06638">
                <text:p>8.06638</text:p>
              </table:table-cell>
              <table:table-cell office:value-type="float" office:value="18.4715">
                <text:p>18.4715</text:p>
              </table:table-cell>
              <table:table-cell office:value-type="float" office:value="26.2004">
                <text:p>26.2004</text:p>
              </table:table-cell>
              <table:table-cell office:value-type="float" office:value="43.2189">
                <text:p>43.2189</text:p>
              </table:table-cell>
              <table:table-cell office:value-type="float" office:value="70.6451">
                <text:p>70.6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0916">
                <text:p>5.80916</text:p>
              </table:table-cell>
              <table:table-cell office:value-type="float" office:value="7.87612">
                <text:p>7.87612</text:p>
              </table:table-cell>
              <table:table-cell office:value-type="float" office:value="18.7632">
                <text:p>18.7632</text:p>
              </table:table-cell>
              <table:table-cell office:value-type="float" office:value="25.788">
                <text:p>25.788</text:p>
              </table:table-cell>
              <table:table-cell office:value-type="float" office:value="39.7002">
                <text:p>39.7002</text:p>
              </table:table-cell>
              <table:table-cell office:value-type="float" office:value="61.8793">
                <text:p>61.8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184">
                <text:p>5.8184</text:p>
              </table:table-cell>
              <table:table-cell office:value-type="float" office:value="7.89839">
                <text:p>7.89839</text:p>
              </table:table-cell>
              <table:table-cell office:value-type="float" office:value="18.8051">
                <text:p>18.8051</text:p>
              </table:table-cell>
              <table:table-cell office:value-type="float" office:value="25.3079">
                <text:p>25.3079</text:p>
              </table:table-cell>
              <table:table-cell office:value-type="float" office:value="41.6317">
                <text:p>41.6317</text:p>
              </table:table-cell>
              <table:table-cell office:value-type="float" office:value="69.5259">
                <text:p>69.5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564">
                <text:p>5.83564</text:p>
              </table:table-cell>
              <table:table-cell office:value-type="float" office:value="7.91753">
                <text:p>7.91753</text:p>
              </table:table-cell>
              <table:table-cell office:value-type="float" office:value="18.738">
                <text:p>18.738</text:p>
              </table:table-cell>
              <table:table-cell office:value-type="float" office:value="25.5723">
                <text:p>25.5723</text:p>
              </table:table-cell>
              <table:table-cell office:value-type="float" office:value="42.5839">
                <text:p>42.5839</text:p>
              </table:table-cell>
              <table:table-cell office:value-type="float" office:value="60.8437">
                <text:p>60.8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83653">
                <text:p>5.83653</text:p>
              </table:table-cell>
              <table:table-cell office:value-type="float" office:value="7.91304">
                <text:p>7.91304</text:p>
              </table:table-cell>
              <table:table-cell office:value-type="float" office:value="19.0506">
                <text:p>19.0506</text:p>
              </table:table-cell>
              <table:table-cell office:value-type="float" office:value="25.5723">
                <text:p>25.5723</text:p>
              </table:table-cell>
              <table:table-cell office:value-type="float" office:value="41.4939">
                <text:p>41.4939</text:p>
              </table:table-cell>
              <table:table-cell office:value-type="float" office:value="59.8422">
                <text:p>59.8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4276">
                <text:p>5.44276</text:p>
              </table:table-cell>
              <table:table-cell office:value-type="float" office:value="8.64475">
                <text:p>8.64475</text:p>
              </table:table-cell>
              <table:table-cell office:value-type="float" office:value="11.0627">
                <text:p>11.0627</text:p>
              </table:table-cell>
              <table:table-cell office:value-type="float" office:value="16.525">
                <text:p>16.525</text:p>
              </table:table-cell>
              <table:table-cell office:value-type="float" office:value="22.5592">
                <text:p>22.5592</text:p>
              </table:table-cell>
              <table:table-cell office:value-type="float" office:value="22.5435">
                <text:p>22.5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119">
                <text:p>5.5119</text:p>
              </table:table-cell>
              <table:table-cell office:value-type="float" office:value="8.93803">
                <text:p>8.93803</text:p>
              </table:table-cell>
              <table:table-cell office:value-type="float" office:value="10.2875">
                <text:p>10.2875</text:p>
              </table:table-cell>
              <table:table-cell office:value-type="float" office:value="16.4331">
                <text:p>16.4331</text:p>
              </table:table-cell>
              <table:table-cell office:value-type="float" office:value="28.384">
                <text:p>28.384</text:p>
              </table:table-cell>
              <table:table-cell office:value-type="float" office:value="27.9362">
                <text:p>27.9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774">
                <text:p>5.3774</text:p>
              </table:table-cell>
              <table:table-cell office:value-type="float" office:value="9.106">
                <text:p>9.106</text:p>
              </table:table-cell>
              <table:table-cell office:value-type="float" office:value="10.3738">
                <text:p>10.3738</text:p>
              </table:table-cell>
              <table:table-cell office:value-type="float" office:value="16.6189">
                <text:p>16.6189</text:p>
              </table:table-cell>
              <table:table-cell office:value-type="float" office:value="30.6694">
                <text:p>30.6694</text:p>
              </table:table-cell>
              <table:table-cell office:value-type="float" office:value="31.4883">
                <text:p>31.4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9522">
                <text:p>5.69522</text:p>
              </table:table-cell>
              <table:table-cell office:value-type="float" office:value="10.5997">
                <text:p>10.5997</text:p>
              </table:table-cell>
              <table:table-cell office:value-type="float" office:value="10.2497">
                <text:p>10.2497</text:p>
              </table:table-cell>
              <table:table-cell office:value-type="float" office:value="17.459">
                <text:p>17.459</text:p>
              </table:table-cell>
              <table:table-cell office:value-type="float" office:value="27.2425">
                <text:p>27.2425</text:p>
              </table:table-cell>
              <table:table-cell office:value-type="float" office:value="27.7532">
                <text:p>27.7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0135">
                <text:p>5.70135</text:p>
              </table:table-cell>
              <table:table-cell office:value-type="float" office:value="10.5727">
                <text:p>10.5727</text:p>
              </table:table-cell>
              <table:table-cell office:value-type="float" office:value="10.4399">
                <text:p>10.4399</text:p>
              </table:table-cell>
              <table:table-cell office:value-type="float" office:value="17.7654">
                <text:p>17.7654</text:p>
              </table:table-cell>
              <table:table-cell office:value-type="float" office:value="26.2317">
                <text:p>26.2317</text:p>
              </table:table-cell>
              <table:table-cell office:value-type="float" office:value="28.5661">
                <text:p>28.5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351">
                <text:p>5.66351</text:p>
              </table:table-cell>
              <table:table-cell office:value-type="float" office:value="9.91352">
                <text:p>9.91352</text:p>
              </table:table-cell>
              <table:table-cell office:value-type="float" office:value="10.3729">
                <text:p>10.3729</text:p>
              </table:table-cell>
              <table:table-cell office:value-type="float" office:value="16.9089">
                <text:p>16.9089</text:p>
              </table:table-cell>
              <table:table-cell office:value-type="float" office:value="26.0903">
                <text:p>26.0903</text:p>
              </table:table-cell>
              <table:table-cell office:value-type="float" office:value="26.912">
                <text:p>26.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1641">
                <text:p>5.71641</text:p>
              </table:table-cell>
              <table:table-cell office:value-type="float" office:value="9.69207">
                <text:p>9.69207</text:p>
              </table:table-cell>
              <table:table-cell office:value-type="float" office:value="10.6811">
                <text:p>10.6811</text:p>
              </table:table-cell>
              <table:table-cell office:value-type="float" office:value="16.6396">
                <text:p>16.6396</text:p>
              </table:table-cell>
              <table:table-cell office:value-type="float" office:value="27.5244">
                <text:p>27.5244</text:p>
              </table:table-cell>
              <table:table-cell office:value-type="float" office:value="29.292">
                <text:p>29.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78662">
                <text:p>5.78662</text:p>
              </table:table-cell>
              <table:table-cell office:value-type="float" office:value="9.57248">
                <text:p>9.57248</text:p>
              </table:table-cell>
              <table:table-cell office:value-type="float" office:value="10.924">
                <text:p>10.924</text:p>
              </table:table-cell>
              <table:table-cell office:value-type="float" office:value="16.6612">
                <text:p>16.6612</text:p>
              </table:table-cell>
              <table:table-cell office:value-type="float" office:value="29.1116">
                <text:p>29.1116</text:p>
              </table:table-cell>
              <table:table-cell office:value-type="float" office:value="31.6228">
                <text:p>31.6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4391">
                <text:p>6.04391</text:p>
              </table:table-cell>
              <table:table-cell office:value-type="float" office:value="9.37901">
                <text:p>9.37901</text:p>
              </table:table-cell>
              <table:table-cell office:value-type="float" office:value="11.1988">
                <text:p>11.1988</text:p>
              </table:table-cell>
              <table:table-cell office:value-type="float" office:value="16.712">
                <text:p>16.712</text:p>
              </table:table-cell>
              <table:table-cell office:value-type="float" office:value="30.3318">
                <text:p>30.3318</text:p>
              </table:table-cell>
              <table:table-cell office:value-type="float" office:value="32.5665">
                <text:p>32.5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7067">
                <text:p>6.07067</text:p>
              </table:table-cell>
              <table:table-cell office:value-type="float" office:value="9.27985">
                <text:p>9.27985</text:p>
              </table:table-cell>
              <table:table-cell office:value-type="float" office:value="11.4241">
                <text:p>11.4241</text:p>
              </table:table-cell>
              <table:table-cell office:value-type="float" office:value="16.88">
                <text:p>16.88</text:p>
              </table:table-cell>
              <table:table-cell office:value-type="float" office:value="33.5518">
                <text:p>33.5518</text:p>
              </table:table-cell>
              <table:table-cell office:value-type="float" office:value="37.5803">
                <text:p>37.5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5129">
                <text:p>6.05129</text:p>
              </table:table-cell>
              <table:table-cell office:value-type="float" office:value="9.18331">
                <text:p>9.18331</text:p>
              </table:table-cell>
              <table:table-cell office:value-type="float" office:value="12.6337">
                <text:p>12.6337</text:p>
              </table:table-cell>
              <table:table-cell office:value-type="float" office:value="18.5099">
                <text:p>18.5099</text:p>
              </table:table-cell>
              <table:table-cell office:value-type="float" office:value="43.4573">
                <text:p>43.4573</text:p>
              </table:table-cell>
              <table:table-cell office:value-type="float" office:value="48.1618">
                <text:p>48.1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7115">
                <text:p>6.07115</text:p>
              </table:table-cell>
              <table:table-cell office:value-type="float" office:value="9.09899">
                <text:p>9.09899</text:p>
              </table:table-cell>
              <table:table-cell office:value-type="float" office:value="12.4995">
                <text:p>12.4995</text:p>
              </table:table-cell>
              <table:table-cell office:value-type="float" office:value="18.2179">
                <text:p>18.2179</text:p>
              </table:table-cell>
              <table:table-cell office:value-type="float" office:value="40.9983">
                <text:p>40.9983</text:p>
              </table:table-cell>
              <table:table-cell office:value-type="float" office:value="40.7914">
                <text:p>40.7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06803">
                <text:p>6.06803</text:p>
              </table:table-cell>
              <table:table-cell office:value-type="float" office:value="9.17124">
                <text:p>9.17124</text:p>
              </table:table-cell>
              <table:table-cell office:value-type="float" office:value="12.8008">
                <text:p>12.8008</text:p>
              </table:table-cell>
              <table:table-cell office:value-type="float" office:value="18.714">
                <text:p>18.714</text:p>
              </table:table-cell>
              <table:table-cell office:value-type="float" office:value="43.3623">
                <text:p>43.3623</text:p>
              </table:table-cell>
              <table:table-cell office:value-type="float" office:value="43.8669">
                <text:p>43.8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07067">
                <text:p>6.07067</text:p>
              </table:table-cell>
              <table:table-cell office:value-type="float" office:value="9.1696">
                <text:p>9.1696</text:p>
              </table:table-cell>
              <table:table-cell office:value-type="float" office:value="13.1061">
                <text:p>13.1061</text:p>
              </table:table-cell>
              <table:table-cell office:value-type="float" office:value="19.4609">
                <text:p>19.4609</text:p>
              </table:table-cell>
              <table:table-cell office:value-type="float" office:value="44.1189">
                <text:p>44.1189</text:p>
              </table:table-cell>
              <table:table-cell office:value-type="float" office:value="49.2189">
                <text:p>49.2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6731">
                <text:p>6.06731</text:p>
              </table:table-cell>
              <table:table-cell office:value-type="float" office:value="9.24521">
                <text:p>9.24521</text:p>
              </table:table-cell>
              <table:table-cell office:value-type="float" office:value="13.8425">
                <text:p>13.8425</text:p>
              </table:table-cell>
              <table:table-cell office:value-type="float" office:value="20.2618">
                <text:p>20.2618</text:p>
              </table:table-cell>
              <table:table-cell office:value-type="float" office:value="45.8816">
                <text:p>45.8816</text:p>
              </table:table-cell>
              <table:table-cell office:value-type="float" office:value="46.8721">
                <text:p>46.8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7763">
                <text:p>6.07763</text:p>
              </table:table-cell>
              <table:table-cell office:value-type="float" office:value="9.10007">
                <text:p>9.10007</text:p>
              </table:table-cell>
              <table:table-cell office:value-type="float" office:value="13.1749">
                <text:p>13.1749</text:p>
              </table:table-cell>
              <table:table-cell office:value-type="float" office:value="19.3366">
                <text:p>19.3366</text:p>
              </table:table-cell>
              <table:table-cell office:value-type="float" office:value="44.0588">
                <text:p>44.0588</text:p>
              </table:table-cell>
              <table:table-cell office:value-type="float" office:value="58.5812">
                <text:p>58.5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7811">
                <text:p>6.07811</text:p>
              </table:table-cell>
              <table:table-cell office:value-type="float" office:value="9.20091">
                <text:p>9.20091</text:p>
              </table:table-cell>
              <table:table-cell office:value-type="float" office:value="13.4266">
                <text:p>13.4266</text:p>
              </table:table-cell>
              <table:table-cell office:value-type="float" office:value="19.8398">
                <text:p>19.8398</text:p>
              </table:table-cell>
              <table:table-cell office:value-type="float" office:value="45.7483">
                <text:p>45.7483</text:p>
              </table:table-cell>
              <table:table-cell office:value-type="float" office:value="65.8027">
                <text:p>65.8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8148">
                <text:p>6.08148</text:p>
              </table:table-cell>
              <table:table-cell office:value-type="float" office:value="9.16577">
                <text:p>9.16577</text:p>
              </table:table-cell>
              <table:table-cell office:value-type="float" office:value="13.4613">
                <text:p>13.4613</text:p>
              </table:table-cell>
              <table:table-cell office:value-type="float" office:value="19.9235">
                <text:p>19.9235</text:p>
              </table:table-cell>
              <table:table-cell office:value-type="float" office:value="45.7381">
                <text:p>45.7381</text:p>
              </table:table-cell>
              <table:table-cell office:value-type="float" office:value="56.2895">
                <text:p>56.2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9379">
                <text:p>6.09379</text:p>
              </table:table-cell>
              <table:table-cell office:value-type="float" office:value="9.12222">
                <text:p>9.12222</text:p>
              </table:table-cell>
              <table:table-cell office:value-type="float" office:value="13.6612">
                <text:p>13.6612</text:p>
              </table:table-cell>
              <table:table-cell office:value-type="float" office:value="20.2099">
                <text:p>20.2099</text:p>
              </table:table-cell>
              <table:table-cell office:value-type="float" office:value="45.3566">
                <text:p>45.3566</text:p>
              </table:table-cell>
              <table:table-cell office:value-type="float" office:value="59.9766">
                <text:p>59.9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9911">
                <text:p>6.09911</text:p>
              </table:table-cell>
              <table:table-cell office:value-type="float" office:value="9.14939">
                <text:p>9.14939</text:p>
              </table:table-cell>
              <table:table-cell office:value-type="float" office:value="13.5456">
                <text:p>13.5456</text:p>
              </table:table-cell>
              <table:table-cell office:value-type="float" office:value="20.1126">
                <text:p>20.1126</text:p>
              </table:table-cell>
              <table:table-cell office:value-type="float" office:value="44.6252">
                <text:p>44.6252</text:p>
              </table:table-cell>
              <table:table-cell office:value-type="float" office:value="47.5947">
                <text:p>47.5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0906">
                <text:p>6.10906</text:p>
              </table:table-cell>
              <table:table-cell office:value-type="float" office:value="9.12981">
                <text:p>9.12981</text:p>
              </table:table-cell>
              <table:table-cell office:value-type="float" office:value="13.9383">
                <text:p>13.9383</text:p>
              </table:table-cell>
              <table:table-cell office:value-type="float" office:value="20.6181">
                <text:p>20.6181</text:p>
              </table:table-cell>
              <table:table-cell office:value-type="float" office:value="44.7879">
                <text:p>44.7879</text:p>
              </table:table-cell>
              <table:table-cell office:value-type="float" office:value="50.9833">
                <text:p>50.9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2147">
                <text:p>6.12147</text:p>
              </table:table-cell>
              <table:table-cell office:value-type="float" office:value="9.11302">
                <text:p>9.11302</text:p>
              </table:table-cell>
              <table:table-cell office:value-type="float" office:value="14.064">
                <text:p>14.064</text:p>
              </table:table-cell>
              <table:table-cell office:value-type="float" office:value="20.6876">
                <text:p>20.6876</text:p>
              </table:table-cell>
              <table:table-cell office:value-type="float" office:value="45.1632">
                <text:p>45.1632</text:p>
              </table:table-cell>
              <table:table-cell office:value-type="float" office:value="61.1891">
                <text:p>61.18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3345">
                <text:p>6.13345</text:p>
              </table:table-cell>
              <table:table-cell office:value-type="float" office:value="9.09199">
                <text:p>9.09199</text:p>
              </table:table-cell>
              <table:table-cell office:value-type="float" office:value="14.2625">
                <text:p>14.2625</text:p>
              </table:table-cell>
              <table:table-cell office:value-type="float" office:value="21.0967">
                <text:p>21.0967</text:p>
              </table:table-cell>
              <table:table-cell office:value-type="float" office:value="45.2964">
                <text:p>45.2964</text:p>
              </table:table-cell>
              <table:table-cell office:value-type="float" office:value="65.3756">
                <text:p>65.3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5089">
                <text:p>6.15089</text:p>
              </table:table-cell>
              <table:table-cell office:value-type="float" office:value="9.0807">
                <text:p>9.0807</text:p>
              </table:table-cell>
              <table:table-cell office:value-type="float" office:value="14.3528">
                <text:p>14.3528</text:p>
              </table:table-cell>
              <table:table-cell office:value-type="float" office:value="21.1994">
                <text:p>21.1994</text:p>
              </table:table-cell>
              <table:table-cell office:value-type="float" office:value="45.3633">
                <text:p>45.3633</text:p>
              </table:table-cell>
              <table:table-cell office:value-type="float" office:value="67.2946">
                <text:p>67.2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6991">
                <text:p>6.16991</text:p>
              </table:table-cell>
              <table:table-cell office:value-type="float" office:value="9.06409">
                <text:p>9.06409</text:p>
              </table:table-cell>
              <table:table-cell office:value-type="float" office:value="14.5025">
                <text:p>14.5025</text:p>
              </table:table-cell>
              <table:table-cell office:value-type="float" office:value="21.5201">
                <text:p>21.5201</text:p>
              </table:table-cell>
              <table:table-cell office:value-type="float" office:value="44.4831">
                <text:p>44.4831</text:p>
              </table:table-cell>
              <table:table-cell office:value-type="float" office:value="55.217">
                <text:p>55.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055">
                <text:p>6.19055</text:p>
              </table:table-cell>
              <table:table-cell office:value-type="float" office:value="9.03264">
                <text:p>9.03264</text:p>
              </table:table-cell>
              <table:table-cell office:value-type="float" office:value="14.6376">
                <text:p>14.6376</text:p>
              </table:table-cell>
              <table:table-cell office:value-type="float" office:value="21.1127">
                <text:p>21.1127</text:p>
              </table:table-cell>
              <table:table-cell office:value-type="float" office:value="44.1792">
                <text:p>44.1792</text:p>
              </table:table-cell>
              <table:table-cell office:value-type="float" office:value="56.5433">
                <text:p>56.5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0456">
                <text:p>6.20456</text:p>
              </table:table-cell>
              <table:table-cell office:value-type="float" office:value="8.97931">
                <text:p>8.97931</text:p>
              </table:table-cell>
              <table:table-cell office:value-type="float" office:value="14.9591">
                <text:p>14.9591</text:p>
              </table:table-cell>
              <table:table-cell office:value-type="float" office:value="22.0713">
                <text:p>22.0713</text:p>
              </table:table-cell>
              <table:table-cell office:value-type="float" office:value="44.5896">
                <text:p>44.5896</text:p>
              </table:table-cell>
              <table:table-cell office:value-type="float" office:value="68.9485">
                <text:p>68.9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1208">
                <text:p>6.21208</text:p>
              </table:table-cell>
              <table:table-cell office:value-type="float" office:value="8.92193">
                <text:p>8.92193</text:p>
              </table:table-cell>
              <table:table-cell office:value-type="float" office:value="15.3355">
                <text:p>15.3355</text:p>
              </table:table-cell>
              <table:table-cell office:value-type="float" office:value="22.4324">
                <text:p>22.4324</text:p>
              </table:table-cell>
              <table:table-cell office:value-type="float" office:value="42.3053">
                <text:p>42.3053</text:p>
              </table:table-cell>
              <table:table-cell office:value-type="float" office:value="54.4536">
                <text:p>54.4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0606">
                <text:p>6.20606</text:p>
              </table:table-cell>
              <table:table-cell office:value-type="float" office:value="8.84793">
                <text:p>8.84793</text:p>
              </table:table-cell>
              <table:table-cell office:value-type="float" office:value="15.1021">
                <text:p>15.1021</text:p>
              </table:table-cell>
              <table:table-cell office:value-type="float" office:value="22.248">
                <text:p>22.248</text:p>
              </table:table-cell>
              <table:table-cell office:value-type="float" office:value="41.9014">
                <text:p>41.9014</text:p>
              </table:table-cell>
              <table:table-cell office:value-type="float" office:value="51.0511">
                <text:p>51.05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8806">
                <text:p>6.18806</text:p>
              </table:table-cell>
              <table:table-cell office:value-type="float" office:value="8.77063">
                <text:p>8.77063</text:p>
              </table:table-cell>
              <table:table-cell office:value-type="float" office:value="15.2722">
                <text:p>15.2722</text:p>
              </table:table-cell>
              <table:table-cell office:value-type="float" office:value="22.1973">
                <text:p>22.1973</text:p>
              </table:table-cell>
              <table:table-cell office:value-type="float" office:value="41.1631">
                <text:p>41.1631</text:p>
              </table:table-cell>
              <table:table-cell office:value-type="float" office:value="51.6954">
                <text:p>51.6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15829">
                <text:p>6.15829</text:p>
              </table:table-cell>
              <table:table-cell office:value-type="float" office:value="8.68434">
                <text:p>8.68434</text:p>
              </table:table-cell>
              <table:table-cell office:value-type="float" office:value="15.7051">
                <text:p>15.7051</text:p>
              </table:table-cell>
              <table:table-cell office:value-type="float" office:value="22.1949">
                <text:p>22.1949</text:p>
              </table:table-cell>
              <table:table-cell office:value-type="float" office:value="40.9327">
                <text:p>40.9327</text:p>
              </table:table-cell>
              <table:table-cell office:value-type="float" office:value="58.342">
                <text:p>58.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222">
                <text:p>6.1222</text:p>
              </table:table-cell>
              <table:table-cell office:value-type="float" office:value="8.60263">
                <text:p>8.60263</text:p>
              </table:table-cell>
              <table:table-cell office:value-type="float" office:value="16.0493">
                <text:p>16.0493</text:p>
              </table:table-cell>
              <table:table-cell office:value-type="float" office:value="22.2786">
                <text:p>22.2786</text:p>
              </table:table-cell>
              <table:table-cell office:value-type="float" office:value="39.8883">
                <text:p>39.8883</text:p>
              </table:table-cell>
              <table:table-cell office:value-type="float" office:value="58.7212">
                <text:p>58.7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7427">
                <text:p>6.07427</text:p>
              </table:table-cell>
              <table:table-cell office:value-type="float" office:value="8.51017">
                <text:p>8.51017</text:p>
              </table:table-cell>
              <table:table-cell office:value-type="float" office:value="15.9303">
                <text:p>15.9303</text:p>
              </table:table-cell>
              <table:table-cell office:value-type="float" office:value="21.6919">
                <text:p>21.6919</text:p>
              </table:table-cell>
              <table:table-cell office:value-type="float" office:value="39.4099">
                <text:p>39.4099</text:p>
              </table:table-cell>
              <table:table-cell office:value-type="float" office:value="47.1926">
                <text:p>47.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2968">
                <text:p>6.02968</text:p>
              </table:table-cell>
              <table:table-cell office:value-type="float" office:value="8.42151">
                <text:p>8.42151</text:p>
              </table:table-cell>
              <table:table-cell office:value-type="float" office:value="15.8049">
                <text:p>15.8049</text:p>
              </table:table-cell>
              <table:table-cell office:value-type="float" office:value="21.5518">
                <text:p>21.5518</text:p>
              </table:table-cell>
              <table:table-cell office:value-type="float" office:value="38.0622">
                <text:p>38.0622</text:p>
              </table:table-cell>
              <table:table-cell office:value-type="float" office:value="44.2556">
                <text:p>44.2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8714">
                <text:p>5.98714</text:p>
              </table:table-cell>
              <table:table-cell office:value-type="float" office:value="8.30136">
                <text:p>8.30136</text:p>
              </table:table-cell>
              <table:table-cell office:value-type="float" office:value="16.2841">
                <text:p>16.2841</text:p>
              </table:table-cell>
              <table:table-cell office:value-type="float" office:value="21.9209">
                <text:p>21.9209</text:p>
              </table:table-cell>
              <table:table-cell office:value-type="float" office:value="37.6517">
                <text:p>37.6517</text:p>
              </table:table-cell>
              <table:table-cell office:value-type="float" office:value="43.9391">
                <text:p>43.93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588">
                <text:p>5.9588</text:p>
              </table:table-cell>
              <table:table-cell office:value-type="float" office:value="8.175">
                <text:p>8.175</text:p>
              </table:table-cell>
              <table:table-cell office:value-type="float" office:value="16.668">
                <text:p>16.668</text:p>
              </table:table-cell>
              <table:table-cell office:value-type="float" office:value="22.7868">
                <text:p>22.7868</text:p>
              </table:table-cell>
              <table:table-cell office:value-type="float" office:value="37.578">
                <text:p>37.578</text:p>
              </table:table-cell>
              <table:table-cell office:value-type="float" office:value="47.0805">
                <text:p>47.0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741">
                <text:p>5.9741</text:p>
              </table:table-cell>
              <table:table-cell office:value-type="float" office:value="8.13602">
                <text:p>8.13602</text:p>
              </table:table-cell>
              <table:table-cell office:value-type="float" office:value="17.3579">
                <text:p>17.3579</text:p>
              </table:table-cell>
              <table:table-cell office:value-type="float" office:value="23.1735">
                <text:p>23.1735</text:p>
              </table:table-cell>
              <table:table-cell office:value-type="float" office:value="35.3489">
                <text:p>35.3489</text:p>
              </table:table-cell>
              <table:table-cell office:value-type="float" office:value="40.2912">
                <text:p>40.2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07283">
                <text:p>6.07283</text:p>
              </table:table-cell>
              <table:table-cell office:value-type="float" office:value="8.26562">
                <text:p>8.26562</text:p>
              </table:table-cell>
              <table:table-cell office:value-type="float" office:value="18.6363">
                <text:p>18.6363</text:p>
              </table:table-cell>
              <table:table-cell office:value-type="float" office:value="24.1728">
                <text:p>24.1728</text:p>
              </table:table-cell>
              <table:table-cell office:value-type="float" office:value="35.2739">
                <text:p>35.2739</text:p>
              </table:table-cell>
              <table:table-cell office:value-type="float" office:value="38.8541">
                <text:p>38.8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16026">
                <text:p>6.16026</text:p>
              </table:table-cell>
              <table:table-cell office:value-type="float" office:value="8.40676">
                <text:p>8.40676</text:p>
              </table:table-cell>
              <table:table-cell office:value-type="float" office:value="20.7926">
                <text:p>20.7926</text:p>
              </table:table-cell>
              <table:table-cell office:value-type="float" office:value="26.7864">
                <text:p>26.7864</text:p>
              </table:table-cell>
              <table:table-cell office:value-type="float" office:value="35.9088">
                <text:p>35.9088</text:p>
              </table:table-cell>
              <table:table-cell office:value-type="float" office:value="39.4428">
                <text:p>39.4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2694">
                <text:p>6.22694</text:p>
              </table:table-cell>
              <table:table-cell office:value-type="float" office:value="8.53191">
                <text:p>8.53191</text:p>
              </table:table-cell>
              <table:table-cell office:value-type="float" office:value="24.8685">
                <text:p>24.8685</text:p>
              </table:table-cell>
              <table:table-cell office:value-type="float" office:value="33.7879">
                <text:p>33.7879</text:p>
              </table:table-cell>
              <table:table-cell office:value-type="float" office:value="41.3542">
                <text:p>41.3542</text:p>
              </table:table-cell>
              <table:table-cell office:value-type="float" office:value="46.4013">
                <text:p>46.4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6121">
                <text:p>6.26121</text:p>
              </table:table-cell>
              <table:table-cell office:value-type="float" office:value="8.99824">
                <text:p>8.99824</text:p>
              </table:table-cell>
              <table:table-cell office:value-type="float" office:value="32.3317">
                <text:p>32.3317</text:p>
              </table:table-cell>
              <table:table-cell office:value-type="float" office:value="49.8823">
                <text:p>49.8823</text:p>
              </table:table-cell>
              <table:table-cell office:value-type="float" office:value="55.3813">
                <text:p>55.3813</text:p>
              </table:table-cell>
              <table:table-cell office:value-type="float" office:value="56.398">
                <text:p>56.3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383">
                <text:p>5.9383</text:p>
              </table:table-cell>
              <table:table-cell office:value-type="float" office:value="17.2642">
                <text:p>17.2642</text:p>
              </table:table-cell>
              <table:table-cell office:value-type="float" office:value="14.2249">
                <text:p>14.2249</text:p>
              </table:table-cell>
              <table:table-cell office:value-type="float" office:value="27.9082">
                <text:p>27.9082</text:p>
              </table:table-cell>
              <table:table-cell office:value-type="float" office:value="41.1824">
                <text:p>41.1824</text:p>
              </table:table-cell>
              <table:table-cell office:value-type="float" office:value="41.1824">
                <text:p>41.1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786">
                <text:p>5.84786</text:p>
              </table:table-cell>
              <table:table-cell office:value-type="float" office:value="12.1895">
                <text:p>12.1895</text:p>
              </table:table-cell>
              <table:table-cell office:value-type="float" office:value="13.5315">
                <text:p>13.5315</text:p>
              </table:table-cell>
              <table:table-cell office:value-type="float" office:value="23.1047">
                <text:p>23.1047</text:p>
              </table:table-cell>
              <table:table-cell office:value-type="float" office:value="34.0199">
                <text:p>34.0199</text:p>
              </table:table-cell>
              <table:table-cell office:value-type="float" office:value="34.1144">
                <text:p>34.1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5433">
                <text:p>5.85433</text:p>
              </table:table-cell>
              <table:table-cell office:value-type="float" office:value="10.2141">
                <text:p>10.2141</text:p>
              </table:table-cell>
              <table:table-cell office:value-type="float" office:value="14.105">
                <text:p>14.105</text:p>
              </table:table-cell>
              <table:table-cell office:value-type="float" office:value="22.0888">
                <text:p>22.0888</text:p>
              </table:table-cell>
              <table:table-cell office:value-type="float" office:value="31.6848">
                <text:p>31.6848</text:p>
              </table:table-cell>
              <table:table-cell office:value-type="float" office:value="31.793">
                <text:p>31.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8934">
                <text:p>5.88934</text:p>
              </table:table-cell>
              <table:table-cell office:value-type="float" office:value="9.41061">
                <text:p>9.41061</text:p>
              </table:table-cell>
              <table:table-cell office:value-type="float" office:value="16.1078">
                <text:p>16.1078</text:p>
              </table:table-cell>
              <table:table-cell office:value-type="float" office:value="24.0131">
                <text:p>24.0131</text:p>
              </table:table-cell>
              <table:table-cell office:value-type="float" office:value="37.1418">
                <text:p>37.1418</text:p>
              </table:table-cell>
              <table:table-cell office:value-type="float" office:value="37.1059">
                <text:p>37.1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0367">
                <text:p>5.80367</text:p>
              </table:table-cell>
              <table:table-cell office:value-type="float" office:value="9.12439">
                <text:p>9.12439</text:p>
              </table:table-cell>
              <table:table-cell office:value-type="float" office:value="13.2189">
                <text:p>13.2189</text:p>
              </table:table-cell>
              <table:table-cell office:value-type="float" office:value="19.0719">
                <text:p>19.0719</text:p>
              </table:table-cell>
              <table:table-cell office:value-type="float" office:value="27.003">
                <text:p>27.003</text:p>
              </table:table-cell>
              <table:table-cell office:value-type="float" office:value="26.9793">
                <text:p>26.9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60625">
                <text:p>5.60625</text:p>
              </table:table-cell>
              <table:table-cell office:value-type="float" office:value="8.55186">
                <text:p>8.55186</text:p>
              </table:table-cell>
              <table:table-cell office:value-type="float" office:value="11.3189">
                <text:p>11.3189</text:p>
              </table:table-cell>
              <table:table-cell office:value-type="float" office:value="16.2505">
                <text:p>16.2505</text:p>
              </table:table-cell>
              <table:table-cell office:value-type="float" office:value="22.0239">
                <text:p>22.0239</text:p>
              </table:table-cell>
              <table:table-cell office:value-type="float" office:value="21.9868">
                <text:p>21.98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8846">
                <text:p>5.48846</text:p>
              </table:table-cell>
              <table:table-cell office:value-type="float" office:value="8.1399">
                <text:p>8.1399</text:p>
              </table:table-cell>
              <table:table-cell office:value-type="float" office:value="11.0256">
                <text:p>11.0256</text:p>
              </table:table-cell>
              <table:table-cell office:value-type="float" office:value="15.543">
                <text:p>15.543</text:p>
              </table:table-cell>
              <table:table-cell office:value-type="float" office:value="20.4493">
                <text:p>20.4493</text:p>
              </table:table-cell>
              <table:table-cell office:value-type="float" office:value="20.8194">
                <text:p>20.8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1875">
                <text:p>5.41875</text:p>
              </table:table-cell>
              <table:table-cell office:value-type="float" office:value="8.07698">
                <text:p>8.07698</text:p>
              </table:table-cell>
              <table:table-cell office:value-type="float" office:value="10.7022">
                <text:p>10.7022</text:p>
              </table:table-cell>
              <table:table-cell office:value-type="float" office:value="15.3477">
                <text:p>15.3477</text:p>
              </table:table-cell>
              <table:table-cell office:value-type="float" office:value="22.3752">
                <text:p>22.3752</text:p>
              </table:table-cell>
              <table:table-cell office:value-type="float" office:value="22.7935">
                <text:p>22.7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3313">
                <text:p>5.43313</text:p>
              </table:table-cell>
              <table:table-cell office:value-type="float" office:value="8.56522">
                <text:p>8.56522</text:p>
              </table:table-cell>
              <table:table-cell office:value-type="float" office:value="10.594">
                <text:p>10.594</text:p>
              </table:table-cell>
              <table:table-cell office:value-type="float" office:value="15.8657">
                <text:p>15.8657</text:p>
              </table:table-cell>
              <table:table-cell office:value-type="float" office:value="25.4726">
                <text:p>25.4726</text:p>
              </table:table-cell>
              <table:table-cell office:value-type="float" office:value="25.1783">
                <text:p>25.1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3194">
                <text:p>5.63194</text:p>
              </table:table-cell>
              <table:table-cell office:value-type="float" office:value="9.15812">
                <text:p>9.15812</text:p>
              </table:table-cell>
              <table:table-cell office:value-type="float" office:value="11.046">
                <text:p>11.046</text:p>
              </table:table-cell>
              <table:table-cell office:value-type="float" office:value="17.1152">
                <text:p>17.1152</text:p>
              </table:table-cell>
              <table:table-cell office:value-type="float" office:value="29.8426">
                <text:p>29.8426</text:p>
              </table:table-cell>
              <table:table-cell office:value-type="float" office:value="29.5243">
                <text:p>29.52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07211">
                <text:p>6.07211</text:p>
              </table:table-cell>
              <table:table-cell office:value-type="float" office:value="8.92764">
                <text:p>8.92764</text:p>
              </table:table-cell>
              <table:table-cell office:value-type="float" office:value="11.2728">
                <text:p>11.2728</text:p>
              </table:table-cell>
              <table:table-cell office:value-type="float" office:value="16.6157">
                <text:p>16.6157</text:p>
              </table:table-cell>
              <table:table-cell office:value-type="float" office:value="34.4665">
                <text:p>34.4665</text:p>
              </table:table-cell>
              <table:table-cell office:value-type="float" office:value="33.9166">
                <text:p>33.9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15163">
                <text:p>6.15163</text:p>
              </table:table-cell>
              <table:table-cell office:value-type="float" office:value="9.00193">
                <text:p>9.00193</text:p>
              </table:table-cell>
              <table:table-cell office:value-type="float" office:value="13.3073">
                <text:p>13.3073</text:p>
              </table:table-cell>
              <table:table-cell office:value-type="float" office:value="19.8098">
                <text:p>19.8098</text:p>
              </table:table-cell>
              <table:table-cell office:value-type="float" office:value="45.7858">
                <text:p>45.7858</text:p>
              </table:table-cell>
              <table:table-cell office:value-type="float" office:value="45.6667">
                <text:p>45.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3076">
                <text:p>6.13076</text:p>
              </table:table-cell>
              <table:table-cell office:value-type="float" office:value="9.01408">
                <text:p>9.01408</text:p>
              </table:table-cell>
              <table:table-cell office:value-type="float" office:value="13.1998">
                <text:p>13.1998</text:p>
              </table:table-cell>
              <table:table-cell office:value-type="float" office:value="18.8669">
                <text:p>18.8669</text:p>
              </table:table-cell>
              <table:table-cell office:value-type="float" office:value="45.5145">
                <text:p>45.5145</text:p>
              </table:table-cell>
              <table:table-cell office:value-type="float" office:value="46.1019">
                <text:p>46.1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892">
                <text:p>6.0892</text:p>
              </table:table-cell>
              <table:table-cell office:value-type="float" office:value="8.93335">
                <text:p>8.93335</text:p>
              </table:table-cell>
              <table:table-cell office:value-type="float" office:value="13.7238">
                <text:p>13.7238</text:p>
              </table:table-cell>
              <table:table-cell office:value-type="float" office:value="20.3349">
                <text:p>20.3349</text:p>
              </table:table-cell>
              <table:table-cell office:value-type="float" office:value="47.8542">
                <text:p>47.8542</text:p>
              </table:table-cell>
              <table:table-cell office:value-type="float" office:value="47.7686">
                <text:p>47.7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575">
                <text:p>6.0575</text:p>
              </table:table-cell>
              <table:table-cell office:value-type="float" office:value="8.89919">
                <text:p>8.89919</text:p>
              </table:table-cell>
              <table:table-cell office:value-type="float" office:value="12.6853">
                <text:p>12.6853</text:p>
              </table:table-cell>
              <table:table-cell office:value-type="float" office:value="18.0993">
                <text:p>18.0993</text:p>
              </table:table-cell>
              <table:table-cell office:value-type="float" office:value="43.2707">
                <text:p>43.2707</text:p>
              </table:table-cell>
              <table:table-cell office:value-type="float" office:value="46.1504">
                <text:p>46.1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3442">
                <text:p>6.03442</text:p>
              </table:table-cell>
              <table:table-cell office:value-type="float" office:value="8.87348">
                <text:p>8.87348</text:p>
              </table:table-cell>
              <table:table-cell office:value-type="float" office:value="12.7292">
                <text:p>12.7292</text:p>
              </table:table-cell>
              <table:table-cell office:value-type="float" office:value="17.6562">
                <text:p>17.6562</text:p>
              </table:table-cell>
              <table:table-cell office:value-type="float" office:value="43.5405">
                <text:p>43.5405</text:p>
              </table:table-cell>
              <table:table-cell office:value-type="float" office:value="50.8063">
                <text:p>50.8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2022">
                <text:p>6.02022</text:p>
              </table:table-cell>
              <table:table-cell office:value-type="float" office:value="8.85558">
                <text:p>8.85558</text:p>
              </table:table-cell>
              <table:table-cell office:value-type="float" office:value="12.6761">
                <text:p>12.6761</text:p>
              </table:table-cell>
              <table:table-cell office:value-type="float" office:value="18.0218">
                <text:p>18.0218</text:p>
              </table:table-cell>
              <table:table-cell office:value-type="float" office:value="43.7856">
                <text:p>43.7856</text:p>
              </table:table-cell>
              <table:table-cell office:value-type="float" office:value="52.1606">
                <text:p>52.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01457">
                <text:p>6.01457</text:p>
              </table:table-cell>
              <table:table-cell office:value-type="float" office:value="8.83978">
                <text:p>8.83978</text:p>
              </table:table-cell>
              <table:table-cell office:value-type="float" office:value="12.8541">
                <text:p>12.8541</text:p>
              </table:table-cell>
              <table:table-cell office:value-type="float" office:value="18.3206">
                <text:p>18.3206</text:p>
              </table:table-cell>
              <table:table-cell office:value-type="float" office:value="42.3666">
                <text:p>42.3666</text:p>
              </table:table-cell>
              <table:table-cell office:value-type="float" office:value="54.0132">
                <text:p>54.0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01339">
                <text:p>6.01339</text:p>
              </table:table-cell>
              <table:table-cell office:value-type="float" office:value="8.82809">
                <text:p>8.82809</text:p>
              </table:table-cell>
              <table:table-cell office:value-type="float" office:value="13.0501">
                <text:p>13.0501</text:p>
              </table:table-cell>
              <table:table-cell office:value-type="float" office:value="18.8791">
                <text:p>18.8791</text:p>
              </table:table-cell>
              <table:table-cell office:value-type="float" office:value="44.4927">
                <text:p>44.4927</text:p>
              </table:table-cell>
              <table:table-cell office:value-type="float" office:value="57.7444">
                <text:p>57.7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1669">
                <text:p>6.01669</text:p>
              </table:table-cell>
              <table:table-cell office:value-type="float" office:value="8.82809">
                <text:p>8.82809</text:p>
              </table:table-cell>
              <table:table-cell office:value-type="float" office:value="13.4826">
                <text:p>13.4826</text:p>
              </table:table-cell>
              <table:table-cell office:value-type="float" office:value="19.224">
                <text:p>19.224</text:p>
              </table:table-cell>
              <table:table-cell office:value-type="float" office:value="45.4102">
                <text:p>45.4102</text:p>
              </table:table-cell>
              <table:table-cell office:value-type="float" office:value="58.6148">
                <text:p>58.6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2022">
                <text:p>6.02022</text:p>
              </table:table-cell>
              <table:table-cell office:value-type="float" office:value="8.81239">
                <text:p>8.81239</text:p>
              </table:table-cell>
              <table:table-cell office:value-type="float" office:value="13.4225">
                <text:p>13.4225</text:p>
              </table:table-cell>
              <table:table-cell office:value-type="float" office:value="19.2959">
                <text:p>19.2959</text:p>
              </table:table-cell>
              <table:table-cell office:value-type="float" office:value="44.1189">
                <text:p>44.1189</text:p>
              </table:table-cell>
              <table:table-cell office:value-type="float" office:value="52.8744">
                <text:p>52.87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2755">
                <text:p>6.02755</text:p>
              </table:table-cell>
              <table:table-cell office:value-type="float" office:value="8.8033">
                <text:p>8.8033</text:p>
              </table:table-cell>
              <table:table-cell office:value-type="float" office:value="13.492">
                <text:p>13.492</text:p>
              </table:table-cell>
              <table:table-cell office:value-type="float" office:value="19.1964">
                <text:p>19.1964</text:p>
              </table:table-cell>
              <table:table-cell office:value-type="float" office:value="43.4512">
                <text:p>43.4512</text:p>
              </table:table-cell>
              <table:table-cell office:value-type="float" office:value="56.2637">
                <text:p>56.2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3157">
                <text:p>6.03157</text:p>
              </table:table-cell>
              <table:table-cell office:value-type="float" office:value="8.78518">
                <text:p>8.78518</text:p>
              </table:table-cell>
              <table:table-cell office:value-type="float" office:value="13.9592">
                <text:p>13.9592</text:p>
              </table:table-cell>
              <table:table-cell office:value-type="float" office:value="19.6545">
                <text:p>19.6545</text:p>
              </table:table-cell>
              <table:table-cell office:value-type="float" office:value="45.4505">
                <text:p>45.4505</text:p>
              </table:table-cell>
              <table:table-cell office:value-type="float" office:value="59.1509">
                <text:p>59.1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3418">
                <text:p>6.03418</text:p>
              </table:table-cell>
              <table:table-cell office:value-type="float" office:value="8.76462">
                <text:p>8.76462</text:p>
              </table:table-cell>
              <table:table-cell office:value-type="float" office:value="13.8879">
                <text:p>13.8879</text:p>
              </table:table-cell>
              <table:table-cell office:value-type="float" office:value="19.2777">
                <text:p>19.2777</text:p>
              </table:table-cell>
              <table:table-cell office:value-type="float" office:value="45.7756">
                <text:p>45.7756</text:p>
              </table:table-cell>
              <table:table-cell office:value-type="float" office:value="66.3284">
                <text:p>66.3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4605">
                <text:p>6.04605</text:p>
              </table:table-cell>
              <table:table-cell office:value-type="float" office:value="8.73919">
                <text:p>8.73919</text:p>
              </table:table-cell>
              <table:table-cell office:value-type="float" office:value="14.0124">
                <text:p>14.0124</text:p>
              </table:table-cell>
              <table:table-cell office:value-type="float" office:value="20.5698">
                <text:p>20.5698</text:p>
              </table:table-cell>
              <table:table-cell office:value-type="float" office:value="45.0044">
                <text:p>45.0044</text:p>
              </table:table-cell>
              <table:table-cell office:value-type="float" office:value="50.0652">
                <text:p>50.0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11">
                <text:p>6.05511</text:p>
              </table:table-cell>
              <table:table-cell office:value-type="float" office:value="8.69713">
                <text:p>8.69713</text:p>
              </table:table-cell>
              <table:table-cell office:value-type="float" office:value="14.012">
                <text:p>14.012</text:p>
              </table:table-cell>
              <table:table-cell office:value-type="float" office:value="19.8187">
                <text:p>19.8187</text:p>
              </table:table-cell>
              <table:table-cell office:value-type="float" office:value="44.8075">
                <text:p>44.8075</text:p>
              </table:table-cell>
              <table:table-cell office:value-type="float" office:value="52.3384">
                <text:p>52.3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6396">
                <text:p>6.06396</text:p>
              </table:table-cell>
              <table:table-cell office:value-type="float" office:value="8.63843">
                <text:p>8.63843</text:p>
              </table:table-cell>
              <table:table-cell office:value-type="float" office:value="14.3827">
                <text:p>14.3827</text:p>
              </table:table-cell>
              <table:table-cell office:value-type="float" office:value="20.3437">
                <text:p>20.3437</text:p>
              </table:table-cell>
              <table:table-cell office:value-type="float" office:value="44.9813">
                <text:p>44.9813</text:p>
              </table:table-cell>
              <table:table-cell office:value-type="float" office:value="56.5381">
                <text:p>56.53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7067">
                <text:p>6.07067</text:p>
              </table:table-cell>
              <table:table-cell office:value-type="float" office:value="8.57957">
                <text:p>8.57957</text:p>
              </table:table-cell>
              <table:table-cell office:value-type="float" office:value="14.7253">
                <text:p>14.7253</text:p>
              </table:table-cell>
              <table:table-cell office:value-type="float" office:value="21.4533">
                <text:p>21.4533</text:p>
              </table:table-cell>
              <table:table-cell office:value-type="float" office:value="45.6803">
                <text:p>45.6803</text:p>
              </table:table-cell>
              <table:table-cell office:value-type="float" office:value="63.3206">
                <text:p>63.32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07547">
                <text:p>6.07547</text:p>
              </table:table-cell>
              <table:table-cell office:value-type="float" office:value="8.52765">
                <text:p>8.52765</text:p>
              </table:table-cell>
              <table:table-cell office:value-type="float" office:value="14.4779">
                <text:p>14.4779</text:p>
              </table:table-cell>
              <table:table-cell office:value-type="float" office:value="21.5965">
                <text:p>21.5965</text:p>
              </table:table-cell>
              <table:table-cell office:value-type="float" office:value="44.4509">
                <text:p>44.4509</text:p>
              </table:table-cell>
              <table:table-cell office:value-type="float" office:value="53.3889">
                <text:p>53.3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07331">
                <text:p>6.07331</text:p>
              </table:table-cell>
              <table:table-cell office:value-type="float" office:value="8.45582">
                <text:p>8.45582</text:p>
              </table:table-cell>
              <table:table-cell office:value-type="float" office:value="14.9">
                <text:p>14.9</text:p>
              </table:table-cell>
              <table:table-cell office:value-type="float" office:value="20.8215">
                <text:p>20.8215</text:p>
              </table:table-cell>
              <table:table-cell office:value-type="float" office:value="43.3286">
                <text:p>43.3286</text:p>
              </table:table-cell>
              <table:table-cell office:value-type="float" office:value="49.6004">
                <text:p>49.6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06132">
                <text:p>6.06132</text:p>
              </table:table-cell>
              <table:table-cell office:value-type="float" office:value="8.38474">
                <text:p>8.38474</text:p>
              </table:table-cell>
              <table:table-cell office:value-type="float" office:value="14.8288">
                <text:p>14.8288</text:p>
              </table:table-cell>
              <table:table-cell office:value-type="float" office:value="20.7364">
                <text:p>20.7364</text:p>
              </table:table-cell>
              <table:table-cell office:value-type="float" office:value="42.941">
                <text:p>42.941</text:p>
              </table:table-cell>
              <table:table-cell office:value-type="float" office:value="54.916">
                <text:p>54.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03536">
                <text:p>6.03536</text:p>
              </table:table-cell>
              <table:table-cell office:value-type="float" office:value="8.3045">
                <text:p>8.3045</text:p>
              </table:table-cell>
              <table:table-cell office:value-type="float" office:value="14.9489">
                <text:p>14.9489</text:p>
              </table:table-cell>
              <table:table-cell office:value-type="float" office:value="20.7022">
                <text:p>20.7022</text:p>
              </table:table-cell>
              <table:table-cell office:value-type="float" office:value="41.8643">
                <text:p>41.8643</text:p>
              </table:table-cell>
              <table:table-cell office:value-type="float" office:value="46.8007">
                <text:p>46.80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9719">
                <text:p>5.99719</text:p>
              </table:table-cell>
              <table:table-cell office:value-type="float" office:value="8.20688">
                <text:p>8.20688</text:p>
              </table:table-cell>
              <table:table-cell office:value-type="float" office:value="15.0378">
                <text:p>15.0378</text:p>
              </table:table-cell>
              <table:table-cell office:value-type="float" office:value="20.6126">
                <text:p>20.6126</text:p>
              </table:table-cell>
              <table:table-cell office:value-type="float" office:value="40.0652">
                <text:p>40.0652</text:p>
              </table:table-cell>
              <table:table-cell office:value-type="float" office:value="47.4917">
                <text:p>47.49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4819">
                <text:p>5.94819</text:p>
              </table:table-cell>
              <table:table-cell office:value-type="float" office:value="8.10469">
                <text:p>8.10469</text:p>
              </table:table-cell>
              <table:table-cell office:value-type="float" office:value="14.87">
                <text:p>14.87</text:p>
              </table:table-cell>
              <table:table-cell office:value-type="float" office:value="19.8034">
                <text:p>19.8034</text:p>
              </table:table-cell>
              <table:table-cell office:value-type="float" office:value="39.0145">
                <text:p>39.0145</text:p>
              </table:table-cell>
              <table:table-cell office:value-type="float" office:value="44.1887">
                <text:p>44.18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0111">
                <text:p>5.90111</text:p>
              </table:table-cell>
              <table:table-cell office:value-type="float" office:value="8.01252">
                <text:p>8.01252</text:p>
              </table:table-cell>
              <table:table-cell office:value-type="float" office:value="14.8895">
                <text:p>14.8895</text:p>
              </table:table-cell>
              <table:table-cell office:value-type="float" office:value="19.6646">
                <text:p>19.6646</text:p>
              </table:table-cell>
              <table:table-cell office:value-type="float" office:value="37.5596">
                <text:p>37.5596</text:p>
              </table:table-cell>
              <table:table-cell office:value-type="float" office:value="41.8073">
                <text:p>41.8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5054">
                <text:p>5.85054</text:p>
              </table:table-cell>
              <table:table-cell office:value-type="float" office:value="7.91753">
                <text:p>7.91753</text:p>
              </table:table-cell>
              <table:table-cell office:value-type="float" office:value="15.036">
                <text:p>15.036</text:p>
              </table:table-cell>
              <table:table-cell office:value-type="float" office:value="20.3457">
                <text:p>20.3457</text:p>
              </table:table-cell>
              <table:table-cell office:value-type="float" office:value="37.3632">
                <text:p>37.3632</text:p>
              </table:table-cell>
              <table:table-cell office:value-type="float" office:value="44.5702">
                <text:p>44.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0898">
                <text:p>5.70898</text:p>
              </table:table-cell>
              <table:table-cell office:value-type="float" office:value="8.04104">
                <text:p>8.04104</text:p>
              </table:table-cell>
              <table:table-cell office:value-type="float" office:value="15.8998">
                <text:p>15.8998</text:p>
              </table:table-cell>
              <table:table-cell office:value-type="float" office:value="22.0824">
                <text:p>22.0824</text:p>
              </table:table-cell>
              <table:table-cell office:value-type="float" office:value="38.171">
                <text:p>38.171</text:p>
              </table:table-cell>
              <table:table-cell office:value-type="float" office:value="40.0835">
                <text:p>40.0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9535">
                <text:p>5.79535</text:p>
              </table:table-cell>
              <table:table-cell office:value-type="float" office:value="7.82715">
                <text:p>7.82715</text:p>
              </table:table-cell>
              <table:table-cell office:value-type="float" office:value="14.6954">
                <text:p>14.6954</text:p>
              </table:table-cell>
              <table:table-cell office:value-type="float" office:value="19.9416">
                <text:p>19.9416</text:p>
              </table:table-cell>
              <table:table-cell office:value-type="float" office:value="35.7771">
                <text:p>35.7771</text:p>
              </table:table-cell>
              <table:table-cell office:value-type="float" office:value="37.0433">
                <text:p>37.04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0685">
                <text:p>5.70685</text:p>
              </table:table-cell>
              <table:table-cell office:value-type="float" office:value="8.49088">
                <text:p>8.49088</text:p>
              </table:table-cell>
              <table:table-cell office:value-type="float" office:value="12.8544">
                <text:p>12.8544</text:p>
              </table:table-cell>
              <table:table-cell office:value-type="float" office:value="17.8133">
                <text:p>17.8133</text:p>
              </table:table-cell>
              <table:table-cell office:value-type="float" office:value="27.8804">
                <text:p>27.8804</text:p>
              </table:table-cell>
              <table:table-cell office:value-type="float" office:value="27.8753">
                <text:p>27.8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4893">
                <text:p>5.54893</text:p>
              </table:table-cell>
              <table:table-cell office:value-type="float" office:value="8.26117">
                <text:p>8.26117</text:p>
              </table:table-cell>
              <table:table-cell office:value-type="float" office:value="11.0171">
                <text:p>11.0171</text:p>
              </table:table-cell>
              <table:table-cell office:value-type="float" office:value="15.1918">
                <text:p>15.1918</text:p>
              </table:table-cell>
              <table:table-cell office:value-type="float" office:value="23.4388">
                <text:p>23.4388</text:p>
              </table:table-cell>
              <table:table-cell office:value-type="float" office:value="23.3497">
                <text:p>23.34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4478">
                <text:p>5.64478</text:p>
              </table:table-cell>
              <table:table-cell office:value-type="float" office:value="8.56617">
                <text:p>8.56617</text:p>
              </table:table-cell>
              <table:table-cell office:value-type="float" office:value="11.9445">
                <text:p>11.9445</text:p>
              </table:table-cell>
              <table:table-cell office:value-type="float" office:value="15.9963">
                <text:p>15.9963</text:p>
              </table:table-cell>
              <table:table-cell office:value-type="float" office:value="23.1264">
                <text:p>23.1264</text:p>
              </table:table-cell>
              <table:table-cell office:value-type="float" office:value="23.1195">
                <text:p>23.1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6991">
                <text:p>6.16991</text:p>
              </table:table-cell>
              <table:table-cell office:value-type="float" office:value="8.50404">
                <text:p>8.50404</text:p>
              </table:table-cell>
              <table:table-cell office:value-type="float" office:value="16.5584">
                <text:p>16.5584</text:p>
              </table:table-cell>
              <table:table-cell office:value-type="float" office:value="20.5437">
                <text:p>20.5437</text:p>
              </table:table-cell>
              <table:table-cell office:value-type="float" office:value="25.4315">
                <text:p>25.4315</text:p>
              </table:table-cell>
              <table:table-cell office:value-type="float" office:value="25.5553">
                <text:p>25.55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568">
                <text:p>6.24568</text:p>
              </table:table-cell>
              <table:table-cell office:value-type="float" office:value="8.51441">
                <text:p>8.51441</text:p>
              </table:table-cell>
              <table:table-cell office:value-type="float" office:value="21.8733">
                <text:p>21.8733</text:p>
              </table:table-cell>
              <table:table-cell office:value-type="float" office:value="28.3225">
                <text:p>28.3225</text:p>
              </table:table-cell>
              <table:table-cell office:value-type="float" office:value="31.5239">
                <text:p>31.5239</text:p>
              </table:table-cell>
              <table:table-cell office:value-type="float" office:value="31.5579">
                <text:p>31.5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8534">
                <text:p>6.08534</text:p>
              </table:table-cell>
              <table:table-cell office:value-type="float" office:value="9.37443">
                <text:p>9.37443</text:p>
              </table:table-cell>
              <table:table-cell office:value-type="float" office:value="16.34">
                <text:p>16.34</text:p>
              </table:table-cell>
              <table:table-cell office:value-type="float" office:value="22.0698">
                <text:p>22.0698</text:p>
              </table:table-cell>
              <table:table-cell office:value-type="float" office:value="24.0338">
                <text:p>24.0338</text:p>
              </table:table-cell>
              <table:table-cell office:value-type="float" office:value="24.0094">
                <text:p>24.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649">
                <text:p>5.7649</text:p>
              </table:table-cell>
              <table:table-cell office:value-type="float" office:value="10.7926">
                <text:p>10.7926</text:p>
              </table:table-cell>
              <table:table-cell office:value-type="float" office:value="12.9002">
                <text:p>12.9002</text:p>
              </table:table-cell>
              <table:table-cell office:value-type="float" office:value="18.9256">
                <text:p>18.9256</text:p>
              </table:table-cell>
              <table:table-cell office:value-type="float" office:value="23.3249">
                <text:p>23.3249</text:p>
              </table:table-cell>
              <table:table-cell office:value-type="float" office:value="23.2815">
                <text:p>23.2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56179">
                <text:p>5.56179</text:p>
              </table:table-cell>
              <table:table-cell office:value-type="float" office:value="11.7279">
                <text:p>11.7279</text:p>
              </table:table-cell>
              <table:table-cell office:value-type="float" office:value="11.5798">
                <text:p>11.5798</text:p>
              </table:table-cell>
              <table:table-cell office:value-type="float" office:value="18.5889">
                <text:p>18.5889</text:p>
              </table:table-cell>
              <table:table-cell office:value-type="float" office:value="26.5514">
                <text:p>26.5514</text:p>
              </table:table-cell>
              <table:table-cell office:value-type="float" office:value="26.587">
                <text:p>26.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7164">
                <text:p>5.47164</text:p>
              </table:table-cell>
              <table:table-cell office:value-type="float" office:value="12.3602">
                <text:p>12.3602</text:p>
              </table:table-cell>
              <table:table-cell office:value-type="float" office:value="11.1476">
                <text:p>11.1476</text:p>
              </table:table-cell>
              <table:table-cell office:value-type="float" office:value="19.4129">
                <text:p>19.4129</text:p>
              </table:table-cell>
              <table:table-cell office:value-type="float" office:value="29.7415">
                <text:p>29.7415</text:p>
              </table:table-cell>
              <table:table-cell office:value-type="float" office:value="29.5214">
                <text:p>29.5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6736">
                <text:p>5.46736</text:p>
              </table:table-cell>
              <table:table-cell office:value-type="float" office:value="12.6202">
                <text:p>12.6202</text:p>
              </table:table-cell>
              <table:table-cell office:value-type="float" office:value="11.1595">
                <text:p>11.1595</text:p>
              </table:table-cell>
              <table:table-cell office:value-type="float" office:value="20.4739">
                <text:p>20.4739</text:p>
              </table:table-cell>
              <table:table-cell office:value-type="float" office:value="32.7139">
                <text:p>32.7139</text:p>
              </table:table-cell>
              <table:table-cell office:value-type="float" office:value="32.465">
                <text:p>32.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3195">
                <text:p>5.53195</text:p>
              </table:table-cell>
              <table:table-cell office:value-type="float" office:value="12.5675">
                <text:p>12.5675</text:p>
              </table:table-cell>
              <table:table-cell office:value-type="float" office:value="11.3469">
                <text:p>11.3469</text:p>
              </table:table-cell>
              <table:table-cell office:value-type="float" office:value="21.4623">
                <text:p>21.4623</text:p>
              </table:table-cell>
              <table:table-cell office:value-type="float" office:value="35.5329">
                <text:p>35.5329</text:p>
              </table:table-cell>
              <table:table-cell office:value-type="float" office:value="37.4223">
                <text:p>37.4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70304">
                <text:p>5.70304</text:p>
              </table:table-cell>
              <table:table-cell office:value-type="float" office:value="12.242">
                <text:p>12.242</text:p>
              </table:table-cell>
              <table:table-cell office:value-type="float" office:value="11.8948">
                <text:p>11.8948</text:p>
              </table:table-cell>
              <table:table-cell office:value-type="float" office:value="22.4291">
                <text:p>22.4291</text:p>
              </table:table-cell>
              <table:table-cell office:value-type="float" office:value="37.7025">
                <text:p>37.7025</text:p>
              </table:table-cell>
              <table:table-cell office:value-type="float" office:value="38.7683">
                <text:p>38.76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6811">
                <text:p>6.26811</text:p>
              </table:table-cell>
              <table:table-cell office:value-type="float" office:value="11.4048">
                <text:p>11.4048</text:p>
              </table:table-cell>
              <table:table-cell office:value-type="float" office:value="12.1873">
                <text:p>12.1873</text:p>
              </table:table-cell>
              <table:table-cell office:value-type="float" office:value="19.2965">
                <text:p>19.2965</text:p>
              </table:table-cell>
              <table:table-cell office:value-type="float" office:value="43.7669">
                <text:p>43.7669</text:p>
              </table:table-cell>
              <table:table-cell office:value-type="float" office:value="47.4111">
                <text:p>47.4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0205">
                <text:p>6.20205</text:p>
              </table:table-cell>
              <table:table-cell office:value-type="float" office:value="10.5749">
                <text:p>10.5749</text:p>
              </table:table-cell>
              <table:table-cell office:value-type="float" office:value="11.9794">
                <text:p>11.9794</text:p>
              </table:table-cell>
              <table:table-cell office:value-type="float" office:value="18.4438">
                <text:p>18.4438</text:p>
              </table:table-cell>
              <table:table-cell office:value-type="float" office:value="39.1263">
                <text:p>39.1263</text:p>
              </table:table-cell>
              <table:table-cell office:value-type="float" office:value="38.7879">
                <text:p>38.7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1686">
                <text:p>6.21686</text:p>
              </table:table-cell>
              <table:table-cell office:value-type="float" office:value="10.6511">
                <text:p>10.6511</text:p>
              </table:table-cell>
              <table:table-cell office:value-type="float" office:value="12.5544">
                <text:p>12.5544</text:p>
              </table:table-cell>
              <table:table-cell office:value-type="float" office:value="19.71">
                <text:p>19.71</text:p>
              </table:table-cell>
              <table:table-cell office:value-type="float" office:value="42.1341">
                <text:p>42.1341</text:p>
              </table:table-cell>
              <table:table-cell office:value-type="float" office:value="41.9701">
                <text:p>41.9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3731">
                <text:p>6.23731</text:p>
              </table:table-cell>
              <table:table-cell office:value-type="float" office:value="10.7248">
                <text:p>10.7248</text:p>
              </table:table-cell>
              <table:table-cell office:value-type="float" office:value="14.0146">
                <text:p>14.0146</text:p>
              </table:table-cell>
              <table:table-cell office:value-type="float" office:value="21.9202">
                <text:p>21.9202</text:p>
              </table:table-cell>
              <table:table-cell office:value-type="float" office:value="53.2917">
                <text:p>53.2917</text:p>
              </table:table-cell>
              <table:table-cell office:value-type="float" office:value="53.2317">
                <text:p>53.23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5102">
                <text:p>6.25102</text:p>
              </table:table-cell>
              <table:table-cell office:value-type="float" office:value="10.7706">
                <text:p>10.7706</text:p>
              </table:table-cell>
              <table:table-cell office:value-type="float" office:value="14.5063">
                <text:p>14.5063</text:p>
              </table:table-cell>
              <table:table-cell office:value-type="float" office:value="23.9972">
                <text:p>23.9972</text:p>
              </table:table-cell>
              <table:table-cell office:value-type="float" office:value="57.1216">
                <text:p>57.1216</text:p>
              </table:table-cell>
              <table:table-cell office:value-type="float" office:value="61.1404">
                <text:p>61.14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607">
                <text:p>6.2607</text:p>
              </table:table-cell>
              <table:table-cell office:value-type="float" office:value="10.7797">
                <text:p>10.7797</text:p>
              </table:table-cell>
              <table:table-cell office:value-type="float" office:value="14.1391">
                <text:p>14.1391</text:p>
              </table:table-cell>
              <table:table-cell office:value-type="float" office:value="22.7043">
                <text:p>22.7043</text:p>
              </table:table-cell>
              <table:table-cell office:value-type="float" office:value="52.112">
                <text:p>52.112</text:p>
              </table:table-cell>
              <table:table-cell office:value-type="float" office:value="58.3919">
                <text:p>58.39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53">
                <text:p>6.2653</text:p>
              </table:table-cell>
              <table:table-cell office:value-type="float" office:value="10.7586">
                <text:p>10.7586</text:p>
              </table:table-cell>
              <table:table-cell office:value-type="float" office:value="14.8381">
                <text:p>14.8381</text:p>
              </table:table-cell>
              <table:table-cell office:value-type="float" office:value="23.1125">
                <text:p>23.1125</text:p>
              </table:table-cell>
              <table:table-cell office:value-type="float" office:value="54.56">
                <text:p>54.56</text:p>
              </table:table-cell>
              <table:table-cell office:value-type="float" office:value="64.6941">
                <text:p>64.6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7246">
                <text:p>6.27246</text:p>
              </table:table-cell>
              <table:table-cell office:value-type="float" office:value="10.7398">
                <text:p>10.7398</text:p>
              </table:table-cell>
              <table:table-cell office:value-type="float" office:value="15.4298">
                <text:p>15.4298</text:p>
              </table:table-cell>
              <table:table-cell office:value-type="float" office:value="24.8554">
                <text:p>24.8554</text:p>
              </table:table-cell>
              <table:table-cell office:value-type="float" office:value="56.9786">
                <text:p>56.9786</text:p>
              </table:table-cell>
              <table:table-cell office:value-type="float" office:value="61.1039">
                <text:p>61.1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7656">
                <text:p>6.27656</text:p>
              </table:table-cell>
              <table:table-cell office:value-type="float" office:value="10.6979">
                <text:p>10.6979</text:p>
              </table:table-cell>
              <table:table-cell office:value-type="float" office:value="16.6166">
                <text:p>16.6166</text:p>
              </table:table-cell>
              <table:table-cell office:value-type="float" office:value="27.4924">
                <text:p>27.4924</text:p>
              </table:table-cell>
              <table:table-cell office:value-type="float" office:value="61.5508">
                <text:p>61.5508</text:p>
              </table:table-cell>
              <table:table-cell office:value-type="float" office:value="72.0028">
                <text:p>72.0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8247">
                <text:p>6.28247</text:p>
              </table:table-cell>
              <table:table-cell office:value-type="float" office:value="10.646">
                <text:p>10.646</text:p>
              </table:table-cell>
              <table:table-cell office:value-type="float" office:value="19.3013">
                <text:p>19.3013</text:p>
              </table:table-cell>
              <table:table-cell office:value-type="float" office:value="32.2503">
                <text:p>32.2503</text:p>
              </table:table-cell>
              <table:table-cell office:value-type="float" office:value="65.7675">
                <text:p>65.7675</text:p>
              </table:table-cell>
              <table:table-cell office:value-type="float" office:value="73.3262">
                <text:p>73.3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8169">
                <text:p>6.28169</text:p>
              </table:table-cell>
              <table:table-cell office:value-type="float" office:value="10.7218">
                <text:p>10.7218</text:p>
              </table:table-cell>
              <table:table-cell office:value-type="float" office:value="13.3365">
                <text:p>13.3365</text:p>
              </table:table-cell>
              <table:table-cell office:value-type="float" office:value="22.065">
                <text:p>22.065</text:p>
              </table:table-cell>
              <table:table-cell office:value-type="float" office:value="41.8985">
                <text:p>41.8985</text:p>
              </table:table-cell>
              <table:table-cell office:value-type="float" office:value="41.674">
                <text:p>41.6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4201">
                <text:p>6.04201</text:p>
              </table:table-cell>
              <table:table-cell office:value-type="float" office:value="10.9511">
                <text:p>10.9511</text:p>
              </table:table-cell>
              <table:table-cell office:value-type="float" office:value="11.8624">
                <text:p>11.8624</text:p>
              </table:table-cell>
              <table:table-cell office:value-type="float" office:value="20.3998">
                <text:p>20.3998</text:p>
              </table:table-cell>
              <table:table-cell office:value-type="float" office:value="35.0665">
                <text:p>35.0665</text:p>
              </table:table-cell>
              <table:table-cell office:value-type="float" office:value="35.0665">
                <text:p>35.06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5857">
                <text:p>5.95857</text:p>
              </table:table-cell>
              <table:table-cell office:value-type="float" office:value="11.2396">
                <text:p>11.2396</text:p>
              </table:table-cell>
              <table:table-cell office:value-type="float" office:value="11.7672">
                <text:p>11.7672</text:p>
              </table:table-cell>
              <table:table-cell office:value-type="float" office:value="20.8405">
                <text:p>20.8405</text:p>
              </table:table-cell>
              <table:table-cell office:value-type="float" office:value="35.9508">
                <text:p>35.9508</text:p>
              </table:table-cell>
              <table:table-cell office:value-type="float" office:value="36.9831">
                <text:p>36.9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9321">
                <text:p>5.99321</text:p>
              </table:table-cell>
              <table:table-cell office:value-type="float" office:value="11.4439">
                <text:p>11.4439</text:p>
              </table:table-cell>
              <table:table-cell office:value-type="float" office:value="12.0575">
                <text:p>12.0575</text:p>
              </table:table-cell>
              <table:table-cell office:value-type="float" office:value="21.7364">
                <text:p>21.7364</text:p>
              </table:table-cell>
              <table:table-cell office:value-type="float" office:value="37.2093">
                <text:p>37.2093</text:p>
              </table:table-cell>
              <table:table-cell office:value-type="float" office:value="36.7113">
                <text:p>36.7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337">
                <text:p>6.0337</text:p>
              </table:table-cell>
              <table:table-cell office:value-type="float" office:value="11.5846">
                <text:p>11.5846</text:p>
              </table:table-cell>
              <table:table-cell office:value-type="float" office:value="12.4858">
                <text:p>12.4858</text:p>
              </table:table-cell>
              <table:table-cell office:value-type="float" office:value="22.407">
                <text:p>22.407</text:p>
              </table:table-cell>
              <table:table-cell office:value-type="float" office:value="38.6561">
                <text:p>38.6561</text:p>
              </table:table-cell>
              <table:table-cell office:value-type="float" office:value="37.9259">
                <text:p>37.92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4249">
                <text:p>6.04249</text:p>
              </table:table-cell>
              <table:table-cell office:value-type="float" office:value="11.6337">
                <text:p>11.6337</text:p>
              </table:table-cell>
              <table:table-cell office:value-type="float" office:value="12.8307">
                <text:p>12.8307</text:p>
              </table:table-cell>
              <table:table-cell office:value-type="float" office:value="23.4253">
                <text:p>23.4253</text:p>
              </table:table-cell>
              <table:table-cell office:value-type="float" office:value="40.0078">
                <text:p>40.0078</text:p>
              </table:table-cell>
              <table:table-cell office:value-type="float" office:value="40.4503">
                <text:p>40.4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0292">
                <text:p>5.90292</text:p>
              </table:table-cell>
              <table:table-cell office:value-type="float" office:value="11.9617">
                <text:p>11.9617</text:p>
              </table:table-cell>
              <table:table-cell office:value-type="float" office:value="14.0521">
                <text:p>14.0521</text:p>
              </table:table-cell>
              <table:table-cell office:value-type="float" office:value="26.7258">
                <text:p>26.7258</text:p>
              </table:table-cell>
              <table:table-cell office:value-type="float" office:value="42.8004">
                <text:p>42.8004</text:p>
              </table:table-cell>
              <table:table-cell office:value-type="float" office:value="42.4456">
                <text:p>42.4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7686">
                <text:p>6.17686</text:p>
              </table:table-cell>
              <table:table-cell office:value-type="float" office:value="11.28">
                <text:p>11.28</text:p>
              </table:table-cell>
              <table:table-cell office:value-type="float" office:value="14.3935">
                <text:p>14.3935</text:p>
              </table:table-cell>
              <table:table-cell office:value-type="float" office:value="24.0338">
                <text:p>24.0338</text:p>
              </table:table-cell>
              <table:table-cell office:value-type="float" office:value="42.8332">
                <text:p>42.8332</text:p>
              </table:table-cell>
              <table:table-cell office:value-type="float" office:value="42.6904">
                <text:p>42.6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003">
                <text:p>6.2003</text:p>
              </table:table-cell>
              <table:table-cell office:value-type="float" office:value="11.3383">
                <text:p>11.3383</text:p>
              </table:table-cell>
              <table:table-cell office:value-type="float" office:value="14.3938">
                <text:p>14.3938</text:p>
              </table:table-cell>
              <table:table-cell office:value-type="float" office:value="24.3655">
                <text:p>24.3655</text:p>
              </table:table-cell>
              <table:table-cell office:value-type="float" office:value="43.8419">
                <text:p>43.8419</text:p>
              </table:table-cell>
              <table:table-cell office:value-type="float" office:value="43.347">
                <text:p>43.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2968">
                <text:p>6.02968</text:p>
              </table:table-cell>
              <table:table-cell office:value-type="float" office:value="11.7252">
                <text:p>11.7252</text:p>
              </table:table-cell>
              <table:table-cell office:value-type="float" office:value="12.2929">
                <text:p>12.2929</text:p>
              </table:table-cell>
              <table:table-cell office:value-type="float" office:value="22.5891">
                <text:p>22.5891</text:p>
              </table:table-cell>
              <table:table-cell office:value-type="float" office:value="35.75">
                <text:p>35.7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978">
                <text:p>6.1978</text:p>
              </table:table-cell>
              <table:table-cell office:value-type="float" office:value="11.2371">
                <text:p>11.2371</text:p>
              </table:table-cell>
              <table:table-cell office:value-type="float" office:value="13.1843">
                <text:p>13.1843</text:p>
              </table:table-cell>
              <table:table-cell office:value-type="float" office:value="21.4743">
                <text:p>21.4743</text:p>
              </table:table-cell>
              <table:table-cell office:value-type="float" office:value="35.892">
                <text:p>35.892</text:p>
              </table:table-cell>
              <table:table-cell office:value-type="float" office:value="35.6546">
                <text:p>35.65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8731">
                <text:p>6.18731</text:p>
              </table:table-cell>
              <table:table-cell office:value-type="float" office:value="11.473">
                <text:p>11.473</text:p>
              </table:table-cell>
              <table:table-cell office:value-type="float" office:value="13.2277">
                <text:p>13.2277</text:p>
              </table:table-cell>
              <table:table-cell office:value-type="float" office:value="22.7766">
                <text:p>22.7766</text:p>
              </table:table-cell>
              <table:table-cell office:value-type="float" office:value="37.8232">
                <text:p>37.8232</text:p>
              </table:table-cell>
              <table:table-cell office:value-type="float" office:value="37.9072">
                <text:p>37.90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1913">
                <text:p>6.21913</text:p>
              </table:table-cell>
              <table:table-cell office:value-type="float" office:value="11.3366">
                <text:p>11.3366</text:p>
              </table:table-cell>
              <table:table-cell office:value-type="float" office:value="13.0888">
                <text:p>13.0888</text:p>
              </table:table-cell>
              <table:table-cell office:value-type="float" office:value="22.1294">
                <text:p>22.1294</text:p>
              </table:table-cell>
              <table:table-cell office:value-type="float" office:value="36.1987">
                <text:p>36.1987</text:p>
              </table:table-cell>
              <table:table-cell office:value-type="float" office:value="35.823">
                <text:p>35.8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5094">
                <text:p>5.55094</text:p>
              </table:table-cell>
              <table:table-cell office:value-type="float" office:value="10.1972">
                <text:p>10.1972</text:p>
              </table:table-cell>
              <table:table-cell office:value-type="float" office:value="10.6476">
                <text:p>10.6476</text:p>
              </table:table-cell>
              <table:table-cell office:value-type="float" office:value="17.225">
                <text:p>17.225</text:p>
              </table:table-cell>
              <table:table-cell office:value-type="float" office:value="26.8133">
                <text:p>26.8133</text:p>
              </table:table-cell>
              <table:table-cell office:value-type="float" office:value="26.1436">
                <text:p>26.1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6017">
                <text:p>5.46017</text:p>
              </table:table-cell>
              <table:table-cell office:value-type="float" office:value="9.43315">
                <text:p>9.43315</text:p>
              </table:table-cell>
              <table:table-cell office:value-type="float" office:value="9.8216">
                <text:p>9.8216</text:p>
              </table:table-cell>
              <table:table-cell office:value-type="float" office:value="13.7647">
                <text:p>13.7647</text:p>
              </table:table-cell>
              <table:table-cell office:value-type="float" office:value="22.8223">
                <text:p>22.8223</text:p>
              </table:table-cell>
              <table:table-cell office:value-type="float" office:value="22.363">
                <text:p>22.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1753">
                <text:p>5.61753</text:p>
              </table:table-cell>
              <table:table-cell office:value-type="float" office:value="9.82914">
                <text:p>9.82914</text:p>
              </table:table-cell>
              <table:table-cell office:value-type="float" office:value="10.208">
                <text:p>10.208</text:p>
              </table:table-cell>
              <table:table-cell office:value-type="float" office:value="16.7731">
                <text:p>16.7731</text:p>
              </table:table-cell>
              <table:table-cell office:value-type="float" office:value="29.1295">
                <text:p>29.1295</text:p>
              </table:table-cell>
              <table:table-cell office:value-type="float" office:value="30.6113">
                <text:p>30.6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4644">
                <text:p>5.64644</text:p>
              </table:table-cell>
              <table:table-cell office:value-type="float" office:value="9.1899">
                <text:p>9.1899</text:p>
              </table:table-cell>
              <table:table-cell office:value-type="float" office:value="11.2381">
                <text:p>11.2381</text:p>
              </table:table-cell>
              <table:table-cell office:value-type="float" office:value="17.8662">
                <text:p>17.8662</text:p>
              </table:table-cell>
              <table:table-cell office:value-type="float" office:value="42.8303">
                <text:p>42.8303</text:p>
              </table:table-cell>
              <table:table-cell office:value-type="float" office:value="46.815">
                <text:p>46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1685">
                <text:p>5.51685</text:p>
              </table:table-cell>
              <table:table-cell office:value-type="float" office:value="9.82034">
                <text:p>9.82034</text:p>
              </table:table-cell>
              <table:table-cell office:value-type="float" office:value="10.0098">
                <text:p>10.0098</text:p>
              </table:table-cell>
              <table:table-cell office:value-type="float" office:value="16.9023">
                <text:p>16.9023</text:p>
              </table:table-cell>
              <table:table-cell office:value-type="float" office:value="27.6981">
                <text:p>27.6981</text:p>
              </table:table-cell>
              <table:table-cell office:value-type="float" office:value="29.0332">
                <text:p>29.03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1979">
                <text:p>5.61979</text:p>
              </table:table-cell>
              <table:table-cell office:value-type="float" office:value="9.72829">
                <text:p>9.72829</text:p>
              </table:table-cell>
              <table:table-cell office:value-type="float" office:value="9.8042">
                <text:p>9.8042</text:p>
              </table:table-cell>
              <table:table-cell office:value-type="float" office:value="15.5489">
                <text:p>15.5489</text:p>
              </table:table-cell>
              <table:table-cell office:value-type="float" office:value="23.3701">
                <text:p>23.3701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7412">
                <text:p>5.7412</text:p>
              </table:table-cell>
              <table:table-cell office:value-type="float" office:value="11.1442">
                <text:p>11.1442</text:p>
              </table:table-cell>
              <table:table-cell office:value-type="float" office:value="10.9097">
                <text:p>10.9097</text:p>
              </table:table-cell>
              <table:table-cell office:value-type="float" office:value="18.0213">
                <text:p>18.0213</text:p>
              </table:table-cell>
              <table:table-cell office:value-type="float" office:value="31.8904">
                <text:p>31.8904</text:p>
              </table:table-cell>
              <table:table-cell office:value-type="float" office:value="32.5079">
                <text:p>32.5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119">
                <text:p>6.3119</text:p>
              </table:table-cell>
              <table:table-cell office:value-type="float" office:value="13.0379">
                <text:p>13.0379</text:p>
              </table:table-cell>
              <table:table-cell office:value-type="float" office:value="12.9176">
                <text:p>12.9176</text:p>
              </table:table-cell>
              <table:table-cell office:value-type="float" office:value="24.9513">
                <text:p>24.9513</text:p>
              </table:table-cell>
              <table:table-cell office:value-type="float" office:value="50.5513">
                <text:p>50.5513</text:p>
              </table:table-cell>
              <table:table-cell office:value-type="float" office:value="50.1305">
                <text:p>50.1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20957">
                <text:p>6.20957</text:p>
              </table:table-cell>
              <table:table-cell office:value-type="float" office:value="12.1442">
                <text:p>12.1442</text:p>
              </table:table-cell>
              <table:table-cell office:value-type="float" office:value="12.8358">
                <text:p>12.8358</text:p>
              </table:table-cell>
              <table:table-cell office:value-type="float" office:value="22.1342">
                <text:p>22.1342</text:p>
              </table:table-cell>
              <table:table-cell office:value-type="float" office:value="50.057">
                <text:p>50.057</text:p>
              </table:table-cell>
              <table:table-cell office:value-type="float" office:value="49.8782">
                <text:p>49.8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983">
                <text:p>6.1983</text:p>
              </table:table-cell>
              <table:table-cell office:value-type="float" office:value="12.4011">
                <text:p>12.4011</text:p>
              </table:table-cell>
              <table:table-cell office:value-type="float" office:value="13.0902">
                <text:p>13.0902</text:p>
              </table:table-cell>
              <table:table-cell office:value-type="float" office:value="23.2542">
                <text:p>23.2542</text:p>
              </table:table-cell>
              <table:table-cell office:value-type="float" office:value="51.9182">
                <text:p>51.9182</text:p>
              </table:table-cell>
              <table:table-cell office:value-type="float" office:value="53.2732">
                <text:p>53.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3984">
                <text:p>6.23984</text:p>
              </table:table-cell>
              <table:table-cell office:value-type="float" office:value="12.2713">
                <text:p>12.2713</text:p>
              </table:table-cell>
              <table:table-cell office:value-type="float" office:value="14.1528">
                <text:p>14.1528</text:p>
              </table:table-cell>
              <table:table-cell office:value-type="float" office:value="25.7578">
                <text:p>25.7578</text:p>
              </table:table-cell>
              <table:table-cell office:value-type="float" office:value="62.8221">
                <text:p>62.8221</text:p>
              </table:table-cell>
              <table:table-cell office:value-type="float" office:value="62.3503">
                <text:p>62.35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32698">
                <text:p>6.32698</text:p>
              </table:table-cell>
              <table:table-cell office:value-type="float" office:value="13.0924">
                <text:p>13.0924</text:p>
              </table:table-cell>
              <table:table-cell office:value-type="float" office:value="12.4282">
                <text:p>12.4282</text:p>
              </table:table-cell>
              <table:table-cell office:value-type="float" office:value="24.324">
                <text:p>24.324</text:p>
              </table:table-cell>
              <table:table-cell office:value-type="float" office:value="44.8533">
                <text:p>44.8533</text:p>
              </table:table-cell>
              <table:table-cell office:value-type="float" office:value="44.5605">
                <text:p>44.5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2644">
                <text:p>6.22644</text:p>
              </table:table-cell>
              <table:table-cell office:value-type="float" office:value="12.2664">
                <text:p>12.2664</text:p>
              </table:table-cell>
              <table:table-cell office:value-type="float" office:value="13.6209">
                <text:p>13.6209</text:p>
              </table:table-cell>
              <table:table-cell office:value-type="float" office:value="24.1187">
                <text:p>24.1187</text:p>
              </table:table-cell>
              <table:table-cell office:value-type="float" office:value="57.3188">
                <text:p>57.3188</text:p>
              </table:table-cell>
              <table:table-cell office:value-type="float" office:value="56.6111">
                <text:p>56.6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22871">
                <text:p>6.22871</text:p>
              </table:table-cell>
              <table:table-cell office:value-type="float" office:value="12.2254">
                <text:p>12.2254</text:p>
              </table:table-cell>
              <table:table-cell office:value-type="float" office:value="13.6291">
                <text:p>13.6291</text:p>
              </table:table-cell>
              <table:table-cell office:value-type="float" office:value="24.3404">
                <text:p>24.3404</text:p>
              </table:table-cell>
              <table:table-cell office:value-type="float" office:value="57.3402">
                <text:p>57.3402</text:p>
              </table:table-cell>
              <table:table-cell office:value-type="float" office:value="57.8858">
                <text:p>57.8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9663">
                <text:p>6.29663</text:p>
              </table:table-cell>
              <table:table-cell office:value-type="float" office:value="12.8085">
                <text:p>12.8085</text:p>
              </table:table-cell>
              <table:table-cell office:value-type="float" office:value="13.2955">
                <text:p>13.2955</text:p>
              </table:table-cell>
              <table:table-cell office:value-type="float" office:value="25.2">
                <text:p>25.2</text:p>
              </table:table-cell>
              <table:table-cell office:value-type="float" office:value="49.6846">
                <text:p>49.6846</text:p>
              </table:table-cell>
              <table:table-cell office:value-type="float" office:value="48.9796">
                <text:p>48.9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8555">
                <text:p>6.28555</text:p>
              </table:table-cell>
              <table:table-cell office:value-type="float" office:value="12.7026">
                <text:p>12.7026</text:p>
              </table:table-cell>
              <table:table-cell office:value-type="float" office:value="13.5363">
                <text:p>13.5363</text:p>
              </table:table-cell>
              <table:table-cell office:value-type="float" office:value="25.6406">
                <text:p>25.6406</text:p>
              </table:table-cell>
              <table:table-cell office:value-type="float" office:value="53.1258">
                <text:p>53.1258</text:p>
              </table:table-cell>
              <table:table-cell office:value-type="float" office:value="52.8334">
                <text:p>52.8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01834">
                <text:p>6.01834</text:p>
              </table:table-cell>
              <table:table-cell office:value-type="float" office:value="11.4687">
                <text:p>11.4687</text:p>
              </table:table-cell>
              <table:table-cell office:value-type="float" office:value="11.6708">
                <text:p>11.6708</text:p>
              </table:table-cell>
              <table:table-cell office:value-type="float" office:value="19.6797">
                <text:p>19.6797</text:p>
              </table:table-cell>
              <table:table-cell office:value-type="float" office:value="39.5698">
                <text:p>39.5698</text:p>
              </table:table-cell>
              <table:table-cell office:value-type="float" office:value="39.1163">
                <text:p>39.1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08799">
                <text:p>6.08799</text:p>
              </table:table-cell>
              <table:table-cell office:value-type="float" office:value="11.4738">
                <text:p>11.4738</text:p>
              </table:table-cell>
              <table:table-cell office:value-type="float" office:value="11.8697">
                <text:p>11.8697</text:p>
              </table:table-cell>
              <table:table-cell office:value-type="float" office:value="19.8443">
                <text:p>19.8443</text:p>
              </table:table-cell>
              <table:table-cell office:value-type="float" office:value="40.8755">
                <text:p>40.8755</text:p>
              </table:table-cell>
              <table:table-cell office:value-type="float" office:value="40.4957">
                <text:p>40.4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20205">
                <text:p>6.20205</text:p>
              </table:table-cell>
              <table:table-cell office:value-type="float" office:value="11.9014">
                <text:p>11.9014</text:p>
              </table:table-cell>
              <table:table-cell office:value-type="float" office:value="13.2794">
                <text:p>13.2794</text:p>
              </table:table-cell>
              <table:table-cell office:value-type="float" office:value="22.8605">
                <text:p>22.8605</text:p>
              </table:table-cell>
              <table:table-cell office:value-type="float" office:value="52.2538">
                <text:p>52.2538</text:p>
              </table:table-cell>
              <table:table-cell office:value-type="float" office:value="52.2894">
                <text:p>52.28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3934">
                <text:p>6.23934</text:p>
              </table:table-cell>
              <table:table-cell office:value-type="float" office:value="12.8482">
                <text:p>12.8482</text:p>
              </table:table-cell>
              <table:table-cell office:value-type="float" office:value="12.6215">
                <text:p>12.6215</text:p>
              </table:table-cell>
              <table:table-cell office:value-type="float" office:value="25.1721">
                <text:p>25.1721</text:p>
              </table:table-cell>
              <table:table-cell office:value-type="float" office:value="45.7927">
                <text:p>45.7927</text:p>
              </table:table-cell>
              <table:table-cell office:value-type="float" office:value="45.6294">
                <text:p>45.62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30645">
                <text:p>6.30645</text:p>
              </table:table-cell>
              <table:table-cell office:value-type="float" office:value="12.4949">
                <text:p>12.4949</text:p>
              </table:table-cell>
              <table:table-cell office:value-type="float" office:value="13.1248">
                <text:p>13.1248</text:p>
              </table:table-cell>
              <table:table-cell office:value-type="float" office:value="24.8373">
                <text:p>24.8373</text:p>
              </table:table-cell>
              <table:table-cell office:value-type="float" office:value="47.9176">
                <text:p>47.9176</text:p>
              </table:table-cell>
              <table:table-cell office:value-type="float" office:value="49.9675">
                <text:p>49.96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7935">
                <text:p>6.17935</text:p>
              </table:table-cell>
              <table:table-cell office:value-type="float" office:value="11.5977">
                <text:p>11.5977</text:p>
              </table:table-cell>
              <table:table-cell office:value-type="float" office:value="12.6835">
                <text:p>12.6835</text:p>
              </table:table-cell>
              <table:table-cell office:value-type="float" office:value="21.3801">
                <text:p>21.3801</text:p>
              </table:table-cell>
              <table:table-cell office:value-type="float" office:value="45.8473">
                <text:p>45.8473</text:p>
              </table:table-cell>
              <table:table-cell office:value-type="float" office:value="45.501">
                <text:p>45.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0481">
                <text:p>6.20481</text:p>
              </table:table-cell>
              <table:table-cell office:value-type="float" office:value="11.8491">
                <text:p>11.8491</text:p>
              </table:table-cell>
              <table:table-cell office:value-type="float" office:value="13.6388">
                <text:p>13.6388</text:p>
              </table:table-cell>
              <table:table-cell office:value-type="float" office:value="23.7495">
                <text:p>23.7495</text:p>
              </table:table-cell>
              <table:table-cell office:value-type="float" office:value="53.3472">
                <text:p>53.3472</text:p>
              </table:table-cell>
              <table:table-cell office:value-type="float" office:value="52.9747">
                <text:p>52.97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907">
                <text:p>6.2907</text:p>
              </table:table-cell>
              <table:table-cell office:value-type="float" office:value="12.289">
                <text:p>12.289</text:p>
              </table:table-cell>
              <table:table-cell office:value-type="float" office:value="13.3623">
                <text:p>13.3623</text:p>
              </table:table-cell>
              <table:table-cell office:value-type="float" office:value="24.6955">
                <text:p>24.6955</text:p>
              </table:table-cell>
              <table:table-cell office:value-type="float" office:value="48.8588">
                <text:p>48.8588</text:p>
              </table:table-cell>
              <table:table-cell office:value-type="float" office:value="48.5922">
                <text:p>48.59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7163">
                <text:p>6.07163</text:p>
              </table:table-cell>
              <table:table-cell office:value-type="float" office:value="12.9011">
                <text:p>12.9011</text:p>
              </table:table-cell>
              <table:table-cell office:value-type="float" office:value="11.6102">
                <text:p>11.6102</text:p>
              </table:table-cell>
              <table:table-cell office:value-type="float" office:value="23.9972">
                <text:p>23.9972</text:p>
              </table:table-cell>
              <table:table-cell office:value-type="float" office:value="39.1487">
                <text:p>39.1487</text:p>
              </table:table-cell>
              <table:table-cell office:value-type="float" office:value="39.1487">
                <text:p>39.1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5025">
                <text:p>6.25025</text:p>
              </table:table-cell>
              <table:table-cell office:value-type="float" office:value="12.2069">
                <text:p>12.2069</text:p>
              </table:table-cell>
              <table:table-cell office:value-type="float" office:value="14.117">
                <text:p>14.117</text:p>
              </table:table-cell>
              <table:table-cell office:value-type="float" office:value="26.5136">
                <text:p>26.5136</text:p>
              </table:table-cell>
              <table:table-cell office:value-type="float" office:value="57.5604">
                <text:p>57.5604</text:p>
              </table:table-cell>
              <table:table-cell office:value-type="float" office:value="57.3402">
                <text:p>57.3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1133">
                <text:p>6.21133</text:p>
              </table:table-cell>
              <table:table-cell office:value-type="float" office:value="11.7918">
                <text:p>11.7918</text:p>
              </table:table-cell>
              <table:table-cell office:value-type="float" office:value="14.0524">
                <text:p>14.0524</text:p>
              </table:table-cell>
              <table:table-cell office:value-type="float" office:value="25.2787">
                <text:p>25.2787</text:p>
              </table:table-cell>
              <table:table-cell office:value-type="float" office:value="56.7732">
                <text:p>56.7732</text:p>
              </table:table-cell>
              <table:table-cell office:value-type="float" office:value="56.6319">
                <text:p>56.63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7118">
                <text:p>6.27118</text:p>
              </table:table-cell>
              <table:table-cell office:value-type="float" office:value="12.2167">
                <text:p>12.2167</text:p>
              </table:table-cell>
              <table:table-cell office:value-type="float" office:value="13.5003">
                <text:p>13.5003</text:p>
              </table:table-cell>
              <table:table-cell office:value-type="float" office:value="25.0653">
                <text:p>25.0653</text:p>
              </table:table-cell>
              <table:table-cell office:value-type="float" office:value="49.7409">
                <text:p>49.7409</text:p>
              </table:table-cell>
              <table:table-cell office:value-type="float" office:value="49.3137">
                <text:p>49.3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7733">
                <text:p>6.27733</text:p>
              </table:table-cell>
              <table:table-cell office:value-type="float" office:value="12.1654">
                <text:p>12.1654</text:p>
              </table:table-cell>
              <table:table-cell office:value-type="float" office:value="13.5429">
                <text:p>13.5429</text:p>
              </table:table-cell>
              <table:table-cell office:value-type="float" office:value="25.0776">
                <text:p>25.0776</text:p>
              </table:table-cell>
              <table:table-cell office:value-type="float" office:value="49.4766">
                <text:p>49.4766</text:p>
              </table:table-cell>
              <table:table-cell office:value-type="float" office:value="56.2844">
                <text:p>56.28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8195">
                <text:p>6.28195</text:p>
              </table:table-cell>
              <table:table-cell office:value-type="float" office:value="12.1107">
                <text:p>12.1107</text:p>
              </table:table-cell>
              <table:table-cell office:value-type="float" office:value="13.5659">
                <text:p>13.5659</text:p>
              </table:table-cell>
              <table:table-cell office:value-type="float" office:value="25.0868">
                <text:p>25.0868</text:p>
              </table:table-cell>
              <table:table-cell office:value-type="float" office:value="49.5324">
                <text:p>49.5324</text:p>
              </table:table-cell>
              <table:table-cell office:value-type="float" office:value="51.9314">
                <text:p>51.9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8221">
                <text:p>6.28221</text:p>
              </table:table-cell>
              <table:table-cell office:value-type="float" office:value="12.1126">
                <text:p>12.1126</text:p>
              </table:table-cell>
              <table:table-cell office:value-type="float" office:value="13.5758">
                <text:p>13.5758</text:p>
              </table:table-cell>
              <table:table-cell office:value-type="float" office:value="25.2289">
                <text:p>25.2289</text:p>
              </table:table-cell>
              <table:table-cell office:value-type="float" office:value="49.5005">
                <text:p>49.5005</text:p>
              </table:table-cell>
              <table:table-cell office:value-type="float" office:value="68.6021">
                <text:p>68.6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8247">
                <text:p>6.28247</text:p>
              </table:table-cell>
              <table:table-cell office:value-type="float" office:value="12.1136">
                <text:p>12.1136</text:p>
              </table:table-cell>
              <table:table-cell office:value-type="float" office:value="13.6019">
                <text:p>13.6019</text:p>
              </table:table-cell>
              <table:table-cell office:value-type="float" office:value="25.2206">
                <text:p>25.2206</text:p>
              </table:table-cell>
              <table:table-cell office:value-type="float" office:value="49.0148">
                <text:p>49.0148</text:p>
              </table:table-cell>
              <table:table-cell office:value-type="float" office:value="87.0008">
                <text:p>87.0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8272">
                <text:p>6.28272</text:p>
              </table:table-cell>
              <table:table-cell office:value-type="float" office:value="12.1164">
                <text:p>12.1164</text:p>
              </table:table-cell>
              <table:table-cell office:value-type="float" office:value="13.5695">
                <text:p>13.5695</text:p>
              </table:table-cell>
              <table:table-cell office:value-type="float" office:value="25.498">
                <text:p>25.498</text:p>
              </table:table-cell>
              <table:table-cell office:value-type="float" office:value="49.1127">
                <text:p>49.1127</text:p>
              </table:table-cell>
              <table:table-cell office:value-type="float" office:value="97.8812">
                <text:p>97.8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8247">
                <text:p>6.28247</text:p>
              </table:table-cell>
              <table:table-cell office:value-type="float" office:value="12.1155">
                <text:p>12.1155</text:p>
              </table:table-cell>
              <table:table-cell office:value-type="float" office:value="13.5193">
                <text:p>13.5193</text:p>
              </table:table-cell>
              <table:table-cell office:value-type="float" office:value="25.3027">
                <text:p>25.3027</text:p>
              </table:table-cell>
              <table:table-cell office:value-type="float" office:value="49.3891">
                <text:p>49.3891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8169">
                <text:p>6.28169</text:p>
              </table:table-cell>
              <table:table-cell office:value-type="float" office:value="12.1155">
                <text:p>12.1155</text:p>
              </table:table-cell>
              <table:table-cell office:value-type="float" office:value="13.528">
                <text:p>13.528</text:p>
              </table:table-cell>
              <table:table-cell office:value-type="float" office:value="25.1876">
                <text:p>25.1876</text:p>
              </table:table-cell>
              <table:table-cell office:value-type="float" office:value="49.4248">
                <text:p>49.4248</text:p>
              </table:table-cell>
              <table:table-cell office:value-type="float" office:value="111.405">
                <text:p>111.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8118">
                <text:p>6.28118</text:p>
              </table:table-cell>
              <table:table-cell office:value-type="float" office:value="12.1126">
                <text:p>12.1126</text:p>
              </table:table-cell>
              <table:table-cell office:value-type="float" office:value="13.4891">
                <text:p>13.4891</text:p>
              </table:table-cell>
              <table:table-cell office:value-type="float" office:value="25.169">
                <text:p>25.169</text:p>
              </table:table-cell>
              <table:table-cell office:value-type="float" office:value="49.05">
                <text:p>49.05</text:p>
              </table:table-cell>
              <table:table-cell office:value-type="float" office:value="117.319">
                <text:p>117.3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8092">
                <text:p>6.28092</text:p>
              </table:table-cell>
              <table:table-cell office:value-type="float" office:value="12.1126">
                <text:p>12.1126</text:p>
              </table:table-cell>
              <table:table-cell office:value-type="float" office:value="13.4266">
                <text:p>13.4266</text:p>
              </table:table-cell>
              <table:table-cell office:value-type="float" office:value="25.2362">
                <text:p>25.2362</text:p>
              </table:table-cell>
              <table:table-cell office:value-type="float" office:value="49.2702">
                <text:p>49.2702</text:p>
              </table:table-cell>
              <table:table-cell office:value-type="float" office:value="113.567">
                <text:p>113.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8118">
                <text:p>6.28118</text:p>
              </table:table-cell>
              <table:table-cell office:value-type="float" office:value="12.1126">
                <text:p>12.1126</text:p>
              </table:table-cell>
              <table:table-cell office:value-type="float" office:value="13.5722">
                <text:p>13.5722</text:p>
              </table:table-cell>
              <table:table-cell office:value-type="float" office:value="25.1042">
                <text:p>25.1042</text:p>
              </table:table-cell>
              <table:table-cell office:value-type="float" office:value="48.7155">
                <text:p>48.7155</text:p>
              </table:table-cell>
              <table:table-cell office:value-type="float" office:value="117.679">
                <text:p>117.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8118">
                <text:p>6.28118</text:p>
              </table:table-cell>
              <table:table-cell office:value-type="float" office:value="12.1136">
                <text:p>12.1136</text:p>
              </table:table-cell>
              <table:table-cell office:value-type="float" office:value="13.5677">
                <text:p>13.5677</text:p>
              </table:table-cell>
              <table:table-cell office:value-type="float" office:value="25.2808">
                <text:p>25.2808</text:p>
              </table:table-cell>
              <table:table-cell office:value-type="float" office:value="48.8317">
                <text:p>48.8317</text:p>
              </table:table-cell>
              <table:table-cell office:value-type="float" office:value="111.345">
                <text:p>111.3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8118">
                <text:p>6.28118</text:p>
              </table:table-cell>
              <table:table-cell office:value-type="float" office:value="12.1136">
                <text:p>12.1136</text:p>
              </table:table-cell>
              <table:table-cell office:value-type="float" office:value="13.574">
                <text:p>13.574</text:p>
              </table:table-cell>
              <table:table-cell office:value-type="float" office:value="25.1576">
                <text:p>25.1576</text:p>
              </table:table-cell>
              <table:table-cell office:value-type="float" office:value="48.8006">
                <text:p>48.8006</text:p>
              </table:table-cell>
              <table:table-cell office:value-type="float" office:value="116.54">
                <text:p>116.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8118">
                <text:p>6.28118</text:p>
              </table:table-cell>
              <table:table-cell office:value-type="float" office:value="12.1145">
                <text:p>12.1145</text:p>
              </table:table-cell>
              <table:table-cell office:value-type="float" office:value="13.6022">
                <text:p>13.6022</text:p>
              </table:table-cell>
              <table:table-cell office:value-type="float" office:value="25.0438">
                <text:p>25.0438</text:p>
              </table:table-cell>
              <table:table-cell office:value-type="float" office:value="49.0382">
                <text:p>49.0382</text:p>
              </table:table-cell>
              <table:table-cell office:value-type="float" office:value="118.29">
                <text:p>118.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8092">
                <text:p>6.28092</text:p>
              </table:table-cell>
              <table:table-cell office:value-type="float" office:value="12.1126">
                <text:p>12.1126</text:p>
              </table:table-cell>
              <table:table-cell office:value-type="float" office:value="13.5857">
                <text:p>13.5857</text:p>
              </table:table-cell>
              <table:table-cell office:value-type="float" office:value="25.3183">
                <text:p>25.3183</text:p>
              </table:table-cell>
              <table:table-cell office:value-type="float" office:value="49.3415">
                <text:p>49.3415</text:p>
              </table:table-cell>
              <table:table-cell office:value-type="float" office:value="118.496">
                <text:p>118.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8067">
                <text:p>6.28067</text:p>
              </table:table-cell>
              <table:table-cell office:value-type="float" office:value="12.1126">
                <text:p>12.1126</text:p>
              </table:table-cell>
              <table:table-cell office:value-type="float" office:value="13.6479">
                <text:p>13.6479</text:p>
              </table:table-cell>
              <table:table-cell office:value-type="float" office:value="25.1432">
                <text:p>25.1432</text:p>
              </table:table-cell>
              <table:table-cell office:value-type="float" office:value="49.0148">
                <text:p>49.0148</text:p>
              </table:table-cell>
              <table:table-cell office:value-type="float" office:value="123.672">
                <text:p>123.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12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File size</text:p>
        </chart:title>
        <chart:subtitle svg:x="6.091cm" svg:y="1.275cm" chart:style-name="ch3">
          <text:p>Simulated Depth data</text:p>
        </chart:subtitle>
        <chart:legend chart:legend-position="end" svg:x="10.879cm" svg:y="2.707cm" style:legend-expansion="high" chart:style-name="ch4"/>
        <chart:plot-area chart:style-name="ch5" table:cell-range-address="Sheet1.CQ50:Sheet1.CR57" chart:data-source-has-labels="both" svg:x="1.331cm" svg:y="2.138cm" svg:width="9.228cm" svg:height="6.682cm">
          <chartooo:coordinate-region svg:x="2.138cm" svg:y="2.337cm" svg:width="8.421cm" svg:height="5.836cm"/>
          <chart:axis chart:dimension="x" chart:name="primary-x" chart:style-name="ch6" chartooo:axis-type="auto">
            <chartooo:date-scale/>
            <chart:categories table:cell-range-address="Sheet1.CR50:Sheet1.CR50"/>
          </chart:axis>
          <chart:axis chart:dimension="y" chart:name="primary-y" chart:style-name="ch7">
            <chart:title svg:x="0.451cm" svg:y="5.774cm" chart:style-name="ch8">
              <text:p>MB</text:p>
            </chart:title>
            <chart:grid chart:style-name="ch9" chart:class="major"/>
          </chart:axis>
          <chart:series chart:style-name="ch10" chart:values-cell-range-address="Sheet1.CR51:Sheet1.CR51" chart:label-cell-address="Sheet1.CQ51:Sheet1.CQ51" chart:class="chart:bar">
            <chart:data-point/>
          </chart:series>
          <chart:series chart:style-name="ch11" chart:values-cell-range-address="Sheet1.CR52:Sheet1.CR52" chart:label-cell-address="Sheet1.CQ52:Sheet1.CQ52" chart:class="chart:bar">
            <chart:data-point/>
          </chart:series>
          <chart:series chart:style-name="ch12" chart:values-cell-range-address="Sheet1.CR53:Sheet1.CR53" chart:label-cell-address="Sheet1.CQ53:Sheet1.CQ53" chart:class="chart:bar">
            <chart:data-point/>
          </chart:series>
          <chart:series chart:style-name="ch13" chart:values-cell-range-address="Sheet1.CR54:Sheet1.CR54" chart:label-cell-address="Sheet1.CQ54:Sheet1.CQ54" chart:class="chart:bar">
            <chart:data-point/>
          </chart:series>
          <chart:series chart:style-name="ch14" chart:values-cell-range-address="Sheet1.CR55:Sheet1.CR55" chart:label-cell-address="Sheet1.CQ55:Sheet1.CQ55" chart:class="chart:bar">
            <chart:data-point/>
          </chart:series>
          <chart:series chart:style-name="ch15" chart:values-cell-range-address="Sheet1.CR56:Sheet1.CR56" chart:label-cell-address="Sheet1.CQ56:Sheet1.CQ56" chart:class="chart:bar">
            <chart:data-point/>
          </chart:series>
          <chart:series chart:style-name="ch16" chart:values-cell-range-address="Sheet1.CR57:Sheet1.CR57" chart:label-cell-address="Sheet1.CQ57:Sheet1.CQ5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 Size MB</text:p>
                <draw:g>
                  <svg:desc>Sheet1.CR50:Sheet1.CR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CQ51:Sheet1.CQ51</svg:desc>
                </draw:g>
              </table:table-cell>
              <table:table-cell office:value-type="float" office:value="116.6015625">
                <text:p>116.6015625</text:p>
                <draw:g>
                  <svg:desc>Sheet1.CR51:Sheet1.CR51</svg:desc>
                </draw:g>
              </table:table-cell>
            </table:table-row>
            <table:table-row>
              <table:table-cell office:value-type="string">
                <text:p>RVL</text:p>
                <draw:g>
                  <svg:desc>Sheet1.CQ52:Sheet1.CQ52</svg:desc>
                </draw:g>
              </table:table-cell>
              <table:table-cell office:value-type="float" office:value="19.4">
                <text:p>19.4</text:p>
                <draw:g>
                  <svg:desc>Sheet1.CR52:Sheet1.CR52</svg:desc>
                </draw:g>
              </table:table-cell>
            </table:table-row>
            <table:table-row>
              <table:table-cell office:value-type="string">
                <text:p>RVL_QUANTIZE</text:p>
                <draw:g>
                  <svg:desc>Sheet1.CQ53:Sheet1.CQ53</svg:desc>
                </draw:g>
              </table:table-cell>
              <table:table-cell office:value-type="float" office:value="11.61">
                <text:p>11.61</text:p>
                <draw:g>
                  <svg:desc>Sheet1.CR53:Sheet1.CR53</svg:desc>
                </draw:g>
              </table:table-cell>
            </table:table-row>
            <table:table-row>
              <table:table-cell office:value-type="string">
                <text:p>RVL_ZSTD</text:p>
                <draw:g>
                  <svg:desc>Sheet1.CQ54:Sheet1.CQ54</svg:desc>
                </draw:g>
              </table:table-cell>
              <table:table-cell office:value-type="float" office:value="7.92">
                <text:p>7.92</text:p>
                <draw:g>
                  <svg:desc>Sheet1.CR54:Sheet1.CR54</svg:desc>
                </draw:g>
              </table:table-cell>
            </table:table-row>
            <table:table-row>
              <table:table-cell office:value-type="string">
                <text:p>RVL_QUANTIZE_ZSTD</text:p>
                <draw:g>
                  <svg:desc>Sheet1.CQ55:Sheet1.CQ55</svg:desc>
                </draw:g>
              </table:table-cell>
              <table:table-cell office:value-type="float" office:value="5.12">
                <text:p>5.12</text:p>
                <draw:g>
                  <svg:desc>Sheet1.CR55:Sheet1.CR55</svg:desc>
                </draw:g>
              </table:table-cell>
            </table:table-row>
            <table:table-row>
              <table:table-cell office:value-type="string">
                <text:p>ZDEPTH_KEY_FRAME</text:p>
                <draw:g>
                  <svg:desc>Sheet1.CQ56:Sheet1.CQ56</svg:desc>
                </draw:g>
              </table:table-cell>
              <table:table-cell office:value-type="float" office:value="2.86">
                <text:p>2.86</text:p>
                <draw:g>
                  <svg:desc>Sheet1.CR56:Sheet1.CR56</svg:desc>
                </draw:g>
              </table:table-cell>
            </table:table-row>
            <table:table-row>
              <table:table-cell office:value-type="string">
                <text:p>ZDEPTH_NO_KEY_FRAME</text:p>
                <draw:g>
                  <svg:desc>Sheet1.CQ57:Sheet1.CQ57</svg:desc>
                </draw:g>
              </table:table-cell>
              <table:table-cell office:value-type="float" office:value="2.39">
                <text:p>2.39</text:p>
                <draw:g>
                  <svg:desc>Sheet1.CR57:Sheet1.CR5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Compression ratio</text:p>
        </chart:title>
        <chart:subtitle svg:x="6.131cm" svg:y="1.275cm" chart:style-name="ch3">
          <text:p>Simulated depth data</text:p>
        </chart:subtitle>
        <chart:legend chart:legend-position="end" svg:x="10.879cm" svg:y="2.707cm" style:legend-expansion="high" chart:style-name="ch4"/>
        <chart:plot-area chart:style-name="ch5" table:cell-range-address="Sheet1.CS50:Sheet1.CS57 Sheet1.CQ51:Sheet1.CQ57" chart:data-source-has-labels="both" svg:x="0.32cm" svg:y="2.138cm" svg:width="10.239cm" svg:height="6.682cm">
          <chartooo:coordinate-region svg:x="1.418cm" svg:y="2.338cm" svg:width="9.141cm" svg:height="5.835cm"/>
          <chart:axis chart:dimension="x" chart:name="primary-x" chart:style-name="ch6" chartooo:axis-type="auto">
            <chartooo:date-scale/>
            <chart:categories table:cell-range-address="Sheet1.CS50:Sheet1.CS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S51:Sheet1.CS51" chart:label-cell-address="Sheet1.CQ51:Sheet1.CQ51" chart:class="chart:bar">
            <chart:data-point/>
          </chart:series>
          <chart:series chart:style-name="ch10" chart:values-cell-range-address="Sheet1.CS52:Sheet1.CS52" chart:label-cell-address="Sheet1.CQ52:Sheet1.CQ52" chart:class="chart:bar">
            <chart:data-point/>
          </chart:series>
          <chart:series chart:style-name="ch11" chart:values-cell-range-address="Sheet1.CS53:Sheet1.CS53" chart:label-cell-address="Sheet1.CQ53:Sheet1.CQ53" chart:class="chart:bar">
            <chart:data-point/>
          </chart:series>
          <chart:series chart:style-name="ch12" chart:values-cell-range-address="Sheet1.CS54:Sheet1.CS54" chart:label-cell-address="Sheet1.CQ54:Sheet1.CQ54" chart:class="chart:bar">
            <chart:data-point/>
          </chart:series>
          <chart:series chart:style-name="ch13" chart:values-cell-range-address="Sheet1.CS55:Sheet1.CS55" chart:label-cell-address="Sheet1.CQ55:Sheet1.CQ55" chart:class="chart:bar">
            <chart:data-point/>
          </chart:series>
          <chart:series chart:style-name="ch14" chart:values-cell-range-address="Sheet1.CS56:Sheet1.CS56" chart:label-cell-address="Sheet1.CQ56:Sheet1.CQ56" chart:class="chart:bar">
            <chart:data-point/>
          </chart:series>
          <chart:series chart:style-name="ch15" chart:values-cell-range-address="Sheet1.CS57:Sheet1.CS57" chart:label-cell-address="Sheet1.CQ57:Sheet1.CQ57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atio</text:p>
                <draw:g>
                  <svg:desc>Sheet1.CS50:Sheet1.CS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CQ51:Sheet1.CQ51</svg:desc>
                </draw:g>
              </table:table-cell>
              <table:table-cell office:value-type="float" office:value="1">
                <text:p>1</text:p>
                <draw:g>
                  <svg:desc>Sheet1.CS51:Sheet1.CS51</svg:desc>
                </draw:g>
              </table:table-cell>
            </table:table-row>
            <table:table-row>
              <table:table-cell office:value-type="string">
                <text:p>RVL</text:p>
                <draw:g>
                  <svg:desc>Sheet1.CQ52:Sheet1.CQ52</svg:desc>
                </draw:g>
              </table:table-cell>
              <table:table-cell office:value-type="float" office:value="6.0188008040201">
                <text:p>6.0188008040201</text:p>
                <draw:g>
                  <svg:desc>Sheet1.CS52:Sheet1.CS52</svg:desc>
                </draw:g>
              </table:table-cell>
            </table:table-row>
            <table:table-row>
              <table:table-cell office:value-type="string">
                <text:p>RVL_QUANTIZE</text:p>
                <draw:g>
                  <svg:desc>Sheet1.CQ53:Sheet1.CQ53</svg:desc>
                </draw:g>
              </table:table-cell>
              <table:table-cell office:value-type="float" office:value="10.3">
                <text:p>10.3</text:p>
                <draw:g>
                  <svg:desc>Sheet1.CS53:Sheet1.CS53</svg:desc>
                </draw:g>
              </table:table-cell>
            </table:table-row>
            <table:table-row>
              <table:table-cell office:value-type="string">
                <text:p>RVL_ZSTD</text:p>
                <draw:g>
                  <svg:desc>Sheet1.CQ54:Sheet1.CQ54</svg:desc>
                </draw:g>
              </table:table-cell>
              <table:table-cell office:value-type="float" office:value="16.2">
                <text:p>16.2</text:p>
                <draw:g>
                  <svg:desc>Sheet1.CS54:Sheet1.CS54</svg:desc>
                </draw:g>
              </table:table-cell>
            </table:table-row>
            <table:table-row>
              <table:table-cell office:value-type="string">
                <text:p>RVL_QUANTIZE_ZSTD</text:p>
                <draw:g>
                  <svg:desc>Sheet1.CQ55:Sheet1.CQ55</svg:desc>
                </draw:g>
              </table:table-cell>
              <table:table-cell office:value-type="float" office:value="24.37">
                <text:p>24.37</text:p>
                <draw:g>
                  <svg:desc>Sheet1.CS55:Sheet1.CS55</svg:desc>
                </draw:g>
              </table:table-cell>
            </table:table-row>
            <table:table-row>
              <table:table-cell office:value-type="string">
                <text:p>ZDEPTH_KEY_FRAME</text:p>
                <draw:g>
                  <svg:desc>Sheet1.CQ56:Sheet1.CQ56</svg:desc>
                </draw:g>
              </table:table-cell>
              <table:table-cell office:value-type="float" office:value="43.41">
                <text:p>43.41</text:p>
                <draw:g>
                  <svg:desc>Sheet1.CS56:Sheet1.CS56</svg:desc>
                </draw:g>
              </table:table-cell>
            </table:table-row>
            <table:table-row>
              <table:table-cell office:value-type="string">
                <text:p>ZDEPTH_NO_KEY_FRAME</text:p>
                <draw:g>
                  <svg:desc>Sheet1.CQ57:Sheet1.CQ57</svg:desc>
                </draw:g>
              </table:table-cell>
              <table:table-cell office:value-type="float" office:value="65.6233542713567">
                <text:p>65.6233542713567</text:p>
                <draw:g>
                  <svg:desc>Sheet1.CS57:Sheet1.CS5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Comp / Decomp time</text:p>
        </chart:title>
        <chart:subtitle svg:x="5.84cm" svg:y="1.275cm" chart:style-name="ch3">
          <text:p>On simulated depth data</text:p>
        </chart:subtitle>
        <chart:legend chart:legend-position="end" svg:x="10.879cm" svg:y="2.707cm" style:legend-expansion="high" chart:style-name="ch4"/>
        <chart:plot-area chart:style-name="ch5" table:cell-range-address="Sheet1.CT50:Sheet1.CT57 Sheet1.CQ51:Sheet1.CQ57" chart:data-source-has-labels="both" svg:x="1.331cm" svg:y="2.138cm" svg:width="9.228cm" svg:height="6.682cm">
          <chartooo:coordinate-region svg:x="2.243cm" svg:y="2.337cm" svg:width="8.316cm" svg:height="5.836cm"/>
          <chart:axis chart:dimension="x" chart:name="primary-x" chart:style-name="ch6" chartooo:axis-type="auto">
            <chartooo:date-scale/>
            <chart:categories table:cell-range-address="Sheet1.CT50:Sheet1.CT50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Sheet1.CT51:Sheet1.CT51" chart:label-cell-address="Sheet1.CQ51:Sheet1.CQ51" chart:class="chart:bar">
            <chart:data-point/>
          </chart:series>
          <chart:series chart:style-name="ch11" chart:values-cell-range-address="Sheet1.CT52:Sheet1.CT52" chart:label-cell-address="Sheet1.CQ52:Sheet1.CQ52" chart:class="chart:bar">
            <chart:data-point/>
          </chart:series>
          <chart:series chart:style-name="ch12" chart:values-cell-range-address="Sheet1.CT53:Sheet1.CT53" chart:label-cell-address="Sheet1.CQ53:Sheet1.CQ53" chart:class="chart:bar">
            <chart:data-point/>
          </chart:series>
          <chart:series chart:style-name="ch13" chart:values-cell-range-address="Sheet1.CT54:Sheet1.CT54" chart:label-cell-address="Sheet1.CQ54:Sheet1.CQ54" chart:class="chart:bar">
            <chart:data-point/>
          </chart:series>
          <chart:series chart:style-name="ch14" chart:values-cell-range-address="Sheet1.CT55:Sheet1.CT55" chart:label-cell-address="Sheet1.CQ55:Sheet1.CQ55" chart:class="chart:bar">
            <chart:data-point/>
          </chart:series>
          <chart:series chart:style-name="ch15" chart:values-cell-range-address="Sheet1.CT56:Sheet1.CT56" chart:label-cell-address="Sheet1.CQ56:Sheet1.CQ56" chart:class="chart:bar">
            <chart:data-point/>
          </chart:series>
          <chart:series chart:style-name="ch16" chart:values-cell-range-address="Sheet1.CT57:Sheet1.CT57" chart:label-cell-address="Sheet1.CQ57:Sheet1.CQ5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D time</text:p>
                <draw:g>
                  <svg:desc>Sheet1.CT50:Sheet1.CT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CQ51:Sheet1.CQ51</svg:desc>
                </draw:g>
              </table:table-cell>
              <table:table-cell office:value-type="float" office:value="0">
                <text:p>0</text:p>
                <draw:g>
                  <svg:desc>Sheet1.CT51:Sheet1.CT51</svg:desc>
                </draw:g>
              </table:table-cell>
            </table:table-row>
            <table:table-row>
              <table:table-cell office:value-type="string">
                <text:p>RVL</text:p>
                <draw:g>
                  <svg:desc>Sheet1.CQ52:Sheet1.CQ52</svg:desc>
                </draw:g>
              </table:table-cell>
              <table:table-cell office:value-type="float" office:value="1.28">
                <text:p>1.28</text:p>
                <draw:g>
                  <svg:desc>Sheet1.CT52:Sheet1.CT52</svg:desc>
                </draw:g>
              </table:table-cell>
            </table:table-row>
            <table:table-row>
              <table:table-cell office:value-type="string">
                <text:p>RVL_QUANTIZE</text:p>
                <draw:g>
                  <svg:desc>Sheet1.CQ53:Sheet1.CQ53</svg:desc>
                </draw:g>
              </table:table-cell>
              <table:table-cell office:value-type="float" office:value="2.38">
                <text:p>2.38</text:p>
                <draw:g>
                  <svg:desc>Sheet1.CT53:Sheet1.CT53</svg:desc>
                </draw:g>
              </table:table-cell>
            </table:table-row>
            <table:table-row>
              <table:table-cell office:value-type="string">
                <text:p>RVL_ZSTD</text:p>
                <draw:g>
                  <svg:desc>Sheet1.CQ54:Sheet1.CQ54</svg:desc>
                </draw:g>
              </table:table-cell>
              <table:table-cell office:value-type="float" office:value="2.21">
                <text:p>2.21</text:p>
                <draw:g>
                  <svg:desc>Sheet1.CT54:Sheet1.CT54</svg:desc>
                </draw:g>
              </table:table-cell>
            </table:table-row>
            <table:table-row>
              <table:table-cell office:value-type="string">
                <text:p>RVL_QUANTIZE_ZSTD</text:p>
                <draw:g>
                  <svg:desc>Sheet1.CQ55:Sheet1.CQ55</svg:desc>
                </draw:g>
              </table:table-cell>
              <table:table-cell office:value-type="float" office:value="2.96">
                <text:p>2.96</text:p>
                <draw:g>
                  <svg:desc>Sheet1.CT55:Sheet1.CT55</svg:desc>
                </draw:g>
              </table:table-cell>
            </table:table-row>
            <table:table-row>
              <table:table-cell office:value-type="string">
                <text:p>ZDEPTH_KEY_FRAME</text:p>
                <draw:g>
                  <svg:desc>Sheet1.CQ56:Sheet1.CQ56</svg:desc>
                </draw:g>
              </table:table-cell>
              <table:table-cell office:value-type="float" office:value="3.5">
                <text:p>3.5</text:p>
                <draw:g>
                  <svg:desc>Sheet1.CT56:Sheet1.CT56</svg:desc>
                </draw:g>
              </table:table-cell>
            </table:table-row>
            <table:table-row>
              <table:table-cell office:value-type="string">
                <text:p>ZDEPTH_NO_KEY_FRAME</text:p>
                <draw:g>
                  <svg:desc>Sheet1.CQ57:Sheet1.CQ57</svg:desc>
                </draw:g>
              </table:table-cell>
              <table:table-cell office:value-type="float" office:value="3.55214070351759">
                <text:p>3.55214070351759</text:p>
                <draw:g>
                  <svg:desc>Sheet1.CT57:Sheet1.CT5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253cm" svg:height="9cm" xlink:href=".." xlink:type="simple" chart:class="chart:bar" chart:style-name="ch1">
        <chart:title svg:x="2.154cm" svg:y="0.316cm" chart:style-name="ch2">
          <text:p>Performances</text:p>
        </chart:title>
        <chart:subtitle svg:x="1.466cm" svg:y="1.275cm" chart:style-name="ch3">
          <text:p>On simulated depth data</text:p>
        </chart:subtitle>
        <chart:plot-area chart:style-name="ch4" table:cell-range-address="Sheet1.CU50:Sheet1.CU57 Sheet1.CQ51:Sheet1.CQ57" chart:data-source-has-labels="both" svg:x="0.145cm" svg:y="2.138cm" svg:width="6.963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145cm" svg:y="2.151cm" svg:width="6.963cm" svg:height="6.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CU50:Sheet1.CU50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Sheet1.CU51:Sheet1.CU51" chart:label-cell-address="Sheet1.CQ51:Sheet1.CQ51" chart:class="chart:bar">
            <chart:data-point/>
          </chart:series>
          <chart:series chart:style-name="ch9" chart:values-cell-range-address="Sheet1.CU52:Sheet1.CU52" chart:label-cell-address="Sheet1.CQ52:Sheet1.CQ52" chart:class="chart:bar">
            <chart:data-point/>
          </chart:series>
          <chart:series chart:style-name="ch10" chart:values-cell-range-address="Sheet1.CU53:Sheet1.CU53" chart:label-cell-address="Sheet1.CQ53:Sheet1.CQ53" chart:class="chart:bar">
            <chart:data-point/>
          </chart:series>
          <chart:series chart:style-name="ch11" chart:values-cell-range-address="Sheet1.CU54:Sheet1.CU54" chart:label-cell-address="Sheet1.CQ54:Sheet1.CQ54" chart:class="chart:bar">
            <chart:data-point/>
          </chart:series>
          <chart:series chart:style-name="ch12" chart:values-cell-range-address="Sheet1.CU55:Sheet1.CU55" chart:label-cell-address="Sheet1.CQ55:Sheet1.CQ55" chart:class="chart:bar">
            <chart:data-point/>
          </chart:series>
          <chart:series chart:style-name="ch13" chart:values-cell-range-address="Sheet1.CU56:Sheet1.CU56" chart:label-cell-address="Sheet1.CQ56:Sheet1.CQ56" chart:class="chart:bar">
            <chart:data-point/>
          </chart:series>
          <chart:series chart:style-name="ch14" chart:values-cell-range-address="Sheet1.CU57:Sheet1.CU57" chart:label-cell-address="Sheet1.CQ57:Sheet1.CQ5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  <draw:g>
                  <svg:desc>Sheet1.CU50:Sheet1.CU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CQ51:Sheet1.CQ51</svg:desc>
                </draw:g>
              </table:table-cell>
              <table:table-cell office:value-type="float" office:value="0">
                <text:p>0</text:p>
                <draw:g>
                  <svg:desc>Sheet1.CU51:Sheet1.CU51</svg:desc>
                </draw:g>
              </table:table-cell>
            </table:table-row>
            <table:table-row>
              <table:table-cell office:value-type="string">
                <text:p>RVL</text:p>
                <draw:g>
                  <svg:desc>Sheet1.CQ52:Sheet1.CQ52</svg:desc>
                </draw:g>
              </table:table-cell>
              <table:table-cell office:value-type="float" office:value="4.70218812814071">
                <text:p>4.70218812814071</text:p>
                <draw:g>
                  <svg:desc>Sheet1.CU52:Sheet1.CU52</svg:desc>
                </draw:g>
              </table:table-cell>
            </table:table-row>
            <table:table-row>
              <table:table-cell office:value-type="string">
                <text:p>RVL_QUANTIZE</text:p>
                <draw:g>
                  <svg:desc>Sheet1.CQ53:Sheet1.CQ53</svg:desc>
                </draw:g>
              </table:table-cell>
              <table:table-cell office:value-type="float" office:value="4.32773109243698">
                <text:p>4.32773109243698</text:p>
                <draw:g>
                  <svg:desc>Sheet1.CU53:Sheet1.CU53</svg:desc>
                </draw:g>
              </table:table-cell>
            </table:table-row>
            <table:table-row>
              <table:table-cell office:value-type="string">
                <text:p>RVL_ZSTD</text:p>
                <draw:g>
                  <svg:desc>Sheet1.CQ54:Sheet1.CQ54</svg:desc>
                </draw:g>
              </table:table-cell>
              <table:table-cell office:value-type="float" office:value="7.33031674208145">
                <text:p>7.33031674208145</text:p>
                <draw:g>
                  <svg:desc>Sheet1.CU54:Sheet1.CU54</svg:desc>
                </draw:g>
              </table:table-cell>
            </table:table-row>
            <table:table-row>
              <table:table-cell office:value-type="string">
                <text:p>RVL_QUANTIZE_ZSTD</text:p>
                <draw:g>
                  <svg:desc>Sheet1.CQ55:Sheet1.CQ55</svg:desc>
                </draw:g>
              </table:table-cell>
              <table:table-cell office:value-type="float" office:value="8.23310810810811">
                <text:p>8.23310810810811</text:p>
                <draw:g>
                  <svg:desc>Sheet1.CU55:Sheet1.CU55</svg:desc>
                </draw:g>
              </table:table-cell>
            </table:table-row>
            <table:table-row>
              <table:table-cell office:value-type="string">
                <text:p>ZDEPTH_KEY_FRAME</text:p>
                <draw:g>
                  <svg:desc>Sheet1.CQ56:Sheet1.CQ56</svg:desc>
                </draw:g>
              </table:table-cell>
              <table:table-cell office:value-type="float" office:value="12.4028571428571">
                <text:p>12.4028571428571</text:p>
                <draw:g>
                  <svg:desc>Sheet1.CU56:Sheet1.CU56</svg:desc>
                </draw:g>
              </table:table-cell>
            </table:table-row>
            <table:table-row>
              <table:table-cell office:value-type="string">
                <text:p>ZDEPTH_NO_KEY_FRAME</text:p>
                <draw:g>
                  <svg:desc>Sheet1.CQ57:Sheet1.CQ57</svg:desc>
                </draw:g>
              </table:table-cell>
              <table:table-cell office:value-type="float" office:value="18.474311619011">
                <text:p>18.474311619011</text:p>
                <draw:g>
                  <svg:desc>Sheet1.CU57:Sheet1.CU5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svg:stroke-color="#ed1c24" draw:fill-color="#ed1c24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svg:stroke-color="#fff200" draw:fill-color="#fff200"/>
    </style:style>
    <style:style style:name="ch13" style:family="chart">
      <style:chart-properties chart:solid-type="cuboid" chart:symbol-type="named-symbol" chart:symbol-name="square" chart:symbol-width="0.25cm" chart:symbol-height="0.25cm" chart:label-position="bottom"/>
      <style:graphic-properties svg:stroke-color="#72bf44" draw:fill-color="#72bf4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svg:stroke-color="#94070a" draw:fill-color="#94070a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svg:stroke-color="#59c5c7" draw:fill-color="#59c5c7"/>
    </style:style>
    <style:style style:name="ch16" style:family="chart">
      <style:chart-properties chart:solid-type="cuboid" chart:symbol-type="named-symbol" chart:symbol-name="square" chart:symbol-width="0.25cm" chart:symbol-height="0.25cm" chart:label-position="bottom"/>
      <style:graphic-properties svg:stroke-color="#006c3b" draw:fill-color="#006c3b"/>
    </style:style>
    <style:style style:name="ch17" style:family="chart">
      <style:graphic-properties draw:stroke="solid" svg:stroke-color="#b3b3b3" draw:fill="solid" draw:fill-color="#dddddd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2cm" svg:height="9.032cm" xlink:href=".." xlink:type="simple" chart:class="chart:scatter" chart:style-name="ch1">
        <chart:title svg:x="6.529cm" svg:y="0.316cm" chart:style-name="ch2">
          <text:p>Performances</text:p>
        </chart:title>
        <chart:subtitle svg:x="6.132cm" svg:y="1.275cm" chart:style-name="ch3">
          <text:p>Simulated depth data</text:p>
        </chart:subtitle>
        <chart:plot-area chart:style-name="ch4" table:cell-range-address="Sheet1.CQ52:Sheet1.CQ57 Sheet1.CS52:Sheet1.CT57 Sheet1.CT50:Sheet1.CT50" chart:data-source-has-labels="both" svg:x="1.33cm" svg:y="1.759cm" svg:width="12.573cm" svg:height="6.108cm">
          <chartooo:coordinate-region svg:x="2.242cm" svg:y="1.958cm" svg:width="11.474cm" svg:height="5.262cm"/>
          <chart:axis chart:dimension="x" chart:name="primary-x" chart:style-name="ch5" chartooo:axis-type="auto">
            <chart:title svg:x="6.236cm" svg:y="8.047cm" chart:style-name="ch6">
              <text:p>Compression ratio</text:p>
            </chart:title>
            <chart:categories table:cell-range-address="Sheet1.CQ52:Sheet1.CQ57"/>
          </chart:axis>
          <chart:axis chart:dimension="y" chart:name="primary-y" chart:style-name="ch7">
            <chart:title svg:x="0.45cm" svg:y="5.227cm" chart:style-name="ch8">
              <text:p>Time</text:p>
            </chart:title>
            <chart:grid chart:style-name="ch9" chart:class="major"/>
          </chart:axis>
          <chart:series chart:style-name="ch10" chart:values-cell-range-address="Sheet1.CT52:Sheet1.CT57" chart:label-cell-address="Sheet1.CT50:Sheet1.CT50" chart:class="chart:scatter">
            <chart:domain table:cell-range-address="Sheet1.CS52:Sheet1.CS57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S</text:p>
              </table:table-cell>
              <table:table-cell office:value-type="string">
                <text:p>C/D time</text:p>
                <draw:g>
                  <svg:desc>Sheet1.CT50:Sheet1.CT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VL</text:p>
                <draw:g>
                  <svg:desc>Sheet1.CQ52:Sheet1.CQ57</svg:desc>
                </draw:g>
              </table:table-cell>
              <table:table-cell office:value-type="float" office:value="6.0188008040201">
                <text:p>6.0188008040201</text:p>
                <draw:g>
                  <svg:desc>Sheet1.CS52:Sheet1.CS57</svg:desc>
                </draw:g>
              </table:table-cell>
              <table:table-cell office:value-type="float" office:value="1.28">
                <text:p>1.28</text:p>
                <draw:g>
                  <svg:desc>Sheet1.CT52:Sheet1.CT57</svg:desc>
                </draw:g>
              </table:table-cell>
            </table:table-row>
            <table:table-row>
              <table:table-cell office:value-type="string">
                <text:p>RVL_QUANTIZE</text:p>
              </table:table-cell>
              <table:table-cell office:value-type="float" office:value="10.3">
                <text:p>10.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RVL_ZSTD</text:p>
              </table:table-cell>
              <table:table-cell office:value-type="float" office:value="16.2">
                <text:p>16.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RVL_QUANTIZE_ZSTD</text:p>
              </table:table-cell>
              <table:table-cell office:value-type="float" office:value="24.37">
                <text:p>24.3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ZDEPTH_KEY_FRAME</text:p>
              </table:table-cell>
              <table:table-cell office:value-type="float" office:value="43.41">
                <text:p>43.4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ZDEPTH_NO_KEY_FRAME</text:p>
              </table:table-cell>
              <table:table-cell office:value-type="float" office:value="65.6233542713567">
                <text:p>65.6233542713567</text:p>
              </table:table-cell>
              <table:table-cell office:value-type="float" office:value="3.55214070351759">
                <text:p>3.552140703517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